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38"/>
    <style:style style:name="co1" style:family="table-column">
      <style:table-column-properties fo:break-before="auto" style:column-width="4.57729166666667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7.9375cm"/>
    </style:style>
    <style:style style:name="co5" style:family="table-column">
      <style:table-column-properties fo:break-before="auto" style:column-width="5.21229166666667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5.10645833333333cm"/>
    </style:style>
    <style:style style:name="co8" style:family="table-column">
      <style:table-column-properties fo:break-before="auto" style:column-width="4.23333333333333cm"/>
    </style:style>
    <style:style style:name="co9" style:family="table-column">
      <style:table-column-properties fo:break-before="auto" style:column-width="3.94229166666667cm"/>
    </style:style>
    <style:style style:name="co10" style:family="table-column">
      <style:table-column-properties fo:break-before="auto" style:column-width="4.89479166666667cm"/>
    </style:style>
    <style:style style:name="co11" style:family="table-column">
      <style:table-column-properties fo:break-before="auto" style:column-width="8.016875cm"/>
    </style:style>
    <style:style style:name="co12" style:family="table-column">
      <style:table-column-properties fo:break-before="auto" style:column-width="5.29166666666667cm"/>
    </style:style>
    <style:style style:name="co1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default-cell-style-name="ce4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3" table:default-cell-style-name="ce3"/>
        <table:table-column table:style-name="co3" table:default-cell-style-name="ce1"/>
        <table:table-column table:style-name="co13" table:number-columns-repeated="16365" table:default-cell-style-name="ce1"/>
        <table:table-row table:style-name="ro1">
          <table:table-cell office:value-type="string" table:style-name="ce1">
            <text:p>Nº do Processo</text:p>
          </table:table-cell>
          <table:table-cell office:value-type="string" table:style-name="ce2">
            <text:p>Nº do Débito</text:p>
          </table:table-cell>
          <table:table-cell office:value-type="string" table:style-name="ce1">
            <text:p>Nº do Auto</text:p>
          </table:table-cell>
          <table:table-cell office:value-type="string" table:style-name="ce1">
            <text:p>Série</text:p>
          </table:table-cell>
          <table:table-cell office:value-type="string" table:style-name="ce1">
            <text:p>Nome da Pessoa</text:p>
          </table:table-cell>
          <table:table-cell office:value-type="string" table:style-name="ce1">
            <text:p>Documento (CPF/CNPJ)</text:p>
          </table:table-cell>
          <table:table-cell office:value-type="string" table:style-name="ce1">
            <text:p>Situação de Prescrição</text:p>
          </table:table-cell>
          <table:table-cell office:value-type="string" table:style-name="ce1">
            <text:p>Status</text:p>
          </table:table-cell>
          <table:table-cell office:value-type="string" table:style-name="ce3">
            <text:p>Data da Infração</text:p>
          </table:table-cell>
          <table:table-cell office:value-type="string" table:style-name="ce3">
            <text:p>Data da Situação SICAFI</text:p>
          </table:table-cell>
          <table:table-cell office:value-type="string" table:style-name="ce3">
            <text:p>Data do Marco Interruptivo SEI</text:p>
          </table:table-cell>
          <table:table-cell office:value-type="string" table:style-name="ce3">
            <text:p>Data prevista para Prescrição Intercorrente</text:p>
          </table:table-cell>
          <table:table-cell office:value-type="string" table:style-name="ce4">
            <text:p>Valor Nominal</text:p>
          </table:table-cell>
          <table:table-cell office:value-type="string" table:style-name="ce1">
            <text:p>UF Sicafi</text:p>
          </table:table-cell>
          <table:table-cell office:value-type="string" table:style-name="ce1">
            <text:p>Unidade Ibama Sicafi</text:p>
          </table:table-cell>
          <table:table-cell office:value-type="string" table:style-name="ce1">
            <text:p>Localização do Processo</text:p>
          </table:table-cell>
          <table:table-cell office:value-type="string" table:style-name="ce1">
            <text:p>UF (Local do Processo)</text:p>
          </table:table-cell>
          <table:table-cell office:value-type="string" table:style-name="ce3">
            <text:p>Data da Tramitação</text:p>
          </table:table-cell>
          <table:table-cell office:value-type="string" table:style-name="ce1">
            <text:p>Sistema da Tramitaçã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000682/2016-41</text:p>
          </table:table-cell>
          <table:table-cell office:value-type="float" office:value="7546203" table:style-name="ce2">
            <text:p>7546203</text:p>
          </table:table-cell>
          <table:table-cell office:value-type="string" table:style-name="ce1">
            <text:p>9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GILBERTO ARAUJO SILVA</text:p>
          </table:table-cell>
          <table:table-cell office:value-type="string" table:style-name="ce1">
            <text:p>0305578839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ara nova homologação</text:p>
          </table:table-cell>
          <table:table-cell office:value-type="date" office:date-value="2015-09-26T00:00:00" table:style-name="ce3">
            <text:p>26/09/2015</text:p>
          </table:table-cell>
          <table:table-cell office:value-type="date" office:date-value="2016-09-26T00:00:00" table:style-name="ce3">
            <text:p>26/09/2016</text:p>
          </table:table-cell>
          <table:table-cell office:value-type="date" office:date-value="2019-03-15T00:00:00" table:style-name="ce3">
            <text:p>15/03/2019</text:p>
          </table:table-cell>
          <table:table-cell office:value-type="date" office:date-value="2022-03-15T00:00:00" table:style-name="ce3">
            <text:p>15/03/2022</text:p>
          </table:table-cell>
          <table:table-cell office:value-type="float" office:value="1800" table:style-name="ce4">
            <text:p>R$ 1.8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SERVIÇO DE APOIO AMBIENTAL EM SANTARÉM - PA</text:p>
          </table:table-cell>
          <table:table-cell office:value-type="string" table:style-name="ce1">
            <text:p>PA</text:p>
          </table:table-cell>
          <table:table-cell office:value-type="date" office:date-value="2019-07-01T00:00:00" table:style-name="ce3">
            <text:p>01/07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001789/2018-79</text:p>
          </table:table-cell>
          <table:table-cell office:value-type="float" office:value="9494273" table:style-name="ce2">
            <text:p>9494273</text:p>
          </table:table-cell>
          <table:table-cell office:value-type="string" table:style-name="ce1">
            <text:p>912821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ose maria de araujo</text:p>
          </table:table-cell>
          <table:table-cell office:value-type="string" table:style-name="ce1">
            <text:p>5385392014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8-01-21T00:00:00" table:style-name="ce3">
            <text:p>21/01/2018</text:p>
          </table:table-cell>
          <table:table-cell office:value-type="date" office:date-value="2018-03-22T00:00:00" table:style-name="ce3">
            <text:p>22/03/2018</text:p>
          </table:table-cell>
          <table:table-cell office:value-type="date" office:date-value="2019-05-24T00:00:00" table:style-name="ce3">
            <text:p>24/05/2019</text:p>
          </table:table-cell>
          <table:table-cell office:value-type="date" office:date-value="2022-05-24T00:00:00" table:style-name="ce3">
            <text:p>24/05/2022</text:p>
          </table:table-cell>
          <table:table-cell office:value-type="float" office:value="500" table:style-name="ce4">
            <text:p>R$ 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ARRECADAÇÃO - DF</text:p>
          </table:table-cell>
          <table:table-cell office:value-type="string" table:style-name="ce1">
            <text:p>DF</text:p>
          </table:table-cell>
          <table:table-cell office:value-type="date" office:date-value="2021-05-17T00:00:00" table:style-name="ce3">
            <text:p>17/05/2021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002046/2008-44</text:p>
          </table:table-cell>
          <table:table-cell office:value-type="float" office:value="1887200" table:style-name="ce2">
            <text:p>1887200</text:p>
          </table:table-cell>
          <table:table-cell office:value-type="string" table:style-name="ce1">
            <text:p>635206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rasil Verde Agroindustriais Ltda</text:p>
          </table:table-cell>
          <table:table-cell office:value-type="string" table:style-name="ce1">
            <text:p>0165219700029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o recurso</text:p>
          </table:table-cell>
          <table:table-cell office:value-type="date" office:date-value="2008-06-10T00:00:00" table:style-name="ce3">
            <text:p>10/06/2008</text:p>
          </table:table-cell>
          <table:table-cell office:value-type="date" office:date-value="2016-05-10T00:00:00" table:style-name="ce3">
            <text:p>10/05/2016</text:p>
          </table:table-cell>
          <table:table-cell office:value-type="date" office:date-value="2019-02-21T00:00:00" table:style-name="ce3">
            <text:p>21/02/2019</text:p>
          </table:table-cell>
          <table:table-cell office:value-type="date" office:date-value="2022-02-21T00:00:00" table:style-name="ce3">
            <text:p>21/02/2022</text:p>
          </table:table-cell>
          <table:table-cell office:value-type="float" office:value="1186743" table:style-name="ce4">
            <text:p>R$ 1.186.743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NUIP SEDE</text:p>
          </table:table-cell>
          <table:table-cell office:value-type="string" table:style-name="ce1">
            <text:p>COORDENAÇÃO DE MONITORAMENTO DO USO DA FLORA</text:p>
          </table:table-cell>
          <table:table-cell office:value-type="string" table:style-name="ce1">
            <text:p>-</text:p>
          </table:table-cell>
          <table:table-cell office:value-type="date" office:date-value="2019-02-21T00:00:00" table:style-name="ce3">
            <text:p>21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002583/2018-66</text:p>
          </table:table-cell>
          <table:table-cell office:value-type="float" office:value="9515943" table:style-name="ce2">
            <text:p>9515943</text:p>
          </table:table-cell>
          <table:table-cell office:value-type="string" table:style-name="ce1">
            <text:p>91284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RCELO DANTAS</text:p>
          </table:table-cell>
          <table:table-cell office:value-type="string" table:style-name="ce1">
            <text:p>9423844812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2-23T00:00:00" table:style-name="ce3">
            <text:p>23/12/2017</text:p>
          </table:table-cell>
          <table:table-cell office:value-type="date" office:date-value="2018-01-29T00:00:00" table:style-name="ce3">
            <text:p>29/01/2018</text:p>
          </table:table-cell>
          <table:table-cell office:value-type="date" office:date-value="2022-04-12T00:00:00" table:style-name="ce3">
            <text:p>12/04/2022</text:p>
          </table:table-cell>
          <table:table-cell office:value-type="date" office:date-value="2022-02-18T00:00:00" table:style-name="ce3">
            <text:p>18/02/2022</text:p>
          </table:table-cell>
          <table:table-cell office:value-type="float" office:value="1032800" table:style-name="ce4">
            <text:p>R$ 1.032.800,00</text:p>
          </table:table-cell>
          <table:table-cell office:value-type="string" table:style-name="ce1">
            <text:p>AM</text:p>
          </table:table-cell>
          <table:table-cell office:value-type="string" table:style-name="ce1">
            <text:p>Superintendência do Ibama no Estado do Amazonas</text:p>
          </table:table-cell>
          <table:table-cell office:value-type="string" table:style-name="ce1">
            <text:p>SERVIÇO DE APOIO AMBIENTAL EM SANTARÉM - PA</text:p>
          </table:table-cell>
          <table:table-cell office:value-type="string" table:style-name="ce1">
            <text:p>PA</text:p>
          </table:table-cell>
          <table:table-cell office:value-type="date" office:date-value="2022-04-12T00:00:00" table:style-name="ce3">
            <text:p>12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002584/2018-19</text:p>
          </table:table-cell>
          <table:table-cell office:value-type="float" office:value="9515945" table:style-name="ce2">
            <text:p>9515945</text:p>
          </table:table-cell>
          <table:table-cell office:value-type="string" table:style-name="ce1">
            <text:p>912847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RCELO DANTAS</text:p>
          </table:table-cell>
          <table:table-cell office:value-type="string" table:style-name="ce1">
            <text:p>9423844812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1-26T00:00:00" table:style-name="ce3">
            <text:p>26/01/2018</text:p>
          </table:table-cell>
          <table:table-cell office:value-type="date" office:date-value="2018-01-29T00:00:00" table:style-name="ce3">
            <text:p>29/01/2018</text:p>
          </table:table-cell>
          <table:table-cell office:value-type="date" office:date-value="2022-04-12T00:00:00" table:style-name="ce3">
            <text:p>12/04/2022</text:p>
          </table:table-cell>
          <table:table-cell office:value-type="date" office:date-value="2022-02-18T00:00:00" table:style-name="ce3">
            <text:p>18/02/2022</text:p>
          </table:table-cell>
          <table:table-cell office:value-type="float" office:value="91750" table:style-name="ce4">
            <text:p>R$ 91.750,00</text:p>
          </table:table-cell>
          <table:table-cell office:value-type="string" table:style-name="ce1">
            <text:p>AM</text:p>
          </table:table-cell>
          <table:table-cell office:value-type="string" table:style-name="ce1">
            <text:p>Superintendência do Ibama no Estado do Amazonas</text:p>
          </table:table-cell>
          <table:table-cell office:value-type="string" table:style-name="ce1">
            <text:p>SERVIÇO DE APOIO AMBIENTAL EM SANTARÉM - PA</text:p>
          </table:table-cell>
          <table:table-cell office:value-type="string" table:style-name="ce1">
            <text:p>PA</text:p>
          </table:table-cell>
          <table:table-cell office:value-type="date" office:date-value="2022-04-12T00:00:00" table:style-name="ce3">
            <text:p>12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002585/2018-55</text:p>
          </table:table-cell>
          <table:table-cell office:value-type="float" office:value="9515946" table:style-name="ce2">
            <text:p>9515946</text:p>
          </table:table-cell>
          <table:table-cell office:value-type="string" table:style-name="ce1">
            <text:p>912847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RCELO DANTAS</text:p>
          </table:table-cell>
          <table:table-cell office:value-type="string" table:style-name="ce1">
            <text:p>9423844812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1-26T00:00:00" table:style-name="ce3">
            <text:p>26/01/2018</text:p>
          </table:table-cell>
          <table:table-cell office:value-type="date" office:date-value="2018-01-29T00:00:00" table:style-name="ce3">
            <text:p>29/01/2018</text:p>
          </table:table-cell>
          <table:table-cell office:value-type="date" office:date-value="2022-04-12T00:00:00" table:style-name="ce3">
            <text:p>12/04/2022</text:p>
          </table:table-cell>
          <table:table-cell office:value-type="date" office:date-value="2022-02-18T00:00:00" table:style-name="ce3">
            <text:p>18/02/2022</text:p>
          </table:table-cell>
          <table:table-cell office:value-type="float" office:value="210000" table:style-name="ce4">
            <text:p>R$ 210.000,00</text:p>
          </table:table-cell>
          <table:table-cell office:value-type="string" table:style-name="ce1">
            <text:p>AM</text:p>
          </table:table-cell>
          <table:table-cell office:value-type="string" table:style-name="ce1">
            <text:p>Superintendência do Ibama no Estado do Amazonas</text:p>
          </table:table-cell>
          <table:table-cell office:value-type="string" table:style-name="ce1">
            <text:p>SERVIÇO DE APOIO AMBIENTAL EM SANTARÉM - PA</text:p>
          </table:table-cell>
          <table:table-cell office:value-type="string" table:style-name="ce1">
            <text:p>PA</text:p>
          </table:table-cell>
          <table:table-cell office:value-type="date" office:date-value="2022-04-12T00:00:00" table:style-name="ce3">
            <text:p>12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002586/2018-08</text:p>
          </table:table-cell>
          <table:table-cell office:value-type="float" office:value="9515944" table:style-name="ce2">
            <text:p>9515944</text:p>
          </table:table-cell>
          <table:table-cell office:value-type="string" table:style-name="ce1">
            <text:p>912847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RCELO DANTAS</text:p>
          </table:table-cell>
          <table:table-cell office:value-type="string" table:style-name="ce1">
            <text:p>9423844812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1-26T00:00:00" table:style-name="ce3">
            <text:p>26/01/2018</text:p>
          </table:table-cell>
          <table:table-cell office:value-type="date" office:date-value="2018-01-29T00:00:00" table:style-name="ce3">
            <text:p>29/01/2018</text:p>
          </table:table-cell>
          <table:table-cell office:value-type="date" office:date-value="2022-04-12T00:00:00" table:style-name="ce3">
            <text:p>12/04/2022</text:p>
          </table:table-cell>
          <table:table-cell office:value-type="date" office:date-value="2022-02-18T00:00:00" table:style-name="ce3">
            <text:p>18/02/2022</text:p>
          </table:table-cell>
          <table:table-cell office:value-type="float" office:value="200050" table:style-name="ce4">
            <text:p>R$ 200.050,00</text:p>
          </table:table-cell>
          <table:table-cell office:value-type="string" table:style-name="ce1">
            <text:p>AM</text:p>
          </table:table-cell>
          <table:table-cell office:value-type="string" table:style-name="ce1">
            <text:p>Superintendência do Ibama no Estado do Amazonas</text:p>
          </table:table-cell>
          <table:table-cell office:value-type="string" table:style-name="ce1">
            <text:p>SERVIÇO DE APOIO AMBIENTAL EM SANTARÉM - PA</text:p>
          </table:table-cell>
          <table:table-cell office:value-type="string" table:style-name="ce1">
            <text:p>PA</text:p>
          </table:table-cell>
          <table:table-cell office:value-type="date" office:date-value="2022-04-12T00:00:00" table:style-name="ce3">
            <text:p>12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003885/2018-51</text:p>
          </table:table-cell>
          <table:table-cell office:value-type="float" office:value="9569847" table:style-name="ce2">
            <text:p>9569847</text:p>
          </table:table-cell>
          <table:table-cell office:value-type="string" table:style-name="ce1">
            <text:p>921848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. P. DE SOUZA COMERCIO DE MADEIRA - EPP</text:p>
          </table:table-cell>
          <table:table-cell office:value-type="string" table:style-name="ce1">
            <text:p>0895671400026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2-06T00:00:00" table:style-name="ce3">
            <text:p>06/02/2018</text:p>
          </table:table-cell>
          <table:table-cell office:value-type="date" office:date-value="2018-02-16T00:00:00" table:style-name="ce3">
            <text:p>16/02/2018</text:p>
          </table:table-cell>
          <table:table-cell office:value-type="date" office:date-value="2019-02-15T00:00:00" table:style-name="ce3">
            <text:p>15/02/2019</text:p>
          </table:table-cell>
          <table:table-cell office:value-type="date" office:date-value="2022-02-15T00:00:00" table:style-name="ce3">
            <text:p>15/02/2022</text:p>
          </table:table-cell>
          <table:table-cell office:value-type="float" office:value="41500" table:style-name="ce4">
            <text:p>R$ 4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UNIDADE TÉCNICA DE 1º NÍVEL EM ALTAMIRA - PA</text:p>
          </table:table-cell>
          <table:table-cell office:value-type="string" table:style-name="ce1">
            <text:p>PA</text:p>
          </table:table-cell>
          <table:table-cell office:value-type="date" office:date-value="2019-02-18T00:00:00" table:style-name="ce3">
            <text:p>18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003886/2018-04</text:p>
          </table:table-cell>
          <table:table-cell office:value-type="float" office:value="9569841" table:style-name="ce2">
            <text:p>9569841</text:p>
          </table:table-cell>
          <table:table-cell office:value-type="string" table:style-name="ce1">
            <text:p>921848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OAO PASSARELLI - ME</text:p>
          </table:table-cell>
          <table:table-cell office:value-type="string" table:style-name="ce1">
            <text:p>3468827500018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2-07T00:00:00" table:style-name="ce3">
            <text:p>07/02/2018</text:p>
          </table:table-cell>
          <table:table-cell office:value-type="date" office:date-value="2018-02-16T00:00:00" table:style-name="ce3">
            <text:p>16/02/2018</text:p>
          </table:table-cell>
          <table:table-cell office:value-type="date" office:date-value="2019-02-15T00:00:00" table:style-name="ce3">
            <text:p>15/02/2019</text:p>
          </table:table-cell>
          <table:table-cell office:value-type="date" office:date-value="2022-02-15T00:00:00" table:style-name="ce3">
            <text:p>15/02/2022</text:p>
          </table:table-cell>
          <table:table-cell office:value-type="float" office:value="161500" table:style-name="ce4">
            <text:p>R$ 16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UNIDADE TÉCNICA DE 1º NÍVEL EM ALTAMIRA - PA</text:p>
          </table:table-cell>
          <table:table-cell office:value-type="string" table:style-name="ce1">
            <text:p>PA</text:p>
          </table:table-cell>
          <table:table-cell office:value-type="date" office:date-value="2019-02-15T00:00:00" table:style-name="ce3">
            <text:p>15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003888/2018-95</text:p>
          </table:table-cell>
          <table:table-cell office:value-type="float" office:value="9569845" table:style-name="ce2">
            <text:p>9569845</text:p>
          </table:table-cell>
          <table:table-cell office:value-type="string" table:style-name="ce1">
            <text:p>921847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IAM- INDUSTRIA E COMERCIO DE MADEIRAS LTDA</text:p>
          </table:table-cell>
          <table:table-cell office:value-type="string" table:style-name="ce1">
            <text:p>0446421700010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2-06T00:00:00" table:style-name="ce3">
            <text:p>06/02/2018</text:p>
          </table:table-cell>
          <table:table-cell office:value-type="date" office:date-value="2018-02-16T00:00:00" table:style-name="ce3">
            <text:p>16/02/2018</text:p>
          </table:table-cell>
          <table:table-cell office:value-type="date" office:date-value="2019-02-15T00:00:00" table:style-name="ce3">
            <text:p>15/02/2019</text:p>
          </table:table-cell>
          <table:table-cell office:value-type="date" office:date-value="2022-02-15T00:00:00" table:style-name="ce3">
            <text:p>15/02/2022</text:p>
          </table:table-cell>
          <table:table-cell office:value-type="float" office:value="41500" table:style-name="ce4">
            <text:p>R$ 4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UNIDADE TÉCNICA DE 1º NÍVEL EM ALTAMIRA - PA</text:p>
          </table:table-cell>
          <table:table-cell office:value-type="string" table:style-name="ce1">
            <text:p>PA</text:p>
          </table:table-cell>
          <table:table-cell office:value-type="date" office:date-value="2019-02-15T00:00:00" table:style-name="ce3">
            <text:p>15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003891/2018-17</text:p>
          </table:table-cell>
          <table:table-cell office:value-type="float" office:value="9569846" table:style-name="ce2">
            <text:p>9569846</text:p>
          </table:table-cell>
          <table:table-cell office:value-type="string" table:style-name="ce1">
            <text:p>921847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COSTA &amp; FIGUEIREDO LTDA (BELO MONTE MADEIRAS)</text:p>
          </table:table-cell>
          <table:table-cell office:value-type="string" table:style-name="ce1">
            <text:p>0741805000013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2-06T00:00:00" table:style-name="ce3">
            <text:p>06/02/2018</text:p>
          </table:table-cell>
          <table:table-cell office:value-type="date" office:date-value="2018-02-16T00:00:00" table:style-name="ce3">
            <text:p>16/02/2018</text:p>
          </table:table-cell>
          <table:table-cell office:value-type="date" office:date-value="2019-02-15T00:00:00" table:style-name="ce3">
            <text:p>15/02/2019</text:p>
          </table:table-cell>
          <table:table-cell office:value-type="date" office:date-value="2022-02-15T00:00:00" table:style-name="ce3">
            <text:p>15/02/2022</text:p>
          </table:table-cell>
          <table:table-cell office:value-type="float" office:value="41500" table:style-name="ce4">
            <text:p>R$ 4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UNIDADE TÉCNICA DE 1º NÍVEL EM ALTAMIRA - PA</text:p>
          </table:table-cell>
          <table:table-cell office:value-type="string" table:style-name="ce1">
            <text:p>PA</text:p>
          </table:table-cell>
          <table:table-cell office:value-type="date" office:date-value="2019-02-15T00:00:00" table:style-name="ce3">
            <text:p>15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004306/2016-26</text:p>
          </table:table-cell>
          <table:table-cell office:value-type="float" office:value="8378851" table:style-name="ce2">
            <text:p>8378851</text:p>
          </table:table-cell>
          <table:table-cell office:value-type="string" table:style-name="ce1">
            <text:p>17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O R DE LIMA REGO - MADEIRAS</text:p>
          </table:table-cell>
          <table:table-cell office:value-type="string" table:style-name="ce1">
            <text:p>0822236300018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6-08-17T00:00:00" table:style-name="ce3">
            <text:p>17/08/2016</text:p>
          </table:table-cell>
          <table:table-cell office:value-type="date" office:date-value="2016-08-18T00:00:00" table:style-name="ce3">
            <text:p>18/08/2016</text:p>
          </table:table-cell>
          <table:table-cell office:value-type="date" office:date-value="2022-05-19T00:00:00" table:style-name="ce3">
            <text:p>19/05/2022</text:p>
          </table:table-cell>
          <table:table-cell office:value-type="date" office:date-value="2022-04-08T00:00:00" table:style-name="ce3">
            <text:p>08/04/2022</text:p>
          </table:table-cell>
          <table:table-cell office:value-type="float" office:value="320000" table:style-name="ce4">
            <text:p>R$ 320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5-20T00:00:00" table:style-name="ce3">
            <text:p>20/05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005333/2015-35</text:p>
          </table:table-cell>
          <table:table-cell office:value-type="float" office:value="7446265" table:style-name="ce2">
            <text:p>7446265</text:p>
          </table:table-cell>
          <table:table-cell office:value-type="string" table:style-name="ce1">
            <text:p>908555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C GARCIA EMPREENDIMENTOS IMOBILIARIOS LTDA</text:p>
          </table:table-cell>
          <table:table-cell office:value-type="string" table:style-name="ce1">
            <text:p>6523500400010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5-07-24T00:00:00" table:style-name="ce3">
            <text:p>24/07/2015</text:p>
          </table:table-cell>
          <table:table-cell office:value-type="date" office:date-value="2018-05-18T00:00:00" table:style-name="ce3">
            <text:p>18/05/2018</text:p>
          </table:table-cell>
          <table:table-cell office:value-type="date" office:date-value="2019-05-28T00:00:00" table:style-name="ce3">
            <text:p>28/05/2019</text:p>
          </table:table-cell>
          <table:table-cell office:value-type="date" office:date-value="2022-05-28T00:00:00" table:style-name="ce3">
            <text:p>28/05/2022</text:p>
          </table:table-cell>
          <table:table-cell office:value-type="float" office:value="2700" table:style-name="ce4">
            <text:p>R$ 2.700,00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Superintendência do Ibama no Estado de Minas Gerais</text:p>
          </table:table-cell>
          <table:table-cell office:value-type="string" table:style-name="ce1">
            <text:p>NÚCLEO DE ARRECADAÇÃO - MG</text:p>
          </table:table-cell>
          <table:table-cell office:value-type="string" table:style-name="ce1">
            <text:p>MG</text:p>
          </table:table-cell>
          <table:table-cell office:value-type="date" office:date-value="2022-04-26T00:00:00" table:style-name="ce3">
            <text:p>26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005488/2015-71</text:p>
          </table:table-cell>
          <table:table-cell office:value-type="float" office:value="10040454" table:style-name="ce2">
            <text:p>10040454</text:p>
          </table:table-cell>
          <table:table-cell office:value-type="string" table:style-name="ce1">
            <text:p>922320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QUINOR BRASIL ENERGIA LTDA.</text:p>
          </table:table-cell>
          <table:table-cell office:value-type="string" table:style-name="ce1">
            <text:p>0402858300011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1-12T00:00:00" table:style-name="ce3">
            <text:p>12/11/2018</text:p>
          </table:table-cell>
          <table:table-cell office:value-type="date" office:date-value="2018-11-13T00:00:00" table:style-name="ce3">
            <text:p>13/11/2018</text:p>
          </table:table-cell>
          <table:table-cell office:value-type="date" office:date-value="2022-04-18T00:00:00" table:style-name="ce3">
            <text:p>18/04/2022</text:p>
          </table:table-cell>
          <table:table-cell office:value-type="date" office:date-value="2022-03-18T00:00:00" table:style-name="ce3">
            <text:p>18/03/2022</text:p>
          </table:table-cell>
          <table:table-cell office:value-type="float" office:value="8000" table:style-name="ce4">
            <text:p>R$ 8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DIVISÃO TÉCNICO-AMBIENTAL - RJ</text:p>
          </table:table-cell>
          <table:table-cell office:value-type="string" table:style-name="ce1">
            <text:p>RJ</text:p>
          </table:table-cell>
          <table:table-cell office:value-type="date" office:date-value="2022-04-19T00:00:00" table:style-name="ce3">
            <text:p>19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005530/2015-54</text:p>
          </table:table-cell>
          <table:table-cell office:value-type="float" office:value="10040452" table:style-name="ce2">
            <text:p>10040452</text:p>
          </table:table-cell>
          <table:table-cell office:value-type="string" table:style-name="ce1">
            <text:p>922320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QUINOR BRASIL ENERGIA LTDA.</text:p>
          </table:table-cell>
          <table:table-cell office:value-type="string" table:style-name="ce1">
            <text:p>0402858300011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1-12T00:00:00" table:style-name="ce3">
            <text:p>12/11/2018</text:p>
          </table:table-cell>
          <table:table-cell office:value-type="date" office:date-value="2018-11-13T00:00:00" table:style-name="ce3">
            <text:p>13/11/2018</text:p>
          </table:table-cell>
          <table:table-cell office:value-type="date" office:date-value="2022-04-18T00:00:00" table:style-name="ce3">
            <text:p>18/04/2022</text:p>
          </table:table-cell>
          <table:table-cell office:value-type="date" office:date-value="2022-03-18T00:00:00" table:style-name="ce3">
            <text:p>18/03/2022</text:p>
          </table:table-cell>
          <table:table-cell office:value-type="float" office:value="8000" table:style-name="ce4">
            <text:p>R$ 8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J</text:p>
          </table:table-cell>
          <table:table-cell office:value-type="string" table:style-name="ce1">
            <text:p>RJ</text:p>
          </table:table-cell>
          <table:table-cell office:value-type="date" office:date-value="2022-05-23T00:00:00" table:style-name="ce3">
            <text:p>23/05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007278/2015-18</text:p>
          </table:table-cell>
          <table:table-cell office:value-type="float" office:value="7555084" table:style-name="ce2">
            <text:p>7555084</text:p>
          </table:table-cell>
          <table:table-cell office:value-type="string" table:style-name="ce1">
            <text:p>63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ÁRIO KNICHALLA NETO</text:p>
          </table:table-cell>
          <table:table-cell office:value-type="string" table:style-name="ce1">
            <text:p>0148491367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5-11-17T00:00:00" table:style-name="ce3">
            <text:p>17/11/2015</text:p>
          </table:table-cell>
          <table:table-cell office:value-type="date" office:date-value="2018-03-05T00:00:00" table:style-name="ce3">
            <text:p>05/03/2018</text:p>
          </table:table-cell>
          <table:table-cell office:value-type="date" office:date-value="2019-06-13T00:00:00" table:style-name="ce3">
            <text:p>13/06/2019</text:p>
          </table:table-cell>
          <table:table-cell office:value-type="date" office:date-value="2022-06-13T00:00:00" table:style-name="ce3">
            <text:p>13/06/2022</text:p>
          </table:table-cell>
          <table:table-cell office:value-type="float" office:value="30500" table:style-name="ce4">
            <text:p>R$ 30.500,00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Superintendência do Ibama no Estado de Minas Gerais</text:p>
          </table:table-cell>
          <table:table-cell office:value-type="string" table:style-name="ce1">
            <text:p>NÚCLEO DE ARRECADAÇÃO - MG</text:p>
          </table:table-cell>
          <table:table-cell office:value-type="string" table:style-name="ce1">
            <text:p>MG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013297/2019-15</text:p>
          </table:table-cell>
          <table:table-cell office:value-type="float" office:value="10043993" table:style-name="ce2">
            <text:p>10043993</text:p>
          </table:table-cell>
          <table:table-cell office:value-type="string" table:style-name="ce1">
            <text:p>921678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Wanderlan Almeida da Silva</text:p>
          </table:table-cell>
          <table:table-cell office:value-type="string" table:style-name="ce1">
            <text:p>02619753236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1-17T00:00:00" table:style-name="ce3">
            <text:p>17/11/2018</text:p>
          </table:table-cell>
          <table:table-cell office:value-type="date" office:date-value="2018-11-20T00:00:00" table:style-name="ce3">
            <text:p>20/11/2018</text:p>
          </table:table-cell>
          <table:table-cell office:value-type="date" office:date-value="2019-05-14T00:00:00" table:style-name="ce3">
            <text:p>14/05/2019</text:p>
          </table:table-cell>
          <table:table-cell office:value-type="date" office:date-value="2022-05-14T00:00:00" table:style-name="ce3">
            <text:p>14/05/2022</text:p>
          </table:table-cell>
          <table:table-cell office:value-type="float" office:value="5000" table:style-name="ce4">
            <text:p>R$ 5.000,00</text:p>
          </table:table-cell>
          <table:table-cell office:value-type="string" table:style-name="ce1">
            <text:p>AM</text:p>
          </table:table-cell>
          <table:table-cell office:value-type="string" table:style-name="ce1">
            <text:p>Superintendência do Ibama no Estado do Amazonas</text:p>
          </table:table-cell>
          <table:table-cell office:value-type="string" table:style-name="ce1">
            <text:p>COORDENAÇÃO DA OUVIDORIA</text:p>
          </table:table-cell>
          <table:table-cell office:value-type="string" table:style-name="ce1">
            <text:p>-</text:p>
          </table:table-cell>
          <table:table-cell office:value-type="date" office:date-value="2019-05-24T00:00:00" table:style-name="ce3">
            <text:p>24/05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017985/2018-65</text:p>
          </table:table-cell>
          <table:table-cell office:value-type="float" office:value="9890687" table:style-name="ce2">
            <text:p>9890687</text:p>
          </table:table-cell>
          <table:table-cell office:value-type="string" table:style-name="ce1">
            <text:p>914638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OAO FERREIRA PONCE</text:p>
          </table:table-cell>
          <table:table-cell office:value-type="string" table:style-name="ce1">
            <text:p>5722637718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6-20T00:00:00" table:style-name="ce3">
            <text:p>20/06/2018</text:p>
          </table:table-cell>
          <table:table-cell office:value-type="date" office:date-value="2018-06-20T00:00:00" table:style-name="ce3">
            <text:p>20/06/2018</text:p>
          </table:table-cell>
          <table:table-cell office:value-type="date" office:date-value="2019-02-11T00:00:00" table:style-name="ce3">
            <text:p>11/02/2019</text:p>
          </table:table-cell>
          <table:table-cell office:value-type="date" office:date-value="2022-02-11T00:00:00" table:style-name="ce3">
            <text:p>11/02/2022</text:p>
          </table:table-cell>
          <table:table-cell office:value-type="float" office:value="4125000" table:style-name="ce4">
            <text:p>R$ 4.125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Coordenação Geral de Fiscalização</text:p>
          </table:table-cell>
          <table:table-cell office:value-type="string" table:style-name="ce1">
            <text:p>COORDENAÇÃO DE OPERAÇÕES DE FISCALIZAÇÃO</text:p>
          </table:table-cell>
          <table:table-cell office:value-type="string" table:style-name="ce1">
            <text:p>-</text:p>
          </table:table-cell>
          <table:table-cell office:value-type="date" office:date-value="2019-07-10T00:00:00" table:style-name="ce3">
            <text:p>10/07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019600/2018-02</text:p>
          </table:table-cell>
          <table:table-cell office:value-type="float" office:value="9906252" table:style-name="ce2">
            <text:p>9906252</text:p>
          </table:table-cell>
          <table:table-cell office:value-type="string" table:style-name="ce1">
            <text:p>919421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Ivo Rodrigues de Abreu</text:p>
          </table:table-cell>
          <table:table-cell office:value-type="string" table:style-name="ce1">
            <text:p>1555650694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7-05T00:00:00" table:style-name="ce3">
            <text:p>05/07/2018</text:p>
          </table:table-cell>
          <table:table-cell office:value-type="date" office:date-value="2018-07-06T00:00:00" table:style-name="ce3">
            <text:p>06/07/2018</text:p>
          </table:table-cell>
          <table:table-cell office:value-type="date" office:date-value="2019-06-14T00:00:00" table:style-name="ce3">
            <text:p>14/06/2019</text:p>
          </table:table-cell>
          <table:table-cell office:value-type="date" office:date-value="2022-06-14T00:00:00" table:style-name="ce3">
            <text:p>14/06/2022</text:p>
          </table:table-cell>
          <table:table-cell office:value-type="float" office:value="600" table:style-name="ce4">
            <text:p>R$ 60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Gerência Executiva do Ibama em Santarém/PA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1-12-22T00:00:00" table:style-name="ce3">
            <text:p>22/12/2021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024612/2018-41</text:p>
          </table:table-cell>
          <table:table-cell office:value-type="float" office:value="9950393" table:style-name="ce2">
            <text:p>9950393</text:p>
          </table:table-cell>
          <table:table-cell office:value-type="string" table:style-name="ce1">
            <text:p>908249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ria Hélia Zordenunes</text:p>
          </table:table-cell>
          <table:table-cell office:value-type="string" table:style-name="ce1">
            <text:p>2033707822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8-09T00:00:00" table:style-name="ce3">
            <text:p>09/08/2018</text:p>
          </table:table-cell>
          <table:table-cell office:value-type="date" office:date-value="2018-08-22T00:00:00" table:style-name="ce3">
            <text:p>22/08/2018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3-24T00:00:00" table:style-name="ce3">
            <text:p>24/03/2022</text:p>
          </table:table-cell>
          <table:table-cell office:value-type="float" office:value="100000" table:style-name="ce4">
            <text:p>R$ 100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AM</text:p>
          </table:table-cell>
          <table:table-cell office:value-type="string" table:style-name="ce1">
            <text:p>AM</text:p>
          </table:table-cell>
          <table:table-cell office:value-type="date" office:date-value="2022-06-16T00:00:00" table:style-name="ce3">
            <text:p>16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025122/2018-61</text:p>
          </table:table-cell>
          <table:table-cell office:value-type="float" office:value="9950434" table:style-name="ce2">
            <text:p>9950434</text:p>
          </table:table-cell>
          <table:table-cell office:value-type="string" table:style-name="ce1">
            <text:p>912022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ria Hélia Zordenunes</text:p>
          </table:table-cell>
          <table:table-cell office:value-type="string" table:style-name="ce1">
            <text:p>2033707822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8-20T00:00:00" table:style-name="ce3">
            <text:p>20/08/2018</text:p>
          </table:table-cell>
          <table:table-cell office:value-type="date" office:date-value="2018-08-22T00:00:00" table:style-name="ce3">
            <text:p>22/08/2018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3-24T00:00:00" table:style-name="ce3">
            <text:p>24/03/2022</text:p>
          </table:table-cell>
          <table:table-cell office:value-type="float" office:value="1100000" table:style-name="ce4">
            <text:p>R$ 1.100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SUPERINTENDÊNCIA DO IBAMA NO ESTADO DO AMAZONAS</text:p>
          </table:table-cell>
          <table:table-cell office:value-type="string" table:style-name="ce1">
            <text:p>AM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025149/2018-54</text:p>
          </table:table-cell>
          <table:table-cell office:value-type="float" office:value="9950407" table:style-name="ce2">
            <text:p>9950407</text:p>
          </table:table-cell>
          <table:table-cell office:value-type="string" table:style-name="ce1">
            <text:p>910966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Flordelice Korap Mundurucu</text:p>
          </table:table-cell>
          <table:table-cell office:value-type="string" table:style-name="ce1">
            <text:p>9578577923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8-15T00:00:00" table:style-name="ce3">
            <text:p>15/08/2018</text:p>
          </table:table-cell>
          <table:table-cell office:value-type="date" office:date-value="2018-08-22T00:00:00" table:style-name="ce3">
            <text:p>22/08/2018</text:p>
          </table:table-cell>
          <table:table-cell office:value-type="date" office:date-value="2022-04-13T00:00:00" table:style-name="ce3">
            <text:p>13/04/2022</text:p>
          </table:table-cell>
          <table:table-cell office:value-type="date" office:date-value="2022-02-22T00:00:00" table:style-name="ce3">
            <text:p>22/02/2022</text:p>
          </table:table-cell>
          <table:table-cell office:value-type="float" office:value="265000" table:style-name="ce4">
            <text:p>R$ 265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AM</text:p>
          </table:table-cell>
          <table:table-cell office:value-type="string" table:style-name="ce1">
            <text:p>AM</text:p>
          </table:table-cell>
          <table:table-cell office:value-type="date" office:date-value="2022-04-14T00:00:00" table:style-name="ce3">
            <text:p>14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025918/2018-14</text:p>
          </table:table-cell>
          <table:table-cell office:value-type="float" office:value="9990516" table:style-name="ce2">
            <text:p>9990516</text:p>
          </table:table-cell>
          <table:table-cell office:value-type="string" table:style-name="ce1">
            <text:p>922321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driano Santos Sobrinho</text:p>
          </table:table-cell>
          <table:table-cell office:value-type="string" table:style-name="ce1">
            <text:p>00884627225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8-29T00:00:00" table:style-name="ce3">
            <text:p>29/08/2018</text:p>
          </table:table-cell>
          <table:table-cell office:value-type="date" office:date-value="2018-09-21T00:00:00" table:style-name="ce3">
            <text:p>21/09/2018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6-13T00:00:00" table:style-name="ce3">
            <text:p>13/06/2022</text:p>
          </table:table-cell>
          <table:table-cell office:value-type="float" office:value="365000" table:style-name="ce4">
            <text:p>R$ 365.00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Gerência Executiva do Ibama em Marabá/PA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025920/2018-93</text:p>
          </table:table-cell>
          <table:table-cell office:value-type="float" office:value="9990514" table:style-name="ce2">
            <text:p>9990514</text:p>
          </table:table-cell>
          <table:table-cell office:value-type="string" table:style-name="ce1">
            <text:p>922321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driano Santos Sobrinho</text:p>
          </table:table-cell>
          <table:table-cell office:value-type="string" table:style-name="ce1">
            <text:p>00884627225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8-29T00:00:00" table:style-name="ce3">
            <text:p>29/08/2018</text:p>
          </table:table-cell>
          <table:table-cell office:value-type="date" office:date-value="2018-09-21T00:00:00" table:style-name="ce3">
            <text:p>21/09/2018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6-13T00:00:00" table:style-name="ce3">
            <text:p>13/06/2022</text:p>
          </table:table-cell>
          <table:table-cell office:value-type="float" office:value="155490" table:style-name="ce4">
            <text:p>R$ 155.49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Gerência Executiva do Ibama em Marabá/PA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029198/2018-66</text:p>
          </table:table-cell>
          <table:table-cell office:value-type="float" office:value="9998709" table:style-name="ce2">
            <text:p>9998709</text:p>
          </table:table-cell>
          <table:table-cell office:value-type="string" table:style-name="ce1">
            <text:p>922258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PETROLEO BRASILEIRO S/A - PETROBRAS</text:p>
          </table:table-cell>
          <table:table-cell office:value-type="string" table:style-name="ce1">
            <text:p>3300016700010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9-28T00:00:00" table:style-name="ce3">
            <text:p>28/09/2018</text:p>
          </table:table-cell>
          <table:table-cell office:value-type="date" office:date-value="2018-09-28T00:00:00" table:style-name="ce3">
            <text:p>28/09/2018</text:p>
          </table:table-cell>
          <table:table-cell office:value-type="date" office:date-value="2022-04-18T00:00:00" table:style-name="ce3">
            <text:p>18/04/2022</text:p>
          </table:table-cell>
          <table:table-cell office:value-type="date" office:date-value="2022-03-19T00:00:00" table:style-name="ce3">
            <text:p>19/03/2022</text:p>
          </table:table-cell>
          <table:table-cell office:value-type="float" office:value="16000" table:style-name="ce4">
            <text:p>R$ 16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18T00:00:00" table:style-name="ce3">
            <text:p>18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113893/2017-24</text:p>
          </table:table-cell>
          <table:table-cell office:value-type="float" office:value="9303693" table:style-name="ce2">
            <text:p>9303693</text:p>
          </table:table-cell>
          <table:table-cell office:value-type="string" table:style-name="ce1">
            <text:p>917359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VALE DO SÃO BARTOLOMEU TRANSMISSORA DE ENERGIA S.A.</text:p>
          </table:table-cell>
          <table:table-cell office:value-type="string" table:style-name="ce1">
            <text:p>1874884200019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7-21T00:00:00" table:style-name="ce3">
            <text:p>21/07/2017</text:p>
          </table:table-cell>
          <table:table-cell office:value-type="date" office:date-value="2017-07-31T00:00:00" table:style-name="ce3">
            <text:p>31/07/2017</text:p>
          </table:table-cell>
          <table:table-cell office:value-type="date" office:date-value="2019-03-15T00:00:00" table:style-name="ce3">
            <text:p>15/03/2019</text:p>
          </table:table-cell>
          <table:table-cell office:value-type="date" office:date-value="2022-03-15T00:00:00" table:style-name="ce3">
            <text:p>15/03/2022</text:p>
          </table:table-cell>
          <table:table-cell office:value-type="float" office:value="50500" table:style-name="ce4">
            <text:p>R$ 50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1-09-22T00:00:00" table:style-name="ce3">
            <text:p>22/09/2021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117293/2017-35</text:p>
          </table:table-cell>
          <table:table-cell office:value-type="float" office:value="9320790" table:style-name="ce2">
            <text:p>9320790</text:p>
          </table:table-cell>
          <table:table-cell office:value-type="string" table:style-name="ce1">
            <text:p>919217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ENI INES LINDERMMAYR</text:p>
          </table:table-cell>
          <table:table-cell office:value-type="string" table:style-name="ce1">
            <text:p>2518623094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e impug./defesa</text:p>
          </table:table-cell>
          <table:table-cell office:value-type="date" office:date-value="2017-08-23T00:00:00" table:style-name="ce3">
            <text:p>23/08/2017</text:p>
          </table:table-cell>
          <table:table-cell office:value-type="date" office:date-value="2017-10-09T00:00:00" table:style-name="ce3">
            <text:p>09/10/2017</text:p>
          </table:table-cell>
          <table:table-cell office:value-type="date" office:date-value="2019-02-27T00:00:00" table:style-name="ce3">
            <text:p>27/02/2019</text:p>
          </table:table-cell>
          <table:table-cell office:value-type="date" office:date-value="2022-02-27T00:00:00" table:style-name="ce3">
            <text:p>27/02/2022</text:p>
          </table:table-cell>
          <table:table-cell office:value-type="float" office:value="355000" table:style-name="ce4">
            <text:p>R$ 355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Coordenação Geral de Fiscalização</text:p>
          </table:table-cell>
          <table:table-cell office:value-type="string" table:style-name="ce1">
            <text:p>NÚCLEO DE BIODIVERSIDADE E FLORESTAS - PR</text:p>
          </table:table-cell>
          <table:table-cell office:value-type="string" table:style-name="ce1">
            <text:p>PR</text:p>
          </table:table-cell>
          <table:table-cell office:value-type="date" office:date-value="2019-03-22T00:00:00" table:style-name="ce3">
            <text:p>22/03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119590/2017-15</text:p>
          </table:table-cell>
          <table:table-cell office:value-type="float" office:value="9334350" table:style-name="ce2">
            <text:p>9334350</text:p>
          </table:table-cell>
          <table:table-cell office:value-type="string" table:style-name="ce1">
            <text:p>912824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DEPOSITO DE MADEIRA SETE DE SETEMBRO LTDA - ME</text:p>
          </table:table-cell>
          <table:table-cell office:value-type="string" table:style-name="ce1">
            <text:p>1388856700019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9-12T00:00:00" table:style-name="ce3">
            <text:p>12/09/2017</text:p>
          </table:table-cell>
          <table:table-cell office:value-type="date" office:date-value="2017-09-13T00:00:00" table:style-name="ce3">
            <text:p>13/09/2017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6-14T00:00:00" table:style-name="ce3">
            <text:p>14/06/2022</text:p>
          </table:table-cell>
          <table:table-cell office:value-type="float" office:value="201500" table:style-name="ce4">
            <text:p>R$ 20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122110/2017-01</text:p>
          </table:table-cell>
          <table:table-cell office:value-type="float" office:value="9891120" table:style-name="ce2">
            <text:p>9891120</text:p>
          </table:table-cell>
          <table:table-cell office:value-type="string" table:style-name="ce1">
            <text:p>921954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IGUEL JOSÉ DOS SANTOS</text:p>
          </table:table-cell>
          <table:table-cell office:value-type="string" table:style-name="ce1">
            <text:p>01040067816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6-20T00:00:00" table:style-name="ce3">
            <text:p>20/06/2018</text:p>
          </table:table-cell>
          <table:table-cell office:value-type="date" office:date-value="2018-06-21T00:00:00" table:style-name="ce3">
            <text:p>21/06/2018</text:p>
          </table:table-cell>
          <table:table-cell office:value-type="date" office:date-value="2019-02-11T00:00:00" table:style-name="ce3">
            <text:p>11/02/2019</text:p>
          </table:table-cell>
          <table:table-cell office:value-type="date" office:date-value="2022-02-11T00:00:00" table:style-name="ce3">
            <text:p>11/02/2022</text:p>
          </table:table-cell>
          <table:table-cell office:value-type="float" office:value="211500" table:style-name="ce4">
            <text:p>R$ 211.500,00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uperintendência do Ibama no Estado de São Paulo</text:p>
          </table:table-cell>
          <table:table-cell office:value-type="string" table:style-name="ce1">
            <text:p>SUPERINTENDÊNCIA DO IBAMA NO ESTADO DE SÃO PAULO</text:p>
          </table:table-cell>
          <table:table-cell office:value-type="string" table:style-name="ce1">
            <text:p>SP</text:p>
          </table:table-cell>
          <table:table-cell office:value-type="date" office:date-value="2019-06-04T00:00:00" table:style-name="ce3">
            <text:p>04/06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122125/2017-61</text:p>
          </table:table-cell>
          <table:table-cell office:value-type="float" office:value="10054990" table:style-name="ce2">
            <text:p>10054990</text:p>
          </table:table-cell>
          <table:table-cell office:value-type="string" table:style-name="ce1">
            <text:p>92242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VALTER MATILDES DOS SANTOS</text:p>
          </table:table-cell>
          <table:table-cell office:value-type="string" table:style-name="ce1">
            <text:p>25782965886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2-03T00:00:00" table:style-name="ce3">
            <text:p>03/12/2018</text:p>
          </table:table-cell>
          <table:table-cell office:value-type="date" office:date-value="2018-12-05T00:00:00" table:style-name="ce3">
            <text:p>05/12/2018</text:p>
          </table:table-cell>
          <table:table-cell office:value-type="date" office:date-value="2022-04-25T00:00:00" table:style-name="ce3">
            <text:p>25/04/2022</text:p>
          </table:table-cell>
          <table:table-cell office:value-type="date" office:date-value="2022-03-15T00:00:00" table:style-name="ce3">
            <text:p>15/03/2022</text:p>
          </table:table-cell>
          <table:table-cell office:value-type="float" office:value="211500" table:style-name="ce4">
            <text:p>R$ 21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25T00:00:00" table:style-name="ce3">
            <text:p>25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122142/2017-07</text:p>
          </table:table-cell>
          <table:table-cell office:value-type="float" office:value="10054991" table:style-name="ce2">
            <text:p>10054991</text:p>
          </table:table-cell>
          <table:table-cell office:value-type="string" table:style-name="ce1">
            <text:p>916269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GUSTAVO FORTES BISSACOT</text:p>
          </table:table-cell>
          <table:table-cell office:value-type="string" table:style-name="ce1">
            <text:p>2700372581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2-03T00:00:00" table:style-name="ce3">
            <text:p>03/12/2018</text:p>
          </table:table-cell>
          <table:table-cell office:value-type="date" office:date-value="2018-12-05T00:00:00" table:style-name="ce3">
            <text:p>05/12/2018</text:p>
          </table:table-cell>
          <table:table-cell office:value-type="date" office:date-value="2022-06-09T00:00:00" table:style-name="ce3">
            <text:p>09/06/2022</text:p>
          </table:table-cell>
          <table:table-cell office:value-type="date" office:date-value="2022-03-28T00:00:00" table:style-name="ce3">
            <text:p>28/03/2022</text:p>
          </table:table-cell>
          <table:table-cell office:value-type="float" office:value="211500" table:style-name="ce4">
            <text:p>R$ 21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6-09T00:00:00" table:style-name="ce3">
            <text:p>09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122271/2017-97</text:p>
          </table:table-cell>
          <table:table-cell office:value-type="float" office:value="9891208" table:style-name="ce2">
            <text:p>9891208</text:p>
          </table:table-cell>
          <table:table-cell office:value-type="string" table:style-name="ce1">
            <text:p>914545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OSE VANIL NASCIMENTO</text:p>
          </table:table-cell>
          <table:table-cell office:value-type="string" table:style-name="ce1">
            <text:p>8800286143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6-20T00:00:00" table:style-name="ce3">
            <text:p>20/06/2018</text:p>
          </table:table-cell>
          <table:table-cell office:value-type="date" office:date-value="2018-06-21T00:00:00" table:style-name="ce3">
            <text:p>21/06/2018</text:p>
          </table:table-cell>
          <table:table-cell office:value-type="date" office:date-value="2019-02-28T00:00:00" table:style-name="ce3">
            <text:p>28/02/2019</text:p>
          </table:table-cell>
          <table:table-cell office:value-type="date" office:date-value="2022-02-28T00:00:00" table:style-name="ce3">
            <text:p>28/02/2022</text:p>
          </table:table-cell>
          <table:table-cell office:value-type="float" office:value="211500" table:style-name="ce4">
            <text:p>R$ 21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SUPERINTENDÊNCIA DO IBAMA NO ESTADO DE SÃO PAULO</text:p>
          </table:table-cell>
          <table:table-cell office:value-type="string" table:style-name="ce1">
            <text:p>SP</text:p>
          </table:table-cell>
          <table:table-cell office:value-type="date" office:date-value="2019-06-04T00:00:00" table:style-name="ce3">
            <text:p>04/06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122369/2017-44</text:p>
          </table:table-cell>
          <table:table-cell office:value-type="float" office:value="10055010" table:style-name="ce2">
            <text:p>10055010</text:p>
          </table:table-cell>
          <table:table-cell office:value-type="string" table:style-name="ce1">
            <text:p>915899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NDERSON BELES GUEDES</text:p>
          </table:table-cell>
          <table:table-cell office:value-type="string" table:style-name="ce1">
            <text:p>3458062882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2-05T00:00:00" table:style-name="ce3">
            <text:p>05/12/2018</text:p>
          </table:table-cell>
          <table:table-cell office:value-type="date" office:date-value="2018-12-05T00:00:00" table:style-name="ce3">
            <text:p>05/12/2018</text:p>
          </table:table-cell>
          <table:table-cell office:value-type="date" office:date-value="2022-04-25T00:00:00" table:style-name="ce3">
            <text:p>25/04/2022</text:p>
          </table:table-cell>
          <table:table-cell office:value-type="date" office:date-value="2022-03-18T00:00:00" table:style-name="ce3">
            <text:p>18/03/2022</text:p>
          </table:table-cell>
          <table:table-cell office:value-type="float" office:value="211500" table:style-name="ce4">
            <text:p>R$ 21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25T00:00:00" table:style-name="ce3">
            <text:p>25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122576/2017-07</text:p>
          </table:table-cell>
          <table:table-cell office:value-type="float" office:value="10056387" table:style-name="ce2">
            <text:p>10056387</text:p>
          </table:table-cell>
          <table:table-cell office:value-type="string" table:style-name="ce1">
            <text:p>91264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WANDERSON CAMPANELI</text:p>
          </table:table-cell>
          <table:table-cell office:value-type="string" table:style-name="ce1">
            <text:p>1758088281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2-05T00:00:00" table:style-name="ce3">
            <text:p>05/12/2018</text:p>
          </table:table-cell>
          <table:table-cell office:value-type="date" office:date-value="2018-12-06T00:00:00" table:style-name="ce3">
            <text:p>06/12/2018</text:p>
          </table:table-cell>
          <table:table-cell office:value-type="date" office:date-value="2022-05-02T00:00:00" table:style-name="ce3">
            <text:p>02/05/2022</text:p>
          </table:table-cell>
          <table:table-cell office:value-type="date" office:date-value="2022-03-18T00:00:00" table:style-name="ce3">
            <text:p>18/03/2022</text:p>
          </table:table-cell>
          <table:table-cell office:value-type="float" office:value="211500" table:style-name="ce4">
            <text:p>R$ 21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5-03T00:00:00" table:style-name="ce3">
            <text:p>03/05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122640/2017-41</text:p>
          </table:table-cell>
          <table:table-cell office:value-type="float" office:value="10056382" table:style-name="ce2">
            <text:p>10056382</text:p>
          </table:table-cell>
          <table:table-cell office:value-type="string" table:style-name="ce1">
            <text:p>912641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OSÉ RIBAMAR VIANA</text:p>
          </table:table-cell>
          <table:table-cell office:value-type="string" table:style-name="ce1">
            <text:p>00319329836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2-05T00:00:00" table:style-name="ce3">
            <text:p>05/12/2018</text:p>
          </table:table-cell>
          <table:table-cell office:value-type="date" office:date-value="2018-12-06T00:00:00" table:style-name="ce3">
            <text:p>06/12/2018</text:p>
          </table:table-cell>
          <table:table-cell office:value-type="date" office:date-value="2022-04-29T00:00:00" table:style-name="ce3">
            <text:p>29/04/2022</text:p>
          </table:table-cell>
          <table:table-cell office:value-type="date" office:date-value="2022-03-18T00:00:00" table:style-name="ce3">
            <text:p>18/03/2022</text:p>
          </table:table-cell>
          <table:table-cell office:value-type="float" office:value="111500" table:style-name="ce4">
            <text:p>R$ 11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29T00:00:00" table:style-name="ce3">
            <text:p>29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122679/2017-69</text:p>
          </table:table-cell>
          <table:table-cell office:value-type="float" office:value="9891215" table:style-name="ce2">
            <text:p>9891215</text:p>
          </table:table-cell>
          <table:table-cell office:value-type="string" table:style-name="ce1">
            <text:p>914545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EM HUR FERRAZ DE BARROS</text:p>
          </table:table-cell>
          <table:table-cell office:value-type="string" table:style-name="ce1">
            <text:p>0576308781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6-20T00:00:00" table:style-name="ce3">
            <text:p>20/06/2018</text:p>
          </table:table-cell>
          <table:table-cell office:value-type="date" office:date-value="2018-06-21T00:00:00" table:style-name="ce3">
            <text:p>21/06/2018</text:p>
          </table:table-cell>
          <table:table-cell office:value-type="date" office:date-value="2019-02-28T00:00:00" table:style-name="ce3">
            <text:p>28/02/2019</text:p>
          </table:table-cell>
          <table:table-cell office:value-type="date" office:date-value="2022-02-28T00:00:00" table:style-name="ce3">
            <text:p>28/02/2022</text:p>
          </table:table-cell>
          <table:table-cell office:value-type="float" office:value="211500" table:style-name="ce4">
            <text:p>R$ 21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SUPERINTENDÊNCIA DO IBAMA NO ESTADO DE SÃO PAULO</text:p>
          </table:table-cell>
          <table:table-cell office:value-type="string" table:style-name="ce1">
            <text:p>SP</text:p>
          </table:table-cell>
          <table:table-cell office:value-type="date" office:date-value="2019-06-04T00:00:00" table:style-name="ce3">
            <text:p>04/06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122686/2017-61</text:p>
          </table:table-cell>
          <table:table-cell office:value-type="float" office:value="10056385" table:style-name="ce2">
            <text:p>10056385</text:p>
          </table:table-cell>
          <table:table-cell office:value-type="string" table:style-name="ce1">
            <text:p>91264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UIS ROBERTO DE SOUSA</text:p>
          </table:table-cell>
          <table:table-cell office:value-type="string" table:style-name="ce1">
            <text:p>0465057683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2-05T00:00:00" table:style-name="ce3">
            <text:p>05/12/2018</text:p>
          </table:table-cell>
          <table:table-cell office:value-type="date" office:date-value="2018-12-06T00:00:00" table:style-name="ce3">
            <text:p>06/12/2018</text:p>
          </table:table-cell>
          <table:table-cell office:value-type="date" office:date-value="2022-04-20T00:00:00" table:style-name="ce3">
            <text:p>20/04/2022</text:p>
          </table:table-cell>
          <table:table-cell office:value-type="date" office:date-value="2022-03-18T00:00:00" table:style-name="ce3">
            <text:p>18/03/2022</text:p>
          </table:table-cell>
          <table:table-cell office:value-type="float" office:value="211500" table:style-name="ce4">
            <text:p>R$ 21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20T00:00:00" table:style-name="ce3">
            <text:p>20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123426/2017-11</text:p>
          </table:table-cell>
          <table:table-cell office:value-type="float" office:value="9892140" table:style-name="ce2">
            <text:p>9892140</text:p>
          </table:table-cell>
          <table:table-cell office:value-type="string" table:style-name="ce1">
            <text:p>917028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VALDECI CORREIA SOARES</text:p>
          </table:table-cell>
          <table:table-cell office:value-type="string" table:style-name="ce1">
            <text:p>1778597882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6-21T00:00:00" table:style-name="ce3">
            <text:p>21/06/2018</text:p>
          </table:table-cell>
          <table:table-cell office:value-type="date" office:date-value="2018-06-21T00:00:00" table:style-name="ce3">
            <text:p>21/06/2018</text:p>
          </table:table-cell>
          <table:table-cell office:value-type="date" office:date-value="2019-02-28T00:00:00" table:style-name="ce3">
            <text:p>28/02/2019</text:p>
          </table:table-cell>
          <table:table-cell office:value-type="date" office:date-value="2022-02-28T00:00:00" table:style-name="ce3">
            <text:p>28/02/2022</text:p>
          </table:table-cell>
          <table:table-cell office:value-type="float" office:value="211500" table:style-name="ce4">
            <text:p>R$ 21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SUPERINTENDÊNCIA DO IBAMA NO ESTADO DE SÃO PAULO</text:p>
          </table:table-cell>
          <table:table-cell office:value-type="string" table:style-name="ce1">
            <text:p>SP</text:p>
          </table:table-cell>
          <table:table-cell office:value-type="date" office:date-value="2019-06-04T00:00:00" table:style-name="ce3">
            <text:p>04/06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123568/2017-70</text:p>
          </table:table-cell>
          <table:table-cell office:value-type="float" office:value="10056373" table:style-name="ce2">
            <text:p>10056373</text:p>
          </table:table-cell>
          <table:table-cell office:value-type="string" table:style-name="ce1">
            <text:p>912640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RODRIGO DOS SANTOS RODRIGUES</text:p>
          </table:table-cell>
          <table:table-cell office:value-type="string" table:style-name="ce1">
            <text:p>3443182089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2-04T00:00:00" table:style-name="ce3">
            <text:p>04/12/2018</text:p>
          </table:table-cell>
          <table:table-cell office:value-type="date" office:date-value="2018-12-06T00:00:00" table:style-name="ce3">
            <text:p>06/12/2018</text:p>
          </table:table-cell>
          <table:table-cell office:value-type="date" office:date-value="2022-05-19T00:00:00" table:style-name="ce3">
            <text:p>19/05/2022</text:p>
          </table:table-cell>
          <table:table-cell office:value-type="date" office:date-value="2022-03-15T00:00:00" table:style-name="ce3">
            <text:p>15/03/2022</text:p>
          </table:table-cell>
          <table:table-cell office:value-type="float" office:value="211500" table:style-name="ce4">
            <text:p>R$ 21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5-20T00:00:00" table:style-name="ce3">
            <text:p>20/05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123570/2017-49</text:p>
          </table:table-cell>
          <table:table-cell office:value-type="float" office:value="10056375" table:style-name="ce2">
            <text:p>10056375</text:p>
          </table:table-cell>
          <table:table-cell office:value-type="string" table:style-name="ce1">
            <text:p>912640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ZACARIAS LINDOLFO DOS SANTOS</text:p>
          </table:table-cell>
          <table:table-cell office:value-type="string" table:style-name="ce1">
            <text:p>8120162188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2-04T00:00:00" table:style-name="ce3">
            <text:p>04/12/2018</text:p>
          </table:table-cell>
          <table:table-cell office:value-type="date" office:date-value="2018-12-06T00:00:00" table:style-name="ce3">
            <text:p>06/12/2018</text:p>
          </table:table-cell>
          <table:table-cell office:value-type="date" office:date-value="2022-04-19T00:00:00" table:style-name="ce3">
            <text:p>19/04/2022</text:p>
          </table:table-cell>
          <table:table-cell office:value-type="date" office:date-value="2022-03-15T00:00:00" table:style-name="ce3">
            <text:p>15/03/2022</text:p>
          </table:table-cell>
          <table:table-cell office:value-type="float" office:value="211500" table:style-name="ce4">
            <text:p>R$ 21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19T00:00:00" table:style-name="ce3">
            <text:p>19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123579/2017-50</text:p>
          </table:table-cell>
          <table:table-cell office:value-type="float" office:value="9892136" table:style-name="ce2">
            <text:p>9892136</text:p>
          </table:table-cell>
          <table:table-cell office:value-type="string" table:style-name="ce1">
            <text:p>917027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AIR PEREIRA DOS SANTOS</text:p>
          </table:table-cell>
          <table:table-cell office:value-type="string" table:style-name="ce1">
            <text:p>77844424915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6-21T00:00:00" table:style-name="ce3">
            <text:p>21/06/2018</text:p>
          </table:table-cell>
          <table:table-cell office:value-type="date" office:date-value="2018-06-21T00:00:00" table:style-name="ce3">
            <text:p>21/06/2018</text:p>
          </table:table-cell>
          <table:table-cell office:value-type="date" office:date-value="2019-02-28T00:00:00" table:style-name="ce3">
            <text:p>28/02/2019</text:p>
          </table:table-cell>
          <table:table-cell office:value-type="date" office:date-value="2022-02-28T00:00:00" table:style-name="ce3">
            <text:p>28/02/2022</text:p>
          </table:table-cell>
          <table:table-cell office:value-type="float" office:value="211500" table:style-name="ce4">
            <text:p>R$ 21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SUPERINTENDÊNCIA DO IBAMA NO ESTADO DE SÃO PAULO</text:p>
          </table:table-cell>
          <table:table-cell office:value-type="string" table:style-name="ce1">
            <text:p>SP</text:p>
          </table:table-cell>
          <table:table-cell office:value-type="date" office:date-value="2019-06-04T00:00:00" table:style-name="ce3">
            <text:p>04/06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123580/2017-84</text:p>
          </table:table-cell>
          <table:table-cell office:value-type="float" office:value="10056372" table:style-name="ce2">
            <text:p>10056372</text:p>
          </table:table-cell>
          <table:table-cell office:value-type="string" table:style-name="ce1">
            <text:p>912640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NTONIO PEDRO DA SILVA</text:p>
          </table:table-cell>
          <table:table-cell office:value-type="string" table:style-name="ce1">
            <text:p>7011301747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2-03T00:00:00" table:style-name="ce3">
            <text:p>03/12/2018</text:p>
          </table:table-cell>
          <table:table-cell office:value-type="date" office:date-value="2018-12-06T00:00:00" table:style-name="ce3">
            <text:p>06/12/2018</text:p>
          </table:table-cell>
          <table:table-cell office:value-type="date" office:date-value="2022-04-20T00:00:00" table:style-name="ce3">
            <text:p>20/04/2022</text:p>
          </table:table-cell>
          <table:table-cell office:value-type="date" office:date-value="2022-03-18T00:00:00" table:style-name="ce3">
            <text:p>18/03/2022</text:p>
          </table:table-cell>
          <table:table-cell office:value-type="float" office:value="211500" table:style-name="ce4">
            <text:p>R$ 21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20T00:00:00" table:style-name="ce3">
            <text:p>20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123868/2017-59</text:p>
          </table:table-cell>
          <table:table-cell office:value-type="float" office:value="10056367" table:style-name="ce2">
            <text:p>10056367</text:p>
          </table:table-cell>
          <table:table-cell office:value-type="string" table:style-name="ce1">
            <text:p>912639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UCAS ARAUJO DA HORA</text:p>
          </table:table-cell>
          <table:table-cell office:value-type="string" table:style-name="ce1">
            <text:p>5625130094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2-03T00:00:00" table:style-name="ce3">
            <text:p>03/12/2018</text:p>
          </table:table-cell>
          <table:table-cell office:value-type="date" office:date-value="2018-12-06T00:00:00" table:style-name="ce3">
            <text:p>06/12/2018</text:p>
          </table:table-cell>
          <table:table-cell office:value-type="date" office:date-value="2022-04-26T00:00:00" table:style-name="ce3">
            <text:p>26/04/2022</text:p>
          </table:table-cell>
          <table:table-cell office:value-type="date" office:date-value="2022-03-15T00:00:00" table:style-name="ce3">
            <text:p>15/03/2022</text:p>
          </table:table-cell>
          <table:table-cell office:value-type="float" office:value="211500" table:style-name="ce4">
            <text:p>R$ 21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26T00:00:00" table:style-name="ce3">
            <text:p>26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124470/2017-30</text:p>
          </table:table-cell>
          <table:table-cell office:value-type="float" office:value="10056381" table:style-name="ce2">
            <text:p>10056381</text:p>
          </table:table-cell>
          <table:table-cell office:value-type="string" table:style-name="ce1">
            <text:p>912641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EVINO RODRIGUES DA SILVA</text:p>
          </table:table-cell>
          <table:table-cell office:value-type="string" table:style-name="ce1">
            <text:p>3062698985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2-04T00:00:00" table:style-name="ce3">
            <text:p>04/12/2018</text:p>
          </table:table-cell>
          <table:table-cell office:value-type="date" office:date-value="2018-12-06T00:00:00" table:style-name="ce3">
            <text:p>06/12/2018</text:p>
          </table:table-cell>
          <table:table-cell office:value-type="date" office:date-value="2022-04-23T00:00:00" table:style-name="ce3">
            <text:p>23/04/2022</text:p>
          </table:table-cell>
          <table:table-cell office:value-type="date" office:date-value="2022-03-15T00:00:00" table:style-name="ce3">
            <text:p>15/03/2022</text:p>
          </table:table-cell>
          <table:table-cell office:value-type="float" office:value="111500" table:style-name="ce4">
            <text:p>R$ 11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GRUPO NACIONAL DE PRIMEIRA INSTÂNCIA</text:p>
          </table:table-cell>
          <table:table-cell office:value-type="string" table:style-name="ce1">
            <text:p>-</text:p>
          </table:table-cell>
          <table:table-cell office:value-type="date" office:date-value="2022-05-01T00:00:00" table:style-name="ce3">
            <text:p>01/05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124671/2017-37</text:p>
          </table:table-cell>
          <table:table-cell office:value-type="float" office:value="10056393" table:style-name="ce2">
            <text:p>10056393</text:p>
          </table:table-cell>
          <table:table-cell office:value-type="string" table:style-name="ce1">
            <text:p>912642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ZILTON DAMASCENO SILVA</text:p>
          </table:table-cell>
          <table:table-cell office:value-type="string" table:style-name="ce1">
            <text:p>02927260826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2-06T00:00:00" table:style-name="ce3">
            <text:p>06/12/2018</text:p>
          </table:table-cell>
          <table:table-cell office:value-type="date" office:date-value="2018-12-06T00:00:00" table:style-name="ce3">
            <text:p>06/12/2018</text:p>
          </table:table-cell>
          <table:table-cell office:value-type="date" office:date-value="2022-04-25T00:00:00" table:style-name="ce3">
            <text:p>25/04/2022</text:p>
          </table:table-cell>
          <table:table-cell office:value-type="date" office:date-value="2022-03-18T00:00:00" table:style-name="ce3">
            <text:p>18/03/2022</text:p>
          </table:table-cell>
          <table:table-cell office:value-type="float" office:value="211500" table:style-name="ce4">
            <text:p>R$ 21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GRUPO NACIONAL DE PRIMEIRA INSTÂNCIA</text:p>
          </table:table-cell>
          <table:table-cell office:value-type="string" table:style-name="ce1">
            <text:p>-</text:p>
          </table:table-cell>
          <table:table-cell office:value-type="date" office:date-value="2022-05-01T00:00:00" table:style-name="ce3">
            <text:p>01/05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125146/2017-39</text:p>
          </table:table-cell>
          <table:table-cell office:value-type="float" office:value="10055007" table:style-name="ce2">
            <text:p>10055007</text:p>
          </table:table-cell>
          <table:table-cell office:value-type="string" table:style-name="ce1">
            <text:p>915899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OAO ANTUNES DE BEM NETO</text:p>
          </table:table-cell>
          <table:table-cell office:value-type="string" table:style-name="ce1">
            <text:p>2189378583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2-05T00:00:00" table:style-name="ce3">
            <text:p>05/12/2018</text:p>
          </table:table-cell>
          <table:table-cell office:value-type="date" office:date-value="2018-12-05T00:00:00" table:style-name="ce3">
            <text:p>05/12/2018</text:p>
          </table:table-cell>
          <table:table-cell office:value-type="date" office:date-value="2022-04-19T00:00:00" table:style-name="ce3">
            <text:p>19/04/2022</text:p>
          </table:table-cell>
          <table:table-cell office:value-type="date" office:date-value="2022-03-18T00:00:00" table:style-name="ce3">
            <text:p>18/03/2022</text:p>
          </table:table-cell>
          <table:table-cell office:value-type="float" office:value="211500" table:style-name="ce4">
            <text:p>R$ 21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19T00:00:00" table:style-name="ce3">
            <text:p>19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125224/2017-03</text:p>
          </table:table-cell>
          <table:table-cell office:value-type="float" office:value="10055008" table:style-name="ce2">
            <text:p>10055008</text:p>
          </table:table-cell>
          <table:table-cell office:value-type="string" table:style-name="ce1">
            <text:p>915899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IVONE DUARTE DE BEM</text:p>
          </table:table-cell>
          <table:table-cell office:value-type="string" table:style-name="ce1">
            <text:p>0760371083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2-05T00:00:00" table:style-name="ce3">
            <text:p>05/12/2018</text:p>
          </table:table-cell>
          <table:table-cell office:value-type="date" office:date-value="2018-12-05T00:00:00" table:style-name="ce3">
            <text:p>05/12/2018</text:p>
          </table:table-cell>
          <table:table-cell office:value-type="date" office:date-value="2022-04-20T00:00:00" table:style-name="ce3">
            <text:p>20/04/2022</text:p>
          </table:table-cell>
          <table:table-cell office:value-type="date" office:date-value="2022-03-18T00:00:00" table:style-name="ce3">
            <text:p>18/03/2022</text:p>
          </table:table-cell>
          <table:table-cell office:value-type="float" office:value="211500" table:style-name="ce4">
            <text:p>R$ 21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20T00:00:00" table:style-name="ce3">
            <text:p>20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125525/2017-29</text:p>
          </table:table-cell>
          <table:table-cell office:value-type="float" office:value="10054996" table:style-name="ce2">
            <text:p>10054996</text:p>
          </table:table-cell>
          <table:table-cell office:value-type="string" table:style-name="ce1">
            <text:p>922107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RCO AURELIO CORREIA LIMA</text:p>
          </table:table-cell>
          <table:table-cell office:value-type="string" table:style-name="ce1">
            <text:p>0921591187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2-04T00:00:00" table:style-name="ce3">
            <text:p>04/12/2018</text:p>
          </table:table-cell>
          <table:table-cell office:value-type="date" office:date-value="2018-12-05T00:00:00" table:style-name="ce3">
            <text:p>05/12/2018</text:p>
          </table:table-cell>
          <table:table-cell office:value-type="date" office:date-value="2022-04-20T00:00:00" table:style-name="ce3">
            <text:p>20/04/2022</text:p>
          </table:table-cell>
          <table:table-cell office:value-type="date" office:date-value="2022-03-15T00:00:00" table:style-name="ce3">
            <text:p>15/03/2022</text:p>
          </table:table-cell>
          <table:table-cell office:value-type="float" office:value="211500" table:style-name="ce4">
            <text:p>R$ 21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20T00:00:00" table:style-name="ce3">
            <text:p>20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125846/2017-23</text:p>
          </table:table-cell>
          <table:table-cell office:value-type="float" office:value="10054993" table:style-name="ce2">
            <text:p>10054993</text:p>
          </table:table-cell>
          <table:table-cell office:value-type="string" table:style-name="ce1">
            <text:p>92210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MADEU SABINO DA CRUZ</text:p>
          </table:table-cell>
          <table:table-cell office:value-type="string" table:style-name="ce1">
            <text:p>0306612780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2-04T00:00:00" table:style-name="ce3">
            <text:p>04/12/2018</text:p>
          </table:table-cell>
          <table:table-cell office:value-type="date" office:date-value="2018-12-05T00:00:00" table:style-name="ce3">
            <text:p>05/12/2018</text:p>
          </table:table-cell>
          <table:table-cell office:value-type="date" office:date-value="2022-04-19T00:00:00" table:style-name="ce3">
            <text:p>19/04/2022</text:p>
          </table:table-cell>
          <table:table-cell office:value-type="date" office:date-value="2022-03-15T00:00:00" table:style-name="ce3">
            <text:p>15/03/2022</text:p>
          </table:table-cell>
          <table:table-cell office:value-type="float" office:value="211500" table:style-name="ce4">
            <text:p>R$ 21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5-09T00:00:00" table:style-name="ce3">
            <text:p>09/05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125925/2017-34</text:p>
          </table:table-cell>
          <table:table-cell office:value-type="float" office:value="10054998" table:style-name="ce2">
            <text:p>10054998</text:p>
          </table:table-cell>
          <table:table-cell office:value-type="string" table:style-name="ce1">
            <text:p>92210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ASON DE FREITAS VIANA</text:p>
          </table:table-cell>
          <table:table-cell office:value-type="string" table:style-name="ce1">
            <text:p>1712646583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2-03T00:00:00" table:style-name="ce3">
            <text:p>03/12/2018</text:p>
          </table:table-cell>
          <table:table-cell office:value-type="date" office:date-value="2018-12-05T00:00:00" table:style-name="ce3">
            <text:p>05/12/2018</text:p>
          </table:table-cell>
          <table:table-cell office:value-type="date" office:date-value="2022-04-19T00:00:00" table:style-name="ce3">
            <text:p>19/04/2022</text:p>
          </table:table-cell>
          <table:table-cell office:value-type="date" office:date-value="2022-03-15T00:00:00" table:style-name="ce3">
            <text:p>15/03/2022</text:p>
          </table:table-cell>
          <table:table-cell office:value-type="float" office:value="211500" table:style-name="ce4">
            <text:p>R$ 21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19T00:00:00" table:style-name="ce3">
            <text:p>19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128133/2017-11</text:p>
          </table:table-cell>
          <table:table-cell office:value-type="float" office:value="9495697" table:style-name="ce2">
            <text:p>9495697</text:p>
          </table:table-cell>
          <table:table-cell office:value-type="string" table:style-name="ce1">
            <text:p>918645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DEIREIRA ITAPOÃ LTDA.</text:p>
          </table:table-cell>
          <table:table-cell office:value-type="string" table:style-name="ce1">
            <text:p>0111630400018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1-22T00:00:00" table:style-name="ce3">
            <text:p>22/11/2017</text:p>
          </table:table-cell>
          <table:table-cell office:value-type="date" office:date-value="2018-01-22T00:00:00" table:style-name="ce3">
            <text:p>22/01/2018</text:p>
          </table:table-cell>
          <table:table-cell office:value-type="date" office:date-value="2019-05-13T00:00:00" table:style-name="ce3">
            <text:p>13/05/2019</text:p>
          </table:table-cell>
          <table:table-cell office:value-type="date" office:date-value="2022-05-13T00:00:00" table:style-name="ce3">
            <text:p>13/05/2022</text:p>
          </table:table-cell>
          <table:table-cell office:value-type="float" office:value="201500" table:style-name="ce4">
            <text:p>R$ 20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Coordenação de Controle e Logistica da Fiscalização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05-13T00:00:00" table:style-name="ce3">
            <text:p>13/05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129577/2017-74</text:p>
          </table:table-cell>
          <table:table-cell office:value-type="float" office:value="9386026" table:style-name="ce2">
            <text:p>9386026</text:p>
          </table:table-cell>
          <table:table-cell office:value-type="string" table:style-name="ce1">
            <text:p>91289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RCENARIA MAMORE LTDA ME</text:p>
          </table:table-cell>
          <table:table-cell office:value-type="string" table:style-name="ce1">
            <text:p>21407352000136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2-06T00:00:00" table:style-name="ce3">
            <text:p>06/12/2017</text:p>
          </table:table-cell>
          <table:table-cell office:value-type="date" office:date-value="2017-12-07T00:00:00" table:style-name="ce3">
            <text:p>07/12/2017</text:p>
          </table:table-cell>
          <table:table-cell office:value-type="date" office:date-value="2019-02-26T00:00:00" table:style-name="ce3">
            <text:p>26/02/2019</text:p>
          </table:table-cell>
          <table:table-cell office:value-type="date" office:date-value="2022-02-26T00:00:00" table:style-name="ce3">
            <text:p>26/02/2022</text:p>
          </table:table-cell>
          <table:table-cell office:value-type="float" office:value="211500" table:style-name="ce4">
            <text:p>R$ 21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02-26T00:00:00" table:style-name="ce3">
            <text:p>26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129588/2017-54</text:p>
          </table:table-cell>
          <table:table-cell office:value-type="float" office:value="9386003" table:style-name="ce2">
            <text:p>9386003</text:p>
          </table:table-cell>
          <table:table-cell office:value-type="string" table:style-name="ce1">
            <text:p>919530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VERONEZI COMERCIO VAREJISTA DE MADEIRAS EIRELI</text:p>
          </table:table-cell>
          <table:table-cell office:value-type="string" table:style-name="ce1">
            <text:p>2005061700012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2-05T00:00:00" table:style-name="ce3">
            <text:p>05/12/2017</text:p>
          </table:table-cell>
          <table:table-cell office:value-type="date" office:date-value="2017-12-07T00:00:00" table:style-name="ce3">
            <text:p>07/12/2017</text:p>
          </table:table-cell>
          <table:table-cell office:value-type="date" office:date-value="2019-02-12T00:00:00" table:style-name="ce3">
            <text:p>12/02/2019</text:p>
          </table:table-cell>
          <table:table-cell office:value-type="date" office:date-value="2022-02-12T00:00:00" table:style-name="ce3">
            <text:p>12/02/2022</text:p>
          </table:table-cell>
          <table:table-cell office:value-type="float" office:value="757703.94" table:style-name="ce4">
            <text:p>R$ 757.703,94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COORDENAÇÃO DE OPERAÇÕES DE FISCALIZAÇÃO</text:p>
          </table:table-cell>
          <table:table-cell office:value-type="string" table:style-name="ce1">
            <text:p>-</text:p>
          </table:table-cell>
          <table:table-cell office:value-type="date" office:date-value="2019-02-14T00:00:00" table:style-name="ce3">
            <text:p>14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129591/2017-78</text:p>
          </table:table-cell>
          <table:table-cell office:value-type="float" office:value="9386005" table:style-name="ce2">
            <text:p>9386005</text:p>
          </table:table-cell>
          <table:table-cell office:value-type="string" table:style-name="ce1">
            <text:p>919530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. L. BRIZOLA IND E COM DE MADEIRAS IMP E EXP LTDA - ME</text:p>
          </table:table-cell>
          <table:table-cell office:value-type="string" table:style-name="ce1">
            <text:p>1839414300019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2-05T00:00:00" table:style-name="ce3">
            <text:p>05/12/2017</text:p>
          </table:table-cell>
          <table:table-cell office:value-type="date" office:date-value="2017-12-07T00:00:00" table:style-name="ce3">
            <text:p>07/12/2017</text:p>
          </table:table-cell>
          <table:table-cell office:value-type="date" office:date-value="2019-02-26T00:00:00" table:style-name="ce3">
            <text:p>26/02/2019</text:p>
          </table:table-cell>
          <table:table-cell office:value-type="date" office:date-value="2022-02-26T00:00:00" table:style-name="ce3">
            <text:p>26/02/2022</text:p>
          </table:table-cell>
          <table:table-cell office:value-type="float" office:value="619770.27" table:style-name="ce4">
            <text:p>R$ 619.770,27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02-26T00:00:00" table:style-name="ce3">
            <text:p>26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129593/2017-67</text:p>
          </table:table-cell>
          <table:table-cell office:value-type="float" office:value="9386007" table:style-name="ce2">
            <text:p>9386007</text:p>
          </table:table-cell>
          <table:table-cell office:value-type="string" table:style-name="ce1">
            <text:p>919530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DEIREIRA ITAPOÃ LTDA.</text:p>
          </table:table-cell>
          <table:table-cell office:value-type="string" table:style-name="ce1">
            <text:p>0111630400018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2-05T00:00:00" table:style-name="ce3">
            <text:p>05/12/2017</text:p>
          </table:table-cell>
          <table:table-cell office:value-type="date" office:date-value="2017-12-07T00:00:00" table:style-name="ce3">
            <text:p>07/12/2017</text:p>
          </table:table-cell>
          <table:table-cell office:value-type="date" office:date-value="2019-02-11T00:00:00" table:style-name="ce3">
            <text:p>11/02/2019</text:p>
          </table:table-cell>
          <table:table-cell office:value-type="date" office:date-value="2022-02-11T00:00:00" table:style-name="ce3">
            <text:p>11/02/2022</text:p>
          </table:table-cell>
          <table:table-cell office:value-type="float" office:value="179556.75" table:style-name="ce4">
            <text:p>R$ 179.556,75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COORDENAÇÃO DE OPERAÇÕES DE FISCALIZAÇÃO</text:p>
          </table:table-cell>
          <table:table-cell office:value-type="string" table:style-name="ce1">
            <text:p>-</text:p>
          </table:table-cell>
          <table:table-cell office:value-type="date" office:date-value="2019-02-14T00:00:00" table:style-name="ce3">
            <text:p>14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129603/2017-64</text:p>
          </table:table-cell>
          <table:table-cell office:value-type="float" office:value="9386011" table:style-name="ce2">
            <text:p>9386011</text:p>
          </table:table-cell>
          <table:table-cell office:value-type="string" table:style-name="ce1">
            <text:p>912889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DEIREIRA WIKI COMPANE LTDA</text:p>
          </table:table-cell>
          <table:table-cell office:value-type="string" table:style-name="ce1">
            <text:p>2082551400019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2-05T00:00:00" table:style-name="ce3">
            <text:p>05/12/2017</text:p>
          </table:table-cell>
          <table:table-cell office:value-type="date" office:date-value="2017-12-07T00:00:00" table:style-name="ce3">
            <text:p>07/12/2017</text:p>
          </table:table-cell>
          <table:table-cell office:value-type="date" office:date-value="2019-02-08T00:00:00" table:style-name="ce3">
            <text:p>08/02/2019</text:p>
          </table:table-cell>
          <table:table-cell office:value-type="date" office:date-value="2022-02-08T00:00:00" table:style-name="ce3">
            <text:p>08/02/2022</text:p>
          </table:table-cell>
          <table:table-cell office:value-type="float" office:value="1762764.84" table:style-name="ce4">
            <text:p>R$ 1.762.764,84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COORDENAÇÃO DE OPERAÇÕES DE FISCALIZAÇÃO</text:p>
          </table:table-cell>
          <table:table-cell office:value-type="string" table:style-name="ce1">
            <text:p>-</text:p>
          </table:table-cell>
          <table:table-cell office:value-type="date" office:date-value="2019-02-14T00:00:00" table:style-name="ce3">
            <text:p>14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129610/2017-66</text:p>
          </table:table-cell>
          <table:table-cell office:value-type="float" office:value="9386013" table:style-name="ce2">
            <text:p>9386013</text:p>
          </table:table-cell>
          <table:table-cell office:value-type="string" table:style-name="ce1">
            <text:p>912889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ETOR INDUSTRIAL COM DE MADEIRAS E DERIVADOS EIRELI - ME</text:p>
          </table:table-cell>
          <table:table-cell office:value-type="string" table:style-name="ce1">
            <text:p>2098258900018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2-05T00:00:00" table:style-name="ce3">
            <text:p>05/12/2017</text:p>
          </table:table-cell>
          <table:table-cell office:value-type="date" office:date-value="2017-12-07T00:00:00" table:style-name="ce3">
            <text:p>07/12/2017</text:p>
          </table:table-cell>
          <table:table-cell office:value-type="date" office:date-value="2019-02-26T00:00:00" table:style-name="ce3">
            <text:p>26/02/2019</text:p>
          </table:table-cell>
          <table:table-cell office:value-type="date" office:date-value="2022-02-26T00:00:00" table:style-name="ce3">
            <text:p>26/02/2022</text:p>
          </table:table-cell>
          <table:table-cell office:value-type="float" office:value="2036832.42" table:style-name="ce4">
            <text:p>R$ 2.036.832,42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1-07-13T00:00:00" table:style-name="ce3">
            <text:p>13/07/2021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129620/2017-00</text:p>
          </table:table-cell>
          <table:table-cell office:value-type="float" office:value="9386019" table:style-name="ce2">
            <text:p>9386019</text:p>
          </table:table-cell>
          <table:table-cell office:value-type="string" table:style-name="ce1">
            <text:p>912890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IG BOM COMERCIO DE MADEIRA LTDA - ME</text:p>
          </table:table-cell>
          <table:table-cell office:value-type="string" table:style-name="ce1">
            <text:p>0700770700017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2-06T00:00:00" table:style-name="ce3">
            <text:p>06/12/2017</text:p>
          </table:table-cell>
          <table:table-cell office:value-type="date" office:date-value="2017-12-07T00:00:00" table:style-name="ce3">
            <text:p>07/12/2017</text:p>
          </table:table-cell>
          <table:table-cell office:value-type="date" office:date-value="2019-02-12T00:00:00" table:style-name="ce3">
            <text:p>12/02/2019</text:p>
          </table:table-cell>
          <table:table-cell office:value-type="date" office:date-value="2022-02-12T00:00:00" table:style-name="ce3">
            <text:p>12/02/2022</text:p>
          </table:table-cell>
          <table:table-cell office:value-type="float" office:value="739192.83" table:style-name="ce4">
            <text:p>R$ 739.192,83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COORDENAÇÃO DE OPERAÇÕES DE FISCALIZAÇÃO</text:p>
          </table:table-cell>
          <table:table-cell office:value-type="string" table:style-name="ce1">
            <text:p>-</text:p>
          </table:table-cell>
          <table:table-cell office:value-type="date" office:date-value="2019-02-14T00:00:00" table:style-name="ce3">
            <text:p>14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129624/2017-80</text:p>
          </table:table-cell>
          <table:table-cell office:value-type="float" office:value="9386031" table:style-name="ce2">
            <text:p>9386031</text:p>
          </table:table-cell>
          <table:table-cell office:value-type="string" table:style-name="ce1">
            <text:p>912890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SMERILHÃO MATERIAIS PARA CONSTRUÇÃO EIRELI ME</text:p>
          </table:table-cell>
          <table:table-cell office:value-type="string" table:style-name="ce1">
            <text:p>2513674900019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2-06T00:00:00" table:style-name="ce3">
            <text:p>06/12/2017</text:p>
          </table:table-cell>
          <table:table-cell office:value-type="date" office:date-value="2017-12-07T00:00:00" table:style-name="ce3">
            <text:p>07/12/2017</text:p>
          </table:table-cell>
          <table:table-cell office:value-type="date" office:date-value="2019-02-26T00:00:00" table:style-name="ce3">
            <text:p>26/02/2019</text:p>
          </table:table-cell>
          <table:table-cell office:value-type="date" office:date-value="2022-02-26T00:00:00" table:style-name="ce3">
            <text:p>26/02/2022</text:p>
          </table:table-cell>
          <table:table-cell office:value-type="float" office:value="673532.64" table:style-name="ce4">
            <text:p>R$ 673.532,64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02-26T00:00:00" table:style-name="ce3">
            <text:p>26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129625/2017-24</text:p>
          </table:table-cell>
          <table:table-cell office:value-type="float" office:value="9386033" table:style-name="ce2">
            <text:p>9386033</text:p>
          </table:table-cell>
          <table:table-cell office:value-type="string" table:style-name="ce1">
            <text:p>912890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G T SALES COMERCIO DE MADEIRAS - ME.</text:p>
          </table:table-cell>
          <table:table-cell office:value-type="string" table:style-name="ce1">
            <text:p>1576153300016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2-06T00:00:00" table:style-name="ce3">
            <text:p>06/12/2017</text:p>
          </table:table-cell>
          <table:table-cell office:value-type="date" office:date-value="2017-12-07T00:00:00" table:style-name="ce3">
            <text:p>07/12/2017</text:p>
          </table:table-cell>
          <table:table-cell office:value-type="date" office:date-value="2019-01-31T00:00:00" table:style-name="ce3">
            <text:p>31/01/2019</text:p>
          </table:table-cell>
          <table:table-cell office:value-type="date" office:date-value="2022-01-31T00:00:00" table:style-name="ce3">
            <text:p>31/01/2022</text:p>
          </table:table-cell>
          <table:table-cell office:value-type="float" office:value="184055.1" table:style-name="ce4">
            <text:p>R$ 184.055,1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0-03-18T00:00:00" table:style-name="ce3">
            <text:p>18/03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129630/2017-37</text:p>
          </table:table-cell>
          <table:table-cell office:value-type="float" office:value="9386027" table:style-name="ce2">
            <text:p>9386027</text:p>
          </table:table-cell>
          <table:table-cell office:value-type="string" table:style-name="ce1">
            <text:p>912891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RCENARIA MAMORE LTDA ME</text:p>
          </table:table-cell>
          <table:table-cell office:value-type="string" table:style-name="ce1">
            <text:p>21407352000136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2-06T00:00:00" table:style-name="ce3">
            <text:p>06/12/2017</text:p>
          </table:table-cell>
          <table:table-cell office:value-type="date" office:date-value="2017-12-07T00:00:00" table:style-name="ce3">
            <text:p>07/12/2017</text:p>
          </table:table-cell>
          <table:table-cell office:value-type="date" office:date-value="2019-02-12T00:00:00" table:style-name="ce3">
            <text:p>12/02/2019</text:p>
          </table:table-cell>
          <table:table-cell office:value-type="date" office:date-value="2022-02-12T00:00:00" table:style-name="ce3">
            <text:p>12/02/2022</text:p>
          </table:table-cell>
          <table:table-cell office:value-type="float" office:value="900437.16" table:style-name="ce4">
            <text:p>R$ 900.437,16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COORDENAÇÃO DE OPERAÇÕES DE FISCALIZAÇÃO</text:p>
          </table:table-cell>
          <table:table-cell office:value-type="string" table:style-name="ce1">
            <text:p>-</text:p>
          </table:table-cell>
          <table:table-cell office:value-type="date" office:date-value="2019-02-14T00:00:00" table:style-name="ce3">
            <text:p>14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129635/2017-60</text:p>
          </table:table-cell>
          <table:table-cell office:value-type="float" office:value="9386044" table:style-name="ce2">
            <text:p>9386044</text:p>
          </table:table-cell>
          <table:table-cell office:value-type="string" table:style-name="ce1">
            <text:p>912892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VALDEIR APARECIDO DE LIMA COMERCIO E SERVICOS - ME</text:p>
          </table:table-cell>
          <table:table-cell office:value-type="string" table:style-name="ce1">
            <text:p>2623439100010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2-06T00:00:00" table:style-name="ce3">
            <text:p>06/12/2017</text:p>
          </table:table-cell>
          <table:table-cell office:value-type="date" office:date-value="2017-12-07T00:00:00" table:style-name="ce3">
            <text:p>07/12/2017</text:p>
          </table:table-cell>
          <table:table-cell office:value-type="date" office:date-value="2019-02-26T00:00:00" table:style-name="ce3">
            <text:p>26/02/2019</text:p>
          </table:table-cell>
          <table:table-cell office:value-type="date" office:date-value="2022-02-26T00:00:00" table:style-name="ce3">
            <text:p>26/02/2022</text:p>
          </table:table-cell>
          <table:table-cell office:value-type="float" office:value="673532.64" table:style-name="ce4">
            <text:p>R$ 673.532,64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02-26T00:00:00" table:style-name="ce3">
            <text:p>26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130146/2017-51</text:p>
          </table:table-cell>
          <table:table-cell office:value-type="float" office:value="9388943" table:style-name="ce2">
            <text:p>9388943</text:p>
          </table:table-cell>
          <table:table-cell office:value-type="string" table:style-name="ce1">
            <text:p>92172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ERRARIA PONTE BONITA EIRELI EPP</text:p>
          </table:table-cell>
          <table:table-cell office:value-type="string" table:style-name="ce1">
            <text:p>23861242000175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2-11T00:00:00" table:style-name="ce3">
            <text:p>11/12/2017</text:p>
          </table:table-cell>
          <table:table-cell office:value-type="date" office:date-value="2017-12-12T00:00:00" table:style-name="ce3">
            <text:p>12/12/2017</text:p>
          </table:table-cell>
          <table:table-cell office:value-type="date" office:date-value="2019-03-28T00:00:00" table:style-name="ce3">
            <text:p>28/03/2019</text:p>
          </table:table-cell>
          <table:table-cell office:value-type="date" office:date-value="2022-03-28T00:00:00" table:style-name="ce3">
            <text:p>28/03/2022</text:p>
          </table:table-cell>
          <table:table-cell office:value-type="float" office:value="289067.37" table:style-name="ce4">
            <text:p>R$ 289.067,37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UNIDADE TÉCNICA DE 1º NÍVEL EM VILHENA - RO</text:p>
          </table:table-cell>
          <table:table-cell office:value-type="string" table:style-name="ce1">
            <text:p>RO</text:p>
          </table:table-cell>
          <table:table-cell office:value-type="date" office:date-value="2021-09-15T00:00:00" table:style-name="ce3">
            <text:p>15/09/2021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130147/2017-03</text:p>
          </table:table-cell>
          <table:table-cell office:value-type="float" office:value="9388941" table:style-name="ce2">
            <text:p>9388941</text:p>
          </table:table-cell>
          <table:table-cell office:value-type="string" table:style-name="ce1">
            <text:p>912893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ALAZAR MATERIAIS PARA CONSTRUCAO LTDA</text:p>
          </table:table-cell>
          <table:table-cell office:value-type="string" table:style-name="ce1">
            <text:p>1315842700016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2-11T00:00:00" table:style-name="ce3">
            <text:p>11/12/2017</text:p>
          </table:table-cell>
          <table:table-cell office:value-type="date" office:date-value="2017-12-12T00:00:00" table:style-name="ce3">
            <text:p>12/12/2017</text:p>
          </table:table-cell>
          <table:table-cell office:value-type="date" office:date-value="2019-01-31T00:00:00" table:style-name="ce3">
            <text:p>31/01/2019</text:p>
          </table:table-cell>
          <table:table-cell office:value-type="date" office:date-value="2022-01-31T00:00:00" table:style-name="ce3">
            <text:p>31/01/2022</text:p>
          </table:table-cell>
          <table:table-cell office:value-type="float" office:value="280155.78000000003" table:style-name="ce4">
            <text:p>R$ 280.155,78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01-31T00:00:00" table:style-name="ce3">
            <text:p>31/01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130161/2017-07</text:p>
          </table:table-cell>
          <table:table-cell office:value-type="float" office:value="9388945" table:style-name="ce2">
            <text:p>9388945</text:p>
          </table:table-cell>
          <table:table-cell office:value-type="string" table:style-name="ce1">
            <text:p>921726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DEMIRO INDUSTRIALIZAÇÃO DE PRODUTOS DA FLORESTA LTDA</text:p>
          </table:table-cell>
          <table:table-cell office:value-type="string" table:style-name="ce1">
            <text:p>0716256200018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2-11T00:00:00" table:style-name="ce3">
            <text:p>11/12/2017</text:p>
          </table:table-cell>
          <table:table-cell office:value-type="date" office:date-value="2017-12-12T00:00:00" table:style-name="ce3">
            <text:p>12/12/2017</text:p>
          </table:table-cell>
          <table:table-cell office:value-type="date" office:date-value="2019-01-31T00:00:00" table:style-name="ce3">
            <text:p>31/01/2019</text:p>
          </table:table-cell>
          <table:table-cell office:value-type="date" office:date-value="2022-01-31T00:00:00" table:style-name="ce3">
            <text:p>31/01/2022</text:p>
          </table:table-cell>
          <table:table-cell office:value-type="float" office:value="61901.04" table:style-name="ce4">
            <text:p>R$ 61.901,04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01-31T00:00:00" table:style-name="ce3">
            <text:p>31/01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1.130162/2017-43</text:p>
          </table:table-cell>
          <table:table-cell office:value-type="float" office:value="9388939" table:style-name="ce2">
            <text:p>9388939</text:p>
          </table:table-cell>
          <table:table-cell office:value-type="string" table:style-name="ce1">
            <text:p>912892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DEIRAS COSTA EIRELI - ME</text:p>
          </table:table-cell>
          <table:table-cell office:value-type="string" table:style-name="ce1">
            <text:p>20628532000185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2-11T00:00:00" table:style-name="ce3">
            <text:p>11/12/2017</text:p>
          </table:table-cell>
          <table:table-cell office:value-type="date" office:date-value="2017-12-12T00:00:00" table:style-name="ce3">
            <text:p>12/12/2017</text:p>
          </table:table-cell>
          <table:table-cell office:value-type="date" office:date-value="2019-02-12T00:00:00" table:style-name="ce3">
            <text:p>12/02/2019</text:p>
          </table:table-cell>
          <table:table-cell office:value-type="date" office:date-value="2022-02-12T00:00:00" table:style-name="ce3">
            <text:p>12/02/2022</text:p>
          </table:table-cell>
          <table:table-cell office:value-type="float" office:value="1222821.06" table:style-name="ce4">
            <text:p>R$ 1.222.821,06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COORDENAÇÃO DE OPERAÇÕES DE FISCALIZAÇÃO</text:p>
          </table:table-cell>
          <table:table-cell office:value-type="string" table:style-name="ce1">
            <text:p>-</text:p>
          </table:table-cell>
          <table:table-cell office:value-type="date" office:date-value="2019-02-14T00:00:00" table:style-name="ce3">
            <text:p>14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2.000008/2011-42</text:p>
          </table:table-cell>
          <table:table-cell office:value-type="float" office:value="3809299" table:style-name="ce2">
            <text:p>3809299</text:p>
          </table:table-cell>
          <table:table-cell office:value-type="string" table:style-name="ce1">
            <text:p>63580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ANOEL DA SILVA LIMA</text:p>
          </table:table-cell>
          <table:table-cell office:value-type="string" table:style-name="ce1">
            <text:p>0962941620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0-09-20T00:00:00" table:style-name="ce3">
            <text:p>20/09/2010</text:p>
          </table:table-cell>
          <table:table-cell office:value-type="date" office:date-value="2018-04-03T00:00:00" table:style-name="ce3">
            <text:p>03/04/2018</text:p>
          </table:table-cell>
          <table:table-cell office:value-type="date" office:date-value="2022-03-29T00:00:00" table:style-name="ce3">
            <text:p>29/03/2022</text:p>
          </table:table-cell>
          <table:table-cell office:value-type="date" office:date-value="2022-03-25T00:00:00" table:style-name="ce3">
            <text:p>25/03/2022</text:p>
          </table:table-cell>
          <table:table-cell office:value-type="float" office:value="33750" table:style-name="ce4">
            <text:p>R$ 33.750,00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Superintendência do Ibama no Estado do Acre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3-30T00:00:00" table:style-name="ce3">
            <text:p>30/03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2.000034/2014-13</text:p>
          </table:table-cell>
          <table:table-cell office:value-type="float" office:value="6166162" table:style-name="ce2">
            <text:p>6166162</text:p>
          </table:table-cell>
          <table:table-cell office:value-type="string" table:style-name="ce1">
            <text:p>629240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ONILDO RIBEIRO DE QUEIROZ</text:p>
          </table:table-cell>
          <table:table-cell office:value-type="string" table:style-name="ce1">
            <text:p>0314819720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3-12-11T00:00:00" table:style-name="ce3">
            <text:p>11/12/2013</text:p>
          </table:table-cell>
          <table:table-cell office:value-type="date" office:date-value="2018-04-25T00:00:00" table:style-name="ce3">
            <text:p>25/04/2018</text:p>
          </table:table-cell>
          <table:table-cell office:value-type="date" office:date-value="2022-04-06T00:00:00" table:style-name="ce3">
            <text:p>06/04/2022</text:p>
          </table:table-cell>
          <table:table-cell office:value-type="date" office:date-value="2022-04-03T00:00:00" table:style-name="ce3">
            <text:p>03/04/2022</text:p>
          </table:table-cell>
          <table:table-cell office:value-type="float" office:value="123750" table:style-name="ce4">
            <text:p>R$ 123.750,00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Superintendência do Ibama no Estado do Acre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5-30T00:00:00" table:style-name="ce3">
            <text:p>30/05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2.000046/2014-48</text:p>
          </table:table-cell>
          <table:table-cell office:value-type="float" office:value="6156536" table:style-name="ce2">
            <text:p>6156536</text:p>
          </table:table-cell>
          <table:table-cell office:value-type="string" table:style-name="ce1">
            <text:p>634009</text:p>
          </table:table-cell>
          <table:table-cell office:value-type="string" table:style-name="ce1">
            <text:p>D</text:p>
          </table:table-cell>
          <table:table-cell office:value-type="string" table:style-name="ce1">
            <text:p>GEVAN DE SOUZA MATOS</text:p>
          </table:table-cell>
          <table:table-cell office:value-type="string" table:style-name="ce1">
            <text:p>6293383320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3-12-07T00:00:00" table:style-name="ce3">
            <text:p>07/12/2013</text:p>
          </table:table-cell>
          <table:table-cell office:value-type="date" office:date-value="2018-05-17T00:00:00" table:style-name="ce3">
            <text:p>17/05/2018</text:p>
          </table:table-cell>
          <table:table-cell office:value-type="date" office:date-value="2022-06-09T00:00:00" table:style-name="ce3">
            <text:p>09/06/2022</text:p>
          </table:table-cell>
          <table:table-cell office:value-type="date" office:date-value="2022-03-26T00:00:00" table:style-name="ce3">
            <text:p>26/03/2022</text:p>
          </table:table-cell>
          <table:table-cell office:value-type="float" office:value="52500" table:style-name="ce4">
            <text:p>R$ 52.500,00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Superintendência do Ibama no Estado do Acre</text:p>
          </table:table-cell>
          <table:table-cell office:value-type="string" table:style-name="ce1">
            <text:p>DIVISÃO TÉCNICO-AMBIENTAL - AC</text:p>
          </table:table-cell>
          <table:table-cell office:value-type="string" table:style-name="ce1">
            <text:p>AC</text:p>
          </table:table-cell>
          <table:table-cell office:value-type="date" office:date-value="2022-06-13T00:00:00" table:style-name="ce3">
            <text:p>13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2.000059/2014-17</text:p>
          </table:table-cell>
          <table:table-cell office:value-type="float" office:value="5742727" table:style-name="ce2">
            <text:p>5742727</text:p>
          </table:table-cell>
          <table:table-cell office:value-type="string" table:style-name="ce1">
            <text:p>629238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OSIMAR RODRIGUES DE ARRUDA</text:p>
          </table:table-cell>
          <table:table-cell office:value-type="string" table:style-name="ce1">
            <text:p>0108607224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3-12-09T00:00:00" table:style-name="ce3">
            <text:p>09/12/2013</text:p>
          </table:table-cell>
          <table:table-cell office:value-type="date" office:date-value="2018-04-25T00:00:00" table:style-name="ce3">
            <text:p>25/04/2018</text:p>
          </table:table-cell>
          <table:table-cell office:value-type="date" office:date-value="2022-04-06T00:00:00" table:style-name="ce3">
            <text:p>06/04/2022</text:p>
          </table:table-cell>
          <table:table-cell office:value-type="date" office:date-value="2022-03-25T00:00:00" table:style-name="ce3">
            <text:p>25/03/2022</text:p>
          </table:table-cell>
          <table:table-cell office:value-type="float" office:value="123750" table:style-name="ce4">
            <text:p>R$ 123.750,00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Superintendência do Ibama no Estado do Acre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07T00:00:00" table:style-name="ce3">
            <text:p>07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2.000062/2014-31</text:p>
          </table:table-cell>
          <table:table-cell office:value-type="float" office:value="5740222" table:style-name="ce2">
            <text:p>5740222</text:p>
          </table:table-cell>
          <table:table-cell office:value-type="string" table:style-name="ce1">
            <text:p>627696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ARIA ROSILDA TELES DE ALMEIDA</text:p>
          </table:table-cell>
          <table:table-cell office:value-type="string" table:style-name="ce1">
            <text:p>4658209624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3-12-09T00:00:00" table:style-name="ce3">
            <text:p>09/12/2013</text:p>
          </table:table-cell>
          <table:table-cell office:value-type="date" office:date-value="2018-05-04T00:00:00" table:style-name="ce3">
            <text:p>04/05/2018</text:p>
          </table:table-cell>
          <table:table-cell office:value-type="date" office:date-value="2022-05-20T00:00:00" table:style-name="ce3">
            <text:p>20/05/2022</text:p>
          </table:table-cell>
          <table:table-cell office:value-type="date" office:date-value="2022-03-25T00:00:00" table:style-name="ce3">
            <text:p>25/03/2022</text:p>
          </table:table-cell>
          <table:table-cell office:value-type="float" office:value="52500" table:style-name="ce4">
            <text:p>R$ 52.500,00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Superintendência do Ibama no Estado do Acre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5-20T00:00:00" table:style-name="ce3">
            <text:p>20/05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2.000102/2017-97</text:p>
          </table:table-cell>
          <table:table-cell office:value-type="float" office:value="9208235" table:style-name="ce2">
            <text:p>9208235</text:p>
          </table:table-cell>
          <table:table-cell office:value-type="string" table:style-name="ce1">
            <text:p>911077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RODRIGO DO NASCIMENTO LIMA</text:p>
          </table:table-cell>
          <table:table-cell office:value-type="string" table:style-name="ce1">
            <text:p>8356241928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3-02T00:00:00" table:style-name="ce3">
            <text:p>02/03/2017</text:p>
          </table:table-cell>
          <table:table-cell office:value-type="date" office:date-value="2017-03-21T00:00:00" table:style-name="ce3">
            <text:p>21/03/2017</text:p>
          </table:table-cell>
          <table:table-cell office:value-type="date" office:date-value="2022-04-06T00:00:00" table:style-name="ce3">
            <text:p>06/04/2022</text:p>
          </table:table-cell>
          <table:table-cell office:value-type="date" office:date-value="2022-03-26T00:00:00" table:style-name="ce3">
            <text:p>26/03/2022</text:p>
          </table:table-cell>
          <table:table-cell office:value-type="float" office:value="145000" table:style-name="ce4">
            <text:p>R$ 145.000,00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Superintendência do Ibama no Estado do Acre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07T00:00:00" table:style-name="ce3">
            <text:p>07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2.000114/2013-98</text:p>
          </table:table-cell>
          <table:table-cell office:value-type="float" office:value="7373778" table:style-name="ce2">
            <text:p>7373778</text:p>
          </table:table-cell>
          <table:table-cell office:value-type="string" table:style-name="ce1">
            <text:p>627605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ntonio Ferreira de Souza</text:p>
          </table:table-cell>
          <table:table-cell office:value-type="string" table:style-name="ce1">
            <text:p>53832906215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3-05-17T00:00:00" table:style-name="ce3">
            <text:p>17/05/2013</text:p>
          </table:table-cell>
          <table:table-cell office:value-type="date" office:date-value="2018-02-22T00:00:00" table:style-name="ce3">
            <text:p>22/02/2018</text:p>
          </table:table-cell>
          <table:table-cell office:value-type="date" office:date-value="2022-04-12T00:00:00" table:style-name="ce3">
            <text:p>12/04/2022</text:p>
          </table:table-cell>
          <table:table-cell office:value-type="date" office:date-value="2022-04-02T00:00:00" table:style-name="ce3">
            <text:p>02/04/2022</text:p>
          </table:table-cell>
          <table:table-cell office:value-type="float" office:value="750" table:style-name="ce4">
            <text:p>R$ 750,00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Superintendência do Ibama no Estado do Acre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12T00:00:00" table:style-name="ce3">
            <text:p>12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2.000117/2013-21</text:p>
          </table:table-cell>
          <table:table-cell office:value-type="float" office:value="7375258" table:style-name="ce2">
            <text:p>7375258</text:p>
          </table:table-cell>
          <table:table-cell office:value-type="string" table:style-name="ce1">
            <text:p>627606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ntonio Ferreira de Souza</text:p>
          </table:table-cell>
          <table:table-cell office:value-type="string" table:style-name="ce1">
            <text:p>53832906215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3-05-17T00:00:00" table:style-name="ce3">
            <text:p>17/05/2013</text:p>
          </table:table-cell>
          <table:table-cell office:value-type="date" office:date-value="2017-12-20T00:00:00" table:style-name="ce3">
            <text:p>20/12/2017</text:p>
          </table:table-cell>
          <table:table-cell office:value-type="date" office:date-value="2022-04-08T00:00:00" table:style-name="ce3">
            <text:p>08/04/2022</text:p>
          </table:table-cell>
          <table:table-cell office:value-type="date" office:date-value="2022-04-03T00:00:00" table:style-name="ce3">
            <text:p>03/04/2022</text:p>
          </table:table-cell>
          <table:table-cell office:value-type="float" office:value="225" table:style-name="ce4">
            <text:p>R$ 225,00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Superintendência do Ibama no Estado do Acre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08T00:00:00" table:style-name="ce3">
            <text:p>08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2.000139/2016-34</text:p>
          </table:table-cell>
          <table:table-cell office:value-type="float" office:value="8083978" table:style-name="ce2">
            <text:p>8083978</text:p>
          </table:table-cell>
          <table:table-cell office:value-type="string" table:style-name="ce1">
            <text:p>90680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FSV PROJETOS AMBIENTAIS LTDA</text:p>
          </table:table-cell>
          <table:table-cell office:value-type="string" table:style-name="ce1">
            <text:p>07615618000296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6-01-28T00:00:00" table:style-name="ce3">
            <text:p>28/01/2016</text:p>
          </table:table-cell>
          <table:table-cell office:value-type="date" office:date-value="2019-05-15T00:00:00" table:style-name="ce3">
            <text:p>15/05/2019</text:p>
          </table:table-cell>
          <table:table-cell office:value-type="string" table:style-name="ce3">
            <text:p>-</text:p>
          </table:table-cell>
          <table:table-cell office:value-type="date" office:date-value="2022-05-15T00:00:00" table:style-name="ce3">
            <text:p>15/05/2022</text:p>
          </table:table-cell>
          <table:table-cell office:value-type="float" office:value="351500" table:style-name="ce4">
            <text:p>R$ 351.500,00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Superintendência do Ibama no Estado do Acre</text:p>
          </table:table-cell>
          <table:table-cell office:value-type="string" table:style-name="ce1">
            <text:p>SUPERINTENDÊNCIA DO IBAMA NO ESTADO DO ACRE</text:p>
          </table:table-cell>
          <table:table-cell office:value-type="string" table:style-name="ce1">
            <text:p>AC</text:p>
          </table:table-cell>
          <table:table-cell office:value-type="date" office:date-value="2018-11-23T00:00:00" table:style-name="ce3">
            <text:p>23/11/2018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2.000190/2014-84</text:p>
          </table:table-cell>
          <table:table-cell office:value-type="float" office:value="6445213" table:style-name="ce2">
            <text:p>6445213</text:p>
          </table:table-cell>
          <table:table-cell office:value-type="string" table:style-name="ce1">
            <text:p>905092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osenildo Mesquita de Souza</text:p>
          </table:table-cell>
          <table:table-cell office:value-type="string" table:style-name="ce1">
            <text:p>66694655215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4-05-19T00:00:00" table:style-name="ce3">
            <text:p>19/05/2014</text:p>
          </table:table-cell>
          <table:table-cell office:value-type="date" office:date-value="2018-03-19T00:00:00" table:style-name="ce3">
            <text:p>19/03/2018</text:p>
          </table:table-cell>
          <table:table-cell office:value-type="date" office:date-value="2022-04-06T00:00:00" table:style-name="ce3">
            <text:p>06/04/2022</text:p>
          </table:table-cell>
          <table:table-cell office:value-type="date" office:date-value="2022-03-26T00:00:00" table:style-name="ce3">
            <text:p>26/03/2022</text:p>
          </table:table-cell>
          <table:table-cell office:value-type="float" office:value="115000" table:style-name="ce4">
            <text:p>R$ 115.000,00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Superintendência do Ibama no Estado do Acre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07T00:00:00" table:style-name="ce3">
            <text:p>07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2.000279/2014-41</text:p>
          </table:table-cell>
          <table:table-cell office:value-type="float" office:value="6566970" table:style-name="ce2">
            <text:p>6566970</text:p>
          </table:table-cell>
          <table:table-cell office:value-type="string" table:style-name="ce1">
            <text:p>905096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Hueberson Ribeiro da Silva</text:p>
          </table:table-cell>
          <table:table-cell office:value-type="string" table:style-name="ce1">
            <text:p>9392246927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4-09-11T00:00:00" table:style-name="ce3">
            <text:p>11/09/2014</text:p>
          </table:table-cell>
          <table:table-cell office:value-type="date" office:date-value="2018-03-21T00:00:00" table:style-name="ce3">
            <text:p>21/03/2018</text:p>
          </table:table-cell>
          <table:table-cell office:value-type="date" office:date-value="2022-03-29T00:00:00" table:style-name="ce3">
            <text:p>29/03/2022</text:p>
          </table:table-cell>
          <table:table-cell office:value-type="date" office:date-value="2022-03-26T00:00:00" table:style-name="ce3">
            <text:p>26/03/2022</text:p>
          </table:table-cell>
          <table:table-cell office:value-type="float" office:value="385000" table:style-name="ce4">
            <text:p>R$ 385.000,00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Superintendência do Ibama no Estado do Acre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3-30T00:00:00" table:style-name="ce3">
            <text:p>30/03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2.000327/2016-62</text:p>
          </table:table-cell>
          <table:table-cell office:value-type="float" office:value="8360763" table:style-name="ce2">
            <text:p>8360763</text:p>
          </table:table-cell>
          <table:table-cell office:value-type="string" table:style-name="ce1">
            <text:p>909494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Francisco João Tavares</text:p>
          </table:table-cell>
          <table:table-cell office:value-type="string" table:style-name="ce1">
            <text:p>0849973023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6-07-01T00:00:00" table:style-name="ce3">
            <text:p>01/07/2016</text:p>
          </table:table-cell>
          <table:table-cell office:value-type="date" office:date-value="2016-07-11T00:00:00" table:style-name="ce3">
            <text:p>11/07/2016</text:p>
          </table:table-cell>
          <table:table-cell office:value-type="date" office:date-value="2022-04-12T00:00:00" table:style-name="ce3">
            <text:p>12/04/2022</text:p>
          </table:table-cell>
          <table:table-cell office:value-type="date" office:date-value="2022-03-30T00:00:00" table:style-name="ce3">
            <text:p>30/03/2022</text:p>
          </table:table-cell>
          <table:table-cell office:value-type="float" office:value="130000" table:style-name="ce4">
            <text:p>R$ 130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12T00:00:00" table:style-name="ce3">
            <text:p>12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2.000342/2012-87</text:p>
          </table:table-cell>
          <table:table-cell office:value-type="float" office:value="4651193" table:style-name="ce2">
            <text:p>4651193</text:p>
          </table:table-cell>
          <table:table-cell office:value-type="string" table:style-name="ce1">
            <text:p>63206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ntonio denis Costa de <text:s/>Souza</text:p>
          </table:table-cell>
          <table:table-cell office:value-type="string" table:style-name="ce1">
            <text:p>5195740020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2-09-11T00:00:00" table:style-name="ce3">
            <text:p>11/09/2012</text:p>
          </table:table-cell>
          <table:table-cell office:value-type="date" office:date-value="2017-11-07T00:00:00" table:style-name="ce3">
            <text:p>07/11/2017</text:p>
          </table:table-cell>
          <table:table-cell office:value-type="date" office:date-value="2022-03-29T00:00:00" table:style-name="ce3">
            <text:p>29/03/2022</text:p>
          </table:table-cell>
          <table:table-cell office:value-type="date" office:date-value="2022-03-22T00:00:00" table:style-name="ce3">
            <text:p>22/03/2022</text:p>
          </table:table-cell>
          <table:table-cell office:value-type="float" office:value="48000" table:style-name="ce4">
            <text:p>R$ 48.000,00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Superintendência do Ibama no Estado do Acre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3-29T00:00:00" table:style-name="ce3">
            <text:p>29/03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2.000375/2014-99</text:p>
          </table:table-cell>
          <table:table-cell office:value-type="float" office:value="6537663" table:style-name="ce2">
            <text:p>6537663</text:p>
          </table:table-cell>
          <table:table-cell office:value-type="string" table:style-name="ce1">
            <text:p>905095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Raimundo Nonato Cardoso Pessoa</text:p>
          </table:table-cell>
          <table:table-cell office:value-type="string" table:style-name="ce1">
            <text:p>4838250720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4-08-18T00:00:00" table:style-name="ce3">
            <text:p>18/08/2014</text:p>
          </table:table-cell>
          <table:table-cell office:value-type="date" office:date-value="2018-05-08T00:00:00" table:style-name="ce3">
            <text:p>08/05/2018</text:p>
          </table:table-cell>
          <table:table-cell office:value-type="date" office:date-value="2022-04-06T00:00:00" table:style-name="ce3">
            <text:p>06/04/2022</text:p>
          </table:table-cell>
          <table:table-cell office:value-type="date" office:date-value="2022-03-26T00:00:00" table:style-name="ce3">
            <text:p>26/03/2022</text:p>
          </table:table-cell>
          <table:table-cell office:value-type="float" office:value="71250" table:style-name="ce4">
            <text:p>R$ 71.250,00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Superintendência do Ibama no Estado do Acre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07T00:00:00" table:style-name="ce3">
            <text:p>07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2.000379/2014-77</text:p>
          </table:table-cell>
          <table:table-cell office:value-type="float" office:value="6606013" table:style-name="ce2">
            <text:p>6606013</text:p>
          </table:table-cell>
          <table:table-cell office:value-type="string" table:style-name="ce1">
            <text:p>629236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alderi Alves da Silva</text:p>
          </table:table-cell>
          <table:table-cell office:value-type="string" table:style-name="ce1">
            <text:p>7012326425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3-12-07T00:00:00" table:style-name="ce3">
            <text:p>07/12/2013</text:p>
          </table:table-cell>
          <table:table-cell office:value-type="date" office:date-value="2018-05-04T00:00:00" table:style-name="ce3">
            <text:p>04/05/2018</text:p>
          </table:table-cell>
          <table:table-cell office:value-type="date" office:date-value="2022-04-06T00:00:00" table:style-name="ce3">
            <text:p>06/04/2022</text:p>
          </table:table-cell>
          <table:table-cell office:value-type="date" office:date-value="2022-03-25T00:00:00" table:style-name="ce3">
            <text:p>25/03/2022</text:p>
          </table:table-cell>
          <table:table-cell office:value-type="float" office:value="56250" table:style-name="ce4">
            <text:p>R$ 56.250,00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Superintendência do Ibama no Estado do Acre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07T00:00:00" table:style-name="ce3">
            <text:p>07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2.000422/2015-85</text:p>
          </table:table-cell>
          <table:table-cell office:value-type="float" office:value="7539453" table:style-name="ce2">
            <text:p>7539453</text:p>
          </table:table-cell>
          <table:table-cell office:value-type="string" table:style-name="ce1">
            <text:p>905100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NOEL DA SILVA LIMA</text:p>
          </table:table-cell>
          <table:table-cell office:value-type="string" table:style-name="ce1">
            <text:p>0962941620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5-10-28T00:00:00" table:style-name="ce3">
            <text:p>28/10/2015</text:p>
          </table:table-cell>
          <table:table-cell office:value-type="date" office:date-value="2018-11-29T00:00:00" table:style-name="ce3">
            <text:p>29/11/2018</text:p>
          </table:table-cell>
          <table:table-cell office:value-type="date" office:date-value="2022-04-04T00:00:00" table:style-name="ce3">
            <text:p>04/04/2022</text:p>
          </table:table-cell>
          <table:table-cell office:value-type="date" office:date-value="2022-04-02T00:00:00" table:style-name="ce3">
            <text:p>02/04/2022</text:p>
          </table:table-cell>
          <table:table-cell office:value-type="float" office:value="187500" table:style-name="ce4">
            <text:p>R$ 187.500,00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Superintendência do Ibama no Estado do Acre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05T00:00:00" table:style-name="ce3">
            <text:p>05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2.000424/2018-17</text:p>
          </table:table-cell>
          <table:table-cell office:value-type="float" office:value="9774239" table:style-name="ce2">
            <text:p>9774239</text:p>
          </table:table-cell>
          <table:table-cell office:value-type="string" table:style-name="ce1">
            <text:p>914581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lcir Calixto Rege</text:p>
          </table:table-cell>
          <table:table-cell office:value-type="string" table:style-name="ce1">
            <text:p>32198841215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8-03-07T00:00:00" table:style-name="ce3">
            <text:p>07/03/2018</text:p>
          </table:table-cell>
          <table:table-cell office:value-type="date" office:date-value="2018-12-05T00:00:00" table:style-name="ce3">
            <text:p>05/12/2018</text:p>
          </table:table-cell>
          <table:table-cell office:value-type="date" office:date-value="2022-04-04T00:00:00" table:style-name="ce3">
            <text:p>04/04/2022</text:p>
          </table:table-cell>
          <table:table-cell office:value-type="date" office:date-value="2022-04-03T00:00:00" table:style-name="ce3">
            <text:p>03/04/2022</text:p>
          </table:table-cell>
          <table:table-cell office:value-type="float" office:value="2157" table:style-name="ce4">
            <text:p>R$ 2.157,00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Superintendência do Ibama no Estado do Acre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05T00:00:00" table:style-name="ce3">
            <text:p>05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2.000432/2016-00</text:p>
          </table:table-cell>
          <table:table-cell office:value-type="float" office:value="8398037" table:style-name="ce2">
            <text:p>8398037</text:p>
          </table:table-cell>
          <table:table-cell office:value-type="string" table:style-name="ce1">
            <text:p>90955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TAÍDE DO CARMO CAMPOS</text:p>
          </table:table-cell>
          <table:table-cell office:value-type="string" table:style-name="ce1">
            <text:p>0583238122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6-09-02T00:00:00" table:style-name="ce3">
            <text:p>02/09/2016</text:p>
          </table:table-cell>
          <table:table-cell office:value-type="date" office:date-value="2018-07-03T00:00:00" table:style-name="ce3">
            <text:p>03/07/2018</text:p>
          </table:table-cell>
          <table:table-cell office:value-type="date" office:date-value="2022-04-06T00:00:00" table:style-name="ce3">
            <text:p>06/04/2022</text:p>
          </table:table-cell>
          <table:table-cell office:value-type="date" office:date-value="2022-03-22T00:00:00" table:style-name="ce3">
            <text:p>22/03/2022</text:p>
          </table:table-cell>
          <table:table-cell office:value-type="float" office:value="67500" table:style-name="ce4">
            <text:p>R$ 67.500,00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Superintendência do Ibama no Estado do Acre</text:p>
          </table:table-cell>
          <table:table-cell office:value-type="string" table:style-name="ce1">
            <text:p>SUPERINTENDÊNCIA DO IBAMA NO ESTADO DO ACRE</text:p>
          </table:table-cell>
          <table:table-cell office:value-type="string" table:style-name="ce1">
            <text:p>AC</text:p>
          </table:table-cell>
          <table:table-cell office:value-type="date" office:date-value="2022-06-10T00:00:00" table:style-name="ce3">
            <text:p>10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2.000438/2011-64</text:p>
          </table:table-cell>
          <table:table-cell office:value-type="float" office:value="3880433" table:style-name="ce2">
            <text:p>3880433</text:p>
          </table:table-cell>
          <table:table-cell office:value-type="string" table:style-name="ce1">
            <text:p>9535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OSE TEREZA DOS SANTOS</text:p>
          </table:table-cell>
          <table:table-cell office:value-type="string" table:style-name="ce1">
            <text:p>1129404323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1-09-06T00:00:00" table:style-name="ce3">
            <text:p>06/09/2011</text:p>
          </table:table-cell>
          <table:table-cell office:value-type="date" office:date-value="2017-10-09T00:00:00" table:style-name="ce3">
            <text:p>09/10/2017</text:p>
          </table:table-cell>
          <table:table-cell office:value-type="date" office:date-value="2022-04-04T00:00:00" table:style-name="ce3">
            <text:p>04/04/2022</text:p>
          </table:table-cell>
          <table:table-cell office:value-type="date" office:date-value="2022-04-03T00:00:00" table:style-name="ce3">
            <text:p>03/04/2022</text:p>
          </table:table-cell>
          <table:table-cell office:value-type="float" office:value="45000" table:style-name="ce4">
            <text:p>R$ 45.000,00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Superintendência do Ibama no Estado do Acre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05T00:00:00" table:style-name="ce3">
            <text:p>05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2.000606/2011-11</text:p>
          </table:table-cell>
          <table:table-cell office:value-type="float" office:value="3977175" table:style-name="ce2">
            <text:p>3977175</text:p>
          </table:table-cell>
          <table:table-cell office:value-type="string" table:style-name="ce1">
            <text:p>63208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ALDENILSON CESAR SANTOS</text:p>
          </table:table-cell>
          <table:table-cell office:value-type="string" table:style-name="ce1">
            <text:p>7415501624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1-09-13T00:00:00" table:style-name="ce3">
            <text:p>13/09/2011</text:p>
          </table:table-cell>
          <table:table-cell office:value-type="date" office:date-value="2017-11-06T00:00:00" table:style-name="ce3">
            <text:p>06/11/2017</text:p>
          </table:table-cell>
          <table:table-cell office:value-type="date" office:date-value="2022-03-29T00:00:00" table:style-name="ce3">
            <text:p>29/03/2022</text:p>
          </table:table-cell>
          <table:table-cell office:value-type="date" office:date-value="2022-03-22T00:00:00" table:style-name="ce3">
            <text:p>22/03/2022</text:p>
          </table:table-cell>
          <table:table-cell office:value-type="float" office:value="13500" table:style-name="ce4">
            <text:p>R$ 13.500,00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Superintendência do Ibama no Estado do Acre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3-29T00:00:00" table:style-name="ce3">
            <text:p>29/03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2.000626/2011-92</text:p>
          </table:table-cell>
          <table:table-cell office:value-type="float" office:value="3973134" table:style-name="ce2">
            <text:p>3973134</text:p>
          </table:table-cell>
          <table:table-cell office:value-type="string" table:style-name="ce1">
            <text:p>62940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EREZA SALES DE MOURA</text:p>
          </table:table-cell>
          <table:table-cell office:value-type="string" table:style-name="ce1">
            <text:p>4780558727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1-11-22T00:00:00" table:style-name="ce3">
            <text:p>22/11/2011</text:p>
          </table:table-cell>
          <table:table-cell office:value-type="date" office:date-value="2017-12-08T00:00:00" table:style-name="ce3">
            <text:p>08/12/2017</text:p>
          </table:table-cell>
          <table:table-cell office:value-type="date" office:date-value="2022-04-12T00:00:00" table:style-name="ce3">
            <text:p>12/04/2022</text:p>
          </table:table-cell>
          <table:table-cell office:value-type="date" office:date-value="2022-04-03T00:00:00" table:style-name="ce3">
            <text:p>03/04/2022</text:p>
          </table:table-cell>
          <table:table-cell office:value-type="float" office:value="30375" table:style-name="ce4">
            <text:p>R$ 30.375,00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Superintendência do Ibama no Estado do Acre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12T00:00:00" table:style-name="ce3">
            <text:p>12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2.000703/2016-19</text:p>
          </table:table-cell>
          <table:table-cell office:value-type="float" office:value="8426400" table:style-name="ce2">
            <text:p>8426400</text:p>
          </table:table-cell>
          <table:table-cell office:value-type="string" table:style-name="ce1">
            <text:p>910465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ebastião Pereira</text:p>
          </table:table-cell>
          <table:table-cell office:value-type="string" table:style-name="ce1">
            <text:p>6660964029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6-11-14T00:00:00" table:style-name="ce3">
            <text:p>14/11/2016</text:p>
          </table:table-cell>
          <table:table-cell office:value-type="date" office:date-value="2017-10-03T00:00:00" table:style-name="ce3">
            <text:p>03/10/2017</text:p>
          </table:table-cell>
          <table:table-cell office:value-type="date" office:date-value="2022-03-29T00:00:00" table:style-name="ce3">
            <text:p>29/03/2022</text:p>
          </table:table-cell>
          <table:table-cell office:value-type="date" office:date-value="2022-03-26T00:00:00" table:style-name="ce3">
            <text:p>26/03/2022</text:p>
          </table:table-cell>
          <table:table-cell office:value-type="float" office:value="70000" table:style-name="ce4">
            <text:p>R$ 70.000,00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Superintendência do Ibama no Estado do Acre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3-30T00:00:00" table:style-name="ce3">
            <text:p>30/03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2.000816/2010-29</text:p>
          </table:table-cell>
          <table:table-cell office:value-type="float" office:value="3788046" table:style-name="ce2">
            <text:p>3788046</text:p>
          </table:table-cell>
          <table:table-cell office:value-type="string" table:style-name="ce1">
            <text:p>63113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rancisco de Oliveira do Espirito Santo</text:p>
          </table:table-cell>
          <table:table-cell office:value-type="string" table:style-name="ce1">
            <text:p>8328926725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0-12-10T00:00:00" table:style-name="ce3">
            <text:p>10/12/2010</text:p>
          </table:table-cell>
          <table:table-cell office:value-type="date" office:date-value="2018-05-08T00:00:00" table:style-name="ce3">
            <text:p>08/05/2018</text:p>
          </table:table-cell>
          <table:table-cell office:value-type="date" office:date-value="2022-03-28T00:00:00" table:style-name="ce3">
            <text:p>28/03/2022</text:p>
          </table:table-cell>
          <table:table-cell office:value-type="date" office:date-value="2022-03-25T00:00:00" table:style-name="ce3">
            <text:p>25/03/2022</text:p>
          </table:table-cell>
          <table:table-cell office:value-type="float" office:value="28125" table:style-name="ce4">
            <text:p>R$ 28.125,00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Superintendência do Ibama no Estado do Acre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3-28T00:00:00" table:style-name="ce3">
            <text:p>28/03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2.000869/2008-25</text:p>
          </table:table-cell>
          <table:table-cell office:value-type="float" office:value="1954430" table:style-name="ce2">
            <text:p>1954430</text:p>
          </table:table-cell>
          <table:table-cell office:value-type="string" table:style-name="ce1">
            <text:p>62863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LEMILDO DA SILVA SOUZA</text:p>
          </table:table-cell>
          <table:table-cell office:value-type="string" table:style-name="ce1">
            <text:p>6451216925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08-09-18T00:00:00" table:style-name="ce3">
            <text:p>18/09/2008</text:p>
          </table:table-cell>
          <table:table-cell office:value-type="date" office:date-value="2018-01-16T00:00:00" table:style-name="ce3">
            <text:p>16/01/2018</text:p>
          </table:table-cell>
          <table:table-cell office:value-type="date" office:date-value="2022-04-29T00:00:00" table:style-name="ce3">
            <text:p>29/04/2022</text:p>
          </table:table-cell>
          <table:table-cell office:value-type="date" office:date-value="2022-04-03T00:00:00" table:style-name="ce3">
            <text:p>03/04/2022</text:p>
          </table:table-cell>
          <table:table-cell office:value-type="float" office:value="90000" table:style-name="ce4">
            <text:p>R$ 90.000,00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Superintendência do Ibama no Estado do Acre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29T00:00:00" table:style-name="ce3">
            <text:p>29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2.001598/2018-05</text:p>
          </table:table-cell>
          <table:table-cell office:value-type="float" office:value="9910100" table:style-name="ce2">
            <text:p>9910100</text:p>
          </table:table-cell>
          <table:table-cell office:value-type="string" table:style-name="ce1">
            <text:p>910977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DEIREIRA FENIX VINTE UM LTDA - ME</text:p>
          </table:table-cell>
          <table:table-cell office:value-type="string" table:style-name="ce1">
            <text:p>1066027800014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7-07T00:00:00" table:style-name="ce3">
            <text:p>07/07/2018</text:p>
          </table:table-cell>
          <table:table-cell office:value-type="date" office:date-value="2018-07-11T00:00:00" table:style-name="ce3">
            <text:p>11/07/2018</text:p>
          </table:table-cell>
          <table:table-cell office:value-type="date" office:date-value="2022-06-07T00:00:00" table:style-name="ce3">
            <text:p>07/06/2022</text:p>
          </table:table-cell>
          <table:table-cell office:value-type="date" office:date-value="2022-04-04T00:00:00" table:style-name="ce3">
            <text:p>04/04/2022</text:p>
          </table:table-cell>
          <table:table-cell office:value-type="float" office:value="161500" table:style-name="ce4">
            <text:p>R$ 161.500,00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Superintendência do Ibama no Estado do Acre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6-08T00:00:00" table:style-name="ce3">
            <text:p>08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2.001957/2018-16</text:p>
          </table:table-cell>
          <table:table-cell office:value-type="float" office:value="9984172" table:style-name="ce2">
            <text:p>9984172</text:p>
          </table:table-cell>
          <table:table-cell office:value-type="string" table:style-name="ce1">
            <text:p>914582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. F. CARVALHO DOS SANTOS - ME</text:p>
          </table:table-cell>
          <table:table-cell office:value-type="string" table:style-name="ce1">
            <text:p>2703054400015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8-28T00:00:00" table:style-name="ce3">
            <text:p>28/08/2018</text:p>
          </table:table-cell>
          <table:table-cell office:value-type="date" office:date-value="2018-09-17T00:00:00" table:style-name="ce3">
            <text:p>17/09/2018</text:p>
          </table:table-cell>
          <table:table-cell office:value-type="date" office:date-value="2019-02-26T00:00:00" table:style-name="ce3">
            <text:p>26/02/2019</text:p>
          </table:table-cell>
          <table:table-cell office:value-type="date" office:date-value="2022-02-26T00:00:00" table:style-name="ce3">
            <text:p>26/02/2022</text:p>
          </table:table-cell>
          <table:table-cell office:value-type="float" office:value="52500" table:style-name="ce4">
            <text:p>R$ 52.500,00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Superintendência do Ibama no Estado do Acre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02-26T00:00:00" table:style-name="ce3">
            <text:p>26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2.100914/2017-31</text:p>
          </table:table-cell>
          <table:table-cell office:value-type="float" office:value="9314100" table:style-name="ce2">
            <text:p>9314100</text:p>
          </table:table-cell>
          <table:table-cell office:value-type="string" table:style-name="ce1">
            <text:p>91287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Francisco Vagner de Santana Amorim</text:p>
          </table:table-cell>
          <table:table-cell office:value-type="string" table:style-name="ce1">
            <text:p>0794120024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6-27T00:00:00" table:style-name="ce3">
            <text:p>27/06/2017</text:p>
          </table:table-cell>
          <table:table-cell office:value-type="date" office:date-value="2017-08-14T00:00:00" table:style-name="ce3">
            <text:p>14/08/2017</text:p>
          </table:table-cell>
          <table:table-cell office:value-type="date" office:date-value="2022-02-22T00:00:00" table:style-name="ce3">
            <text:p>22/02/2022</text:p>
          </table:table-cell>
          <table:table-cell office:value-type="date" office:date-value="2022-01-23T00:00:00" table:style-name="ce3">
            <text:p>23/01/2022</text:p>
          </table:table-cell>
          <table:table-cell office:value-type="float" office:value="30000" table:style-name="ce4">
            <text:p>R$ 30.000,00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Superintendência do Ibama no Estado do Acre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2-22T00:00:00" table:style-name="ce3">
            <text:p>22/02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2.101530/2017-36</text:p>
          </table:table-cell>
          <table:table-cell office:value-type="float" office:value="9359792" table:style-name="ce2">
            <text:p>9359792</text:p>
          </table:table-cell>
          <table:table-cell office:value-type="string" table:style-name="ce1">
            <text:p>914025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RIO DIAS DA SILVA</text:p>
          </table:table-cell>
          <table:table-cell office:value-type="string" table:style-name="ce1">
            <text:p>57777608215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9-26T00:00:00" table:style-name="ce3">
            <text:p>26/09/2017</text:p>
          </table:table-cell>
          <table:table-cell office:value-type="date" office:date-value="2017-10-23T00:00:00" table:style-name="ce3">
            <text:p>23/10/2017</text:p>
          </table:table-cell>
          <table:table-cell office:value-type="date" office:date-value="2022-03-28T00:00:00" table:style-name="ce3">
            <text:p>28/03/2022</text:p>
          </table:table-cell>
          <table:table-cell office:value-type="date" office:date-value="2022-03-26T00:00:00" table:style-name="ce3">
            <text:p>26/03/2022</text:p>
          </table:table-cell>
          <table:table-cell office:value-type="float" office:value="65000" table:style-name="ce4">
            <text:p>R$ 65.000,00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Superintendência do Ibama no Estado do Acre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3-28T00:00:00" table:style-name="ce3">
            <text:p>28/03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2.101733/2017-22</text:p>
          </table:table-cell>
          <table:table-cell office:value-type="float" office:value="9384458" table:style-name="ce2">
            <text:p>9384458</text:p>
          </table:table-cell>
          <table:table-cell office:value-type="string" table:style-name="ce1">
            <text:p>91458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Geciel Pereira da Silva</text:p>
          </table:table-cell>
          <table:table-cell office:value-type="string" table:style-name="ce1">
            <text:p>0125556225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7-10-06T00:00:00" table:style-name="ce3">
            <text:p>06/10/2017</text:p>
          </table:table-cell>
          <table:table-cell office:value-type="date" office:date-value="2018-06-25T00:00:00" table:style-name="ce3">
            <text:p>25/06/2018</text:p>
          </table:table-cell>
          <table:table-cell office:value-type="date" office:date-value="2022-03-29T00:00:00" table:style-name="ce3">
            <text:p>29/03/2022</text:p>
          </table:table-cell>
          <table:table-cell office:value-type="date" office:date-value="2022-03-22T00:00:00" table:style-name="ce3">
            <text:p>22/03/2022</text:p>
          </table:table-cell>
          <table:table-cell office:value-type="float" office:value="3962" table:style-name="ce4">
            <text:p>R$ 3.962,00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Superintendência do Ibama no Estado do Acre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3-30T00:00:00" table:style-name="ce3">
            <text:p>30/03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3.000403/2019-72</text:p>
          </table:table-cell>
          <table:table-cell office:value-type="float" office:value="11153262" table:style-name="ce2">
            <text:p>11153262</text:p>
          </table:table-cell>
          <table:table-cell office:value-type="string" table:style-name="ce1">
            <text:p>914746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OURA E SOUZA LTDA - EPP</text:p>
          </table:table-cell>
          <table:table-cell office:value-type="string" table:style-name="ce1">
            <text:p>2069923100014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9-02-07T00:00:00" table:style-name="ce3">
            <text:p>07/02/2019</text:p>
          </table:table-cell>
          <table:table-cell office:value-type="date" office:date-value="2019-02-10T00:00:00" table:style-name="ce3">
            <text:p>10/02/2019</text:p>
          </table:table-cell>
          <table:table-cell office:value-type="date" office:date-value="2022-04-26T00:00:00" table:style-name="ce3">
            <text:p>26/04/2022</text:p>
          </table:table-cell>
          <table:table-cell office:value-type="date" office:date-value="2022-03-27T00:00:00" table:style-name="ce3">
            <text:p>27/03/2022</text:p>
          </table:table-cell>
          <table:table-cell office:value-type="float" office:value="1100" table:style-name="ce4">
            <text:p>R$ 1.100,00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Superintendência do Ibama no Estado de Alagoas</text:p>
          </table:table-cell>
          <table:table-cell office:value-type="string" table:style-name="ce1">
            <text:p>NÚCLEO DE FISCALIZAÇÃO - AL</text:p>
          </table:table-cell>
          <table:table-cell office:value-type="string" table:style-name="ce1">
            <text:p>AL</text:p>
          </table:table-cell>
          <table:table-cell office:value-type="date" office:date-value="2022-04-27T00:00:00" table:style-name="ce3">
            <text:p>27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3.000404/2019-17</text:p>
          </table:table-cell>
          <table:table-cell office:value-type="float" office:value="11153263" table:style-name="ce2">
            <text:p>11153263</text:p>
          </table:table-cell>
          <table:table-cell office:value-type="string" table:style-name="ce1">
            <text:p>922514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OURA E SOUZA LTDA - EPP</text:p>
          </table:table-cell>
          <table:table-cell office:value-type="string" table:style-name="ce1">
            <text:p>2069923100014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9-02-07T00:00:00" table:style-name="ce3">
            <text:p>07/02/2019</text:p>
          </table:table-cell>
          <table:table-cell office:value-type="date" office:date-value="2019-02-10T00:00:00" table:style-name="ce3">
            <text:p>10/02/2019</text:p>
          </table:table-cell>
          <table:table-cell office:value-type="date" office:date-value="2022-04-26T00:00:00" table:style-name="ce3">
            <text:p>26/04/2022</text:p>
          </table:table-cell>
          <table:table-cell office:value-type="date" office:date-value="2022-02-12T00:00:00" table:style-name="ce3">
            <text:p>12/02/2022</text:p>
          </table:table-cell>
          <table:table-cell office:value-type="float" office:value="2500" table:style-name="ce4">
            <text:p>R$ 2.500,00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Superintendência do Ibama no Estado de Alagoas</text:p>
          </table:table-cell>
          <table:table-cell office:value-type="string" table:style-name="ce1">
            <text:p>NÚCLEO DE FISCALIZAÇÃO - AL</text:p>
          </table:table-cell>
          <table:table-cell office:value-type="string" table:style-name="ce1">
            <text:p>AL</text:p>
          </table:table-cell>
          <table:table-cell office:value-type="date" office:date-value="2022-04-27T00:00:00" table:style-name="ce3">
            <text:p>27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3.000556/2018-39</text:p>
          </table:table-cell>
          <table:table-cell office:value-type="float" office:value="11185819" table:style-name="ce2">
            <text:p>11185819</text:p>
          </table:table-cell>
          <table:table-cell office:value-type="string" table:style-name="ce1">
            <text:p>914313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OSEILDA MARIA DA SILVA NASCIMENTO</text:p>
          </table:table-cell>
          <table:table-cell office:value-type="string" table:style-name="ce1">
            <text:p>2070152300017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9-03-21T00:00:00" table:style-name="ce3">
            <text:p>21/03/2019</text:p>
          </table:table-cell>
          <table:table-cell office:value-type="date" office:date-value="2019-03-27T00:00:00" table:style-name="ce3">
            <text:p>27/03/2019</text:p>
          </table:table-cell>
          <table:table-cell office:value-type="date" office:date-value="2022-05-04T00:00:00" table:style-name="ce3">
            <text:p>04/05/2022</text:p>
          </table:table-cell>
          <table:table-cell office:value-type="date" office:date-value="2022-04-12T00:00:00" table:style-name="ce3">
            <text:p>12/04/2022</text:p>
          </table:table-cell>
          <table:table-cell office:value-type="float" office:value="5000" table:style-name="ce4">
            <text:p>R$ 5.000,00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Superintendência do Ibama no Estado de Alagoas</text:p>
          </table:table-cell>
          <table:table-cell office:value-type="string" table:style-name="ce1">
            <text:p>DIVISÃO TÉCNICO-AMBIENTAL - AL</text:p>
          </table:table-cell>
          <table:table-cell office:value-type="string" table:style-name="ce1">
            <text:p>AL</text:p>
          </table:table-cell>
          <table:table-cell office:value-type="date" office:date-value="2022-06-14T00:00:00" table:style-name="ce3">
            <text:p>14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3.001110/2015-89</text:p>
          </table:table-cell>
          <table:table-cell office:value-type="float" office:value="7562085" table:style-name="ce2">
            <text:p>7562085</text:p>
          </table:table-cell>
          <table:table-cell office:value-type="string" table:style-name="ce1">
            <text:p>813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ERGIO MORAIS DA ROCHA</text:p>
          </table:table-cell>
          <table:table-cell office:value-type="string" table:style-name="ce1">
            <text:p>5873899142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5-11-24T00:00:00" table:style-name="ce3">
            <text:p>24/11/2015</text:p>
          </table:table-cell>
          <table:table-cell office:value-type="date" office:date-value="2018-08-24T00:00:00" table:style-name="ce3">
            <text:p>24/08/2018</text:p>
          </table:table-cell>
          <table:table-cell office:value-type="date" office:date-value="2019-02-15T00:00:00" table:style-name="ce3">
            <text:p>15/02/2019</text:p>
          </table:table-cell>
          <table:table-cell office:value-type="date" office:date-value="2022-02-15T00:00:00" table:style-name="ce3">
            <text:p>15/02/2022</text:p>
          </table:table-cell>
          <table:table-cell office:value-type="float" office:value="10500" table:style-name="ce4">
            <text:p>R$ 10.500,00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Superintendência do Ibama no Estado de Alagoas</text:p>
          </table:table-cell>
          <table:table-cell office:value-type="string" table:style-name="ce1">
            <text:p>NÚCLEO TÉCNICO SETORIAL DESCENTRALIZADO DE INSTRUÇÃO PROCESSUAL DE AUTOS DE INFRAÇÃO - AL</text:p>
          </table:table-cell>
          <table:table-cell office:value-type="string" table:style-name="ce1">
            <text:p>AL</text:p>
          </table:table-cell>
          <table:table-cell office:value-type="date" office:date-value="2019-10-23T00:00:00" table:style-name="ce3">
            <text:p>23/10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3.100988/2017-68</text:p>
          </table:table-cell>
          <table:table-cell office:value-type="float" office:value="9296434" table:style-name="ce2">
            <text:p>9296434</text:p>
          </table:table-cell>
          <table:table-cell office:value-type="string" table:style-name="ce1">
            <text:p>91404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OURIVAL DA SILVA OLIVEIRA</text:p>
          </table:table-cell>
          <table:table-cell office:value-type="string" table:style-name="ce1">
            <text:p>2288476940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I notif. via edital, p/aleg. finais</text:p>
          </table:table-cell>
          <table:table-cell office:value-type="date" office:date-value="2017-07-20T00:00:00" table:style-name="ce3">
            <text:p>20/07/2017</text:p>
          </table:table-cell>
          <table:table-cell office:value-type="date" office:date-value="2018-02-07T00:00:00" table:style-name="ce3">
            <text:p>07/02/2018</text:p>
          </table:table-cell>
          <table:table-cell office:value-type="date" office:date-value="2019-03-11T00:00:00" table:style-name="ce3">
            <text:p>11/03/2019</text:p>
          </table:table-cell>
          <table:table-cell office:value-type="date" office:date-value="2022-03-11T00:00:00" table:style-name="ce3">
            <text:p>11/03/2022</text:p>
          </table:table-cell>
          <table:table-cell office:value-type="float" office:value="2500" table:style-name="ce4">
            <text:p>R$ 2.500,00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Superintendência do Ibama no Estado de Alagoas</text:p>
          </table:table-cell>
          <table:table-cell office:value-type="string" table:style-name="ce1">
            <text:p>SUPERINTENDÊNCIA DO IBAMA NO ESTADO DE ALAGOAS</text:p>
          </table:table-cell>
          <table:table-cell office:value-type="string" table:style-name="ce1">
            <text:p>AL</text:p>
          </table:table-cell>
          <table:table-cell office:value-type="date" office:date-value="2019-03-11T00:00:00" table:style-name="ce3">
            <text:p>11/03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4.000060/2013-41</text:p>
          </table:table-cell>
          <table:table-cell office:value-type="float" office:value="5417177" table:style-name="ce2">
            <text:p>5417177</text:p>
          </table:table-cell>
          <table:table-cell office:value-type="string" table:style-name="ce1">
            <text:p>709528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MAZON EMPREENDIMENTOS REPRESNT. E SERV. LTDA.</text:p>
          </table:table-cell>
          <table:table-cell office:value-type="string" table:style-name="ce1">
            <text:p>11428165000185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3-03-07T00:00:00" table:style-name="ce3">
            <text:p>07/03/2013</text:p>
          </table:table-cell>
          <table:table-cell office:value-type="date" office:date-value="2016-11-01T00:00:00" table:style-name="ce3">
            <text:p>01/11/2016</text:p>
          </table:table-cell>
          <table:table-cell office:value-type="date" office:date-value="2019-01-11T00:00:00" table:style-name="ce3">
            <text:p>11/01/2019</text:p>
          </table:table-cell>
          <table:table-cell office:value-type="date" office:date-value="2022-01-11T00:00:00" table:style-name="ce3">
            <text:p>11/01/2022</text:p>
          </table:table-cell>
          <table:table-cell office:value-type="float" office:value="2000" table:style-name="ce4">
            <text:p>R$ 2.000,00</text:p>
          </table:table-cell>
          <table:table-cell office:value-type="string" table:style-name="ce1">
            <text:p>AP</text:p>
          </table:table-cell>
          <table:table-cell office:value-type="string" table:style-name="ce1">
            <text:p>Superintendência do Ibama no Estado do Amapá</text:p>
          </table:table-cell>
          <table:table-cell office:value-type="string" table:style-name="ce1">
            <text:p>NÚCLEO DE APOIO JURÍDICO - AP</text:p>
          </table:table-cell>
          <table:table-cell office:value-type="string" table:style-name="ce1">
            <text:p>AP</text:p>
          </table:table-cell>
          <table:table-cell office:value-type="date" office:date-value="2019-02-06T00:00:00" table:style-name="ce3">
            <text:p>06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4.000081/2012-85</text:p>
          </table:table-cell>
          <table:table-cell office:value-type="float" office:value="4512157" table:style-name="ce2">
            <text:p>4512157</text:p>
          </table:table-cell>
          <table:table-cell office:value-type="string" table:style-name="ce1">
            <text:p>728197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 D ALMEIDA ME</text:p>
          </table:table-cell>
          <table:table-cell office:value-type="string" table:style-name="ce1">
            <text:p>07816967000195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Da SAR à DIJUR, <text:s/>(homol.)</text:p>
          </table:table-cell>
          <table:table-cell office:value-type="date" office:date-value="2012-03-27T00:00:00" table:style-name="ce3">
            <text:p>27/03/2012</text:p>
          </table:table-cell>
          <table:table-cell office:value-type="date" office:date-value="2017-11-30T00:00:00" table:style-name="ce3">
            <text:p>30/11/2017</text:p>
          </table:table-cell>
          <table:table-cell office:value-type="date" office:date-value="2019-02-06T00:00:00" table:style-name="ce3">
            <text:p>06/02/2019</text:p>
          </table:table-cell>
          <table:table-cell office:value-type="date" office:date-value="2022-02-06T00:00:00" table:style-name="ce3">
            <text:p>06/02/2022</text:p>
          </table:table-cell>
          <table:table-cell office:value-type="float" office:value="13500" table:style-name="ce4">
            <text:p>R$ 13.500,00</text:p>
          </table:table-cell>
          <table:table-cell office:value-type="string" table:style-name="ce1">
            <text:p>AP</text:p>
          </table:table-cell>
          <table:table-cell office:value-type="string" table:style-name="ce1">
            <text:p>Superintendência do Ibama no Estado do Amapá</text:p>
          </table:table-cell>
          <table:table-cell office:value-type="string" table:style-name="ce1">
            <text:p>NÚCLEO DE MATERIAL E PATRIMÔNIO - AP</text:p>
          </table:table-cell>
          <table:table-cell office:value-type="string" table:style-name="ce1">
            <text:p>AP</text:p>
          </table:table-cell>
          <table:table-cell office:value-type="date" office:date-value="2020-07-02T00:00:00" table:style-name="ce3">
            <text:p>02/07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4.000161/2010-79</text:p>
          </table:table-cell>
          <table:table-cell office:value-type="float" office:value="3218957" table:style-name="ce2">
            <text:p>3218957</text:p>
          </table:table-cell>
          <table:table-cell office:value-type="string" table:style-name="ce1">
            <text:p>20901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aimundo Nonato Pacheco</text:p>
          </table:table-cell>
          <table:table-cell office:value-type="string" table:style-name="ce1">
            <text:p>4322625622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0-05-14T00:00:00" table:style-name="ce3">
            <text:p>14/05/2010</text:p>
          </table:table-cell>
          <table:table-cell office:value-type="date" office:date-value="2016-08-04T00:00:00" table:style-name="ce3">
            <text:p>04/08/2016</text:p>
          </table:table-cell>
          <table:table-cell office:value-type="date" office:date-value="2022-06-14T00:00:00" table:style-name="ce3">
            <text:p>14/06/2022</text:p>
          </table:table-cell>
          <table:table-cell office:value-type="date" office:date-value="2022-02-19T00:00:00" table:style-name="ce3">
            <text:p>19/02/2022</text:p>
          </table:table-cell>
          <table:table-cell office:value-type="float" office:value="5977.5" table:style-name="ce4">
            <text:p>R$ 5.977,50</text:p>
          </table:table-cell>
          <table:table-cell office:value-type="string" table:style-name="ce1">
            <text:p>AP</text:p>
          </table:table-cell>
          <table:table-cell office:value-type="string" table:style-name="ce1">
            <text:p>Superintendência do Ibama no Estado do Amapá</text:p>
          </table:table-cell>
          <table:table-cell office:value-type="string" table:style-name="ce1">
            <text:p>NÚCLEO DE BIODIVERSIDADE E FLORESTAS - AP</text:p>
          </table:table-cell>
          <table:table-cell office:value-type="string" table:style-name="ce1">
            <text:p>AP</text:p>
          </table:table-cell>
          <table:table-cell office:value-type="date" office:date-value="2022-06-14T00:00:00" table:style-name="ce3">
            <text:p>14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4.000350/2015-56</text:p>
          </table:table-cell>
          <table:table-cell office:value-type="float" office:value="7387322" table:style-name="ce2">
            <text:p>7387322</text:p>
          </table:table-cell>
          <table:table-cell office:value-type="string" table:style-name="ce1">
            <text:p>909640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TRANSPORTADORA 7 FLEXAS</text:p>
          </table:table-cell>
          <table:table-cell office:value-type="string" table:style-name="ce1">
            <text:p>80357437000116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e impug./defesa</text:p>
          </table:table-cell>
          <table:table-cell office:value-type="date" office:date-value="2015-05-15T00:00:00" table:style-name="ce3">
            <text:p>15/05/2015</text:p>
          </table:table-cell>
          <table:table-cell office:value-type="date" office:date-value="2015-06-11T00:00:00" table:style-name="ce3">
            <text:p>11/06/2015</text:p>
          </table:table-cell>
          <table:table-cell office:value-type="date" office:date-value="2019-02-12T00:00:00" table:style-name="ce3">
            <text:p>12/02/2019</text:p>
          </table:table-cell>
          <table:table-cell office:value-type="date" office:date-value="2022-02-12T00:00:00" table:style-name="ce3">
            <text:p>12/02/2022</text:p>
          </table:table-cell>
          <table:table-cell office:value-type="float" office:value="13682.73" table:style-name="ce4">
            <text:p>R$ 13.682,73</text:p>
          </table:table-cell>
          <table:table-cell office:value-type="string" table:style-name="ce1">
            <text:p>AP</text:p>
          </table:table-cell>
          <table:table-cell office:value-type="string" table:style-name="ce1">
            <text:p>Superintendência do Ibama no Estado do Amapá</text:p>
          </table:table-cell>
          <table:table-cell office:value-type="string" table:style-name="ce1">
            <text:p>DIVISÃO TÉCNICO-AMBIENTAL - AP</text:p>
          </table:table-cell>
          <table:table-cell office:value-type="string" table:style-name="ce1">
            <text:p>AP</text:p>
          </table:table-cell>
          <table:table-cell office:value-type="date" office:date-value="2019-02-15T00:00:00" table:style-name="ce3">
            <text:p>15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4.000712/2009-61</text:p>
          </table:table-cell>
          <table:table-cell office:value-type="float" office:value="2727189" table:style-name="ce2">
            <text:p>2727189</text:p>
          </table:table-cell>
          <table:table-cell office:value-type="string" table:style-name="ce1">
            <text:p>56628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ADEIREIRA SETE ILHAS IND. &amp; COM. IMP. E EXP. DE MAD. LTDA</text:p>
          </table:table-cell>
          <table:table-cell office:value-type="string" table:style-name="ce1">
            <text:p>0930498800015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09-12-17T00:00:00" table:style-name="ce3">
            <text:p>17/12/2009</text:p>
          </table:table-cell>
          <table:table-cell office:value-type="date" office:date-value="2018-05-23T00:00:00" table:style-name="ce3">
            <text:p>23/05/2018</text:p>
          </table:table-cell>
          <table:table-cell office:value-type="date" office:date-value="2019-02-04T00:00:00" table:style-name="ce3">
            <text:p>04/02/2019</text:p>
          </table:table-cell>
          <table:table-cell office:value-type="date" office:date-value="2022-02-04T00:00:00" table:style-name="ce3">
            <text:p>04/02/2022</text:p>
          </table:table-cell>
          <table:table-cell office:value-type="float" office:value="13972.5" table:style-name="ce4">
            <text:p>R$ 13.972,50</text:p>
          </table:table-cell>
          <table:table-cell office:value-type="string" table:style-name="ce1">
            <text:p>AP</text:p>
          </table:table-cell>
          <table:table-cell office:value-type="string" table:style-name="ce1">
            <text:p>Superintendência do Ibama no Estado do Amapá</text:p>
          </table:table-cell>
          <table:table-cell office:value-type="string" table:style-name="ce1">
            <text:p>NÚCLEO DE APOIO JURÍDICO - AP</text:p>
          </table:table-cell>
          <table:table-cell office:value-type="string" table:style-name="ce1">
            <text:p>AP</text:p>
          </table:table-cell>
          <table:table-cell office:value-type="date" office:date-value="2019-02-05T00:00:00" table:style-name="ce3">
            <text:p>05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5.000607/2018-11</text:p>
          </table:table-cell>
          <table:table-cell office:value-type="float" office:value="9586556" table:style-name="ce2">
            <text:p>9586556</text:p>
          </table:table-cell>
          <table:table-cell office:value-type="string" table:style-name="ce1">
            <text:p>91935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TABATINGA COMERCIO PEIXES ORNAMENTAIS LTDA</text:p>
          </table:table-cell>
          <table:table-cell office:value-type="string" table:style-name="ce1">
            <text:p>0427227400019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8-02-21T00:00:00" table:style-name="ce3">
            <text:p>21/02/2018</text:p>
          </table:table-cell>
          <table:table-cell office:value-type="date" office:date-value="2019-01-08T00:00:00" table:style-name="ce3">
            <text:p>08/01/2019</text:p>
          </table:table-cell>
          <table:table-cell office:value-type="date" office:date-value="2022-04-11T00:00:00" table:style-name="ce3">
            <text:p>11/04/2022</text:p>
          </table:table-cell>
          <table:table-cell office:value-type="date" office:date-value="2022-04-10T00:00:00" table:style-name="ce3">
            <text:p>10/04/2022</text:p>
          </table:table-cell>
          <table:table-cell office:value-type="float" office:value="8460" table:style-name="ce4">
            <text:p>R$ 8.460,00</text:p>
          </table:table-cell>
          <table:table-cell office:value-type="string" table:style-name="ce1">
            <text:p>AM</text:p>
          </table:table-cell>
          <table:table-cell office:value-type="string" table:style-name="ce1">
            <text:p>Superintendência do Ibama no Estado do Amazonas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12T00:00:00" table:style-name="ce3">
            <text:p>12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5.000622/2015-16</text:p>
          </table:table-cell>
          <table:table-cell office:value-type="float" office:value="7439894" table:style-name="ce2">
            <text:p>7439894</text:p>
          </table:table-cell>
          <table:table-cell office:value-type="string" table:style-name="ce1">
            <text:p>906075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O. R. DE LIMA MADEIRAS</text:p>
          </table:table-cell>
          <table:table-cell office:value-type="string" table:style-name="ce1">
            <text:p>0863099900016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5-07-15T00:00:00" table:style-name="ce3">
            <text:p>15/07/2015</text:p>
          </table:table-cell>
          <table:table-cell office:value-type="date" office:date-value="2017-02-20T00:00:00" table:style-name="ce3">
            <text:p>20/02/2017</text:p>
          </table:table-cell>
          <table:table-cell office:value-type="date" office:date-value="2019-01-23T00:00:00" table:style-name="ce3">
            <text:p>23/01/2019</text:p>
          </table:table-cell>
          <table:table-cell office:value-type="date" office:date-value="2022-01-23T00:00:00" table:style-name="ce3">
            <text:p>23/01/2022</text:p>
          </table:table-cell>
          <table:table-cell office:value-type="float" office:value="420334.65" table:style-name="ce4">
            <text:p>R$ 420.334,65</text:p>
          </table:table-cell>
          <table:table-cell office:value-type="string" table:style-name="ce1">
            <text:p>AM</text:p>
          </table:table-cell>
          <table:table-cell office:value-type="string" table:style-name="ce1">
            <text:p>Superintendência do Ibama no Estado do Amazonas</text:p>
          </table:table-cell>
          <table:table-cell office:value-type="string" table:style-name="ce1">
            <text:p>NÚCLEO DE APOIO JURÍDICO - AM</text:p>
          </table:table-cell>
          <table:table-cell office:value-type="string" table:style-name="ce1">
            <text:p>AM</text:p>
          </table:table-cell>
          <table:table-cell office:value-type="date" office:date-value="2019-01-24T00:00:00" table:style-name="ce3">
            <text:p>24/01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5.000747/2015-38</text:p>
          </table:table-cell>
          <table:table-cell office:value-type="float" office:value="10040965" table:style-name="ce2">
            <text:p>10040965</text:p>
          </table:table-cell>
          <table:table-cell office:value-type="string" table:style-name="ce1">
            <text:p>921694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RIO GRANDE PRODUÇAO FLORESTAL LTDA.</text:p>
          </table:table-cell>
          <table:table-cell office:value-type="string" table:style-name="ce1">
            <text:p>0467046900019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1-08T00:00:00" table:style-name="ce3">
            <text:p>08/11/2018</text:p>
          </table:table-cell>
          <table:table-cell office:value-type="date" office:date-value="2018-11-13T00:00:00" table:style-name="ce3">
            <text:p>13/11/2018</text:p>
          </table:table-cell>
          <table:table-cell office:value-type="date" office:date-value="2019-04-16T00:00:00" table:style-name="ce3">
            <text:p>16/04/2019</text:p>
          </table:table-cell>
          <table:table-cell office:value-type="date" office:date-value="2022-04-16T00:00:00" table:style-name="ce3">
            <text:p>16/04/2022</text:p>
          </table:table-cell>
          <table:table-cell office:value-type="float" office:value="265000" table:style-name="ce4">
            <text:p>R$ 265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AM</text:p>
          </table:table-cell>
          <table:table-cell office:value-type="string" table:style-name="ce1">
            <text:p>AM</text:p>
          </table:table-cell>
          <table:table-cell office:value-type="date" office:date-value="2019-11-18T00:00:00" table:style-name="ce3">
            <text:p>18/11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5.001520/2018-52</text:p>
          </table:table-cell>
          <table:table-cell office:value-type="float" office:value="9803232" table:style-name="ce2">
            <text:p>9803232</text:p>
          </table:table-cell>
          <table:table-cell office:value-type="string" table:style-name="ce1">
            <text:p>916709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OSE AUGUSTO GONZAGA DA SILVA</text:p>
          </table:table-cell>
          <table:table-cell office:value-type="string" table:style-name="ce1">
            <text:p>9067427829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8-03-07T00:00:00" table:style-name="ce3">
            <text:p>07/03/2018</text:p>
          </table:table-cell>
          <table:table-cell office:value-type="date" office:date-value="2018-10-09T00:00:00" table:style-name="ce3">
            <text:p>09/10/2018</text:p>
          </table:table-cell>
          <table:table-cell office:value-type="date" office:date-value="2019-02-21T00:00:00" table:style-name="ce3">
            <text:p>21/02/2019</text:p>
          </table:table-cell>
          <table:table-cell office:value-type="date" office:date-value="2022-02-21T00:00:00" table:style-name="ce3">
            <text:p>21/02/2022</text:p>
          </table:table-cell>
          <table:table-cell office:value-type="float" office:value="3750" table:style-name="ce4">
            <text:p>R$ 3.750,00</text:p>
          </table:table-cell>
          <table:table-cell office:value-type="string" table:style-name="ce1">
            <text:p>AM</text:p>
          </table:table-cell>
          <table:table-cell office:value-type="string" table:style-name="ce1">
            <text:p>Superintendência do Ibama no Estado do Amazonas</text:p>
          </table:table-cell>
          <table:table-cell office:value-type="string" table:style-name="ce1">
            <text:p>NÚCLEO DE BIODIVERSIDADE E FLORESTAS - AM</text:p>
          </table:table-cell>
          <table:table-cell office:value-type="string" table:style-name="ce1">
            <text:p>AM</text:p>
          </table:table-cell>
          <table:table-cell office:value-type="date" office:date-value="2019-07-17T00:00:00" table:style-name="ce3">
            <text:p>17/07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5.001529/2018-63</text:p>
          </table:table-cell>
          <table:table-cell office:value-type="float" office:value="9803233" table:style-name="ce2">
            <text:p>9803233</text:p>
          </table:table-cell>
          <table:table-cell office:value-type="string" table:style-name="ce1">
            <text:p>916709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Osvaniro Ferreira de Brito</text:p>
          </table:table-cell>
          <table:table-cell office:value-type="string" table:style-name="ce1">
            <text:p>7181810324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8-03-11T00:00:00" table:style-name="ce3">
            <text:p>11/03/2018</text:p>
          </table:table-cell>
          <table:table-cell office:value-type="date" office:date-value="2018-08-30T00:00:00" table:style-name="ce3">
            <text:p>30/08/2018</text:p>
          </table:table-cell>
          <table:table-cell office:value-type="date" office:date-value="2019-01-15T00:00:00" table:style-name="ce3">
            <text:p>15/01/2019</text:p>
          </table:table-cell>
          <table:table-cell office:value-type="date" office:date-value="2022-01-15T00:00:00" table:style-name="ce3">
            <text:p>15/01/2022</text:p>
          </table:table-cell>
          <table:table-cell office:value-type="float" office:value="2810" table:style-name="ce4">
            <text:p>R$ 2.810,00</text:p>
          </table:table-cell>
          <table:table-cell office:value-type="string" table:style-name="ce1">
            <text:p>AM</text:p>
          </table:table-cell>
          <table:table-cell office:value-type="string" table:style-name="ce1">
            <text:p>Superintendência do Ibama no Estado do Amazonas</text:p>
          </table:table-cell>
          <table:table-cell office:value-type="string" table:style-name="ce1">
            <text:p>NÚCLEO DE BIODIVERSIDADE E FLORESTAS - AM</text:p>
          </table:table-cell>
          <table:table-cell office:value-type="string" table:style-name="ce1">
            <text:p>AM</text:p>
          </table:table-cell>
          <table:table-cell office:value-type="date" office:date-value="2019-01-21T00:00:00" table:style-name="ce3">
            <text:p>21/01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5.003486/2018-51</text:p>
          </table:table-cell>
          <table:table-cell office:value-type="float" office:value="10005233" table:style-name="ce2">
            <text:p>10005233</text:p>
          </table:table-cell>
          <table:table-cell office:value-type="string" table:style-name="ce1">
            <text:p>91935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FIGENA BONFIM DE ARAÚJO</text:p>
          </table:table-cell>
          <table:table-cell office:value-type="string" table:style-name="ce1">
            <text:p>5811424620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0-01T00:00:00" table:style-name="ce3">
            <text:p>01/10/2018</text:p>
          </table:table-cell>
          <table:table-cell office:value-type="date" office:date-value="2018-10-04T00:00:00" table:style-name="ce3">
            <text:p>04/10/2018</text:p>
          </table:table-cell>
          <table:table-cell office:value-type="date" office:date-value="2019-03-08T00:00:00" table:style-name="ce3">
            <text:p>08/03/2019</text:p>
          </table:table-cell>
          <table:table-cell office:value-type="date" office:date-value="2022-03-08T00:00:00" table:style-name="ce3">
            <text:p>08/03/2022</text:p>
          </table:table-cell>
          <table:table-cell office:value-type="float" office:value="450000" table:style-name="ce4">
            <text:p>R$ 450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03-08T00:00:00" table:style-name="ce3">
            <text:p>08/03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5.102360/2017-87</text:p>
          </table:table-cell>
          <table:table-cell office:value-type="float" office:value="9341524" table:style-name="ce2">
            <text:p>9341524</text:p>
          </table:table-cell>
          <table:table-cell office:value-type="string" table:style-name="ce1">
            <text:p>919347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GERCIMUNDO PAES DA FROTA</text:p>
          </table:table-cell>
          <table:table-cell office:value-type="string" table:style-name="ce1">
            <text:p>58021299215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e impug./defesa</text:p>
          </table:table-cell>
          <table:table-cell office:value-type="date" office:date-value="2017-09-21T00:00:00" table:style-name="ce3">
            <text:p>21/09/2017</text:p>
          </table:table-cell>
          <table:table-cell office:value-type="date" office:date-value="2017-10-26T00:00:00" table:style-name="ce3">
            <text:p>26/10/2017</text:p>
          </table:table-cell>
          <table:table-cell office:value-type="date" office:date-value="2019-02-14T00:00:00" table:style-name="ce3">
            <text:p>14/02/2019</text:p>
          </table:table-cell>
          <table:table-cell office:value-type="date" office:date-value="2022-02-14T00:00:00" table:style-name="ce3">
            <text:p>14/02/2022</text:p>
          </table:table-cell>
          <table:table-cell office:value-type="float" office:value="78000" table:style-name="ce4">
            <text:p>R$ 78.000,00</text:p>
          </table:table-cell>
          <table:table-cell office:value-type="string" table:style-name="ce1">
            <text:p>AM</text:p>
          </table:table-cell>
          <table:table-cell office:value-type="string" table:style-name="ce1">
            <text:p>Superintendência do Ibama no Estado do Amazonas</text:p>
          </table:table-cell>
          <table:table-cell office:value-type="string" table:style-name="ce1">
            <text:p>NÚCLEO DE APOIO JURÍDICO - AM</text:p>
          </table:table-cell>
          <table:table-cell office:value-type="string" table:style-name="ce1">
            <text:p>AM</text:p>
          </table:table-cell>
          <table:table-cell office:value-type="date" office:date-value="2021-08-06T00:00:00" table:style-name="ce3">
            <text:p>06/08/2021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6.000702/2019-87</text:p>
          </table:table-cell>
          <table:table-cell office:value-type="float" office:value="11194545" table:style-name="ce2">
            <text:p>11194545</text:p>
          </table:table-cell>
          <table:table-cell office:value-type="string" table:style-name="ce1">
            <text:p>918993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W Comercio de Combustíveis Ltda-EPP</text:p>
          </table:table-cell>
          <table:table-cell office:value-type="string" table:style-name="ce1">
            <text:p>09012754000136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9-03-28T00:00:00" table:style-name="ce3">
            <text:p>28/03/2019</text:p>
          </table:table-cell>
          <table:table-cell office:value-type="date" office:date-value="2019-04-01T00:00:00" table:style-name="ce3">
            <text:p>01/04/2019</text:p>
          </table:table-cell>
          <table:table-cell office:value-type="date" office:date-value="2022-06-13T00:00:00" table:style-name="ce3">
            <text:p>13/06/2022</text:p>
          </table:table-cell>
          <table:table-cell office:value-type="date" office:date-value="2022-04-16T00:00:00" table:style-name="ce3">
            <text:p>16/04/2022</text:p>
          </table:table-cell>
          <table:table-cell office:value-type="float" office:value="900" table:style-name="ce4">
            <text:p>R$ 900,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uperintendência do Ibama no Estado da Bahia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6-13T00:00:00" table:style-name="ce3">
            <text:p>13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6.000704/2019-76</text:p>
          </table:table-cell>
          <table:table-cell office:value-type="float" office:value="11194543" table:style-name="ce2">
            <text:p>11194543</text:p>
          </table:table-cell>
          <table:table-cell office:value-type="string" table:style-name="ce1">
            <text:p>918610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Domingos Francisco Pires - ME</text:p>
          </table:table-cell>
          <table:table-cell office:value-type="string" table:style-name="ce1">
            <text:p>1479753500014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9-03-27T00:00:00" table:style-name="ce3">
            <text:p>27/03/2019</text:p>
          </table:table-cell>
          <table:table-cell office:value-type="date" office:date-value="2019-04-01T00:00:00" table:style-name="ce3">
            <text:p>01/04/2019</text:p>
          </table:table-cell>
          <table:table-cell office:value-type="date" office:date-value="2022-06-19T00:00:00" table:style-name="ce3">
            <text:p>19/06/2022</text:p>
          </table:table-cell>
          <table:table-cell office:value-type="date" office:date-value="2022-04-18T00:00:00" table:style-name="ce3">
            <text:p>18/04/2022</text:p>
          </table:table-cell>
          <table:table-cell office:value-type="float" office:value="150" table:style-name="ce4">
            <text:p>R$ 150,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uperintendência do Ibama no Estado da Bahia</text:p>
          </table:table-cell>
          <table:table-cell office:value-type="string" table:style-name="ce1">
            <text:p>NÚCLEO DE FISCALIZAÇÃO-BA</text:p>
          </table:table-cell>
          <table:table-cell office:value-type="string" table:style-name="ce1">
            <text:p>BA</text:p>
          </table:table-cell>
          <table:table-cell office:value-type="date" office:date-value="2022-06-19T00:00:00" table:style-name="ce3">
            <text:p>19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6.000723/2019-01</text:p>
          </table:table-cell>
          <table:table-cell office:value-type="float" office:value="11194109" table:style-name="ce2">
            <text:p>11194109</text:p>
          </table:table-cell>
          <table:table-cell office:value-type="string" table:style-name="ce1">
            <text:p>914229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D. L. PEREIRA EIRELI - ME</text:p>
          </table:table-cell>
          <table:table-cell office:value-type="string" table:style-name="ce1">
            <text:p>1995865500010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9-03-27T00:00:00" table:style-name="ce3">
            <text:p>27/03/2019</text:p>
          </table:table-cell>
          <table:table-cell office:value-type="date" office:date-value="2019-04-01T00:00:00" table:style-name="ce3">
            <text:p>01/04/2019</text:p>
          </table:table-cell>
          <table:table-cell office:value-type="date" office:date-value="2022-04-19T00:00:00" table:style-name="ce3">
            <text:p>19/04/2022</text:p>
          </table:table-cell>
          <table:table-cell office:value-type="date" office:date-value="2022-04-18T00:00:00" table:style-name="ce3">
            <text:p>18/04/2022</text:p>
          </table:table-cell>
          <table:table-cell office:value-type="float" office:value="150" table:style-name="ce4">
            <text:p>R$ 150,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uperintendência do Ibama no Estado da Bahia</text:p>
          </table:table-cell>
          <table:table-cell office:value-type="string" table:style-name="ce1">
            <text:p>DIVISÃO TÉCNICO-AMBIENTAL - BA</text:p>
          </table:table-cell>
          <table:table-cell office:value-type="string" table:style-name="ce1">
            <text:p>BA</text:p>
          </table:table-cell>
          <table:table-cell office:value-type="date" office:date-value="2022-04-19T00:00:00" table:style-name="ce3">
            <text:p>19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6.000725/2019-91</text:p>
          </table:table-cell>
          <table:table-cell office:value-type="float" office:value="11194110" table:style-name="ce2">
            <text:p>11194110</text:p>
          </table:table-cell>
          <table:table-cell office:value-type="string" table:style-name="ce1">
            <text:p>914229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FIORI VARGAS COMERCIO E LUBRIFICANTES LTDA</text:p>
          </table:table-cell>
          <table:table-cell office:value-type="string" table:style-name="ce1">
            <text:p>1042594300011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9-03-28T00:00:00" table:style-name="ce3">
            <text:p>28/03/2019</text:p>
          </table:table-cell>
          <table:table-cell office:value-type="date" office:date-value="2019-04-01T00:00:00" table:style-name="ce3">
            <text:p>01/04/2019</text:p>
          </table:table-cell>
          <table:table-cell office:value-type="date" office:date-value="2022-04-19T00:00:00" table:style-name="ce3">
            <text:p>19/04/2022</text:p>
          </table:table-cell>
          <table:table-cell office:value-type="date" office:date-value="2022-04-12T00:00:00" table:style-name="ce3">
            <text:p>12/04/2022</text:p>
          </table:table-cell>
          <table:table-cell office:value-type="float" office:value="150" table:style-name="ce4">
            <text:p>R$ 150,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uperintendência do Ibama no Estado da Bahia</text:p>
          </table:table-cell>
          <table:table-cell office:value-type="string" table:style-name="ce1">
            <text:p>DIVISÃO TÉCNICO-AMBIENTAL - BA</text:p>
          </table:table-cell>
          <table:table-cell office:value-type="string" table:style-name="ce1">
            <text:p>BA</text:p>
          </table:table-cell>
          <table:table-cell office:value-type="date" office:date-value="2022-04-19T00:00:00" table:style-name="ce3">
            <text:p>19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6.000786/2019-59</text:p>
          </table:table-cell>
          <table:table-cell office:value-type="float" office:value="11201756" table:style-name="ce2">
            <text:p>11201756</text:p>
          </table:table-cell>
          <table:table-cell office:value-type="string" table:style-name="ce1">
            <text:p>914230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OAO DE OLIVEIRA NETO DE SEABRA</text:p>
          </table:table-cell>
          <table:table-cell office:value-type="string" table:style-name="ce1">
            <text:p>0222119600017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9-04-03T00:00:00" table:style-name="ce3">
            <text:p>03/04/2019</text:p>
          </table:table-cell>
          <table:table-cell office:value-type="date" office:date-value="2019-04-09T00:00:00" table:style-name="ce3">
            <text:p>09/04/2019</text:p>
          </table:table-cell>
          <table:table-cell office:value-type="date" office:date-value="2022-04-19T00:00:00" table:style-name="ce3">
            <text:p>19/04/2022</text:p>
          </table:table-cell>
          <table:table-cell office:value-type="date" office:date-value="2022-04-09T00:00:00" table:style-name="ce3">
            <text:p>09/04/2022</text:p>
          </table:table-cell>
          <table:table-cell office:value-type="float" office:value="5500" table:style-name="ce4">
            <text:p>R$ 5.500,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uperintendência do Ibama no Estado da Bahia</text:p>
          </table:table-cell>
          <table:table-cell office:value-type="string" table:style-name="ce1">
            <text:p>DIVISÃO TÉCNICO-AMBIENTAL - BA</text:p>
          </table:table-cell>
          <table:table-cell office:value-type="string" table:style-name="ce1">
            <text:p>BA</text:p>
          </table:table-cell>
          <table:table-cell office:value-type="date" office:date-value="2022-04-19T00:00:00" table:style-name="ce3">
            <text:p>19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6.000793/2019-51</text:p>
          </table:table-cell>
          <table:table-cell office:value-type="float" office:value="11201755" table:style-name="ce2">
            <text:p>11201755</text:p>
          </table:table-cell>
          <table:table-cell office:value-type="string" table:style-name="ce1">
            <text:p>914230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OLIVEIRA SILVA COMÉRCIO DE COMBUSTIVEL LTDA</text:p>
          </table:table-cell>
          <table:table-cell office:value-type="string" table:style-name="ce1">
            <text:p>1020686900014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9-04-03T00:00:00" table:style-name="ce3">
            <text:p>03/04/2019</text:p>
          </table:table-cell>
          <table:table-cell office:value-type="date" office:date-value="2019-04-09T00:00:00" table:style-name="ce3">
            <text:p>09/04/2019</text:p>
          </table:table-cell>
          <table:table-cell office:value-type="date" office:date-value="2022-04-19T00:00:00" table:style-name="ce3">
            <text:p>19/04/2022</text:p>
          </table:table-cell>
          <table:table-cell office:value-type="date" office:date-value="2022-04-12T00:00:00" table:style-name="ce3">
            <text:p>12/04/2022</text:p>
          </table:table-cell>
          <table:table-cell office:value-type="float" office:value="7200" table:style-name="ce4">
            <text:p>R$ 7.200,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uperintendência do Ibama no Estado da Bahia</text:p>
          </table:table-cell>
          <table:table-cell office:value-type="string" table:style-name="ce1">
            <text:p>DIVISÃO TÉCNICO-AMBIENTAL - BA</text:p>
          </table:table-cell>
          <table:table-cell office:value-type="string" table:style-name="ce1">
            <text:p>BA</text:p>
          </table:table-cell>
          <table:table-cell office:value-type="date" office:date-value="2022-04-19T00:00:00" table:style-name="ce3">
            <text:p>19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6.000860/2019-37</text:p>
          </table:table-cell>
          <table:table-cell office:value-type="float" office:value="11203965" table:style-name="ce2">
            <text:p>11203965</text:p>
          </table:table-cell>
          <table:table-cell office:value-type="string" table:style-name="ce1">
            <text:p>914230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PAI E FILHO DERIVADOS DE PETRÓLEO LTDA</text:p>
          </table:table-cell>
          <table:table-cell office:value-type="string" table:style-name="ce1">
            <text:p>2421975600019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9-04-09T00:00:00" table:style-name="ce3">
            <text:p>09/04/2019</text:p>
          </table:table-cell>
          <table:table-cell office:value-type="date" office:date-value="2019-04-11T00:00:00" table:style-name="ce3">
            <text:p>11/04/2019</text:p>
          </table:table-cell>
          <table:table-cell office:value-type="date" office:date-value="2022-04-19T00:00:00" table:style-name="ce3">
            <text:p>19/04/2022</text:p>
          </table:table-cell>
          <table:table-cell office:value-type="date" office:date-value="2022-04-18T00:00:00" table:style-name="ce3">
            <text:p>18/04/2022</text:p>
          </table:table-cell>
          <table:table-cell office:value-type="float" office:value="900" table:style-name="ce4">
            <text:p>R$ 900,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uperintendência do Ibama no Estado da Bahia</text:p>
          </table:table-cell>
          <table:table-cell office:value-type="string" table:style-name="ce1">
            <text:p>DIVISÃO TÉCNICO-AMBIENTAL - BA</text:p>
          </table:table-cell>
          <table:table-cell office:value-type="string" table:style-name="ce1">
            <text:p>BA</text:p>
          </table:table-cell>
          <table:table-cell office:value-type="date" office:date-value="2022-04-19T00:00:00" table:style-name="ce3">
            <text:p>19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6.001293/99-21</text:p>
          </table:table-cell>
          <table:table-cell office:value-type="float" office:value="290000032311" table:style-name="ce2">
            <text:p>290000032311</text:p>
          </table:table-cell>
          <table:table-cell office:value-type="string" table:style-name="ce1">
            <text:p>30099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ARICÉLIA LIMA DE ARAUJO</text:p>
          </table:table-cell>
          <table:table-cell office:value-type="string" table:style-name="ce1">
            <text:p>5191962150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ara nova homologação</text:p>
          </table:table-cell>
          <table:table-cell office:value-type="date" office:date-value="1999-06-17T00:00:00" table:style-name="ce3">
            <text:p>17/06/1999</text:p>
          </table:table-cell>
          <table:table-cell office:value-type="date" office:date-value="2018-07-06T00:00:00" table:style-name="ce3">
            <text:p>06/07/2018</text:p>
          </table:table-cell>
          <table:table-cell office:value-type="date" office:date-value="2019-06-18T00:00:00" table:style-name="ce3">
            <text:p>18/06/2019</text:p>
          </table:table-cell>
          <table:table-cell office:value-type="date" office:date-value="2022-06-18T00:00:00" table:style-name="ce3">
            <text:p>18/06/2022</text:p>
          </table:table-cell>
          <table:table-cell office:value-type="float" office:value="1000" table:style-name="ce4">
            <text:p>R$ 1.000,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uperintendência do Ibama no Estado da Bahia</text:p>
          </table:table-cell>
          <table:table-cell office:value-type="string" table:style-name="ce1">
            <text:p>NÚCLEO TÉCNICO SETORIAL DESCENTRALIZADO DE INSTRUÇÃO PROCESSUAL DE AUTOS DE INFRAÇÃO - BA</text:p>
          </table:table-cell>
          <table:table-cell office:value-type="string" table:style-name="ce1">
            <text:p>BA</text:p>
          </table:table-cell>
          <table:table-cell office:value-type="date" office:date-value="2020-05-14T00:00:00" table:style-name="ce3">
            <text:p>14/05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7.000226/2017-22</text:p>
          </table:table-cell>
          <table:table-cell office:value-type="float" office:value="9193931" table:style-name="ce2">
            <text:p>9193931</text:p>
          </table:table-cell>
          <table:table-cell office:value-type="string" table:style-name="ce1">
            <text:p>909719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GISLANE <text:s/>SILVA CIPRIANO</text:p>
          </table:table-cell>
          <table:table-cell office:value-type="string" table:style-name="ce1">
            <text:p>0394200039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7-01-24T00:00:00" table:style-name="ce3">
            <text:p>24/01/2017</text:p>
          </table:table-cell>
          <table:table-cell office:value-type="date" office:date-value="2017-11-10T00:00:00" table:style-name="ce3">
            <text:p>10/11/2017</text:p>
          </table:table-cell>
          <table:table-cell office:value-type="date" office:date-value="2019-01-04T00:00:00" table:style-name="ce3">
            <text:p>04/01/2019</text:p>
          </table:table-cell>
          <table:table-cell office:value-type="date" office:date-value="2022-01-04T00:00:00" table:style-name="ce3">
            <text:p>04/01/2022</text:p>
          </table:table-cell>
          <table:table-cell office:value-type="float" office:value="5000" table:style-name="ce4">
            <text:p>R$ 5.000,00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Superintendência do Ibama no Estado do Ceará</text:p>
          </table:table-cell>
          <table:table-cell office:value-type="string" table:style-name="ce1">
            <text:p>NÚCLEO DE APOIO JURÍDICO - CE</text:p>
          </table:table-cell>
          <table:table-cell office:value-type="string" table:style-name="ce1">
            <text:p>CE</text:p>
          </table:table-cell>
          <table:table-cell office:value-type="date" office:date-value="2022-05-04T00:00:00" table:style-name="ce3">
            <text:p>04/05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7.000723/2015-69</text:p>
          </table:table-cell>
          <table:table-cell office:value-type="float" office:value="7440683" table:style-name="ce2">
            <text:p>7440683</text:p>
          </table:table-cell>
          <table:table-cell office:value-type="string" table:style-name="ce1">
            <text:p>905130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NCORA DISTRIBUIDORA</text:p>
          </table:table-cell>
          <table:table-cell office:value-type="string" table:style-name="ce1">
            <text:p>03879760000885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I notif. via edital, p/aleg. finais</text:p>
          </table:table-cell>
          <table:table-cell office:value-type="date" office:date-value="2015-04-27T00:00:00" table:style-name="ce3">
            <text:p>27/04/2015</text:p>
          </table:table-cell>
          <table:table-cell office:value-type="date" office:date-value="2016-05-03T00:00:00" table:style-name="ce3">
            <text:p>03/05/2016</text:p>
          </table:table-cell>
          <table:table-cell office:value-type="date" office:date-value="2019-01-21T00:00:00" table:style-name="ce3">
            <text:p>21/01/2019</text:p>
          </table:table-cell>
          <table:table-cell office:value-type="date" office:date-value="2022-01-21T00:00:00" table:style-name="ce3">
            <text:p>21/01/2022</text:p>
          </table:table-cell>
          <table:table-cell office:value-type="float" office:value="4000" table:style-name="ce4">
            <text:p>R$ 4.000,00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Superintendência do Ibama no Estado do Ceará</text:p>
          </table:table-cell>
          <table:table-cell office:value-type="string" table:style-name="ce1">
            <text:p>NÚCLEO DE APOIO JURÍDICO - CE</text:p>
          </table:table-cell>
          <table:table-cell office:value-type="string" table:style-name="ce1">
            <text:p>CE</text:p>
          </table:table-cell>
          <table:table-cell office:value-type="date" office:date-value="2022-03-16T00:00:00" table:style-name="ce3">
            <text:p>16/03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7.000777/2016-13</text:p>
          </table:table-cell>
          <table:table-cell office:value-type="float" office:value="8167085" table:style-name="ce2">
            <text:p>8167085</text:p>
          </table:table-cell>
          <table:table-cell office:value-type="string" table:style-name="ce1">
            <text:p>910443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UIS CARLOS DE OLIVEIRA REBOUÇAS</text:p>
          </table:table-cell>
          <table:table-cell office:value-type="string" table:style-name="ce1">
            <text:p>5797521334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6-05-06T00:00:00" table:style-name="ce3">
            <text:p>06/05/2016</text:p>
          </table:table-cell>
          <table:table-cell office:value-type="date" office:date-value="2016-05-10T00:00:00" table:style-name="ce3">
            <text:p>10/05/2016</text:p>
          </table:table-cell>
          <table:table-cell office:value-type="date" office:date-value="2019-02-07T00:00:00" table:style-name="ce3">
            <text:p>07/02/2019</text:p>
          </table:table-cell>
          <table:table-cell office:value-type="date" office:date-value="2022-02-07T00:00:00" table:style-name="ce3">
            <text:p>07/02/2022</text:p>
          </table:table-cell>
          <table:table-cell office:value-type="float" office:value="50" table:style-name="ce4">
            <text:p>R$ 50,00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Superintendência do Ibama no Estado do Ceará</text:p>
          </table:table-cell>
          <table:table-cell office:value-type="string" table:style-name="ce1">
            <text:p>NÚCLEO DE APOIO JURÍDICO - CE</text:p>
          </table:table-cell>
          <table:table-cell office:value-type="string" table:style-name="ce1">
            <text:p>CE</text:p>
          </table:table-cell>
          <table:table-cell office:value-type="date" office:date-value="2022-05-24T00:00:00" table:style-name="ce3">
            <text:p>24/05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7.000977/2016-68</text:p>
          </table:table-cell>
          <table:table-cell office:value-type="float" office:value="8167138" table:style-name="ce2">
            <text:p>8167138</text:p>
          </table:table-cell>
          <table:table-cell office:value-type="string" table:style-name="ce1">
            <text:p>911272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amuel da Silva Alexandre</text:p>
          </table:table-cell>
          <table:table-cell office:value-type="string" table:style-name="ce1">
            <text:p>0367914930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6-07-01T00:00:00" table:style-name="ce3">
            <text:p>01/07/2016</text:p>
          </table:table-cell>
          <table:table-cell office:value-type="date" office:date-value="2016-05-10T00:00:00" table:style-name="ce3">
            <text:p>10/05/2016</text:p>
          </table:table-cell>
          <table:table-cell office:value-type="date" office:date-value="2019-01-25T00:00:00" table:style-name="ce3">
            <text:p>25/01/2019</text:p>
          </table:table-cell>
          <table:table-cell office:value-type="date" office:date-value="2022-01-25T00:00:00" table:style-name="ce3">
            <text:p>25/01/2022</text:p>
          </table:table-cell>
          <table:table-cell office:value-type="float" office:value="50" table:style-name="ce4">
            <text:p>R$ 50,00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Superintendência do Ibama no Estado do Ceará</text:p>
          </table:table-cell>
          <table:table-cell office:value-type="string" table:style-name="ce1">
            <text:p>NÚCLEO DE APOIO JURÍDICO - CE</text:p>
          </table:table-cell>
          <table:table-cell office:value-type="string" table:style-name="ce1">
            <text:p>CE</text:p>
          </table:table-cell>
          <table:table-cell office:value-type="date" office:date-value="2022-03-09T00:00:00" table:style-name="ce3">
            <text:p>09/03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7.001084/2016-30</text:p>
          </table:table-cell>
          <table:table-cell office:value-type="float" office:value="8186199" table:style-name="ce2">
            <text:p>8186199</text:p>
          </table:table-cell>
          <table:table-cell office:value-type="string" table:style-name="ce1">
            <text:p>910373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onsórcio Gavião</text:p>
          </table:table-cell>
          <table:table-cell office:value-type="string" table:style-name="ce1">
            <text:p>1144628800014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6-06-10T00:00:00" table:style-name="ce3">
            <text:p>10/06/2016</text:p>
          </table:table-cell>
          <table:table-cell office:value-type="date" office:date-value="2016-06-16T00:00:00" table:style-name="ce3">
            <text:p>16/06/2016</text:p>
          </table:table-cell>
          <table:table-cell office:value-type="date" office:date-value="2019-02-08T00:00:00" table:style-name="ce3">
            <text:p>08/02/2019</text:p>
          </table:table-cell>
          <table:table-cell office:value-type="date" office:date-value="2022-02-08T00:00:00" table:style-name="ce3">
            <text:p>08/02/2022</text:p>
          </table:table-cell>
          <table:table-cell office:value-type="float" office:value="1800" table:style-name="ce4">
            <text:p>R$ 1.800,00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Superintendência do Ibama no Estado do Ceará</text:p>
          </table:table-cell>
          <table:table-cell office:value-type="string" table:style-name="ce1">
            <text:p>NÚCLEO DE APOIO JURÍDICO - CE</text:p>
          </table:table-cell>
          <table:table-cell office:value-type="string" table:style-name="ce1">
            <text:p>CE</text:p>
          </table:table-cell>
          <table:table-cell office:value-type="date" office:date-value="2022-05-24T00:00:00" table:style-name="ce3">
            <text:p>24/05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7.001367/2015-09</text:p>
          </table:table-cell>
          <table:table-cell office:value-type="float" office:value="7458240" table:style-name="ce2">
            <text:p>7458240</text:p>
          </table:table-cell>
          <table:table-cell office:value-type="string" table:style-name="ce1">
            <text:p>904789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PRISCILA DALIANE DA SILVA</text:p>
          </table:table-cell>
          <table:table-cell office:value-type="string" table:style-name="ce1">
            <text:p>0633214647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e impug./defesa</text:p>
          </table:table-cell>
          <table:table-cell office:value-type="date" office:date-value="2015-07-29T00:00:00" table:style-name="ce3">
            <text:p>29/07/2015</text:p>
          </table:table-cell>
          <table:table-cell office:value-type="date" office:date-value="2016-01-07T00:00:00" table:style-name="ce3">
            <text:p>07/01/2016</text:p>
          </table:table-cell>
          <table:table-cell office:value-type="date" office:date-value="2019-01-07T00:00:00" table:style-name="ce3">
            <text:p>07/01/2019</text:p>
          </table:table-cell>
          <table:table-cell office:value-type="date" office:date-value="2022-01-07T00:00:00" table:style-name="ce3">
            <text:p>07/01/2022</text:p>
          </table:table-cell>
          <table:table-cell office:value-type="float" office:value="1000" table:style-name="ce4">
            <text:p>R$ 1.000,00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Superintendência do Ibama no Estado do Ceará</text:p>
          </table:table-cell>
          <table:table-cell office:value-type="string" table:style-name="ce1">
            <text:p>NÚCLEO DE APOIO JURÍDICO - CE</text:p>
          </table:table-cell>
          <table:table-cell office:value-type="string" table:style-name="ce1">
            <text:p>CE</text:p>
          </table:table-cell>
          <table:table-cell office:value-type="date" office:date-value="2022-03-16T00:00:00" table:style-name="ce3">
            <text:p>16/03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7.001871/2006-18</text:p>
          </table:table-cell>
          <table:table-cell office:value-type="float" office:value="722005" table:style-name="ce2">
            <text:p>722005</text:p>
          </table:table-cell>
          <table:table-cell office:value-type="string" table:style-name="ce1">
            <text:p>342756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AIMUNDO SOARES BESERRA</text:p>
          </table:table-cell>
          <table:table-cell office:value-type="string" table:style-name="ce1">
            <text:p>4920348738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ara nova homologação</text:p>
          </table:table-cell>
          <table:table-cell office:value-type="date" office:date-value="2006-06-29T00:00:00" table:style-name="ce3">
            <text:p>29/06/2006</text:p>
          </table:table-cell>
          <table:table-cell office:value-type="date" office:date-value="2018-07-10T00:00:00" table:style-name="ce3">
            <text:p>10/07/2018</text:p>
          </table:table-cell>
          <table:table-cell office:value-type="date" office:date-value="2019-02-18T00:00:00" table:style-name="ce3">
            <text:p>18/02/2019</text:p>
          </table:table-cell>
          <table:table-cell office:value-type="date" office:date-value="2022-02-18T00:00:00" table:style-name="ce3">
            <text:p>18/02/2022</text:p>
          </table:table-cell>
          <table:table-cell office:value-type="float" office:value="8390" table:style-name="ce4">
            <text:p>R$ 8.390,00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Superintendência do Ibama no Estado do Ceará</text:p>
          </table:table-cell>
          <table:table-cell office:value-type="string" table:style-name="ce1">
            <text:p>SUPERINTENDÊNCIA DO IBAMA NO ESTADO DO CEARÁ</text:p>
          </table:table-cell>
          <table:table-cell office:value-type="string" table:style-name="ce1">
            <text:p>CE</text:p>
          </table:table-cell>
          <table:table-cell office:value-type="date" office:date-value="2019-03-26T00:00:00" table:style-name="ce3">
            <text:p>26/03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7.002027/2001-91</text:p>
          </table:table-cell>
          <table:table-cell office:value-type="float" office:value="230000067666" table:style-name="ce2">
            <text:p>230000067666</text:p>
          </table:table-cell>
          <table:table-cell office:value-type="string" table:style-name="ce1">
            <text:p>215897</text:p>
          </table:table-cell>
          <table:table-cell office:value-type="string" table:style-name="ce1">
            <text:p>D</text:p>
          </table:table-cell>
          <table:table-cell office:value-type="string" table:style-name="ce1">
            <text:p>INDÚSTRIA LOUZADA DE CARNES E PEIXES LTDA</text:p>
          </table:table-cell>
          <table:table-cell office:value-type="string" table:style-name="ce1">
            <text:p>73949158000186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ara nova homologação</text:p>
          </table:table-cell>
          <table:table-cell office:value-type="date" office:date-value="2001-06-13T00:00:00" table:style-name="ce3">
            <text:p>13/06/2001</text:p>
          </table:table-cell>
          <table:table-cell office:value-type="date" office:date-value="2019-04-12T00:00:00" table:style-name="ce3">
            <text:p>12/04/2019</text:p>
          </table:table-cell>
          <table:table-cell office:value-type="date" office:date-value="2017-05-26T00:00:00" table:style-name="ce3">
            <text:p>26/05/2017</text:p>
          </table:table-cell>
          <table:table-cell office:value-type="date" office:date-value="2022-04-12T00:00:00" table:style-name="ce3">
            <text:p>12/04/2022</text:p>
          </table:table-cell>
          <table:table-cell office:value-type="float" office:value="82260" table:style-name="ce4">
            <text:p>R$ 82.260,00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Superintendência do Ibama no Estado do Ceará</text:p>
          </table:table-cell>
          <table:table-cell office:value-type="string" table:style-name="ce1">
            <text:p>SUPERINTENDÊNCIA DO IBAMA NO ESTADO DO CEARÁ</text:p>
          </table:table-cell>
          <table:table-cell office:value-type="string" table:style-name="ce1">
            <text:p>CE</text:p>
          </table:table-cell>
          <table:table-cell office:value-type="date" office:date-value="2017-05-26T00:00:00" table:style-name="ce3">
            <text:p>26/05/2017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7.002083/2016-11</text:p>
          </table:table-cell>
          <table:table-cell office:value-type="float" office:value="8434921" table:style-name="ce2">
            <text:p>8434921</text:p>
          </table:table-cell>
          <table:table-cell office:value-type="string" table:style-name="ce1">
            <text:p>910250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RASIL HOLDING SERVICE INTERNACIONAL DO CEARA LTDA</text:p>
          </table:table-cell>
          <table:table-cell office:value-type="string" table:style-name="ce1">
            <text:p>2286411600010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I notif. via edital, p/aleg. finais</text:p>
          </table:table-cell>
          <table:table-cell office:value-type="date" office:date-value="2016-12-01T00:00:00" table:style-name="ce3">
            <text:p>01/12/2016</text:p>
          </table:table-cell>
          <table:table-cell office:value-type="date" office:date-value="2017-07-14T00:00:00" table:style-name="ce3">
            <text:p>14/07/2017</text:p>
          </table:table-cell>
          <table:table-cell office:value-type="date" office:date-value="2019-01-03T00:00:00" table:style-name="ce3">
            <text:p>03/01/2019</text:p>
          </table:table-cell>
          <table:table-cell office:value-type="date" office:date-value="2022-01-03T00:00:00" table:style-name="ce3">
            <text:p>03/01/2022</text:p>
          </table:table-cell>
          <table:table-cell office:value-type="float" office:value="85000" table:style-name="ce4">
            <text:p>R$ 85.000,00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Superintendência do Ibama no Estado do Ceará</text:p>
          </table:table-cell>
          <table:table-cell office:value-type="string" table:style-name="ce1">
            <text:p>NÚCLEO DE APOIO JURÍDICO - CE</text:p>
          </table:table-cell>
          <table:table-cell office:value-type="string" table:style-name="ce1">
            <text:p>CE</text:p>
          </table:table-cell>
          <table:table-cell office:value-type="date" office:date-value="2022-05-13T00:00:00" table:style-name="ce3">
            <text:p>13/05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7.002259/2014-64</text:p>
          </table:table-cell>
          <table:table-cell office:value-type="float" office:value="6609173" table:style-name="ce2">
            <text:p>6609173</text:p>
          </table:table-cell>
          <table:table-cell office:value-type="string" table:style-name="ce1">
            <text:p>90719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ABORATORIOS SERVIER DO BRASIL LTDA</text:p>
          </table:table-cell>
          <table:table-cell office:value-type="string" table:style-name="ce1">
            <text:p>42374207000176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4-11-09T00:00:00" table:style-name="ce3">
            <text:p>09/11/2014</text:p>
          </table:table-cell>
          <table:table-cell office:value-type="date" office:date-value="2017-03-24T00:00:00" table:style-name="ce3">
            <text:p>24/03/2017</text:p>
          </table:table-cell>
          <table:table-cell office:value-type="date" office:date-value="2019-02-08T00:00:00" table:style-name="ce3">
            <text:p>08/02/2019</text:p>
          </table:table-cell>
          <table:table-cell office:value-type="date" office:date-value="2022-02-08T00:00:00" table:style-name="ce3">
            <text:p>08/02/2022</text:p>
          </table:table-cell>
          <table:table-cell office:value-type="float" office:value="6000" table:style-name="ce4">
            <text:p>R$ 6.000,00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Superintendência do Ibama no Estado do Ceará</text:p>
          </table:table-cell>
          <table:table-cell office:value-type="string" table:style-name="ce1">
            <text:p>SUPERINTENDÊNCIA DO IBAMA NO ESTADO DO CEARÁ</text:p>
          </table:table-cell>
          <table:table-cell office:value-type="string" table:style-name="ce1">
            <text:p>CE</text:p>
          </table:table-cell>
          <table:table-cell office:value-type="date" office:date-value="2019-02-08T00:00:00" table:style-name="ce3">
            <text:p>08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7.002683/2003-56</text:p>
          </table:table-cell>
          <table:table-cell office:value-type="float" office:value="230000090551" table:style-name="ce2">
            <text:p>230000090551</text:p>
          </table:table-cell>
          <table:table-cell office:value-type="string" table:style-name="ce1">
            <text:p>293366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OSÉ ALVES DOS SANTOS</text:p>
          </table:table-cell>
          <table:table-cell office:value-type="string" table:style-name="ce1">
            <text:p>8842134155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ara nova homologação</text:p>
          </table:table-cell>
          <table:table-cell office:value-type="date" office:date-value="2003-08-05T00:00:00" table:style-name="ce3">
            <text:p>05/08/2003</text:p>
          </table:table-cell>
          <table:table-cell office:value-type="date" office:date-value="2019-04-30T00:00:00" table:style-name="ce3">
            <text:p>30/04/2019</text:p>
          </table:table-cell>
          <table:table-cell office:value-type="date" office:date-value="2019-04-30T00:00:00" table:style-name="ce3">
            <text:p>30/04/2019</text:p>
          </table:table-cell>
          <table:table-cell office:value-type="date" office:date-value="2022-04-30T00:00:00" table:style-name="ce3">
            <text:p>30/04/2022</text:p>
          </table:table-cell>
          <table:table-cell office:value-type="float" office:value="4500" table:style-name="ce4">
            <text:p>R$ 4.500,00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Superintendência do Ibama no Estado do Ceará</text:p>
          </table:table-cell>
          <table:table-cell office:value-type="string" table:style-name="ce1">
            <text:p>GRUPO DE TRABALHO PARA DESTINAÇÃO DE BENS APREENDIDOS - CE</text:p>
          </table:table-cell>
          <table:table-cell office:value-type="string" table:style-name="ce1">
            <text:p>CE</text:p>
          </table:table-cell>
          <table:table-cell office:value-type="date" office:date-value="2021-11-03T00:00:00" table:style-name="ce3">
            <text:p>03/11/2021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8.000047/2017-85</text:p>
          </table:table-cell>
          <table:table-cell office:value-type="float" office:value="9196407" table:style-name="ce2">
            <text:p>9196407</text:p>
          </table:table-cell>
          <table:table-cell office:value-type="string" table:style-name="ce1">
            <text:p>907936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Geraldo Oliveira da Silva</text:p>
          </table:table-cell>
          <table:table-cell office:value-type="string" table:style-name="ce1">
            <text:p>80248276115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7-03-02T00:00:00" table:style-name="ce3">
            <text:p>02/03/2017</text:p>
          </table:table-cell>
          <table:table-cell office:value-type="date" office:date-value="2017-09-12T00:00:00" table:style-name="ce3">
            <text:p>12/09/2017</text:p>
          </table:table-cell>
          <table:table-cell office:value-type="date" office:date-value="2019-05-03T00:00:00" table:style-name="ce3">
            <text:p>03/05/2019</text:p>
          </table:table-cell>
          <table:table-cell office:value-type="date" office:date-value="2022-05-03T00:00:00" table:style-name="ce3">
            <text:p>03/05/2022</text:p>
          </table:table-cell>
          <table:table-cell office:value-type="float" office:value="1000" table:style-name="ce4">
            <text:p>R$ 1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Superintendência do Ibama no Distrito Federal</text:p>
          </table:table-cell>
          <table:table-cell office:value-type="string" table:style-name="ce1">
            <text:p>NÚCLEO DE ARRECADAÇÃO - DF</text:p>
          </table:table-cell>
          <table:table-cell office:value-type="string" table:style-name="ce1">
            <text:p>DF</text:p>
          </table:table-cell>
          <table:table-cell office:value-type="date" office:date-value="2019-05-06T00:00:00" table:style-name="ce3">
            <text:p>06/05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8.000085/2017-38</text:p>
          </table:table-cell>
          <table:table-cell office:value-type="float" office:value="9227631" table:style-name="ce2">
            <text:p>9227631</text:p>
          </table:table-cell>
          <table:table-cell office:value-type="string" table:style-name="ce1">
            <text:p>912895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OPATT COMÉRCIO E SERVIÇOS PERSONALIZADOS LTDA-ME</text:p>
          </table:table-cell>
          <table:table-cell office:value-type="string" table:style-name="ce1">
            <text:p>1043257100015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7-04-11T00:00:00" table:style-name="ce3">
            <text:p>11/04/2017</text:p>
          </table:table-cell>
          <table:table-cell office:value-type="date" office:date-value="2018-05-10T00:00:00" table:style-name="ce3">
            <text:p>10/05/2018</text:p>
          </table:table-cell>
          <table:table-cell office:value-type="date" office:date-value="2019-06-06T00:00:00" table:style-name="ce3">
            <text:p>06/06/2019</text:p>
          </table:table-cell>
          <table:table-cell office:value-type="date" office:date-value="2022-06-06T00:00:00" table:style-name="ce3">
            <text:p>06/06/2022</text:p>
          </table:table-cell>
          <table:table-cell office:value-type="float" office:value="24000" table:style-name="ce4">
            <text:p>R$ 24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6-09T00:00:00" table:style-name="ce3">
            <text:p>09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8.000378/2018-04</text:p>
          </table:table-cell>
          <table:table-cell office:value-type="float" office:value="9825922" table:style-name="ce2">
            <text:p>9825922</text:p>
          </table:table-cell>
          <table:table-cell office:value-type="string" table:style-name="ce1">
            <text:p>91334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Geraldo Mateus de Oliveira</text:p>
          </table:table-cell>
          <table:table-cell office:value-type="string" table:style-name="ce1">
            <text:p>1843283212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8-03-20T00:00:00" table:style-name="ce3">
            <text:p>20/03/2018</text:p>
          </table:table-cell>
          <table:table-cell office:value-type="date" office:date-value="2019-02-08T00:00:00" table:style-name="ce3">
            <text:p>08/02/2019</text:p>
          </table:table-cell>
          <table:table-cell office:value-type="date" office:date-value="2019-04-29T00:00:00" table:style-name="ce3">
            <text:p>29/04/2019</text:p>
          </table:table-cell>
          <table:table-cell office:value-type="date" office:date-value="2022-04-29T00:00:00" table:style-name="ce3">
            <text:p>29/04/2022</text:p>
          </table:table-cell>
          <table:table-cell office:value-type="float" office:value="10500" table:style-name="ce4">
            <text:p>R$ 10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Superintendência do Ibama no Distrito Federal</text:p>
          </table:table-cell>
          <table:table-cell office:value-type="string" table:style-name="ce1">
            <text:p>NÚCLEO DE ARRECADAÇÃO - DF</text:p>
          </table:table-cell>
          <table:table-cell office:value-type="string" table:style-name="ce1">
            <text:p>DF</text:p>
          </table:table-cell>
          <table:table-cell office:value-type="date" office:date-value="2019-04-30T00:00:00" table:style-name="ce3">
            <text:p>30/04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8.000492/2019-15</text:p>
          </table:table-cell>
          <table:table-cell office:value-type="float" office:value="11186038" table:style-name="ce2">
            <text:p>11186038</text:p>
          </table:table-cell>
          <table:table-cell office:value-type="string" table:style-name="ce1">
            <text:p>922232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Prefeitura Comunitaria do Recanto do Pescador II</text:p>
          </table:table-cell>
          <table:table-cell office:value-type="string" table:style-name="ce1">
            <text:p>2896851600014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9-03-26T00:00:00" table:style-name="ce3">
            <text:p>26/03/2019</text:p>
          </table:table-cell>
          <table:table-cell office:value-type="date" office:date-value="2019-03-27T00:00:00" table:style-name="ce3">
            <text:p>27/03/2019</text:p>
          </table:table-cell>
          <table:table-cell office:value-type="date" office:date-value="2019-04-16T00:00:00" table:style-name="ce3">
            <text:p>16/04/2019</text:p>
          </table:table-cell>
          <table:table-cell office:value-type="date" office:date-value="2022-04-16T00:00:00" table:style-name="ce3">
            <text:p>16/04/2022</text:p>
          </table:table-cell>
          <table:table-cell office:value-type="float" office:value="5500" table:style-name="ce4">
            <text:p>R$ 5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Superintendência do Ibama no Distrito Federal</text:p>
          </table:table-cell>
          <table:table-cell office:value-type="string" table:style-name="ce1">
            <text:p>DIVISÃO TÉCNICO-AMBIENTAL - DF</text:p>
          </table:table-cell>
          <table:table-cell office:value-type="string" table:style-name="ce1">
            <text:p>DF</text:p>
          </table:table-cell>
          <table:table-cell office:value-type="date" office:date-value="2019-06-03T00:00:00" table:style-name="ce3">
            <text:p>03/06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8.000493/2019-51</text:p>
          </table:table-cell>
          <table:table-cell office:value-type="float" office:value="11186039" table:style-name="ce2">
            <text:p>11186039</text:p>
          </table:table-cell>
          <table:table-cell office:value-type="string" table:style-name="ce1">
            <text:p>922407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uis Alberto Menezes</text:p>
          </table:table-cell>
          <table:table-cell office:value-type="string" table:style-name="ce1">
            <text:p>3348431719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9-03-27T00:00:00" table:style-name="ce3">
            <text:p>27/03/2019</text:p>
          </table:table-cell>
          <table:table-cell office:value-type="date" office:date-value="2019-03-27T00:00:00" table:style-name="ce3">
            <text:p>27/03/2019</text:p>
          </table:table-cell>
          <table:table-cell office:value-type="date" office:date-value="2019-05-07T00:00:00" table:style-name="ce3">
            <text:p>07/05/2019</text:p>
          </table:table-cell>
          <table:table-cell office:value-type="date" office:date-value="2022-05-07T00:00:00" table:style-name="ce3">
            <text:p>07/05/2022</text:p>
          </table:table-cell>
          <table:table-cell office:value-type="float" office:value="5500" table:style-name="ce4">
            <text:p>R$ 5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Superintendência do Ibama no Distrito Federal</text:p>
          </table:table-cell>
          <table:table-cell office:value-type="string" table:style-name="ce1">
            <text:p>DIVISÃO TÉCNICO-AMBIENTAL - DF</text:p>
          </table:table-cell>
          <table:table-cell office:value-type="string" table:style-name="ce1">
            <text:p>DF</text:p>
          </table:table-cell>
          <table:table-cell office:value-type="date" office:date-value="2019-06-03T00:00:00" table:style-name="ce3">
            <text:p>03/06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8.000921/2018-65</text:p>
          </table:table-cell>
          <table:table-cell office:value-type="float" office:value="9914635" table:style-name="ce2">
            <text:p>9914635</text:p>
          </table:table-cell>
          <table:table-cell office:value-type="string" table:style-name="ce1">
            <text:p>921705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ITAMAR LEMES DO PRADO</text:p>
          </table:table-cell>
          <table:table-cell office:value-type="string" table:style-name="ce1">
            <text:p>8989524016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8-07-12T00:00:00" table:style-name="ce3">
            <text:p>12/07/2018</text:p>
          </table:table-cell>
          <table:table-cell office:value-type="date" office:date-value="2019-02-18T00:00:00" table:style-name="ce3">
            <text:p>18/02/2019</text:p>
          </table:table-cell>
          <table:table-cell office:value-type="date" office:date-value="2019-04-24T00:00:00" table:style-name="ce3">
            <text:p>24/04/2019</text:p>
          </table:table-cell>
          <table:table-cell office:value-type="date" office:date-value="2022-04-24T00:00:00" table:style-name="ce3">
            <text:p>24/04/2022</text:p>
          </table:table-cell>
          <table:table-cell office:value-type="float" office:value="5000" table:style-name="ce4">
            <text:p>R$ 5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Superintendência do Ibama no Distrito Federal</text:p>
          </table:table-cell>
          <table:table-cell office:value-type="string" table:style-name="ce1">
            <text:p>NÚCLEO DE ARRECADAÇÃO - DF</text:p>
          </table:table-cell>
          <table:table-cell office:value-type="string" table:style-name="ce1">
            <text:p>DF</text:p>
          </table:table-cell>
          <table:table-cell office:value-type="date" office:date-value="2019-04-25T00:00:00" table:style-name="ce3">
            <text:p>25/04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8.100856/2017-96</text:p>
          </table:table-cell>
          <table:table-cell office:value-type="float" office:value="9330502" table:style-name="ce2">
            <text:p>9330502</text:p>
          </table:table-cell>
          <table:table-cell office:value-type="string" table:style-name="ce1">
            <text:p>91289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. L. DE SOUSA EIRELI-ME</text:p>
          </table:table-cell>
          <table:table-cell office:value-type="string" table:style-name="ce1">
            <text:p>2186792800014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9-06T00:00:00" table:style-name="ce3">
            <text:p>06/09/2017</text:p>
          </table:table-cell>
          <table:table-cell office:value-type="date" office:date-value="2017-09-06T00:00:00" table:style-name="ce3">
            <text:p>06/09/2017</text:p>
          </table:table-cell>
          <table:table-cell office:value-type="date" office:date-value="2019-05-25T00:00:00" table:style-name="ce3">
            <text:p>25/05/2019</text:p>
          </table:table-cell>
          <table:table-cell office:value-type="date" office:date-value="2022-05-25T00:00:00" table:style-name="ce3">
            <text:p>25/05/2022</text:p>
          </table:table-cell>
          <table:table-cell office:value-type="float" office:value="201500" table:style-name="ce4">
            <text:p>R$ 201.500,00</text:p>
          </table:table-cell>
          <table:table-cell office:value-type="string" table:style-name="ce1">
            <text:p>RR</text:p>
          </table:table-cell>
          <table:table-cell office:value-type="string" table:style-name="ce1">
            <text:p>Superintendência do Ibama no Estado de Roraima</text:p>
          </table:table-cell>
          <table:table-cell office:value-type="string" table:style-name="ce1">
            <text:p>COORDENAÇÃO DE OPERAÇÕES DE FISCALIZAÇÃO</text:p>
          </table:table-cell>
          <table:table-cell office:value-type="string" table:style-name="ce1">
            <text:p>-</text:p>
          </table:table-cell>
          <table:table-cell office:value-type="date" office:date-value="2019-06-13T00:00:00" table:style-name="ce3">
            <text:p>13/06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9.000247/2018-17</text:p>
          </table:table-cell>
          <table:table-cell office:value-type="float" office:value="9511946" table:style-name="ce2">
            <text:p>9511946</text:p>
          </table:table-cell>
          <table:table-cell office:value-type="string" table:style-name="ce1">
            <text:p>919021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DEIREIRA LIDER EXTREMA LTDA ME</text:p>
          </table:table-cell>
          <table:table-cell office:value-type="string" table:style-name="ce1">
            <text:p>1885272600011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2-18T00:00:00" table:style-name="ce3">
            <text:p>18/12/2017</text:p>
          </table:table-cell>
          <table:table-cell office:value-type="date" office:date-value="2018-01-26T00:00:00" table:style-name="ce3">
            <text:p>26/01/2018</text:p>
          </table:table-cell>
          <table:table-cell office:value-type="date" office:date-value="2019-02-26T00:00:00" table:style-name="ce3">
            <text:p>26/02/2019</text:p>
          </table:table-cell>
          <table:table-cell office:value-type="date" office:date-value="2022-02-26T00:00:00" table:style-name="ce3">
            <text:p>26/02/2022</text:p>
          </table:table-cell>
          <table:table-cell office:value-type="float" office:value="223055.01" table:style-name="ce4">
            <text:p>R$ 223.055,01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uperintendência do Ibama no Estado do Espirito Santo</text:p>
          </table:table-cell>
          <table:table-cell office:value-type="string" table:style-name="ce1">
            <text:p>NÚCLEO DE FISCALIZAÇÃO - ES</text:p>
          </table:table-cell>
          <table:table-cell office:value-type="string" table:style-name="ce1">
            <text:p>ES</text:p>
          </table:table-cell>
          <table:table-cell office:value-type="date" office:date-value="2020-09-03T00:00:00" table:style-name="ce3">
            <text:p>03/09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9.000700/2018-87</text:p>
          </table:table-cell>
          <table:table-cell office:value-type="float" office:value="9694986" table:style-name="ce2">
            <text:p>9694986</text:p>
          </table:table-cell>
          <table:table-cell office:value-type="string" table:style-name="ce1">
            <text:p>922048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LESSANDRO RODRIGUES MARVILA</text:p>
          </table:table-cell>
          <table:table-cell office:value-type="string" table:style-name="ce1">
            <text:p>0851645275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3-10T00:00:00" table:style-name="ce3">
            <text:p>10/03/2018</text:p>
          </table:table-cell>
          <table:table-cell office:value-type="date" office:date-value="2018-03-19T00:00:00" table:style-name="ce3">
            <text:p>19/03/2018</text:p>
          </table:table-cell>
          <table:table-cell office:value-type="date" office:date-value="2019-01-22T00:00:00" table:style-name="ce3">
            <text:p>22/01/2019</text:p>
          </table:table-cell>
          <table:table-cell office:value-type="date" office:date-value="2022-01-22T00:00:00" table:style-name="ce3">
            <text:p>22/01/2022</text:p>
          </table:table-cell>
          <table:table-cell office:value-type="float" office:value="1500" table:style-name="ce4">
            <text:p>R$ 1.500,00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uperintendência do Ibama no Estado do Espirito Santo</text:p>
          </table:table-cell>
          <table:table-cell office:value-type="string" table:style-name="ce1">
            <text:p>NÚCLEO DE FISCALIZAÇÃO - RJ</text:p>
          </table:table-cell>
          <table:table-cell office:value-type="string" table:style-name="ce1">
            <text:p>RJ</text:p>
          </table:table-cell>
          <table:table-cell office:value-type="date" office:date-value="2020-02-05T00:00:00" table:style-name="ce3">
            <text:p>05/02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9.000704/2018-65</text:p>
          </table:table-cell>
          <table:table-cell office:value-type="float" office:value="9709149" table:style-name="ce2">
            <text:p>9709149</text:p>
          </table:table-cell>
          <table:table-cell office:value-type="string" table:style-name="ce1">
            <text:p>921923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EFERSON DAMIÃO MIRANDA</text:p>
          </table:table-cell>
          <table:table-cell office:value-type="string" table:style-name="ce1">
            <text:p>03389694706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3-20T00:00:00" table:style-name="ce3">
            <text:p>20/03/2018</text:p>
          </table:table-cell>
          <table:table-cell office:value-type="date" office:date-value="2018-03-21T00:00:00" table:style-name="ce3">
            <text:p>21/03/2018</text:p>
          </table:table-cell>
          <table:table-cell office:value-type="date" office:date-value="2022-05-30T00:00:00" table:style-name="ce3">
            <text:p>30/05/2022</text:p>
          </table:table-cell>
          <table:table-cell office:value-type="date" office:date-value="2022-04-11T00:00:00" table:style-name="ce3">
            <text:p>11/04/2022</text:p>
          </table:table-cell>
          <table:table-cell office:value-type="float" office:value="1500" table:style-name="ce4">
            <text:p>R$ 1.500,00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uperintendência do Ibama no Estado do Espirito Santo</text:p>
          </table:table-cell>
          <table:table-cell office:value-type="string" table:style-name="ce1">
            <text:p>NÚCLEO DE FISCALIZAÇÃO - RJ</text:p>
          </table:table-cell>
          <table:table-cell office:value-type="string" table:style-name="ce1">
            <text:p>RJ</text:p>
          </table:table-cell>
          <table:table-cell office:value-type="date" office:date-value="2022-06-10T00:00:00" table:style-name="ce3">
            <text:p>10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9.001015/2016-14</text:p>
          </table:table-cell>
          <table:table-cell office:value-type="float" office:value="8432652" table:style-name="ce2">
            <text:p>8432652</text:p>
          </table:table-cell>
          <table:table-cell office:value-type="string" table:style-name="ce1">
            <text:p>911854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GNALDO DE OLIVEIRA MACHADO</text:p>
          </table:table-cell>
          <table:table-cell office:value-type="string" table:style-name="ce1">
            <text:p>3787010629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6-11-17T00:00:00" table:style-name="ce3">
            <text:p>17/11/2016</text:p>
          </table:table-cell>
          <table:table-cell office:value-type="date" office:date-value="2016-11-29T00:00:00" table:style-name="ce3">
            <text:p>29/11/2016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5-14T00:00:00" table:style-name="ce3">
            <text:p>14/05/2022</text:p>
          </table:table-cell>
          <table:table-cell office:value-type="float" office:value="2000" table:style-name="ce4">
            <text:p>R$ 2.000,0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9.001075/2014-67</text:p>
          </table:table-cell>
          <table:table-cell office:value-type="float" office:value="6620291" table:style-name="ce2">
            <text:p>6620291</text:p>
          </table:table-cell>
          <table:table-cell office:value-type="string" table:style-name="ce1">
            <text:p>906892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V. E S. SILVEIRA TERCEIRIZ. INDUSTRIAL IND. COM. PESCADO LTD</text:p>
          </table:table-cell>
          <table:table-cell office:value-type="string" table:style-name="ce1">
            <text:p>0407051700010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4-11-22T00:00:00" table:style-name="ce3">
            <text:p>22/11/2014</text:p>
          </table:table-cell>
          <table:table-cell office:value-type="date" office:date-value="2017-03-27T00:00:00" table:style-name="ce3">
            <text:p>27/03/2017</text:p>
          </table:table-cell>
          <table:table-cell office:value-type="date" office:date-value="2019-03-07T00:00:00" table:style-name="ce3">
            <text:p>07/03/2019</text:p>
          </table:table-cell>
          <table:table-cell office:value-type="date" office:date-value="2022-03-07T00:00:00" table:style-name="ce3">
            <text:p>07/03/2022</text:p>
          </table:table-cell>
          <table:table-cell office:value-type="float" office:value="120000" table:style-name="ce4">
            <text:p>R$ 120.000,00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uperintendência do Ibama no Estado do Espirito Santo</text:p>
          </table:table-cell>
          <table:table-cell office:value-type="string" table:style-name="ce1">
            <text:p>SUPERINTENDÊNCIA DO IBAMA NO ESTADO DO ESPÍRITO SANTO</text:p>
          </table:table-cell>
          <table:table-cell office:value-type="string" table:style-name="ce1">
            <text:p>ES</text:p>
          </table:table-cell>
          <table:table-cell office:value-type="date" office:date-value="2019-03-07T00:00:00" table:style-name="ce3">
            <text:p>07/03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9.002486/2018-01</text:p>
          </table:table-cell>
          <table:table-cell office:value-type="float" office:value="9959526" table:style-name="ce2">
            <text:p>9959526</text:p>
          </table:table-cell>
          <table:table-cell office:value-type="string" table:style-name="ce1">
            <text:p>922529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NORTE MADEIRAS LTDA</text:p>
          </table:table-cell>
          <table:table-cell office:value-type="string" table:style-name="ce1">
            <text:p>0611317200015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8-30T00:00:00" table:style-name="ce3">
            <text:p>30/08/2018</text:p>
          </table:table-cell>
          <table:table-cell office:value-type="date" office:date-value="2018-08-30T00:00:00" table:style-name="ce3">
            <text:p>30/08/2018</text:p>
          </table:table-cell>
          <table:table-cell office:value-type="date" office:date-value="2022-06-08T00:00:00" table:style-name="ce3">
            <text:p>08/06/2022</text:p>
          </table:table-cell>
          <table:table-cell office:value-type="date" office:date-value="2022-04-10T00:00:00" table:style-name="ce3">
            <text:p>10/04/2022</text:p>
          </table:table-cell>
          <table:table-cell office:value-type="float" office:value="113256" table:style-name="ce4">
            <text:p>R$ 113.256,0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DIVISÃO TÉCNICO-AMBIENTAL - RO</text:p>
          </table:table-cell>
          <table:table-cell office:value-type="string" table:style-name="ce1">
            <text:p>RO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9.003056/2018-07</text:p>
          </table:table-cell>
          <table:table-cell office:value-type="float" office:value="10008492" table:style-name="ce2">
            <text:p>10008492</text:p>
          </table:table-cell>
          <table:table-cell office:value-type="string" table:style-name="ce1">
            <text:p>922419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Hans Douglas Rangel Siqueira</text:p>
          </table:table-cell>
          <table:table-cell office:value-type="string" table:style-name="ce1">
            <text:p>1307861474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0-05T00:00:00" table:style-name="ce3">
            <text:p>05/10/2018</text:p>
          </table:table-cell>
          <table:table-cell office:value-type="date" office:date-value="2018-10-08T00:00:00" table:style-name="ce3">
            <text:p>08/10/2018</text:p>
          </table:table-cell>
          <table:table-cell office:value-type="date" office:date-value="2019-02-28T00:00:00" table:style-name="ce3">
            <text:p>28/02/2019</text:p>
          </table:table-cell>
          <table:table-cell office:value-type="date" office:date-value="2022-02-28T00:00:00" table:style-name="ce3">
            <text:p>28/02/2022</text:p>
          </table:table-cell>
          <table:table-cell office:value-type="float" office:value="40500" table:style-name="ce4">
            <text:p>R$ 40.500,00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uperintendência do Ibama no Estado do Espirito Santo</text:p>
          </table:table-cell>
          <table:table-cell office:value-type="string" table:style-name="ce1">
            <text:p>NÚCLEO DE FISCALIZAÇÃO - ES</text:p>
          </table:table-cell>
          <table:table-cell office:value-type="string" table:style-name="ce1">
            <text:p>ES</text:p>
          </table:table-cell>
          <table:table-cell office:value-type="date" office:date-value="2020-09-02T00:00:00" table:style-name="ce3">
            <text:p>02/09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9.008761/2002-25</text:p>
          </table:table-cell>
          <table:table-cell office:value-type="float" office:value="320000043230" table:style-name="ce2">
            <text:p>320000043230</text:p>
          </table:table-cell>
          <table:table-cell office:value-type="string" table:style-name="ce1">
            <text:p>9800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ABIANO NAJAR CASTRO</text:p>
          </table:table-cell>
          <table:table-cell office:value-type="string" table:style-name="ce1">
            <text:p>6369761060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ara nova homologação</text:p>
          </table:table-cell>
          <table:table-cell office:value-type="date" office:date-value="2002-11-14T00:00:00" table:style-name="ce3">
            <text:p>14/11/2002</text:p>
          </table:table-cell>
          <table:table-cell office:value-type="date" office:date-value="2018-01-25T00:00:00" table:style-name="ce3">
            <text:p>25/01/2018</text:p>
          </table:table-cell>
          <table:table-cell office:value-type="date" office:date-value="2019-01-21T00:00:00" table:style-name="ce3">
            <text:p>21/01/2019</text:p>
          </table:table-cell>
          <table:table-cell office:value-type="date" office:date-value="2022-01-21T00:00:00" table:style-name="ce3">
            <text:p>21/01/2022</text:p>
          </table:table-cell>
          <table:table-cell office:value-type="float" office:value="180000" table:style-name="ce4">
            <text:p>R$ 180.000,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uperintendência do Ibama no Estado da Bahia</text:p>
          </table:table-cell>
          <table:table-cell office:value-type="string" table:style-name="ce1">
            <text:p>CORREGEDORIA</text:p>
          </table:table-cell>
          <table:table-cell office:value-type="string" table:style-name="ce1">
            <text:p>-</text:p>
          </table:table-cell>
          <table:table-cell office:value-type="date" office:date-value="2019-01-28T00:00:00" table:style-name="ce3">
            <text:p>28/01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9.101455/2017-43</text:p>
          </table:table-cell>
          <table:table-cell office:value-type="float" office:value="9297088" table:style-name="ce2">
            <text:p>9297088</text:p>
          </table:table-cell>
          <table:table-cell office:value-type="string" table:style-name="ce1">
            <text:p>91319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RIA DE FATIMA BATISTA DOS SANTOS</text:p>
          </table:table-cell>
          <table:table-cell office:value-type="string" table:style-name="ce1">
            <text:p>0046197125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e impug./defesa</text:p>
          </table:table-cell>
          <table:table-cell office:value-type="date" office:date-value="2017-07-13T00:00:00" table:style-name="ce3">
            <text:p>13/07/2017</text:p>
          </table:table-cell>
          <table:table-cell office:value-type="date" office:date-value="2018-08-02T00:00:00" table:style-name="ce3">
            <text:p>02/08/2018</text:p>
          </table:table-cell>
          <table:table-cell office:value-type="date" office:date-value="2019-04-10T00:00:00" table:style-name="ce3">
            <text:p>10/04/2019</text:p>
          </table:table-cell>
          <table:table-cell office:value-type="date" office:date-value="2022-04-10T00:00:00" table:style-name="ce3">
            <text:p>10/04/2022</text:p>
          </table:table-cell>
          <table:table-cell office:value-type="float" office:value="5000" table:style-name="ce4">
            <text:p>R$ 5.000,00</text:p>
          </table:table-cell>
          <table:table-cell office:value-type="string" table:style-name="ce1">
            <text:p>AM</text:p>
          </table:table-cell>
          <table:table-cell office:value-type="string" table:style-name="ce1">
            <text:p>Superintendência do Ibama no Estado do Amazonas</text:p>
          </table:table-cell>
          <table:table-cell office:value-type="string" table:style-name="ce1">
            <text:p>NÚCLEO DE QUALIDADE AMBIENTAL - ES</text:p>
          </table:table-cell>
          <table:table-cell office:value-type="string" table:style-name="ce1">
            <text:p>ES</text:p>
          </table:table-cell>
          <table:table-cell office:value-type="date" office:date-value="2019-08-16T00:00:00" table:style-name="ce3">
            <text:p>16/08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09.102796/2017-36</text:p>
          </table:table-cell>
          <table:table-cell office:value-type="float" office:value="9391844" table:style-name="ce2">
            <text:p>9391844</text:p>
          </table:table-cell>
          <table:table-cell office:value-type="string" table:style-name="ce1">
            <text:p>918582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DSON COSTA</text:p>
          </table:table-cell>
          <table:table-cell office:value-type="string" table:style-name="ce1">
            <text:p>5586766973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2-15T00:00:00" table:style-name="ce3">
            <text:p>15/12/2017</text:p>
          </table:table-cell>
          <table:table-cell office:value-type="date" office:date-value="2017-12-15T00:00:00" table:style-name="ce3">
            <text:p>15/12/2017</text:p>
          </table:table-cell>
          <table:table-cell office:value-type="date" office:date-value="2019-01-28T00:00:00" table:style-name="ce3">
            <text:p>28/01/2019</text:p>
          </table:table-cell>
          <table:table-cell office:value-type="date" office:date-value="2022-01-28T00:00:00" table:style-name="ce3">
            <text:p>28/01/2022</text:p>
          </table:table-cell>
          <table:table-cell office:value-type="float" office:value="1000" table:style-name="ce4">
            <text:p>R$ 1.000,00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uperintendência do Ibama no Estado do Espirito Santo</text:p>
          </table:table-cell>
          <table:table-cell office:value-type="string" table:style-name="ce1">
            <text:p>NÚCLEO DE FISCALIZAÇÃO - ES</text:p>
          </table:table-cell>
          <table:table-cell office:value-type="string" table:style-name="ce1">
            <text:p>ES</text:p>
          </table:table-cell>
          <table:table-cell office:value-type="date" office:date-value="2020-09-01T00:00:00" table:style-name="ce3">
            <text:p>01/09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0.000863/2012-35</text:p>
          </table:table-cell>
          <table:table-cell office:value-type="float" office:value="4552946" table:style-name="ce2">
            <text:p>4552946</text:p>
          </table:table-cell>
          <table:table-cell office:value-type="string" table:style-name="ce1">
            <text:p>48305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gropecuaria Pedra Branca Ltda</text:p>
          </table:table-cell>
          <table:table-cell office:value-type="string" table:style-name="ce1">
            <text:p>0463693600016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o recurso</text:p>
          </table:table-cell>
          <table:table-cell office:value-type="date" office:date-value="2012-05-21T00:00:00" table:style-name="ce3">
            <text:p>21/05/2012</text:p>
          </table:table-cell>
          <table:table-cell office:value-type="date" office:date-value="2016-04-20T00:00:00" table:style-name="ce3">
            <text:p>20/04/2016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4-02T00:00:00" table:style-name="ce3">
            <text:p>02/04/2022</text:p>
          </table:table-cell>
          <table:table-cell office:value-type="float" office:value="160000" table:style-name="ce4">
            <text:p>R$ 160.000,00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Superintendência do Ibama no Estado de Goiás</text:p>
          </table:table-cell>
          <table:table-cell office:value-type="string" table:style-name="ce1">
            <text:p>SUPERINTENDÊNCIA DO IBAMA NO ESTADO DE GOIÁS</text:p>
          </table:table-cell>
          <table:table-cell office:value-type="string" table:style-name="ce1">
            <text:p>GO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0.001460/2016-37</text:p>
          </table:table-cell>
          <table:table-cell office:value-type="float" office:value="8388191" table:style-name="ce2">
            <text:p>8388191</text:p>
          </table:table-cell>
          <table:table-cell office:value-type="string" table:style-name="ce1">
            <text:p>90962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ARBOSA DE AMORIM E OLIVEIRA LTDA</text:p>
          </table:table-cell>
          <table:table-cell office:value-type="string" table:style-name="ce1">
            <text:p>10576473000195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6-09-06T00:00:00" table:style-name="ce3">
            <text:p>06/09/2016</text:p>
          </table:table-cell>
          <table:table-cell office:value-type="date" office:date-value="2016-09-06T00:00:00" table:style-name="ce3">
            <text:p>06/09/2016</text:p>
          </table:table-cell>
          <table:table-cell office:value-type="date" office:date-value="2019-01-15T00:00:00" table:style-name="ce3">
            <text:p>15/01/2019</text:p>
          </table:table-cell>
          <table:table-cell office:value-type="date" office:date-value="2022-01-15T00:00:00" table:style-name="ce3">
            <text:p>15/01/2022</text:p>
          </table:table-cell>
          <table:table-cell office:value-type="float" office:value="111500" table:style-name="ce4">
            <text:p>R$ 111.500,00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Superintendência do Ibama no Estado de Goiás</text:p>
          </table:table-cell>
          <table:table-cell office:value-type="string" table:style-name="ce1">
            <text:p>SUPERINTENDÊNCIA DO IBAMA NO ESTADO DE GOIÁS</text:p>
          </table:table-cell>
          <table:table-cell office:value-type="string" table:style-name="ce1">
            <text:p>GO</text:p>
          </table:table-cell>
          <table:table-cell office:value-type="date" office:date-value="2019-01-15T00:00:00" table:style-name="ce3">
            <text:p>15/01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0.001946/2014-11</text:p>
          </table:table-cell>
          <table:table-cell office:value-type="float" office:value="6598087" table:style-name="ce2">
            <text:p>6598087</text:p>
          </table:table-cell>
          <table:table-cell office:value-type="string" table:style-name="ce1">
            <text:p>908579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DEODORO JANUARIO DE OLIVEIRA FILHO</text:p>
          </table:table-cell>
          <table:table-cell office:value-type="string" table:style-name="ce1">
            <text:p>1836689918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e impug./defesa</text:p>
          </table:table-cell>
          <table:table-cell office:value-type="date" office:date-value="2014-10-23T00:00:00" table:style-name="ce3">
            <text:p>23/10/2014</text:p>
          </table:table-cell>
          <table:table-cell office:value-type="date" office:date-value="2015-01-07T00:00:00" table:style-name="ce3">
            <text:p>07/01/2015</text:p>
          </table:table-cell>
          <table:table-cell office:value-type="date" office:date-value="2019-06-05T00:00:00" table:style-name="ce3">
            <text:p>05/06/2019</text:p>
          </table:table-cell>
          <table:table-cell office:value-type="date" office:date-value="2022-06-05T00:00:00" table:style-name="ce3">
            <text:p>05/06/2022</text:p>
          </table:table-cell>
          <table:table-cell office:value-type="float" office:value="11000" table:style-name="ce4">
            <text:p>R$ 11.000,00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Superintendência do Ibama no Estado de Goiás</text:p>
          </table:table-cell>
          <table:table-cell office:value-type="string" table:style-name="ce1">
            <text:p>COORDENAÇÃO DE MONITORAMENTO DO USO DA FAUNA E RECURSOS PESQUEIROS</text:p>
          </table:table-cell>
          <table:table-cell office:value-type="string" table:style-name="ce1">
            <text:p>-</text:p>
          </table:table-cell>
          <table:table-cell office:value-type="date" office:date-value="2021-08-11T00:00:00" table:style-name="ce3">
            <text:p>11/08/2021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0.004122/2018-19</text:p>
          </table:table-cell>
          <table:table-cell office:value-type="float" office:value="10053457" table:style-name="ce2">
            <text:p>10053457</text:p>
          </table:table-cell>
          <table:table-cell office:value-type="string" table:style-name="ce1">
            <text:p>913972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TIVA INDÚSTRIA E COMÉRCIO DE MADEIRAS LTDA</text:p>
          </table:table-cell>
          <table:table-cell office:value-type="string" table:style-name="ce1">
            <text:p>01298185000125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2-04T00:00:00" table:style-name="ce3">
            <text:p>04/12/2018</text:p>
          </table:table-cell>
          <table:table-cell office:value-type="date" office:date-value="2018-12-04T00:00:00" table:style-name="ce3">
            <text:p>04/12/2018</text:p>
          </table:table-cell>
          <table:table-cell office:value-type="date" office:date-value="2019-01-02T00:00:00" table:style-name="ce3">
            <text:p>02/01/2019</text:p>
          </table:table-cell>
          <table:table-cell office:value-type="date" office:date-value="2022-01-02T00:00:00" table:style-name="ce3">
            <text:p>02/01/2022</text:p>
          </table:table-cell>
          <table:table-cell office:value-type="float" office:value="101500" table:style-name="ce4">
            <text:p>R$ 101.500,00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Superintendência do Ibama no Estado de Goiás</text:p>
          </table:table-cell>
          <table:table-cell office:value-type="string" table:style-name="ce1">
            <text:p>NÚCLEO DE FISCALIZAÇÃO - GO</text:p>
          </table:table-cell>
          <table:table-cell office:value-type="string" table:style-name="ce1">
            <text:p>GO</text:p>
          </table:table-cell>
          <table:table-cell office:value-type="date" office:date-value="2019-01-08T00:00:00" table:style-name="ce3">
            <text:p>08/01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2.000323/2016-65</text:p>
          </table:table-cell>
          <table:table-cell office:value-type="float" office:value="8366331" table:style-name="ce2">
            <text:p>8366331</text:p>
          </table:table-cell>
          <table:table-cell office:value-type="string" table:style-name="ce1">
            <text:p>910515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deireira Barroso Ltda - Me (E da S Soares)</text:p>
          </table:table-cell>
          <table:table-cell office:value-type="string" table:style-name="ce1">
            <text:p>0637281600012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6-07-22T00:00:00" table:style-name="ce3">
            <text:p>22/07/2016</text:p>
          </table:table-cell>
          <table:table-cell office:value-type="date" office:date-value="2018-11-26T00:00:00" table:style-name="ce3">
            <text:p>26/11/2018</text:p>
          </table:table-cell>
          <table:table-cell office:value-type="date" office:date-value="2022-05-18T00:00:00" table:style-name="ce3">
            <text:p>18/05/2022</text:p>
          </table:table-cell>
          <table:table-cell office:value-type="date" office:date-value="2022-04-08T00:00:00" table:style-name="ce3">
            <text:p>08/04/2022</text:p>
          </table:table-cell>
          <table:table-cell office:value-type="float" office:value="31500" table:style-name="ce4">
            <text:p>R$ 31.500,00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Gerência Executiva do Ibama em Imperatriz/MA</text:p>
          </table:table-cell>
          <table:table-cell office:value-type="string" table:style-name="ce1">
            <text:p>NÚCLEO DE APOIO JURÍDICO - MA</text:p>
          </table:table-cell>
          <table:table-cell office:value-type="string" table:style-name="ce1">
            <text:p>MA</text:p>
          </table:table-cell>
          <table:table-cell office:value-type="date" office:date-value="2022-05-18T00:00:00" table:style-name="ce3">
            <text:p>18/05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2.000454/2013-08</text:p>
          </table:table-cell>
          <table:table-cell office:value-type="float" office:value="5563560" table:style-name="ce2">
            <text:p>5563560</text:p>
          </table:table-cell>
          <table:table-cell office:value-type="string" table:style-name="ce1">
            <text:p>695027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OSÉ RIBAMAR OLIVEIRA</text:p>
          </table:table-cell>
          <table:table-cell office:value-type="string" table:style-name="ce1">
            <text:p>1557971927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3-08-01T00:00:00" table:style-name="ce3">
            <text:p>01/08/2013</text:p>
          </table:table-cell>
          <table:table-cell office:value-type="date" office:date-value="2014-11-10T00:00:00" table:style-name="ce3">
            <text:p>10/11/2014</text:p>
          </table:table-cell>
          <table:table-cell office:value-type="date" office:date-value="2022-05-23T00:00:00" table:style-name="ce3">
            <text:p>23/05/2022</text:p>
          </table:table-cell>
          <table:table-cell office:value-type="date" office:date-value="2022-03-28T00:00:00" table:style-name="ce3">
            <text:p>28/03/2022</text:p>
          </table:table-cell>
          <table:table-cell office:value-type="float" office:value="500" table:style-name="ce4">
            <text:p>R$ 500,00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Superintendência do Ibama no Estado do Maranhão</text:p>
          </table:table-cell>
          <table:table-cell office:value-type="string" table:style-name="ce1">
            <text:p>NÚCLEO DE ARRECADAÇÃO - MA</text:p>
          </table:table-cell>
          <table:table-cell office:value-type="string" table:style-name="ce1">
            <text:p>MA</text:p>
          </table:table-cell>
          <table:table-cell office:value-type="date" office:date-value="2022-06-10T00:00:00" table:style-name="ce3">
            <text:p>10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2.000769/2015-17</text:p>
          </table:table-cell>
          <table:table-cell office:value-type="float" office:value="7434162" table:style-name="ce2">
            <text:p>7434162</text:p>
          </table:table-cell>
          <table:table-cell office:value-type="string" table:style-name="ce1">
            <text:p>90844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ÁGUAS MINERAIS MIRACEMA LTDA</text:p>
          </table:table-cell>
          <table:table-cell office:value-type="string" table:style-name="ce1">
            <text:p>12161873000165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o rec. de ofício</text:p>
          </table:table-cell>
          <table:table-cell office:value-type="date" office:date-value="2015-07-09T00:00:00" table:style-name="ce3">
            <text:p>09/07/2015</text:p>
          </table:table-cell>
          <table:table-cell office:value-type="date" office:date-value="2016-12-06T00:00:00" table:style-name="ce3">
            <text:p>06/12/2016</text:p>
          </table:table-cell>
          <table:table-cell office:value-type="date" office:date-value="2019-03-13T00:00:00" table:style-name="ce3">
            <text:p>13/03/2019</text:p>
          </table:table-cell>
          <table:table-cell office:value-type="date" office:date-value="2022-03-13T00:00:00" table:style-name="ce3">
            <text:p>13/03/2022</text:p>
          </table:table-cell>
          <table:table-cell office:value-type="float" office:value="9000" table:style-name="ce4">
            <text:p>R$ 9.000,00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Superintendência do Ibama no Estado do Maranhão</text:p>
          </table:table-cell>
          <table:table-cell office:value-type="string" table:style-name="ce1">
            <text:p>SUPERINTENDÊNCIA DO IBAMA NO ESTADO DO MARANHÃO</text:p>
          </table:table-cell>
          <table:table-cell office:value-type="string" table:style-name="ce1">
            <text:p>MA</text:p>
          </table:table-cell>
          <table:table-cell office:value-type="date" office:date-value="2019-03-13T00:00:00" table:style-name="ce3">
            <text:p>13/03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2.000778/2013-38</text:p>
          </table:table-cell>
          <table:table-cell office:value-type="float" office:value="5662115" table:style-name="ce2">
            <text:p>5662115</text:p>
          </table:table-cell>
          <table:table-cell office:value-type="string" table:style-name="ce1">
            <text:p>506798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RANCISCO DAS CHAGAS LIMA PEREIRA</text:p>
          </table:table-cell>
          <table:table-cell office:value-type="string" table:style-name="ce1">
            <text:p>0209358130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3-10-07T00:00:00" table:style-name="ce3">
            <text:p>07/10/2013</text:p>
          </table:table-cell>
          <table:table-cell office:value-type="date" office:date-value="2015-11-06T00:00:00" table:style-name="ce3">
            <text:p>06/11/2015</text:p>
          </table:table-cell>
          <table:table-cell office:value-type="date" office:date-value="2019-02-04T00:00:00" table:style-name="ce3">
            <text:p>04/02/2019</text:p>
          </table:table-cell>
          <table:table-cell office:value-type="date" office:date-value="2022-02-04T00:00:00" table:style-name="ce3">
            <text:p>04/02/2022</text:p>
          </table:table-cell>
          <table:table-cell office:value-type="float" office:value="500" table:style-name="ce4">
            <text:p>R$ 500,00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Superintendência do Ibama no Estado do Maranhão</text:p>
          </table:table-cell>
          <table:table-cell office:value-type="string" table:style-name="ce1">
            <text:p>NÚCLEO DE ARRECADAÇÃO - MA</text:p>
          </table:table-cell>
          <table:table-cell office:value-type="string" table:style-name="ce1">
            <text:p>MA</text:p>
          </table:table-cell>
          <table:table-cell office:value-type="date" office:date-value="2019-02-21T00:00:00" table:style-name="ce3">
            <text:p>21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2.000974/2015-74</text:p>
          </table:table-cell>
          <table:table-cell office:value-type="float" office:value="7510913" table:style-name="ce2">
            <text:p>7510913</text:p>
          </table:table-cell>
          <table:table-cell office:value-type="string" table:style-name="ce1">
            <text:p>907699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KAIO CESAR SOARES SOUSA</text:p>
          </table:table-cell>
          <table:table-cell office:value-type="string" table:style-name="ce1">
            <text:p>60862773385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5-09-22T00:00:00" table:style-name="ce3">
            <text:p>22/09/2015</text:p>
          </table:table-cell>
          <table:table-cell office:value-type="date" office:date-value="2018-10-11T00:00:00" table:style-name="ce3">
            <text:p>11/10/2018</text:p>
          </table:table-cell>
          <table:table-cell office:value-type="date" office:date-value="2019-05-13T00:00:00" table:style-name="ce3">
            <text:p>13/05/2019</text:p>
          </table:table-cell>
          <table:table-cell office:value-type="date" office:date-value="2022-05-13T00:00:00" table:style-name="ce3">
            <text:p>13/05/2022</text:p>
          </table:table-cell>
          <table:table-cell office:value-type="float" office:value="147000" table:style-name="ce4">
            <text:p>R$ 147.000,00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Superintendência do Ibama no Estado do Maranhão</text:p>
          </table:table-cell>
          <table:table-cell office:value-type="string" table:style-name="ce1">
            <text:p>NÚCLEO TÉCNICO SETORIAL DESCENTRALIZADO DE INSTRUÇÃO PROCESSUAL DE AUTOS DE INFRAÇÃO - MA</text:p>
          </table:table-cell>
          <table:table-cell office:value-type="string" table:style-name="ce1">
            <text:p>MA</text:p>
          </table:table-cell>
          <table:table-cell office:value-type="date" office:date-value="2020-02-03T00:00:00" table:style-name="ce3">
            <text:p>03/02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2.001669/2018-42</text:p>
          </table:table-cell>
          <table:table-cell office:value-type="float" office:value="9855979" table:style-name="ce2">
            <text:p>9855979</text:p>
          </table:table-cell>
          <table:table-cell office:value-type="string" table:style-name="ce1">
            <text:p>921641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IVONETA GONTIJO DOS SANTOS - EPP</text:p>
          </table:table-cell>
          <table:table-cell office:value-type="string" table:style-name="ce1">
            <text:p>1154650100043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ara nova homologação</text:p>
          </table:table-cell>
          <table:table-cell office:value-type="date" office:date-value="2018-05-08T00:00:00" table:style-name="ce3">
            <text:p>08/05/2018</text:p>
          </table:table-cell>
          <table:table-cell office:value-type="date" office:date-value="2018-06-26T00:00:00" table:style-name="ce3">
            <text:p>26/06/2018</text:p>
          </table:table-cell>
          <table:table-cell office:value-type="date" office:date-value="2022-04-18T00:00:00" table:style-name="ce3">
            <text:p>18/04/2022</text:p>
          </table:table-cell>
          <table:table-cell office:value-type="date" office:date-value="2022-03-11T00:00:00" table:style-name="ce3">
            <text:p>11/03/2022</text:p>
          </table:table-cell>
          <table:table-cell office:value-type="float" office:value="71500" table:style-name="ce4">
            <text:p>R$ 71.500,00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Superintendência do Ibama no Estado do Maranhão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18T00:00:00" table:style-name="ce3">
            <text:p>18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2.001670/2018-77</text:p>
          </table:table-cell>
          <table:table-cell office:value-type="float" office:value="9855980" table:style-name="ce2">
            <text:p>9855980</text:p>
          </table:table-cell>
          <table:table-cell office:value-type="string" table:style-name="ce1">
            <text:p>921641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IVONETA GONTIJO DOS SANTOS EPP</text:p>
          </table:table-cell>
          <table:table-cell office:value-type="string" table:style-name="ce1">
            <text:p>1154650100051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ara nova homologação</text:p>
          </table:table-cell>
          <table:table-cell office:value-type="date" office:date-value="2018-05-08T00:00:00" table:style-name="ce3">
            <text:p>08/05/2018</text:p>
          </table:table-cell>
          <table:table-cell office:value-type="date" office:date-value="2018-06-26T00:00:00" table:style-name="ce3">
            <text:p>26/06/2018</text:p>
          </table:table-cell>
          <table:table-cell office:value-type="date" office:date-value="2022-04-18T00:00:00" table:style-name="ce3">
            <text:p>18/04/2022</text:p>
          </table:table-cell>
          <table:table-cell office:value-type="date" office:date-value="2022-03-11T00:00:00" table:style-name="ce3">
            <text:p>11/03/2022</text:p>
          </table:table-cell>
          <table:table-cell office:value-type="float" office:value="71500" table:style-name="ce4">
            <text:p>R$ 71.500,00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Superintendência do Ibama no Estado do Maranhão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18T00:00:00" table:style-name="ce3">
            <text:p>18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2.002108/2018-61</text:p>
          </table:table-cell>
          <table:table-cell office:value-type="float" office:value="9903096" table:style-name="ce2">
            <text:p>9903096</text:p>
          </table:table-cell>
          <table:table-cell office:value-type="string" table:style-name="ce1">
            <text:p>912043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DM TRANSPORTES DE CARGAS LTDA</text:p>
          </table:table-cell>
          <table:table-cell office:value-type="string" table:style-name="ce1">
            <text:p>0259999000015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6-27T00:00:00" table:style-name="ce3">
            <text:p>27/06/2018</text:p>
          </table:table-cell>
          <table:table-cell office:value-type="date" office:date-value="2018-07-04T00:00:00" table:style-name="ce3">
            <text:p>04/07/2018</text:p>
          </table:table-cell>
          <table:table-cell office:value-type="date" office:date-value="2019-03-08T00:00:00" table:style-name="ce3">
            <text:p>08/03/2019</text:p>
          </table:table-cell>
          <table:table-cell office:value-type="date" office:date-value="2022-03-08T00:00:00" table:style-name="ce3">
            <text:p>08/03/2022</text:p>
          </table:table-cell>
          <table:table-cell office:value-type="float" office:value="21390" table:style-name="ce4">
            <text:p>R$ 21.39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DIVISÃO TÉCNICO-AMBIENTAL - MA</text:p>
          </table:table-cell>
          <table:table-cell office:value-type="string" table:style-name="ce1">
            <text:p>MA</text:p>
          </table:table-cell>
          <table:table-cell office:value-type="date" office:date-value="2020-12-17T00:00:00" table:style-name="ce3">
            <text:p>17/12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2.002331/2018-16</text:p>
          </table:table-cell>
          <table:table-cell office:value-type="float" office:value="9943047" table:style-name="ce2">
            <text:p>9943047</text:p>
          </table:table-cell>
          <table:table-cell office:value-type="string" table:style-name="ce1">
            <text:p>912043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uis Gonzaga da Silva Viana</text:p>
          </table:table-cell>
          <table:table-cell office:value-type="string" table:style-name="ce1">
            <text:p>2137161028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8-02T00:00:00" table:style-name="ce3">
            <text:p>02/08/2018</text:p>
          </table:table-cell>
          <table:table-cell office:value-type="date" office:date-value="2018-08-13T00:00:00" table:style-name="ce3">
            <text:p>13/08/2018</text:p>
          </table:table-cell>
          <table:table-cell office:value-type="date" office:date-value="2019-03-13T00:00:00" table:style-name="ce3">
            <text:p>13/03/2019</text:p>
          </table:table-cell>
          <table:table-cell office:value-type="date" office:date-value="2022-03-13T00:00:00" table:style-name="ce3">
            <text:p>13/03/2022</text:p>
          </table:table-cell>
          <table:table-cell office:value-type="float" office:value="5003.13" table:style-name="ce4">
            <text:p>R$ 5.003,13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Superintendência do Ibama no Estado do Maranhão</text:p>
          </table:table-cell>
          <table:table-cell office:value-type="string" table:style-name="ce1">
            <text:p>DIVISÃO TÉCNICO-AMBIENTAL - MA</text:p>
          </table:table-cell>
          <table:table-cell office:value-type="string" table:style-name="ce1">
            <text:p>MA</text:p>
          </table:table-cell>
          <table:table-cell office:value-type="date" office:date-value="2020-12-17T00:00:00" table:style-name="ce3">
            <text:p>17/12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2.002488/2018-33</text:p>
          </table:table-cell>
          <table:table-cell office:value-type="float" office:value="9950183" table:style-name="ce2">
            <text:p>9950183</text:p>
          </table:table-cell>
          <table:table-cell office:value-type="string" table:style-name="ce1">
            <text:p>912688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Pedro Acleilton dos Santos Silva</text:p>
          </table:table-cell>
          <table:table-cell office:value-type="string" table:style-name="ce1">
            <text:p>0173172733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8-08T00:00:00" table:style-name="ce3">
            <text:p>08/08/2018</text:p>
          </table:table-cell>
          <table:table-cell office:value-type="date" office:date-value="2018-08-21T00:00:00" table:style-name="ce3">
            <text:p>21/08/2018</text:p>
          </table:table-cell>
          <table:table-cell office:value-type="date" office:date-value="2022-05-16T00:00:00" table:style-name="ce3">
            <text:p>16/05/2022</text:p>
          </table:table-cell>
          <table:table-cell office:value-type="date" office:date-value="2022-03-28T00:00:00" table:style-name="ce3">
            <text:p>28/03/2022</text:p>
          </table:table-cell>
          <table:table-cell office:value-type="float" office:value="3032.1" table:style-name="ce4">
            <text:p>R$ 3.032,10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Superintendência do Ibama no Estado do Maranhão</text:p>
          </table:table-cell>
          <table:table-cell office:value-type="string" table:style-name="ce1">
            <text:p>NÚCLEO DE FISCALIZAÇÃO - MA</text:p>
          </table:table-cell>
          <table:table-cell office:value-type="string" table:style-name="ce1">
            <text:p>MA</text:p>
          </table:table-cell>
          <table:table-cell office:value-type="date" office:date-value="2022-06-07T00:00:00" table:style-name="ce3">
            <text:p>07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2.002988/2018-75</text:p>
          </table:table-cell>
          <table:table-cell office:value-type="float" office:value="10069015" table:style-name="ce2">
            <text:p>10069015</text:p>
          </table:table-cell>
          <table:table-cell office:value-type="string" table:style-name="ce1">
            <text:p>912260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D. MENEZES DO NASCIMENTO-ME</text:p>
          </table:table-cell>
          <table:table-cell office:value-type="string" table:style-name="ce1">
            <text:p>1714488800013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1-30T00:00:00" table:style-name="ce3">
            <text:p>30/11/2018</text:p>
          </table:table-cell>
          <table:table-cell office:value-type="date" office:date-value="2019-01-02T00:00:00" table:style-name="ce3">
            <text:p>02/01/2019</text:p>
          </table:table-cell>
          <table:table-cell office:value-type="date" office:date-value="2022-04-14T00:00:00" table:style-name="ce3">
            <text:p>14/04/2022</text:p>
          </table:table-cell>
          <table:table-cell office:value-type="date" office:date-value="2022-03-15T00:00:00" table:style-name="ce3">
            <text:p>15/03/2022</text:p>
          </table:table-cell>
          <table:table-cell office:value-type="float" office:value="10000" table:style-name="ce4">
            <text:p>R$ 10.000,00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Superintendência do Ibama no Estado do Maranhão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14T00:00:00" table:style-name="ce3">
            <text:p>14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2.002989/2018-10</text:p>
          </table:table-cell>
          <table:table-cell office:value-type="float" office:value="10069012" table:style-name="ce2">
            <text:p>10069012</text:p>
          </table:table-cell>
          <table:table-cell office:value-type="string" table:style-name="ce1">
            <text:p>912259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OSÉ CARDOSO VIANA</text:p>
          </table:table-cell>
          <table:table-cell office:value-type="string" table:style-name="ce1">
            <text:p>6691136225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1-29T00:00:00" table:style-name="ce3">
            <text:p>29/11/2018</text:p>
          </table:table-cell>
          <table:table-cell office:value-type="date" office:date-value="2019-01-02T00:00:00" table:style-name="ce3">
            <text:p>02/01/2019</text:p>
          </table:table-cell>
          <table:table-cell office:value-type="date" office:date-value="2022-04-20T00:00:00" table:style-name="ce3">
            <text:p>20/04/2022</text:p>
          </table:table-cell>
          <table:table-cell office:value-type="date" office:date-value="2022-04-11T00:00:00" table:style-name="ce3">
            <text:p>11/04/2022</text:p>
          </table:table-cell>
          <table:table-cell office:value-type="float" office:value="52800" table:style-name="ce4">
            <text:p>R$ 52.800,00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Superintendência do Ibama no Estado do Maranhão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25T00:00:00" table:style-name="ce3">
            <text:p>25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2.003136/97-19</text:p>
          </table:table-cell>
          <table:table-cell office:value-type="float" office:value="210000006084" table:style-name="ce2">
            <text:p>210000006084</text:p>
          </table:table-cell>
          <table:table-cell office:value-type="string" table:style-name="ce1">
            <text:p>27533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OSE DE RIBAMAR FERREIRA DE SOUSA</text:p>
          </table:table-cell>
          <table:table-cell office:value-type="string" table:style-name="ce1">
            <text:p>0746682034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ara nova homologação</text:p>
          </table:table-cell>
          <table:table-cell office:value-type="date" office:date-value="1997-11-04T00:00:00" table:style-name="ce3">
            <text:p>04/11/1997</text:p>
          </table:table-cell>
          <table:table-cell office:value-type="date" office:date-value="2019-01-23T00:00:00" table:style-name="ce3">
            <text:p>23/01/2019</text:p>
          </table:table-cell>
          <table:table-cell office:value-type="date" office:date-value="2019-01-23T00:00:00" table:style-name="ce3">
            <text:p>23/01/2019</text:p>
          </table:table-cell>
          <table:table-cell office:value-type="date" office:date-value="2022-01-23T00:00:00" table:style-name="ce3">
            <text:p>23/01/2022</text:p>
          </table:table-cell>
          <table:table-cell office:value-type="float" office:value="150" table:style-name="ce4">
            <text:p>R$ 150,00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Superintendência do Ibama no Estado do Maranhão</text:p>
          </table:table-cell>
          <table:table-cell office:value-type="string" table:style-name="ce1">
            <text:p>SUPERINTENDÊNCIA DO IBAMA NO ESTADO DO MARANHÃO</text:p>
          </table:table-cell>
          <table:table-cell office:value-type="string" table:style-name="ce1">
            <text:p>MA</text:p>
          </table:table-cell>
          <table:table-cell office:value-type="date" office:date-value="2019-01-23T00:00:00" table:style-name="ce3">
            <text:p>23/01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3.000381/2019-21</text:p>
          </table:table-cell>
          <table:table-cell office:value-type="float" office:value="10774907" table:style-name="ce2">
            <text:p>10774907</text:p>
          </table:table-cell>
          <table:table-cell office:value-type="string" table:style-name="ce1">
            <text:p>921772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UGENIO ODILON RIBEIRO</text:p>
          </table:table-cell>
          <table:table-cell office:value-type="string" table:style-name="ce1">
            <text:p>2561017125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9-01-28T00:00:00" table:style-name="ce3">
            <text:p>28/01/2019</text:p>
          </table:table-cell>
          <table:table-cell office:value-type="date" office:date-value="2019-01-30T00:00:00" table:style-name="ce3">
            <text:p>30/01/2019</text:p>
          </table:table-cell>
          <table:table-cell office:value-type="date" office:date-value="2019-04-17T00:00:00" table:style-name="ce3">
            <text:p>17/04/2019</text:p>
          </table:table-cell>
          <table:table-cell office:value-type="date" office:date-value="2022-04-17T00:00:00" table:style-name="ce3">
            <text:p>17/04/2022</text:p>
          </table:table-cell>
          <table:table-cell office:value-type="float" office:value="401500" table:style-name="ce4">
            <text:p>R$ 40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DIVISÃO TÉCNICO-AMBIENTAL - MT</text:p>
          </table:table-cell>
          <table:table-cell office:value-type="string" table:style-name="ce1">
            <text:p>MT</text:p>
          </table:table-cell>
          <table:table-cell office:value-type="date" office:date-value="2019-04-17T00:00:00" table:style-name="ce3">
            <text:p>17/04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3.000832/2018-40</text:p>
          </table:table-cell>
          <table:table-cell office:value-type="float" office:value="9656904" table:style-name="ce2">
            <text:p>9656904</text:p>
          </table:table-cell>
          <table:table-cell office:value-type="string" table:style-name="ce1">
            <text:p>914354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laudio Gomes Machado</text:p>
          </table:table-cell>
          <table:table-cell office:value-type="string" table:style-name="ce1">
            <text:p>1395798826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2-24T00:00:00" table:style-name="ce3">
            <text:p>24/02/2018</text:p>
          </table:table-cell>
          <table:table-cell office:value-type="date" office:date-value="2018-03-12T00:00:00" table:style-name="ce3">
            <text:p>12/03/2018</text:p>
          </table:table-cell>
          <table:table-cell office:value-type="date" office:date-value="2019-02-07T00:00:00" table:style-name="ce3">
            <text:p>07/02/2019</text:p>
          </table:table-cell>
          <table:table-cell office:value-type="date" office:date-value="2022-02-07T00:00:00" table:style-name="ce3">
            <text:p>07/02/2022</text:p>
          </table:table-cell>
          <table:table-cell office:value-type="float" office:value="370000" table:style-name="ce4">
            <text:p>R$ 370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COORDENAÇÃO-GERAL DE EMERGÊNCIAS AMBIENTAIS</text:p>
          </table:table-cell>
          <table:table-cell office:value-type="string" table:style-name="ce1">
            <text:p>-</text:p>
          </table:table-cell>
          <table:table-cell office:value-type="date" office:date-value="2020-09-10T00:00:00" table:style-name="ce3">
            <text:p>10/09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3.001303/2019-44</text:p>
          </table:table-cell>
          <table:table-cell office:value-type="float" office:value="11182189" table:style-name="ce2">
            <text:p>11182189</text:p>
          </table:table-cell>
          <table:table-cell office:value-type="string" table:style-name="ce1">
            <text:p>914263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YLTON LEITE DE ALMEIDA</text:p>
          </table:table-cell>
          <table:table-cell office:value-type="string" table:style-name="ce1">
            <text:p>0631981381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9-03-13T00:00:00" table:style-name="ce3">
            <text:p>13/03/2019</text:p>
          </table:table-cell>
          <table:table-cell office:value-type="date" office:date-value="2019-03-25T00:00:00" table:style-name="ce3">
            <text:p>25/03/2019</text:p>
          </table:table-cell>
          <table:table-cell office:value-type="date" office:date-value="2022-06-07T00:00:00" table:style-name="ce3">
            <text:p>07/06/2022</text:p>
          </table:table-cell>
          <table:table-cell office:value-type="date" office:date-value="2022-03-25T00:00:00" table:style-name="ce3">
            <text:p>25/03/2022</text:p>
          </table:table-cell>
          <table:table-cell office:value-type="float" office:value="7772.4" table:style-name="ce4">
            <text:p>R$ 7.772,4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TÉCNICO SETORIAL DESCENTRALIZADO DE INSTRUÇÃO PROCESSUAL DE AUTOS DE INFRAÇÃO - MT</text:p>
          </table:table-cell>
          <table:table-cell office:value-type="string" table:style-name="ce1">
            <text:p>MT</text:p>
          </table:table-cell>
          <table:table-cell office:value-type="date" office:date-value="2022-06-07T00:00:00" table:style-name="ce3">
            <text:p>07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3.002189/2005-74</text:p>
          </table:table-cell>
          <table:table-cell office:value-type="float" office:value="286075" table:style-name="ce2">
            <text:p>286075</text:p>
          </table:table-cell>
          <table:table-cell office:value-type="string" table:style-name="ce1">
            <text:p>409055</text:p>
          </table:table-cell>
          <table:table-cell office:value-type="string" table:style-name="ce1">
            <text:p>D</text:p>
          </table:table-cell>
          <table:table-cell office:value-type="string" table:style-name="ce1">
            <text:p>GEVADIRU MADEIRAS LTDA</text:p>
          </table:table-cell>
          <table:table-cell office:value-type="string" table:style-name="ce1">
            <text:p>0220639400016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Edital publicado</text:p>
          </table:table-cell>
          <table:table-cell office:value-type="date" office:date-value="2005-07-22T00:00:00" table:style-name="ce3">
            <text:p>22/07/2005</text:p>
          </table:table-cell>
          <table:table-cell office:value-type="date" office:date-value="2016-08-19T00:00:00" table:style-name="ce3">
            <text:p>19/08/2016</text:p>
          </table:table-cell>
          <table:table-cell office:value-type="date" office:date-value="2022-04-13T00:00:00" table:style-name="ce3">
            <text:p>13/04/2022</text:p>
          </table:table-cell>
          <table:table-cell office:value-type="date" office:date-value="2022-03-17T00:00:00" table:style-name="ce3">
            <text:p>17/03/2022</text:p>
          </table:table-cell>
          <table:table-cell office:value-type="float" office:value="13700" table:style-name="ce4">
            <text:p>R$ 13.700,00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Superintendência do Ibama no Estado do Mato Grosso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13T00:00:00" table:style-name="ce3">
            <text:p>13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3.002219/2018-67</text:p>
          </table:table-cell>
          <table:table-cell office:value-type="float" office:value="9819462" table:style-name="ce2">
            <text:p>9819462</text:p>
          </table:table-cell>
          <table:table-cell office:value-type="string" table:style-name="ce1">
            <text:p>922034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.C.K. TRANSPORTADORA E COMERCIO LTDA - ME</text:p>
          </table:table-cell>
          <table:table-cell office:value-type="string" table:style-name="ce1">
            <text:p>1022349400012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I notif. via edital, p/aleg. finais</text:p>
          </table:table-cell>
          <table:table-cell office:value-type="date" office:date-value="2018-04-12T00:00:00" table:style-name="ce3">
            <text:p>12/04/2018</text:p>
          </table:table-cell>
          <table:table-cell office:value-type="date" office:date-value="2018-10-15T00:00:00" table:style-name="ce3">
            <text:p>15/10/2018</text:p>
          </table:table-cell>
          <table:table-cell office:value-type="date" office:date-value="2022-05-04T00:00:00" table:style-name="ce3">
            <text:p>04/05/2022</text:p>
          </table:table-cell>
          <table:table-cell office:value-type="date" office:date-value="2022-02-26T00:00:00" table:style-name="ce3">
            <text:p>26/02/2022</text:p>
          </table:table-cell>
          <table:table-cell office:value-type="float" office:value="1510" table:style-name="ce4">
            <text:p>R$ 1.51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QUALIDADE AMBIENTAL - MT</text:p>
          </table:table-cell>
          <table:table-cell office:value-type="string" table:style-name="ce1">
            <text:p>MT</text:p>
          </table:table-cell>
          <table:table-cell office:value-type="date" office:date-value="2022-05-04T00:00:00" table:style-name="ce3">
            <text:p>04/05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3.002234/2018-13</text:p>
          </table:table-cell>
          <table:table-cell office:value-type="float" office:value="9819463" table:style-name="ce2">
            <text:p>9819463</text:p>
          </table:table-cell>
          <table:table-cell office:value-type="string" table:style-name="ce1">
            <text:p>922034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.C.K. TRANSPORTADORA E COMERCIO LTDA - ME</text:p>
          </table:table-cell>
          <table:table-cell office:value-type="string" table:style-name="ce1">
            <text:p>1022349400012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I notif. via edital, p/aleg. finais</text:p>
          </table:table-cell>
          <table:table-cell office:value-type="date" office:date-value="2018-04-12T00:00:00" table:style-name="ce3">
            <text:p>12/04/2018</text:p>
          </table:table-cell>
          <table:table-cell office:value-type="date" office:date-value="2018-10-15T00:00:00" table:style-name="ce3">
            <text:p>15/10/2018</text:p>
          </table:table-cell>
          <table:table-cell office:value-type="date" office:date-value="2022-04-22T00:00:00" table:style-name="ce3">
            <text:p>22/04/2022</text:p>
          </table:table-cell>
          <table:table-cell office:value-type="date" office:date-value="2022-02-26T00:00:00" table:style-name="ce3">
            <text:p>26/02/2022</text:p>
          </table:table-cell>
          <table:table-cell office:value-type="float" office:value="1000" table:style-name="ce4">
            <text:p>R$ 1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QUALIDADE AMBIENTAL - MT</text:p>
          </table:table-cell>
          <table:table-cell office:value-type="string" table:style-name="ce1">
            <text:p>MT</text:p>
          </table:table-cell>
          <table:table-cell office:value-type="date" office:date-value="2022-04-22T00:00:00" table:style-name="ce3">
            <text:p>22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3.002397/2005-73</text:p>
          </table:table-cell>
          <table:table-cell office:value-type="float" office:value="287782" table:style-name="ce2">
            <text:p>287782</text:p>
          </table:table-cell>
          <table:table-cell office:value-type="string" table:style-name="ce1">
            <text:p>196286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ADEIREIRA RONDONLÂNDIA IND. E COM. DE MADEIRAS LTDA</text:p>
          </table:table-cell>
          <table:table-cell office:value-type="string" table:style-name="ce1">
            <text:p>0406159900012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05-08-05T00:00:00" table:style-name="ce3">
            <text:p>05/08/2005</text:p>
          </table:table-cell>
          <table:table-cell office:value-type="date" office:date-value="2015-07-15T00:00:00" table:style-name="ce3">
            <text:p>15/07/2015</text:p>
          </table:table-cell>
          <table:table-cell office:value-type="date" office:date-value="2019-03-25T00:00:00" table:style-name="ce3">
            <text:p>25/03/2019</text:p>
          </table:table-cell>
          <table:table-cell office:value-type="date" office:date-value="2022-03-25T00:00:00" table:style-name="ce3">
            <text:p>25/03/2022</text:p>
          </table:table-cell>
          <table:table-cell office:value-type="float" office:value="750000" table:style-name="ce4">
            <text:p>R$ 750.000,00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Superintendência do Ibama no Estado do Mato Grosso</text:p>
          </table:table-cell>
          <table:table-cell office:value-type="string" table:style-name="ce1">
            <text:p>CENTRO DE TRIAGEM DE ANIMAIS SILVESTRES EM MATO GROSSO - MT</text:p>
          </table:table-cell>
          <table:table-cell office:value-type="string" table:style-name="ce1">
            <text:p>MT</text:p>
          </table:table-cell>
          <table:table-cell office:value-type="date" office:date-value="2019-05-31T00:00:00" table:style-name="ce3">
            <text:p>31/05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3.003482/95-16</text:p>
          </table:table-cell>
          <table:table-cell office:value-type="float" office:value="8268993" table:style-name="ce2">
            <text:p>8268993</text:p>
          </table:table-cell>
          <table:table-cell office:value-type="string" table:style-name="ce1">
            <text:p>120325</text:p>
          </table:table-cell>
          <table:table-cell office:value-type="string" table:style-name="ce1">
            <text:p>B</text:p>
          </table:table-cell>
          <table:table-cell office:value-type="string" table:style-name="ce1">
            <text:p>JOSE CACILDO DE OLIVEIRA</text:p>
          </table:table-cell>
          <table:table-cell office:value-type="string" table:style-name="ce1">
            <text:p>2398839869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1995-09-28T00:00:00" table:style-name="ce3">
            <text:p>28/09/1995</text:p>
          </table:table-cell>
          <table:table-cell office:value-type="date" office:date-value="2016-06-24T00:00:00" table:style-name="ce3">
            <text:p>24/06/2016</text:p>
          </table:table-cell>
          <table:table-cell office:value-type="date" office:date-value="2019-03-07T00:00:00" table:style-name="ce3">
            <text:p>07/03/2019</text:p>
          </table:table-cell>
          <table:table-cell office:value-type="date" office:date-value="2022-03-07T00:00:00" table:style-name="ce3">
            <text:p>07/03/2022</text:p>
          </table:table-cell>
          <table:table-cell office:value-type="float" office:value="365.26" table:style-name="ce4">
            <text:p>R$ 365,26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Coordenação Geral de Fiscalização</text:p>
          </table:table-cell>
          <table:table-cell office:value-type="string" table:style-name="ce1">
            <text:p>SUPERINTENDÊNCIA DO IBAMA NO ESTADO DO MATO GROSSO</text:p>
          </table:table-cell>
          <table:table-cell office:value-type="string" table:style-name="ce1">
            <text:p>MT</text:p>
          </table:table-cell>
          <table:table-cell office:value-type="date" office:date-value="2019-03-08T00:00:00" table:style-name="ce3">
            <text:p>08/03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3.006675/99-80</text:p>
          </table:table-cell>
          <table:table-cell office:value-type="float" office:value="510000054472" table:style-name="ce2">
            <text:p>510000054472</text:p>
          </table:table-cell>
          <table:table-cell office:value-type="string" table:style-name="ce1">
            <text:p>8363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NTONIO BESSA GUERRA FILHO E OUTROS</text:p>
          </table:table-cell>
          <table:table-cell office:value-type="string" table:style-name="ce1">
            <text:p>3403713610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ara nova homologação</text:p>
          </table:table-cell>
          <table:table-cell office:value-type="date" office:date-value="1999-09-14T00:00:00" table:style-name="ce3">
            <text:p>14/09/1999</text:p>
          </table:table-cell>
          <table:table-cell office:value-type="date" office:date-value="2018-03-21T00:00:00" table:style-name="ce3">
            <text:p>21/03/2018</text:p>
          </table:table-cell>
          <table:table-cell office:value-type="date" office:date-value="2019-02-11T00:00:00" table:style-name="ce3">
            <text:p>11/02/2019</text:p>
          </table:table-cell>
          <table:table-cell office:value-type="date" office:date-value="2022-02-11T00:00:00" table:style-name="ce3">
            <text:p>11/02/2022</text:p>
          </table:table-cell>
          <table:table-cell office:value-type="float" office:value="4960" table:style-name="ce4">
            <text:p>R$ 4.960,00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Gerência Executiva do Ibama em Sinop/MT</text:p>
          </table:table-cell>
          <table:table-cell office:value-type="string" table:style-name="ce1">
            <text:p>GERÊNCIA EXECUTIVA EM SINOP - MT</text:p>
          </table:table-cell>
          <table:table-cell office:value-type="string" table:style-name="ce1">
            <text:p>MT</text:p>
          </table:table-cell>
          <table:table-cell office:value-type="date" office:date-value="2022-02-01T00:00:00" table:style-name="ce3">
            <text:p>01/02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3.101249/2017-74</text:p>
          </table:table-cell>
          <table:table-cell office:value-type="float" office:value="9274671" table:style-name="ce2">
            <text:p>9274671</text:p>
          </table:table-cell>
          <table:table-cell office:value-type="string" table:style-name="ce1">
            <text:p>913515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ITAMAR FERRETTI</text:p>
          </table:table-cell>
          <table:table-cell office:value-type="string" table:style-name="ce1">
            <text:p>03950757856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I notif. via edital, p/aleg. finais</text:p>
          </table:table-cell>
          <table:table-cell office:value-type="date" office:date-value="2017-06-12T00:00:00" table:style-name="ce3">
            <text:p>12/06/2017</text:p>
          </table:table-cell>
          <table:table-cell office:value-type="date" office:date-value="2019-02-08T00:00:00" table:style-name="ce3">
            <text:p>08/02/2019</text:p>
          </table:table-cell>
          <table:table-cell office:value-type="date" office:date-value="2022-04-13T00:00:00" table:style-name="ce3">
            <text:p>13/04/2022</text:p>
          </table:table-cell>
          <table:table-cell office:value-type="date" office:date-value="2022-03-21T00:00:00" table:style-name="ce3">
            <text:p>21/03/2022</text:p>
          </table:table-cell>
          <table:table-cell office:value-type="float" office:value="3500" table:style-name="ce4">
            <text:p>R$ 3.500,00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Superintendência do Ibama no Estado do Mato Grosso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13T00:00:00" table:style-name="ce3">
            <text:p>13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3.104981/2017-04</text:p>
          </table:table-cell>
          <table:table-cell office:value-type="float" office:value="9376645" table:style-name="ce2">
            <text:p>9376645</text:p>
          </table:table-cell>
          <table:table-cell office:value-type="string" table:style-name="ce1">
            <text:p>914257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W. M. DA ROCHA COMERCIO EIRELI - ME</text:p>
          </table:table-cell>
          <table:table-cell office:value-type="string" table:style-name="ce1">
            <text:p>27653859000156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23T00:00:00" table:style-name="ce3">
            <text:p>23/10/2017</text:p>
          </table:table-cell>
          <table:table-cell office:value-type="date" office:date-value="2017-11-22T00:00:00" table:style-name="ce3">
            <text:p>22/11/2017</text:p>
          </table:table-cell>
          <table:table-cell office:value-type="date" office:date-value="2022-04-18T00:00:00" table:style-name="ce3">
            <text:p>18/04/2022</text:p>
          </table:table-cell>
          <table:table-cell office:value-type="date" office:date-value="2022-02-11T00:00:00" table:style-name="ce3">
            <text:p>11/02/2022</text:p>
          </table:table-cell>
          <table:table-cell office:value-type="float" office:value="10890" table:style-name="ce4">
            <text:p>R$ 10.89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MT</text:p>
          </table:table-cell>
          <table:table-cell office:value-type="string" table:style-name="ce1">
            <text:p>MT</text:p>
          </table:table-cell>
          <table:table-cell office:value-type="date" office:date-value="2022-04-18T00:00:00" table:style-name="ce3">
            <text:p>18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5.000014/2011-51</text:p>
          </table:table-cell>
          <table:table-cell office:value-type="float" office:value="3291425" table:style-name="ce2">
            <text:p>3291425</text:p>
          </table:table-cell>
          <table:table-cell office:value-type="string" table:style-name="ce1">
            <text:p>611646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NTONIO TEREZA ELIAS</text:p>
          </table:table-cell>
          <table:table-cell office:value-type="string" table:style-name="ce1">
            <text:p>3200505966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1-01-03T00:00:00" table:style-name="ce3">
            <text:p>03/01/2011</text:p>
          </table:table-cell>
          <table:table-cell office:value-type="date" office:date-value="2018-02-02T00:00:00" table:style-name="ce3">
            <text:p>02/02/2018</text:p>
          </table:table-cell>
          <table:table-cell office:value-type="date" office:date-value="2019-02-16T00:00:00" table:style-name="ce3">
            <text:p>16/02/2019</text:p>
          </table:table-cell>
          <table:table-cell office:value-type="date" office:date-value="2022-02-16T00:00:00" table:style-name="ce3">
            <text:p>16/02/2022</text:p>
          </table:table-cell>
          <table:table-cell office:value-type="float" office:value="5500" table:style-name="ce4">
            <text:p>R$ 5.500,00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Superintendência do Ibama no Estado de Minas Gerais</text:p>
          </table:table-cell>
          <table:table-cell office:value-type="string" table:style-name="ce1">
            <text:p>DIVISÃO TÉCNICO-AMBIENTAL - MG</text:p>
          </table:table-cell>
          <table:table-cell office:value-type="string" table:style-name="ce1">
            <text:p>MG</text:p>
          </table:table-cell>
          <table:table-cell office:value-type="date" office:date-value="2019-02-16T00:00:00" table:style-name="ce3">
            <text:p>16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5.000246/2009-94</text:p>
          </table:table-cell>
          <table:table-cell office:value-type="float" office:value="7370795" table:style-name="ce2">
            <text:p>7370795</text:p>
          </table:table-cell>
          <table:table-cell office:value-type="string" table:style-name="ce1">
            <text:p>608917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OSE CARLOS DA COSTA DIAS</text:p>
          </table:table-cell>
          <table:table-cell office:value-type="string" table:style-name="ce1">
            <text:p>3317380063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3-10-01T00:00:00" table:style-name="ce3">
            <text:p>01/10/2013</text:p>
          </table:table-cell>
          <table:table-cell office:value-type="date" office:date-value="2019-05-06T00:00:00" table:style-name="ce3">
            <text:p>06/05/2019</text:p>
          </table:table-cell>
          <table:table-cell office:value-type="string" table:style-name="ce3">
            <text:p>-</text:p>
          </table:table-cell>
          <table:table-cell office:value-type="date" office:date-value="2022-05-06T00:00:00" table:style-name="ce3">
            <text:p>06/05/2022</text:p>
          </table:table-cell>
          <table:table-cell office:value-type="float" office:value="6500" table:style-name="ce4">
            <text:p>R$ 6.500,00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Superintendência do Ibama no Estado de Minas Gerais</text:p>
          </table:table-cell>
          <table:table-cell office:value-type="string" table:style-name="ce1">
            <text:p>UNIDADE TÉCNICA DE 2º NÍVEL EM JUIZ DE FORA - MG</text:p>
          </table:table-cell>
          <table:table-cell office:value-type="string" table:style-name="ce1">
            <text:p>MG</text:p>
          </table:table-cell>
          <table:table-cell office:value-type="date" office:date-value="2022-04-18T00:00:00" table:style-name="ce3">
            <text:p>18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5.000321/2015-65</text:p>
          </table:table-cell>
          <table:table-cell office:value-type="float" office:value="7076345" table:style-name="ce2">
            <text:p>7076345</text:p>
          </table:table-cell>
          <table:table-cell office:value-type="string" table:style-name="ce1">
            <text:p>9093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AMIL WARLEY GABRIEL CORREIA</text:p>
          </table:table-cell>
          <table:table-cell office:value-type="string" table:style-name="ce1">
            <text:p>0910358168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5-02-04T00:00:00" table:style-name="ce3">
            <text:p>04/02/2015</text:p>
          </table:table-cell>
          <table:table-cell office:value-type="date" office:date-value="2018-09-10T00:00:00" table:style-name="ce3">
            <text:p>10/09/2018</text:p>
          </table:table-cell>
          <table:table-cell office:value-type="date" office:date-value="2019-02-28T00:00:00" table:style-name="ce3">
            <text:p>28/02/2019</text:p>
          </table:table-cell>
          <table:table-cell office:value-type="date" office:date-value="2022-02-28T00:00:00" table:style-name="ce3">
            <text:p>28/02/2022</text:p>
          </table:table-cell>
          <table:table-cell office:value-type="float" office:value="12500" table:style-name="ce4">
            <text:p>R$ 12.500,00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Superintendência do Ibama no Estado de Minas Gerais</text:p>
          </table:table-cell>
          <table:table-cell office:value-type="string" table:style-name="ce1">
            <text:p>NÚCLEO DE ARRECADAÇÃO - MG</text:p>
          </table:table-cell>
          <table:table-cell office:value-type="string" table:style-name="ce1">
            <text:p>MG</text:p>
          </table:table-cell>
          <table:table-cell office:value-type="date" office:date-value="2019-05-20T00:00:00" table:style-name="ce3">
            <text:p>20/05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5.000351/2014-91</text:p>
          </table:table-cell>
          <table:table-cell office:value-type="float" office:value="6394092" table:style-name="ce2">
            <text:p>6394092</text:p>
          </table:table-cell>
          <table:table-cell office:value-type="string" table:style-name="ce1">
            <text:p>622499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EIVA APARECIDA DE LIMA</text:p>
          </table:table-cell>
          <table:table-cell office:value-type="string" table:style-name="ce1">
            <text:p>0550990763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3-12-19T00:00:00" table:style-name="ce3">
            <text:p>19/12/2013</text:p>
          </table:table-cell>
          <table:table-cell office:value-type="date" office:date-value="2017-11-08T00:00:00" table:style-name="ce3">
            <text:p>08/11/2017</text:p>
          </table:table-cell>
          <table:table-cell office:value-type="date" office:date-value="2019-06-14T00:00:00" table:style-name="ce3">
            <text:p>14/06/2019</text:p>
          </table:table-cell>
          <table:table-cell office:value-type="date" office:date-value="2022-06-14T00:00:00" table:style-name="ce3">
            <text:p>14/06/2022</text:p>
          </table:table-cell>
          <table:table-cell office:value-type="float" office:value="19500" table:style-name="ce4">
            <text:p>R$ 19.500,00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Superintendência do Ibama no Estado de Minas Gerais</text:p>
          </table:table-cell>
          <table:table-cell office:value-type="string" table:style-name="ce1">
            <text:p>UNIDADE TÉCNICA DE 2º NÍVEL EM JUIZ DE FORA - MG</text:p>
          </table:table-cell>
          <table:table-cell office:value-type="string" table:style-name="ce1">
            <text:p>MG</text:p>
          </table:table-cell>
          <table:table-cell office:value-type="date" office:date-value="2021-09-15T00:00:00" table:style-name="ce3">
            <text:p>15/09/2021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5.000577/2016-53</text:p>
          </table:table-cell>
          <table:table-cell office:value-type="float" office:value="8099180" table:style-name="ce2">
            <text:p>8099180</text:p>
          </table:table-cell>
          <table:table-cell office:value-type="string" table:style-name="ce1">
            <text:p>904880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.C - AGROPECUÁRIA LTDA</text:p>
          </table:table-cell>
          <table:table-cell office:value-type="string" table:style-name="ce1">
            <text:p>0013203400013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6-02-17T00:00:00" table:style-name="ce3">
            <text:p>17/02/2016</text:p>
          </table:table-cell>
          <table:table-cell office:value-type="date" office:date-value="2016-02-24T00:00:00" table:style-name="ce3">
            <text:p>24/02/2016</text:p>
          </table:table-cell>
          <table:table-cell office:value-type="date" office:date-value="2019-02-20T00:00:00" table:style-name="ce3">
            <text:p>20/02/2019</text:p>
          </table:table-cell>
          <table:table-cell office:value-type="date" office:date-value="2022-02-20T00:00:00" table:style-name="ce3">
            <text:p>20/02/2022</text:p>
          </table:table-cell>
          <table:table-cell office:value-type="float" office:value="6000" table:style-name="ce4">
            <text:p>R$ 6.000,00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Superintendência do Ibama no Estado de Minas Gerais</text:p>
          </table:table-cell>
          <table:table-cell office:value-type="string" table:style-name="ce1">
            <text:p>NÚCLEO TÉCNICO SETORIAL DESCENTRALIZADO DE INSTRUÇÃO PROCESSUAL DE AUTOS DE INFRAÇÃO - MG</text:p>
          </table:table-cell>
          <table:table-cell office:value-type="string" table:style-name="ce1">
            <text:p>MG</text:p>
          </table:table-cell>
          <table:table-cell office:value-type="date" office:date-value="2020-11-24T00:00:00" table:style-name="ce3">
            <text:p>24/11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5.000677/2015-07</text:p>
          </table:table-cell>
          <table:table-cell office:value-type="float" office:value="7346401" table:style-name="ce2">
            <text:p>7346401</text:p>
          </table:table-cell>
          <table:table-cell office:value-type="string" table:style-name="ce1">
            <text:p>908933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HELIO DUCA DOS SANTOS</text:p>
          </table:table-cell>
          <table:table-cell office:value-type="string" table:style-name="ce1">
            <text:p>8170325269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Edital publicado</text:p>
          </table:table-cell>
          <table:table-cell office:value-type="date" office:date-value="2015-03-23T00:00:00" table:style-name="ce3">
            <text:p>23/03/2015</text:p>
          </table:table-cell>
          <table:table-cell office:value-type="date" office:date-value="2018-08-27T00:00:00" table:style-name="ce3">
            <text:p>27/08/2018</text:p>
          </table:table-cell>
          <table:table-cell office:value-type="date" office:date-value="2019-05-28T00:00:00" table:style-name="ce3">
            <text:p>28/05/2019</text:p>
          </table:table-cell>
          <table:table-cell office:value-type="date" office:date-value="2022-05-28T00:00:00" table:style-name="ce3">
            <text:p>28/05/2022</text:p>
          </table:table-cell>
          <table:table-cell office:value-type="float" office:value="2500" table:style-name="ce4">
            <text:p>R$ 2.500,00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Superintendência do Ibama no Estado de Minas Gerais</text:p>
          </table:table-cell>
          <table:table-cell office:value-type="string" table:style-name="ce1">
            <text:p>NÚCLEO DE ARRECADAÇÃO - MG</text:p>
          </table:table-cell>
          <table:table-cell office:value-type="string" table:style-name="ce1">
            <text:p>MG</text:p>
          </table:table-cell>
          <table:table-cell office:value-type="date" office:date-value="2019-06-04T00:00:00" table:style-name="ce3">
            <text:p>04/06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5.000883/2015-17</text:p>
          </table:table-cell>
          <table:table-cell office:value-type="float" office:value="7349643" table:style-name="ce2">
            <text:p>7349643</text:p>
          </table:table-cell>
          <table:table-cell office:value-type="string" table:style-name="ce1">
            <text:p>909345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WASHINGTON FERREIRA DE PAULA OLIVEIRA</text:p>
          </table:table-cell>
          <table:table-cell office:value-type="string" table:style-name="ce1">
            <text:p>0981871062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o recurso</text:p>
          </table:table-cell>
          <table:table-cell office:value-type="date" office:date-value="2015-03-25T00:00:00" table:style-name="ce3">
            <text:p>25/03/2015</text:p>
          </table:table-cell>
          <table:table-cell office:value-type="date" office:date-value="2018-07-09T00:00:00" table:style-name="ce3">
            <text:p>09/07/2018</text:p>
          </table:table-cell>
          <table:table-cell office:value-type="date" office:date-value="2019-04-01T00:00:00" table:style-name="ce3">
            <text:p>01/04/2019</text:p>
          </table:table-cell>
          <table:table-cell office:value-type="date" office:date-value="2022-04-01T00:00:00" table:style-name="ce3">
            <text:p>01/04/2022</text:p>
          </table:table-cell>
          <table:table-cell office:value-type="float" office:value="10000" table:style-name="ce4">
            <text:p>R$ 10.000,00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Superintendência do Ibama no Estado de Minas Gerais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21T00:00:00" table:style-name="ce3">
            <text:p>21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5.000910/2015-43</text:p>
          </table:table-cell>
          <table:table-cell office:value-type="float" office:value="7365332" table:style-name="ce2">
            <text:p>7365332</text:p>
          </table:table-cell>
          <table:table-cell office:value-type="string" table:style-name="ce1">
            <text:p>909573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ROBERTO MACHADO DE CASTRO</text:p>
          </table:table-cell>
          <table:table-cell office:value-type="string" table:style-name="ce1">
            <text:p>9704962061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5-04-13T00:00:00" table:style-name="ce3">
            <text:p>13/04/2015</text:p>
          </table:table-cell>
          <table:table-cell office:value-type="date" office:date-value="2019-02-28T00:00:00" table:style-name="ce3">
            <text:p>28/02/2019</text:p>
          </table:table-cell>
          <table:table-cell office:value-type="date" office:date-value="2019-02-28T00:00:00" table:style-name="ce3">
            <text:p>28/02/2019</text:p>
          </table:table-cell>
          <table:table-cell office:value-type="date" office:date-value="2022-02-28T00:00:00" table:style-name="ce3">
            <text:p>28/02/2022</text:p>
          </table:table-cell>
          <table:table-cell office:value-type="float" office:value="1500" table:style-name="ce4">
            <text:p>R$ 1.500,00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Superintendência do Ibama no Estado de Minas Gerais</text:p>
          </table:table-cell>
          <table:table-cell office:value-type="string" table:style-name="ce1">
            <text:p>NÚCLEO TÉCNICO SETORIAL DESCENTRALIZADO DE INSTRUÇÃO PROCESSUAL DE AUTOS DE INFRAÇÃO - MG</text:p>
          </table:table-cell>
          <table:table-cell office:value-type="string" table:style-name="ce1">
            <text:p>MG</text:p>
          </table:table-cell>
          <table:table-cell office:value-type="date" office:date-value="2020-11-24T00:00:00" table:style-name="ce3">
            <text:p>24/11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5.001542/2010-46</text:p>
          </table:table-cell>
          <table:table-cell office:value-type="float" office:value="3224694" table:style-name="ce2">
            <text:p>3224694</text:p>
          </table:table-cell>
          <table:table-cell office:value-type="string" table:style-name="ce1">
            <text:p>596065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ABIANO LUCIANAO HEREDIO</text:p>
          </table:table-cell>
          <table:table-cell office:value-type="string" table:style-name="ce1">
            <text:p>0965897265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0-02-25T00:00:00" table:style-name="ce3">
            <text:p>25/02/2010</text:p>
          </table:table-cell>
          <table:table-cell office:value-type="date" office:date-value="2016-06-17T00:00:00" table:style-name="ce3">
            <text:p>17/06/2016</text:p>
          </table:table-cell>
          <table:table-cell office:value-type="date" office:date-value="2022-04-28T00:00:00" table:style-name="ce3">
            <text:p>28/04/2022</text:p>
          </table:table-cell>
          <table:table-cell office:value-type="date" office:date-value="2022-03-21T00:00:00" table:style-name="ce3">
            <text:p>21/03/2022</text:p>
          </table:table-cell>
          <table:table-cell office:value-type="float" office:value="8000" table:style-name="ce4">
            <text:p>R$ 8.000,00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Superintendência do Ibama no Estado de Minas Gerais</text:p>
          </table:table-cell>
          <table:table-cell office:value-type="string" table:style-name="ce1">
            <text:p>NÚCLEO DE COMUNICAÇÃO ADMINISTRATIVA (PROTOCOLO, ARQUIVO E SERVIÇOS GERAIS) - MG</text:p>
          </table:table-cell>
          <table:table-cell office:value-type="string" table:style-name="ce1">
            <text:p>MG</text:p>
          </table:table-cell>
          <table:table-cell office:value-type="date" office:date-value="2022-05-10T00:00:00" table:style-name="ce3">
            <text:p>10/05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5.001588/2015-70</text:p>
          </table:table-cell>
          <table:table-cell office:value-type="float" office:value="7402400" table:style-name="ce2">
            <text:p>7402400</text:p>
          </table:table-cell>
          <table:table-cell office:value-type="string" table:style-name="ce1">
            <text:p>909434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OÃO BATISTA DA SILVA</text:p>
          </table:table-cell>
          <table:table-cell office:value-type="string" table:style-name="ce1">
            <text:p>0030688469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5-06-01T00:00:00" table:style-name="ce3">
            <text:p>01/06/2015</text:p>
          </table:table-cell>
          <table:table-cell office:value-type="date" office:date-value="2015-06-01T00:00:00" table:style-name="ce3">
            <text:p>01/06/2015</text:p>
          </table:table-cell>
          <table:table-cell office:value-type="date" office:date-value="2019-01-08T00:00:00" table:style-name="ce3">
            <text:p>08/01/2019</text:p>
          </table:table-cell>
          <table:table-cell office:value-type="date" office:date-value="2022-01-08T00:00:00" table:style-name="ce3">
            <text:p>08/01/2022</text:p>
          </table:table-cell>
          <table:table-cell office:value-type="float" office:value="1000" table:style-name="ce4">
            <text:p>R$ 1.000,00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Superintendência do Ibama no Estado de Minas Gerais</text:p>
          </table:table-cell>
          <table:table-cell office:value-type="string" table:style-name="ce1">
            <text:p>SUPERINTENDÊNCIA DO IBAMA NO ESTADO DE MINAS GERAIS</text:p>
          </table:table-cell>
          <table:table-cell office:value-type="string" table:style-name="ce1">
            <text:p>MG</text:p>
          </table:table-cell>
          <table:table-cell office:value-type="date" office:date-value="2020-01-31T00:00:00" table:style-name="ce3">
            <text:p>31/01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5.001600/2014-65</text:p>
          </table:table-cell>
          <table:table-cell office:value-type="float" office:value="6501027" table:style-name="ce2">
            <text:p>6501027</text:p>
          </table:table-cell>
          <table:table-cell office:value-type="string" table:style-name="ce1">
            <text:p>905566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RIA DAS GRACAS BATISTA</text:p>
          </table:table-cell>
          <table:table-cell office:value-type="string" table:style-name="ce1">
            <text:p>5321645868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4-07-14T00:00:00" table:style-name="ce3">
            <text:p>14/07/2014</text:p>
          </table:table-cell>
          <table:table-cell office:value-type="date" office:date-value="2018-05-07T00:00:00" table:style-name="ce3">
            <text:p>07/05/2018</text:p>
          </table:table-cell>
          <table:table-cell office:value-type="date" office:date-value="2019-06-13T00:00:00" table:style-name="ce3">
            <text:p>13/06/2019</text:p>
          </table:table-cell>
          <table:table-cell office:value-type="date" office:date-value="2022-06-13T00:00:00" table:style-name="ce3">
            <text:p>13/06/2022</text:p>
          </table:table-cell>
          <table:table-cell office:value-type="float" office:value="32500" table:style-name="ce4">
            <text:p>R$ 32.500,00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Superintendência do Ibama no Estado de Minas Gerais</text:p>
          </table:table-cell>
          <table:table-cell office:value-type="string" table:style-name="ce1">
            <text:p>NÚCLEO DE ARRECADAÇÃO - MG</text:p>
          </table:table-cell>
          <table:table-cell office:value-type="string" table:style-name="ce1">
            <text:p>MG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5.001676/2016-52</text:p>
          </table:table-cell>
          <table:table-cell office:value-type="float" office:value="8430043" table:style-name="ce2">
            <text:p>8430043</text:p>
          </table:table-cell>
          <table:table-cell office:value-type="string" table:style-name="ce1">
            <text:p>912364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EONARDO ALVES ALCÂNTARA</text:p>
          </table:table-cell>
          <table:table-cell office:value-type="string" table:style-name="ce1">
            <text:p>0483435961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6-11-21T00:00:00" table:style-name="ce3">
            <text:p>21/11/2016</text:p>
          </table:table-cell>
          <table:table-cell office:value-type="date" office:date-value="2019-02-27T00:00:00" table:style-name="ce3">
            <text:p>27/02/2019</text:p>
          </table:table-cell>
          <table:table-cell office:value-type="string" table:style-name="ce3">
            <text:p>-</text:p>
          </table:table-cell>
          <table:table-cell office:value-type="date" office:date-value="2022-02-27T00:00:00" table:style-name="ce3">
            <text:p>27/02/2022</text:p>
          </table:table-cell>
          <table:table-cell office:value-type="float" office:value="8500" table:style-name="ce4">
            <text:p>R$ 8.500,00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Superintendência do Ibama no Estado de Minas Gerais</text:p>
          </table:table-cell>
          <table:table-cell office:value-type="string" table:style-name="ce1">
            <text:p>NÚCLEO DE COMUNICAÇÃO ADMINISTRATIVA (PROTOCOLO, ARQUIVO E SERVIÇOS GERAIS) - MG</text:p>
          </table:table-cell>
          <table:table-cell office:value-type="string" table:style-name="ce1">
            <text:p>MG</text:p>
          </table:table-cell>
          <table:table-cell office:value-type="date" office:date-value="2021-11-12T00:00:00" table:style-name="ce3">
            <text:p>12/11/2021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5.001734/2015-67</text:p>
          </table:table-cell>
          <table:table-cell office:value-type="float" office:value="7466132" table:style-name="ce2">
            <text:p>7466132</text:p>
          </table:table-cell>
          <table:table-cell office:value-type="string" table:style-name="ce1">
            <text:p>909433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OLIVEIRA E BENTO LTDA - EPP</text:p>
          </table:table-cell>
          <table:table-cell office:value-type="string" table:style-name="ce1">
            <text:p>1783383000010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5-08-11T00:00:00" table:style-name="ce3">
            <text:p>11/08/2015</text:p>
          </table:table-cell>
          <table:table-cell office:value-type="date" office:date-value="2019-04-30T00:00:00" table:style-name="ce3">
            <text:p>30/04/2019</text:p>
          </table:table-cell>
          <table:table-cell office:value-type="string" table:style-name="ce3">
            <text:p>-</text:p>
          </table:table-cell>
          <table:table-cell office:value-type="date" office:date-value="2022-04-30T00:00:00" table:style-name="ce3">
            <text:p>30/04/2022</text:p>
          </table:table-cell>
          <table:table-cell office:value-type="float" office:value="104000" table:style-name="ce4">
            <text:p>R$ 104.000,00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Superintendência do Ibama no Estado de Minas Gerais</text:p>
          </table:table-cell>
          <table:table-cell office:value-type="string" table:style-name="ce1">
            <text:p>NÚCLEO DE COMUNICAÇÃO ADMINISTRATIVA (PROTOCOLO, ARQUIVO E SERVIÇOS GERAIS) - MG</text:p>
          </table:table-cell>
          <table:table-cell office:value-type="string" table:style-name="ce1">
            <text:p>MG</text:p>
          </table:table-cell>
          <table:table-cell office:value-type="date" office:date-value="2020-10-26T00:00:00" table:style-name="ce3">
            <text:p>26/10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5.002021/2011-97</text:p>
          </table:table-cell>
          <table:table-cell office:value-type="float" office:value="3827894" table:style-name="ce2">
            <text:p>3827894</text:p>
          </table:table-cell>
          <table:table-cell office:value-type="string" table:style-name="ce1">
            <text:p>611746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AIME PEREIRA RAMOS</text:p>
          </table:table-cell>
          <table:table-cell office:value-type="string" table:style-name="ce1">
            <text:p>0669068560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1-02-24T00:00:00" table:style-name="ce3">
            <text:p>24/02/2011</text:p>
          </table:table-cell>
          <table:table-cell office:value-type="date" office:date-value="2015-11-11T00:00:00" table:style-name="ce3">
            <text:p>11/11/2015</text:p>
          </table:table-cell>
          <table:table-cell office:value-type="date" office:date-value="2022-05-11T00:00:00" table:style-name="ce3">
            <text:p>11/05/2022</text:p>
          </table:table-cell>
          <table:table-cell office:value-type="date" office:date-value="2022-02-26T00:00:00" table:style-name="ce3">
            <text:p>26/02/2022</text:p>
          </table:table-cell>
          <table:table-cell office:value-type="float" office:value="15000" table:style-name="ce4">
            <text:p>R$ 15.000,00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Superintendência do Ibama no Estado de Minas Gerais</text:p>
          </table:table-cell>
          <table:table-cell office:value-type="string" table:style-name="ce1">
            <text:p>NÚCLEO DE COMUNICAÇÃO ADMINISTRATIVA (PROTOCOLO, ARQUIVO E SERVIÇOS GERAIS) - MG</text:p>
          </table:table-cell>
          <table:table-cell office:value-type="string" table:style-name="ce1">
            <text:p>MG</text:p>
          </table:table-cell>
          <table:table-cell office:value-type="date" office:date-value="2022-05-20T00:00:00" table:style-name="ce3">
            <text:p>20/05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5.002070/2014-72</text:p>
          </table:table-cell>
          <table:table-cell office:value-type="float" office:value="6560562" table:style-name="ce2">
            <text:p>6560562</text:p>
          </table:table-cell>
          <table:table-cell office:value-type="string" table:style-name="ce1">
            <text:p>904688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BERT ALEXANDRE TEIXEIRA</text:p>
          </table:table-cell>
          <table:table-cell office:value-type="string" table:style-name="ce1">
            <text:p>0608726362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4-09-08T00:00:00" table:style-name="ce3">
            <text:p>08/09/2014</text:p>
          </table:table-cell>
          <table:table-cell office:value-type="date" office:date-value="2016-10-03T00:00:00" table:style-name="ce3">
            <text:p>03/10/2016</text:p>
          </table:table-cell>
          <table:table-cell office:value-type="date" office:date-value="2019-02-13T00:00:00" table:style-name="ce3">
            <text:p>13/02/2019</text:p>
          </table:table-cell>
          <table:table-cell office:value-type="date" office:date-value="2022-02-13T00:00:00" table:style-name="ce3">
            <text:p>13/02/2022</text:p>
          </table:table-cell>
          <table:table-cell office:value-type="float" office:value="1500" table:style-name="ce4">
            <text:p>R$ 1.500,00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Superintendência do Ibama no Estado de Minas Gerais</text:p>
          </table:table-cell>
          <table:table-cell office:value-type="string" table:style-name="ce1">
            <text:p>NÚCLEO DE ARRECADAÇÃO - MG</text:p>
          </table:table-cell>
          <table:table-cell office:value-type="string" table:style-name="ce1">
            <text:p>MG</text:p>
          </table:table-cell>
          <table:table-cell office:value-type="date" office:date-value="2020-08-26T00:00:00" table:style-name="ce3">
            <text:p>26/08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5.002108/2014-15</text:p>
          </table:table-cell>
          <table:table-cell office:value-type="float" office:value="8390815" table:style-name="ce2">
            <text:p>8390815</text:p>
          </table:table-cell>
          <table:table-cell office:value-type="string" table:style-name="ce1">
            <text:p>904786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INDUSTRIA DE MOVEIS PATROCINIO LTDA</text:p>
          </table:table-cell>
          <table:table-cell office:value-type="string" table:style-name="ce1">
            <text:p>2033264900011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o recurso</text:p>
          </table:table-cell>
          <table:table-cell office:value-type="date" office:date-value="2014-09-18T00:00:00" table:style-name="ce3">
            <text:p>18/09/2014</text:p>
          </table:table-cell>
          <table:table-cell office:value-type="date" office:date-value="2018-02-01T00:00:00" table:style-name="ce3">
            <text:p>01/02/2018</text:p>
          </table:table-cell>
          <table:table-cell office:value-type="date" office:date-value="2019-02-07T00:00:00" table:style-name="ce3">
            <text:p>07/02/2019</text:p>
          </table:table-cell>
          <table:table-cell office:value-type="date" office:date-value="2022-02-07T00:00:00" table:style-name="ce3">
            <text:p>07/02/2022</text:p>
          </table:table-cell>
          <table:table-cell office:value-type="float" office:value="2500" table:style-name="ce4">
            <text:p>R$ 2.500,00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Superintendência do Ibama no Estado de Minas Gerais</text:p>
          </table:table-cell>
          <table:table-cell office:value-type="string" table:style-name="ce1">
            <text:p>NÚCLEO DE ARRECADAÇÃO - MG</text:p>
          </table:table-cell>
          <table:table-cell office:value-type="string" table:style-name="ce1">
            <text:p>MG</text:p>
          </table:table-cell>
          <table:table-cell office:value-type="date" office:date-value="2019-02-20T00:00:00" table:style-name="ce3">
            <text:p>20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5.002172/2013-15</text:p>
          </table:table-cell>
          <table:table-cell office:value-type="float" office:value="5652238" table:style-name="ce2">
            <text:p>5652238</text:p>
          </table:table-cell>
          <table:table-cell office:value-type="string" table:style-name="ce1">
            <text:p>616886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OGERIO OLIVEIRA DA SILVA</text:p>
          </table:table-cell>
          <table:table-cell office:value-type="string" table:style-name="ce1">
            <text:p>0579996468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o recurso</text:p>
          </table:table-cell>
          <table:table-cell office:value-type="date" office:date-value="2013-06-21T00:00:00" table:style-name="ce3">
            <text:p>21/06/2013</text:p>
          </table:table-cell>
          <table:table-cell office:value-type="date" office:date-value="2019-03-10T00:00:00" table:style-name="ce3">
            <text:p>10/03/2019</text:p>
          </table:table-cell>
          <table:table-cell office:value-type="date" office:date-value="2019-03-22T00:00:00" table:style-name="ce3">
            <text:p>22/03/2019</text:p>
          </table:table-cell>
          <table:table-cell office:value-type="date" office:date-value="2022-03-22T00:00:00" table:style-name="ce3">
            <text:p>22/03/2022</text:p>
          </table:table-cell>
          <table:table-cell office:value-type="float" office:value="2500" table:style-name="ce4">
            <text:p>R$ 2.500,00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Superintendência do Ibama no Estado de Minas Gerais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21T00:00:00" table:style-name="ce3">
            <text:p>21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5.002399/2015-14</text:p>
          </table:table-cell>
          <table:table-cell office:value-type="float" office:value="7536301" table:style-name="ce2">
            <text:p>7536301</text:p>
          </table:table-cell>
          <table:table-cell office:value-type="string" table:style-name="ce1">
            <text:p>910179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PEDRO MARTINS DE SOUZA</text:p>
          </table:table-cell>
          <table:table-cell office:value-type="string" table:style-name="ce1">
            <text:p>7001344168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5-10-26T00:00:00" table:style-name="ce3">
            <text:p>26/10/2015</text:p>
          </table:table-cell>
          <table:table-cell office:value-type="date" office:date-value="2018-01-24T00:00:00" table:style-name="ce3">
            <text:p>24/01/2018</text:p>
          </table:table-cell>
          <table:table-cell office:value-type="date" office:date-value="2019-05-27T00:00:00" table:style-name="ce3">
            <text:p>27/05/2019</text:p>
          </table:table-cell>
          <table:table-cell office:value-type="date" office:date-value="2022-05-27T00:00:00" table:style-name="ce3">
            <text:p>27/05/2022</text:p>
          </table:table-cell>
          <table:table-cell office:value-type="float" office:value="6500" table:style-name="ce4">
            <text:p>R$ 6.500,00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Superintendência do Ibama no Estado de Minas Gerais</text:p>
          </table:table-cell>
          <table:table-cell office:value-type="string" table:style-name="ce1">
            <text:p>NÚCLEO DE ARRECADAÇÃO - MG</text:p>
          </table:table-cell>
          <table:table-cell office:value-type="string" table:style-name="ce1">
            <text:p>MG</text:p>
          </table:table-cell>
          <table:table-cell office:value-type="date" office:date-value="2022-04-26T00:00:00" table:style-name="ce3">
            <text:p>26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5.002428/2013-86</text:p>
          </table:table-cell>
          <table:table-cell office:value-type="float" office:value="5633077" table:style-name="ce2">
            <text:p>5633077</text:p>
          </table:table-cell>
          <table:table-cell office:value-type="string" table:style-name="ce1">
            <text:p>616898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IRCEYA MARIA REZENDE NOGUEIRA</text:p>
          </table:table-cell>
          <table:table-cell office:value-type="string" table:style-name="ce1">
            <text:p>7531287560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3-06-24T00:00:00" table:style-name="ce3">
            <text:p>24/06/2013</text:p>
          </table:table-cell>
          <table:table-cell office:value-type="date" office:date-value="2016-11-09T00:00:00" table:style-name="ce3">
            <text:p>09/11/2016</text:p>
          </table:table-cell>
          <table:table-cell office:value-type="date" office:date-value="2019-01-08T00:00:00" table:style-name="ce3">
            <text:p>08/01/2019</text:p>
          </table:table-cell>
          <table:table-cell office:value-type="date" office:date-value="2022-01-08T00:00:00" table:style-name="ce3">
            <text:p>08/01/2022</text:p>
          </table:table-cell>
          <table:table-cell office:value-type="float" office:value="2000" table:style-name="ce4">
            <text:p>R$ 2.000,00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Superintendência do Ibama no Estado de Minas Gerais</text:p>
          </table:table-cell>
          <table:table-cell office:value-type="string" table:style-name="ce1">
            <text:p>NÚCLEO DE ARRECADAÇÃO - MG</text:p>
          </table:table-cell>
          <table:table-cell office:value-type="string" table:style-name="ce1">
            <text:p>MG</text:p>
          </table:table-cell>
          <table:table-cell office:value-type="date" office:date-value="2019-01-09T00:00:00" table:style-name="ce3">
            <text:p>09/01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5.002458/2015-54</text:p>
          </table:table-cell>
          <table:table-cell office:value-type="float" office:value="7552827" table:style-name="ce2">
            <text:p>7552827</text:p>
          </table:table-cell>
          <table:table-cell office:value-type="string" table:style-name="ce1">
            <text:p>910427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Iradde Eustaquio dos Santos</text:p>
          </table:table-cell>
          <table:table-cell office:value-type="string" table:style-name="ce1">
            <text:p>0716845768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5-11-18T00:00:00" table:style-name="ce3">
            <text:p>18/11/2015</text:p>
          </table:table-cell>
          <table:table-cell office:value-type="date" office:date-value="2019-02-20T00:00:00" table:style-name="ce3">
            <text:p>20/02/2019</text:p>
          </table:table-cell>
          <table:table-cell office:value-type="string" table:style-name="ce3">
            <text:p>-</text:p>
          </table:table-cell>
          <table:table-cell office:value-type="date" office:date-value="2022-02-20T00:00:00" table:style-name="ce3">
            <text:p>20/02/2022</text:p>
          </table:table-cell>
          <table:table-cell office:value-type="float" office:value="2000" table:style-name="ce4">
            <text:p>R$ 2.000,00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Superintendência do Ibama no Estado de Minas Gerais</text:p>
          </table:table-cell>
          <table:table-cell office:value-type="string" table:style-name="ce1">
            <text:p>NÚCLEO DE COMUNICAÇÃO ADMINISTRATIVA (PROTOCOLO, ARQUIVO E SERVIÇOS GERAIS) - MG</text:p>
          </table:table-cell>
          <table:table-cell office:value-type="string" table:style-name="ce1">
            <text:p>MG</text:p>
          </table:table-cell>
          <table:table-cell office:value-type="date" office:date-value="2020-10-26T00:00:00" table:style-name="ce3">
            <text:p>26/10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5.002747/2013-91</text:p>
          </table:table-cell>
          <table:table-cell office:value-type="float" office:value="6154829" table:style-name="ce2">
            <text:p>6154829</text:p>
          </table:table-cell>
          <table:table-cell office:value-type="string" table:style-name="ce1">
            <text:p>596906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APORE S.A</text:p>
          </table:table-cell>
          <table:table-cell office:value-type="string" table:style-name="ce1">
            <text:p>6794507100196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3-09-27T00:00:00" table:style-name="ce3">
            <text:p>27/09/2013</text:p>
          </table:table-cell>
          <table:table-cell office:value-type="date" office:date-value="2018-09-10T00:00:00" table:style-name="ce3">
            <text:p>10/09/2018</text:p>
          </table:table-cell>
          <table:table-cell office:value-type="date" office:date-value="2019-03-11T00:00:00" table:style-name="ce3">
            <text:p>11/03/2019</text:p>
          </table:table-cell>
          <table:table-cell office:value-type="date" office:date-value="2022-03-11T00:00:00" table:style-name="ce3">
            <text:p>11/03/2022</text:p>
          </table:table-cell>
          <table:table-cell office:value-type="float" office:value="6000" table:style-name="ce4">
            <text:p>R$ 6.000,00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Superintendência do Ibama no Estado de Minas Gerais</text:p>
          </table:table-cell>
          <table:table-cell office:value-type="string" table:style-name="ce1">
            <text:p>NÚCLEO DE ARRECADAÇÃO - MG</text:p>
          </table:table-cell>
          <table:table-cell office:value-type="string" table:style-name="ce1">
            <text:p>MG</text:p>
          </table:table-cell>
          <table:table-cell office:value-type="date" office:date-value="2019-04-04T00:00:00" table:style-name="ce3">
            <text:p>04/04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5.003624/2018-82</text:p>
          </table:table-cell>
          <table:table-cell office:value-type="float" office:value="9914154" table:style-name="ce2">
            <text:p>9914154</text:p>
          </table:table-cell>
          <table:table-cell office:value-type="string" table:style-name="ce1">
            <text:p>911805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DIOGO CESAR MIRANDA</text:p>
          </table:table-cell>
          <table:table-cell office:value-type="string" table:style-name="ce1">
            <text:p>0924436166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6-05T00:00:00" table:style-name="ce3">
            <text:p>05/06/2018</text:p>
          </table:table-cell>
          <table:table-cell office:value-type="date" office:date-value="2018-07-16T00:00:00" table:style-name="ce3">
            <text:p>16/07/2018</text:p>
          </table:table-cell>
          <table:table-cell office:value-type="date" office:date-value="2022-04-13T00:00:00" table:style-name="ce3">
            <text:p>13/04/2022</text:p>
          </table:table-cell>
          <table:table-cell office:value-type="date" office:date-value="2022-03-14T00:00:00" table:style-name="ce3">
            <text:p>14/03/2022</text:p>
          </table:table-cell>
          <table:table-cell office:value-type="float" office:value="10000" table:style-name="ce4">
            <text:p>R$ 10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13T00:00:00" table:style-name="ce3">
            <text:p>13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5.003788/2018-18</text:p>
          </table:table-cell>
          <table:table-cell office:value-type="float" office:value="9914155" table:style-name="ce2">
            <text:p>9914155</text:p>
          </table:table-cell>
          <table:table-cell office:value-type="string" table:style-name="ce1">
            <text:p>911805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LITON RIBEIRO MACHADO</text:p>
          </table:table-cell>
          <table:table-cell office:value-type="string" table:style-name="ce1">
            <text:p>0142143065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6-11T00:00:00" table:style-name="ce3">
            <text:p>11/06/2018</text:p>
          </table:table-cell>
          <table:table-cell office:value-type="date" office:date-value="2018-07-16T00:00:00" table:style-name="ce3">
            <text:p>16/07/2018</text:p>
          </table:table-cell>
          <table:table-cell office:value-type="date" office:date-value="2022-04-13T00:00:00" table:style-name="ce3">
            <text:p>13/04/2022</text:p>
          </table:table-cell>
          <table:table-cell office:value-type="date" office:date-value="2022-03-14T00:00:00" table:style-name="ce3">
            <text:p>14/03/2022</text:p>
          </table:table-cell>
          <table:table-cell office:value-type="float" office:value="1500" table:style-name="ce4">
            <text:p>R$ 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13T00:00:00" table:style-name="ce3">
            <text:p>13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5.003789/2018-54</text:p>
          </table:table-cell>
          <table:table-cell office:value-type="float" office:value="9914156" table:style-name="ce2">
            <text:p>9914156</text:p>
          </table:table-cell>
          <table:table-cell office:value-type="string" table:style-name="ce1">
            <text:p>911805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UCAS MILAGRES DE DEUS RIMAS</text:p>
          </table:table-cell>
          <table:table-cell office:value-type="string" table:style-name="ce1">
            <text:p>0992621763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6-12T00:00:00" table:style-name="ce3">
            <text:p>12/06/2018</text:p>
          </table:table-cell>
          <table:table-cell office:value-type="date" office:date-value="2018-07-16T00:00:00" table:style-name="ce3">
            <text:p>16/07/2018</text:p>
          </table:table-cell>
          <table:table-cell office:value-type="date" office:date-value="2022-04-13T00:00:00" table:style-name="ce3">
            <text:p>13/04/2022</text:p>
          </table:table-cell>
          <table:table-cell office:value-type="date" office:date-value="2022-03-14T00:00:00" table:style-name="ce3">
            <text:p>14/03/2022</text:p>
          </table:table-cell>
          <table:table-cell office:value-type="float" office:value="35000" table:style-name="ce4">
            <text:p>R$ 35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13T00:00:00" table:style-name="ce3">
            <text:p>13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5.003879/2018-45</text:p>
          </table:table-cell>
          <table:table-cell office:value-type="float" office:value="9914157" table:style-name="ce2">
            <text:p>9914157</text:p>
          </table:table-cell>
          <table:table-cell office:value-type="string" table:style-name="ce1">
            <text:p>911805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Robert Filipe da Silva Vieira</text:p>
          </table:table-cell>
          <table:table-cell office:value-type="string" table:style-name="ce1">
            <text:p>1157046967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6-13T00:00:00" table:style-name="ce3">
            <text:p>13/06/2018</text:p>
          </table:table-cell>
          <table:table-cell office:value-type="date" office:date-value="2018-07-16T00:00:00" table:style-name="ce3">
            <text:p>16/07/2018</text:p>
          </table:table-cell>
          <table:table-cell office:value-type="date" office:date-value="2022-04-13T00:00:00" table:style-name="ce3">
            <text:p>13/04/2022</text:p>
          </table:table-cell>
          <table:table-cell office:value-type="date" office:date-value="2022-03-14T00:00:00" table:style-name="ce3">
            <text:p>14/03/2022</text:p>
          </table:table-cell>
          <table:table-cell office:value-type="float" office:value="10000" table:style-name="ce4">
            <text:p>R$ 10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13T00:00:00" table:style-name="ce3">
            <text:p>13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5.004770/2008-53</text:p>
          </table:table-cell>
          <table:table-cell office:value-type="float" office:value="1861870" table:style-name="ce2">
            <text:p>1861870</text:p>
          </table:table-cell>
          <table:table-cell office:value-type="string" table:style-name="ce1">
            <text:p>55978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DILSON ALVES DOS SANTOS</text:p>
          </table:table-cell>
          <table:table-cell office:value-type="string" table:style-name="ce1">
            <text:p>0764122460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ara nova homologação</text:p>
          </table:table-cell>
          <table:table-cell office:value-type="date" office:date-value="2008-02-05T00:00:00" table:style-name="ce3">
            <text:p>05/02/2008</text:p>
          </table:table-cell>
          <table:table-cell office:value-type="date" office:date-value="2019-02-04T00:00:00" table:style-name="ce3">
            <text:p>04/02/2019</text:p>
          </table:table-cell>
          <table:table-cell office:value-type="date" office:date-value="2019-02-28T00:00:00" table:style-name="ce3">
            <text:p>28/02/2019</text:p>
          </table:table-cell>
          <table:table-cell office:value-type="date" office:date-value="2022-02-28T00:00:00" table:style-name="ce3">
            <text:p>28/02/2022</text:p>
          </table:table-cell>
          <table:table-cell office:value-type="float" office:value="500" table:style-name="ce4">
            <text:p>R$ 500,00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Superintendência do Ibama no Estado de Minas Gerais</text:p>
          </table:table-cell>
          <table:table-cell office:value-type="string" table:style-name="ce1">
            <text:p>NÚCLEO DE FISCALIZAÇÃO - MG</text:p>
          </table:table-cell>
          <table:table-cell office:value-type="string" table:style-name="ce1">
            <text:p>MG</text:p>
          </table:table-cell>
          <table:table-cell office:value-type="date" office:date-value="2019-02-28T00:00:00" table:style-name="ce3">
            <text:p>28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5.005915/2011-39</text:p>
          </table:table-cell>
          <table:table-cell office:value-type="float" office:value="6558519" table:style-name="ce2">
            <text:p>6558519</text:p>
          </table:table-cell>
          <table:table-cell office:value-type="string" table:style-name="ce1">
            <text:p>61995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ADIR CORREA SOARES</text:p>
          </table:table-cell>
          <table:table-cell office:value-type="string" table:style-name="ce1">
            <text:p>09727382746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1-11-29T00:00:00" table:style-name="ce3">
            <text:p>29/11/2011</text:p>
          </table:table-cell>
          <table:table-cell office:value-type="date" office:date-value="2017-04-01T00:00:00" table:style-name="ce3">
            <text:p>01/04/2017</text:p>
          </table:table-cell>
          <table:table-cell office:value-type="date" office:date-value="2019-03-08T00:00:00" table:style-name="ce3">
            <text:p>08/03/2019</text:p>
          </table:table-cell>
          <table:table-cell office:value-type="date" office:date-value="2022-03-08T00:00:00" table:style-name="ce3">
            <text:p>08/03/2022</text:p>
          </table:table-cell>
          <table:table-cell office:value-type="float" office:value="8000" table:style-name="ce4">
            <text:p>R$ 8.000,00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Superintendência do Ibama no Estado de Minas Gerais</text:p>
          </table:table-cell>
          <table:table-cell office:value-type="string" table:style-name="ce1">
            <text:p>NÚCLEO DE ARRECADAÇÃO - MG</text:p>
          </table:table-cell>
          <table:table-cell office:value-type="string" table:style-name="ce1">
            <text:p>MG</text:p>
          </table:table-cell>
          <table:table-cell office:value-type="date" office:date-value="2019-04-23T00:00:00" table:style-name="ce3">
            <text:p>23/04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5.005915/2011-39</text:p>
          </table:table-cell>
          <table:table-cell office:value-type="float" office:value="7370840" table:style-name="ce2">
            <text:p>7370840</text:p>
          </table:table-cell>
          <table:table-cell office:value-type="string" table:style-name="ce1">
            <text:p>619956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ADIR CORREA SOARES</text:p>
          </table:table-cell>
          <table:table-cell office:value-type="string" table:style-name="ce1">
            <text:p>09727382746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1-11-29T00:00:00" table:style-name="ce3">
            <text:p>29/11/2011</text:p>
          </table:table-cell>
          <table:table-cell office:value-type="date" office:date-value="2015-04-23T00:00:00" table:style-name="ce3">
            <text:p>23/04/2015</text:p>
          </table:table-cell>
          <table:table-cell office:value-type="date" office:date-value="2019-03-08T00:00:00" table:style-name="ce3">
            <text:p>08/03/2019</text:p>
          </table:table-cell>
          <table:table-cell office:value-type="date" office:date-value="2022-03-08T00:00:00" table:style-name="ce3">
            <text:p>08/03/2022</text:p>
          </table:table-cell>
          <table:table-cell office:value-type="float" office:value="7000" table:style-name="ce4">
            <text:p>R$ 7.000,00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Superintendência do Ibama no Estado de Minas Gerais</text:p>
          </table:table-cell>
          <table:table-cell office:value-type="string" table:style-name="ce1">
            <text:p>NÚCLEO DE ARRECADAÇÃO - MG</text:p>
          </table:table-cell>
          <table:table-cell office:value-type="string" table:style-name="ce1">
            <text:p>MG</text:p>
          </table:table-cell>
          <table:table-cell office:value-type="date" office:date-value="2019-04-23T00:00:00" table:style-name="ce3">
            <text:p>23/04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5.006142/2005-60</text:p>
          </table:table-cell>
          <table:table-cell office:value-type="float" office:value="310000364370" table:style-name="ce2">
            <text:p>310000364370</text:p>
          </table:table-cell>
          <table:table-cell office:value-type="string" table:style-name="ce1">
            <text:p>167838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SMAR DOS SANTOS NOGUEIRA</text:p>
          </table:table-cell>
          <table:table-cell office:value-type="string" table:style-name="ce1">
            <text:p>2643663969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ped. p/prest. Serviço</text:p>
          </table:table-cell>
          <table:table-cell office:value-type="date" office:date-value="2005-04-13T00:00:00" table:style-name="ce3">
            <text:p>13/04/2005</text:p>
          </table:table-cell>
          <table:table-cell office:value-type="date" office:date-value="2019-01-21T00:00:00" table:style-name="ce3">
            <text:p>21/01/2019</text:p>
          </table:table-cell>
          <table:table-cell office:value-type="date" office:date-value="2019-01-21T00:00:00" table:style-name="ce3">
            <text:p>21/01/2019</text:p>
          </table:table-cell>
          <table:table-cell office:value-type="date" office:date-value="2022-01-21T00:00:00" table:style-name="ce3">
            <text:p>21/01/2022</text:p>
          </table:table-cell>
          <table:table-cell office:value-type="float" office:value="12500" table:style-name="ce4">
            <text:p>R$ 12.500,00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Superintendência do Ibama no Estado de Minas Gerais</text:p>
          </table:table-cell>
          <table:table-cell office:value-type="string" table:style-name="ce1">
            <text:p>NÚCLEO DE FISCALIZAÇÃO - MG</text:p>
          </table:table-cell>
          <table:table-cell office:value-type="string" table:style-name="ce1">
            <text:p>MG</text:p>
          </table:table-cell>
          <table:table-cell office:value-type="date" office:date-value="2019-01-21T00:00:00" table:style-name="ce3">
            <text:p>21/01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5.007853/2002-17</text:p>
          </table:table-cell>
          <table:table-cell office:value-type="float" office:value="310000222475" table:style-name="ce2">
            <text:p>310000222475</text:p>
          </table:table-cell>
          <table:table-cell office:value-type="string" table:style-name="ce1">
            <text:p>67738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UPLEPIO ANDRE PEREIRA</text:p>
          </table:table-cell>
          <table:table-cell office:value-type="string" table:style-name="ce1">
            <text:p>0691634467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ara nova homologação</text:p>
          </table:table-cell>
          <table:table-cell office:value-type="date" office:date-value="2002-03-12T00:00:00" table:style-name="ce3">
            <text:p>12/03/2002</text:p>
          </table:table-cell>
          <table:table-cell office:value-type="date" office:date-value="2018-07-06T00:00:00" table:style-name="ce3">
            <text:p>06/07/2018</text:p>
          </table:table-cell>
          <table:table-cell office:value-type="date" office:date-value="2019-05-22T00:00:00" table:style-name="ce3">
            <text:p>22/05/2019</text:p>
          </table:table-cell>
          <table:table-cell office:value-type="date" office:date-value="2022-05-22T00:00:00" table:style-name="ce3">
            <text:p>22/05/2022</text:p>
          </table:table-cell>
          <table:table-cell office:value-type="float" office:value="1750" table:style-name="ce4">
            <text:p>R$ 1.750,00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Superintendência do Ibama no Estado de Minas Gerais</text:p>
          </table:table-cell>
          <table:table-cell office:value-type="string" table:style-name="ce1">
            <text:p>NÚCLEO DE ARRECADAÇÃO - MG</text:p>
          </table:table-cell>
          <table:table-cell office:value-type="string" table:style-name="ce1">
            <text:p>MG</text:p>
          </table:table-cell>
          <table:table-cell office:value-type="date" office:date-value="2019-05-22T00:00:00" table:style-name="ce3">
            <text:p>22/05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5.008830/2009-98</text:p>
          </table:table-cell>
          <table:table-cell office:value-type="float" office:value="2659995" table:style-name="ce2">
            <text:p>2659995</text:p>
          </table:table-cell>
          <table:table-cell office:value-type="string" table:style-name="ce1">
            <text:p>58172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IVALDO LUIZ CAPRONI</text:p>
          </table:table-cell>
          <table:table-cell office:value-type="string" table:style-name="ce1">
            <text:p>1148715169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09-08-21T00:00:00" table:style-name="ce3">
            <text:p>21/08/2009</text:p>
          </table:table-cell>
          <table:table-cell office:value-type="date" office:date-value="2018-02-21T00:00:00" table:style-name="ce3">
            <text:p>21/02/2018</text:p>
          </table:table-cell>
          <table:table-cell office:value-type="date" office:date-value="2019-05-20T00:00:00" table:style-name="ce3">
            <text:p>20/05/2019</text:p>
          </table:table-cell>
          <table:table-cell office:value-type="date" office:date-value="2022-05-20T00:00:00" table:style-name="ce3">
            <text:p>20/05/2022</text:p>
          </table:table-cell>
          <table:table-cell office:value-type="float" office:value="43500" table:style-name="ce4">
            <text:p>R$ 43.500,00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Superintendência do Ibama no Estado de Minas Gerais</text:p>
          </table:table-cell>
          <table:table-cell office:value-type="string" table:style-name="ce1">
            <text:p>NÚCLEO DE ARRECADAÇÃO - MG</text:p>
          </table:table-cell>
          <table:table-cell office:value-type="string" table:style-name="ce1">
            <text:p>MG</text:p>
          </table:table-cell>
          <table:table-cell office:value-type="date" office:date-value="2022-04-26T00:00:00" table:style-name="ce3">
            <text:p>26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5.013395/2008-32</text:p>
          </table:table-cell>
          <table:table-cell office:value-type="float" office:value="1940222" table:style-name="ce2">
            <text:p>1940222</text:p>
          </table:table-cell>
          <table:table-cell office:value-type="string" table:style-name="ce1">
            <text:p>57770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ARIA GIL DE SOUZA CAMPOS</text:p>
          </table:table-cell>
          <table:table-cell office:value-type="string" table:style-name="ce1">
            <text:p>0012922676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Edital publicado</text:p>
          </table:table-cell>
          <table:table-cell office:value-type="date" office:date-value="2008-05-26T00:00:00" table:style-name="ce3">
            <text:p>26/05/2008</text:p>
          </table:table-cell>
          <table:table-cell office:value-type="date" office:date-value="2018-08-27T00:00:00" table:style-name="ce3">
            <text:p>27/08/2018</text:p>
          </table:table-cell>
          <table:table-cell office:value-type="date" office:date-value="2022-05-05T00:00:00" table:style-name="ce3">
            <text:p>05/05/2022</text:p>
          </table:table-cell>
          <table:table-cell office:value-type="date" office:date-value="2022-04-12T00:00:00" table:style-name="ce3">
            <text:p>12/04/2022</text:p>
          </table:table-cell>
          <table:table-cell office:value-type="float" office:value="7000" table:style-name="ce4">
            <text:p>R$ 7.000,00</text:p>
          </table:table-cell>
          <table:table-cell office:value-type="string" table:style-name="ce1">
            <text:p>RJ</text:p>
          </table:table-cell>
          <table:table-cell office:value-type="string" table:style-name="ce1">
            <text:p>Superintendência do Ibama no Estado do Rio de Janeiro</text:p>
          </table:table-cell>
          <table:table-cell office:value-type="string" table:style-name="ce1">
            <text:p>NÚCLEO DE ARRECADAÇÃO - RJ</text:p>
          </table:table-cell>
          <table:table-cell office:value-type="string" table:style-name="ce1">
            <text:p>RJ</text:p>
          </table:table-cell>
          <table:table-cell office:value-type="date" office:date-value="2022-05-05T00:00:00" table:style-name="ce3">
            <text:p>05/05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5.014836/2008-13</text:p>
          </table:table-cell>
          <table:table-cell office:value-type="float" office:value="1972390" table:style-name="ce2">
            <text:p>1972390</text:p>
          </table:table-cell>
          <table:table-cell office:value-type="string" table:style-name="ce1">
            <text:p>53355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ITAMAR RODRIGUES DE SOUZA</text:p>
          </table:table-cell>
          <table:table-cell office:value-type="string" table:style-name="ce1">
            <text:p>2989201564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ped. p/prest. Serviço</text:p>
          </table:table-cell>
          <table:table-cell office:value-type="date" office:date-value="2008-10-08T00:00:00" table:style-name="ce3">
            <text:p>08/10/2008</text:p>
          </table:table-cell>
          <table:table-cell office:value-type="date" office:date-value="2019-01-02T00:00:00" table:style-name="ce3">
            <text:p>02/01/2019</text:p>
          </table:table-cell>
          <table:table-cell office:value-type="string" table:style-name="ce3">
            <text:p>-</text:p>
          </table:table-cell>
          <table:table-cell office:value-type="date" office:date-value="2022-01-02T00:00:00" table:style-name="ce3">
            <text:p>02/01/2022</text:p>
          </table:table-cell>
          <table:table-cell office:value-type="float" office:value="8500" table:style-name="ce4">
            <text:p>R$ 8.500,00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Superintendência do Ibama no Estado de Minas Gerais</text:p>
          </table:table-cell>
          <table:table-cell office:value-type="string" table:style-name="ce1">
            <text:p>NÚCLEO TÉCNICO SETORIAL DESCENTRALIZADO DE INSTRUÇÃO PROCESSUAL DE AUTOS DE INFRAÇÃO - MG</text:p>
          </table:table-cell>
          <table:table-cell office:value-type="string" table:style-name="ce1">
            <text:p>MG</text:p>
          </table:table-cell>
          <table:table-cell office:value-type="date" office:date-value="2018-12-28T00:00:00" table:style-name="ce3">
            <text:p>28/12/2018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5.017678/2008-53</text:p>
          </table:table-cell>
          <table:table-cell office:value-type="float" office:value="2418376" table:style-name="ce2">
            <text:p>2418376</text:p>
          </table:table-cell>
          <table:table-cell office:value-type="string" table:style-name="ce1">
            <text:p>61040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DEILSON RAMOS DE SOUZA</text:p>
          </table:table-cell>
          <table:table-cell office:value-type="string" table:style-name="ce1">
            <text:p>0531765865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08-11-13T00:00:00" table:style-name="ce3">
            <text:p>13/11/2008</text:p>
          </table:table-cell>
          <table:table-cell office:value-type="date" office:date-value="2014-10-15T00:00:00" table:style-name="ce3">
            <text:p>15/10/2014</text:p>
          </table:table-cell>
          <table:table-cell office:value-type="date" office:date-value="2019-06-17T00:00:00" table:style-name="ce3">
            <text:p>17/06/2019</text:p>
          </table:table-cell>
          <table:table-cell office:value-type="date" office:date-value="2022-06-17T00:00:00" table:style-name="ce3">
            <text:p>17/06/2022</text:p>
          </table:table-cell>
          <table:table-cell office:value-type="float" office:value="10500" table:style-name="ce4">
            <text:p>R$ 10.500,00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Superintendência do Ibama no Estado de Minas Gerais</text:p>
          </table:table-cell>
          <table:table-cell office:value-type="string" table:style-name="ce1">
            <text:p>NÚCLEO DE ARRECADAÇÃO - MG</text:p>
          </table:table-cell>
          <table:table-cell office:value-type="string" table:style-name="ce1">
            <text:p>MG</text:p>
          </table:table-cell>
          <table:table-cell office:value-type="date" office:date-value="2020-06-03T00:00:00" table:style-name="ce3">
            <text:p>03/06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6.000247/2017-39</text:p>
          </table:table-cell>
          <table:table-cell office:value-type="float" office:value="9201961" table:style-name="ce2">
            <text:p>9201961</text:p>
          </table:table-cell>
          <table:table-cell office:value-type="string" table:style-name="ce1">
            <text:p>909231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ucas Manoel Moura Vital</text:p>
          </table:table-cell>
          <table:table-cell office:value-type="string" table:style-name="ce1">
            <text:p>1175814644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3-06T00:00:00" table:style-name="ce3">
            <text:p>06/03/2017</text:p>
          </table:table-cell>
          <table:table-cell office:value-type="date" office:date-value="2017-03-15T00:00:00" table:style-name="ce3">
            <text:p>15/03/2017</text:p>
          </table:table-cell>
          <table:table-cell office:value-type="date" office:date-value="2019-01-16T00:00:00" table:style-name="ce3">
            <text:p>16/01/2019</text:p>
          </table:table-cell>
          <table:table-cell office:value-type="date" office:date-value="2022-01-16T00:00:00" table:style-name="ce3">
            <text:p>16/01/2022</text:p>
          </table:table-cell>
          <table:table-cell office:value-type="float" office:value="18000" table:style-name="ce4">
            <text:p>R$ 18.000,00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Superintendência do Ibama no Estado da Paraíba</text:p>
          </table:table-cell>
          <table:table-cell office:value-type="string" table:style-name="ce1">
            <text:p>DIVISÃO TÉCNICO-AMBIENTAL - PB</text:p>
          </table:table-cell>
          <table:table-cell office:value-type="string" table:style-name="ce1">
            <text:p>PB</text:p>
          </table:table-cell>
          <table:table-cell office:value-type="date" office:date-value="2019-01-17T00:00:00" table:style-name="ce3">
            <text:p>17/01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6.000371/2018-85</text:p>
          </table:table-cell>
          <table:table-cell office:value-type="float" office:value="9650446" table:style-name="ce2">
            <text:p>9650446</text:p>
          </table:table-cell>
          <table:table-cell office:value-type="string" table:style-name="ce1">
            <text:p>914377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ria Salete Ribeiro Cavalcante</text:p>
          </table:table-cell>
          <table:table-cell office:value-type="string" table:style-name="ce1">
            <text:p>3430456843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3-09T00:00:00" table:style-name="ce3">
            <text:p>09/03/2018</text:p>
          </table:table-cell>
          <table:table-cell office:value-type="date" office:date-value="2018-03-12T00:00:00" table:style-name="ce3">
            <text:p>12/03/2018</text:p>
          </table:table-cell>
          <table:table-cell office:value-type="date" office:date-value="2019-01-24T00:00:00" table:style-name="ce3">
            <text:p>24/01/2019</text:p>
          </table:table-cell>
          <table:table-cell office:value-type="date" office:date-value="2022-01-24T00:00:00" table:style-name="ce3">
            <text:p>24/01/2022</text:p>
          </table:table-cell>
          <table:table-cell office:value-type="float" office:value="27500" table:style-name="ce4">
            <text:p>R$ 27.500,00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Superintendência do Ibama no Estado da Paraíba</text:p>
          </table:table-cell>
          <table:table-cell office:value-type="string" table:style-name="ce1">
            <text:p>NÚCLEO DE FISCALIZAÇÃO - PB</text:p>
          </table:table-cell>
          <table:table-cell office:value-type="string" table:style-name="ce1">
            <text:p>PB</text:p>
          </table:table-cell>
          <table:table-cell office:value-type="date" office:date-value="2021-02-18T00:00:00" table:style-name="ce3">
            <text:p>18/02/2021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6.000460/2019-11</text:p>
          </table:table-cell>
          <table:table-cell office:value-type="float" office:value="11189813" table:style-name="ce2">
            <text:p>11189813</text:p>
          </table:table-cell>
          <table:table-cell office:value-type="string" table:style-name="ce1">
            <text:p>91439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LIEZER DA SILVA SANTOS</text:p>
          </table:table-cell>
          <table:table-cell office:value-type="string" table:style-name="ce1">
            <text:p>0102176345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9-03-21T00:00:00" table:style-name="ce3">
            <text:p>21/03/2019</text:p>
          </table:table-cell>
          <table:table-cell office:value-type="date" office:date-value="2019-03-29T00:00:00" table:style-name="ce3">
            <text:p>29/03/2019</text:p>
          </table:table-cell>
          <table:table-cell office:value-type="date" office:date-value="2022-04-12T00:00:00" table:style-name="ce3">
            <text:p>12/04/2022</text:p>
          </table:table-cell>
          <table:table-cell office:value-type="date" office:date-value="2022-04-08T00:00:00" table:style-name="ce3">
            <text:p>08/04/2022</text:p>
          </table:table-cell>
          <table:table-cell office:value-type="float" office:value="1500" table:style-name="ce4">
            <text:p>R$ 1.500,00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Superintendência do Ibama no Estado da Paraíba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6.001213/2018-42</text:p>
          </table:table-cell>
          <table:table-cell office:value-type="float" office:value="9911255" table:style-name="ce2">
            <text:p>9911255</text:p>
          </table:table-cell>
          <table:table-cell office:value-type="string" table:style-name="ce1">
            <text:p>913755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AILSON DE SOUZA BATISTA</text:p>
          </table:table-cell>
          <table:table-cell office:value-type="string" table:style-name="ce1">
            <text:p>0869839047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7-11T00:00:00" table:style-name="ce3">
            <text:p>11/07/2018</text:p>
          </table:table-cell>
          <table:table-cell office:value-type="date" office:date-value="2018-07-12T00:00:00" table:style-name="ce3">
            <text:p>12/07/2018</text:p>
          </table:table-cell>
          <table:table-cell office:value-type="date" office:date-value="2019-02-26T00:00:00" table:style-name="ce3">
            <text:p>26/02/2019</text:p>
          </table:table-cell>
          <table:table-cell office:value-type="date" office:date-value="2022-02-26T00:00:00" table:style-name="ce3">
            <text:p>26/02/2022</text:p>
          </table:table-cell>
          <table:table-cell office:value-type="float" office:value="22000" table:style-name="ce4">
            <text:p>R$ 22.000,00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Superintendência do Ibama no Estado da Paraíba</text:p>
          </table:table-cell>
          <table:table-cell office:value-type="string" table:style-name="ce1">
            <text:p>DIVISÃO TÉCNICO-AMBIENTAL - PB</text:p>
          </table:table-cell>
          <table:table-cell office:value-type="string" table:style-name="ce1">
            <text:p>PB</text:p>
          </table:table-cell>
          <table:table-cell office:value-type="date" office:date-value="2020-04-13T00:00:00" table:style-name="ce3">
            <text:p>13/04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6.101216/2017-02</text:p>
          </table:table-cell>
          <table:table-cell office:value-type="float" office:value="9346504" table:style-name="ce2">
            <text:p>9346504</text:p>
          </table:table-cell>
          <table:table-cell office:value-type="string" table:style-name="ce1">
            <text:p>914374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DERALDO BATISTA DA COSTA NETO</text:p>
          </table:table-cell>
          <table:table-cell office:value-type="string" table:style-name="ce1">
            <text:p>1077185600011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9-25T00:00:00" table:style-name="ce3">
            <text:p>25/09/2017</text:p>
          </table:table-cell>
          <table:table-cell office:value-type="date" office:date-value="2017-10-02T00:00:00" table:style-name="ce3">
            <text:p>02/10/2017</text:p>
          </table:table-cell>
          <table:table-cell office:value-type="date" office:date-value="2019-02-14T00:00:00" table:style-name="ce3">
            <text:p>14/02/2019</text:p>
          </table:table-cell>
          <table:table-cell office:value-type="date" office:date-value="2022-02-14T00:00:00" table:style-name="ce3">
            <text:p>14/02/2022</text:p>
          </table:table-cell>
          <table:table-cell office:value-type="float" office:value="113819.82" table:style-name="ce4">
            <text:p>R$ 113.819,82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TÉCNICO SETORIAL DESCENTRALIZADO DE INSTRUÇÃO PROCESSUAL DE AUTOS DE INFRAÇÃO - PB</text:p>
          </table:table-cell>
          <table:table-cell office:value-type="string" table:style-name="ce1">
            <text:p>PB</text:p>
          </table:table-cell>
          <table:table-cell office:value-type="date" office:date-value="2019-02-14T00:00:00" table:style-name="ce3">
            <text:p>14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7.001475/2019-88</text:p>
          </table:table-cell>
          <table:table-cell office:value-type="float" office:value="11183668" table:style-name="ce2">
            <text:p>11183668</text:p>
          </table:table-cell>
          <table:table-cell office:value-type="string" table:style-name="ce1">
            <text:p>914465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FRIG GLOBAL FOODS S.A.</text:p>
          </table:table-cell>
          <table:table-cell office:value-type="string" table:style-name="ce1">
            <text:p>0385389600448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9-03-25T00:00:00" table:style-name="ce3">
            <text:p>25/03/2019</text:p>
          </table:table-cell>
          <table:table-cell office:value-type="date" office:date-value="2019-03-26T00:00:00" table:style-name="ce3">
            <text:p>26/03/2019</text:p>
          </table:table-cell>
          <table:table-cell office:value-type="date" office:date-value="2019-05-07T00:00:00" table:style-name="ce3">
            <text:p>07/05/2019</text:p>
          </table:table-cell>
          <table:table-cell office:value-type="date" office:date-value="2022-05-07T00:00:00" table:style-name="ce3">
            <text:p>07/05/2022</text:p>
          </table:table-cell>
          <table:table-cell office:value-type="float" office:value="10700" table:style-name="ce4">
            <text:p>R$ 10.7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DIVISÃO TÉCNICO-AMBIENTAL - PR</text:p>
          </table:table-cell>
          <table:table-cell office:value-type="string" table:style-name="ce1">
            <text:p>PR</text:p>
          </table:table-cell>
          <table:table-cell office:value-type="date" office:date-value="2022-03-18T00:00:00" table:style-name="ce3">
            <text:p>18/03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7.001486/2018-87</text:p>
          </table:table-cell>
          <table:table-cell office:value-type="float" office:value="9721701" table:style-name="ce2">
            <text:p>9721701</text:p>
          </table:table-cell>
          <table:table-cell office:value-type="string" table:style-name="ce1">
            <text:p>914460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ean Weber Vendruscolo</text:p>
          </table:table-cell>
          <table:table-cell office:value-type="string" table:style-name="ce1">
            <text:p>0609117190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3-23T00:00:00" table:style-name="ce3">
            <text:p>23/03/2018</text:p>
          </table:table-cell>
          <table:table-cell office:value-type="date" office:date-value="2018-03-23T00:00:00" table:style-name="ce3">
            <text:p>23/03/2018</text:p>
          </table:table-cell>
          <table:table-cell office:value-type="date" office:date-value="2019-06-03T00:00:00" table:style-name="ce3">
            <text:p>03/06/2019</text:p>
          </table:table-cell>
          <table:table-cell office:value-type="date" office:date-value="2022-06-03T00:00:00" table:style-name="ce3">
            <text:p>03/06/2022</text:p>
          </table:table-cell>
          <table:table-cell office:value-type="float" office:value="1000" table:style-name="ce4">
            <text:p>R$ 1.000,00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Superintendência do Ibama no Estado do Paraná</text:p>
          </table:table-cell>
          <table:table-cell office:value-type="string" table:style-name="ce1">
            <text:p>DIVISÃO TÉCNICO-AMBIENTAL - PR</text:p>
          </table:table-cell>
          <table:table-cell office:value-type="string" table:style-name="ce1">
            <text:p>PR</text:p>
          </table:table-cell>
          <table:table-cell office:value-type="date" office:date-value="2020-02-03T00:00:00" table:style-name="ce3">
            <text:p>03/02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7.001540/2018-94</text:p>
          </table:table-cell>
          <table:table-cell office:value-type="float" office:value="9741425" table:style-name="ce2">
            <text:p>9741425</text:p>
          </table:table-cell>
          <table:table-cell office:value-type="string" table:style-name="ce1">
            <text:p>914461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DEMAR URBANO BATISTIOLI</text:p>
          </table:table-cell>
          <table:table-cell office:value-type="string" table:style-name="ce1">
            <text:p>3016522993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3-26T00:00:00" table:style-name="ce3">
            <text:p>26/03/2018</text:p>
          </table:table-cell>
          <table:table-cell office:value-type="date" office:date-value="2018-03-27T00:00:00" table:style-name="ce3">
            <text:p>27/03/2018</text:p>
          </table:table-cell>
          <table:table-cell office:value-type="date" office:date-value="2019-05-09T00:00:00" table:style-name="ce3">
            <text:p>09/05/2019</text:p>
          </table:table-cell>
          <table:table-cell office:value-type="date" office:date-value="2022-05-09T00:00:00" table:style-name="ce3">
            <text:p>09/05/2022</text:p>
          </table:table-cell>
          <table:table-cell office:value-type="float" office:value="5000" table:style-name="ce4">
            <text:p>R$ 5.000,00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Superintendência do Ibama no Estado do Paraná</text:p>
          </table:table-cell>
          <table:table-cell office:value-type="string" table:style-name="ce1">
            <text:p>DIVISÃO TÉCNICO-AMBIENTAL - PR</text:p>
          </table:table-cell>
          <table:table-cell office:value-type="string" table:style-name="ce1">
            <text:p>PR</text:p>
          </table:table-cell>
          <table:table-cell office:value-type="date" office:date-value="2020-02-03T00:00:00" table:style-name="ce3">
            <text:p>03/02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7.005863/2018-57</text:p>
          </table:table-cell>
          <table:table-cell office:value-type="float" office:value="9993850" table:style-name="ce2">
            <text:p>9993850</text:p>
          </table:table-cell>
          <table:table-cell office:value-type="string" table:style-name="ce1">
            <text:p>912601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uzana da Silva Marins Amparo</text:p>
          </table:table-cell>
          <table:table-cell office:value-type="string" table:style-name="ce1">
            <text:p>1016559879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9-04T00:00:00" table:style-name="ce3">
            <text:p>04/09/2018</text:p>
          </table:table-cell>
          <table:table-cell office:value-type="date" office:date-value="2018-09-25T00:00:00" table:style-name="ce3">
            <text:p>25/09/2018</text:p>
          </table:table-cell>
          <table:table-cell office:value-type="date" office:date-value="2019-05-09T00:00:00" table:style-name="ce3">
            <text:p>09/05/2019</text:p>
          </table:table-cell>
          <table:table-cell office:value-type="date" office:date-value="2022-05-09T00:00:00" table:style-name="ce3">
            <text:p>09/05/2022</text:p>
          </table:table-cell>
          <table:table-cell office:value-type="float" office:value="500" table:style-name="ce4">
            <text:p>R$ 500,00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Superintendência do Ibama no Estado do Paraná</text:p>
          </table:table-cell>
          <table:table-cell office:value-type="string" table:style-name="ce1">
            <text:p>DIVISÃO TÉCNICO-AMBIENTAL - PR</text:p>
          </table:table-cell>
          <table:table-cell office:value-type="string" table:style-name="ce1">
            <text:p>PR</text:p>
          </table:table-cell>
          <table:table-cell office:value-type="date" office:date-value="2020-02-03T00:00:00" table:style-name="ce3">
            <text:p>03/02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000128/2015-02</text:p>
          </table:table-cell>
          <table:table-cell office:value-type="float" office:value="6861666" table:style-name="ce2">
            <text:p>6861666</text:p>
          </table:table-cell>
          <table:table-cell office:value-type="string" table:style-name="ce1">
            <text:p>905589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POSTO ÁGUIA LTDA</text:p>
          </table:table-cell>
          <table:table-cell office:value-type="string" table:style-name="ce1">
            <text:p>1077504100010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5-01-21T00:00:00" table:style-name="ce3">
            <text:p>21/01/2015</text:p>
          </table:table-cell>
          <table:table-cell office:value-type="date" office:date-value="2015-01-21T00:00:00" table:style-name="ce3">
            <text:p>21/01/2015</text:p>
          </table:table-cell>
          <table:table-cell office:value-type="date" office:date-value="2019-01-31T00:00:00" table:style-name="ce3">
            <text:p>31/01/2019</text:p>
          </table:table-cell>
          <table:table-cell office:value-type="date" office:date-value="2022-01-31T00:00:00" table:style-name="ce3">
            <text:p>31/01/2022</text:p>
          </table:table-cell>
          <table:table-cell office:value-type="float" office:value="72600" table:style-name="ce4">
            <text:p>R$ 72.60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Superintendência do Ibama no Estado do Pará</text:p>
          </table:table-cell>
          <table:table-cell office:value-type="string" table:style-name="ce1">
            <text:p>SERVIÇO DE APOIO AMBIENTAL EM MARABÁ - PA</text:p>
          </table:table-cell>
          <table:table-cell office:value-type="string" table:style-name="ce1">
            <text:p>PA</text:p>
          </table:table-cell>
          <table:table-cell office:value-type="date" office:date-value="2019-03-29T00:00:00" table:style-name="ce3">
            <text:p>29/03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000525/2012-23</text:p>
          </table:table-cell>
          <table:table-cell office:value-type="float" office:value="4459360" table:style-name="ce2">
            <text:p>4459360</text:p>
          </table:table-cell>
          <table:table-cell office:value-type="string" table:style-name="ce1">
            <text:p>53050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ZENITH SALES MEDEIROS</text:p>
          </table:table-cell>
          <table:table-cell office:value-type="string" table:style-name="ce1">
            <text:p>1918030634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ara nova homologação</text:p>
          </table:table-cell>
          <table:table-cell office:value-type="date" office:date-value="2012-03-01T00:00:00" table:style-name="ce3">
            <text:p>01/03/2012</text:p>
          </table:table-cell>
          <table:table-cell office:value-type="date" office:date-value="2019-02-11T00:00:00" table:style-name="ce3">
            <text:p>11/02/2019</text:p>
          </table:table-cell>
          <table:table-cell office:value-type="date" office:date-value="2019-02-25T00:00:00" table:style-name="ce3">
            <text:p>25/02/2019</text:p>
          </table:table-cell>
          <table:table-cell office:value-type="date" office:date-value="2022-02-25T00:00:00" table:style-name="ce3">
            <text:p>25/02/2022</text:p>
          </table:table-cell>
          <table:table-cell office:value-type="float" office:value="4000" table:style-name="ce4">
            <text:p>R$ 4.00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Superintendência do Ibama no Estado do Pará</text:p>
          </table:table-cell>
          <table:table-cell office:value-type="string" table:style-name="ce1">
            <text:p>NÚCLEO DE ARRECADAÇÃO - PA</text:p>
          </table:table-cell>
          <table:table-cell office:value-type="string" table:style-name="ce1">
            <text:p>PA</text:p>
          </table:table-cell>
          <table:table-cell office:value-type="date" office:date-value="2019-06-25T00:00:00" table:style-name="ce3">
            <text:p>25/06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000906/2008-26</text:p>
          </table:table-cell>
          <table:table-cell office:value-type="float" office:value="1881887" table:style-name="ce2">
            <text:p>1881887</text:p>
          </table:table-cell>
          <table:table-cell office:value-type="string" table:style-name="ce1">
            <text:p>504738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IO CAPIM INDUSTRIAL MADEIREIRA LTDA.</text:p>
          </table:table-cell>
          <table:table-cell office:value-type="string" table:style-name="ce1">
            <text:p>8388839600018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o recurso</text:p>
          </table:table-cell>
          <table:table-cell office:value-type="date" office:date-value="2008-04-14T00:00:00" table:style-name="ce3">
            <text:p>14/04/2008</text:p>
          </table:table-cell>
          <table:table-cell office:value-type="date" office:date-value="2018-04-23T00:00:00" table:style-name="ce3">
            <text:p>23/04/2018</text:p>
          </table:table-cell>
          <table:table-cell office:value-type="date" office:date-value="2019-05-22T00:00:00" table:style-name="ce3">
            <text:p>22/05/2019</text:p>
          </table:table-cell>
          <table:table-cell office:value-type="date" office:date-value="2022-05-22T00:00:00" table:style-name="ce3">
            <text:p>22/05/2022</text:p>
          </table:table-cell>
          <table:table-cell office:value-type="float" office:value="7384.7999999999984" table:style-name="ce4">
            <text:p>R$ 7.384,8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Superintendência do Ibama no Estado do Pará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1-08-30T00:00:00" table:style-name="ce3">
            <text:p>30/08/2021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001873/2010-56</text:p>
          </table:table-cell>
          <table:table-cell office:value-type="float" office:value="3245308" table:style-name="ce2">
            <text:p>3245308</text:p>
          </table:table-cell>
          <table:table-cell office:value-type="string" table:style-name="ce1">
            <text:p>69581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OSÉ ANTONIO DE JESUS EVANGELISTA</text:p>
          </table:table-cell>
          <table:table-cell office:value-type="string" table:style-name="ce1">
            <text:p>0930116054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Edital publicado</text:p>
          </table:table-cell>
          <table:table-cell office:value-type="date" office:date-value="2010-07-16T00:00:00" table:style-name="ce3">
            <text:p>16/07/2010</text:p>
          </table:table-cell>
          <table:table-cell office:value-type="date" office:date-value="2015-02-24T00:00:00" table:style-name="ce3">
            <text:p>24/02/2015</text:p>
          </table:table-cell>
          <table:table-cell office:value-type="date" office:date-value="2022-04-19T00:00:00" table:style-name="ce3">
            <text:p>19/04/2022</text:p>
          </table:table-cell>
          <table:table-cell office:value-type="date" office:date-value="2022-03-25T00:00:00" table:style-name="ce3">
            <text:p>25/03/2022</text:p>
          </table:table-cell>
          <table:table-cell office:value-type="float" office:value="660000" table:style-name="ce4">
            <text:p>R$ 660.00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Superintendência do Ibama no Estado do Pará</text:p>
          </table:table-cell>
          <table:table-cell office:value-type="string" table:style-name="ce1">
            <text:p>SUPERINTENDÊNCIA DO IBAMA NO ESTADO DO PARÁ</text:p>
          </table:table-cell>
          <table:table-cell office:value-type="string" table:style-name="ce1">
            <text:p>PA</text:p>
          </table:table-cell>
          <table:table-cell office:value-type="date" office:date-value="2022-05-16T00:00:00" table:style-name="ce3">
            <text:p>16/05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002115/2016-41</text:p>
          </table:table-cell>
          <table:table-cell office:value-type="float" office:value="8387912" table:style-name="ce2">
            <text:p>8387912</text:p>
          </table:table-cell>
          <table:table-cell office:value-type="string" table:style-name="ce1">
            <text:p>908015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OLOSSUS MINERACAO LTDA</text:p>
          </table:table-cell>
          <table:table-cell office:value-type="string" table:style-name="ce1">
            <text:p>0804014100049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6-07-26T00:00:00" table:style-name="ce3">
            <text:p>26/07/2016</text:p>
          </table:table-cell>
          <table:table-cell office:value-type="date" office:date-value="2018-05-09T00:00:00" table:style-name="ce3">
            <text:p>09/05/2018</text:p>
          </table:table-cell>
          <table:table-cell office:value-type="date" office:date-value="2019-02-18T00:00:00" table:style-name="ce3">
            <text:p>18/02/2019</text:p>
          </table:table-cell>
          <table:table-cell office:value-type="date" office:date-value="2022-02-18T00:00:00" table:style-name="ce3">
            <text:p>18/02/2022</text:p>
          </table:table-cell>
          <table:table-cell office:value-type="float" office:value="1300" table:style-name="ce4">
            <text:p>R$ 1.30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Gerência Executiva do Ibama em Marabá/PA</text:p>
          </table:table-cell>
          <table:table-cell office:value-type="string" table:style-name="ce1">
            <text:p>NÚCLEO TECNICO SETORIAL DESCENTRALIZADO DE INSTRUÇÃO PROCESSUAL DE AUTOS DE INFRAÇÃO - MARABÁ-PA</text:p>
          </table:table-cell>
          <table:table-cell office:value-type="string" table:style-name="ce1">
            <text:p>PA</text:p>
          </table:table-cell>
          <table:table-cell office:value-type="date" office:date-value="2019-02-18T00:00:00" table:style-name="ce3">
            <text:p>18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002130/2008-89</text:p>
          </table:table-cell>
          <table:table-cell office:value-type="float" office:value="1981119" table:style-name="ce2">
            <text:p>1981119</text:p>
          </table:table-cell>
          <table:table-cell office:value-type="string" table:style-name="ce1">
            <text:p>45931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ADEIREIRA RIO CLARO (ODACI GOMES DE SALES)</text:p>
          </table:table-cell>
          <table:table-cell office:value-type="string" table:style-name="ce1">
            <text:p>0884450000011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08-12-02T00:00:00" table:style-name="ce3">
            <text:p>02/12/2008</text:p>
          </table:table-cell>
          <table:table-cell office:value-type="date" office:date-value="2017-01-27T00:00:00" table:style-name="ce3">
            <text:p>27/01/2017</text:p>
          </table:table-cell>
          <table:table-cell office:value-type="date" office:date-value="2019-04-04T00:00:00" table:style-name="ce3">
            <text:p>04/04/2019</text:p>
          </table:table-cell>
          <table:table-cell office:value-type="date" office:date-value="2022-04-04T00:00:00" table:style-name="ce3">
            <text:p>04/04/2022</text:p>
          </table:table-cell>
          <table:table-cell office:value-type="float" office:value="162000" table:style-name="ce4">
            <text:p>R$ 162.00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Superintendência do Ibama no Estado do Pará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1-10-19T00:00:00" table:style-name="ce3">
            <text:p>19/10/2021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002269/2016-32</text:p>
          </table:table-cell>
          <table:table-cell office:value-type="float" office:value="8377117" table:style-name="ce2">
            <text:p>8377117</text:p>
          </table:table-cell>
          <table:table-cell office:value-type="string" table:style-name="ce1">
            <text:p>91113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LISA IND E COM DE MADEIRAS EIRELI - ME</text:p>
          </table:table-cell>
          <table:table-cell office:value-type="string" table:style-name="ce1">
            <text:p>12110522000125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6-08-08T00:00:00" table:style-name="ce3">
            <text:p>08/08/2016</text:p>
          </table:table-cell>
          <table:table-cell office:value-type="date" office:date-value="2016-08-16T00:00:00" table:style-name="ce3">
            <text:p>16/08/2016</text:p>
          </table:table-cell>
          <table:table-cell office:value-type="date" office:date-value="2019-02-18T00:00:00" table:style-name="ce3">
            <text:p>18/02/2019</text:p>
          </table:table-cell>
          <table:table-cell office:value-type="date" office:date-value="2022-02-18T00:00:00" table:style-name="ce3">
            <text:p>18/02/2022</text:p>
          </table:table-cell>
          <table:table-cell office:value-type="float" office:value="411500" table:style-name="ce4">
            <text:p>R$ 411.50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NUIP em Marabá/PA</text:p>
          </table:table-cell>
          <table:table-cell office:value-type="string" table:style-name="ce1">
            <text:p>NÚCLEO TECNICO SETORIAL DESCENTRALIZADO DE INSTRUÇÃO PROCESSUAL DE AUTOS DE INFRAÇÃO - MARABÁ-PA</text:p>
          </table:table-cell>
          <table:table-cell office:value-type="string" table:style-name="ce1">
            <text:p>PA</text:p>
          </table:table-cell>
          <table:table-cell office:value-type="date" office:date-value="2019-02-18T00:00:00" table:style-name="ce3">
            <text:p>18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002427/2016-54</text:p>
          </table:table-cell>
          <table:table-cell office:value-type="float" office:value="8384622" table:style-name="ce2">
            <text:p>8384622</text:p>
          </table:table-cell>
          <table:table-cell office:value-type="string" table:style-name="ce1">
            <text:p>910689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DEIREIRA CAPIXABA</text:p>
          </table:table-cell>
          <table:table-cell office:value-type="string" table:style-name="ce1">
            <text:p>0431213000011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6-08-30T00:00:00" table:style-name="ce3">
            <text:p>30/08/2016</text:p>
          </table:table-cell>
          <table:table-cell office:value-type="date" office:date-value="2016-08-30T00:00:00" table:style-name="ce3">
            <text:p>30/08/2016</text:p>
          </table:table-cell>
          <table:table-cell office:value-type="date" office:date-value="2019-06-11T00:00:00" table:style-name="ce3">
            <text:p>11/06/2019</text:p>
          </table:table-cell>
          <table:table-cell office:value-type="date" office:date-value="2022-06-11T00:00:00" table:style-name="ce3">
            <text:p>11/06/2022</text:p>
          </table:table-cell>
          <table:table-cell office:value-type="float" office:value="900.3" table:style-name="ce4">
            <text:p>R$ 900,3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Superintendência do Ibama no Estado do Pará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002546/2015-26</text:p>
          </table:table-cell>
          <table:table-cell office:value-type="float" office:value="7520069" table:style-name="ce2">
            <text:p>7520069</text:p>
          </table:table-cell>
          <table:table-cell office:value-type="string" table:style-name="ce1">
            <text:p>908796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OSÉ EDUARDO SOUSA DA COSTA</text:p>
          </table:table-cell>
          <table:table-cell office:value-type="string" table:style-name="ce1">
            <text:p>3243447224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5-10-08T00:00:00" table:style-name="ce3">
            <text:p>08/10/2015</text:p>
          </table:table-cell>
          <table:table-cell office:value-type="date" office:date-value="2015-10-13T00:00:00" table:style-name="ce3">
            <text:p>13/10/2015</text:p>
          </table:table-cell>
          <table:table-cell office:value-type="date" office:date-value="2019-02-19T00:00:00" table:style-name="ce3">
            <text:p>19/02/2019</text:p>
          </table:table-cell>
          <table:table-cell office:value-type="date" office:date-value="2022-02-19T00:00:00" table:style-name="ce3">
            <text:p>19/02/2022</text:p>
          </table:table-cell>
          <table:table-cell office:value-type="float" office:value="401500" table:style-name="ce4">
            <text:p>R$ 401.50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Superintendência do Ibama no Estado do Pará</text:p>
          </table:table-cell>
          <table:table-cell office:value-type="string" table:style-name="ce1">
            <text:p>SERVIÇO DE APOIO AMBIENTAL EM SANTARÉM - PA</text:p>
          </table:table-cell>
          <table:table-cell office:value-type="string" table:style-name="ce1">
            <text:p>PA</text:p>
          </table:table-cell>
          <table:table-cell office:value-type="date" office:date-value="2020-01-13T00:00:00" table:style-name="ce3">
            <text:p>13/01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003116/2016-11</text:p>
          </table:table-cell>
          <table:table-cell office:value-type="float" office:value="8422868" table:style-name="ce2">
            <text:p>8422868</text:p>
          </table:table-cell>
          <table:table-cell office:value-type="string" table:style-name="ce1">
            <text:p>911465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DEIREIRA JAO LTDA - ME</text:p>
          </table:table-cell>
          <table:table-cell office:value-type="string" table:style-name="ce1">
            <text:p>0789725200010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6-11-08T00:00:00" table:style-name="ce3">
            <text:p>08/11/2016</text:p>
          </table:table-cell>
          <table:table-cell office:value-type="date" office:date-value="2016-11-08T00:00:00" table:style-name="ce3">
            <text:p>08/11/2016</text:p>
          </table:table-cell>
          <table:table-cell office:value-type="date" office:date-value="2019-02-11T00:00:00" table:style-name="ce3">
            <text:p>11/02/2019</text:p>
          </table:table-cell>
          <table:table-cell office:value-type="date" office:date-value="2022-02-11T00:00:00" table:style-name="ce3">
            <text:p>11/02/2022</text:p>
          </table:table-cell>
          <table:table-cell office:value-type="float" office:value="511500" table:style-name="ce4">
            <text:p>R$ 51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SERVIÇO DE APOIO AMBIENTAL EM SANTARÉM - PA</text:p>
          </table:table-cell>
          <table:table-cell office:value-type="string" table:style-name="ce1">
            <text:p>PA</text:p>
          </table:table-cell>
          <table:table-cell office:value-type="date" office:date-value="2022-01-12T00:00:00" table:style-name="ce3">
            <text:p>12/01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003123/2016-12</text:p>
          </table:table-cell>
          <table:table-cell office:value-type="float" office:value="8422869" table:style-name="ce2">
            <text:p>8422869</text:p>
          </table:table-cell>
          <table:table-cell office:value-type="string" table:style-name="ce1">
            <text:p>911392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 &amp; J IND E COM DE MADEIRAS LTDA - EPP</text:p>
          </table:table-cell>
          <table:table-cell office:value-type="string" table:style-name="ce1">
            <text:p>0814052800017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6-11-01T00:00:00" table:style-name="ce3">
            <text:p>01/11/2016</text:p>
          </table:table-cell>
          <table:table-cell office:value-type="date" office:date-value="2016-11-08T00:00:00" table:style-name="ce3">
            <text:p>08/11/2016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5-29T00:00:00" table:style-name="ce3">
            <text:p>29/05/2022</text:p>
          </table:table-cell>
          <table:table-cell office:value-type="float" office:value="411500" table:style-name="ce4">
            <text:p>R$ 41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003145/2019-17</text:p>
          </table:table-cell>
          <table:table-cell office:value-type="float" office:value="11198391" table:style-name="ce2">
            <text:p>11198391</text:p>
          </table:table-cell>
          <table:table-cell office:value-type="string" table:style-name="ce1">
            <text:p>916885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RIOMAR CONSERVAS LTDA</text:p>
          </table:table-cell>
          <table:table-cell office:value-type="string" table:style-name="ce1">
            <text:p>05850086000165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ara nova homologação</text:p>
          </table:table-cell>
          <table:table-cell office:value-type="date" office:date-value="2019-04-04T00:00:00" table:style-name="ce3">
            <text:p>04/04/2019</text:p>
          </table:table-cell>
          <table:table-cell office:value-type="date" office:date-value="2019-04-09T00:00:00" table:style-name="ce3">
            <text:p>09/04/2019</text:p>
          </table:table-cell>
          <table:table-cell office:value-type="date" office:date-value="2019-06-13T00:00:00" table:style-name="ce3">
            <text:p>13/06/2019</text:p>
          </table:table-cell>
          <table:table-cell office:value-type="date" office:date-value="2022-06-13T00:00:00" table:style-name="ce3">
            <text:p>13/06/2022</text:p>
          </table:table-cell>
          <table:table-cell office:value-type="float" office:value="1500" table:style-name="ce4">
            <text:p>R$ 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19-07-01T00:00:00" table:style-name="ce3">
            <text:p>01/07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003151/2019-74</text:p>
          </table:table-cell>
          <table:table-cell office:value-type="float" office:value="11198383" table:style-name="ce2">
            <text:p>11198383</text:p>
          </table:table-cell>
          <table:table-cell office:value-type="string" table:style-name="ce1">
            <text:p>916884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V. P. INDUSTRIA E COMERCIO LTDA-EPP</text:p>
          </table:table-cell>
          <table:table-cell office:value-type="string" table:style-name="ce1">
            <text:p>0579845400017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ara nova homologação</text:p>
          </table:table-cell>
          <table:table-cell office:value-type="date" office:date-value="2019-04-03T00:00:00" table:style-name="ce3">
            <text:p>03/04/2019</text:p>
          </table:table-cell>
          <table:table-cell office:value-type="date" office:date-value="2019-04-05T00:00:00" table:style-name="ce3">
            <text:p>05/04/2019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6-13T00:00:00" table:style-name="ce3">
            <text:p>13/06/2022</text:p>
          </table:table-cell>
          <table:table-cell office:value-type="float" office:value="2000" table:style-name="ce4">
            <text:p>R$ 2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003239/2019-96</text:p>
          </table:table-cell>
          <table:table-cell office:value-type="float" office:value="11202011" table:style-name="ce2">
            <text:p>11202011</text:p>
          </table:table-cell>
          <table:table-cell office:value-type="string" table:style-name="ce1">
            <text:p>916621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DEIREIRA GUAIRA LTDA - ME</text:p>
          </table:table-cell>
          <table:table-cell office:value-type="string" table:style-name="ce1">
            <text:p>1935500800010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9-04-08T00:00:00" table:style-name="ce3">
            <text:p>08/04/2019</text:p>
          </table:table-cell>
          <table:table-cell office:value-type="date" office:date-value="2019-04-09T00:00:00" table:style-name="ce3">
            <text:p>09/04/2019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4-10T00:00:00" table:style-name="ce3">
            <text:p>10/04/2022</text:p>
          </table:table-cell>
          <table:table-cell office:value-type="float" office:value="1500" table:style-name="ce4">
            <text:p>R$ 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003288/2018-48</text:p>
          </table:table-cell>
          <table:table-cell office:value-type="float" office:value="9645977" table:style-name="ce2">
            <text:p>9645977</text:p>
          </table:table-cell>
          <table:table-cell office:value-type="string" table:style-name="ce1">
            <text:p>90587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ERRARIA NOSSA SENHORA DA CONCEIÇÃO LTDA - ME</text:p>
          </table:table-cell>
          <table:table-cell office:value-type="string" table:style-name="ce1">
            <text:p>1778674200019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3-07T00:00:00" table:style-name="ce3">
            <text:p>07/03/2018</text:p>
          </table:table-cell>
          <table:table-cell office:value-type="date" office:date-value="2018-03-09T00:00:00" table:style-name="ce3">
            <text:p>09/03/2018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6-11T00:00:00" table:style-name="ce3">
            <text:p>11/06/2022</text:p>
          </table:table-cell>
          <table:table-cell office:value-type="float" office:value="120000" table:style-name="ce4">
            <text:p>R$ 120.00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Superintendência do Ibama no Estado do Pará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003325/2019-07</text:p>
          </table:table-cell>
          <table:table-cell office:value-type="float" office:value="11202012" table:style-name="ce2">
            <text:p>11202012</text:p>
          </table:table-cell>
          <table:table-cell office:value-type="string" table:style-name="ce1">
            <text:p>916621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DEIREIRA GUAIRA LTDA - ME</text:p>
          </table:table-cell>
          <table:table-cell office:value-type="string" table:style-name="ce1">
            <text:p>1935500800010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9-04-09T00:00:00" table:style-name="ce3">
            <text:p>09/04/2019</text:p>
          </table:table-cell>
          <table:table-cell office:value-type="date" office:date-value="2019-04-09T00:00:00" table:style-name="ce3">
            <text:p>09/04/2019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4-10T00:00:00" table:style-name="ce3">
            <text:p>10/04/2022</text:p>
          </table:table-cell>
          <table:table-cell office:value-type="float" office:value="1500" table:style-name="ce4">
            <text:p>R$ 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003361/2018-81</text:p>
          </table:table-cell>
          <table:table-cell office:value-type="float" office:value="9645978" table:style-name="ce2">
            <text:p>9645978</text:p>
          </table:table-cell>
          <table:table-cell office:value-type="string" table:style-name="ce1">
            <text:p>905872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ERRARIA NOSSA SENHORA DA CONCEIÇÃO LTDA - ME</text:p>
          </table:table-cell>
          <table:table-cell office:value-type="string" table:style-name="ce1">
            <text:p>1778674200019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3-07T00:00:00" table:style-name="ce3">
            <text:p>07/03/2018</text:p>
          </table:table-cell>
          <table:table-cell office:value-type="date" office:date-value="2018-03-09T00:00:00" table:style-name="ce3">
            <text:p>09/03/2018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6-11T00:00:00" table:style-name="ce3">
            <text:p>11/06/2022</text:p>
          </table:table-cell>
          <table:table-cell office:value-type="float" office:value="12608.1" table:style-name="ce4">
            <text:p>R$ 12.608,1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Superintendência do Ibama no Estado do Pará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003383/2019-22</text:p>
          </table:table-cell>
          <table:table-cell office:value-type="float" office:value="11202683" table:style-name="ce2">
            <text:p>11202683</text:p>
          </table:table-cell>
          <table:table-cell office:value-type="string" table:style-name="ce1">
            <text:p>916886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 R DOS S ARAÚJO EPP</text:p>
          </table:table-cell>
          <table:table-cell office:value-type="string" table:style-name="ce1">
            <text:p>05924354000146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ara nova homologação</text:p>
          </table:table-cell>
          <table:table-cell office:value-type="date" office:date-value="2019-04-08T00:00:00" table:style-name="ce3">
            <text:p>08/04/2019</text:p>
          </table:table-cell>
          <table:table-cell office:value-type="date" office:date-value="2019-04-15T00:00:00" table:style-name="ce3">
            <text:p>15/04/2019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4-17T00:00:00" table:style-name="ce3">
            <text:p>17/04/2022</text:p>
          </table:table-cell>
          <table:table-cell office:value-type="float" office:value="1500" table:style-name="ce4">
            <text:p>R$ 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003385/2019-11</text:p>
          </table:table-cell>
          <table:table-cell office:value-type="float" office:value="11202684" table:style-name="ce2">
            <text:p>11202684</text:p>
          </table:table-cell>
          <table:table-cell office:value-type="string" table:style-name="ce1">
            <text:p>916888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 R DOS S ARAÚJO EPP</text:p>
          </table:table-cell>
          <table:table-cell office:value-type="string" table:style-name="ce1">
            <text:p>05924354000146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ara nova homologação</text:p>
          </table:table-cell>
          <table:table-cell office:value-type="date" office:date-value="2019-04-08T00:00:00" table:style-name="ce3">
            <text:p>08/04/2019</text:p>
          </table:table-cell>
          <table:table-cell office:value-type="date" office:date-value="2019-04-15T00:00:00" table:style-name="ce3">
            <text:p>15/04/2019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4-17T00:00:00" table:style-name="ce3">
            <text:p>17/04/2022</text:p>
          </table:table-cell>
          <table:table-cell office:value-type="float" office:value="1500" table:style-name="ce4">
            <text:p>R$ 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003779/2019-70</text:p>
          </table:table-cell>
          <table:table-cell office:value-type="float" office:value="11210731" table:style-name="ce2">
            <text:p>11210731</text:p>
          </table:table-cell>
          <table:table-cell office:value-type="string" table:style-name="ce1">
            <text:p>916623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ONSTRUFOX CONSTRUÇÕES E INCORPORAÇÕES LTDA</text:p>
          </table:table-cell>
          <table:table-cell office:value-type="string" table:style-name="ce1">
            <text:p>2292970700011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9-04-22T00:00:00" table:style-name="ce3">
            <text:p>22/04/2019</text:p>
          </table:table-cell>
          <table:table-cell office:value-type="date" office:date-value="2019-04-22T00:00:00" table:style-name="ce3">
            <text:p>22/04/2019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4-30T00:00:00" table:style-name="ce3">
            <text:p>30/04/2022</text:p>
          </table:table-cell>
          <table:table-cell office:value-type="float" office:value="1200" table:style-name="ce4">
            <text:p>R$ 1.2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004247/2019-50</text:p>
          </table:table-cell>
          <table:table-cell office:value-type="float" office:value="11211962" table:style-name="ce2">
            <text:p>11211962</text:p>
          </table:table-cell>
          <table:table-cell office:value-type="string" table:style-name="ce1">
            <text:p>916925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OOPERATIVA DE PROD. AGRI. ORG. E FLORESTAIS VIROLA JATOBÁ</text:p>
          </table:table-cell>
          <table:table-cell office:value-type="string" table:style-name="ce1">
            <text:p>0884448300011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ara nova homologação</text:p>
          </table:table-cell>
          <table:table-cell office:value-type="date" office:date-value="2019-04-24T00:00:00" table:style-name="ce3">
            <text:p>24/04/2019</text:p>
          </table:table-cell>
          <table:table-cell office:value-type="date" office:date-value="2019-05-08T00:00:00" table:style-name="ce3">
            <text:p>08/05/2019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5-15T00:00:00" table:style-name="ce3">
            <text:p>15/05/2022</text:p>
          </table:table-cell>
          <table:table-cell office:value-type="float" office:value="1500" table:style-name="ce4">
            <text:p>R$ 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004248/2019-02</text:p>
          </table:table-cell>
          <table:table-cell office:value-type="float" office:value="11211963" table:style-name="ce2">
            <text:p>11211963</text:p>
          </table:table-cell>
          <table:table-cell office:value-type="string" table:style-name="ce1">
            <text:p>916925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OOPERATIVA DE PROD. AGRI. ORG. E FLORESTAIS VIROLA JATOBÁ</text:p>
          </table:table-cell>
          <table:table-cell office:value-type="string" table:style-name="ce1">
            <text:p>0884448300011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ara nova homologação</text:p>
          </table:table-cell>
          <table:table-cell office:value-type="date" office:date-value="2019-04-24T00:00:00" table:style-name="ce3">
            <text:p>24/04/2019</text:p>
          </table:table-cell>
          <table:table-cell office:value-type="date" office:date-value="2019-05-10T00:00:00" table:style-name="ce3">
            <text:p>10/05/2019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5-22T00:00:00" table:style-name="ce3">
            <text:p>22/05/2022</text:p>
          </table:table-cell>
          <table:table-cell office:value-type="float" office:value="1500" table:style-name="ce4">
            <text:p>R$ 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004250/2019-73</text:p>
          </table:table-cell>
          <table:table-cell office:value-type="float" office:value="11211964" table:style-name="ce2">
            <text:p>11211964</text:p>
          </table:table-cell>
          <table:table-cell office:value-type="string" table:style-name="ce1">
            <text:p>916925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OOPERATIVA DE PROD. AGRI. ORG. E FLORESTAIS VIROLA JATOBÁ</text:p>
          </table:table-cell>
          <table:table-cell office:value-type="string" table:style-name="ce1">
            <text:p>0884448300011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ara nova homologação</text:p>
          </table:table-cell>
          <table:table-cell office:value-type="date" office:date-value="2019-04-24T00:00:00" table:style-name="ce3">
            <text:p>24/04/2019</text:p>
          </table:table-cell>
          <table:table-cell office:value-type="date" office:date-value="2019-05-10T00:00:00" table:style-name="ce3">
            <text:p>10/05/2019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5-22T00:00:00" table:style-name="ce3">
            <text:p>22/05/2022</text:p>
          </table:table-cell>
          <table:table-cell office:value-type="float" office:value="1500" table:style-name="ce4">
            <text:p>R$ 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004281/2019-24</text:p>
          </table:table-cell>
          <table:table-cell office:value-type="float" office:value="11218771" table:style-name="ce2">
            <text:p>11218771</text:p>
          </table:table-cell>
          <table:table-cell office:value-type="string" table:style-name="ce1">
            <text:p>916942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DEIREIRA GUAIRA LTDA - ME</text:p>
          </table:table-cell>
          <table:table-cell office:value-type="string" table:style-name="ce1">
            <text:p>1935500800010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9-05-02T00:00:00" table:style-name="ce3">
            <text:p>02/05/2019</text:p>
          </table:table-cell>
          <table:table-cell office:value-type="date" office:date-value="2019-05-06T00:00:00" table:style-name="ce3">
            <text:p>06/05/2019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5-15T00:00:00" table:style-name="ce3">
            <text:p>15/05/2022</text:p>
          </table:table-cell>
          <table:table-cell office:value-type="float" office:value="1200" table:style-name="ce4">
            <text:p>R$ 1.2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004288/2019-46</text:p>
          </table:table-cell>
          <table:table-cell office:value-type="float" office:value="11217732" table:style-name="ce2">
            <text:p>11217732</text:p>
          </table:table-cell>
          <table:table-cell office:value-type="string" table:style-name="ce1">
            <text:p>916890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GLOBAL FOREST EXPORTAÇÃO DE MADEIRAS LTDA.</text:p>
          </table:table-cell>
          <table:table-cell office:value-type="string" table:style-name="ce1">
            <text:p>0689515300020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ara nova homologação</text:p>
          </table:table-cell>
          <table:table-cell office:value-type="date" office:date-value="2019-05-03T00:00:00" table:style-name="ce3">
            <text:p>03/05/2019</text:p>
          </table:table-cell>
          <table:table-cell office:value-type="date" office:date-value="2019-05-06T00:00:00" table:style-name="ce3">
            <text:p>06/05/2019</text:p>
          </table:table-cell>
          <table:table-cell office:value-type="date" office:date-value="2019-06-13T00:00:00" table:style-name="ce3">
            <text:p>13/06/2019</text:p>
          </table:table-cell>
          <table:table-cell office:value-type="date" office:date-value="2022-06-13T00:00:00" table:style-name="ce3">
            <text:p>13/06/2022</text:p>
          </table:table-cell>
          <table:table-cell office:value-type="float" office:value="1500" table:style-name="ce4">
            <text:p>R$ 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0-07-10T00:00:00" table:style-name="ce3">
            <text:p>10/07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004303/2019-56</text:p>
          </table:table-cell>
          <table:table-cell office:value-type="float" office:value="11216566" table:style-name="ce2">
            <text:p>11216566</text:p>
          </table:table-cell>
          <table:table-cell office:value-type="string" table:style-name="ce1">
            <text:p>91692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LESSANDRA DA SILVA PAIVA CARVOARIA EPP</text:p>
          </table:table-cell>
          <table:table-cell office:value-type="string" table:style-name="ce1">
            <text:p>0894718800019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ara nova homologação</text:p>
          </table:table-cell>
          <table:table-cell office:value-type="date" office:date-value="2019-04-26T00:00:00" table:style-name="ce3">
            <text:p>26/04/2019</text:p>
          </table:table-cell>
          <table:table-cell office:value-type="date" office:date-value="2019-05-07T00:00:00" table:style-name="ce3">
            <text:p>07/05/2019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5-15T00:00:00" table:style-name="ce3">
            <text:p>15/05/2022</text:p>
          </table:table-cell>
          <table:table-cell office:value-type="float" office:value="1500" table:style-name="ce4">
            <text:p>R$ 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004339/2019-30</text:p>
          </table:table-cell>
          <table:table-cell office:value-type="float" office:value="11217733" table:style-name="ce2">
            <text:p>11217733</text:p>
          </table:table-cell>
          <table:table-cell office:value-type="string" table:style-name="ce1">
            <text:p>916890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DEPHAL INDÚSTRIA E COMÉRCIO DE MANUFATURADOS LTD</text:p>
          </table:table-cell>
          <table:table-cell office:value-type="string" table:style-name="ce1">
            <text:p>0700792700010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ara nova homologação</text:p>
          </table:table-cell>
          <table:table-cell office:value-type="date" office:date-value="2019-05-03T00:00:00" table:style-name="ce3">
            <text:p>03/05/2019</text:p>
          </table:table-cell>
          <table:table-cell office:value-type="date" office:date-value="2019-05-08T00:00:00" table:style-name="ce3">
            <text:p>08/05/2019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5-15T00:00:00" table:style-name="ce3">
            <text:p>15/05/2022</text:p>
          </table:table-cell>
          <table:table-cell office:value-type="float" office:value="1500" table:style-name="ce4">
            <text:p>R$ 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004372/2019-60</text:p>
          </table:table-cell>
          <table:table-cell office:value-type="float" office:value="11217734" table:style-name="ce2">
            <text:p>11217734</text:p>
          </table:table-cell>
          <table:table-cell office:value-type="string" table:style-name="ce1">
            <text:p>916890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DEPHAL INDÚSTRIA E COMÉRCIO DE MANUFATURADOS LTD</text:p>
          </table:table-cell>
          <table:table-cell office:value-type="string" table:style-name="ce1">
            <text:p>0700792700010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ara nova homologação</text:p>
          </table:table-cell>
          <table:table-cell office:value-type="date" office:date-value="2019-05-03T00:00:00" table:style-name="ce3">
            <text:p>03/05/2019</text:p>
          </table:table-cell>
          <table:table-cell office:value-type="date" office:date-value="2019-05-07T00:00:00" table:style-name="ce3">
            <text:p>07/05/2019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5-17T00:00:00" table:style-name="ce3">
            <text:p>17/05/2022</text:p>
          </table:table-cell>
          <table:table-cell office:value-type="float" office:value="1500" table:style-name="ce4">
            <text:p>R$ 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004440/2019-91</text:p>
          </table:table-cell>
          <table:table-cell office:value-type="float" office:value="11217736" table:style-name="ce2">
            <text:p>11217736</text:p>
          </table:table-cell>
          <table:table-cell office:value-type="string" table:style-name="ce1">
            <text:p>916891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DEPHAL INDÚSTRIA E COMÉRCIO DE MANUFATURADOS LTD</text:p>
          </table:table-cell>
          <table:table-cell office:value-type="string" table:style-name="ce1">
            <text:p>0700792700010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ara nova homologação</text:p>
          </table:table-cell>
          <table:table-cell office:value-type="date" office:date-value="2019-05-03T00:00:00" table:style-name="ce3">
            <text:p>03/05/2019</text:p>
          </table:table-cell>
          <table:table-cell office:value-type="date" office:date-value="2019-05-08T00:00:00" table:style-name="ce3">
            <text:p>08/05/2019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5-23T00:00:00" table:style-name="ce3">
            <text:p>23/05/2022</text:p>
          </table:table-cell>
          <table:table-cell office:value-type="float" office:value="15000" table:style-name="ce4">
            <text:p>R$ 15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004440/2019-91</text:p>
          </table:table-cell>
          <table:table-cell office:value-type="float" office:value="11221207" table:style-name="ce2">
            <text:p>11221207</text:p>
          </table:table-cell>
          <table:table-cell office:value-type="string" table:style-name="ce1">
            <text:p>916891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DEPHAL INDÚSTRIA E COMÉRCIO DE MANUFATURADOS LTD</text:p>
          </table:table-cell>
          <table:table-cell office:value-type="string" table:style-name="ce1">
            <text:p>0700792700010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ara nova homologação</text:p>
          </table:table-cell>
          <table:table-cell office:value-type="date" office:date-value="2019-05-08T00:00:00" table:style-name="ce3">
            <text:p>08/05/2019</text:p>
          </table:table-cell>
          <table:table-cell office:value-type="date" office:date-value="2019-05-10T00:00:00" table:style-name="ce3">
            <text:p>10/05/2019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5-23T00:00:00" table:style-name="ce3">
            <text:p>23/05/2022</text:p>
          </table:table-cell>
          <table:table-cell office:value-type="float" office:value="1500" table:style-name="ce4">
            <text:p>R$ 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004982/96-14</text:p>
          </table:table-cell>
          <table:table-cell office:value-type="float" office:value="150000004852" table:style-name="ce2">
            <text:p>150000004852</text:p>
          </table:table-cell>
          <table:table-cell office:value-type="string" table:style-name="ce1">
            <text:p>8164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DEVIL MADEIREIRA VITORIA LTDA</text:p>
          </table:table-cell>
          <table:table-cell office:value-type="string" table:style-name="ce1">
            <text:p>34613810000135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ara nova homologação</text:p>
          </table:table-cell>
          <table:table-cell office:value-type="date" office:date-value="1996-11-05T00:00:00" table:style-name="ce3">
            <text:p>05/11/1996</text:p>
          </table:table-cell>
          <table:table-cell office:value-type="date" office:date-value="2015-05-25T00:00:00" table:style-name="ce3">
            <text:p>25/05/2015</text:p>
          </table:table-cell>
          <table:table-cell office:value-type="date" office:date-value="2019-03-13T00:00:00" table:style-name="ce3">
            <text:p>13/03/2019</text:p>
          </table:table-cell>
          <table:table-cell office:value-type="date" office:date-value="2022-03-13T00:00:00" table:style-name="ce3">
            <text:p>13/03/2022</text:p>
          </table:table-cell>
          <table:table-cell office:value-type="float" office:value="4318.7299999999996" table:style-name="ce4">
            <text:p>R$ 4.318,73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Superintendência do Ibama no Estado do Pará</text:p>
          </table:table-cell>
          <table:table-cell office:value-type="string" table:style-name="ce1">
            <text:p>NÚCLEO DE BIODIVERSIDADE E FLORESTAS - PA</text:p>
          </table:table-cell>
          <table:table-cell office:value-type="string" table:style-name="ce1">
            <text:p>PA</text:p>
          </table:table-cell>
          <table:table-cell office:value-type="date" office:date-value="2019-03-13T00:00:00" table:style-name="ce3">
            <text:p>13/03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005499/2018-15</text:p>
          </table:table-cell>
          <table:table-cell office:value-type="float" office:value="9317437" table:style-name="ce2">
            <text:p>9317437</text:p>
          </table:table-cell>
          <table:table-cell office:value-type="string" table:style-name="ce1">
            <text:p>91174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RCENARIA SAO FRANCISCO EIRELI - EPP</text:p>
          </table:table-cell>
          <table:table-cell office:value-type="string" table:style-name="ce1">
            <text:p>0743070300010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8-11T00:00:00" table:style-name="ce3">
            <text:p>11/08/2017</text:p>
          </table:table-cell>
          <table:table-cell office:value-type="date" office:date-value="2017-08-18T00:00:00" table:style-name="ce3">
            <text:p>18/08/2017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6-14T00:00:00" table:style-name="ce3">
            <text:p>14/06/2022</text:p>
          </table:table-cell>
          <table:table-cell office:value-type="float" office:value="1018.8" table:style-name="ce4">
            <text:p>R$ 1.018,8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005572/2019-30</text:p>
          </table:table-cell>
          <table:table-cell office:value-type="float" office:value="11234369" table:style-name="ce2">
            <text:p>11234369</text:p>
          </table:table-cell>
          <table:table-cell office:value-type="string" table:style-name="ce1">
            <text:p>916933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IDER LOCAÇÃO DE EQUIPAMENTOS LTDA.</text:p>
          </table:table-cell>
          <table:table-cell office:value-type="string" table:style-name="ce1">
            <text:p>0413733700010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9-05-29T00:00:00" table:style-name="ce3">
            <text:p>29/05/2019</text:p>
          </table:table-cell>
          <table:table-cell office:value-type="date" office:date-value="2019-05-29T00:00:00" table:style-name="ce3">
            <text:p>29/05/2019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6-05T00:00:00" table:style-name="ce3">
            <text:p>05/06/2022</text:p>
          </table:table-cell>
          <table:table-cell office:value-type="float" office:value="1500" table:style-name="ce4">
            <text:p>R$ 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005573/2019-84</text:p>
          </table:table-cell>
          <table:table-cell office:value-type="float" office:value="11234913" table:style-name="ce2">
            <text:p>11234913</text:p>
          </table:table-cell>
          <table:table-cell office:value-type="string" table:style-name="ce1">
            <text:p>916934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SSOCIAÇÃO DE REMANESCENTE DE QUILOMBO DE BAILIQUE</text:p>
          </table:table-cell>
          <table:table-cell office:value-type="string" table:style-name="ce1">
            <text:p>0333318500014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9-05-29T00:00:00" table:style-name="ce3">
            <text:p>29/05/2019</text:p>
          </table:table-cell>
          <table:table-cell office:value-type="date" office:date-value="2019-05-29T00:00:00" table:style-name="ce3">
            <text:p>29/05/2019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6-03T00:00:00" table:style-name="ce3">
            <text:p>03/06/2022</text:p>
          </table:table-cell>
          <table:table-cell office:value-type="float" office:value="1500" table:style-name="ce4">
            <text:p>R$ 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005574/2019-29</text:p>
          </table:table-cell>
          <table:table-cell office:value-type="float" office:value="11234914" table:style-name="ce2">
            <text:p>11234914</text:p>
          </table:table-cell>
          <table:table-cell office:value-type="string" table:style-name="ce1">
            <text:p>916934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SSOCIAÇÃO DE REMANESCENTE DE QUILOMBO DE BAILIQUE</text:p>
          </table:table-cell>
          <table:table-cell office:value-type="string" table:style-name="ce1">
            <text:p>0333318500014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9-05-29T00:00:00" table:style-name="ce3">
            <text:p>29/05/2019</text:p>
          </table:table-cell>
          <table:table-cell office:value-type="date" office:date-value="2019-05-29T00:00:00" table:style-name="ce3">
            <text:p>29/05/2019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6-03T00:00:00" table:style-name="ce3">
            <text:p>03/06/2022</text:p>
          </table:table-cell>
          <table:table-cell office:value-type="float" office:value="1500" table:style-name="ce4">
            <text:p>R$ 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005582/2019-75</text:p>
          </table:table-cell>
          <table:table-cell office:value-type="float" office:value="11235227" table:style-name="ce2">
            <text:p>11235227</text:p>
          </table:table-cell>
          <table:table-cell office:value-type="string" table:style-name="ce1">
            <text:p>916934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SSOCIAÇÃO DE REMANESCENTE DE QUILOMBO DE BAILIQUE</text:p>
          </table:table-cell>
          <table:table-cell office:value-type="string" table:style-name="ce1">
            <text:p>0333318500014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9-05-30T00:00:00" table:style-name="ce3">
            <text:p>30/05/2019</text:p>
          </table:table-cell>
          <table:table-cell office:value-type="date" office:date-value="2019-05-30T00:00:00" table:style-name="ce3">
            <text:p>30/05/2019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6-05T00:00:00" table:style-name="ce3">
            <text:p>05/06/2022</text:p>
          </table:table-cell>
          <table:table-cell office:value-type="float" office:value="1500" table:style-name="ce4">
            <text:p>R$ 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005983/2018-44</text:p>
          </table:table-cell>
          <table:table-cell office:value-type="float" office:value="9828418" table:style-name="ce2">
            <text:p>9828418</text:p>
          </table:table-cell>
          <table:table-cell office:value-type="string" table:style-name="ce1">
            <text:p>912162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VIMEX-VITORIA EXPORTAÇÃO DE MADEIRAS LTDA</text:p>
          </table:table-cell>
          <table:table-cell office:value-type="string" table:style-name="ce1">
            <text:p>8377066900019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4-05T00:00:00" table:style-name="ce3">
            <text:p>05/04/2018</text:p>
          </table:table-cell>
          <table:table-cell office:value-type="date" office:date-value="2018-04-23T00:00:00" table:style-name="ce3">
            <text:p>23/04/2018</text:p>
          </table:table-cell>
          <table:table-cell office:value-type="date" office:date-value="2019-02-13T00:00:00" table:style-name="ce3">
            <text:p>13/02/2019</text:p>
          </table:table-cell>
          <table:table-cell office:value-type="date" office:date-value="2022-02-13T00:00:00" table:style-name="ce3">
            <text:p>13/02/2022</text:p>
          </table:table-cell>
          <table:table-cell office:value-type="float" office:value="12841.29" table:style-name="ce4">
            <text:p>R$ 12.841,29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BIODIVERSIDADE E FLORESTAS - PA</text:p>
          </table:table-cell>
          <table:table-cell office:value-type="string" table:style-name="ce1">
            <text:p>PA</text:p>
          </table:table-cell>
          <table:table-cell office:value-type="date" office:date-value="2022-05-04T00:00:00" table:style-name="ce3">
            <text:p>04/05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007699/2018-11</text:p>
          </table:table-cell>
          <table:table-cell office:value-type="float" office:value="9886265" table:style-name="ce2">
            <text:p>9886265</text:p>
          </table:table-cell>
          <table:table-cell office:value-type="string" table:style-name="ce1">
            <text:p>916593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ROND INDUSTRIA E COMERCIO DE MADEIRAS LTDA. - EPP</text:p>
          </table:table-cell>
          <table:table-cell office:value-type="string" table:style-name="ce1">
            <text:p>0621092200010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6-15T00:00:00" table:style-name="ce3">
            <text:p>15/06/2018</text:p>
          </table:table-cell>
          <table:table-cell office:value-type="date" office:date-value="2018-06-18T00:00:00" table:style-name="ce3">
            <text:p>18/06/2018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6-12T00:00:00" table:style-name="ce3">
            <text:p>12/06/2022</text:p>
          </table:table-cell>
          <table:table-cell office:value-type="float" office:value="2500" table:style-name="ce4">
            <text:p>R$ 2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007700/2018-07</text:p>
          </table:table-cell>
          <table:table-cell office:value-type="float" office:value="9886266" table:style-name="ce2">
            <text:p>9886266</text:p>
          </table:table-cell>
          <table:table-cell office:value-type="string" table:style-name="ce1">
            <text:p>916593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ROND INDUSTRIA E COMERCIO DE MADEIRAS LTDA. - EPP</text:p>
          </table:table-cell>
          <table:table-cell office:value-type="string" table:style-name="ce1">
            <text:p>0621092200010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6-15T00:00:00" table:style-name="ce3">
            <text:p>15/06/2018</text:p>
          </table:table-cell>
          <table:table-cell office:value-type="date" office:date-value="2018-06-18T00:00:00" table:style-name="ce3">
            <text:p>18/06/2018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6-12T00:00:00" table:style-name="ce3">
            <text:p>12/06/2022</text:p>
          </table:table-cell>
          <table:table-cell office:value-type="float" office:value="2500" table:style-name="ce4">
            <text:p>R$ 2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106343/2017-70</text:p>
          </table:table-cell>
          <table:table-cell office:value-type="float" office:value="9350849" table:style-name="ce2">
            <text:p>9350849</text:p>
          </table:table-cell>
          <table:table-cell office:value-type="string" table:style-name="ce1">
            <text:p>917363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URORA COMERCIO E SERVIÇOS LTDA - ME</text:p>
          </table:table-cell>
          <table:table-cell office:value-type="string" table:style-name="ce1">
            <text:p>1123913900010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04T00:00:00" table:style-name="ce3">
            <text:p>04/10/2017</text:p>
          </table:table-cell>
          <table:table-cell office:value-type="date" office:date-value="2017-10-06T00:00:00" table:style-name="ce3">
            <text:p>06/10/2017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5-15T00:00:00" table:style-name="ce3">
            <text:p>15/05/2022</text:p>
          </table:table-cell>
          <table:table-cell office:value-type="float" office:value="3500" table:style-name="ce4">
            <text:p>R$ 3.50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Superintendência do Ibama no Estado do Pará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106382/2017-77</text:p>
          </table:table-cell>
          <table:table-cell office:value-type="float" office:value="9350856" table:style-name="ce2">
            <text:p>9350856</text:p>
          </table:table-cell>
          <table:table-cell office:value-type="string" table:style-name="ce1">
            <text:p>917363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groindustrial fartura comercio e industria ltda</text:p>
          </table:table-cell>
          <table:table-cell office:value-type="string" table:style-name="ce1">
            <text:p>04111076000145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06T00:00:00" table:style-name="ce3">
            <text:p>06/10/2017</text:p>
          </table:table-cell>
          <table:table-cell office:value-type="date" office:date-value="2017-10-06T00:00:00" table:style-name="ce3">
            <text:p>06/10/2017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6-10T00:00:00" table:style-name="ce3">
            <text:p>10/06/2022</text:p>
          </table:table-cell>
          <table:table-cell office:value-type="float" office:value="2500" table:style-name="ce4">
            <text:p>R$ 2.50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Superintendência do Ibama no Estado do Pará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106398/2017-80</text:p>
          </table:table-cell>
          <table:table-cell office:value-type="float" office:value="9350968" table:style-name="ce2">
            <text:p>9350968</text:p>
          </table:table-cell>
          <table:table-cell office:value-type="string" table:style-name="ce1">
            <text:p>917346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LBERTON MADEIRAS LTDA</text:p>
          </table:table-cell>
          <table:table-cell office:value-type="string" table:style-name="ce1">
            <text:p>0169049900017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06T00:00:00" table:style-name="ce3">
            <text:p>06/10/2017</text:p>
          </table:table-cell>
          <table:table-cell office:value-type="date" office:date-value="2017-10-06T00:00:00" table:style-name="ce3">
            <text:p>06/10/2017</text:p>
          </table:table-cell>
          <table:table-cell office:value-type="date" office:date-value="2019-06-14T00:00:00" table:style-name="ce3">
            <text:p>14/06/2019</text:p>
          </table:table-cell>
          <table:table-cell office:value-type="date" office:date-value="2022-06-14T00:00:00" table:style-name="ce3">
            <text:p>14/06/2022</text:p>
          </table:table-cell>
          <table:table-cell office:value-type="float" office:value="3500" table:style-name="ce4">
            <text:p>R$ 3.50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Superintendência do Ibama no Estado do Pará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1-08-31T00:00:00" table:style-name="ce3">
            <text:p>31/08/2021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106529/2017-29</text:p>
          </table:table-cell>
          <table:table-cell office:value-type="float" office:value="9354927" table:style-name="ce2">
            <text:p>9354927</text:p>
          </table:table-cell>
          <table:table-cell office:value-type="string" table:style-name="ce1">
            <text:p>916569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INDUSTRIA E COMERCIO DE MADEIRA ROUXINOL LTDA - ME</text:p>
          </table:table-cell>
          <table:table-cell office:value-type="string" table:style-name="ce1">
            <text:p>14345510000105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11T00:00:00" table:style-name="ce3">
            <text:p>11/10/2017</text:p>
          </table:table-cell>
          <table:table-cell office:value-type="date" office:date-value="2017-10-13T00:00:00" table:style-name="ce3">
            <text:p>13/10/2017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4-16T00:00:00" table:style-name="ce3">
            <text:p>16/04/2022</text:p>
          </table:table-cell>
          <table:table-cell office:value-type="float" office:value="2500" table:style-name="ce4">
            <text:p>R$ 2.50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Superintendência do Ibama no Estado do Pará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106556/2017-00</text:p>
          </table:table-cell>
          <table:table-cell office:value-type="float" office:value="9354865" table:style-name="ce2">
            <text:p>9354865</text:p>
          </table:table-cell>
          <table:table-cell office:value-type="string" table:style-name="ce1">
            <text:p>917364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. W. DE J. SANTOS ME</text:p>
          </table:table-cell>
          <table:table-cell office:value-type="string" table:style-name="ce1">
            <text:p>1295903900011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09T00:00:00" table:style-name="ce3">
            <text:p>09/10/2017</text:p>
          </table:table-cell>
          <table:table-cell office:value-type="date" office:date-value="2017-10-13T00:00:00" table:style-name="ce3">
            <text:p>13/10/2017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6-03T00:00:00" table:style-name="ce3">
            <text:p>03/06/2022</text:p>
          </table:table-cell>
          <table:table-cell office:value-type="float" office:value="2500" table:style-name="ce4">
            <text:p>R$ 2.50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Superintendência do Ibama no Estado do Pará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106572/2017-94</text:p>
          </table:table-cell>
          <table:table-cell office:value-type="float" office:value="9354915" table:style-name="ce2">
            <text:p>9354915</text:p>
          </table:table-cell>
          <table:table-cell office:value-type="string" table:style-name="ce1">
            <text:p>917347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AR-VÃO INDUSTRIA E COMERCIO LTDA-ME</text:p>
          </table:table-cell>
          <table:table-cell office:value-type="string" table:style-name="ce1">
            <text:p>0418593500014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10T00:00:00" table:style-name="ce3">
            <text:p>10/10/2017</text:p>
          </table:table-cell>
          <table:table-cell office:value-type="date" office:date-value="2017-10-13T00:00:00" table:style-name="ce3">
            <text:p>13/10/2017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5-30T00:00:00" table:style-name="ce3">
            <text:p>30/05/2022</text:p>
          </table:table-cell>
          <table:table-cell office:value-type="float" office:value="2500" table:style-name="ce4">
            <text:p>R$ 2.50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Superintendência do Ibama no Estado do Pará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106578/2017-61</text:p>
          </table:table-cell>
          <table:table-cell office:value-type="float" office:value="9354875" table:style-name="ce2">
            <text:p>9354875</text:p>
          </table:table-cell>
          <table:table-cell office:value-type="string" table:style-name="ce1">
            <text:p>917365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DEIREIRA LIDER LTDA</text:p>
          </table:table-cell>
          <table:table-cell office:value-type="string" table:style-name="ce1">
            <text:p>1429877000017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11T00:00:00" table:style-name="ce3">
            <text:p>11/10/2017</text:p>
          </table:table-cell>
          <table:table-cell office:value-type="date" office:date-value="2017-10-13T00:00:00" table:style-name="ce3">
            <text:p>13/10/2017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5-30T00:00:00" table:style-name="ce3">
            <text:p>30/05/2022</text:p>
          </table:table-cell>
          <table:table-cell office:value-type="float" office:value="3500" table:style-name="ce4">
            <text:p>R$ 3.50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Superintendência do Ibama no Estado do Pará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106705/2017-22</text:p>
          </table:table-cell>
          <table:table-cell office:value-type="float" office:value="9359261" table:style-name="ce2">
            <text:p>9359261</text:p>
          </table:table-cell>
          <table:table-cell office:value-type="string" table:style-name="ce1">
            <text:p>917374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 A MADEIRAS MATERIAL DE CONSTRUÇÃO LTDA</text:p>
          </table:table-cell>
          <table:table-cell office:value-type="string" table:style-name="ce1">
            <text:p>0468903700012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13T00:00:00" table:style-name="ce3">
            <text:p>13/10/2017</text:p>
          </table:table-cell>
          <table:table-cell office:value-type="date" office:date-value="2017-10-20T00:00:00" table:style-name="ce3">
            <text:p>20/10/2017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6-07T00:00:00" table:style-name="ce3">
            <text:p>07/06/2022</text:p>
          </table:table-cell>
          <table:table-cell office:value-type="float" office:value="3500" table:style-name="ce4">
            <text:p>R$ 3.50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Superintendência do Ibama no Estado do Pará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106708/2017-66</text:p>
          </table:table-cell>
          <table:table-cell office:value-type="float" office:value="9359262" table:style-name="ce2">
            <text:p>9359262</text:p>
          </table:table-cell>
          <table:table-cell office:value-type="string" table:style-name="ce1">
            <text:p>917374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FENIX MADEIRAS LTDA - EPP</text:p>
          </table:table-cell>
          <table:table-cell office:value-type="string" table:style-name="ce1">
            <text:p>0524674800019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13T00:00:00" table:style-name="ce3">
            <text:p>13/10/2017</text:p>
          </table:table-cell>
          <table:table-cell office:value-type="date" office:date-value="2017-10-20T00:00:00" table:style-name="ce3">
            <text:p>20/10/2017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6-06T00:00:00" table:style-name="ce3">
            <text:p>06/06/2022</text:p>
          </table:table-cell>
          <table:table-cell office:value-type="float" office:value="4500" table:style-name="ce4">
            <text:p>R$ 4.50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Superintendência do Ibama no Estado do Pará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106710/2017-35</text:p>
          </table:table-cell>
          <table:table-cell office:value-type="float" office:value="9354854" table:style-name="ce2">
            <text:p>9354854</text:p>
          </table:table-cell>
          <table:table-cell office:value-type="string" table:style-name="ce1">
            <text:p>917374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N SERV. DE APOIO A PROD. FLORESTAL LTDA</text:p>
          </table:table-cell>
          <table:table-cell office:value-type="string" table:style-name="ce1">
            <text:p>0149688800016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13T00:00:00" table:style-name="ce3">
            <text:p>13/10/2017</text:p>
          </table:table-cell>
          <table:table-cell office:value-type="date" office:date-value="2017-10-13T00:00:00" table:style-name="ce3">
            <text:p>13/10/2017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6-07T00:00:00" table:style-name="ce3">
            <text:p>07/06/2022</text:p>
          </table:table-cell>
          <table:table-cell office:value-type="float" office:value="2500" table:style-name="ce4">
            <text:p>R$ 2.50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Superintendência do Ibama no Estado do Pará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106921/2017-78</text:p>
          </table:table-cell>
          <table:table-cell office:value-type="float" office:value="9359471" table:style-name="ce2">
            <text:p>9359471</text:p>
          </table:table-cell>
          <table:table-cell office:value-type="string" table:style-name="ce1">
            <text:p>916573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V. T. INDUSTRIA E COMERCIO DE MADEIRAS LTDA EPP.</text:p>
          </table:table-cell>
          <table:table-cell office:value-type="string" table:style-name="ce1">
            <text:p>06369959000185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19T00:00:00" table:style-name="ce3">
            <text:p>19/10/2017</text:p>
          </table:table-cell>
          <table:table-cell office:value-type="date" office:date-value="2017-10-20T00:00:00" table:style-name="ce3">
            <text:p>20/10/2017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6-10T00:00:00" table:style-name="ce3">
            <text:p>10/06/2022</text:p>
          </table:table-cell>
          <table:table-cell office:value-type="float" office:value="3500" table:style-name="ce4">
            <text:p>R$ 3.50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Superintendência do Ibama no Estado do Pará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106924/2017-10</text:p>
          </table:table-cell>
          <table:table-cell office:value-type="float" office:value="9359278" table:style-name="ce2">
            <text:p>9359278</text:p>
          </table:table-cell>
          <table:table-cell office:value-type="string" table:style-name="ce1">
            <text:p>91737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NINA IND E COM DE MADEIRAS LTDA EPP</text:p>
          </table:table-cell>
          <table:table-cell office:value-type="string" table:style-name="ce1">
            <text:p>0714627200014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19T00:00:00" table:style-name="ce3">
            <text:p>19/10/2017</text:p>
          </table:table-cell>
          <table:table-cell office:value-type="date" office:date-value="2017-10-20T00:00:00" table:style-name="ce3">
            <text:p>20/10/2017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6-10T00:00:00" table:style-name="ce3">
            <text:p>10/06/2022</text:p>
          </table:table-cell>
          <table:table-cell office:value-type="float" office:value="3500" table:style-name="ce4">
            <text:p>R$ 3.50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Superintendência do Ibama no Estado do Pará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106936/2017-36</text:p>
          </table:table-cell>
          <table:table-cell office:value-type="float" office:value="9359291" table:style-name="ce2">
            <text:p>9359291</text:p>
          </table:table-cell>
          <table:table-cell office:value-type="string" table:style-name="ce1">
            <text:p>917377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HERMES DA ROCHA &amp; CIA LTDA - EPP (MADEIREIRA ROCHA)</text:p>
          </table:table-cell>
          <table:table-cell office:value-type="string" table:style-name="ce1">
            <text:p>0701590500018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19T00:00:00" table:style-name="ce3">
            <text:p>19/10/2017</text:p>
          </table:table-cell>
          <table:table-cell office:value-type="date" office:date-value="2017-10-20T00:00:00" table:style-name="ce3">
            <text:p>20/10/2017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6-10T00:00:00" table:style-name="ce3">
            <text:p>10/06/2022</text:p>
          </table:table-cell>
          <table:table-cell office:value-type="float" office:value="4500" table:style-name="ce4">
            <text:p>R$ 4.50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Superintendência do Ibama no Estado do Pará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106964/2017-53</text:p>
          </table:table-cell>
          <table:table-cell office:value-type="float" office:value="9359285" table:style-name="ce2">
            <text:p>9359285</text:p>
          </table:table-cell>
          <table:table-cell office:value-type="string" table:style-name="ce1">
            <text:p>91737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DEIREIRA JACARÉ GRANDE IND. COM. IMP. E EXPORTAÇÃO LTDA</text:p>
          </table:table-cell>
          <table:table-cell office:value-type="string" table:style-name="ce1">
            <text:p>0406260800010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18T00:00:00" table:style-name="ce3">
            <text:p>18/10/2017</text:p>
          </table:table-cell>
          <table:table-cell office:value-type="date" office:date-value="2017-10-20T00:00:00" table:style-name="ce3">
            <text:p>20/10/2017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6-06T00:00:00" table:style-name="ce3">
            <text:p>06/06/2022</text:p>
          </table:table-cell>
          <table:table-cell office:value-type="float" office:value="4500" table:style-name="ce4">
            <text:p>R$ 4.50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Superintendência do Ibama no Estado do Pará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106970/2017-19</text:p>
          </table:table-cell>
          <table:table-cell office:value-type="float" office:value="9359343" table:style-name="ce2">
            <text:p>9359343</text:p>
          </table:table-cell>
          <table:table-cell office:value-type="string" table:style-name="ce1">
            <text:p>917368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. A. INDUSTRIA E COMERCIO DE MADEIRAS LTDA-ME</text:p>
          </table:table-cell>
          <table:table-cell office:value-type="string" table:style-name="ce1">
            <text:p>0717432500013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18T00:00:00" table:style-name="ce3">
            <text:p>18/10/2017</text:p>
          </table:table-cell>
          <table:table-cell office:value-type="date" office:date-value="2017-10-20T00:00:00" table:style-name="ce3">
            <text:p>20/10/2017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6-07T00:00:00" table:style-name="ce3">
            <text:p>07/06/2022</text:p>
          </table:table-cell>
          <table:table-cell office:value-type="float" office:value="3500" table:style-name="ce4">
            <text:p>R$ 3.50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Superintendência do Ibama no Estado do Pará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107210/2017-11</text:p>
          </table:table-cell>
          <table:table-cell office:value-type="float" office:value="9358888" table:style-name="ce2">
            <text:p>9358888</text:p>
          </table:table-cell>
          <table:table-cell office:value-type="string" table:style-name="ce1">
            <text:p>912556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XAVIER - IND. E COMERCIO DE MADEIRAS LTDA</text:p>
          </table:table-cell>
          <table:table-cell office:value-type="string" table:style-name="ce1">
            <text:p>1662118900017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18T00:00:00" table:style-name="ce3">
            <text:p>18/10/2017</text:p>
          </table:table-cell>
          <table:table-cell office:value-type="date" office:date-value="2017-10-20T00:00:00" table:style-name="ce3">
            <text:p>20/10/2017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6-10T00:00:00" table:style-name="ce3">
            <text:p>10/06/2022</text:p>
          </table:table-cell>
          <table:table-cell office:value-type="float" office:value="3500" table:style-name="ce4">
            <text:p>R$ 3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107217/2017-32</text:p>
          </table:table-cell>
          <table:table-cell office:value-type="float" office:value="9358886" table:style-name="ce2">
            <text:p>9358886</text:p>
          </table:table-cell>
          <table:table-cell office:value-type="string" table:style-name="ce1">
            <text:p>912555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. DUILIO SOUSA DA SILVA-ME</text:p>
          </table:table-cell>
          <table:table-cell office:value-type="string" table:style-name="ce1">
            <text:p>16695880000106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18T00:00:00" table:style-name="ce3">
            <text:p>18/10/2017</text:p>
          </table:table-cell>
          <table:table-cell office:value-type="date" office:date-value="2017-10-20T00:00:00" table:style-name="ce3">
            <text:p>20/10/2017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6-07T00:00:00" table:style-name="ce3">
            <text:p>07/06/2022</text:p>
          </table:table-cell>
          <table:table-cell office:value-type="float" office:value="2500" table:style-name="ce4">
            <text:p>R$ 2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107239/2017-01</text:p>
          </table:table-cell>
          <table:table-cell office:value-type="float" office:value="9358891" table:style-name="ce2">
            <text:p>9358891</text:p>
          </table:table-cell>
          <table:table-cell office:value-type="string" table:style-name="ce1">
            <text:p>91255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UMBER TEX LTDA-EPP</text:p>
          </table:table-cell>
          <table:table-cell office:value-type="string" table:style-name="ce1">
            <text:p>17236964000136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19T00:00:00" table:style-name="ce3">
            <text:p>19/10/2017</text:p>
          </table:table-cell>
          <table:table-cell office:value-type="date" office:date-value="2017-10-20T00:00:00" table:style-name="ce3">
            <text:p>20/10/2017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6-07T00:00:00" table:style-name="ce3">
            <text:p>07/06/2022</text:p>
          </table:table-cell>
          <table:table-cell office:value-type="float" office:value="2500" table:style-name="ce4">
            <text:p>R$ 2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107240/2017-27</text:p>
          </table:table-cell>
          <table:table-cell office:value-type="float" office:value="9358892" table:style-name="ce2">
            <text:p>9358892</text:p>
          </table:table-cell>
          <table:table-cell office:value-type="string" table:style-name="ce1">
            <text:p>91255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D. VITOR REIS MADEIRAS-ME</text:p>
          </table:table-cell>
          <table:table-cell office:value-type="string" table:style-name="ce1">
            <text:p>1721177300011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19T00:00:00" table:style-name="ce3">
            <text:p>19/10/2017</text:p>
          </table:table-cell>
          <table:table-cell office:value-type="date" office:date-value="2017-10-20T00:00:00" table:style-name="ce3">
            <text:p>20/10/2017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6-07T00:00:00" table:style-name="ce3">
            <text:p>07/06/2022</text:p>
          </table:table-cell>
          <table:table-cell office:value-type="float" office:value="2500" table:style-name="ce4">
            <text:p>R$ 2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107275/2017-66</text:p>
          </table:table-cell>
          <table:table-cell office:value-type="float" office:value="9358862" table:style-name="ce2">
            <text:p>9358862</text:p>
          </table:table-cell>
          <table:table-cell office:value-type="string" table:style-name="ce1">
            <text:p>912550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rosin moveis ind. e com. ltda</text:p>
          </table:table-cell>
          <table:table-cell office:value-type="string" table:style-name="ce1">
            <text:p>0413826200017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11T00:00:00" table:style-name="ce3">
            <text:p>11/10/2017</text:p>
          </table:table-cell>
          <table:table-cell office:value-type="date" office:date-value="2017-10-20T00:00:00" table:style-name="ce3">
            <text:p>20/10/2017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6-07T00:00:00" table:style-name="ce3">
            <text:p>07/06/2022</text:p>
          </table:table-cell>
          <table:table-cell office:value-type="float" office:value="4500" table:style-name="ce4">
            <text:p>R$ 4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107307/2017-23</text:p>
          </table:table-cell>
          <table:table-cell office:value-type="float" office:value="9362817" table:style-name="ce2">
            <text:p>9362817</text:p>
          </table:table-cell>
          <table:table-cell office:value-type="string" table:style-name="ce1">
            <text:p>91952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OMERCIO DE MADEIRAS NOVA ESPERANCA LTDA</text:p>
          </table:table-cell>
          <table:table-cell office:value-type="string" table:style-name="ce1">
            <text:p>0902888100012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24T00:00:00" table:style-name="ce3">
            <text:p>24/10/2017</text:p>
          </table:table-cell>
          <table:table-cell office:value-type="date" office:date-value="2017-10-26T00:00:00" table:style-name="ce3">
            <text:p>26/10/2017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6-07T00:00:00" table:style-name="ce3">
            <text:p>07/06/2022</text:p>
          </table:table-cell>
          <table:table-cell office:value-type="float" office:value="2500" table:style-name="ce4">
            <text:p>R$ 2.50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Superintendência do Ibama no Estado do Pará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107331/2017-62</text:p>
          </table:table-cell>
          <table:table-cell office:value-type="float" office:value="9362808" table:style-name="ce2">
            <text:p>9362808</text:p>
          </table:table-cell>
          <table:table-cell office:value-type="string" table:style-name="ce1">
            <text:p>917378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GUARANTÃ COM. E INDUSTRIA DE MADEIRAS LTDA.</text:p>
          </table:table-cell>
          <table:table-cell office:value-type="string" table:style-name="ce1">
            <text:p>0835735500014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23T00:00:00" table:style-name="ce3">
            <text:p>23/10/2017</text:p>
          </table:table-cell>
          <table:table-cell office:value-type="date" office:date-value="2017-10-26T00:00:00" table:style-name="ce3">
            <text:p>26/10/2017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5-18T00:00:00" table:style-name="ce3">
            <text:p>18/05/2022</text:p>
          </table:table-cell>
          <table:table-cell office:value-type="float" office:value="2500" table:style-name="ce4">
            <text:p>R$ 2.50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Superintendência do Ibama no Estado do Pará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107380/2017-03</text:p>
          </table:table-cell>
          <table:table-cell office:value-type="float" office:value="9362766" table:style-name="ce2">
            <text:p>9362766</text:p>
          </table:table-cell>
          <table:table-cell office:value-type="string" table:style-name="ce1">
            <text:p>913869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. A. O. LOPES</text:p>
          </table:table-cell>
          <table:table-cell office:value-type="string" table:style-name="ce1">
            <text:p>1089472400018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25T00:00:00" table:style-name="ce3">
            <text:p>25/10/2017</text:p>
          </table:table-cell>
          <table:table-cell office:value-type="date" office:date-value="2017-10-26T00:00:00" table:style-name="ce3">
            <text:p>26/10/2017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6-07T00:00:00" table:style-name="ce3">
            <text:p>07/06/2022</text:p>
          </table:table-cell>
          <table:table-cell office:value-type="float" office:value="2500" table:style-name="ce4">
            <text:p>R$ 2.50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Superintendência do Ibama no Estado do Pará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107395/2017-63</text:p>
          </table:table-cell>
          <table:table-cell office:value-type="float" office:value="9362797" table:style-name="ce2">
            <text:p>9362797</text:p>
          </table:table-cell>
          <table:table-cell office:value-type="string" table:style-name="ce1">
            <text:p>913863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NOTRIAL PRODUÇÃO DE CARVÃO VEGETAL LTDA</text:p>
          </table:table-cell>
          <table:table-cell office:value-type="string" table:style-name="ce1">
            <text:p>09377786000135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25T00:00:00" table:style-name="ce3">
            <text:p>25/10/2017</text:p>
          </table:table-cell>
          <table:table-cell office:value-type="date" office:date-value="2017-10-26T00:00:00" table:style-name="ce3">
            <text:p>26/10/2017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5-29T00:00:00" table:style-name="ce3">
            <text:p>29/05/2022</text:p>
          </table:table-cell>
          <table:table-cell office:value-type="float" office:value="2500" table:style-name="ce4">
            <text:p>R$ 2.50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Superintendência do Ibama no Estado do Pará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107402/2017-27</text:p>
          </table:table-cell>
          <table:table-cell office:value-type="float" office:value="9362825" table:style-name="ce2">
            <text:p>9362825</text:p>
          </table:table-cell>
          <table:table-cell office:value-type="string" table:style-name="ce1">
            <text:p>91385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DEIREIRA NOVA ESPERANÇA LTDA - ME</text:p>
          </table:table-cell>
          <table:table-cell office:value-type="string" table:style-name="ce1">
            <text:p>1073630600016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25T00:00:00" table:style-name="ce3">
            <text:p>25/10/2017</text:p>
          </table:table-cell>
          <table:table-cell office:value-type="date" office:date-value="2017-10-26T00:00:00" table:style-name="ce3">
            <text:p>26/10/2017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5-30T00:00:00" table:style-name="ce3">
            <text:p>30/05/2022</text:p>
          </table:table-cell>
          <table:table-cell office:value-type="float" office:value="2500" table:style-name="ce4">
            <text:p>R$ 2.50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Superintendência do Ibama no Estado do Pará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107405/2017-61</text:p>
          </table:table-cell>
          <table:table-cell office:value-type="float" office:value="9362820" table:style-name="ce2">
            <text:p>9362820</text:p>
          </table:table-cell>
          <table:table-cell office:value-type="string" table:style-name="ce1">
            <text:p>919522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OMERCIAL ITAQUI LTDA</text:p>
          </table:table-cell>
          <table:table-cell office:value-type="string" table:style-name="ce1">
            <text:p>1057643600018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25T00:00:00" table:style-name="ce3">
            <text:p>25/10/2017</text:p>
          </table:table-cell>
          <table:table-cell office:value-type="date" office:date-value="2017-10-26T00:00:00" table:style-name="ce3">
            <text:p>26/10/2017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5-15T00:00:00" table:style-name="ce3">
            <text:p>15/05/2022</text:p>
          </table:table-cell>
          <table:table-cell office:value-type="float" office:value="2500" table:style-name="ce4">
            <text:p>R$ 2.50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Superintendência do Ibama no Estado do Pará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8.107416/2017-41</text:p>
          </table:table-cell>
          <table:table-cell office:value-type="float" office:value="9359475" table:style-name="ce2">
            <text:p>9359475</text:p>
          </table:table-cell>
          <table:table-cell office:value-type="string" table:style-name="ce1">
            <text:p>916574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DECISA COMÉRCIO DE MATERIAIS DE CONSTRUÇÃO LTDA ME</text:p>
          </table:table-cell>
          <table:table-cell office:value-type="string" table:style-name="ce1">
            <text:p>07367049000126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20T00:00:00" table:style-name="ce3">
            <text:p>20/10/2017</text:p>
          </table:table-cell>
          <table:table-cell office:value-type="date" office:date-value="2017-10-20T00:00:00" table:style-name="ce3">
            <text:p>20/10/2017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5-30T00:00:00" table:style-name="ce3">
            <text:p>30/05/2022</text:p>
          </table:table-cell>
          <table:table-cell office:value-type="float" office:value="4500" table:style-name="ce4">
            <text:p>R$ 4.50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Superintendência do Ibama no Estado do Pará</text:p>
          </table:table-cell>
          <table:table-cell office:value-type="string" table:style-name="ce1">
            <text:p>NÚCLEO DE FISCALIZAÇÃO - PA</text:p>
          </table:table-cell>
          <table:table-cell office:value-type="string" table:style-name="ce1">
            <text:p>PA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9.000021/2017-16</text:p>
          </table:table-cell>
          <table:table-cell office:value-type="float" office:value="8445200" table:style-name="ce2">
            <text:p>8445200</text:p>
          </table:table-cell>
          <table:table-cell office:value-type="string" table:style-name="ce1">
            <text:p>905134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indomar Ferreira de Souza</text:p>
          </table:table-cell>
          <table:table-cell office:value-type="string" table:style-name="ce1">
            <text:p>7339613323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6-11-09T00:00:00" table:style-name="ce3">
            <text:p>09/11/2016</text:p>
          </table:table-cell>
          <table:table-cell office:value-type="date" office:date-value="2016-12-21T00:00:00" table:style-name="ce3">
            <text:p>21/12/2016</text:p>
          </table:table-cell>
          <table:table-cell office:value-type="date" office:date-value="2019-05-29T00:00:00" table:style-name="ce3">
            <text:p>29/05/2019</text:p>
          </table:table-cell>
          <table:table-cell office:value-type="date" office:date-value="2022-05-29T00:00:00" table:style-name="ce3">
            <text:p>29/05/2022</text:p>
          </table:table-cell>
          <table:table-cell office:value-type="float" office:value="55000" table:style-name="ce4">
            <text:p>R$ 55.000,0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10-14T00:00:00" table:style-name="ce3">
            <text:p>14/10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9.000314/2015-23</text:p>
          </table:table-cell>
          <table:table-cell office:value-type="float" office:value="7256188" table:style-name="ce2">
            <text:p>7256188</text:p>
          </table:table-cell>
          <table:table-cell office:value-type="string" table:style-name="ce1">
            <text:p>909577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GUSTAVO OLIVEIRA DA SILVA</text:p>
          </table:table-cell>
          <table:table-cell office:value-type="string" table:style-name="ce1">
            <text:p>9319959749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o recurso</text:p>
          </table:table-cell>
          <table:table-cell office:value-type="date" office:date-value="2015-02-27T00:00:00" table:style-name="ce3">
            <text:p>27/02/2015</text:p>
          </table:table-cell>
          <table:table-cell office:value-type="date" office:date-value="2016-05-11T00:00:00" table:style-name="ce3">
            <text:p>11/05/2016</text:p>
          </table:table-cell>
          <table:table-cell office:value-type="date" office:date-value="2019-05-22T00:00:00" table:style-name="ce3">
            <text:p>22/05/2019</text:p>
          </table:table-cell>
          <table:table-cell office:value-type="date" office:date-value="2022-05-22T00:00:00" table:style-name="ce3">
            <text:p>22/05/2022</text:p>
          </table:table-cell>
          <table:table-cell office:value-type="float" office:value="15000" table:style-name="ce4">
            <text:p>R$ 15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NUIP SEDE</text:p>
          </table:table-cell>
          <table:table-cell office:value-type="string" table:style-name="ce1">
            <text:p>SERVIÇO DE COBRANÇA ADMINISTRATIVA DE TAXAS E AUTOS DE INFRAÇÃO</text:p>
          </table:table-cell>
          <table:table-cell office:value-type="string" table:style-name="ce1">
            <text:p>-</text:p>
          </table:table-cell>
          <table:table-cell office:value-type="date" office:date-value="2019-12-30T00:00:00" table:style-name="ce3">
            <text:p>30/1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9.000422/2015-04</text:p>
          </table:table-cell>
          <table:table-cell office:value-type="float" office:value="7353255" table:style-name="ce2">
            <text:p>7353255</text:p>
          </table:table-cell>
          <table:table-cell office:value-type="string" table:style-name="ce1">
            <text:p>904943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osselino Jorge dos Santos</text:p>
          </table:table-cell>
          <table:table-cell office:value-type="string" table:style-name="ce1">
            <text:p>1744072647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o recurso</text:p>
          </table:table-cell>
          <table:table-cell office:value-type="date" office:date-value="2015-03-30T00:00:00" table:style-name="ce3">
            <text:p>30/03/2015</text:p>
          </table:table-cell>
          <table:table-cell office:value-type="date" office:date-value="2016-12-12T00:00:00" table:style-name="ce3">
            <text:p>12/12/2016</text:p>
          </table:table-cell>
          <table:table-cell office:value-type="date" office:date-value="2019-01-22T00:00:00" table:style-name="ce3">
            <text:p>22/01/2019</text:p>
          </table:table-cell>
          <table:table-cell office:value-type="date" office:date-value="2022-01-22T00:00:00" table:style-name="ce3">
            <text:p>22/01/2022</text:p>
          </table:table-cell>
          <table:table-cell office:value-type="float" office:value="5000" table:style-name="ce4">
            <text:p>R$ 5.000,00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Superintendência do Ibama no Estado de Pernambuco</text:p>
          </table:table-cell>
          <table:table-cell office:value-type="string" table:style-name="ce1">
            <text:p>NÚCLEO DE BIODIVERSIDADE E FLORESTAS - PE</text:p>
          </table:table-cell>
          <table:table-cell office:value-type="string" table:style-name="ce1">
            <text:p>PE</text:p>
          </table:table-cell>
          <table:table-cell office:value-type="date" office:date-value="2019-01-23T00:00:00" table:style-name="ce3">
            <text:p>23/01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9.000621/2016-95</text:p>
          </table:table-cell>
          <table:table-cell office:value-type="float" office:value="8125766" table:style-name="ce2">
            <text:p>8125766</text:p>
          </table:table-cell>
          <table:table-cell office:value-type="string" table:style-name="ce1">
            <text:p>708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ANDRO ALMEIDA DE OLIVEIRA</text:p>
          </table:table-cell>
          <table:table-cell office:value-type="string" table:style-name="ce1">
            <text:p>4923727640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6-03-17T00:00:00" table:style-name="ce3">
            <text:p>17/03/2016</text:p>
          </table:table-cell>
          <table:table-cell office:value-type="date" office:date-value="2017-02-03T00:00:00" table:style-name="ce3">
            <text:p>03/02/2017</text:p>
          </table:table-cell>
          <table:table-cell office:value-type="date" office:date-value="2019-01-10T00:00:00" table:style-name="ce3">
            <text:p>10/01/2019</text:p>
          </table:table-cell>
          <table:table-cell office:value-type="date" office:date-value="2022-01-10T00:00:00" table:style-name="ce3">
            <text:p>10/01/2022</text:p>
          </table:table-cell>
          <table:table-cell office:value-type="float" office:value="12000" table:style-name="ce4">
            <text:p>R$ 12.000,00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Superintendência do Ibama no Estado de Pernambuco</text:p>
          </table:table-cell>
          <table:table-cell office:value-type="string" table:style-name="ce1">
            <text:p>NÚCLEO DE FISCALIZAÇÃO - PE</text:p>
          </table:table-cell>
          <table:table-cell office:value-type="string" table:style-name="ce1">
            <text:p>PE</text:p>
          </table:table-cell>
          <table:table-cell office:value-type="date" office:date-value="2019-01-11T00:00:00" table:style-name="ce3">
            <text:p>11/01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9.000973/2014-89</text:p>
          </table:table-cell>
          <table:table-cell office:value-type="float" office:value="6559493" table:style-name="ce2">
            <text:p>6559493</text:p>
          </table:table-cell>
          <table:table-cell office:value-type="string" table:style-name="ce1">
            <text:p>90516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UAN EMPREENDIMENTOS LTDA.</text:p>
          </table:table-cell>
          <table:table-cell office:value-type="string" table:style-name="ce1">
            <text:p>0319616700016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4-09-08T00:00:00" table:style-name="ce3">
            <text:p>08/09/2014</text:p>
          </table:table-cell>
          <table:table-cell office:value-type="date" office:date-value="2014-09-08T00:00:00" table:style-name="ce3">
            <text:p>08/09/2014</text:p>
          </table:table-cell>
          <table:table-cell office:value-type="date" office:date-value="2019-02-05T00:00:00" table:style-name="ce3">
            <text:p>05/02/2019</text:p>
          </table:table-cell>
          <table:table-cell office:value-type="date" office:date-value="2022-02-05T00:00:00" table:style-name="ce3">
            <text:p>05/02/2022</text:p>
          </table:table-cell>
          <table:table-cell office:value-type="float" office:value="11000" table:style-name="ce4">
            <text:p>R$ 11.000,00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Superintendência do Ibama no Estado de Pernambuco</text:p>
          </table:table-cell>
          <table:table-cell office:value-type="string" table:style-name="ce1">
            <text:p>NÚCLEO DE FISCALIZAÇÃO - PE</text:p>
          </table:table-cell>
          <table:table-cell office:value-type="string" table:style-name="ce1">
            <text:p>PE</text:p>
          </table:table-cell>
          <table:table-cell office:value-type="date" office:date-value="2022-01-18T00:00:00" table:style-name="ce3">
            <text:p>18/01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9.001128/2018-54</text:p>
          </table:table-cell>
          <table:table-cell office:value-type="float" office:value="9748022" table:style-name="ce2">
            <text:p>9748022</text:p>
          </table:table-cell>
          <table:table-cell office:value-type="string" table:style-name="ce1">
            <text:p>913858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GERALDO BANDEIRA</text:p>
          </table:table-cell>
          <table:table-cell office:value-type="string" table:style-name="ce1">
            <text:p>0000000000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3-19T00:00:00" table:style-name="ce3">
            <text:p>19/03/2018</text:p>
          </table:table-cell>
          <table:table-cell office:value-type="date" office:date-value="2018-03-28T00:00:00" table:style-name="ce3">
            <text:p>28/03/2018</text:p>
          </table:table-cell>
          <table:table-cell office:value-type="date" office:date-value="2019-01-03T00:00:00" table:style-name="ce3">
            <text:p>03/01/2019</text:p>
          </table:table-cell>
          <table:table-cell office:value-type="date" office:date-value="2022-01-03T00:00:00" table:style-name="ce3">
            <text:p>03/01/2022</text:p>
          </table:table-cell>
          <table:table-cell office:value-type="float" office:value="840" table:style-name="ce4">
            <text:p>R$ 840,00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Superintendência do Ibama no Estado de Pernambuco</text:p>
          </table:table-cell>
          <table:table-cell office:value-type="string" table:style-name="ce1">
            <text:p>NÚCLEO DE FISCALIZAÇÃO - PE</text:p>
          </table:table-cell>
          <table:table-cell office:value-type="string" table:style-name="ce1">
            <text:p>PE</text:p>
          </table:table-cell>
          <table:table-cell office:value-type="date" office:date-value="2019-04-08T00:00:00" table:style-name="ce3">
            <text:p>08/04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9.001137/2014-11</text:p>
          </table:table-cell>
          <table:table-cell office:value-type="float" office:value="6581836" table:style-name="ce2">
            <text:p>6581836</text:p>
          </table:table-cell>
          <table:table-cell office:value-type="string" table:style-name="ce1">
            <text:p>904968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OSÉ ANTONIO DE JESUS EVANGELISTA</text:p>
          </table:table-cell>
          <table:table-cell office:value-type="string" table:style-name="ce1">
            <text:p>0930116054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4-10-02T00:00:00" table:style-name="ce3">
            <text:p>02/10/2014</text:p>
          </table:table-cell>
          <table:table-cell office:value-type="date" office:date-value="2014-10-02T00:00:00" table:style-name="ce3">
            <text:p>02/10/2014</text:p>
          </table:table-cell>
          <table:table-cell office:value-type="date" office:date-value="2019-04-09T00:00:00" table:style-name="ce3">
            <text:p>09/04/2019</text:p>
          </table:table-cell>
          <table:table-cell office:value-type="date" office:date-value="2022-04-09T00:00:00" table:style-name="ce3">
            <text:p>09/04/2022</text:p>
          </table:table-cell>
          <table:table-cell office:value-type="float" office:value="2000" table:style-name="ce4">
            <text:p>R$ 2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1-10-25T00:00:00" table:style-name="ce3">
            <text:p>25/10/2021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9.001158/2016-07</text:p>
          </table:table-cell>
          <table:table-cell office:value-type="float" office:value="8361154" table:style-name="ce2">
            <text:p>8361154</text:p>
          </table:table-cell>
          <table:table-cell office:value-type="string" table:style-name="ce1">
            <text:p>975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PETRO JOQUEI COMBUSTIVEL LTDA</text:p>
          </table:table-cell>
          <table:table-cell office:value-type="string" table:style-name="ce1">
            <text:p>0781535200014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I notif. via edital, p/aleg. finais</text:p>
          </table:table-cell>
          <table:table-cell office:value-type="date" office:date-value="2016-07-01T00:00:00" table:style-name="ce3">
            <text:p>01/07/2016</text:p>
          </table:table-cell>
          <table:table-cell office:value-type="date" office:date-value="2017-02-13T00:00:00" table:style-name="ce3">
            <text:p>13/02/2017</text:p>
          </table:table-cell>
          <table:table-cell office:value-type="date" office:date-value="2019-03-07T00:00:00" table:style-name="ce3">
            <text:p>07/03/2019</text:p>
          </table:table-cell>
          <table:table-cell office:value-type="date" office:date-value="2022-03-07T00:00:00" table:style-name="ce3">
            <text:p>07/03/2022</text:p>
          </table:table-cell>
          <table:table-cell office:value-type="float" office:value="5500" table:style-name="ce4">
            <text:p>R$ 5.500,00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Superintendência do Ibama no Estado de Pernambuco</text:p>
          </table:table-cell>
          <table:table-cell office:value-type="string" table:style-name="ce1">
            <text:p>NÚCLEO DE FISCALIZAÇÃO - PE</text:p>
          </table:table-cell>
          <table:table-cell office:value-type="string" table:style-name="ce1">
            <text:p>PE</text:p>
          </table:table-cell>
          <table:table-cell office:value-type="date" office:date-value="2019-04-03T00:00:00" table:style-name="ce3">
            <text:p>03/04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9.001664/2016-98</text:p>
          </table:table-cell>
          <table:table-cell office:value-type="float" office:value="8400969" table:style-name="ce2">
            <text:p>8400969</text:p>
          </table:table-cell>
          <table:table-cell office:value-type="string" table:style-name="ce1">
            <text:p>904949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osé Genilson da Silva</text:p>
          </table:table-cell>
          <table:table-cell office:value-type="string" table:style-name="ce1">
            <text:p>0872477142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6-12-01T00:00:00" table:style-name="ce3">
            <text:p>01/12/2016</text:p>
          </table:table-cell>
          <table:table-cell office:value-type="date" office:date-value="2018-11-07T00:00:00" table:style-name="ce3">
            <text:p>07/11/2018</text:p>
          </table:table-cell>
          <table:table-cell office:value-type="date" office:date-value="2022-05-18T00:00:00" table:style-name="ce3">
            <text:p>18/05/2022</text:p>
          </table:table-cell>
          <table:table-cell office:value-type="date" office:date-value="2022-05-08T00:00:00" table:style-name="ce3">
            <text:p>08/05/2022</text:p>
          </table:table-cell>
          <table:table-cell office:value-type="float" office:value="4950" table:style-name="ce4">
            <text:p>R$ 4.950,00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Superintendência do Ibama no Estado de Pernambuco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9.001708/2019-22</text:p>
          </table:table-cell>
          <table:table-cell office:value-type="float" office:value="11218997" table:style-name="ce2">
            <text:p>11218997</text:p>
          </table:table-cell>
          <table:table-cell office:value-type="string" table:style-name="ce1">
            <text:p>916898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OSE EDUARDO DE ALMEIDA LOPES</text:p>
          </table:table-cell>
          <table:table-cell office:value-type="string" table:style-name="ce1">
            <text:p>7114197942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9-05-04T00:00:00" table:style-name="ce3">
            <text:p>04/05/2019</text:p>
          </table:table-cell>
          <table:table-cell office:value-type="date" office:date-value="2019-05-07T00:00:00" table:style-name="ce3">
            <text:p>07/05/2019</text:p>
          </table:table-cell>
          <table:table-cell office:value-type="date" office:date-value="2022-05-18T00:00:00" table:style-name="ce3">
            <text:p>18/05/2022</text:p>
          </table:table-cell>
          <table:table-cell office:value-type="date" office:date-value="2022-05-09T00:00:00" table:style-name="ce3">
            <text:p>09/05/2022</text:p>
          </table:table-cell>
          <table:table-cell office:value-type="float" office:value="4500" table:style-name="ce4">
            <text:p>R$ 4.500,00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Superintendência do Ibama no Estado de Pernambuco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9.100184/2017-90</text:p>
          </table:table-cell>
          <table:table-cell office:value-type="float" office:value="9216439" table:style-name="ce2">
            <text:p>9216439</text:p>
          </table:table-cell>
          <table:table-cell office:value-type="string" table:style-name="ce1">
            <text:p>909607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ILTON OXIGENIO INDUSTRIAL E MEDICINAL LTDA</text:p>
          </table:table-cell>
          <table:table-cell office:value-type="string" table:style-name="ce1">
            <text:p>4106826300011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I notif. via edital, p/aleg. finais</text:p>
          </table:table-cell>
          <table:table-cell office:value-type="date" office:date-value="2017-03-29T00:00:00" table:style-name="ce3">
            <text:p>29/03/2017</text:p>
          </table:table-cell>
          <table:table-cell office:value-type="date" office:date-value="2017-09-27T00:00:00" table:style-name="ce3">
            <text:p>27/09/2017</text:p>
          </table:table-cell>
          <table:table-cell office:value-type="date" office:date-value="2022-05-18T00:00:00" table:style-name="ce3">
            <text:p>18/05/2022</text:p>
          </table:table-cell>
          <table:table-cell office:value-type="date" office:date-value="2022-04-11T00:00:00" table:style-name="ce3">
            <text:p>11/04/2022</text:p>
          </table:table-cell>
          <table:table-cell office:value-type="float" office:value="2500" table:style-name="ce4">
            <text:p>R$ 2.500,00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Superintendência do Ibama no Estado de Pernambuco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9.102133/2017-01</text:p>
          </table:table-cell>
          <table:table-cell office:value-type="float" office:value="9343886" table:style-name="ce2">
            <text:p>9343886</text:p>
          </table:table-cell>
          <table:table-cell office:value-type="string" table:style-name="ce1">
            <text:p>917345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ESO OCEANICA SERVIÇOS DE EMBARCAÇÕES LTDA - ME</text:p>
          </table:table-cell>
          <table:table-cell office:value-type="string" table:style-name="ce1">
            <text:p>1396674500015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o rec. de ofício</text:p>
          </table:table-cell>
          <table:table-cell office:value-type="date" office:date-value="2017-09-28T00:00:00" table:style-name="ce3">
            <text:p>28/09/2017</text:p>
          </table:table-cell>
          <table:table-cell office:value-type="date" office:date-value="2018-08-03T00:00:00" table:style-name="ce3">
            <text:p>03/08/2018</text:p>
          </table:table-cell>
          <table:table-cell office:value-type="date" office:date-value="2019-02-05T00:00:00" table:style-name="ce3">
            <text:p>05/02/2019</text:p>
          </table:table-cell>
          <table:table-cell office:value-type="date" office:date-value="2022-02-05T00:00:00" table:style-name="ce3">
            <text:p>05/02/2022</text:p>
          </table:table-cell>
          <table:table-cell office:value-type="float" office:value="300000" table:style-name="ce4">
            <text:p>R$ 300.000,00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Superintendência do Ibama no Estado de Pernambuco</text:p>
          </table:table-cell>
          <table:table-cell office:value-type="string" table:style-name="ce1">
            <text:p>DIVISÃO TÉCNICO-AMBIENTAL - PE</text:p>
          </table:table-cell>
          <table:table-cell office:value-type="string" table:style-name="ce1">
            <text:p>PE</text:p>
          </table:table-cell>
          <table:table-cell office:value-type="date" office:date-value="2021-07-28T00:00:00" table:style-name="ce3">
            <text:p>28/07/2021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19.102864/2017-48</text:p>
          </table:table-cell>
          <table:table-cell office:value-type="float" office:value="9385976" table:style-name="ce2">
            <text:p>9385976</text:p>
          </table:table-cell>
          <table:table-cell office:value-type="string" table:style-name="ce1">
            <text:p>917378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LEX DE OLIVEIRA DA COSTA</text:p>
          </table:table-cell>
          <table:table-cell office:value-type="string" table:style-name="ce1">
            <text:p>0916249646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1-17T00:00:00" table:style-name="ce3">
            <text:p>17/11/2017</text:p>
          </table:table-cell>
          <table:table-cell office:value-type="date" office:date-value="2017-12-06T00:00:00" table:style-name="ce3">
            <text:p>06/12/2017</text:p>
          </table:table-cell>
          <table:table-cell office:value-type="date" office:date-value="2022-05-18T00:00:00" table:style-name="ce3">
            <text:p>18/05/2022</text:p>
          </table:table-cell>
          <table:table-cell office:value-type="date" office:date-value="2022-05-13T00:00:00" table:style-name="ce3">
            <text:p>13/05/2022</text:p>
          </table:table-cell>
          <table:table-cell office:value-type="float" office:value="124000" table:style-name="ce4">
            <text:p>R$ 124.000,00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Superintendência do Ibama no Estado de Pernambuco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0.101033/2017-10</text:p>
          </table:table-cell>
          <table:table-cell office:value-type="float" office:value="9321624" table:style-name="ce2">
            <text:p>9321624</text:p>
          </table:table-cell>
          <table:table-cell office:value-type="string" table:style-name="ce1">
            <text:p>907068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EONILDA FERNANDES QUEIROZ</text:p>
          </table:table-cell>
          <table:table-cell office:value-type="string" table:style-name="ce1">
            <text:p>0011565200017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8-24T00:00:00" table:style-name="ce3">
            <text:p>24/08/2017</text:p>
          </table:table-cell>
          <table:table-cell office:value-type="date" office:date-value="2017-08-24T00:00:00" table:style-name="ce3">
            <text:p>24/08/2017</text:p>
          </table:table-cell>
          <table:table-cell office:value-type="date" office:date-value="2019-01-07T00:00:00" table:style-name="ce3">
            <text:p>07/01/2019</text:p>
          </table:table-cell>
          <table:table-cell office:value-type="date" office:date-value="2022-01-07T00:00:00" table:style-name="ce3">
            <text:p>07/01/2022</text:p>
          </table:table-cell>
          <table:table-cell office:value-type="float" office:value="1000" table:style-name="ce4">
            <text:p>R$ 1.000,00</text:p>
          </table:table-cell>
          <table:table-cell office:value-type="string" table:style-name="ce1">
            <text:p>PI</text:p>
          </table:table-cell>
          <table:table-cell office:value-type="string" table:style-name="ce1">
            <text:p>Superintendência do Ibama no Estado do Piaui</text:p>
          </table:table-cell>
          <table:table-cell office:value-type="string" table:style-name="ce1">
            <text:p>NÚCLEO DE COMUNICAÇÃO ADMINISTRATIVA (PROTOCOLO, ARQUIVO E SERVIÇOS GERAIS) - PI</text:p>
          </table:table-cell>
          <table:table-cell office:value-type="string" table:style-name="ce1">
            <text:p>PI</text:p>
          </table:table-cell>
          <table:table-cell office:value-type="date" office:date-value="2019-01-24T00:00:00" table:style-name="ce3">
            <text:p>24/01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1.000244/2016-45</text:p>
          </table:table-cell>
          <table:table-cell office:value-type="float" office:value="7571162" table:style-name="ce2">
            <text:p>7571162</text:p>
          </table:table-cell>
          <table:table-cell office:value-type="string" table:style-name="ce1">
            <text:p>904619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RCIO ROBERTO ANTUNES DE SOUSA</text:p>
          </table:table-cell>
          <table:table-cell office:value-type="string" table:style-name="ce1">
            <text:p>0570051169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ara nova homologação</text:p>
          </table:table-cell>
          <table:table-cell office:value-type="date" office:date-value="2015-11-30T00:00:00" table:style-name="ce3">
            <text:p>30/11/2015</text:p>
          </table:table-cell>
          <table:table-cell office:value-type="date" office:date-value="2016-04-20T00:00:00" table:style-name="ce3">
            <text:p>20/04/2016</text:p>
          </table:table-cell>
          <table:table-cell office:value-type="date" office:date-value="2019-01-29T00:00:00" table:style-name="ce3">
            <text:p>29/01/2019</text:p>
          </table:table-cell>
          <table:table-cell office:value-type="date" office:date-value="2022-01-29T00:00:00" table:style-name="ce3">
            <text:p>29/01/2022</text:p>
          </table:table-cell>
          <table:table-cell office:value-type="float" office:value="340000" table:style-name="ce4">
            <text:p>R$ 340.00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Gerência Executiva do Ibama em Santarém/PA</text:p>
          </table:table-cell>
          <table:table-cell office:value-type="string" table:style-name="ce1">
            <text:p>SERVIÇO DE APOIO AMBIENTAL EM SANTARÉM - PA</text:p>
          </table:table-cell>
          <table:table-cell office:value-type="string" table:style-name="ce1">
            <text:p>PA</text:p>
          </table:table-cell>
          <table:table-cell office:value-type="date" office:date-value="2019-01-29T00:00:00" table:style-name="ce3">
            <text:p>29/01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1.000783/2013-31</text:p>
          </table:table-cell>
          <table:table-cell office:value-type="float" office:value="5567908" table:style-name="ce2">
            <text:p>5567908</text:p>
          </table:table-cell>
          <table:table-cell office:value-type="string" table:style-name="ce1">
            <text:p>59865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EBASTIAO BEVENUTO TAVARES</text:p>
          </table:table-cell>
          <table:table-cell office:value-type="string" table:style-name="ce1">
            <text:p>32239807415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Indef. parcto extra jud.</text:p>
          </table:table-cell>
          <table:table-cell office:value-type="date" office:date-value="2013-09-04T00:00:00" table:style-name="ce3">
            <text:p>04/09/2013</text:p>
          </table:table-cell>
          <table:table-cell office:value-type="date" office:date-value="2016-04-20T00:00:00" table:style-name="ce3">
            <text:p>20/04/2016</text:p>
          </table:table-cell>
          <table:table-cell office:value-type="date" office:date-value="2019-03-20T00:00:00" table:style-name="ce3">
            <text:p>20/03/2019</text:p>
          </table:table-cell>
          <table:table-cell office:value-type="date" office:date-value="2022-03-20T00:00:00" table:style-name="ce3">
            <text:p>20/03/2022</text:p>
          </table:table-cell>
          <table:table-cell office:value-type="float" office:value="28500" table:style-name="ce4">
            <text:p>R$ 28.500,00</text:p>
          </table:table-cell>
          <table:table-cell office:value-type="string" table:style-name="ce1">
            <text:p>RN</text:p>
          </table:table-cell>
          <table:table-cell office:value-type="string" table:style-name="ce1">
            <text:p>Superintendência do Ibama no Estado do Rio Grande do Norte</text:p>
          </table:table-cell>
          <table:table-cell office:value-type="string" table:style-name="ce1">
            <text:p>SUPERINTENDÊNCIA DO IBAMA NO ESTADO DO RIO GRANDE DO NORTE</text:p>
          </table:table-cell>
          <table:table-cell office:value-type="string" table:style-name="ce1">
            <text:p>RN</text:p>
          </table:table-cell>
          <table:table-cell office:value-type="date" office:date-value="2019-03-20T00:00:00" table:style-name="ce3">
            <text:p>20/03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1.001093/2012-19</text:p>
          </table:table-cell>
          <table:table-cell office:value-type="float" office:value="4684379" table:style-name="ce2">
            <text:p>4684379</text:p>
          </table:table-cell>
          <table:table-cell office:value-type="string" table:style-name="ce1">
            <text:p>72178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OAO BATISTA CASADO</text:p>
          </table:table-cell>
          <table:table-cell office:value-type="string" table:style-name="ce1">
            <text:p>02681319706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Edital publicado</text:p>
          </table:table-cell>
          <table:table-cell office:value-type="date" office:date-value="2012-07-26T00:00:00" table:style-name="ce3">
            <text:p>26/07/2012</text:p>
          </table:table-cell>
          <table:table-cell office:value-type="date" office:date-value="2018-06-19T00:00:00" table:style-name="ce3">
            <text:p>19/06/2018</text:p>
          </table:table-cell>
          <table:table-cell office:value-type="date" office:date-value="2019-04-03T00:00:00" table:style-name="ce3">
            <text:p>03/04/2019</text:p>
          </table:table-cell>
          <table:table-cell office:value-type="date" office:date-value="2022-04-03T00:00:00" table:style-name="ce3">
            <text:p>03/04/2022</text:p>
          </table:table-cell>
          <table:table-cell office:value-type="float" office:value="4500" table:style-name="ce4">
            <text:p>R$ 4.500,00</text:p>
          </table:table-cell>
          <table:table-cell office:value-type="string" table:style-name="ce1">
            <text:p>RN</text:p>
          </table:table-cell>
          <table:table-cell office:value-type="string" table:style-name="ce1">
            <text:p>Superintendência do Ibama no Estado do Rio Grande do Norte</text:p>
          </table:table-cell>
          <table:table-cell office:value-type="string" table:style-name="ce1">
            <text:p>NÚCLEO DE ARRECADAÇÃO - RN</text:p>
          </table:table-cell>
          <table:table-cell office:value-type="string" table:style-name="ce1">
            <text:p>RN</text:p>
          </table:table-cell>
          <table:table-cell office:value-type="date" office:date-value="2021-01-21T00:00:00" table:style-name="ce3">
            <text:p>21/01/2021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1.001532/2012-93</text:p>
          </table:table-cell>
          <table:table-cell office:value-type="float" office:value="4810162" table:style-name="ce2">
            <text:p>4810162</text:p>
          </table:table-cell>
          <table:table-cell office:value-type="string" table:style-name="ce1">
            <text:p>698847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ARLOS ANDRE DOS SANTOS</text:p>
          </table:table-cell>
          <table:table-cell office:value-type="string" table:style-name="ce1">
            <text:p>01032108495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2-12-09T00:00:00" table:style-name="ce3">
            <text:p>09/12/2012</text:p>
          </table:table-cell>
          <table:table-cell office:value-type="date" office:date-value="2016-09-23T00:00:00" table:style-name="ce3">
            <text:p>23/09/2016</text:p>
          </table:table-cell>
          <table:table-cell office:value-type="date" office:date-value="2022-04-12T00:00:00" table:style-name="ce3">
            <text:p>12/04/2022</text:p>
          </table:table-cell>
          <table:table-cell office:value-type="date" office:date-value="2022-04-09T00:00:00" table:style-name="ce3">
            <text:p>09/04/2022</text:p>
          </table:table-cell>
          <table:table-cell office:value-type="float" office:value="44000" table:style-name="ce4">
            <text:p>R$ 44.000,00</text:p>
          </table:table-cell>
          <table:table-cell office:value-type="string" table:style-name="ce1">
            <text:p>RN</text:p>
          </table:table-cell>
          <table:table-cell office:value-type="string" table:style-name="ce1">
            <text:p>Superintendência do Ibama no Estado do Rio Grande do Norte</text:p>
          </table:table-cell>
          <table:table-cell office:value-type="string" table:style-name="ce1">
            <text:p>NÚCLEO DE FISCALIZAÇÃO - RN</text:p>
          </table:table-cell>
          <table:table-cell office:value-type="string" table:style-name="ce1">
            <text:p>RN</text:p>
          </table:table-cell>
          <table:table-cell office:value-type="date" office:date-value="2022-04-27T00:00:00" table:style-name="ce3">
            <text:p>27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2.000106/2016-56</text:p>
          </table:table-cell>
          <table:table-cell office:value-type="float" office:value="7982596" table:style-name="ce2">
            <text:p>7982596</text:p>
          </table:table-cell>
          <table:table-cell office:value-type="string" table:style-name="ce1">
            <text:p>905008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CHINING PARTS MECANICA LTDA</text:p>
          </table:table-cell>
          <table:table-cell office:value-type="string" table:style-name="ce1">
            <text:p>0014135500010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5-12-30T00:00:00" table:style-name="ce3">
            <text:p>30/12/2015</text:p>
          </table:table-cell>
          <table:table-cell office:value-type="date" office:date-value="2017-06-21T00:00:00" table:style-name="ce3">
            <text:p>21/06/2017</text:p>
          </table:table-cell>
          <table:table-cell office:value-type="date" office:date-value="2019-01-22T00:00:00" table:style-name="ce3">
            <text:p>22/01/2019</text:p>
          </table:table-cell>
          <table:table-cell office:value-type="date" office:date-value="2022-01-22T00:00:00" table:style-name="ce3">
            <text:p>22/01/2022</text:p>
          </table:table-cell>
          <table:table-cell office:value-type="float" office:value="2200" table:style-name="ce4">
            <text:p>R$ 2.200,00</text:p>
          </table:table-cell>
          <table:table-cell office:value-type="string" table:style-name="ce1">
            <text:p>RJ</text:p>
          </table:table-cell>
          <table:table-cell office:value-type="string" table:style-name="ce1">
            <text:p>Superintendência do Ibama no Estado do Rio de Janeiro</text:p>
          </table:table-cell>
          <table:table-cell office:value-type="string" table:style-name="ce1">
            <text:p>NÚCLEO DE ARRECADAÇÃO - RJ</text:p>
          </table:table-cell>
          <table:table-cell office:value-type="string" table:style-name="ce1">
            <text:p>RJ</text:p>
          </table:table-cell>
          <table:table-cell office:value-type="date" office:date-value="2020-01-24T00:00:00" table:style-name="ce3">
            <text:p>24/01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2.000190/2014-46</text:p>
          </table:table-cell>
          <table:table-cell office:value-type="float" office:value="6161038" table:style-name="ce2">
            <text:p>6161038</text:p>
          </table:table-cell>
          <table:table-cell office:value-type="string" table:style-name="ce1">
            <text:p>593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LEXANDRE JOSE GUIMARAES</text:p>
          </table:table-cell>
          <table:table-cell office:value-type="string" table:style-name="ce1">
            <text:p>0008272271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ara nova homologação</text:p>
          </table:table-cell>
          <table:table-cell office:value-type="date" office:date-value="2014-01-23T00:00:00" table:style-name="ce3">
            <text:p>23/01/2014</text:p>
          </table:table-cell>
          <table:table-cell office:value-type="date" office:date-value="2018-05-10T00:00:00" table:style-name="ce3">
            <text:p>10/05/2018</text:p>
          </table:table-cell>
          <table:table-cell office:value-type="date" office:date-value="2019-03-01T00:00:00" table:style-name="ce3">
            <text:p>01/03/2019</text:p>
          </table:table-cell>
          <table:table-cell office:value-type="date" office:date-value="2022-03-01T00:00:00" table:style-name="ce3">
            <text:p>01/03/2022</text:p>
          </table:table-cell>
          <table:table-cell office:value-type="float" office:value="1500" table:style-name="ce4">
            <text:p>R$ 1.500,00</text:p>
          </table:table-cell>
          <table:table-cell office:value-type="string" table:style-name="ce1">
            <text:p>RJ</text:p>
          </table:table-cell>
          <table:table-cell office:value-type="string" table:style-name="ce1">
            <text:p>Superintendência do Ibama no Estado do Rio de Janeiro</text:p>
          </table:table-cell>
          <table:table-cell office:value-type="string" table:style-name="ce1">
            <text:p>NÚCLEO DE FISCALIZAÇÃO - RJ</text:p>
          </table:table-cell>
          <table:table-cell office:value-type="string" table:style-name="ce1">
            <text:p>RJ</text:p>
          </table:table-cell>
          <table:table-cell office:value-type="date" office:date-value="2021-06-02T00:00:00" table:style-name="ce3">
            <text:p>02/06/2021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2.000367/2016-76</text:p>
          </table:table-cell>
          <table:table-cell office:value-type="float" office:value="8171665" table:style-name="ce2">
            <text:p>8171665</text:p>
          </table:table-cell>
          <table:table-cell office:value-type="string" table:style-name="ce1">
            <text:p>9050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LEBER CARDOSO DIAS FILHO</text:p>
          </table:table-cell>
          <table:table-cell office:value-type="string" table:style-name="ce1">
            <text:p>07295128786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6-05-04T00:00:00" table:style-name="ce3">
            <text:p>04/05/2016</text:p>
          </table:table-cell>
          <table:table-cell office:value-type="date" office:date-value="2017-09-18T00:00:00" table:style-name="ce3">
            <text:p>18/09/2017</text:p>
          </table:table-cell>
          <table:table-cell office:value-type="date" office:date-value="2022-04-20T00:00:00" table:style-name="ce3">
            <text:p>20/04/2022</text:p>
          </table:table-cell>
          <table:table-cell office:value-type="date" office:date-value="2022-04-16T00:00:00" table:style-name="ce3">
            <text:p>16/04/2022</text:p>
          </table:table-cell>
          <table:table-cell office:value-type="float" office:value="1000" table:style-name="ce4">
            <text:p>R$ 1.000,00</text:p>
          </table:table-cell>
          <table:table-cell office:value-type="string" table:style-name="ce1">
            <text:p>RJ</text:p>
          </table:table-cell>
          <table:table-cell office:value-type="string" table:style-name="ce1">
            <text:p>Superintendência do Ibama no Estado do Rio de Janeiro</text:p>
          </table:table-cell>
          <table:table-cell office:value-type="string" table:style-name="ce1">
            <text:p>NÚCLEO DE ARRECADAÇÃO - RJ</text:p>
          </table:table-cell>
          <table:table-cell office:value-type="string" table:style-name="ce1">
            <text:p>RJ</text:p>
          </table:table-cell>
          <table:table-cell office:value-type="date" office:date-value="2022-04-20T00:00:00" table:style-name="ce3">
            <text:p>20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2.000438/2004-05</text:p>
          </table:table-cell>
          <table:table-cell office:value-type="float" office:value="330000100083" table:style-name="ce2">
            <text:p>330000100083</text:p>
          </table:table-cell>
          <table:table-cell office:value-type="string" table:style-name="ce1">
            <text:p>35325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NTONIO CARLOS TRANSPORTE MARÍTIMO LTDAANTONIO CARLOS TRANSPORTES MARÍTIMOS LTDA.</text:p>
          </table:table-cell>
          <table:table-cell office:value-type="string" table:style-name="ce1">
            <text:p>3183714900015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ara nova homologação</text:p>
          </table:table-cell>
          <table:table-cell office:value-type="date" office:date-value="2004-01-30T00:00:00" table:style-name="ce3">
            <text:p>30/01/2004</text:p>
          </table:table-cell>
          <table:table-cell office:value-type="date" office:date-value="2016-10-13T00:00:00" table:style-name="ce3">
            <text:p>13/10/2016</text:p>
          </table:table-cell>
          <table:table-cell office:value-type="date" office:date-value="2019-01-18T00:00:00" table:style-name="ce3">
            <text:p>18/01/2019</text:p>
          </table:table-cell>
          <table:table-cell office:value-type="date" office:date-value="2022-01-18T00:00:00" table:style-name="ce3">
            <text:p>18/01/2022</text:p>
          </table:table-cell>
          <table:table-cell office:value-type="float" office:value="6000" table:style-name="ce4">
            <text:p>R$ 6.000,00</text:p>
          </table:table-cell>
          <table:table-cell office:value-type="string" table:style-name="ce1">
            <text:p>RJ</text:p>
          </table:table-cell>
          <table:table-cell office:value-type="string" table:style-name="ce1">
            <text:p>Superintendência do Ibama no Estado do Rio de Janeiro</text:p>
          </table:table-cell>
          <table:table-cell office:value-type="string" table:style-name="ce1">
            <text:p>SUPERINTENDÊNCIA DO IBAMA NO ESTADO DO RIO DE JANEIRO</text:p>
          </table:table-cell>
          <table:table-cell office:value-type="string" table:style-name="ce1">
            <text:p>RJ</text:p>
          </table:table-cell>
          <table:table-cell office:value-type="date" office:date-value="2021-11-30T00:00:00" table:style-name="ce3">
            <text:p>30/11/2021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2.000502/2016-83</text:p>
          </table:table-cell>
          <table:table-cell office:value-type="float" office:value="8364554" table:style-name="ce2">
            <text:p>8364554</text:p>
          </table:table-cell>
          <table:table-cell office:value-type="string" table:style-name="ce1">
            <text:p>704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POSTO PONTAL LTDA</text:p>
          </table:table-cell>
          <table:table-cell office:value-type="string" table:style-name="ce1">
            <text:p>3190611800010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6-06-29T00:00:00" table:style-name="ce3">
            <text:p>29/06/2016</text:p>
          </table:table-cell>
          <table:table-cell office:value-type="date" office:date-value="2017-07-12T00:00:00" table:style-name="ce3">
            <text:p>12/07/2017</text:p>
          </table:table-cell>
          <table:table-cell office:value-type="date" office:date-value="2019-05-15T00:00:00" table:style-name="ce3">
            <text:p>15/05/2019</text:p>
          </table:table-cell>
          <table:table-cell office:value-type="date" office:date-value="2022-05-15T00:00:00" table:style-name="ce3">
            <text:p>15/05/2022</text:p>
          </table:table-cell>
          <table:table-cell office:value-type="float" office:value="11000" table:style-name="ce4">
            <text:p>R$ 11.000,00</text:p>
          </table:table-cell>
          <table:table-cell office:value-type="string" table:style-name="ce1">
            <text:p>RJ</text:p>
          </table:table-cell>
          <table:table-cell office:value-type="string" table:style-name="ce1">
            <text:p>Superintendência do Ibama no Estado do Rio de Janeiro</text:p>
          </table:table-cell>
          <table:table-cell office:value-type="string" table:style-name="ce1">
            <text:p>NÚCLEO TECNICO SETORIAL DESCENTRALIZADO DE INSTRUÇÃO PROCESSUAL DE AUTOS DE INFRAÇÃO - RJ</text:p>
          </table:table-cell>
          <table:table-cell office:value-type="string" table:style-name="ce1">
            <text:p>RJ</text:p>
          </table:table-cell>
          <table:table-cell office:value-type="date" office:date-value="2020-02-10T00:00:00" table:style-name="ce3">
            <text:p>10/02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2.000544/2016-14</text:p>
          </table:table-cell>
          <table:table-cell office:value-type="float" office:value="8366528" table:style-name="ce2">
            <text:p>8366528</text:p>
          </table:table-cell>
          <table:table-cell office:value-type="string" table:style-name="ce1">
            <text:p>705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SPÓLIO DE GENNARO PERCIAVALLE</text:p>
          </table:table-cell>
          <table:table-cell office:value-type="string" table:style-name="ce1">
            <text:p>5069067184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6-07-21T00:00:00" table:style-name="ce3">
            <text:p>21/07/2016</text:p>
          </table:table-cell>
          <table:table-cell office:value-type="date" office:date-value="2016-07-25T00:00:00" table:style-name="ce3">
            <text:p>25/07/2016</text:p>
          </table:table-cell>
          <table:table-cell office:value-type="date" office:date-value="2022-06-13T00:00:00" table:style-name="ce3">
            <text:p>13/06/2022</text:p>
          </table:table-cell>
          <table:table-cell office:value-type="date" office:date-value="2022-01-25T00:00:00" table:style-name="ce3">
            <text:p>25/01/2022</text:p>
          </table:table-cell>
          <table:table-cell office:value-type="float" office:value="10700" table:style-name="ce4">
            <text:p>R$ 10.7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COORDENAÇÃO DE CONTROLE E LOGÍSTICA DA FISCALIZAÇÃO</text:p>
          </table:table-cell>
          <table:table-cell office:value-type="string" table:style-name="ce1">
            <text:p>-</text:p>
          </table:table-cell>
          <table:table-cell office:value-type="date" office:date-value="2022-06-13T00:00:00" table:style-name="ce3">
            <text:p>13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2.000589/2016-99</text:p>
          </table:table-cell>
          <table:table-cell office:value-type="float" office:value="8367060" table:style-name="ce2">
            <text:p>8367060</text:p>
          </table:table-cell>
          <table:table-cell office:value-type="string" table:style-name="ce1">
            <text:p>527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OSE ROMAO ALVES</text:p>
          </table:table-cell>
          <table:table-cell office:value-type="string" table:style-name="ce1">
            <text:p>0355620472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6-07-19T00:00:00" table:style-name="ce3">
            <text:p>19/07/2016</text:p>
          </table:table-cell>
          <table:table-cell office:value-type="date" office:date-value="2016-07-26T00:00:00" table:style-name="ce3">
            <text:p>26/07/2016</text:p>
          </table:table-cell>
          <table:table-cell office:value-type="date" office:date-value="2019-02-21T00:00:00" table:style-name="ce3">
            <text:p>21/02/2019</text:p>
          </table:table-cell>
          <table:table-cell office:value-type="date" office:date-value="2022-02-21T00:00:00" table:style-name="ce3">
            <text:p>21/02/2022</text:p>
          </table:table-cell>
          <table:table-cell office:value-type="float" office:value="10700" table:style-name="ce4">
            <text:p>R$ 10.7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SUPERINTENDÊNCIA DO IBAMA NO ESTADO DO RIO DE JANEIRO</text:p>
          </table:table-cell>
          <table:table-cell office:value-type="string" table:style-name="ce1">
            <text:p>RJ</text:p>
          </table:table-cell>
          <table:table-cell office:value-type="date" office:date-value="2020-09-22T00:00:00" table:style-name="ce3">
            <text:p>22/09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2.000608/2016-87</text:p>
          </table:table-cell>
          <table:table-cell office:value-type="float" office:value="8366957" table:style-name="ce2">
            <text:p>8366957</text:p>
          </table:table-cell>
          <table:table-cell office:value-type="string" table:style-name="ce1">
            <text:p>910001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FEMEPE CAPTURA COMERCIO E INDUSTRIA DE PESCADOS LTDA</text:p>
          </table:table-cell>
          <table:table-cell office:value-type="string" table:style-name="ce1">
            <text:p>1001349100016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e impug./defesa</text:p>
          </table:table-cell>
          <table:table-cell office:value-type="date" office:date-value="2016-07-20T00:00:00" table:style-name="ce3">
            <text:p>20/07/2016</text:p>
          </table:table-cell>
          <table:table-cell office:value-type="date" office:date-value="2016-08-23T00:00:00" table:style-name="ce3">
            <text:p>23/08/2016</text:p>
          </table:table-cell>
          <table:table-cell office:value-type="date" office:date-value="2019-02-18T00:00:00" table:style-name="ce3">
            <text:p>18/02/2019</text:p>
          </table:table-cell>
          <table:table-cell office:value-type="date" office:date-value="2022-02-18T00:00:00" table:style-name="ce3">
            <text:p>18/02/2022</text:p>
          </table:table-cell>
          <table:table-cell office:value-type="float" office:value="50700" table:style-name="ce4">
            <text:p>R$ 50.700,00</text:p>
          </table:table-cell>
          <table:table-cell office:value-type="string" table:style-name="ce1">
            <text:p>RJ</text:p>
          </table:table-cell>
          <table:table-cell office:value-type="string" table:style-name="ce1">
            <text:p>Superintendência do Ibama no Estado do Rio de Janeiro</text:p>
          </table:table-cell>
          <table:table-cell office:value-type="string" table:style-name="ce1">
            <text:p>DIVISÃO TÉCNICO-AMBIENTAL - RJ</text:p>
          </table:table-cell>
          <table:table-cell office:value-type="string" table:style-name="ce1">
            <text:p>RJ</text:p>
          </table:table-cell>
          <table:table-cell office:value-type="date" office:date-value="2019-02-19T00:00:00" table:style-name="ce3">
            <text:p>19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2.000609/2016-21</text:p>
          </table:table-cell>
          <table:table-cell office:value-type="float" office:value="8366956" table:style-name="ce2">
            <text:p>8366956</text:p>
          </table:table-cell>
          <table:table-cell office:value-type="string" table:style-name="ce1">
            <text:p>91000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FEMEPE CAPTURA COMERCIO E INDUSTRIA DE PESCADOS LTDA</text:p>
          </table:table-cell>
          <table:table-cell office:value-type="string" table:style-name="ce1">
            <text:p>1001349100016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6-07-20T00:00:00" table:style-name="ce3">
            <text:p>20/07/2016</text:p>
          </table:table-cell>
          <table:table-cell office:value-type="date" office:date-value="2016-07-26T00:00:00" table:style-name="ce3">
            <text:p>26/07/2016</text:p>
          </table:table-cell>
          <table:table-cell office:value-type="date" office:date-value="2019-02-14T00:00:00" table:style-name="ce3">
            <text:p>14/02/2019</text:p>
          </table:table-cell>
          <table:table-cell office:value-type="date" office:date-value="2022-02-14T00:00:00" table:style-name="ce3">
            <text:p>14/02/2022</text:p>
          </table:table-cell>
          <table:table-cell office:value-type="float" office:value="50700" table:style-name="ce4">
            <text:p>R$ 50.7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DIVISÃO TÉCNICO-AMBIENTAL - RJ</text:p>
          </table:table-cell>
          <table:table-cell office:value-type="string" table:style-name="ce1">
            <text:p>RJ</text:p>
          </table:table-cell>
          <table:table-cell office:value-type="date" office:date-value="2022-05-11T00:00:00" table:style-name="ce3">
            <text:p>11/05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2.000635/2013-15</text:p>
          </table:table-cell>
          <table:table-cell office:value-type="float" office:value="5458731" table:style-name="ce2">
            <text:p>5458731</text:p>
          </table:table-cell>
          <table:table-cell office:value-type="string" table:style-name="ce1">
            <text:p>36044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UIZ FILIPE COMÉRCIO DE AQUÁRIOS LTDA.</text:p>
          </table:table-cell>
          <table:table-cell office:value-type="string" table:style-name="ce1">
            <text:p>0509743700010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3-03-20T00:00:00" table:style-name="ce3">
            <text:p>20/03/2013</text:p>
          </table:table-cell>
          <table:table-cell office:value-type="date" office:date-value="2016-08-24T00:00:00" table:style-name="ce3">
            <text:p>24/08/2016</text:p>
          </table:table-cell>
          <table:table-cell office:value-type="date" office:date-value="2019-01-16T00:00:00" table:style-name="ce3">
            <text:p>16/01/2019</text:p>
          </table:table-cell>
          <table:table-cell office:value-type="date" office:date-value="2022-01-16T00:00:00" table:style-name="ce3">
            <text:p>16/01/2022</text:p>
          </table:table-cell>
          <table:table-cell office:value-type="float" office:value="9000" table:style-name="ce4">
            <text:p>R$ 9.000,00</text:p>
          </table:table-cell>
          <table:table-cell office:value-type="string" table:style-name="ce1">
            <text:p>RJ</text:p>
          </table:table-cell>
          <table:table-cell office:value-type="string" table:style-name="ce1">
            <text:p>Superintendência do Ibama no Estado do Rio de Janeiro</text:p>
          </table:table-cell>
          <table:table-cell office:value-type="string" table:style-name="ce1">
            <text:p>NÚCLEO DE ARRECADAÇÃO - RJ</text:p>
          </table:table-cell>
          <table:table-cell office:value-type="string" table:style-name="ce1">
            <text:p>RJ</text:p>
          </table:table-cell>
          <table:table-cell office:value-type="date" office:date-value="2020-01-24T00:00:00" table:style-name="ce3">
            <text:p>24/01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2.000649/2015-92</text:p>
          </table:table-cell>
          <table:table-cell office:value-type="float" office:value="7369068" table:style-name="ce2">
            <text:p>7369068</text:p>
          </table:table-cell>
          <table:table-cell office:value-type="string" table:style-name="ce1">
            <text:p>600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IBA ESPECIALIDADES QUIMICAS LTDA</text:p>
          </table:table-cell>
          <table:table-cell office:value-type="string" table:style-name="ce1">
            <text:p>0132085400038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2-01T00:00:00" table:style-name="ce3">
            <text:p>01/02/2017</text:p>
          </table:table-cell>
          <table:table-cell office:value-type="date" office:date-value="2015-04-20T00:00:00" table:style-name="ce3">
            <text:p>20/04/2015</text:p>
          </table:table-cell>
          <table:table-cell office:value-type="date" office:date-value="2019-01-15T00:00:00" table:style-name="ce3">
            <text:p>15/01/2019</text:p>
          </table:table-cell>
          <table:table-cell office:value-type="date" office:date-value="2022-01-15T00:00:00" table:style-name="ce3">
            <text:p>15/01/2022</text:p>
          </table:table-cell>
          <table:table-cell office:value-type="float" office:value="2000" table:style-name="ce4">
            <text:p>R$ 2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DIVISÃO TÉCNICO-AMBIENTAL - RJ</text:p>
          </table:table-cell>
          <table:table-cell office:value-type="string" table:style-name="ce1">
            <text:p>RJ</text:p>
          </table:table-cell>
          <table:table-cell office:value-type="date" office:date-value="2019-03-01T00:00:00" table:style-name="ce3">
            <text:p>01/03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2.000787/2014-91</text:p>
          </table:table-cell>
          <table:table-cell office:value-type="float" office:value="6495535" table:style-name="ce2">
            <text:p>6495535</text:p>
          </table:table-cell>
          <table:table-cell office:value-type="string" table:style-name="ce1">
            <text:p>906774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OMERCIO DE PESCADOS E ALIMENTOS LTDA</text:p>
          </table:table-cell>
          <table:table-cell office:value-type="string" table:style-name="ce1">
            <text:p>0204028700010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I notif. via edital, p/aleg. finais</text:p>
          </table:table-cell>
          <table:table-cell office:value-type="date" office:date-value="2014-05-29T00:00:00" table:style-name="ce3">
            <text:p>29/05/2014</text:p>
          </table:table-cell>
          <table:table-cell office:value-type="date" office:date-value="2015-11-16T00:00:00" table:style-name="ce3">
            <text:p>16/11/2015</text:p>
          </table:table-cell>
          <table:table-cell office:value-type="date" office:date-value="2019-01-02T00:00:00" table:style-name="ce3">
            <text:p>02/01/2019</text:p>
          </table:table-cell>
          <table:table-cell office:value-type="date" office:date-value="2022-01-02T00:00:00" table:style-name="ce3">
            <text:p>02/01/2022</text:p>
          </table:table-cell>
          <table:table-cell office:value-type="float" office:value="3026" table:style-name="ce4">
            <text:p>R$ 3.026,00</text:p>
          </table:table-cell>
          <table:table-cell office:value-type="string" table:style-name="ce1">
            <text:p>RJ</text:p>
          </table:table-cell>
          <table:table-cell office:value-type="string" table:style-name="ce1">
            <text:p>Superintendência do Ibama no Estado do Rio de Janeiro</text:p>
          </table:table-cell>
          <table:table-cell office:value-type="string" table:style-name="ce1">
            <text:p>NÚCLEO DE ARRECADAÇÃO - RJ</text:p>
          </table:table-cell>
          <table:table-cell office:value-type="string" table:style-name="ce1">
            <text:p>RJ</text:p>
          </table:table-cell>
          <table:table-cell office:value-type="date" office:date-value="2019-01-03T00:00:00" table:style-name="ce3">
            <text:p>03/01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2.000884/2016-45</text:p>
          </table:table-cell>
          <table:table-cell office:value-type="float" office:value="8433856" table:style-name="ce2">
            <text:p>8433856</text:p>
          </table:table-cell>
          <table:table-cell office:value-type="string" table:style-name="ce1">
            <text:p>910845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RCOS AUGUSTO ONISHI</text:p>
          </table:table-cell>
          <table:table-cell office:value-type="string" table:style-name="ce1">
            <text:p>1300994487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6-11-23T00:00:00" table:style-name="ce3">
            <text:p>23/11/2016</text:p>
          </table:table-cell>
          <table:table-cell office:value-type="date" office:date-value="2016-11-30T00:00:00" table:style-name="ce3">
            <text:p>30/11/2016</text:p>
          </table:table-cell>
          <table:table-cell office:value-type="date" office:date-value="2019-02-25T00:00:00" table:style-name="ce3">
            <text:p>25/02/2019</text:p>
          </table:table-cell>
          <table:table-cell office:value-type="date" office:date-value="2022-02-25T00:00:00" table:style-name="ce3">
            <text:p>25/02/2022</text:p>
          </table:table-cell>
          <table:table-cell office:value-type="float" office:value="5000" table:style-name="ce4">
            <text:p>R$ 5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SUPERINTENDÊNCIA DO IBAMA NO ESTADO DO RIO DE JANEIRO</text:p>
          </table:table-cell>
          <table:table-cell office:value-type="string" table:style-name="ce1">
            <text:p>RJ</text:p>
          </table:table-cell>
          <table:table-cell office:value-type="date" office:date-value="2021-09-23T00:00:00" table:style-name="ce3">
            <text:p>23/09/2021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2.000921/2019-68</text:p>
          </table:table-cell>
          <table:table-cell office:value-type="float" office:value="11171041" table:style-name="ce2">
            <text:p>11171041</text:p>
          </table:table-cell>
          <table:table-cell office:value-type="string" table:style-name="ce1">
            <text:p>918730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RECICLYN COMERCIO E INDUSTRIA DE METAIS <text:s/>LTDA</text:p>
          </table:table-cell>
          <table:table-cell office:value-type="string" table:style-name="ce1">
            <text:p>0872066000015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9-02-28T00:00:00" table:style-name="ce3">
            <text:p>28/02/2019</text:p>
          </table:table-cell>
          <table:table-cell office:value-type="date" office:date-value="2019-03-12T00:00:00" table:style-name="ce3">
            <text:p>12/03/2019</text:p>
          </table:table-cell>
          <table:table-cell office:value-type="date" office:date-value="2022-03-30T00:00:00" table:style-name="ce3">
            <text:p>30/03/2022</text:p>
          </table:table-cell>
          <table:table-cell office:value-type="date" office:date-value="2022-03-12T00:00:00" table:style-name="ce3">
            <text:p>12/03/2022</text:p>
          </table:table-cell>
          <table:table-cell office:value-type="float" office:value="5000" table:style-name="ce4">
            <text:p>R$ 5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3-30T00:00:00" table:style-name="ce3">
            <text:p>30/03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2.000922/2019-11</text:p>
          </table:table-cell>
          <table:table-cell office:value-type="float" office:value="11171042" table:style-name="ce2">
            <text:p>11171042</text:p>
          </table:table-cell>
          <table:table-cell office:value-type="string" table:style-name="ce1">
            <text:p>918730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RECICLYN COMERCIO E INDUSTRIA DE METAIS <text:s/>LTDA</text:p>
          </table:table-cell>
          <table:table-cell office:value-type="string" table:style-name="ce1">
            <text:p>0872066000015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9-02-28T00:00:00" table:style-name="ce3">
            <text:p>28/02/2019</text:p>
          </table:table-cell>
          <table:table-cell office:value-type="date" office:date-value="2019-03-12T00:00:00" table:style-name="ce3">
            <text:p>12/03/2019</text:p>
          </table:table-cell>
          <table:table-cell office:value-type="date" office:date-value="2022-04-19T00:00:00" table:style-name="ce3">
            <text:p>19/04/2022</text:p>
          </table:table-cell>
          <table:table-cell office:value-type="date" office:date-value="2022-04-01T00:00:00" table:style-name="ce3">
            <text:p>01/04/2022</text:p>
          </table:table-cell>
          <table:table-cell office:value-type="float" office:value="5000" table:style-name="ce4">
            <text:p>R$ 5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19T00:00:00" table:style-name="ce3">
            <text:p>19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2.000990/2014-67</text:p>
          </table:table-cell>
          <table:table-cell office:value-type="float" office:value="6519768" table:style-name="ce2">
            <text:p>6519768</text:p>
          </table:table-cell>
          <table:table-cell office:value-type="string" table:style-name="ce1">
            <text:p>908137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NDERSON DA VITÓRIA ROCHA</text:p>
          </table:table-cell>
          <table:table-cell office:value-type="string" table:style-name="ce1">
            <text:p>0803420471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4-06-05T00:00:00" table:style-name="ce3">
            <text:p>05/06/2014</text:p>
          </table:table-cell>
          <table:table-cell office:value-type="date" office:date-value="2017-03-30T00:00:00" table:style-name="ce3">
            <text:p>30/03/2017</text:p>
          </table:table-cell>
          <table:table-cell office:value-type="date" office:date-value="2019-06-13T00:00:00" table:style-name="ce3">
            <text:p>13/06/2019</text:p>
          </table:table-cell>
          <table:table-cell office:value-type="date" office:date-value="2022-06-13T00:00:00" table:style-name="ce3">
            <text:p>13/06/2022</text:p>
          </table:table-cell>
          <table:table-cell office:value-type="float" office:value="1500" table:style-name="ce4">
            <text:p>R$ 1.500,00</text:p>
          </table:table-cell>
          <table:table-cell office:value-type="string" table:style-name="ce1">
            <text:p>RJ</text:p>
          </table:table-cell>
          <table:table-cell office:value-type="string" table:style-name="ce1">
            <text:p>Superintendência do Ibama no Estado do Rio de Janeiro</text:p>
          </table:table-cell>
          <table:table-cell office:value-type="string" table:style-name="ce1">
            <text:p>NÚCLEO DE ARRECADAÇÃO - RJ</text:p>
          </table:table-cell>
          <table:table-cell office:value-type="string" table:style-name="ce1">
            <text:p>RJ</text:p>
          </table:table-cell>
          <table:table-cell office:value-type="date" office:date-value="2019-06-13T00:00:00" table:style-name="ce3">
            <text:p>13/06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2.001131/2011-42</text:p>
          </table:table-cell>
          <table:table-cell office:value-type="float" office:value="3855826" table:style-name="ce2">
            <text:p>3855826</text:p>
          </table:table-cell>
          <table:table-cell office:value-type="string" table:style-name="ce1">
            <text:p>511377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OSE CARLOS ALVES DA MOTA</text:p>
          </table:table-cell>
          <table:table-cell office:value-type="string" table:style-name="ce1">
            <text:p>8203849075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1-07-01T00:00:00" table:style-name="ce3">
            <text:p>01/07/2011</text:p>
          </table:table-cell>
          <table:table-cell office:value-type="date" office:date-value="2017-05-31T00:00:00" table:style-name="ce3">
            <text:p>31/05/2017</text:p>
          </table:table-cell>
          <table:table-cell office:value-type="date" office:date-value="2019-01-16T00:00:00" table:style-name="ce3">
            <text:p>16/01/2019</text:p>
          </table:table-cell>
          <table:table-cell office:value-type="date" office:date-value="2022-01-16T00:00:00" table:style-name="ce3">
            <text:p>16/01/2022</text:p>
          </table:table-cell>
          <table:table-cell office:value-type="float" office:value="11000" table:style-name="ce4">
            <text:p>R$ 11.000,00</text:p>
          </table:table-cell>
          <table:table-cell office:value-type="string" table:style-name="ce1">
            <text:p>RJ</text:p>
          </table:table-cell>
          <table:table-cell office:value-type="string" table:style-name="ce1">
            <text:p>Superintendência do Ibama no Estado do Rio de Janeiro</text:p>
          </table:table-cell>
          <table:table-cell office:value-type="string" table:style-name="ce1">
            <text:p>NÚCLEO DE ARRECADAÇÃO - RJ</text:p>
          </table:table-cell>
          <table:table-cell office:value-type="string" table:style-name="ce1">
            <text:p>RJ</text:p>
          </table:table-cell>
          <table:table-cell office:value-type="date" office:date-value="2020-01-24T00:00:00" table:style-name="ce3">
            <text:p>24/01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2.001219/2014-15</text:p>
          </table:table-cell>
          <table:table-cell office:value-type="float" office:value="6592672" table:style-name="ce2">
            <text:p>6592672</text:p>
          </table:table-cell>
          <table:table-cell office:value-type="string" table:style-name="ce1">
            <text:p>520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GUILHERME THEMC CARAM</text:p>
          </table:table-cell>
          <table:table-cell office:value-type="string" table:style-name="ce1">
            <text:p>8596627472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ara nova homologação</text:p>
          </table:table-cell>
          <table:table-cell office:value-type="date" office:date-value="2014-10-09T00:00:00" table:style-name="ce3">
            <text:p>09/10/2014</text:p>
          </table:table-cell>
          <table:table-cell office:value-type="date" office:date-value="2018-03-01T00:00:00" table:style-name="ce3">
            <text:p>01/03/2018</text:p>
          </table:table-cell>
          <table:table-cell office:value-type="date" office:date-value="2019-02-05T00:00:00" table:style-name="ce3">
            <text:p>05/02/2019</text:p>
          </table:table-cell>
          <table:table-cell office:value-type="date" office:date-value="2022-02-05T00:00:00" table:style-name="ce3">
            <text:p>05/02/2022</text:p>
          </table:table-cell>
          <table:table-cell office:value-type="float" office:value="1500" table:style-name="ce4">
            <text:p>R$ 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J</text:p>
          </table:table-cell>
          <table:table-cell office:value-type="string" table:style-name="ce1">
            <text:p>RJ</text:p>
          </table:table-cell>
          <table:table-cell office:value-type="date" office:date-value="2019-08-29T00:00:00" table:style-name="ce3">
            <text:p>29/08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2.001535/2013-06</text:p>
          </table:table-cell>
          <table:table-cell office:value-type="float" office:value="6430666" table:style-name="ce2">
            <text:p>6430666</text:p>
          </table:table-cell>
          <table:table-cell office:value-type="string" table:style-name="ce1">
            <text:p>360705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UBENS PEDRO MARTINS</text:p>
          </table:table-cell>
          <table:table-cell office:value-type="string" table:style-name="ce1">
            <text:p>0229367070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3-08-15T00:00:00" table:style-name="ce3">
            <text:p>15/08/2013</text:p>
          </table:table-cell>
          <table:table-cell office:value-type="date" office:date-value="2016-09-21T00:00:00" table:style-name="ce3">
            <text:p>21/09/2016</text:p>
          </table:table-cell>
          <table:table-cell office:value-type="date" office:date-value="2019-01-08T00:00:00" table:style-name="ce3">
            <text:p>08/01/2019</text:p>
          </table:table-cell>
          <table:table-cell office:value-type="date" office:date-value="2022-01-08T00:00:00" table:style-name="ce3">
            <text:p>08/01/2022</text:p>
          </table:table-cell>
          <table:table-cell office:value-type="float" office:value="108500" table:style-name="ce4">
            <text:p>R$ 108.500,00</text:p>
          </table:table-cell>
          <table:table-cell office:value-type="string" table:style-name="ce1">
            <text:p>RJ</text:p>
          </table:table-cell>
          <table:table-cell office:value-type="string" table:style-name="ce1">
            <text:p>Superintendência do Ibama no Estado do Rio de Janeiro</text:p>
          </table:table-cell>
          <table:table-cell office:value-type="string" table:style-name="ce1">
            <text:p>NÚCLEO TECNICO SETORIAL DESCENTRALIZADO DE INSTRUÇÃO PROCESSUAL DE AUTOS DE INFRAÇÃO - RJ</text:p>
          </table:table-cell>
          <table:table-cell office:value-type="string" table:style-name="ce1">
            <text:p>RJ</text:p>
          </table:table-cell>
          <table:table-cell office:value-type="date" office:date-value="2019-02-25T00:00:00" table:style-name="ce3">
            <text:p>25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2.001674/2013-21</text:p>
          </table:table-cell>
          <table:table-cell office:value-type="float" office:value="5603710" table:style-name="ce2">
            <text:p>5603710</text:p>
          </table:table-cell>
          <table:table-cell office:value-type="string" table:style-name="ce1">
            <text:p>360708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NDRE LUIS AZEVEDO MOREIRA</text:p>
          </table:table-cell>
          <table:table-cell office:value-type="string" table:style-name="ce1">
            <text:p>1555621775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3-09-03T00:00:00" table:style-name="ce3">
            <text:p>03/09/2013</text:p>
          </table:table-cell>
          <table:table-cell office:value-type="date" office:date-value="2016-06-29T00:00:00" table:style-name="ce3">
            <text:p>29/06/2016</text:p>
          </table:table-cell>
          <table:table-cell office:value-type="date" office:date-value="2019-02-14T00:00:00" table:style-name="ce3">
            <text:p>14/02/2019</text:p>
          </table:table-cell>
          <table:table-cell office:value-type="date" office:date-value="2022-02-14T00:00:00" table:style-name="ce3">
            <text:p>14/02/2022</text:p>
          </table:table-cell>
          <table:table-cell office:value-type="float" office:value="1500" table:style-name="ce4">
            <text:p>R$ 1.500,00</text:p>
          </table:table-cell>
          <table:table-cell office:value-type="string" table:style-name="ce1">
            <text:p>RJ</text:p>
          </table:table-cell>
          <table:table-cell office:value-type="string" table:style-name="ce1">
            <text:p>Superintendência do Ibama no Estado do Rio de Janeiro</text:p>
          </table:table-cell>
          <table:table-cell office:value-type="string" table:style-name="ce1">
            <text:p>NÚCLEO DE ARRECADAÇÃO - RJ</text:p>
          </table:table-cell>
          <table:table-cell office:value-type="string" table:style-name="ce1">
            <text:p>RJ</text:p>
          </table:table-cell>
          <table:table-cell office:value-type="date" office:date-value="2020-02-17T00:00:00" table:style-name="ce3">
            <text:p>17/02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2.001679/2017-88</text:p>
          </table:table-cell>
          <table:table-cell office:value-type="float" office:value="8443444" table:style-name="ce2">
            <text:p>8443444</text:p>
          </table:table-cell>
          <table:table-cell office:value-type="string" table:style-name="ce1">
            <text:p>910477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OPERAÇÕES MARÍTIMAS EM MAR PROFUNDO BRASILEIRO LTDA</text:p>
          </table:table-cell>
          <table:table-cell office:value-type="string" table:style-name="ce1">
            <text:p>0728312900010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I notif. via edital, p/aleg. finais</text:p>
          </table:table-cell>
          <table:table-cell office:value-type="date" office:date-value="2017-01-10T00:00:00" table:style-name="ce3">
            <text:p>10/01/2017</text:p>
          </table:table-cell>
          <table:table-cell office:value-type="date" office:date-value="2017-08-02T00:00:00" table:style-name="ce3">
            <text:p>02/08/2017</text:p>
          </table:table-cell>
          <table:table-cell office:value-type="date" office:date-value="2019-02-19T00:00:00" table:style-name="ce3">
            <text:p>19/02/2019</text:p>
          </table:table-cell>
          <table:table-cell office:value-type="date" office:date-value="2022-02-19T00:00:00" table:style-name="ce3">
            <text:p>19/02/2022</text:p>
          </table:table-cell>
          <table:table-cell office:value-type="float" office:value="1200" table:style-name="ce4">
            <text:p>R$ 1.200,00</text:p>
          </table:table-cell>
          <table:table-cell office:value-type="string" table:style-name="ce1">
            <text:p>RJ</text:p>
          </table:table-cell>
          <table:table-cell office:value-type="string" table:style-name="ce1">
            <text:p>Superintendência do Ibama no Estado do Rio de Janeiro</text:p>
          </table:table-cell>
          <table:table-cell office:value-type="string" table:style-name="ce1">
            <text:p>NÚCLEO DE FISCALIZAÇÃO - RJ</text:p>
          </table:table-cell>
          <table:table-cell office:value-type="string" table:style-name="ce1">
            <text:p>RJ</text:p>
          </table:table-cell>
          <table:table-cell office:value-type="date" office:date-value="2019-07-26T00:00:00" table:style-name="ce3">
            <text:p>26/07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2.002066/2012-53</text:p>
          </table:table-cell>
          <table:table-cell office:value-type="float" office:value="5379650" table:style-name="ce2">
            <text:p>5379650</text:p>
          </table:table-cell>
          <table:table-cell office:value-type="string" table:style-name="ce1">
            <text:p>36005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odoviário <text:s/>Matsuda Ltda</text:p>
          </table:table-cell>
          <table:table-cell office:value-type="string" table:style-name="ce1">
            <text:p>0383732900095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2-09-19T00:00:00" table:style-name="ce3">
            <text:p>19/09/2012</text:p>
          </table:table-cell>
          <table:table-cell office:value-type="date" office:date-value="2017-12-26T00:00:00" table:style-name="ce3">
            <text:p>26/12/2017</text:p>
          </table:table-cell>
          <table:table-cell office:value-type="date" office:date-value="2019-02-04T00:00:00" table:style-name="ce3">
            <text:p>04/02/2019</text:p>
          </table:table-cell>
          <table:table-cell office:value-type="date" office:date-value="2022-02-04T00:00:00" table:style-name="ce3">
            <text:p>04/02/2022</text:p>
          </table:table-cell>
          <table:table-cell office:value-type="float" office:value="10000" table:style-name="ce4">
            <text:p>R$ 10.000,00</text:p>
          </table:table-cell>
          <table:table-cell office:value-type="string" table:style-name="ce1">
            <text:p>RJ</text:p>
          </table:table-cell>
          <table:table-cell office:value-type="string" table:style-name="ce1">
            <text:p>Superintendência do Ibama no Estado do Rio de Janeiro</text:p>
          </table:table-cell>
          <table:table-cell office:value-type="string" table:style-name="ce1">
            <text:p>NÚCLEO DE FISCALIZAÇÃO - RJ</text:p>
          </table:table-cell>
          <table:table-cell office:value-type="string" table:style-name="ce1">
            <text:p>RJ</text:p>
          </table:table-cell>
          <table:table-cell office:value-type="date" office:date-value="2019-07-15T00:00:00" table:style-name="ce3">
            <text:p>15/07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2.002239/2018-29</text:p>
          </table:table-cell>
          <table:table-cell office:value-type="float" office:value="9795433" table:style-name="ce2">
            <text:p>9795433</text:p>
          </table:table-cell>
          <table:table-cell office:value-type="string" table:style-name="ce1">
            <text:p>918697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arlos Alberto Vaz</text:p>
          </table:table-cell>
          <table:table-cell office:value-type="string" table:style-name="ce1">
            <text:p>2039285075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3-07T00:00:00" table:style-name="ce3">
            <text:p>07/03/2018</text:p>
          </table:table-cell>
          <table:table-cell office:value-type="date" office:date-value="2018-04-05T00:00:00" table:style-name="ce3">
            <text:p>05/04/2018</text:p>
          </table:table-cell>
          <table:table-cell office:value-type="date" office:date-value="2019-02-01T00:00:00" table:style-name="ce3">
            <text:p>01/02/2019</text:p>
          </table:table-cell>
          <table:table-cell office:value-type="date" office:date-value="2022-02-01T00:00:00" table:style-name="ce3">
            <text:p>01/02/2022</text:p>
          </table:table-cell>
          <table:table-cell office:value-type="float" office:value="1500" table:style-name="ce4">
            <text:p>R$ 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J</text:p>
          </table:table-cell>
          <table:table-cell office:value-type="string" table:style-name="ce1">
            <text:p>RJ</text:p>
          </table:table-cell>
          <table:table-cell office:value-type="date" office:date-value="2019-06-19T00:00:00" table:style-name="ce3">
            <text:p>19/06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3.000138/2013-07</text:p>
          </table:table-cell>
          <table:table-cell office:value-type="float" office:value="5393286" table:style-name="ce2">
            <text:p>5393286</text:p>
          </table:table-cell>
          <table:table-cell office:value-type="string" table:style-name="ce1">
            <text:p>72474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ABRAL DA SILVA - PESCADOS - EIRELI</text:p>
          </table:table-cell>
          <table:table-cell office:value-type="string" table:style-name="ce1">
            <text:p>1131241300012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o rec. de ofício</text:p>
          </table:table-cell>
          <table:table-cell office:value-type="date" office:date-value="2013-02-22T00:00:00" table:style-name="ce3">
            <text:p>22/02/2013</text:p>
          </table:table-cell>
          <table:table-cell office:value-type="date" office:date-value="2019-01-28T00:00:00" table:style-name="ce3">
            <text:p>28/01/2019</text:p>
          </table:table-cell>
          <table:table-cell office:value-type="date" office:date-value="2019-01-28T00:00:00" table:style-name="ce3">
            <text:p>28/01/2019</text:p>
          </table:table-cell>
          <table:table-cell office:value-type="date" office:date-value="2022-01-28T00:00:00" table:style-name="ce3">
            <text:p>28/01/2022</text:p>
          </table:table-cell>
          <table:table-cell office:value-type="float" office:value="22700" table:style-name="ce4">
            <text:p>R$ 22.700,00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Superintendência do Ibama no Estado do Rio Grande do Sul</text:p>
          </table:table-cell>
          <table:table-cell office:value-type="string" table:style-name="ce1">
            <text:p>SUPERINTENDÊNCIA DO IBAMA NO ESTADO <text:s/>DO RIO GRANDE DO SUL</text:p>
          </table:table-cell>
          <table:table-cell office:value-type="string" table:style-name="ce1">
            <text:p>RS</text:p>
          </table:table-cell>
          <table:table-cell office:value-type="date" office:date-value="2019-01-28T00:00:00" table:style-name="ce3">
            <text:p>28/01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3.000156/2013-81</text:p>
          </table:table-cell>
          <table:table-cell office:value-type="float" office:value="5395607" table:style-name="ce2">
            <text:p>5395607</text:p>
          </table:table-cell>
          <table:table-cell office:value-type="string" table:style-name="ce1">
            <text:p>725547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LCIMAR COSTA DA ROSA</text:p>
          </table:table-cell>
          <table:table-cell office:value-type="string" table:style-name="ce1">
            <text:p>5230244003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o recurso</text:p>
          </table:table-cell>
          <table:table-cell office:value-type="date" office:date-value="2013-01-29T00:00:00" table:style-name="ce3">
            <text:p>29/01/2013</text:p>
          </table:table-cell>
          <table:table-cell office:value-type="date" office:date-value="2018-12-19T00:00:00" table:style-name="ce3">
            <text:p>19/12/2018</text:p>
          </table:table-cell>
          <table:table-cell office:value-type="date" office:date-value="2019-01-07T00:00:00" table:style-name="ce3">
            <text:p>07/01/2019</text:p>
          </table:table-cell>
          <table:table-cell office:value-type="date" office:date-value="2022-01-07T00:00:00" table:style-name="ce3">
            <text:p>07/01/2022</text:p>
          </table:table-cell>
          <table:table-cell office:value-type="float" office:value="15225" table:style-name="ce4">
            <text:p>R$ 15.225,00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Superintendência do Ibama no Estado do Rio Grande do Sul</text:p>
          </table:table-cell>
          <table:table-cell office:value-type="string" table:style-name="ce1">
            <text:p>SUPERINTENDÊNCIA DO IBAMA NO ESTADO <text:s/>DO RIO GRANDE DO SUL</text:p>
          </table:table-cell>
          <table:table-cell office:value-type="string" table:style-name="ce1">
            <text:p>RS</text:p>
          </table:table-cell>
          <table:table-cell office:value-type="date" office:date-value="2019-01-07T00:00:00" table:style-name="ce3">
            <text:p>07/01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3.000330/2013-95</text:p>
          </table:table-cell>
          <table:table-cell office:value-type="float" office:value="5446097" table:style-name="ce2">
            <text:p>5446097</text:p>
          </table:table-cell>
          <table:table-cell office:value-type="string" table:style-name="ce1">
            <text:p>684857</text:p>
          </table:table-cell>
          <table:table-cell office:value-type="string" table:style-name="ce1">
            <text:p>D</text:p>
          </table:table-cell>
          <table:table-cell office:value-type="string" table:style-name="ce1">
            <text:p>ZEFERINO PRESTES SOARES</text:p>
          </table:table-cell>
          <table:table-cell office:value-type="string" table:style-name="ce1">
            <text:p>2431548600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o rec. de ofício</text:p>
          </table:table-cell>
          <table:table-cell office:value-type="date" office:date-value="2013-03-11T00:00:00" table:style-name="ce3">
            <text:p>11/03/2013</text:p>
          </table:table-cell>
          <table:table-cell office:value-type="date" office:date-value="2019-02-26T00:00:00" table:style-name="ce3">
            <text:p>26/02/2019</text:p>
          </table:table-cell>
          <table:table-cell office:value-type="date" office:date-value="2019-02-26T00:00:00" table:style-name="ce3">
            <text:p>26/02/2019</text:p>
          </table:table-cell>
          <table:table-cell office:value-type="date" office:date-value="2022-02-26T00:00:00" table:style-name="ce3">
            <text:p>26/02/2022</text:p>
          </table:table-cell>
          <table:table-cell office:value-type="float" office:value="98000" table:style-name="ce4">
            <text:p>R$ 98.000,00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Superintendência do Ibama no Estado do Rio Grande do Sul</text:p>
          </table:table-cell>
          <table:table-cell office:value-type="string" table:style-name="ce1">
            <text:p>SUPERINTENDÊNCIA DO IBAMA NO ESTADO <text:s/>DO RIO GRANDE DO SUL</text:p>
          </table:table-cell>
          <table:table-cell office:value-type="string" table:style-name="ce1">
            <text:p>RS</text:p>
          </table:table-cell>
          <table:table-cell office:value-type="date" office:date-value="2019-02-26T00:00:00" table:style-name="ce3">
            <text:p>26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3.000973/2015-09</text:p>
          </table:table-cell>
          <table:table-cell office:value-type="float" office:value="7466909" table:style-name="ce2">
            <text:p>7466909</text:p>
          </table:table-cell>
          <table:table-cell office:value-type="string" table:style-name="ce1">
            <text:p>4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INDÚSTRIA DE CALÇADOS WIRTH LTDA</text:p>
          </table:table-cell>
          <table:table-cell office:value-type="string" table:style-name="ce1">
            <text:p>6875235100019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e impug./defesa</text:p>
          </table:table-cell>
          <table:table-cell office:value-type="date" office:date-value="2015-08-11T00:00:00" table:style-name="ce3">
            <text:p>11/08/2015</text:p>
          </table:table-cell>
          <table:table-cell office:value-type="date" office:date-value="2015-09-04T00:00:00" table:style-name="ce3">
            <text:p>04/09/2015</text:p>
          </table:table-cell>
          <table:table-cell office:value-type="date" office:date-value="2019-03-11T00:00:00" table:style-name="ce3">
            <text:p>11/03/2019</text:p>
          </table:table-cell>
          <table:table-cell office:value-type="date" office:date-value="2022-03-11T00:00:00" table:style-name="ce3">
            <text:p>11/03/2022</text:p>
          </table:table-cell>
          <table:table-cell office:value-type="float" office:value="109000" table:style-name="ce4">
            <text:p>R$ 109.000,00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Superintendência do Ibama no Estado do Rio Grande do Sul</text:p>
          </table:table-cell>
          <table:table-cell office:value-type="string" table:style-name="ce1">
            <text:p>NÚCLEO DE APOIO JURÍDICO - RS</text:p>
          </table:table-cell>
          <table:table-cell office:value-type="string" table:style-name="ce1">
            <text:p>RS</text:p>
          </table:table-cell>
          <table:table-cell office:value-type="date" office:date-value="2020-12-23T00:00:00" table:style-name="ce3">
            <text:p>23/12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3.001243/2012-74</text:p>
          </table:table-cell>
          <table:table-cell office:value-type="float" office:value="4433923" table:style-name="ce2">
            <text:p>4433923</text:p>
          </table:table-cell>
          <table:table-cell office:value-type="string" table:style-name="ce1">
            <text:p>72477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AULO ROBERTO ORNELLAS LUIZ</text:p>
          </table:table-cell>
          <table:table-cell office:value-type="string" table:style-name="ce1">
            <text:p>46282394015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o recurso</text:p>
          </table:table-cell>
          <table:table-cell office:value-type="date" office:date-value="2012-02-27T00:00:00" table:style-name="ce3">
            <text:p>27/02/2012</text:p>
          </table:table-cell>
          <table:table-cell office:value-type="date" office:date-value="2018-12-18T00:00:00" table:style-name="ce3">
            <text:p>18/12/2018</text:p>
          </table:table-cell>
          <table:table-cell office:value-type="date" office:date-value="2019-01-04T00:00:00" table:style-name="ce3">
            <text:p>04/01/2019</text:p>
          </table:table-cell>
          <table:table-cell office:value-type="date" office:date-value="2022-01-04T00:00:00" table:style-name="ce3">
            <text:p>04/01/2022</text:p>
          </table:table-cell>
          <table:table-cell office:value-type="float" office:value="1275" table:style-name="ce4">
            <text:p>R$ 1.275,00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Superintendência do Ibama no Estado do Rio Grande do Sul</text:p>
          </table:table-cell>
          <table:table-cell office:value-type="string" table:style-name="ce1">
            <text:p>SUPERINTENDÊNCIA DO IBAMA NO ESTADO <text:s/>DO RIO GRANDE DO SUL</text:p>
          </table:table-cell>
          <table:table-cell office:value-type="string" table:style-name="ce1">
            <text:p>RS</text:p>
          </table:table-cell>
          <table:table-cell office:value-type="date" office:date-value="2019-01-07T00:00:00" table:style-name="ce3">
            <text:p>07/01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3.001418/2012-43</text:p>
          </table:table-cell>
          <table:table-cell office:value-type="float" office:value="4433110" table:style-name="ce2">
            <text:p>4433110</text:p>
          </table:table-cell>
          <table:table-cell office:value-type="string" table:style-name="ce1">
            <text:p>72516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ERGIO BUCHMEIER RODRIGUES</text:p>
          </table:table-cell>
          <table:table-cell office:value-type="string" table:style-name="ce1">
            <text:p>7365543000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o rec. de ofício</text:p>
          </table:table-cell>
          <table:table-cell office:value-type="date" office:date-value="2012-03-02T00:00:00" table:style-name="ce3">
            <text:p>02/03/2012</text:p>
          </table:table-cell>
          <table:table-cell office:value-type="date" office:date-value="2019-01-02T00:00:00" table:style-name="ce3">
            <text:p>02/01/2019</text:p>
          </table:table-cell>
          <table:table-cell office:value-type="date" office:date-value="2019-01-02T00:00:00" table:style-name="ce3">
            <text:p>02/01/2019</text:p>
          </table:table-cell>
          <table:table-cell office:value-type="date" office:date-value="2022-01-02T00:00:00" table:style-name="ce3">
            <text:p>02/01/2022</text:p>
          </table:table-cell>
          <table:table-cell office:value-type="float" office:value="675" table:style-name="ce4">
            <text:p>R$ 675,00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Superintendência do Ibama no Estado do Rio Grande do Sul</text:p>
          </table:table-cell>
          <table:table-cell office:value-type="string" table:style-name="ce1">
            <text:p>SUPERINTENDÊNCIA DO IBAMA NO ESTADO <text:s/>DO RIO GRANDE DO SUL</text:p>
          </table:table-cell>
          <table:table-cell office:value-type="string" table:style-name="ce1">
            <text:p>RS</text:p>
          </table:table-cell>
          <table:table-cell office:value-type="date" office:date-value="2019-01-02T00:00:00" table:style-name="ce3">
            <text:p>02/01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3.001468/2005-00</text:p>
          </table:table-cell>
          <table:table-cell office:value-type="float" office:value="800087" table:style-name="ce2">
            <text:p>800087</text:p>
          </table:table-cell>
          <table:table-cell office:value-type="string" table:style-name="ce1">
            <text:p>10942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ICHEL SA BURLAMAQUI</text:p>
          </table:table-cell>
          <table:table-cell office:value-type="string" table:style-name="ce1">
            <text:p>0054481007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Indef. parcto extra jud.</text:p>
          </table:table-cell>
          <table:table-cell office:value-type="date" office:date-value="2005-02-03T00:00:00" table:style-name="ce3">
            <text:p>03/02/2005</text:p>
          </table:table-cell>
          <table:table-cell office:value-type="date" office:date-value="2019-04-08T00:00:00" table:style-name="ce3">
            <text:p>08/04/2019</text:p>
          </table:table-cell>
          <table:table-cell office:value-type="string" table:style-name="ce3">
            <text:p>-</text:p>
          </table:table-cell>
          <table:table-cell office:value-type="date" office:date-value="2022-04-08T00:00:00" table:style-name="ce3">
            <text:p>08/04/2022</text:p>
          </table:table-cell>
          <table:table-cell office:value-type="float" office:value="715" table:style-name="ce4">
            <text:p>R$ 715,00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Superintendência do Ibama no Estado do Rio Grande do Sul</text:p>
          </table:table-cell>
          <table:table-cell office:value-type="string" table:style-name="ce1">
            <text:p>NÚCLEO DE ARRECADAÇÃO - RS</text:p>
          </table:table-cell>
          <table:table-cell office:value-type="string" table:style-name="ce1">
            <text:p>RS</text:p>
          </table:table-cell>
          <table:table-cell office:value-type="date" office:date-value="2020-01-14T00:00:00" table:style-name="ce3">
            <text:p>14/01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3.003160/2012-10</text:p>
          </table:table-cell>
          <table:table-cell office:value-type="float" office:value="4543333" table:style-name="ce2">
            <text:p>4543333</text:p>
          </table:table-cell>
          <table:table-cell office:value-type="string" table:style-name="ce1">
            <text:p>724538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ELIPE BATTISTETTI FESTOZO</text:p>
          </table:table-cell>
          <table:table-cell office:value-type="string" table:style-name="ce1">
            <text:p>3425802682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o rec. de ofício</text:p>
          </table:table-cell>
          <table:table-cell office:value-type="date" office:date-value="2012-05-17T00:00:00" table:style-name="ce3">
            <text:p>17/05/2012</text:p>
          </table:table-cell>
          <table:table-cell office:value-type="date" office:date-value="2019-01-30T00:00:00" table:style-name="ce3">
            <text:p>30/01/2019</text:p>
          </table:table-cell>
          <table:table-cell office:value-type="date" office:date-value="2019-01-30T00:00:00" table:style-name="ce3">
            <text:p>30/01/2019</text:p>
          </table:table-cell>
          <table:table-cell office:value-type="date" office:date-value="2022-01-30T00:00:00" table:style-name="ce3">
            <text:p>30/01/2022</text:p>
          </table:table-cell>
          <table:table-cell office:value-type="float" office:value="4200" table:style-name="ce4">
            <text:p>R$ 4.200,00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Superintendência do Ibama no Estado do Rio Grande do Sul</text:p>
          </table:table-cell>
          <table:table-cell office:value-type="string" table:style-name="ce1">
            <text:p>SUPERINTENDÊNCIA DO IBAMA NO ESTADO <text:s/>DO RIO GRANDE DO SUL</text:p>
          </table:table-cell>
          <table:table-cell office:value-type="string" table:style-name="ce1">
            <text:p>RS</text:p>
          </table:table-cell>
          <table:table-cell office:value-type="date" office:date-value="2019-01-30T00:00:00" table:style-name="ce3">
            <text:p>30/01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3.003965/2011-82</text:p>
          </table:table-cell>
          <table:table-cell office:value-type="float" office:value="3956307" table:style-name="ce2">
            <text:p>3956307</text:p>
          </table:table-cell>
          <table:table-cell office:value-type="string" table:style-name="ce1">
            <text:p>718010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ARLOS AUGUSTO SILVEIRA</text:p>
          </table:table-cell>
          <table:table-cell office:value-type="string" table:style-name="ce1">
            <text:p>3436897302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Indef. parcto extra jud.</text:p>
          </table:table-cell>
          <table:table-cell office:value-type="date" office:date-value="2011-04-12T00:00:00" table:style-name="ce3">
            <text:p>12/04/2011</text:p>
          </table:table-cell>
          <table:table-cell office:value-type="date" office:date-value="2019-03-08T00:00:00" table:style-name="ce3">
            <text:p>08/03/2019</text:p>
          </table:table-cell>
          <table:table-cell office:value-type="string" table:style-name="ce3">
            <text:p>-</text:p>
          </table:table-cell>
          <table:table-cell office:value-type="date" office:date-value="2022-03-08T00:00:00" table:style-name="ce3">
            <text:p>08/03/2022</text:p>
          </table:table-cell>
          <table:table-cell office:value-type="float" office:value="12750" table:style-name="ce4">
            <text:p>R$ 12.750,00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Superintendência do Ibama no Estado do Rio Grande do Sul</text:p>
          </table:table-cell>
          <table:table-cell office:value-type="string" table:style-name="ce1">
            <text:p>NÚCLEO DE ORÇAMENTO, CONTABILIDADE E FINANÇAS - RS</text:p>
          </table:table-cell>
          <table:table-cell office:value-type="string" table:style-name="ce1">
            <text:p>RS</text:p>
          </table:table-cell>
          <table:table-cell office:value-type="date" office:date-value="2018-05-10T00:00:00" table:style-name="ce3">
            <text:p>10/05/2018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3.005487/2003-35</text:p>
          </table:table-cell>
          <table:table-cell office:value-type="float" office:value="430000189692" table:style-name="ce2">
            <text:p>430000189692</text:p>
          </table:table-cell>
          <table:table-cell office:value-type="string" table:style-name="ce1">
            <text:p>33616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AULO DALBIANCO FACCO</text:p>
          </table:table-cell>
          <table:table-cell office:value-type="string" table:style-name="ce1">
            <text:p>2446620400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rec. - Supes</text:p>
          </table:table-cell>
          <table:table-cell office:value-type="date" office:date-value="2003-10-10T00:00:00" table:style-name="ce3">
            <text:p>10/10/2003</text:p>
          </table:table-cell>
          <table:table-cell office:value-type="date" office:date-value="2009-08-10T00:00:00" table:style-name="ce3">
            <text:p>10/08/2009</text:p>
          </table:table-cell>
          <table:table-cell office:value-type="date" office:date-value="2018-11-07T00:00:00" table:style-name="ce3">
            <text:p>07/11/2018</text:p>
          </table:table-cell>
          <table:table-cell office:value-type="date" office:date-value="2022-02-06T00:00:00" table:style-name="ce3">
            <text:p>06/02/2022</text:p>
          </table:table-cell>
          <table:table-cell office:value-type="float" office:value="140000" table:style-name="ce4">
            <text:p>R$ 140.000,00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Superintendência do Ibama no Estado do Rio Grande do Sul</text:p>
          </table:table-cell>
          <table:table-cell office:value-type="string" table:style-name="ce1">
            <text:p>DIVISÃO DE CONTENCIOSO ADMINISTRATIVO</text:p>
          </table:table-cell>
          <table:table-cell office:value-type="string" table:style-name="ce1">
            <text:p>-</text:p>
          </table:table-cell>
          <table:table-cell office:value-type="date" office:date-value="2019-02-20T00:00:00" table:style-name="ce3">
            <text:p>20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3.005487/2003-35</text:p>
          </table:table-cell>
          <table:table-cell office:value-type="float" office:value="1907164" table:style-name="ce2">
            <text:p>1907164</text:p>
          </table:table-cell>
          <table:table-cell office:value-type="string" table:style-name="ce1">
            <text:p>336167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AULO DALBIANCO FACCO</text:p>
          </table:table-cell>
          <table:table-cell office:value-type="string" table:style-name="ce1">
            <text:p>2446620400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Em análise p/área juríd.</text:p>
          </table:table-cell>
          <table:table-cell office:value-type="date" office:date-value="2003-10-10T00:00:00" table:style-name="ce3">
            <text:p>10/10/2003</text:p>
          </table:table-cell>
          <table:table-cell office:value-type="date" office:date-value="2019-02-06T00:00:00" table:style-name="ce3">
            <text:p>06/02/2019</text:p>
          </table:table-cell>
          <table:table-cell office:value-type="date" office:date-value="2018-11-07T00:00:00" table:style-name="ce3">
            <text:p>07/11/2018</text:p>
          </table:table-cell>
          <table:table-cell office:value-type="date" office:date-value="2022-02-06T00:00:00" table:style-name="ce3">
            <text:p>06/02/2022</text:p>
          </table:table-cell>
          <table:table-cell office:value-type="float" office:value="70000" table:style-name="ce4">
            <text:p>R$ 70.000,00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Superintendência do Ibama no Estado do Rio Grande do Sul</text:p>
          </table:table-cell>
          <table:table-cell office:value-type="string" table:style-name="ce1">
            <text:p>DIVISÃO DE CONTENCIOSO ADMINISTRATIVO</text:p>
          </table:table-cell>
          <table:table-cell office:value-type="string" table:style-name="ce1">
            <text:p>-</text:p>
          </table:table-cell>
          <table:table-cell office:value-type="date" office:date-value="2019-02-20T00:00:00" table:style-name="ce3">
            <text:p>20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3.006348/2010-58</text:p>
          </table:table-cell>
          <table:table-cell office:value-type="float" office:value="3239681" table:style-name="ce2">
            <text:p>3239681</text:p>
          </table:table-cell>
          <table:table-cell office:value-type="string" table:style-name="ce1">
            <text:p>684346</text:p>
          </table:table-cell>
          <table:table-cell office:value-type="string" table:style-name="ce1">
            <text:p>D</text:p>
          </table:table-cell>
          <table:table-cell office:value-type="string" table:style-name="ce1">
            <text:p>ZANDONÁ MINERAÇÃO E TERRAPLANAGEM LTDA.</text:p>
          </table:table-cell>
          <table:table-cell office:value-type="string" table:style-name="ce1">
            <text:p>9457959600050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0-08-25T00:00:00" table:style-name="ce3">
            <text:p>25/08/2010</text:p>
          </table:table-cell>
          <table:table-cell office:value-type="date" office:date-value="2014-11-24T00:00:00" table:style-name="ce3">
            <text:p>24/11/2014</text:p>
          </table:table-cell>
          <table:table-cell office:value-type="date" office:date-value="2019-03-07T00:00:00" table:style-name="ce3">
            <text:p>07/03/2019</text:p>
          </table:table-cell>
          <table:table-cell office:value-type="date" office:date-value="2022-03-07T00:00:00" table:style-name="ce3">
            <text:p>07/03/2022</text:p>
          </table:table-cell>
          <table:table-cell office:value-type="float" office:value="60000" table:style-name="ce4">
            <text:p>R$ 60.000,00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Superintendência do Ibama no Estado do Rio Grande do Sul</text:p>
          </table:table-cell>
          <table:table-cell office:value-type="string" table:style-name="ce1">
            <text:p>SUPERINTENDÊNCIA DO IBAMA NO ESTADO <text:s/>DO RIO GRANDE DO SUL</text:p>
          </table:table-cell>
          <table:table-cell office:value-type="string" table:style-name="ce1">
            <text:p>RS</text:p>
          </table:table-cell>
          <table:table-cell office:value-type="date" office:date-value="2021-03-12T00:00:00" table:style-name="ce3">
            <text:p>12/03/2021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3.014062/2011-27</text:p>
          </table:table-cell>
          <table:table-cell office:value-type="float" office:value="3853129" table:style-name="ce2">
            <text:p>3853129</text:p>
          </table:table-cell>
          <table:table-cell office:value-type="string" table:style-name="ce1">
            <text:p>72424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OLIMAR MOREIRA SOLAGNA</text:p>
          </table:table-cell>
          <table:table-cell office:value-type="string" table:style-name="ce1">
            <text:p>5279557803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o rec. de ofício</text:p>
          </table:table-cell>
          <table:table-cell office:value-type="date" office:date-value="2011-07-22T00:00:00" table:style-name="ce3">
            <text:p>22/07/2011</text:p>
          </table:table-cell>
          <table:table-cell office:value-type="date" office:date-value="2019-04-01T00:00:00" table:style-name="ce3">
            <text:p>01/04/2019</text:p>
          </table:table-cell>
          <table:table-cell office:value-type="date" office:date-value="2022-04-11T00:00:00" table:style-name="ce3">
            <text:p>11/04/2022</text:p>
          </table:table-cell>
          <table:table-cell office:value-type="date" office:date-value="2022-04-01T00:00:00" table:style-name="ce3">
            <text:p>01/04/2022</text:p>
          </table:table-cell>
          <table:table-cell office:value-type="float" office:value="13298.64" table:style-name="ce4">
            <text:p>R$ 13.298,64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Superintendência do Ibama no Estado do Rio Grande do Sul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11T00:00:00" table:style-name="ce3">
            <text:p>11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0008/2013-56</text:p>
          </table:table-cell>
          <table:table-cell office:value-type="float" office:value="5372322" table:style-name="ce2">
            <text:p>5372322</text:p>
          </table:table-cell>
          <table:table-cell office:value-type="string" table:style-name="ce1">
            <text:p>700870</text:p>
          </table:table-cell>
          <table:table-cell office:value-type="string" table:style-name="ce1">
            <text:p>D</text:p>
          </table:table-cell>
          <table:table-cell office:value-type="string" table:style-name="ce1">
            <text:p>ILAIR DE LIMA FRANCA</text:p>
          </table:table-cell>
          <table:table-cell office:value-type="string" table:style-name="ce1">
            <text:p>7110954420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2-12-17T00:00:00" table:style-name="ce3">
            <text:p>17/12/2012</text:p>
          </table:table-cell>
          <table:table-cell office:value-type="date" office:date-value="2019-03-07T00:00:00" table:style-name="ce3">
            <text:p>07/03/2019</text:p>
          </table:table-cell>
          <table:table-cell office:value-type="date" office:date-value="2019-05-20T00:00:00" table:style-name="ce3">
            <text:p>20/05/2019</text:p>
          </table:table-cell>
          <table:table-cell office:value-type="date" office:date-value="2022-05-20T00:00:00" table:style-name="ce3">
            <text:p>20/05/2022</text:p>
          </table:table-cell>
          <table:table-cell office:value-type="float" office:value="89051.25" table:style-name="ce4">
            <text:p>R$ 89.051,25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0-04-22T00:00:00" table:style-name="ce3">
            <text:p>22/04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0012/2016-67</text:p>
          </table:table-cell>
          <table:table-cell office:value-type="float" office:value="7532235" table:style-name="ce2">
            <text:p>7532235</text:p>
          </table:table-cell>
          <table:table-cell office:value-type="string" table:style-name="ce1">
            <text:p>904604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DERBAL SCOFIELD CORREIA</text:p>
          </table:table-cell>
          <table:table-cell office:value-type="string" table:style-name="ce1">
            <text:p>5808657920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5-10-21T00:00:00" table:style-name="ce3">
            <text:p>21/10/2015</text:p>
          </table:table-cell>
          <table:table-cell office:value-type="date" office:date-value="2015-10-26T00:00:00" table:style-name="ce3">
            <text:p>26/10/2015</text:p>
          </table:table-cell>
          <table:table-cell office:value-type="date" office:date-value="2022-05-18T00:00:00" table:style-name="ce3">
            <text:p>18/05/2022</text:p>
          </table:table-cell>
          <table:table-cell office:value-type="date" office:date-value="2022-04-15T00:00:00" table:style-name="ce3">
            <text:p>15/04/2022</text:p>
          </table:table-cell>
          <table:table-cell office:value-type="float" office:value="200000" table:style-name="ce4">
            <text:p>R$ 200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6-14T00:00:00" table:style-name="ce3">
            <text:p>14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0101/2016-11</text:p>
          </table:table-cell>
          <table:table-cell office:value-type="float" office:value="7841671" table:style-name="ce2">
            <text:p>7841671</text:p>
          </table:table-cell>
          <table:table-cell office:value-type="string" table:style-name="ce1">
            <text:p>907778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.R. INDÚSTRIA E COMÉRCIO DE MADEIRAS LTDA EPP</text:p>
          </table:table-cell>
          <table:table-cell office:value-type="string" table:style-name="ce1">
            <text:p>1224381800011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6-01-21T00:00:00" table:style-name="ce3">
            <text:p>21/01/2016</text:p>
          </table:table-cell>
          <table:table-cell office:value-type="date" office:date-value="2018-09-06T00:00:00" table:style-name="ce3">
            <text:p>06/09/2018</text:p>
          </table:table-cell>
          <table:table-cell office:value-type="date" office:date-value="2019-02-15T00:00:00" table:style-name="ce3">
            <text:p>15/02/2019</text:p>
          </table:table-cell>
          <table:table-cell office:value-type="date" office:date-value="2022-02-15T00:00:00" table:style-name="ce3">
            <text:p>15/02/2022</text:p>
          </table:table-cell>
          <table:table-cell office:value-type="float" office:value="111500" table:style-name="ce4">
            <text:p>R$ 111.500,0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NÚCLEO TECNICO SETORIAL DESCENTRALIZADO DE INSTRUÇÃO PROCESSUAL DE AUTOS DE INFRAÇÃO - RO</text:p>
          </table:table-cell>
          <table:table-cell office:value-type="string" table:style-name="ce1">
            <text:p>RO</text:p>
          </table:table-cell>
          <table:table-cell office:value-type="date" office:date-value="2019-02-15T00:00:00" table:style-name="ce3">
            <text:p>15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0104/2016-47</text:p>
          </table:table-cell>
          <table:table-cell office:value-type="float" office:value="7890578" table:style-name="ce2">
            <text:p>7890578</text:p>
          </table:table-cell>
          <table:table-cell office:value-type="string" table:style-name="ce1">
            <text:p>910328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ERGIO MOREIRA SILVA</text:p>
          </table:table-cell>
          <table:table-cell office:value-type="string" table:style-name="ce1">
            <text:p>6751942320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5-12-23T00:00:00" table:style-name="ce3">
            <text:p>23/12/2015</text:p>
          </table:table-cell>
          <table:table-cell office:value-type="date" office:date-value="2016-01-25T00:00:00" table:style-name="ce3">
            <text:p>25/01/2016</text:p>
          </table:table-cell>
          <table:table-cell office:value-type="date" office:date-value="2019-05-27T00:00:00" table:style-name="ce3">
            <text:p>27/05/2019</text:p>
          </table:table-cell>
          <table:table-cell office:value-type="date" office:date-value="2022-05-27T00:00:00" table:style-name="ce3">
            <text:p>27/05/2022</text:p>
          </table:table-cell>
          <table:table-cell office:value-type="float" office:value="7037.7" table:style-name="ce4">
            <text:p>R$ 7.037,7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2-06-14T00:00:00" table:style-name="ce3">
            <text:p>14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0143/2016-44</text:p>
          </table:table-cell>
          <table:table-cell office:value-type="float" office:value="8090344" table:style-name="ce2">
            <text:p>8090344</text:p>
          </table:table-cell>
          <table:table-cell office:value-type="string" table:style-name="ce1">
            <text:p>909257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WELLIHTON SANTOS MOITINHO</text:p>
          </table:table-cell>
          <table:table-cell office:value-type="string" table:style-name="ce1">
            <text:p>7302576327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6-01-30T00:00:00" table:style-name="ce3">
            <text:p>30/01/2016</text:p>
          </table:table-cell>
          <table:table-cell office:value-type="date" office:date-value="2016-02-11T00:00:00" table:style-name="ce3">
            <text:p>11/02/2016</text:p>
          </table:table-cell>
          <table:table-cell office:value-type="date" office:date-value="2019-01-23T00:00:00" table:style-name="ce3">
            <text:p>23/01/2019</text:p>
          </table:table-cell>
          <table:table-cell office:value-type="date" office:date-value="2022-01-23T00:00:00" table:style-name="ce3">
            <text:p>23/01/2022</text:p>
          </table:table-cell>
          <table:table-cell office:value-type="float" office:value="115000" table:style-name="ce4">
            <text:p>R$ 115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01-25T00:00:00" table:style-name="ce3">
            <text:p>25/01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0202/2017-65</text:p>
          </table:table-cell>
          <table:table-cell office:value-type="float" office:value="9172754" table:style-name="ce2">
            <text:p>9172754</text:p>
          </table:table-cell>
          <table:table-cell office:value-type="string" table:style-name="ce1">
            <text:p>910940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Daniel da Silva Xavier de Mesquita</text:p>
          </table:table-cell>
          <table:table-cell office:value-type="string" table:style-name="ce1">
            <text:p>0143653725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6-12-10T00:00:00" table:style-name="ce3">
            <text:p>10/12/2016</text:p>
          </table:table-cell>
          <table:table-cell office:value-type="date" office:date-value="2017-02-02T00:00:00" table:style-name="ce3">
            <text:p>02/02/2017</text:p>
          </table:table-cell>
          <table:table-cell office:value-type="date" office:date-value="2019-01-08T00:00:00" table:style-name="ce3">
            <text:p>08/01/2019</text:p>
          </table:table-cell>
          <table:table-cell office:value-type="date" office:date-value="2022-01-08T00:00:00" table:style-name="ce3">
            <text:p>08/01/2022</text:p>
          </table:table-cell>
          <table:table-cell office:value-type="float" office:value="90000" table:style-name="ce4">
            <text:p>R$ 90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1-09-16T00:00:00" table:style-name="ce3">
            <text:p>16/09/2021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0269/2013-76</text:p>
          </table:table-cell>
          <table:table-cell office:value-type="float" office:value="5438610" table:style-name="ce2">
            <text:p>5438610</text:p>
          </table:table-cell>
          <table:table-cell office:value-type="string" table:style-name="ce1">
            <text:p>726518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LINIO AUGUSTO BEN CARLOTO</text:p>
          </table:table-cell>
          <table:table-cell office:value-type="string" table:style-name="ce1">
            <text:p>2129534490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I notif. via edital, p/aleg. finais</text:p>
          </table:table-cell>
          <table:table-cell office:value-type="date" office:date-value="2013-03-28T00:00:00" table:style-name="ce3">
            <text:p>28/03/2013</text:p>
          </table:table-cell>
          <table:table-cell office:value-type="date" office:date-value="2016-06-17T00:00:00" table:style-name="ce3">
            <text:p>17/06/2016</text:p>
          </table:table-cell>
          <table:table-cell office:value-type="date" office:date-value="2019-05-28T00:00:00" table:style-name="ce3">
            <text:p>28/05/2019</text:p>
          </table:table-cell>
          <table:table-cell office:value-type="date" office:date-value="2022-05-28T00:00:00" table:style-name="ce3">
            <text:p>28/05/2022</text:p>
          </table:table-cell>
          <table:table-cell office:value-type="float" office:value="730000" table:style-name="ce4">
            <text:p>R$ 730.000,0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Gerência Executiva do Ibama em Ji-Paraná/RO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06-03T00:00:00" table:style-name="ce3">
            <text:p>03/06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0318/2018-85</text:p>
          </table:table-cell>
          <table:table-cell office:value-type="float" office:value="9494013" table:style-name="ce2">
            <text:p>9494013</text:p>
          </table:table-cell>
          <table:table-cell office:value-type="string" table:style-name="ce1">
            <text:p>917284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.M. COMÉRCIO E BENEFICIAMENTO DE MADEIRAS EIRELI - ME</text:p>
          </table:table-cell>
          <table:table-cell office:value-type="string" table:style-name="ce1">
            <text:p>2156522000013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1-18T00:00:00" table:style-name="ce3">
            <text:p>18/01/2018</text:p>
          </table:table-cell>
          <table:table-cell office:value-type="date" office:date-value="2018-01-22T00:00:00" table:style-name="ce3">
            <text:p>22/01/2018</text:p>
          </table:table-cell>
          <table:table-cell office:value-type="date" office:date-value="2019-06-12T00:00:00" table:style-name="ce3">
            <text:p>12/06/2019</text:p>
          </table:table-cell>
          <table:table-cell office:value-type="date" office:date-value="2022-06-12T00:00:00" table:style-name="ce3">
            <text:p>12/06/2022</text:p>
          </table:table-cell>
          <table:table-cell office:value-type="float" office:value="5553" table:style-name="ce4">
            <text:p>R$ 5.553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0-11-16T00:00:00" table:style-name="ce3">
            <text:p>16/11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0341/2016-16</text:p>
          </table:table-cell>
          <table:table-cell office:value-type="float" office:value="8117097" table:style-name="ce2">
            <text:p>8117097</text:p>
          </table:table-cell>
          <table:table-cell office:value-type="string" table:style-name="ce1">
            <text:p>910553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OSÉ MARIA BATISTA</text:p>
          </table:table-cell>
          <table:table-cell office:value-type="string" table:style-name="ce1">
            <text:p>2581508329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6-03-03T00:00:00" table:style-name="ce3">
            <text:p>03/03/2016</text:p>
          </table:table-cell>
          <table:table-cell office:value-type="date" office:date-value="2016-03-14T00:00:00" table:style-name="ce3">
            <text:p>14/03/2016</text:p>
          </table:table-cell>
          <table:table-cell office:value-type="date" office:date-value="2019-04-18T00:00:00" table:style-name="ce3">
            <text:p>18/04/2019</text:p>
          </table:table-cell>
          <table:table-cell office:value-type="date" office:date-value="2022-04-18T00:00:00" table:style-name="ce3">
            <text:p>18/04/2022</text:p>
          </table:table-cell>
          <table:table-cell office:value-type="float" office:value="135000" table:style-name="ce4">
            <text:p>R$ 135.000,0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2-06-14T00:00:00" table:style-name="ce3">
            <text:p>14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0401/2016-92</text:p>
          </table:table-cell>
          <table:table-cell office:value-type="float" office:value="8093599" table:style-name="ce2">
            <text:p>8093599</text:p>
          </table:table-cell>
          <table:table-cell office:value-type="string" table:style-name="ce1">
            <text:p>910325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INAS RONDONIA INDUSTRIA E COMERCIO DE MADEIRAS EIRELI ME</text:p>
          </table:table-cell>
          <table:table-cell office:value-type="string" table:style-name="ce1">
            <text:p>1769549600016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e impug./defesa</text:p>
          </table:table-cell>
          <table:table-cell office:value-type="date" office:date-value="2016-03-10T00:00:00" table:style-name="ce3">
            <text:p>10/03/2016</text:p>
          </table:table-cell>
          <table:table-cell office:value-type="date" office:date-value="2016-07-13T00:00:00" table:style-name="ce3">
            <text:p>13/07/2016</text:p>
          </table:table-cell>
          <table:table-cell office:value-type="date" office:date-value="2019-04-24T00:00:00" table:style-name="ce3">
            <text:p>24/04/2019</text:p>
          </table:table-cell>
          <table:table-cell office:value-type="date" office:date-value="2022-04-24T00:00:00" table:style-name="ce3">
            <text:p>24/04/2022</text:p>
          </table:table-cell>
          <table:table-cell office:value-type="float" office:value="52500" table:style-name="ce4">
            <text:p>R$ 52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2-06-14T00:00:00" table:style-name="ce3">
            <text:p>14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0487/2016-53</text:p>
          </table:table-cell>
          <table:table-cell office:value-type="float" office:value="11227205" table:style-name="ce2">
            <text:p>11227205</text:p>
          </table:table-cell>
          <table:table-cell office:value-type="string" table:style-name="ce1">
            <text:p>909135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DEIREIRA BOTELHO LTDA</text:p>
          </table:table-cell>
          <table:table-cell office:value-type="string" table:style-name="ce1">
            <text:p>34725994000125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6-02-23T00:00:00" table:style-name="ce3">
            <text:p>23/02/2016</text:p>
          </table:table-cell>
          <table:table-cell office:value-type="date" office:date-value="2019-05-18T00:00:00" table:style-name="ce3">
            <text:p>18/05/2019</text:p>
          </table:table-cell>
          <table:table-cell office:value-type="date" office:date-value="2019-05-20T00:00:00" table:style-name="ce3">
            <text:p>20/05/2019</text:p>
          </table:table-cell>
          <table:table-cell office:value-type="date" office:date-value="2022-05-20T00:00:00" table:style-name="ce3">
            <text:p>20/05/2022</text:p>
          </table:table-cell>
          <table:table-cell office:value-type="float" office:value="11500" table:style-name="ce4">
            <text:p>R$ 1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Coordenação Geral de Fiscalização</text:p>
          </table:table-cell>
          <table:table-cell office:value-type="string" table:style-name="ce1">
            <text:p>COORDENAÇÃO DE CONTROLE E LOGÍSTICA DA FISCALIZAÇÃO</text:p>
          </table:table-cell>
          <table:table-cell office:value-type="string" table:style-name="ce1">
            <text:p>-</text:p>
          </table:table-cell>
          <table:table-cell office:value-type="date" office:date-value="2020-02-18T00:00:00" table:style-name="ce3">
            <text:p>18/02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0499/2013-35</text:p>
          </table:table-cell>
          <table:table-cell office:value-type="float" office:value="5473751" table:style-name="ce2">
            <text:p>5473751</text:p>
          </table:table-cell>
          <table:table-cell office:value-type="string" table:style-name="ce1">
            <text:p>470515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ABRICIA SILVA DE OLIVEIRA</text:p>
          </table:table-cell>
          <table:table-cell office:value-type="string" table:style-name="ce1">
            <text:p>0182562522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3-04-27T00:00:00" table:style-name="ce3">
            <text:p>27/04/2013</text:p>
          </table:table-cell>
          <table:table-cell office:value-type="date" office:date-value="2019-01-16T00:00:00" table:style-name="ce3">
            <text:p>16/01/2019</text:p>
          </table:table-cell>
          <table:table-cell office:value-type="date" office:date-value="2019-04-09T00:00:00" table:style-name="ce3">
            <text:p>09/04/2019</text:p>
          </table:table-cell>
          <table:table-cell office:value-type="date" office:date-value="2022-04-09T00:00:00" table:style-name="ce3">
            <text:p>09/04/2022</text:p>
          </table:table-cell>
          <table:table-cell office:value-type="float" office:value="100000" table:style-name="ce4">
            <text:p>R$ 100.000,0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1-09-16T00:00:00" table:style-name="ce3">
            <text:p>16/09/2021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0528/2016-10</text:p>
          </table:table-cell>
          <table:table-cell office:value-type="float" office:value="8126098" table:style-name="ce2">
            <text:p>8126098</text:p>
          </table:table-cell>
          <table:table-cell office:value-type="string" table:style-name="ce1">
            <text:p>907779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dinaldo Soares Dias - ME</text:p>
          </table:table-cell>
          <table:table-cell office:value-type="string" table:style-name="ce1">
            <text:p>14992512000196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6-03-22T00:00:00" table:style-name="ce3">
            <text:p>22/03/2016</text:p>
          </table:table-cell>
          <table:table-cell office:value-type="date" office:date-value="2016-03-22T00:00:00" table:style-name="ce3">
            <text:p>22/03/2016</text:p>
          </table:table-cell>
          <table:table-cell office:value-type="date" office:date-value="2022-05-25T00:00:00" table:style-name="ce3">
            <text:p>25/05/2022</text:p>
          </table:table-cell>
          <table:table-cell office:value-type="date" office:date-value="2022-05-23T00:00:00" table:style-name="ce3">
            <text:p>23/05/2022</text:p>
          </table:table-cell>
          <table:table-cell office:value-type="float" office:value="9316.5" table:style-name="ce4">
            <text:p>R$ 9.316,5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DIVISÃO TÉCNICO-AMBIENTAL - RO</text:p>
          </table:table-cell>
          <table:table-cell office:value-type="string" table:style-name="ce1">
            <text:p>RO</text:p>
          </table:table-cell>
          <table:table-cell office:value-type="date" office:date-value="2022-05-25T00:00:00" table:style-name="ce3">
            <text:p>25/05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0648/2014-47</text:p>
          </table:table-cell>
          <table:table-cell office:value-type="float" office:value="6372928" table:style-name="ce2">
            <text:p>6372928</text:p>
          </table:table-cell>
          <table:table-cell office:value-type="string" table:style-name="ce1">
            <text:p>905024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ERGIO BEZERRA SOARES</text:p>
          </table:table-cell>
          <table:table-cell office:value-type="string" table:style-name="ce1">
            <text:p>6911046823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e impug./defesa</text:p>
          </table:table-cell>
          <table:table-cell office:value-type="date" office:date-value="2014-03-18T00:00:00" table:style-name="ce3">
            <text:p>18/03/2014</text:p>
          </table:table-cell>
          <table:table-cell office:value-type="date" office:date-value="2016-09-19T00:00:00" table:style-name="ce3">
            <text:p>19/09/2016</text:p>
          </table:table-cell>
          <table:table-cell office:value-type="date" office:date-value="2019-03-26T00:00:00" table:style-name="ce3">
            <text:p>26/03/2019</text:p>
          </table:table-cell>
          <table:table-cell office:value-type="date" office:date-value="2022-03-26T00:00:00" table:style-name="ce3">
            <text:p>26/03/2022</text:p>
          </table:table-cell>
          <table:table-cell office:value-type="float" office:value="70000" table:style-name="ce4">
            <text:p>R$ 70.000,0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0-04-27T00:00:00" table:style-name="ce3">
            <text:p>27/04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0667/2019-88</text:p>
          </table:table-cell>
          <table:table-cell office:value-type="float" office:value="10065768" table:style-name="ce2">
            <text:p>10065768</text:p>
          </table:table-cell>
          <table:table-cell office:value-type="string" table:style-name="ce1">
            <text:p>922390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RPM MATERIAIS PARA CONSTRUCAO LTDA</text:p>
          </table:table-cell>
          <table:table-cell office:value-type="string" table:style-name="ce1">
            <text:p>1154198300019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2-07T00:00:00" table:style-name="ce3">
            <text:p>07/12/2018</text:p>
          </table:table-cell>
          <table:table-cell office:value-type="date" office:date-value="2018-12-20T00:00:00" table:style-name="ce3">
            <text:p>20/12/2018</text:p>
          </table:table-cell>
          <table:table-cell office:value-type="date" office:date-value="2022-04-27T00:00:00" table:style-name="ce3">
            <text:p>27/04/2022</text:p>
          </table:table-cell>
          <table:table-cell office:value-type="date" office:date-value="2022-02-26T00:00:00" table:style-name="ce3">
            <text:p>26/02/2022</text:p>
          </table:table-cell>
          <table:table-cell office:value-type="float" office:value="52500" table:style-name="ce4">
            <text:p>R$ 52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2-04-27T00:00:00" table:style-name="ce3">
            <text:p>27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0668/2019-22</text:p>
          </table:table-cell>
          <table:table-cell office:value-type="float" office:value="10061190" table:style-name="ce2">
            <text:p>10061190</text:p>
          </table:table-cell>
          <table:table-cell office:value-type="string" table:style-name="ce1">
            <text:p>922371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RPM MATERIAIS PARA CONSTRUCAO LTDA</text:p>
          </table:table-cell>
          <table:table-cell office:value-type="string" table:style-name="ce1">
            <text:p>1154198300019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2-10T00:00:00" table:style-name="ce3">
            <text:p>10/12/2018</text:p>
          </table:table-cell>
          <table:table-cell office:value-type="date" office:date-value="2018-12-13T00:00:00" table:style-name="ce3">
            <text:p>13/12/2018</text:p>
          </table:table-cell>
          <table:table-cell office:value-type="date" office:date-value="2022-04-27T00:00:00" table:style-name="ce3">
            <text:p>27/04/2022</text:p>
          </table:table-cell>
          <table:table-cell office:value-type="date" office:date-value="2022-02-26T00:00:00" table:style-name="ce3">
            <text:p>26/02/2022</text:p>
          </table:table-cell>
          <table:table-cell office:value-type="float" office:value="52500" table:style-name="ce4">
            <text:p>R$ 52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2-04-27T00:00:00" table:style-name="ce3">
            <text:p>27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0670/2019-00</text:p>
          </table:table-cell>
          <table:table-cell office:value-type="float" office:value="10061197" table:style-name="ce2">
            <text:p>10061197</text:p>
          </table:table-cell>
          <table:table-cell office:value-type="string" table:style-name="ce1">
            <text:p>922492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DEIREIRA ITAGIBA - T A S SERVICOS DE TRANSPORTES DE CARGA</text:p>
          </table:table-cell>
          <table:table-cell office:value-type="string" table:style-name="ce1">
            <text:p>8459599000014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2-12T00:00:00" table:style-name="ce3">
            <text:p>12/12/2018</text:p>
          </table:table-cell>
          <table:table-cell office:value-type="date" office:date-value="2018-12-13T00:00:00" table:style-name="ce3">
            <text:p>13/12/2018</text:p>
          </table:table-cell>
          <table:table-cell office:value-type="date" office:date-value="2019-02-26T00:00:00" table:style-name="ce3">
            <text:p>26/02/2019</text:p>
          </table:table-cell>
          <table:table-cell office:value-type="date" office:date-value="2022-02-26T00:00:00" table:style-name="ce3">
            <text:p>26/02/2022</text:p>
          </table:table-cell>
          <table:table-cell office:value-type="float" office:value="52500" table:style-name="ce4">
            <text:p>R$ 52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11-11T00:00:00" table:style-name="ce3">
            <text:p>11/11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0673/2019-35</text:p>
          </table:table-cell>
          <table:table-cell office:value-type="float" office:value="10068431" table:style-name="ce2">
            <text:p>10068431</text:p>
          </table:table-cell>
          <table:table-cell office:value-type="string" table:style-name="ce1">
            <text:p>921709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ROCHO MATERIAL PARA CONSTRUÇÃO EIRELI ME</text:p>
          </table:table-cell>
          <table:table-cell office:value-type="string" table:style-name="ce1">
            <text:p>2797719200014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2-28T00:00:00" table:style-name="ce3">
            <text:p>28/12/2018</text:p>
          </table:table-cell>
          <table:table-cell office:value-type="date" office:date-value="2018-12-28T00:00:00" table:style-name="ce3">
            <text:p>28/12/2018</text:p>
          </table:table-cell>
          <table:table-cell office:value-type="date" office:date-value="2019-02-11T00:00:00" table:style-name="ce3">
            <text:p>11/02/2019</text:p>
          </table:table-cell>
          <table:table-cell office:value-type="date" office:date-value="2022-02-11T00:00:00" table:style-name="ce3">
            <text:p>11/02/2022</text:p>
          </table:table-cell>
          <table:table-cell office:value-type="float" office:value="52500" table:style-name="ce4">
            <text:p>R$ 52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TECNICO SETORIAL DESCENTRALIZADO DE INSTRUÇÃO PROCESSUAL DE AUTOS DE INFRAÇÃO - RO</text:p>
          </table:table-cell>
          <table:table-cell office:value-type="string" table:style-name="ce1">
            <text:p>RO</text:p>
          </table:table-cell>
          <table:table-cell office:value-type="date" office:date-value="2019-03-07T00:00:00" table:style-name="ce3">
            <text:p>07/03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0748/2016-35</text:p>
          </table:table-cell>
          <table:table-cell office:value-type="float" office:value="8153301" table:style-name="ce2">
            <text:p>8153301</text:p>
          </table:table-cell>
          <table:table-cell office:value-type="string" table:style-name="ce1">
            <text:p>907780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N. MEZZOMO EIRELI</text:p>
          </table:table-cell>
          <table:table-cell office:value-type="string" table:style-name="ce1">
            <text:p>0479800500016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e impug./defesa</text:p>
          </table:table-cell>
          <table:table-cell office:value-type="date" office:date-value="2016-04-11T00:00:00" table:style-name="ce3">
            <text:p>11/04/2016</text:p>
          </table:table-cell>
          <table:table-cell office:value-type="date" office:date-value="2016-05-31T00:00:00" table:style-name="ce3">
            <text:p>31/05/2016</text:p>
          </table:table-cell>
          <table:table-cell office:value-type="date" office:date-value="2022-05-31T00:00:00" table:style-name="ce3">
            <text:p>31/05/2022</text:p>
          </table:table-cell>
          <table:table-cell office:value-type="date" office:date-value="2022-05-13T00:00:00" table:style-name="ce3">
            <text:p>13/05/2022</text:p>
          </table:table-cell>
          <table:table-cell office:value-type="float" office:value="361500" table:style-name="ce4">
            <text:p>R$ 36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RO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0757/2015-45</text:p>
          </table:table-cell>
          <table:table-cell office:value-type="float" office:value="7405838" table:style-name="ce2">
            <text:p>7405838</text:p>
          </table:table-cell>
          <table:table-cell office:value-type="string" table:style-name="ce1">
            <text:p>909126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INDUSTRIA E COMERCIO DE MADEIRAS ARARAS IMP. E EXP LTDA-EPP</text:p>
          </table:table-cell>
          <table:table-cell office:value-type="string" table:style-name="ce1">
            <text:p>0890585500017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ara nova homologação</text:p>
          </table:table-cell>
          <table:table-cell office:value-type="date" office:date-value="2015-05-06T00:00:00" table:style-name="ce3">
            <text:p>06/05/2015</text:p>
          </table:table-cell>
          <table:table-cell office:value-type="date" office:date-value="2018-12-18T00:00:00" table:style-name="ce3">
            <text:p>18/12/2018</text:p>
          </table:table-cell>
          <table:table-cell office:value-type="date" office:date-value="2019-01-18T00:00:00" table:style-name="ce3">
            <text:p>18/01/2019</text:p>
          </table:table-cell>
          <table:table-cell office:value-type="date" office:date-value="2022-01-18T00:00:00" table:style-name="ce3">
            <text:p>18/01/2022</text:p>
          </table:table-cell>
          <table:table-cell office:value-type="float" office:value="34446.300000000003" table:style-name="ce4">
            <text:p>R$ 34.446,3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0-05-15T00:00:00" table:style-name="ce3">
            <text:p>15/05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0798/2016-12</text:p>
          </table:table-cell>
          <table:table-cell office:value-type="float" office:value="8153334" table:style-name="ce2">
            <text:p>8153334</text:p>
          </table:table-cell>
          <table:table-cell office:value-type="string" table:style-name="ce1">
            <text:p>910358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ERGIO MOREIRA SILVA</text:p>
          </table:table-cell>
          <table:table-cell office:value-type="string" table:style-name="ce1">
            <text:p>6751942320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6-04-08T00:00:00" table:style-name="ce3">
            <text:p>08/04/2016</text:p>
          </table:table-cell>
          <table:table-cell office:value-type="date" office:date-value="2016-04-15T00:00:00" table:style-name="ce3">
            <text:p>15/04/2016</text:p>
          </table:table-cell>
          <table:table-cell office:value-type="date" office:date-value="2019-04-02T00:00:00" table:style-name="ce3">
            <text:p>02/04/2019</text:p>
          </table:table-cell>
          <table:table-cell office:value-type="date" office:date-value="2022-04-02T00:00:00" table:style-name="ce3">
            <text:p>02/04/2022</text:p>
          </table:table-cell>
          <table:table-cell office:value-type="float" office:value="7037.7" table:style-name="ce4">
            <text:p>R$ 7.037,7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TECNICO SETORIAL DESCENTRALIZADO DE INSTRUÇÃO PROCESSUAL DE AUTOS DE INFRAÇÃO - RO</text:p>
          </table:table-cell>
          <table:table-cell office:value-type="string" table:style-name="ce1">
            <text:p>RO</text:p>
          </table:table-cell>
          <table:table-cell office:value-type="date" office:date-value="2019-04-02T00:00:00" table:style-name="ce3">
            <text:p>02/04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0849/2016-14</text:p>
          </table:table-cell>
          <table:table-cell office:value-type="float" office:value="8160012" table:style-name="ce2">
            <text:p>8160012</text:p>
          </table:table-cell>
          <table:table-cell office:value-type="string" table:style-name="ce1">
            <text:p>908495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FORMINORTE INDUSTRIA E COMERCIO LTDA EPP</text:p>
          </table:table-cell>
          <table:table-cell office:value-type="string" table:style-name="ce1">
            <text:p>0305024500011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6-04-25T00:00:00" table:style-name="ce3">
            <text:p>25/04/2016</text:p>
          </table:table-cell>
          <table:table-cell office:value-type="date" office:date-value="2016-04-27T00:00:00" table:style-name="ce3">
            <text:p>27/04/2016</text:p>
          </table:table-cell>
          <table:table-cell office:value-type="date" office:date-value="2019-06-14T00:00:00" table:style-name="ce3">
            <text:p>14/06/2019</text:p>
          </table:table-cell>
          <table:table-cell office:value-type="date" office:date-value="2022-06-14T00:00:00" table:style-name="ce3">
            <text:p>14/06/2022</text:p>
          </table:table-cell>
          <table:table-cell office:value-type="float" office:value="161500" table:style-name="ce4">
            <text:p>R$ 161.500,0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2-06-14T00:00:00" table:style-name="ce3">
            <text:p>14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0861/2015-30</text:p>
          </table:table-cell>
          <table:table-cell office:value-type="float" office:value="7413641" table:style-name="ce2">
            <text:p>7413641</text:p>
          </table:table-cell>
          <table:table-cell office:value-type="string" table:style-name="ce1">
            <text:p>907961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VALDEMIR DE SOUZA</text:p>
          </table:table-cell>
          <table:table-cell office:value-type="string" table:style-name="ce1">
            <text:p>65299140215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5-06-06T00:00:00" table:style-name="ce3">
            <text:p>06/06/2015</text:p>
          </table:table-cell>
          <table:table-cell office:value-type="date" office:date-value="2017-10-30T00:00:00" table:style-name="ce3">
            <text:p>30/10/2017</text:p>
          </table:table-cell>
          <table:table-cell office:value-type="date" office:date-value="2019-01-17T00:00:00" table:style-name="ce3">
            <text:p>17/01/2019</text:p>
          </table:table-cell>
          <table:table-cell office:value-type="date" office:date-value="2022-01-17T00:00:00" table:style-name="ce3">
            <text:p>17/01/2022</text:p>
          </table:table-cell>
          <table:table-cell office:value-type="float" office:value="6500" table:style-name="ce4">
            <text:p>R$ 6.500,0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1-05-18T00:00:00" table:style-name="ce3">
            <text:p>18/05/2021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0868/2016-32</text:p>
          </table:table-cell>
          <table:table-cell office:value-type="float" office:value="8159268" table:style-name="ce2">
            <text:p>8159268</text:p>
          </table:table-cell>
          <table:table-cell office:value-type="string" table:style-name="ce1">
            <text:p>91140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demilson Lopes Soares</text:p>
          </table:table-cell>
          <table:table-cell office:value-type="string" table:style-name="ce1">
            <text:p>6170929820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6-04-25T00:00:00" table:style-name="ce3">
            <text:p>25/04/2016</text:p>
          </table:table-cell>
          <table:table-cell office:value-type="date" office:date-value="2019-06-03T00:00:00" table:style-name="ce3">
            <text:p>03/06/2019</text:p>
          </table:table-cell>
          <table:table-cell office:value-type="date" office:date-value="2019-06-14T00:00:00" table:style-name="ce3">
            <text:p>14/06/2019</text:p>
          </table:table-cell>
          <table:table-cell office:value-type="date" office:date-value="2022-06-14T00:00:00" table:style-name="ce3">
            <text:p>14/06/2022</text:p>
          </table:table-cell>
          <table:table-cell office:value-type="float" office:value="127500" table:style-name="ce4">
            <text:p>R$ 127.500,0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NÚCLEO TECNICO SETORIAL DESCENTRALIZADO DE INSTRUÇÃO PROCESSUAL DE AUTOS DE INFRAÇÃO - RO</text:p>
          </table:table-cell>
          <table:table-cell office:value-type="string" table:style-name="ce1">
            <text:p>RO</text:p>
          </table:table-cell>
          <table:table-cell office:value-type="date" office:date-value="2019-07-09T00:00:00" table:style-name="ce3">
            <text:p>09/07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0873/2016-45</text:p>
          </table:table-cell>
          <table:table-cell office:value-type="float" office:value="8159253" table:style-name="ce2">
            <text:p>8159253</text:p>
          </table:table-cell>
          <table:table-cell office:value-type="string" table:style-name="ce1">
            <text:p>908811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ILTON GOMES DOS SANTOS</text:p>
          </table:table-cell>
          <table:table-cell office:value-type="string" table:style-name="ce1">
            <text:p>9278280925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6-04-13T00:00:00" table:style-name="ce3">
            <text:p>13/04/2016</text:p>
          </table:table-cell>
          <table:table-cell office:value-type="date" office:date-value="2019-04-08T00:00:00" table:style-name="ce3">
            <text:p>08/04/2019</text:p>
          </table:table-cell>
          <table:table-cell office:value-type="date" office:date-value="2019-06-12T00:00:00" table:style-name="ce3">
            <text:p>12/06/2019</text:p>
          </table:table-cell>
          <table:table-cell office:value-type="date" office:date-value="2022-06-12T00:00:00" table:style-name="ce3">
            <text:p>12/06/2022</text:p>
          </table:table-cell>
          <table:table-cell office:value-type="float" office:value="81228.75" table:style-name="ce4">
            <text:p>R$ 81.228,75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06-14T00:00:00" table:style-name="ce3">
            <text:p>14/06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0885/2016-70</text:p>
          </table:table-cell>
          <table:table-cell office:value-type="float" office:value="8159247" table:style-name="ce2">
            <text:p>8159247</text:p>
          </table:table-cell>
          <table:table-cell office:value-type="string" table:style-name="ce1">
            <text:p>908810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PEDRO GREGORIO</text:p>
          </table:table-cell>
          <table:table-cell office:value-type="string" table:style-name="ce1">
            <text:p>5271506096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6-04-12T00:00:00" table:style-name="ce3">
            <text:p>12/04/2016</text:p>
          </table:table-cell>
          <table:table-cell office:value-type="date" office:date-value="2019-04-08T00:00:00" table:style-name="ce3">
            <text:p>08/04/2019</text:p>
          </table:table-cell>
          <table:table-cell office:value-type="date" office:date-value="2019-06-12T00:00:00" table:style-name="ce3">
            <text:p>12/06/2019</text:p>
          </table:table-cell>
          <table:table-cell office:value-type="date" office:date-value="2022-06-12T00:00:00" table:style-name="ce3">
            <text:p>12/06/2022</text:p>
          </table:table-cell>
          <table:table-cell office:value-type="float" office:value="91443.75" table:style-name="ce4">
            <text:p>R$ 91.443,75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06-14T00:00:00" table:style-name="ce3">
            <text:p>14/06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0902/2016-79</text:p>
          </table:table-cell>
          <table:table-cell office:value-type="float" office:value="8160034" table:style-name="ce2">
            <text:p>8160034</text:p>
          </table:table-cell>
          <table:table-cell office:value-type="string" table:style-name="ce1">
            <text:p>91167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OMERCIO E BENEFICIAMENTO DE MADEIRAS MADEBUR LTDA</text:p>
          </table:table-cell>
          <table:table-cell office:value-type="string" table:style-name="ce1">
            <text:p>1080723400010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6-04-26T00:00:00" table:style-name="ce3">
            <text:p>26/04/2016</text:p>
          </table:table-cell>
          <table:table-cell office:value-type="date" office:date-value="2016-04-27T00:00:00" table:style-name="ce3">
            <text:p>27/04/2016</text:p>
          </table:table-cell>
          <table:table-cell office:value-type="date" office:date-value="2022-05-18T00:00:00" table:style-name="ce3">
            <text:p>18/05/2022</text:p>
          </table:table-cell>
          <table:table-cell office:value-type="date" office:date-value="2022-04-05T00:00:00" table:style-name="ce3">
            <text:p>05/04/2022</text:p>
          </table:table-cell>
          <table:table-cell office:value-type="float" office:value="52500" table:style-name="ce4">
            <text:p>R$ 52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6-14T00:00:00" table:style-name="ce3">
            <text:p>14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0931/2016-31</text:p>
          </table:table-cell>
          <table:table-cell office:value-type="float" office:value="8159317" table:style-name="ce2">
            <text:p>8159317</text:p>
          </table:table-cell>
          <table:table-cell office:value-type="string" table:style-name="ce1">
            <text:p>906271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OSANIA CARVALHO DE OLIVEIRA</text:p>
          </table:table-cell>
          <table:table-cell office:value-type="string" table:style-name="ce1">
            <text:p>7621533420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6-04-15T00:00:00" table:style-name="ce3">
            <text:p>15/04/2016</text:p>
          </table:table-cell>
          <table:table-cell office:value-type="date" office:date-value="2019-04-08T00:00:00" table:style-name="ce3">
            <text:p>08/04/2019</text:p>
          </table:table-cell>
          <table:table-cell office:value-type="date" office:date-value="2019-06-12T00:00:00" table:style-name="ce3">
            <text:p>12/06/2019</text:p>
          </table:table-cell>
          <table:table-cell office:value-type="date" office:date-value="2022-06-12T00:00:00" table:style-name="ce3">
            <text:p>12/06/2022</text:p>
          </table:table-cell>
          <table:table-cell office:value-type="float" office:value="91805.62" table:style-name="ce4">
            <text:p>R$ 91.805,62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06-14T00:00:00" table:style-name="ce3">
            <text:p>14/06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0954/2016-45</text:p>
          </table:table-cell>
          <table:table-cell office:value-type="float" office:value="8159328" table:style-name="ce2">
            <text:p>8159328</text:p>
          </table:table-cell>
          <table:table-cell office:value-type="string" table:style-name="ce1">
            <text:p>909898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LAIN JEVAN LEONEL</text:p>
          </table:table-cell>
          <table:table-cell office:value-type="string" table:style-name="ce1">
            <text:p>4095407220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6-04-21T00:00:00" table:style-name="ce3">
            <text:p>21/04/2016</text:p>
          </table:table-cell>
          <table:table-cell office:value-type="date" office:date-value="2016-04-27T00:00:00" table:style-name="ce3">
            <text:p>27/04/2016</text:p>
          </table:table-cell>
          <table:table-cell office:value-type="date" office:date-value="2022-05-19T00:00:00" table:style-name="ce3">
            <text:p>19/05/2022</text:p>
          </table:table-cell>
          <table:table-cell office:value-type="date" office:date-value="2022-04-24T00:00:00" table:style-name="ce3">
            <text:p>24/04/2022</text:p>
          </table:table-cell>
          <table:table-cell office:value-type="float" office:value="52500" table:style-name="ce4">
            <text:p>R$ 52.500,00</text:p>
          </table:table-cell>
          <table:table-cell office:value-type="string" table:style-name="ce1">
            <text:p>AM</text:p>
          </table:table-cell>
          <table:table-cell office:value-type="string" table:style-name="ce1">
            <text:p>Superintendência do Ibama no Estado do Amazonas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5-20T00:00:00" table:style-name="ce3">
            <text:p>20/05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0979/2013-04</text:p>
          </table:table-cell>
          <table:table-cell office:value-type="float" office:value="5519192" table:style-name="ce2">
            <text:p>5519192</text:p>
          </table:table-cell>
          <table:table-cell office:value-type="string" table:style-name="ce1">
            <text:p>729575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osé Anilton Zancanella</text:p>
          </table:table-cell>
          <table:table-cell office:value-type="string" table:style-name="ce1">
            <text:p>5898504222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3-06-11T00:00:00" table:style-name="ce3">
            <text:p>11/06/2013</text:p>
          </table:table-cell>
          <table:table-cell office:value-type="date" office:date-value="2019-04-17T00:00:00" table:style-name="ce3">
            <text:p>17/04/2019</text:p>
          </table:table-cell>
          <table:table-cell office:value-type="date" office:date-value="2019-06-03T00:00:00" table:style-name="ce3">
            <text:p>03/06/2019</text:p>
          </table:table-cell>
          <table:table-cell office:value-type="date" office:date-value="2022-06-03T00:00:00" table:style-name="ce3">
            <text:p>03/06/2022</text:p>
          </table:table-cell>
          <table:table-cell office:value-type="float" office:value="123750" table:style-name="ce4">
            <text:p>R$ 123.750,0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0-04-28T00:00:00" table:style-name="ce3">
            <text:p>28/04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1004/2015-57</text:p>
          </table:table-cell>
          <table:table-cell office:value-type="float" office:value="7432328" table:style-name="ce2">
            <text:p>7432328</text:p>
          </table:table-cell>
          <table:table-cell office:value-type="string" table:style-name="ce1">
            <text:p>908814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dnaldo da Silva Oliveira</text:p>
          </table:table-cell>
          <table:table-cell office:value-type="string" table:style-name="ce1">
            <text:p>6262688420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e impug./defesa</text:p>
          </table:table-cell>
          <table:table-cell office:value-type="date" office:date-value="2015-07-06T00:00:00" table:style-name="ce3">
            <text:p>06/07/2015</text:p>
          </table:table-cell>
          <table:table-cell office:value-type="date" office:date-value="2015-09-24T00:00:00" table:style-name="ce3">
            <text:p>24/09/2015</text:p>
          </table:table-cell>
          <table:table-cell office:value-type="date" office:date-value="2019-02-01T00:00:00" table:style-name="ce3">
            <text:p>01/02/2019</text:p>
          </table:table-cell>
          <table:table-cell office:value-type="date" office:date-value="2022-02-01T00:00:00" table:style-name="ce3">
            <text:p>01/02/2022</text:p>
          </table:table-cell>
          <table:table-cell office:value-type="float" office:value="22000" table:style-name="ce4">
            <text:p>R$ 22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0-05-27T00:00:00" table:style-name="ce3">
            <text:p>27/05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1044/2016-80</text:p>
          </table:table-cell>
          <table:table-cell office:value-type="float" office:value="8163795" table:style-name="ce2">
            <text:p>8163795</text:p>
          </table:table-cell>
          <table:table-cell office:value-type="string" table:style-name="ce1">
            <text:p>91068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AMINADOS REI SOL LTDA-ME</text:p>
          </table:table-cell>
          <table:table-cell office:value-type="string" table:style-name="ce1">
            <text:p>0956095100019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6-05-02T00:00:00" table:style-name="ce3">
            <text:p>02/05/2016</text:p>
          </table:table-cell>
          <table:table-cell office:value-type="date" office:date-value="2016-05-03T00:00:00" table:style-name="ce3">
            <text:p>03/05/2016</text:p>
          </table:table-cell>
          <table:table-cell office:value-type="date" office:date-value="2022-05-23T00:00:00" table:style-name="ce3">
            <text:p>23/05/2022</text:p>
          </table:table-cell>
          <table:table-cell office:value-type="date" office:date-value="2022-03-15T00:00:00" table:style-name="ce3">
            <text:p>15/03/2022</text:p>
          </table:table-cell>
          <table:table-cell office:value-type="float" office:value="51500" table:style-name="ce4">
            <text:p>R$ 5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5-24T00:00:00" table:style-name="ce3">
            <text:p>24/05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1045/2016-24</text:p>
          </table:table-cell>
          <table:table-cell office:value-type="float" office:value="8163794" table:style-name="ce2">
            <text:p>8163794</text:p>
          </table:table-cell>
          <table:table-cell office:value-type="string" table:style-name="ce1">
            <text:p>91068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AMINADOS REI SOL LTDA-ME</text:p>
          </table:table-cell>
          <table:table-cell office:value-type="string" table:style-name="ce1">
            <text:p>0956095100019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6-05-02T00:00:00" table:style-name="ce3">
            <text:p>02/05/2016</text:p>
          </table:table-cell>
          <table:table-cell office:value-type="date" office:date-value="2016-05-03T00:00:00" table:style-name="ce3">
            <text:p>03/05/2016</text:p>
          </table:table-cell>
          <table:table-cell office:value-type="date" office:date-value="2022-05-12T00:00:00" table:style-name="ce3">
            <text:p>12/05/2022</text:p>
          </table:table-cell>
          <table:table-cell office:value-type="date" office:date-value="2022-03-15T00:00:00" table:style-name="ce3">
            <text:p>15/03/2022</text:p>
          </table:table-cell>
          <table:table-cell office:value-type="float" office:value="51500" table:style-name="ce4">
            <text:p>R$ 5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RO</text:p>
          </table:table-cell>
          <table:table-cell office:value-type="date" office:date-value="2022-05-12T00:00:00" table:style-name="ce3">
            <text:p>12/05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1081/2019-31</text:p>
          </table:table-cell>
          <table:table-cell office:value-type="float" office:value="11165126" table:style-name="ce2">
            <text:p>11165126</text:p>
          </table:table-cell>
          <table:table-cell office:value-type="string" table:style-name="ce1">
            <text:p>918962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terial de Construção Bom Preço Ltda</text:p>
          </table:table-cell>
          <table:table-cell office:value-type="string" table:style-name="ce1">
            <text:p>0584482900019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9-02-27T00:00:00" table:style-name="ce3">
            <text:p>27/02/2019</text:p>
          </table:table-cell>
          <table:table-cell office:value-type="date" office:date-value="2019-02-27T00:00:00" table:style-name="ce3">
            <text:p>27/02/2019</text:p>
          </table:table-cell>
          <table:table-cell office:value-type="date" office:date-value="2022-06-08T00:00:00" table:style-name="ce3">
            <text:p>08/06/2022</text:p>
          </table:table-cell>
          <table:table-cell office:value-type="date" office:date-value="2022-05-15T00:00:00" table:style-name="ce3">
            <text:p>15/05/2022</text:p>
          </table:table-cell>
          <table:table-cell office:value-type="float" office:value="111500" table:style-name="ce4">
            <text:p>R$ 11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DIVISÃO TÉCNICO-AMBIENTAL - RO</text:p>
          </table:table-cell>
          <table:table-cell office:value-type="string" table:style-name="ce1">
            <text:p>RO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1158/2016-20</text:p>
          </table:table-cell>
          <table:table-cell office:value-type="float" office:value="8168801" table:style-name="ce2">
            <text:p>8168801</text:p>
          </table:table-cell>
          <table:table-cell office:value-type="string" table:style-name="ce1">
            <text:p>911018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DEIREIRA PORTMAR LTDA</text:p>
          </table:table-cell>
          <table:table-cell office:value-type="string" table:style-name="ce1">
            <text:p>0221429200019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6-05-10T00:00:00" table:style-name="ce3">
            <text:p>10/05/2016</text:p>
          </table:table-cell>
          <table:table-cell office:value-type="date" office:date-value="2016-05-12T00:00:00" table:style-name="ce3">
            <text:p>12/05/2016</text:p>
          </table:table-cell>
          <table:table-cell office:value-type="date" office:date-value="2022-05-20T00:00:00" table:style-name="ce3">
            <text:p>20/05/2022</text:p>
          </table:table-cell>
          <table:table-cell office:value-type="date" office:date-value="2022-04-29T00:00:00" table:style-name="ce3">
            <text:p>29/04/2022</text:p>
          </table:table-cell>
          <table:table-cell office:value-type="float" office:value="52500" table:style-name="ce4">
            <text:p>R$ 52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5-20T00:00:00" table:style-name="ce3">
            <text:p>20/05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1197/2016-27</text:p>
          </table:table-cell>
          <table:table-cell office:value-type="float" office:value="8159857" table:style-name="ce2">
            <text:p>8159857</text:p>
          </table:table-cell>
          <table:table-cell office:value-type="string" table:style-name="ce1">
            <text:p>905070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DRIANA DOS SANTOS SIQUEIRA</text:p>
          </table:table-cell>
          <table:table-cell office:value-type="string" table:style-name="ce1">
            <text:p>7655665427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o recurso</text:p>
          </table:table-cell>
          <table:table-cell office:value-type="date" office:date-value="2016-04-18T00:00:00" table:style-name="ce3">
            <text:p>18/04/2016</text:p>
          </table:table-cell>
          <table:table-cell office:value-type="date" office:date-value="2019-03-27T00:00:00" table:style-name="ce3">
            <text:p>27/03/2019</text:p>
          </table:table-cell>
          <table:table-cell office:value-type="date" office:date-value="2019-03-28T00:00:00" table:style-name="ce3">
            <text:p>28/03/2019</text:p>
          </table:table-cell>
          <table:table-cell office:value-type="date" office:date-value="2022-03-28T00:00:00" table:style-name="ce3">
            <text:p>28/03/2022</text:p>
          </table:table-cell>
          <table:table-cell office:value-type="float" office:value="40000" table:style-name="ce4">
            <text:p>R$ 40.000,0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03-28T00:00:00" table:style-name="ce3">
            <text:p>28/03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1242/2016-43</text:p>
          </table:table-cell>
          <table:table-cell office:value-type="float" office:value="8169224" table:style-name="ce2">
            <text:p>8169224</text:p>
          </table:table-cell>
          <table:table-cell office:value-type="string" table:style-name="ce1">
            <text:p>911547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THAIS DE ALMEIDA COSTA CAMPOS</text:p>
          </table:table-cell>
          <table:table-cell office:value-type="string" table:style-name="ce1">
            <text:p>9637591427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6-05-13T00:00:00" table:style-name="ce3">
            <text:p>13/05/2016</text:p>
          </table:table-cell>
          <table:table-cell office:value-type="date" office:date-value="2016-05-13T00:00:00" table:style-name="ce3">
            <text:p>13/05/2016</text:p>
          </table:table-cell>
          <table:table-cell office:value-type="date" office:date-value="2022-05-12T00:00:00" table:style-name="ce3">
            <text:p>12/05/2022</text:p>
          </table:table-cell>
          <table:table-cell office:value-type="date" office:date-value="2022-04-24T00:00:00" table:style-name="ce3">
            <text:p>24/04/2022</text:p>
          </table:table-cell>
          <table:table-cell office:value-type="float" office:value="11500" table:style-name="ce4">
            <text:p>R$ 1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RO</text:p>
          </table:table-cell>
          <table:table-cell office:value-type="date" office:date-value="2022-05-12T00:00:00" table:style-name="ce3">
            <text:p>12/05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1318/2016-31</text:p>
          </table:table-cell>
          <table:table-cell office:value-type="float" office:value="8177129" table:style-name="ce2">
            <text:p>8177129</text:p>
          </table:table-cell>
          <table:table-cell office:value-type="string" table:style-name="ce1">
            <text:p>906021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DMILSON DAVID ARAUJO</text:p>
          </table:table-cell>
          <table:table-cell office:value-type="string" table:style-name="ce1">
            <text:p>2424732426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e impug./defesa</text:p>
          </table:table-cell>
          <table:table-cell office:value-type="date" office:date-value="2016-05-21T00:00:00" table:style-name="ce3">
            <text:p>21/05/2016</text:p>
          </table:table-cell>
          <table:table-cell office:value-type="date" office:date-value="2016-06-07T00:00:00" table:style-name="ce3">
            <text:p>07/06/2016</text:p>
          </table:table-cell>
          <table:table-cell office:value-type="date" office:date-value="2022-04-18T00:00:00" table:style-name="ce3">
            <text:p>18/04/2022</text:p>
          </table:table-cell>
          <table:table-cell office:value-type="date" office:date-value="2022-03-18T00:00:00" table:style-name="ce3">
            <text:p>18/03/2022</text:p>
          </table:table-cell>
          <table:table-cell office:value-type="float" office:value="55000" table:style-name="ce4">
            <text:p>R$ 55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2-04-18T00:00:00" table:style-name="ce3">
            <text:p>18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1367/2016-73</text:p>
          </table:table-cell>
          <table:table-cell office:value-type="float" office:value="8176845" table:style-name="ce2">
            <text:p>8176845</text:p>
          </table:table-cell>
          <table:table-cell office:value-type="string" table:style-name="ce1">
            <text:p>753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ELQUISEDEQUE DOS SANTOS RIBEIRO</text:p>
          </table:table-cell>
          <table:table-cell office:value-type="string" table:style-name="ce1">
            <text:p>6638289020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e impug./defesa</text:p>
          </table:table-cell>
          <table:table-cell office:value-type="date" office:date-value="2016-05-13T00:00:00" table:style-name="ce3">
            <text:p>13/05/2016</text:p>
          </table:table-cell>
          <table:table-cell office:value-type="date" office:date-value="2016-06-02T00:00:00" table:style-name="ce3">
            <text:p>02/06/2016</text:p>
          </table:table-cell>
          <table:table-cell office:value-type="date" office:date-value="2022-05-12T00:00:00" table:style-name="ce3">
            <text:p>12/05/2022</text:p>
          </table:table-cell>
          <table:table-cell office:value-type="date" office:date-value="2022-04-05T00:00:00" table:style-name="ce3">
            <text:p>05/04/2022</text:p>
          </table:table-cell>
          <table:table-cell office:value-type="float" office:value="10000" table:style-name="ce4">
            <text:p>R$ 10.000,0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RO</text:p>
          </table:table-cell>
          <table:table-cell office:value-type="date" office:date-value="2022-05-12T00:00:00" table:style-name="ce3">
            <text:p>12/05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1388/2016-99</text:p>
          </table:table-cell>
          <table:table-cell office:value-type="float" office:value="8146256" table:style-name="ce2">
            <text:p>8146256</text:p>
          </table:table-cell>
          <table:table-cell office:value-type="string" table:style-name="ce1">
            <text:p>910695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ONATAS DA FONSECA VIANA ME</text:p>
          </table:table-cell>
          <table:table-cell office:value-type="string" table:style-name="ce1">
            <text:p>1571591100017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6-04-06T00:00:00" table:style-name="ce3">
            <text:p>06/04/2016</text:p>
          </table:table-cell>
          <table:table-cell office:value-type="date" office:date-value="2016-04-06T00:00:00" table:style-name="ce3">
            <text:p>06/04/2016</text:p>
          </table:table-cell>
          <table:table-cell office:value-type="date" office:date-value="2022-05-19T00:00:00" table:style-name="ce3">
            <text:p>19/05/2022</text:p>
          </table:table-cell>
          <table:table-cell office:value-type="date" office:date-value="2022-04-24T00:00:00" table:style-name="ce3">
            <text:p>24/04/2022</text:p>
          </table:table-cell>
          <table:table-cell office:value-type="float" office:value="211500" table:style-name="ce4">
            <text:p>R$ 21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5-20T00:00:00" table:style-name="ce3">
            <text:p>20/05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1415/2015-42</text:p>
          </table:table-cell>
          <table:table-cell office:value-type="float" office:value="7505432" table:style-name="ce2">
            <text:p>7505432</text:p>
          </table:table-cell>
          <table:table-cell office:value-type="string" table:style-name="ce1">
            <text:p>90907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OSELITO PEREIRA DA SILVA</text:p>
          </table:table-cell>
          <table:table-cell office:value-type="string" table:style-name="ce1">
            <text:p>0403582822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e impug./defesa</text:p>
          </table:table-cell>
          <table:table-cell office:value-type="date" office:date-value="2015-09-14T00:00:00" table:style-name="ce3">
            <text:p>14/09/2015</text:p>
          </table:table-cell>
          <table:table-cell office:value-type="date" office:date-value="2015-10-09T00:00:00" table:style-name="ce3">
            <text:p>09/10/2015</text:p>
          </table:table-cell>
          <table:table-cell office:value-type="date" office:date-value="2019-02-13T00:00:00" table:style-name="ce3">
            <text:p>13/02/2019</text:p>
          </table:table-cell>
          <table:table-cell office:value-type="date" office:date-value="2022-02-13T00:00:00" table:style-name="ce3">
            <text:p>13/02/2022</text:p>
          </table:table-cell>
          <table:table-cell office:value-type="float" office:value="210000" table:style-name="ce4">
            <text:p>R$ 210.000,00</text:p>
          </table:table-cell>
          <table:table-cell office:value-type="string" table:style-name="ce1">
            <text:p>AM</text:p>
          </table:table-cell>
          <table:table-cell office:value-type="string" table:style-name="ce1">
            <text:p>Superintendência do Ibama no Estado do Amazona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02-13T00:00:00" table:style-name="ce3">
            <text:p>13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1425/2011-54</text:p>
          </table:table-cell>
          <table:table-cell office:value-type="float" office:value="3853705" table:style-name="ce2">
            <text:p>3853705</text:p>
          </table:table-cell>
          <table:table-cell office:value-type="string" table:style-name="ce1">
            <text:p>70197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OSE SOARES</text:p>
          </table:table-cell>
          <table:table-cell office:value-type="string" table:style-name="ce1">
            <text:p>4443096515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1-07-15T00:00:00" table:style-name="ce3">
            <text:p>15/07/2011</text:p>
          </table:table-cell>
          <table:table-cell office:value-type="date" office:date-value="2017-07-26T00:00:00" table:style-name="ce3">
            <text:p>26/07/2017</text:p>
          </table:table-cell>
          <table:table-cell office:value-type="date" office:date-value="2022-05-26T00:00:00" table:style-name="ce3">
            <text:p>26/05/2022</text:p>
          </table:table-cell>
          <table:table-cell office:value-type="date" office:date-value="2022-03-14T00:00:00" table:style-name="ce3">
            <text:p>14/03/2022</text:p>
          </table:table-cell>
          <table:table-cell office:value-type="float" office:value="156500" table:style-name="ce4">
            <text:p>R$ 156.500,0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5-27T00:00:00" table:style-name="ce3">
            <text:p>27/05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1435/2014-32</text:p>
          </table:table-cell>
          <table:table-cell office:value-type="float" office:value="6552133" table:style-name="ce2">
            <text:p>6552133</text:p>
          </table:table-cell>
          <table:table-cell office:value-type="string" table:style-name="ce1">
            <text:p>904602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UCIMAR MACIEL GOMES</text:p>
          </table:table-cell>
          <table:table-cell office:value-type="string" table:style-name="ce1">
            <text:p>3903853020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4-08-23T00:00:00" table:style-name="ce3">
            <text:p>23/08/2014</text:p>
          </table:table-cell>
          <table:table-cell office:value-type="date" office:date-value="2018-11-14T00:00:00" table:style-name="ce3">
            <text:p>14/11/2018</text:p>
          </table:table-cell>
          <table:table-cell office:value-type="date" office:date-value="2019-01-04T00:00:00" table:style-name="ce3">
            <text:p>04/01/2019</text:p>
          </table:table-cell>
          <table:table-cell office:value-type="date" office:date-value="2022-01-04T00:00:00" table:style-name="ce3">
            <text:p>04/01/2022</text:p>
          </table:table-cell>
          <table:table-cell office:value-type="float" office:value="93750" table:style-name="ce4">
            <text:p>R$ 93.750,0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RO</text:p>
          </table:table-cell>
          <table:table-cell office:value-type="date" office:date-value="2019-01-31T00:00:00" table:style-name="ce3">
            <text:p>31/01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1474/2015-11</text:p>
          </table:table-cell>
          <table:table-cell office:value-type="float" office:value="7496843" table:style-name="ce2">
            <text:p>7496843</text:p>
          </table:table-cell>
          <table:table-cell office:value-type="string" table:style-name="ce1">
            <text:p>910111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len Gadelha Pereira</text:p>
          </table:table-cell>
          <table:table-cell office:value-type="string" table:style-name="ce1">
            <text:p>8136117322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e impug./defesa</text:p>
          </table:table-cell>
          <table:table-cell office:value-type="date" office:date-value="2015-09-05T00:00:00" table:style-name="ce3">
            <text:p>05/09/2015</text:p>
          </table:table-cell>
          <table:table-cell office:value-type="date" office:date-value="2016-03-04T00:00:00" table:style-name="ce3">
            <text:p>04/03/2016</text:p>
          </table:table-cell>
          <table:table-cell office:value-type="date" office:date-value="2019-01-21T00:00:00" table:style-name="ce3">
            <text:p>21/01/2019</text:p>
          </table:table-cell>
          <table:table-cell office:value-type="date" office:date-value="2022-01-21T00:00:00" table:style-name="ce3">
            <text:p>21/01/2022</text:p>
          </table:table-cell>
          <table:table-cell office:value-type="float" office:value="55000" table:style-name="ce4">
            <text:p>R$ 55.000,0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NUIP em Porto Velho/RO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03-19T00:00:00" table:style-name="ce3">
            <text:p>19/03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1493/2015-47</text:p>
          </table:table-cell>
          <table:table-cell office:value-type="float" office:value="7516990" table:style-name="ce2">
            <text:p>7516990</text:p>
          </table:table-cell>
          <table:table-cell office:value-type="string" table:style-name="ce1">
            <text:p>908307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LS MOVEIS LTDA (ANTONIO MOVEIS)</text:p>
          </table:table-cell>
          <table:table-cell office:value-type="string" table:style-name="ce1">
            <text:p>1400895100011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5-09-29T00:00:00" table:style-name="ce3">
            <text:p>29/09/2015</text:p>
          </table:table-cell>
          <table:table-cell office:value-type="date" office:date-value="2017-05-25T00:00:00" table:style-name="ce3">
            <text:p>25/05/2017</text:p>
          </table:table-cell>
          <table:table-cell office:value-type="date" office:date-value="2019-01-21T00:00:00" table:style-name="ce3">
            <text:p>21/01/2019</text:p>
          </table:table-cell>
          <table:table-cell office:value-type="date" office:date-value="2022-01-21T00:00:00" table:style-name="ce3">
            <text:p>21/01/2022</text:p>
          </table:table-cell>
          <table:table-cell office:value-type="float" office:value="100246.8" table:style-name="ce4">
            <text:p>R$ 100.246,8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01-21T00:00:00" table:style-name="ce3">
            <text:p>21/01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1517/2012-15</text:p>
          </table:table-cell>
          <table:table-cell office:value-type="float" office:value="4615630" table:style-name="ce2">
            <text:p>4615630</text:p>
          </table:table-cell>
          <table:table-cell office:value-type="string" table:style-name="ce1">
            <text:p>70239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LIAS DE OLIVEIRA</text:p>
          </table:table-cell>
          <table:table-cell office:value-type="string" table:style-name="ce1">
            <text:p>8188918628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2-08-10T00:00:00" table:style-name="ce3">
            <text:p>10/08/2012</text:p>
          </table:table-cell>
          <table:table-cell office:value-type="date" office:date-value="2018-02-26T00:00:00" table:style-name="ce3">
            <text:p>26/02/2018</text:p>
          </table:table-cell>
          <table:table-cell office:value-type="date" office:date-value="2019-04-04T00:00:00" table:style-name="ce3">
            <text:p>04/04/2019</text:p>
          </table:table-cell>
          <table:table-cell office:value-type="date" office:date-value="2022-04-04T00:00:00" table:style-name="ce3">
            <text:p>04/04/2022</text:p>
          </table:table-cell>
          <table:table-cell office:value-type="float" office:value="32754.3" table:style-name="ce4">
            <text:p>R$ 32.754,3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1-05-18T00:00:00" table:style-name="ce3">
            <text:p>18/05/2021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1562/2014-31</text:p>
          </table:table-cell>
          <table:table-cell office:value-type="float" office:value="6602938" table:style-name="ce2">
            <text:p>6602938</text:p>
          </table:table-cell>
          <table:table-cell office:value-type="string" table:style-name="ce1">
            <text:p>978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RIO RUFINO</text:p>
          </table:table-cell>
          <table:table-cell office:value-type="string" table:style-name="ce1">
            <text:p>0989098885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ara nova homologação</text:p>
          </table:table-cell>
          <table:table-cell office:value-type="date" office:date-value="2014-10-20T00:00:00" table:style-name="ce3">
            <text:p>20/10/2014</text:p>
          </table:table-cell>
          <table:table-cell office:value-type="date" office:date-value="2016-05-30T00:00:00" table:style-name="ce3">
            <text:p>30/05/2016</text:p>
          </table:table-cell>
          <table:table-cell office:value-type="date" office:date-value="2019-04-17T00:00:00" table:style-name="ce3">
            <text:p>17/04/2019</text:p>
          </table:table-cell>
          <table:table-cell office:value-type="date" office:date-value="2022-04-17T00:00:00" table:style-name="ce3">
            <text:p>17/04/2022</text:p>
          </table:table-cell>
          <table:table-cell office:value-type="float" office:value="115000" table:style-name="ce4">
            <text:p>R$ 115.000,0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0-04-28T00:00:00" table:style-name="ce3">
            <text:p>28/04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1601/2018-24</text:p>
          </table:table-cell>
          <table:table-cell office:value-type="float" office:value="9741229" table:style-name="ce2">
            <text:p>9741229</text:p>
          </table:table-cell>
          <table:table-cell office:value-type="string" table:style-name="ce1">
            <text:p>157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DVAN SIMÃO DO ROZARIO</text:p>
          </table:table-cell>
          <table:table-cell office:value-type="string" table:style-name="ce1">
            <text:p>2900796822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8-03-17T00:00:00" table:style-name="ce3">
            <text:p>17/03/2018</text:p>
          </table:table-cell>
          <table:table-cell office:value-type="date" office:date-value="2018-11-12T00:00:00" table:style-name="ce3">
            <text:p>12/11/2018</text:p>
          </table:table-cell>
          <table:table-cell office:value-type="date" office:date-value="2019-03-29T00:00:00" table:style-name="ce3">
            <text:p>29/03/2019</text:p>
          </table:table-cell>
          <table:table-cell office:value-type="date" office:date-value="2022-03-29T00:00:00" table:style-name="ce3">
            <text:p>29/03/2022</text:p>
          </table:table-cell>
          <table:table-cell office:value-type="float" office:value="5000" table:style-name="ce4">
            <text:p>R$ 5.000,0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1620/2016-99</text:p>
          </table:table-cell>
          <table:table-cell office:value-type="float" office:value="8360815" table:style-name="ce2">
            <text:p>8360815</text:p>
          </table:table-cell>
          <table:table-cell office:value-type="string" table:style-name="ce1">
            <text:p>909974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OSÉ CARLOS VIEIRA</text:p>
          </table:table-cell>
          <table:table-cell office:value-type="string" table:style-name="ce1">
            <text:p>4083746726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e impug./defesa</text:p>
          </table:table-cell>
          <table:table-cell office:value-type="date" office:date-value="2016-06-28T00:00:00" table:style-name="ce3">
            <text:p>28/06/2016</text:p>
          </table:table-cell>
          <table:table-cell office:value-type="date" office:date-value="2016-07-13T00:00:00" table:style-name="ce3">
            <text:p>13/07/2016</text:p>
          </table:table-cell>
          <table:table-cell office:value-type="date" office:date-value="2019-02-26T00:00:00" table:style-name="ce3">
            <text:p>26/02/2019</text:p>
          </table:table-cell>
          <table:table-cell office:value-type="date" office:date-value="2022-02-26T00:00:00" table:style-name="ce3">
            <text:p>26/02/2022</text:p>
          </table:table-cell>
          <table:table-cell office:value-type="float" office:value="45000" table:style-name="ce4">
            <text:p>R$ 45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02-26T00:00:00" table:style-name="ce3">
            <text:p>26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1721/2012-36</text:p>
          </table:table-cell>
          <table:table-cell office:value-type="float" office:value="4673690" table:style-name="ce2">
            <text:p>4673690</text:p>
          </table:table-cell>
          <table:table-cell office:value-type="string" table:style-name="ce1">
            <text:p>728057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AZARO ANTONIO DE MELO</text:p>
          </table:table-cell>
          <table:table-cell office:value-type="string" table:style-name="ce1">
            <text:p>4311909390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2-09-27T00:00:00" table:style-name="ce3">
            <text:p>27/09/2012</text:p>
          </table:table-cell>
          <table:table-cell office:value-type="date" office:date-value="2015-08-25T00:00:00" table:style-name="ce3">
            <text:p>25/08/2015</text:p>
          </table:table-cell>
          <table:table-cell office:value-type="date" office:date-value="2019-03-22T00:00:00" table:style-name="ce3">
            <text:p>22/03/2019</text:p>
          </table:table-cell>
          <table:table-cell office:value-type="date" office:date-value="2022-03-22T00:00:00" table:style-name="ce3">
            <text:p>22/03/2022</text:p>
          </table:table-cell>
          <table:table-cell office:value-type="float" office:value="17000" table:style-name="ce4">
            <text:p>R$ 17.000,0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0-04-15T00:00:00" table:style-name="ce3">
            <text:p>15/04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1826/2016-19</text:p>
          </table:table-cell>
          <table:table-cell office:value-type="float" office:value="8379437" table:style-name="ce2">
            <text:p>8379437</text:p>
          </table:table-cell>
          <table:table-cell office:value-type="string" table:style-name="ce1">
            <text:p>911549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ONSTROL LTDA</text:p>
          </table:table-cell>
          <table:table-cell office:value-type="string" table:style-name="ce1">
            <text:p>2377951000010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6-08-17T00:00:00" table:style-name="ce3">
            <text:p>17/08/2016</text:p>
          </table:table-cell>
          <table:table-cell office:value-type="date" office:date-value="2016-08-19T00:00:00" table:style-name="ce3">
            <text:p>19/08/2016</text:p>
          </table:table-cell>
          <table:table-cell office:value-type="date" office:date-value="2019-03-12T00:00:00" table:style-name="ce3">
            <text:p>12/03/2019</text:p>
          </table:table-cell>
          <table:table-cell office:value-type="date" office:date-value="2022-03-12T00:00:00" table:style-name="ce3">
            <text:p>12/03/2022</text:p>
          </table:table-cell>
          <table:table-cell office:value-type="float" office:value="51500" table:style-name="ce4">
            <text:p>R$ 5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03-12T00:00:00" table:style-name="ce3">
            <text:p>12/03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1831/2016-21</text:p>
          </table:table-cell>
          <table:table-cell office:value-type="float" office:value="8384410" table:style-name="ce2">
            <text:p>8384410</text:p>
          </table:table-cell>
          <table:table-cell office:value-type="string" table:style-name="ce1">
            <text:p>911550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MERICAN DOOR DA AMAZONIA COMERCIO DE MADEIRA LTDA</text:p>
          </table:table-cell>
          <table:table-cell office:value-type="string" table:style-name="ce1">
            <text:p>09026331000175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6-08-29T00:00:00" table:style-name="ce3">
            <text:p>29/08/2016</text:p>
          </table:table-cell>
          <table:table-cell office:value-type="date" office:date-value="2016-08-30T00:00:00" table:style-name="ce3">
            <text:p>30/08/2016</text:p>
          </table:table-cell>
          <table:table-cell office:value-type="date" office:date-value="2019-06-04T00:00:00" table:style-name="ce3">
            <text:p>04/06/2019</text:p>
          </table:table-cell>
          <table:table-cell office:value-type="date" office:date-value="2022-06-04T00:00:00" table:style-name="ce3">
            <text:p>04/06/2022</text:p>
          </table:table-cell>
          <table:table-cell office:value-type="float" office:value="161500" table:style-name="ce4">
            <text:p>R$ 16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06-04T00:00:00" table:style-name="ce3">
            <text:p>04/06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1861/2009-17</text:p>
          </table:table-cell>
          <table:table-cell office:value-type="float" office:value="2545952" table:style-name="ce2">
            <text:p>2545952</text:p>
          </table:table-cell>
          <table:table-cell office:value-type="string" table:style-name="ce1">
            <text:p>45296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DEMIR TOMAZINI</text:p>
          </table:table-cell>
          <table:table-cell office:value-type="string" table:style-name="ce1">
            <text:p>5603500476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09-06-17T00:00:00" table:style-name="ce3">
            <text:p>17/06/2009</text:p>
          </table:table-cell>
          <table:table-cell office:value-type="date" office:date-value="2016-04-27T00:00:00" table:style-name="ce3">
            <text:p>27/04/2016</text:p>
          </table:table-cell>
          <table:table-cell office:value-type="date" office:date-value="2022-06-17T00:00:00" table:style-name="ce3">
            <text:p>17/06/2022</text:p>
          </table:table-cell>
          <table:table-cell office:value-type="date" office:date-value="2022-05-20T00:00:00" table:style-name="ce3">
            <text:p>20/05/2022</text:p>
          </table:table-cell>
          <table:table-cell office:value-type="float" office:value="3000000" table:style-name="ce4">
            <text:p>R$ 3.000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NUIP SEDE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2-06-17T00:00:00" table:style-name="ce3">
            <text:p>17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1975/2010-92</text:p>
          </table:table-cell>
          <table:table-cell office:value-type="float" office:value="3250238" table:style-name="ce2">
            <text:p>3250238</text:p>
          </table:table-cell>
          <table:table-cell office:value-type="string" table:style-name="ce1">
            <text:p>675237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DIMAR HAMMER</text:p>
          </table:table-cell>
          <table:table-cell office:value-type="string" table:style-name="ce1">
            <text:p>7383308824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0-10-01T00:00:00" table:style-name="ce3">
            <text:p>01/10/2010</text:p>
          </table:table-cell>
          <table:table-cell office:value-type="date" office:date-value="2017-12-14T00:00:00" table:style-name="ce3">
            <text:p>14/12/2017</text:p>
          </table:table-cell>
          <table:table-cell office:value-type="date" office:date-value="2019-03-19T00:00:00" table:style-name="ce3">
            <text:p>19/03/2019</text:p>
          </table:table-cell>
          <table:table-cell office:value-type="date" office:date-value="2022-03-19T00:00:00" table:style-name="ce3">
            <text:p>19/03/2022</text:p>
          </table:table-cell>
          <table:table-cell office:value-type="float" office:value="5000" table:style-name="ce4">
            <text:p>R$ 5.000,0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DIVISÃO DE ADMINISTRAÇÃO E FINANÇAS - RO</text:p>
          </table:table-cell>
          <table:table-cell office:value-type="string" table:style-name="ce1">
            <text:p>RO</text:p>
          </table:table-cell>
          <table:table-cell office:value-type="date" office:date-value="2021-07-02T00:00:00" table:style-name="ce3">
            <text:p>02/07/2021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2001/2016-11</text:p>
          </table:table-cell>
          <table:table-cell office:value-type="float" office:value="8385514" table:style-name="ce2">
            <text:p>8385514</text:p>
          </table:table-cell>
          <table:table-cell office:value-type="string" table:style-name="ce1">
            <text:p>911550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NORTE COMERCIO IMP. E EXP DE MATERIAS CONSTRUCAO EIRELI</text:p>
          </table:table-cell>
          <table:table-cell office:value-type="string" table:style-name="ce1">
            <text:p>20444416000106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6-08-31T00:00:00" table:style-name="ce3">
            <text:p>31/08/2016</text:p>
          </table:table-cell>
          <table:table-cell office:value-type="date" office:date-value="2016-08-31T00:00:00" table:style-name="ce3">
            <text:p>31/08/2016</text:p>
          </table:table-cell>
          <table:table-cell office:value-type="date" office:date-value="2019-04-05T00:00:00" table:style-name="ce3">
            <text:p>05/04/2019</text:p>
          </table:table-cell>
          <table:table-cell office:value-type="date" office:date-value="2022-04-05T00:00:00" table:style-name="ce3">
            <text:p>05/04/2022</text:p>
          </table:table-cell>
          <table:table-cell office:value-type="float" office:value="161500" table:style-name="ce4">
            <text:p>R$ 16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04-05T00:00:00" table:style-name="ce3">
            <text:p>05/04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2046/2012-62</text:p>
          </table:table-cell>
          <table:table-cell office:value-type="float" office:value="4803133" table:style-name="ce2">
            <text:p>4803133</text:p>
          </table:table-cell>
          <table:table-cell office:value-type="string" table:style-name="ce1">
            <text:p>700869</text:p>
          </table:table-cell>
          <table:table-cell office:value-type="string" table:style-name="ce1">
            <text:p>D</text:p>
          </table:table-cell>
          <table:table-cell office:value-type="string" table:style-name="ce1">
            <text:p>GERSON ASSIS DA LUZ</text:p>
          </table:table-cell>
          <table:table-cell office:value-type="string" table:style-name="ce1">
            <text:p>7222737022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2-11-14T00:00:00" table:style-name="ce3">
            <text:p>14/11/2012</text:p>
          </table:table-cell>
          <table:table-cell office:value-type="date" office:date-value="2015-09-03T00:00:00" table:style-name="ce3">
            <text:p>03/09/2015</text:p>
          </table:table-cell>
          <table:table-cell office:value-type="date" office:date-value="2019-03-15T00:00:00" table:style-name="ce3">
            <text:p>15/03/2019</text:p>
          </table:table-cell>
          <table:table-cell office:value-type="date" office:date-value="2022-03-15T00:00:00" table:style-name="ce3">
            <text:p>15/03/2022</text:p>
          </table:table-cell>
          <table:table-cell office:value-type="float" office:value="67500" table:style-name="ce4">
            <text:p>R$ 67.500,0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0-04-02T00:00:00" table:style-name="ce3">
            <text:p>02/04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2392/2018-36</text:p>
          </table:table-cell>
          <table:table-cell office:value-type="float" office:value="9833076" table:style-name="ce2">
            <text:p>9833076</text:p>
          </table:table-cell>
          <table:table-cell office:value-type="string" table:style-name="ce1">
            <text:p>919030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.SOARES DE OLIVEIRA IND.E COM. DE MADEIRAS - EPP</text:p>
          </table:table-cell>
          <table:table-cell office:value-type="string" table:style-name="ce1">
            <text:p>1734389900014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4-25T00:00:00" table:style-name="ce3">
            <text:p>25/04/2018</text:p>
          </table:table-cell>
          <table:table-cell office:value-type="date" office:date-value="2018-04-25T00:00:00" table:style-name="ce3">
            <text:p>25/04/2018</text:p>
          </table:table-cell>
          <table:table-cell office:value-type="date" office:date-value="2019-06-12T00:00:00" table:style-name="ce3">
            <text:p>12/06/2019</text:p>
          </table:table-cell>
          <table:table-cell office:value-type="date" office:date-value="2022-06-12T00:00:00" table:style-name="ce3">
            <text:p>12/06/2022</text:p>
          </table:table-cell>
          <table:table-cell office:value-type="float" office:value="20000" table:style-name="ce4">
            <text:p>R$ 20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RO</text:p>
          </table:table-cell>
          <table:table-cell office:value-type="date" office:date-value="2022-06-13T00:00:00" table:style-name="ce3">
            <text:p>13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2859/2018-48</text:p>
          </table:table-cell>
          <table:table-cell office:value-type="float" office:value="9850560" table:style-name="ce2">
            <text:p>9850560</text:p>
          </table:table-cell>
          <table:table-cell office:value-type="string" table:style-name="ce1">
            <text:p>919158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Vilmar de Paula Queiroz</text:p>
          </table:table-cell>
          <table:table-cell office:value-type="string" table:style-name="ce1">
            <text:p>6057944720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5-10T00:00:00" table:style-name="ce3">
            <text:p>10/05/2018</text:p>
          </table:table-cell>
          <table:table-cell office:value-type="date" office:date-value="2018-05-10T00:00:00" table:style-name="ce3">
            <text:p>10/05/2018</text:p>
          </table:table-cell>
          <table:table-cell office:value-type="date" office:date-value="2019-02-08T00:00:00" table:style-name="ce3">
            <text:p>08/02/2019</text:p>
          </table:table-cell>
          <table:table-cell office:value-type="date" office:date-value="2022-02-08T00:00:00" table:style-name="ce3">
            <text:p>08/02/2022</text:p>
          </table:table-cell>
          <table:table-cell office:value-type="float" office:value="115000" table:style-name="ce4">
            <text:p>R$ 115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0-05-07T00:00:00" table:style-name="ce3">
            <text:p>07/05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2909/91-05</text:p>
          </table:table-cell>
          <table:table-cell office:value-type="float" office:value="8382449" table:style-name="ce2">
            <text:p>8382449</text:p>
          </table:table-cell>
          <table:table-cell office:value-type="string" table:style-name="ce1">
            <text:p>14141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EDVALDO FERREIRA SOUZA</text:p>
          </table:table-cell>
          <table:table-cell office:value-type="string" table:style-name="ce1">
            <text:p>3902689226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1991-10-29T00:00:00" table:style-name="ce3">
            <text:p>29/10/1991</text:p>
          </table:table-cell>
          <table:table-cell office:value-type="date" office:date-value="2016-08-25T00:00:00" table:style-name="ce3">
            <text:p>25/08/2016</text:p>
          </table:table-cell>
          <table:table-cell office:value-type="date" office:date-value="2019-06-18T00:00:00" table:style-name="ce3">
            <text:p>18/06/2019</text:p>
          </table:table-cell>
          <table:table-cell office:value-type="date" office:date-value="2022-06-18T00:00:00" table:style-name="ce3">
            <text:p>18/06/2022</text:p>
          </table:table-cell>
          <table:table-cell office:value-type="float" office:value="23700" table:style-name="ce4">
            <text:p>R$ 23.7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Diretoria de Qualidade Ambiental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RO</text:p>
          </table:table-cell>
          <table:table-cell office:value-type="date" office:date-value="2019-06-19T00:00:00" table:style-name="ce3">
            <text:p>19/06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3060/2018-79</text:p>
          </table:table-cell>
          <table:table-cell office:value-type="float" office:value="9856259" table:style-name="ce2">
            <text:p>9856259</text:p>
          </table:table-cell>
          <table:table-cell office:value-type="string" table:style-name="ce1">
            <text:p>918799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LAUDIO MARTINS NOGUEIRA FAGUNDES</text:p>
          </table:table-cell>
          <table:table-cell office:value-type="string" table:style-name="ce1">
            <text:p>3967132110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5-17T00:00:00" table:style-name="ce3">
            <text:p>17/05/2018</text:p>
          </table:table-cell>
          <table:table-cell office:value-type="date" office:date-value="2018-05-17T00:00:00" table:style-name="ce3">
            <text:p>17/05/2018</text:p>
          </table:table-cell>
          <table:table-cell office:value-type="date" office:date-value="2019-02-08T00:00:00" table:style-name="ce3">
            <text:p>08/02/2019</text:p>
          </table:table-cell>
          <table:table-cell office:value-type="date" office:date-value="2022-02-08T00:00:00" table:style-name="ce3">
            <text:p>08/02/2022</text:p>
          </table:table-cell>
          <table:table-cell office:value-type="float" office:value="20000" table:style-name="ce4">
            <text:p>R$ 20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0-04-20T00:00:00" table:style-name="ce3">
            <text:p>20/04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3674/2018-51</text:p>
          </table:table-cell>
          <table:table-cell office:value-type="float" office:value="9876912" table:style-name="ce2">
            <text:p>9876912</text:p>
          </table:table-cell>
          <table:table-cell office:value-type="string" table:style-name="ce1">
            <text:p>921804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iguel Enio Gonçalves</text:p>
          </table:table-cell>
          <table:table-cell office:value-type="string" table:style-name="ce1">
            <text:p>2976970190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6-05T00:00:00" table:style-name="ce3">
            <text:p>05/06/2018</text:p>
          </table:table-cell>
          <table:table-cell office:value-type="date" office:date-value="2018-06-07T00:00:00" table:style-name="ce3">
            <text:p>07/06/2018</text:p>
          </table:table-cell>
          <table:table-cell office:value-type="date" office:date-value="2019-03-11T00:00:00" table:style-name="ce3">
            <text:p>11/03/2019</text:p>
          </table:table-cell>
          <table:table-cell office:value-type="date" office:date-value="2022-03-11T00:00:00" table:style-name="ce3">
            <text:p>11/03/2022</text:p>
          </table:table-cell>
          <table:table-cell office:value-type="float" office:value="50200" table:style-name="ce4">
            <text:p>R$ 50.200,0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03-11T00:00:00" table:style-name="ce3">
            <text:p>11/03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3715/2018-17</text:p>
          </table:table-cell>
          <table:table-cell office:value-type="float" office:value="9879474" table:style-name="ce2">
            <text:p>9879474</text:p>
          </table:table-cell>
          <table:table-cell office:value-type="string" table:style-name="ce1">
            <text:p>921801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ose´socorro melo de castro</text:p>
          </table:table-cell>
          <table:table-cell office:value-type="string" table:style-name="ce1">
            <text:p>4204375120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6-06T00:00:00" table:style-name="ce3">
            <text:p>06/06/2018</text:p>
          </table:table-cell>
          <table:table-cell office:value-type="date" office:date-value="2018-06-11T00:00:00" table:style-name="ce3">
            <text:p>11/06/2018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4-16T00:00:00" table:style-name="ce3">
            <text:p>16/04/2022</text:p>
          </table:table-cell>
          <table:table-cell office:value-type="float" office:value="590000" table:style-name="ce4">
            <text:p>R$ 590.000,0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RO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3718/2018-42</text:p>
          </table:table-cell>
          <table:table-cell office:value-type="float" office:value="9879476" table:style-name="ce2">
            <text:p>9879476</text:p>
          </table:table-cell>
          <table:table-cell office:value-type="string" table:style-name="ce1">
            <text:p>919502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OZIRIS AGUIAR DA SILVA</text:p>
          </table:table-cell>
          <table:table-cell office:value-type="string" table:style-name="ce1">
            <text:p>2863086626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6-06T00:00:00" table:style-name="ce3">
            <text:p>06/06/2018</text:p>
          </table:table-cell>
          <table:table-cell office:value-type="date" office:date-value="2018-06-11T00:00:00" table:style-name="ce3">
            <text:p>11/06/2018</text:p>
          </table:table-cell>
          <table:table-cell office:value-type="date" office:date-value="2019-02-19T00:00:00" table:style-name="ce3">
            <text:p>19/02/2019</text:p>
          </table:table-cell>
          <table:table-cell office:value-type="date" office:date-value="2022-02-19T00:00:00" table:style-name="ce3">
            <text:p>19/02/2022</text:p>
          </table:table-cell>
          <table:table-cell office:value-type="float" office:value="460000" table:style-name="ce4">
            <text:p>R$ 460.000,0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NÚCLEO TECNICO SETORIAL DESCENTRALIZADO DE INSTRUÇÃO PROCESSUAL DE AUTOS DE INFRAÇÃO - RO</text:p>
          </table:table-cell>
          <table:table-cell office:value-type="string" table:style-name="ce1">
            <text:p>RO</text:p>
          </table:table-cell>
          <table:table-cell office:value-type="date" office:date-value="2019-03-26T00:00:00" table:style-name="ce3">
            <text:p>26/03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3869/2000-71</text:p>
          </table:table-cell>
          <table:table-cell office:value-type="float" office:value="110000044187" table:style-name="ce2">
            <text:p>110000044187</text:p>
          </table:table-cell>
          <table:table-cell office:value-type="string" table:style-name="ce1">
            <text:p>11646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RANCISCO DEODATO DA SILVA</text:p>
          </table:table-cell>
          <table:table-cell office:value-type="string" table:style-name="ce1">
            <text:p>10301810206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ara nova homologação</text:p>
          </table:table-cell>
          <table:table-cell office:value-type="date" office:date-value="2000-09-15T00:00:00" table:style-name="ce3">
            <text:p>15/09/2000</text:p>
          </table:table-cell>
          <table:table-cell office:value-type="date" office:date-value="2018-08-02T00:00:00" table:style-name="ce3">
            <text:p>02/08/2018</text:p>
          </table:table-cell>
          <table:table-cell office:value-type="date" office:date-value="2022-06-09T00:00:00" table:style-name="ce3">
            <text:p>09/06/2022</text:p>
          </table:table-cell>
          <table:table-cell office:value-type="date" office:date-value="2022-01-21T00:00:00" table:style-name="ce3">
            <text:p>21/01/2022</text:p>
          </table:table-cell>
          <table:table-cell office:value-type="float" office:value="14000" table:style-name="ce4">
            <text:p>R$ 14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Procuradoria Federal Especializada Junto ao Ibama</text:p>
          </table:table-cell>
          <table:table-cell office:value-type="string" table:style-name="ce1">
            <text:p>DIVISÃO DE ADMINISTRAÇÃO E FINANÇAS - RO</text:p>
          </table:table-cell>
          <table:table-cell office:value-type="string" table:style-name="ce1">
            <text:p>RO</text:p>
          </table:table-cell>
          <table:table-cell office:value-type="date" office:date-value="2022-06-09T00:00:00" table:style-name="ce3">
            <text:p>09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4667/2018-76</text:p>
          </table:table-cell>
          <table:table-cell office:value-type="float" office:value="9907669" table:style-name="ce2">
            <text:p>9907669</text:p>
          </table:table-cell>
          <table:table-cell office:value-type="string" table:style-name="ce1">
            <text:p>91903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rcionilo de Almeida Figueiredo</text:p>
          </table:table-cell>
          <table:table-cell office:value-type="string" table:style-name="ce1">
            <text:p>7392115723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7-05T00:00:00" table:style-name="ce3">
            <text:p>05/07/2018</text:p>
          </table:table-cell>
          <table:table-cell office:value-type="date" office:date-value="2018-07-09T00:00:00" table:style-name="ce3">
            <text:p>09/07/2018</text:p>
          </table:table-cell>
          <table:table-cell office:value-type="date" office:date-value="2019-03-12T00:00:00" table:style-name="ce3">
            <text:p>12/03/2019</text:p>
          </table:table-cell>
          <table:table-cell office:value-type="date" office:date-value="2022-03-12T00:00:00" table:style-name="ce3">
            <text:p>12/03/2022</text:p>
          </table:table-cell>
          <table:table-cell office:value-type="float" office:value="685000" table:style-name="ce4">
            <text:p>R$ 685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11-11T00:00:00" table:style-name="ce3">
            <text:p>11/11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4674/2018-78</text:p>
          </table:table-cell>
          <table:table-cell office:value-type="float" office:value="9907671" table:style-name="ce2">
            <text:p>9907671</text:p>
          </table:table-cell>
          <table:table-cell office:value-type="string" table:style-name="ce1">
            <text:p>919031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LTAIR FAGUNDES</text:p>
          </table:table-cell>
          <table:table-cell office:value-type="string" table:style-name="ce1">
            <text:p>6314443326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7-05T00:00:00" table:style-name="ce3">
            <text:p>05/07/2018</text:p>
          </table:table-cell>
          <table:table-cell office:value-type="date" office:date-value="2018-07-09T00:00:00" table:style-name="ce3">
            <text:p>09/07/2018</text:p>
          </table:table-cell>
          <table:table-cell office:value-type="date" office:date-value="2022-05-03T00:00:00" table:style-name="ce3">
            <text:p>03/05/2022</text:p>
          </table:table-cell>
          <table:table-cell office:value-type="date" office:date-value="2022-02-13T00:00:00" table:style-name="ce3">
            <text:p>13/02/2022</text:p>
          </table:table-cell>
          <table:table-cell office:value-type="float" office:value="4850000" table:style-name="ce4">
            <text:p>R$ 4.850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RO</text:p>
          </table:table-cell>
          <table:table-cell office:value-type="date" office:date-value="2022-06-13T00:00:00" table:style-name="ce3">
            <text:p>13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4675/2018-12</text:p>
          </table:table-cell>
          <table:table-cell office:value-type="float" office:value="9911101" table:style-name="ce2">
            <text:p>9911101</text:p>
          </table:table-cell>
          <table:table-cell office:value-type="string" table:style-name="ce1">
            <text:p>919031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LTAIR FAGUNDES</text:p>
          </table:table-cell>
          <table:table-cell office:value-type="string" table:style-name="ce1">
            <text:p>6314443326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7-05T00:00:00" table:style-name="ce3">
            <text:p>05/07/2018</text:p>
          </table:table-cell>
          <table:table-cell office:value-type="date" office:date-value="2018-07-11T00:00:00" table:style-name="ce3">
            <text:p>11/07/2018</text:p>
          </table:table-cell>
          <table:table-cell office:value-type="date" office:date-value="2019-02-13T00:00:00" table:style-name="ce3">
            <text:p>13/02/2019</text:p>
          </table:table-cell>
          <table:table-cell office:value-type="date" office:date-value="2022-02-13T00:00:00" table:style-name="ce3">
            <text:p>13/02/2022</text:p>
          </table:table-cell>
          <table:table-cell office:value-type="float" office:value="194000" table:style-name="ce4">
            <text:p>R$ 194.000,0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Gerência Executiva do Ibama em Ji-Paraná/RO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2-05-30T00:00:00" table:style-name="ce3">
            <text:p>30/05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4733/2018-16</text:p>
          </table:table-cell>
          <table:table-cell office:value-type="float" office:value="9912337" table:style-name="ce2">
            <text:p>9912337</text:p>
          </table:table-cell>
          <table:table-cell office:value-type="string" table:style-name="ce1">
            <text:p>922014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mir Chaves Mendonça</text:p>
          </table:table-cell>
          <table:table-cell office:value-type="string" table:style-name="ce1">
            <text:p>4709339023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7-03T00:00:00" table:style-name="ce3">
            <text:p>03/07/2018</text:p>
          </table:table-cell>
          <table:table-cell office:value-type="date" office:date-value="2018-07-12T00:00:00" table:style-name="ce3">
            <text:p>12/07/2018</text:p>
          </table:table-cell>
          <table:table-cell office:value-type="date" office:date-value="2022-06-09T00:00:00" table:style-name="ce3">
            <text:p>09/06/2022</text:p>
          </table:table-cell>
          <table:table-cell office:value-type="date" office:date-value="2022-03-18T00:00:00" table:style-name="ce3">
            <text:p>18/03/2022</text:p>
          </table:table-cell>
          <table:table-cell office:value-type="float" office:value="10000" table:style-name="ce4">
            <text:p>R$ 10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6-09T00:00:00" table:style-name="ce3">
            <text:p>09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4765/2018-11</text:p>
          </table:table-cell>
          <table:table-cell office:value-type="float" office:value="9912340" table:style-name="ce2">
            <text:p>9912340</text:p>
          </table:table-cell>
          <table:table-cell office:value-type="string" table:style-name="ce1">
            <text:p>922014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Valceir Fonseca Oliveira</text:p>
          </table:table-cell>
          <table:table-cell office:value-type="string" table:style-name="ce1">
            <text:p>4381913329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7-05T00:00:00" table:style-name="ce3">
            <text:p>05/07/2018</text:p>
          </table:table-cell>
          <table:table-cell office:value-type="date" office:date-value="2018-07-12T00:00:00" table:style-name="ce3">
            <text:p>12/07/2018</text:p>
          </table:table-cell>
          <table:table-cell office:value-type="date" office:date-value="2022-06-02T00:00:00" table:style-name="ce3">
            <text:p>02/06/2022</text:p>
          </table:table-cell>
          <table:table-cell office:value-type="date" office:date-value="2022-02-07T00:00:00" table:style-name="ce3">
            <text:p>07/02/2022</text:p>
          </table:table-cell>
          <table:table-cell office:value-type="float" office:value="110000" table:style-name="ce4">
            <text:p>R$ 110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RO</text:p>
          </table:table-cell>
          <table:table-cell office:value-type="date" office:date-value="2022-06-13T00:00:00" table:style-name="ce3">
            <text:p>13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5288/2018-01</text:p>
          </table:table-cell>
          <table:table-cell office:value-type="float" office:value="9927970" table:style-name="ce2">
            <text:p>9927970</text:p>
          </table:table-cell>
          <table:table-cell office:value-type="string" table:style-name="ce1">
            <text:p>921950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ROSIANE DOS SANTOS E SILVA</text:p>
          </table:table-cell>
          <table:table-cell office:value-type="string" table:style-name="ce1">
            <text:p>0766984700010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7-25T00:00:00" table:style-name="ce3">
            <text:p>25/07/2018</text:p>
          </table:table-cell>
          <table:table-cell office:value-type="date" office:date-value="2018-07-26T00:00:00" table:style-name="ce3">
            <text:p>26/07/2018</text:p>
          </table:table-cell>
          <table:table-cell office:value-type="date" office:date-value="2019-02-12T00:00:00" table:style-name="ce3">
            <text:p>12/02/2019</text:p>
          </table:table-cell>
          <table:table-cell office:value-type="date" office:date-value="2022-02-12T00:00:00" table:style-name="ce3">
            <text:p>12/02/2022</text:p>
          </table:table-cell>
          <table:table-cell office:value-type="float" office:value="27768.21" table:style-name="ce4">
            <text:p>R$ 27.768,21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02-13T00:00:00" table:style-name="ce3">
            <text:p>13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5302/2018-69</text:p>
          </table:table-cell>
          <table:table-cell office:value-type="float" office:value="9928137" table:style-name="ce2">
            <text:p>9928137</text:p>
          </table:table-cell>
          <table:table-cell office:value-type="string" table:style-name="ce1">
            <text:p>921817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ebastiao Silvestres <text:s/>de olveira</text:p>
          </table:table-cell>
          <table:table-cell office:value-type="string" table:style-name="ce1">
            <text:p>5894453275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8-07-16T00:00:00" table:style-name="ce3">
            <text:p>16/07/2018</text:p>
          </table:table-cell>
          <table:table-cell office:value-type="date" office:date-value="2019-02-18T00:00:00" table:style-name="ce3">
            <text:p>18/02/2019</text:p>
          </table:table-cell>
          <table:table-cell office:value-type="date" office:date-value="2019-04-16T00:00:00" table:style-name="ce3">
            <text:p>16/04/2019</text:p>
          </table:table-cell>
          <table:table-cell office:value-type="date" office:date-value="2022-04-16T00:00:00" table:style-name="ce3">
            <text:p>16/04/2022</text:p>
          </table:table-cell>
          <table:table-cell office:value-type="float" office:value="45000" table:style-name="ce4">
            <text:p>R$ 45.000,0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NÚCLEO TECNICO SETORIAL DESCENTRALIZADO DE INSTRUÇÃO PROCESSUAL DE AUTOS DE INFRAÇÃO - RO</text:p>
          </table:table-cell>
          <table:table-cell office:value-type="string" table:style-name="ce1">
            <text:p>RO</text:p>
          </table:table-cell>
          <table:table-cell office:value-type="date" office:date-value="2019-04-17T00:00:00" table:style-name="ce3">
            <text:p>17/04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5419/2018-42</text:p>
          </table:table-cell>
          <table:table-cell office:value-type="float" office:value="9931124" table:style-name="ce2">
            <text:p>9931124</text:p>
          </table:table-cell>
          <table:table-cell office:value-type="string" table:style-name="ce1">
            <text:p>918800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osé Geraldo <text:s/>Martins Gouveia</text:p>
          </table:table-cell>
          <table:table-cell office:value-type="string" table:style-name="ce1">
            <text:p>0381508781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8-07-17T00:00:00" table:style-name="ce3">
            <text:p>17/07/2018</text:p>
          </table:table-cell>
          <table:table-cell office:value-type="date" office:date-value="2019-02-19T00:00:00" table:style-name="ce3">
            <text:p>19/02/2019</text:p>
          </table:table-cell>
          <table:table-cell office:value-type="date" office:date-value="2019-04-17T00:00:00" table:style-name="ce3">
            <text:p>17/04/2019</text:p>
          </table:table-cell>
          <table:table-cell office:value-type="date" office:date-value="2022-04-17T00:00:00" table:style-name="ce3">
            <text:p>17/04/2022</text:p>
          </table:table-cell>
          <table:table-cell office:value-type="float" office:value="40000" table:style-name="ce4">
            <text:p>R$ 40.000,0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NÚCLEO TECNICO SETORIAL DESCENTRALIZADO DE INSTRUÇÃO PROCESSUAL DE AUTOS DE INFRAÇÃO - RO</text:p>
          </table:table-cell>
          <table:table-cell office:value-type="string" table:style-name="ce1">
            <text:p>RO</text:p>
          </table:table-cell>
          <table:table-cell office:value-type="date" office:date-value="2019-04-17T00:00:00" table:style-name="ce3">
            <text:p>17/04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5841/2018-06</text:p>
          </table:table-cell>
          <table:table-cell office:value-type="float" office:value="9933663" table:style-name="ce2">
            <text:p>9933663</text:p>
          </table:table-cell>
          <table:table-cell office:value-type="string" table:style-name="ce1">
            <text:p>919525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Douglas Pionte Merlin</text:p>
          </table:table-cell>
          <table:table-cell office:value-type="string" table:style-name="ce1">
            <text:p>00597645205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8-02T00:00:00" table:style-name="ce3">
            <text:p>02/08/2018</text:p>
          </table:table-cell>
          <table:table-cell office:value-type="date" office:date-value="2018-08-02T00:00:00" table:style-name="ce3">
            <text:p>02/08/2018</text:p>
          </table:table-cell>
          <table:table-cell office:value-type="date" office:date-value="2022-04-11T00:00:00" table:style-name="ce3">
            <text:p>11/04/2022</text:p>
          </table:table-cell>
          <table:table-cell office:value-type="date" office:date-value="2022-03-08T00:00:00" table:style-name="ce3">
            <text:p>08/03/2022</text:p>
          </table:table-cell>
          <table:table-cell office:value-type="float" office:value="306000" table:style-name="ce4">
            <text:p>R$ 306.000,0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11T00:00:00" table:style-name="ce3">
            <text:p>11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6076/2018-33</text:p>
          </table:table-cell>
          <table:table-cell office:value-type="float" office:value="9962955" table:style-name="ce2">
            <text:p>9962955</text:p>
          </table:table-cell>
          <table:table-cell office:value-type="string" table:style-name="ce1">
            <text:p>921818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AQUESON VIANA DE OLIVEIRA</text:p>
          </table:table-cell>
          <table:table-cell office:value-type="string" table:style-name="ce1">
            <text:p>0302111727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8-17T00:00:00" table:style-name="ce3">
            <text:p>17/08/2018</text:p>
          </table:table-cell>
          <table:table-cell office:value-type="date" office:date-value="2018-08-31T00:00:00" table:style-name="ce3">
            <text:p>31/08/2018</text:p>
          </table:table-cell>
          <table:table-cell office:value-type="date" office:date-value="2019-04-17T00:00:00" table:style-name="ce3">
            <text:p>17/04/2019</text:p>
          </table:table-cell>
          <table:table-cell office:value-type="date" office:date-value="2022-04-17T00:00:00" table:style-name="ce3">
            <text:p>17/04/2022</text:p>
          </table:table-cell>
          <table:table-cell office:value-type="float" office:value="150000" table:style-name="ce4">
            <text:p>R$ 150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TECNICO SETORIAL DESCENTRALIZADO DE INSTRUÇÃO PROCESSUAL DE AUTOS DE INFRAÇÃO - RO</text:p>
          </table:table-cell>
          <table:table-cell office:value-type="string" table:style-name="ce1">
            <text:p>RO</text:p>
          </table:table-cell>
          <table:table-cell office:value-type="date" office:date-value="2019-04-23T00:00:00" table:style-name="ce3">
            <text:p>23/04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6313/2018-66</text:p>
          </table:table-cell>
          <table:table-cell office:value-type="float" office:value="9954319" table:style-name="ce2">
            <text:p>9954319</text:p>
          </table:table-cell>
          <table:table-cell office:value-type="string" table:style-name="ce1">
            <text:p>91716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DEIREIRA BANDOLIM LTDA</text:p>
          </table:table-cell>
          <table:table-cell office:value-type="string" table:style-name="ce1">
            <text:p>1339905700015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8-22T00:00:00" table:style-name="ce3">
            <text:p>22/08/2018</text:p>
          </table:table-cell>
          <table:table-cell office:value-type="date" office:date-value="2018-08-24T00:00:00" table:style-name="ce3">
            <text:p>24/08/2018</text:p>
          </table:table-cell>
          <table:table-cell office:value-type="date" office:date-value="2019-04-15T00:00:00" table:style-name="ce3">
            <text:p>15/04/2019</text:p>
          </table:table-cell>
          <table:table-cell office:value-type="date" office:date-value="2022-04-15T00:00:00" table:style-name="ce3">
            <text:p>15/04/2022</text:p>
          </table:table-cell>
          <table:table-cell office:value-type="float" office:value="51500" table:style-name="ce4">
            <text:p>R$ 51.500,0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2-05-05T00:00:00" table:style-name="ce3">
            <text:p>05/05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6448/2018-21</text:p>
          </table:table-cell>
          <table:table-cell office:value-type="float" office:value="9953787" table:style-name="ce2">
            <text:p>9953787</text:p>
          </table:table-cell>
          <table:table-cell office:value-type="string" table:style-name="ce1">
            <text:p>922527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DEIREIRA TICO TICO LTDA - EPP</text:p>
          </table:table-cell>
          <table:table-cell office:value-type="string" table:style-name="ce1">
            <text:p>0740103100010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8-13T00:00:00" table:style-name="ce3">
            <text:p>13/08/2018</text:p>
          </table:table-cell>
          <table:table-cell office:value-type="date" office:date-value="2018-08-24T00:00:00" table:style-name="ce3">
            <text:p>24/08/2018</text:p>
          </table:table-cell>
          <table:table-cell office:value-type="date" office:date-value="2019-03-11T00:00:00" table:style-name="ce3">
            <text:p>11/03/2019</text:p>
          </table:table-cell>
          <table:table-cell office:value-type="date" office:date-value="2022-03-11T00:00:00" table:style-name="ce3">
            <text:p>11/03/2022</text:p>
          </table:table-cell>
          <table:table-cell office:value-type="float" office:value="11316" table:style-name="ce4">
            <text:p>R$ 11.316,0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0-05-11T00:00:00" table:style-name="ce3">
            <text:p>11/05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6456/2018-78</text:p>
          </table:table-cell>
          <table:table-cell office:value-type="float" office:value="9953809" table:style-name="ce2">
            <text:p>9953809</text:p>
          </table:table-cell>
          <table:table-cell office:value-type="string" table:style-name="ce1">
            <text:p>922530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F F INDUSTRIA E COMERCIO DE MADEIRAS LTDA</text:p>
          </table:table-cell>
          <table:table-cell office:value-type="string" table:style-name="ce1">
            <text:p>1242988000010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8-22T00:00:00" table:style-name="ce3">
            <text:p>22/08/2018</text:p>
          </table:table-cell>
          <table:table-cell office:value-type="date" office:date-value="2018-08-24T00:00:00" table:style-name="ce3">
            <text:p>24/08/2018</text:p>
          </table:table-cell>
          <table:table-cell office:value-type="date" office:date-value="2022-06-11T00:00:00" table:style-name="ce3">
            <text:p>11/06/2022</text:p>
          </table:table-cell>
          <table:table-cell office:value-type="date" office:date-value="2022-04-17T00:00:00" table:style-name="ce3">
            <text:p>17/04/2022</text:p>
          </table:table-cell>
          <table:table-cell office:value-type="float" office:value="51500" table:style-name="ce4">
            <text:p>R$ 51.500,0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2-06-13T00:00:00" table:style-name="ce3">
            <text:p>13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6632/2018-71</text:p>
          </table:table-cell>
          <table:table-cell office:value-type="float" office:value="9987092" table:style-name="ce2">
            <text:p>9987092</text:p>
          </table:table-cell>
          <table:table-cell office:value-type="string" table:style-name="ce1">
            <text:p>921818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URITIS COMERCIO E REPRESENTACOES DE MADEIRAS EIRELI - EPP</text:p>
          </table:table-cell>
          <table:table-cell office:value-type="string" table:style-name="ce1">
            <text:p>0301917900011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9-03T00:00:00" table:style-name="ce3">
            <text:p>03/09/2018</text:p>
          </table:table-cell>
          <table:table-cell office:value-type="date" office:date-value="2018-09-19T00:00:00" table:style-name="ce3">
            <text:p>19/09/2018</text:p>
          </table:table-cell>
          <table:table-cell office:value-type="date" office:date-value="2019-02-18T00:00:00" table:style-name="ce3">
            <text:p>18/02/2019</text:p>
          </table:table-cell>
          <table:table-cell office:value-type="date" office:date-value="2022-02-18T00:00:00" table:style-name="ce3">
            <text:p>18/02/2022</text:p>
          </table:table-cell>
          <table:table-cell office:value-type="float" office:value="41500" table:style-name="ce4">
            <text:p>R$ 4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COMUNICAÇÃO ADMINISTRATIVA (PROTOCOLO, ARQUIVO E SERVIÇOS GERAIS) - RO</text:p>
          </table:table-cell>
          <table:table-cell office:value-type="string" table:style-name="ce1">
            <text:p>RO</text:p>
          </table:table-cell>
          <table:table-cell office:value-type="date" office:date-value="2019-02-18T00:00:00" table:style-name="ce3">
            <text:p>18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7236/2018-61</text:p>
          </table:table-cell>
          <table:table-cell office:value-type="float" office:value="9999489" table:style-name="ce2">
            <text:p>9999489</text:p>
          </table:table-cell>
          <table:table-cell office:value-type="string" table:style-name="ce1">
            <text:p>922368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DEVANIR RIBEIRO DIAS</text:p>
          </table:table-cell>
          <table:table-cell office:value-type="string" table:style-name="ce1">
            <text:p>8055394024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9-21T00:00:00" table:style-name="ce3">
            <text:p>21/09/2018</text:p>
          </table:table-cell>
          <table:table-cell office:value-type="date" office:date-value="2018-10-01T00:00:00" table:style-name="ce3">
            <text:p>01/10/2018</text:p>
          </table:table-cell>
          <table:table-cell office:value-type="date" office:date-value="2019-06-10T00:00:00" table:style-name="ce3">
            <text:p>10/06/2019</text:p>
          </table:table-cell>
          <table:table-cell office:value-type="date" office:date-value="2022-06-10T00:00:00" table:style-name="ce3">
            <text:p>10/06/2022</text:p>
          </table:table-cell>
          <table:table-cell office:value-type="float" office:value="110000" table:style-name="ce4">
            <text:p>R$ 110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DIVISÃO TÉCNICO-AMBIENTAL - RO</text:p>
          </table:table-cell>
          <table:table-cell office:value-type="string" table:style-name="ce1">
            <text:p>RO</text:p>
          </table:table-cell>
          <table:table-cell office:value-type="date" office:date-value="2022-06-14T00:00:00" table:style-name="ce3">
            <text:p>14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7456/2018-95</text:p>
          </table:table-cell>
          <table:table-cell office:value-type="float" office:value="10007449" table:style-name="ce2">
            <text:p>10007449</text:p>
          </table:table-cell>
          <table:table-cell office:value-type="string" table:style-name="ce1">
            <text:p>918959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leiton Araújo Gomes</text:p>
          </table:table-cell>
          <table:table-cell office:value-type="string" table:style-name="ce1">
            <text:p>5234570029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0-02T00:00:00" table:style-name="ce3">
            <text:p>02/10/2018</text:p>
          </table:table-cell>
          <table:table-cell office:value-type="date" office:date-value="2018-10-08T00:00:00" table:style-name="ce3">
            <text:p>08/10/2018</text:p>
          </table:table-cell>
          <table:table-cell office:value-type="date" office:date-value="2022-06-10T00:00:00" table:style-name="ce3">
            <text:p>10/06/2022</text:p>
          </table:table-cell>
          <table:table-cell office:value-type="date" office:date-value="2022-04-17T00:00:00" table:style-name="ce3">
            <text:p>17/04/2022</text:p>
          </table:table-cell>
          <table:table-cell office:value-type="float" office:value="74400" table:style-name="ce4">
            <text:p>R$ 74.4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2-06-10T00:00:00" table:style-name="ce3">
            <text:p>10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7555/2018-77</text:p>
          </table:table-cell>
          <table:table-cell office:value-type="float" office:value="10007949" table:style-name="ce2">
            <text:p>10007949</text:p>
          </table:table-cell>
          <table:table-cell office:value-type="string" table:style-name="ce1">
            <text:p>912955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ulio Cesar Lenzing</text:p>
          </table:table-cell>
          <table:table-cell office:value-type="string" table:style-name="ce1">
            <text:p>0647474417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0-03T00:00:00" table:style-name="ce3">
            <text:p>03/10/2018</text:p>
          </table:table-cell>
          <table:table-cell office:value-type="date" office:date-value="2018-10-08T00:00:00" table:style-name="ce3">
            <text:p>08/10/2018</text:p>
          </table:table-cell>
          <table:table-cell office:value-type="date" office:date-value="2019-03-27T00:00:00" table:style-name="ce3">
            <text:p>27/03/2019</text:p>
          </table:table-cell>
          <table:table-cell office:value-type="date" office:date-value="2022-03-27T00:00:00" table:style-name="ce3">
            <text:p>27/03/2022</text:p>
          </table:table-cell>
          <table:table-cell office:value-type="float" office:value="1000" table:style-name="ce4">
            <text:p>R$ 1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03-27T00:00:00" table:style-name="ce3">
            <text:p>27/03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8043/2018-28</text:p>
          </table:table-cell>
          <table:table-cell office:value-type="float" office:value="10028388" table:style-name="ce2">
            <text:p>10028388</text:p>
          </table:table-cell>
          <table:table-cell office:value-type="string" table:style-name="ce1">
            <text:p>91896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ROBERTO CARLOS MEDEIROS</text:p>
          </table:table-cell>
          <table:table-cell office:value-type="string" table:style-name="ce1">
            <text:p>2837902020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0-22T00:00:00" table:style-name="ce3">
            <text:p>22/10/2018</text:p>
          </table:table-cell>
          <table:table-cell office:value-type="date" office:date-value="2018-10-27T00:00:00" table:style-name="ce3">
            <text:p>27/10/2018</text:p>
          </table:table-cell>
          <table:table-cell office:value-type="date" office:date-value="2022-06-07T00:00:00" table:style-name="ce3">
            <text:p>07/06/2022</text:p>
          </table:table-cell>
          <table:table-cell office:value-type="date" office:date-value="2022-06-04T00:00:00" table:style-name="ce3">
            <text:p>04/06/2022</text:p>
          </table:table-cell>
          <table:table-cell office:value-type="float" office:value="40000" table:style-name="ce4">
            <text:p>R$ 40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DIVISÃO TÉCNICO-AMBIENTAL - RO</text:p>
          </table:table-cell>
          <table:table-cell office:value-type="string" table:style-name="ce1">
            <text:p>RO</text:p>
          </table:table-cell>
          <table:table-cell office:value-type="date" office:date-value="2022-06-14T00:00:00" table:style-name="ce3">
            <text:p>14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8045/2018-17</text:p>
          </table:table-cell>
          <table:table-cell office:value-type="float" office:value="10028387" table:style-name="ce2">
            <text:p>10028387</text:p>
          </table:table-cell>
          <table:table-cell office:value-type="string" table:style-name="ce1">
            <text:p>918961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OSE MAURO GERA</text:p>
          </table:table-cell>
          <table:table-cell office:value-type="string" table:style-name="ce1">
            <text:p>08527300206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0-22T00:00:00" table:style-name="ce3">
            <text:p>22/10/2018</text:p>
          </table:table-cell>
          <table:table-cell office:value-type="date" office:date-value="2018-10-27T00:00:00" table:style-name="ce3">
            <text:p>27/10/2018</text:p>
          </table:table-cell>
          <table:table-cell office:value-type="date" office:date-value="2022-06-07T00:00:00" table:style-name="ce3">
            <text:p>07/06/2022</text:p>
          </table:table-cell>
          <table:table-cell office:value-type="date" office:date-value="2022-06-04T00:00:00" table:style-name="ce3">
            <text:p>04/06/2022</text:p>
          </table:table-cell>
          <table:table-cell office:value-type="float" office:value="120000" table:style-name="ce4">
            <text:p>R$ 120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RO</text:p>
          </table:table-cell>
          <table:table-cell office:value-type="date" office:date-value="2022-06-13T00:00:00" table:style-name="ce3">
            <text:p>13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8089/2018-47</text:p>
          </table:table-cell>
          <table:table-cell office:value-type="float" office:value="10028428" table:style-name="ce2">
            <text:p>10028428</text:p>
          </table:table-cell>
          <table:table-cell office:value-type="string" table:style-name="ce1">
            <text:p>921820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VILMAR ANTONIO BASCHERA</text:p>
          </table:table-cell>
          <table:table-cell office:value-type="string" table:style-name="ce1">
            <text:p>6003596023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0-23T00:00:00" table:style-name="ce3">
            <text:p>23/10/2018</text:p>
          </table:table-cell>
          <table:table-cell office:value-type="date" office:date-value="2018-10-27T00:00:00" table:style-name="ce3">
            <text:p>27/10/2018</text:p>
          </table:table-cell>
          <table:table-cell office:value-type="date" office:date-value="2019-04-24T00:00:00" table:style-name="ce3">
            <text:p>24/04/2019</text:p>
          </table:table-cell>
          <table:table-cell office:value-type="date" office:date-value="2022-04-24T00:00:00" table:style-name="ce3">
            <text:p>24/04/2022</text:p>
          </table:table-cell>
          <table:table-cell office:value-type="float" office:value="75000" table:style-name="ce4">
            <text:p>R$ 75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TECNICO SETORIAL DESCENTRALIZADO DE INSTRUÇÃO PROCESSUAL DE AUTOS DE INFRAÇÃO - RO</text:p>
          </table:table-cell>
          <table:table-cell office:value-type="string" table:style-name="ce1">
            <text:p>RO</text:p>
          </table:table-cell>
          <table:table-cell office:value-type="date" office:date-value="2019-07-19T00:00:00" table:style-name="ce3">
            <text:p>19/07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8354/2018-97</text:p>
          </table:table-cell>
          <table:table-cell office:value-type="float" office:value="10037884" table:style-name="ce2">
            <text:p>10037884</text:p>
          </table:table-cell>
          <table:table-cell office:value-type="string" table:style-name="ce1">
            <text:p>9217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DIELSON GUDE CHEIDEGGER</text:p>
          </table:table-cell>
          <table:table-cell office:value-type="string" table:style-name="ce1">
            <text:p>9906540125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1-03T00:00:00" table:style-name="ce3">
            <text:p>03/11/2018</text:p>
          </table:table-cell>
          <table:table-cell office:value-type="date" office:date-value="2018-11-09T00:00:00" table:style-name="ce3">
            <text:p>09/11/2018</text:p>
          </table:table-cell>
          <table:table-cell office:value-type="date" office:date-value="2019-06-06T00:00:00" table:style-name="ce3">
            <text:p>06/06/2019</text:p>
          </table:table-cell>
          <table:table-cell office:value-type="date" office:date-value="2022-06-06T00:00:00" table:style-name="ce3">
            <text:p>06/06/2022</text:p>
          </table:table-cell>
          <table:table-cell office:value-type="float" office:value="50000" table:style-name="ce4">
            <text:p>R$ 50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DIVISÃO TÉCNICO-AMBIENTAL - RO</text:p>
          </table:table-cell>
          <table:table-cell office:value-type="string" table:style-name="ce1">
            <text:p>RO</text:p>
          </table:table-cell>
          <table:table-cell office:value-type="date" office:date-value="2022-06-14T00:00:00" table:style-name="ce3">
            <text:p>14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9016/2018-72</text:p>
          </table:table-cell>
          <table:table-cell office:value-type="float" office:value="10052213" table:style-name="ce2">
            <text:p>10052213</text:p>
          </table:table-cell>
          <table:table-cell office:value-type="string" table:style-name="ce1">
            <text:p>922389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ilton Alves Pina</text:p>
          </table:table-cell>
          <table:table-cell office:value-type="string" table:style-name="ce1">
            <text:p>7559315720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1-28T00:00:00" table:style-name="ce3">
            <text:p>28/11/2018</text:p>
          </table:table-cell>
          <table:table-cell office:value-type="date" office:date-value="2018-12-01T00:00:00" table:style-name="ce3">
            <text:p>01/12/2018</text:p>
          </table:table-cell>
          <table:table-cell office:value-type="date" office:date-value="2019-06-05T00:00:00" table:style-name="ce3">
            <text:p>05/06/2019</text:p>
          </table:table-cell>
          <table:table-cell office:value-type="date" office:date-value="2022-06-05T00:00:00" table:style-name="ce3">
            <text:p>05/06/2022</text:p>
          </table:table-cell>
          <table:table-cell office:value-type="float" office:value="29552.45" table:style-name="ce4">
            <text:p>R$ 29.552,45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RO</text:p>
          </table:table-cell>
          <table:table-cell office:value-type="date" office:date-value="2022-06-13T00:00:00" table:style-name="ce3">
            <text:p>13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9035/2018-07</text:p>
          </table:table-cell>
          <table:table-cell office:value-type="float" office:value="10052214" table:style-name="ce2">
            <text:p>10052214</text:p>
          </table:table-cell>
          <table:table-cell office:value-type="string" table:style-name="ce1">
            <text:p>922389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DEZIO PEREIRA FIALHO</text:p>
          </table:table-cell>
          <table:table-cell office:value-type="string" table:style-name="ce1">
            <text:p>3037034513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1-29T00:00:00" table:style-name="ce3">
            <text:p>29/11/2018</text:p>
          </table:table-cell>
          <table:table-cell office:value-type="date" office:date-value="2018-12-01T00:00:00" table:style-name="ce3">
            <text:p>01/12/2018</text:p>
          </table:table-cell>
          <table:table-cell office:value-type="date" office:date-value="2019-06-05T00:00:00" table:style-name="ce3">
            <text:p>05/06/2019</text:p>
          </table:table-cell>
          <table:table-cell office:value-type="date" office:date-value="2022-06-05T00:00:00" table:style-name="ce3">
            <text:p>05/06/2022</text:p>
          </table:table-cell>
          <table:table-cell office:value-type="float" office:value="84378.18" table:style-name="ce4">
            <text:p>R$ 84.378,18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RO</text:p>
          </table:table-cell>
          <table:table-cell office:value-type="date" office:date-value="2022-06-13T00:00:00" table:style-name="ce3">
            <text:p>13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9074/2018-04</text:p>
          </table:table-cell>
          <table:table-cell office:value-type="float" office:value="10065477" table:style-name="ce2">
            <text:p>10065477</text:p>
          </table:table-cell>
          <table:table-cell office:value-type="string" table:style-name="ce1">
            <text:p>921983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airo Vidal <text:s/>Da Silva</text:p>
          </table:table-cell>
          <table:table-cell office:value-type="string" table:style-name="ce1">
            <text:p>0234994827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1-30T00:00:00" table:style-name="ce3">
            <text:p>30/11/2018</text:p>
          </table:table-cell>
          <table:table-cell office:value-type="date" office:date-value="2018-12-20T00:00:00" table:style-name="ce3">
            <text:p>20/12/2018</text:p>
          </table:table-cell>
          <table:table-cell office:value-type="date" office:date-value="2019-06-05T00:00:00" table:style-name="ce3">
            <text:p>05/06/2019</text:p>
          </table:table-cell>
          <table:table-cell office:value-type="date" office:date-value="2022-06-05T00:00:00" table:style-name="ce3">
            <text:p>05/06/2022</text:p>
          </table:table-cell>
          <table:table-cell office:value-type="float" office:value="47474.63" table:style-name="ce4">
            <text:p>R$ 47.474,63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RO</text:p>
          </table:table-cell>
          <table:table-cell office:value-type="date" office:date-value="2022-06-13T00:00:00" table:style-name="ce3">
            <text:p>13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9473/2018-67</text:p>
          </table:table-cell>
          <table:table-cell office:value-type="float" office:value="10065774" table:style-name="ce2">
            <text:p>10065774</text:p>
          </table:table-cell>
          <table:table-cell office:value-type="string" table:style-name="ce1">
            <text:p>922391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INDUSTRIA E COMERCIO DE MADEIRAS PALMAS EIRELI ME</text:p>
          </table:table-cell>
          <table:table-cell office:value-type="string" table:style-name="ce1">
            <text:p>2845510800019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2-15T00:00:00" table:style-name="ce3">
            <text:p>15/12/2018</text:p>
          </table:table-cell>
          <table:table-cell office:value-type="date" office:date-value="2018-12-20T00:00:00" table:style-name="ce3">
            <text:p>20/12/2018</text:p>
          </table:table-cell>
          <table:table-cell office:value-type="date" office:date-value="2019-06-06T00:00:00" table:style-name="ce3">
            <text:p>06/06/2019</text:p>
          </table:table-cell>
          <table:table-cell office:value-type="date" office:date-value="2022-06-06T00:00:00" table:style-name="ce3">
            <text:p>06/06/2022</text:p>
          </table:table-cell>
          <table:table-cell office:value-type="float" office:value="101500" table:style-name="ce4">
            <text:p>R$ 10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DIVISÃO TÉCNICO-AMBIENTAL - RO</text:p>
          </table:table-cell>
          <table:table-cell office:value-type="string" table:style-name="ce1">
            <text:p>RO</text:p>
          </table:table-cell>
          <table:table-cell office:value-type="date" office:date-value="2022-06-14T00:00:00" table:style-name="ce3">
            <text:p>14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9675/2018-17</text:p>
          </table:table-cell>
          <table:table-cell office:value-type="float" office:value="10066424" table:style-name="ce2">
            <text:p>10066424</text:p>
          </table:table-cell>
          <table:table-cell office:value-type="string" table:style-name="ce1">
            <text:p>915909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INDUSFLORA IND. COM. IMP. E EXP. DE MADEIRAS LTDA</text:p>
          </table:table-cell>
          <table:table-cell office:value-type="string" table:style-name="ce1">
            <text:p>0479993800017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2-21T00:00:00" table:style-name="ce3">
            <text:p>21/12/2018</text:p>
          </table:table-cell>
          <table:table-cell office:value-type="date" office:date-value="2018-12-21T00:00:00" table:style-name="ce3">
            <text:p>21/12/2018</text:p>
          </table:table-cell>
          <table:table-cell office:value-type="date" office:date-value="2022-06-08T00:00:00" table:style-name="ce3">
            <text:p>08/06/2022</text:p>
          </table:table-cell>
          <table:table-cell office:value-type="date" office:date-value="2022-04-16T00:00:00" table:style-name="ce3">
            <text:p>16/04/2022</text:p>
          </table:table-cell>
          <table:table-cell office:value-type="float" office:value="76577.100000000006" table:style-name="ce4">
            <text:p>R$ 76.577,1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DIVISÃO TÉCNICO-AMBIENTAL - RO</text:p>
          </table:table-cell>
          <table:table-cell office:value-type="string" table:style-name="ce1">
            <text:p>RO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009725/2018-58</text:p>
          </table:table-cell>
          <table:table-cell office:value-type="float" office:value="10067310" table:style-name="ce2">
            <text:p>10067310</text:p>
          </table:table-cell>
          <table:table-cell office:value-type="string" table:style-name="ce1">
            <text:p>915908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IVONE ROSIN - ME</text:p>
          </table:table-cell>
          <table:table-cell office:value-type="string" table:style-name="ce1">
            <text:p>2466388100019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2-26T00:00:00" table:style-name="ce3">
            <text:p>26/12/2018</text:p>
          </table:table-cell>
          <table:table-cell office:value-type="date" office:date-value="2018-12-26T00:00:00" table:style-name="ce3">
            <text:p>26/12/2018</text:p>
          </table:table-cell>
          <table:table-cell office:value-type="date" office:date-value="2019-02-28T00:00:00" table:style-name="ce3">
            <text:p>28/02/2019</text:p>
          </table:table-cell>
          <table:table-cell office:value-type="date" office:date-value="2022-02-28T00:00:00" table:style-name="ce3">
            <text:p>28/02/2022</text:p>
          </table:table-cell>
          <table:table-cell office:value-type="float" office:value="52500" table:style-name="ce4">
            <text:p>R$ 52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1-04-30T00:00:00" table:style-name="ce3">
            <text:p>30/04/2021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0004/2017-09</text:p>
          </table:table-cell>
          <table:table-cell office:value-type="float" office:value="9231718" table:style-name="ce2">
            <text:p>9231718</text:p>
          </table:table-cell>
          <table:table-cell office:value-type="string" table:style-name="ce1">
            <text:p>911228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UGENIO LAIZO NETTO - ME</text:p>
          </table:table-cell>
          <table:table-cell office:value-type="string" table:style-name="ce1">
            <text:p>18353928000115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4-13T00:00:00" table:style-name="ce3">
            <text:p>13/04/2017</text:p>
          </table:table-cell>
          <table:table-cell office:value-type="date" office:date-value="2017-04-18T00:00:00" table:style-name="ce3">
            <text:p>18/04/2017</text:p>
          </table:table-cell>
          <table:table-cell office:value-type="date" office:date-value="2019-02-08T00:00:00" table:style-name="ce3">
            <text:p>08/02/2019</text:p>
          </table:table-cell>
          <table:table-cell office:value-type="date" office:date-value="2022-02-08T00:00:00" table:style-name="ce3">
            <text:p>08/02/2022</text:p>
          </table:table-cell>
          <table:table-cell office:value-type="float" office:value="867.3" table:style-name="ce4">
            <text:p>R$ 867,3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0-04-06T00:00:00" table:style-name="ce3">
            <text:p>06/04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0006/2017-90</text:p>
          </table:table-cell>
          <table:table-cell office:value-type="float" office:value="9231719" table:style-name="ce2">
            <text:p>9231719</text:p>
          </table:table-cell>
          <table:table-cell office:value-type="string" table:style-name="ce1">
            <text:p>911228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UGENIO LAIZO NETTO - ME</text:p>
          </table:table-cell>
          <table:table-cell office:value-type="string" table:style-name="ce1">
            <text:p>18353928000115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4-17T00:00:00" table:style-name="ce3">
            <text:p>17/04/2017</text:p>
          </table:table-cell>
          <table:table-cell office:value-type="date" office:date-value="2017-04-18T00:00:00" table:style-name="ce3">
            <text:p>18/04/2017</text:p>
          </table:table-cell>
          <table:table-cell office:value-type="date" office:date-value="2019-02-12T00:00:00" table:style-name="ce3">
            <text:p>12/02/2019</text:p>
          </table:table-cell>
          <table:table-cell office:value-type="date" office:date-value="2022-02-12T00:00:00" table:style-name="ce3">
            <text:p>12/02/2022</text:p>
          </table:table-cell>
          <table:table-cell office:value-type="float" office:value="4.66" table:style-name="ce4">
            <text:p>R$ 4,66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0-04-02T00:00:00" table:style-name="ce3">
            <text:p>02/04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0014/2017-36</text:p>
          </table:table-cell>
          <table:table-cell office:value-type="float" office:value="9225853" table:style-name="ce2">
            <text:p>9225853</text:p>
          </table:table-cell>
          <table:table-cell office:value-type="string" table:style-name="ce1">
            <text:p>911023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Francisca Argemira de lima</text:p>
          </table:table-cell>
          <table:table-cell office:value-type="string" table:style-name="ce1">
            <text:p>4003993543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4-05T00:00:00" table:style-name="ce3">
            <text:p>05/04/2017</text:p>
          </table:table-cell>
          <table:table-cell office:value-type="date" office:date-value="2017-04-10T00:00:00" table:style-name="ce3">
            <text:p>10/04/2017</text:p>
          </table:table-cell>
          <table:table-cell office:value-type="date" office:date-value="2019-02-12T00:00:00" table:style-name="ce3">
            <text:p>12/02/2019</text:p>
          </table:table-cell>
          <table:table-cell office:value-type="date" office:date-value="2022-02-12T00:00:00" table:style-name="ce3">
            <text:p>12/02/2022</text:p>
          </table:table-cell>
          <table:table-cell office:value-type="float" office:value="80000" table:style-name="ce4">
            <text:p>R$ 80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0-04-02T00:00:00" table:style-name="ce3">
            <text:p>02/04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0023/2017-27</text:p>
          </table:table-cell>
          <table:table-cell office:value-type="float" office:value="9223104" table:style-name="ce2">
            <text:p>9223104</text:p>
          </table:table-cell>
          <table:table-cell office:value-type="string" table:style-name="ce1">
            <text:p>912727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ANDIRO CUSTÓDIO DE SOUZA</text:p>
          </table:table-cell>
          <table:table-cell office:value-type="string" table:style-name="ce1">
            <text:p>1620422026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3-22T00:00:00" table:style-name="ce3">
            <text:p>22/03/2017</text:p>
          </table:table-cell>
          <table:table-cell office:value-type="date" office:date-value="2017-04-05T00:00:00" table:style-name="ce3">
            <text:p>05/04/2017</text:p>
          </table:table-cell>
          <table:table-cell office:value-type="date" office:date-value="2019-03-11T00:00:00" table:style-name="ce3">
            <text:p>11/03/2019</text:p>
          </table:table-cell>
          <table:table-cell office:value-type="date" office:date-value="2022-03-11T00:00:00" table:style-name="ce3">
            <text:p>11/03/2022</text:p>
          </table:table-cell>
          <table:table-cell office:value-type="float" office:value="385000" table:style-name="ce4">
            <text:p>R$ 385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2-06-06T00:00:00" table:style-name="ce3">
            <text:p>06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0056/2017-77</text:p>
          </table:table-cell>
          <table:table-cell office:value-type="float" office:value="9225834" table:style-name="ce2">
            <text:p>9225834</text:p>
          </table:table-cell>
          <table:table-cell office:value-type="string" table:style-name="ce1">
            <text:p>913018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Felicia Alves Ribeiro</text:p>
          </table:table-cell>
          <table:table-cell office:value-type="string" table:style-name="ce1">
            <text:p>2041735724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4-06T00:00:00" table:style-name="ce3">
            <text:p>06/04/2017</text:p>
          </table:table-cell>
          <table:table-cell office:value-type="date" office:date-value="2017-04-10T00:00:00" table:style-name="ce3">
            <text:p>10/04/2017</text:p>
          </table:table-cell>
          <table:table-cell office:value-type="date" office:date-value="2019-02-12T00:00:00" table:style-name="ce3">
            <text:p>12/02/2019</text:p>
          </table:table-cell>
          <table:table-cell office:value-type="date" office:date-value="2022-02-12T00:00:00" table:style-name="ce3">
            <text:p>12/02/2022</text:p>
          </table:table-cell>
          <table:table-cell office:value-type="float" office:value="185000" table:style-name="ce4">
            <text:p>R$ 185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0-04-02T00:00:00" table:style-name="ce3">
            <text:p>02/04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0086/2017-83</text:p>
          </table:table-cell>
          <table:table-cell office:value-type="float" office:value="9225830" table:style-name="ce2">
            <text:p>9225830</text:p>
          </table:table-cell>
          <table:table-cell office:value-type="string" table:style-name="ce1">
            <text:p>913017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Francinete Souza de Holanda</text:p>
          </table:table-cell>
          <table:table-cell office:value-type="string" table:style-name="ce1">
            <text:p>1152171623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4-06T00:00:00" table:style-name="ce3">
            <text:p>06/04/2017</text:p>
          </table:table-cell>
          <table:table-cell office:value-type="date" office:date-value="2017-04-10T00:00:00" table:style-name="ce3">
            <text:p>10/04/2017</text:p>
          </table:table-cell>
          <table:table-cell office:value-type="date" office:date-value="2019-02-12T00:00:00" table:style-name="ce3">
            <text:p>12/02/2019</text:p>
          </table:table-cell>
          <table:table-cell office:value-type="date" office:date-value="2022-02-12T00:00:00" table:style-name="ce3">
            <text:p>12/02/2022</text:p>
          </table:table-cell>
          <table:table-cell office:value-type="float" office:value="185000" table:style-name="ce4">
            <text:p>R$ 185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0-04-02T00:00:00" table:style-name="ce3">
            <text:p>02/04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0087/2017-28</text:p>
          </table:table-cell>
          <table:table-cell office:value-type="float" office:value="9225832" table:style-name="ce2">
            <text:p>9225832</text:p>
          </table:table-cell>
          <table:table-cell office:value-type="string" table:style-name="ce1">
            <text:p>913018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Deyvid Alves Soares</text:p>
          </table:table-cell>
          <table:table-cell office:value-type="string" table:style-name="ce1">
            <text:p>0181514222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4-06T00:00:00" table:style-name="ce3">
            <text:p>06/04/2017</text:p>
          </table:table-cell>
          <table:table-cell office:value-type="date" office:date-value="2017-04-10T00:00:00" table:style-name="ce3">
            <text:p>10/04/2017</text:p>
          </table:table-cell>
          <table:table-cell office:value-type="date" office:date-value="2019-02-12T00:00:00" table:style-name="ce3">
            <text:p>12/02/2019</text:p>
          </table:table-cell>
          <table:table-cell office:value-type="date" office:date-value="2022-02-12T00:00:00" table:style-name="ce3">
            <text:p>12/02/2022</text:p>
          </table:table-cell>
          <table:table-cell office:value-type="float" office:value="135000" table:style-name="ce4">
            <text:p>R$ 135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0-04-07T00:00:00" table:style-name="ce3">
            <text:p>07/04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0088/2017-72</text:p>
          </table:table-cell>
          <table:table-cell office:value-type="float" office:value="9225831" table:style-name="ce2">
            <text:p>9225831</text:p>
          </table:table-cell>
          <table:table-cell office:value-type="string" table:style-name="ce1">
            <text:p>913017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ose Palachai Junior</text:p>
          </table:table-cell>
          <table:table-cell office:value-type="string" table:style-name="ce1">
            <text:p>7188715629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4-06T00:00:00" table:style-name="ce3">
            <text:p>06/04/2017</text:p>
          </table:table-cell>
          <table:table-cell office:value-type="date" office:date-value="2017-04-10T00:00:00" table:style-name="ce3">
            <text:p>10/04/2017</text:p>
          </table:table-cell>
          <table:table-cell office:value-type="date" office:date-value="2019-02-12T00:00:00" table:style-name="ce3">
            <text:p>12/02/2019</text:p>
          </table:table-cell>
          <table:table-cell office:value-type="date" office:date-value="2022-02-12T00:00:00" table:style-name="ce3">
            <text:p>12/02/2022</text:p>
          </table:table-cell>
          <table:table-cell office:value-type="float" office:value="180000" table:style-name="ce4">
            <text:p>R$ 180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0-04-07T00:00:00" table:style-name="ce3">
            <text:p>07/04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0117/2017-04</text:p>
          </table:table-cell>
          <table:table-cell office:value-type="float" office:value="9228563" table:style-name="ce2">
            <text:p>9228563</text:p>
          </table:table-cell>
          <table:table-cell office:value-type="string" table:style-name="ce1">
            <text:p>911401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ebastião Dorado Escobar</text:p>
          </table:table-cell>
          <table:table-cell office:value-type="string" table:style-name="ce1">
            <text:p>4218402922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4-11T00:00:00" table:style-name="ce3">
            <text:p>11/04/2017</text:p>
          </table:table-cell>
          <table:table-cell office:value-type="date" office:date-value="2017-04-12T00:00:00" table:style-name="ce3">
            <text:p>12/04/2017</text:p>
          </table:table-cell>
          <table:table-cell office:value-type="date" office:date-value="2019-02-12T00:00:00" table:style-name="ce3">
            <text:p>12/02/2019</text:p>
          </table:table-cell>
          <table:table-cell office:value-type="date" office:date-value="2022-02-12T00:00:00" table:style-name="ce3">
            <text:p>12/02/2022</text:p>
          </table:table-cell>
          <table:table-cell office:value-type="float" office:value="37500" table:style-name="ce4">
            <text:p>R$ 37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02-13T00:00:00" table:style-name="ce3">
            <text:p>13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0122/2017-17</text:p>
          </table:table-cell>
          <table:table-cell office:value-type="float" office:value="9230876" table:style-name="ce2">
            <text:p>9230876</text:p>
          </table:table-cell>
          <table:table-cell office:value-type="string" table:style-name="ce1">
            <text:p>911401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UGENIO LAIZO NETTO - ME</text:p>
          </table:table-cell>
          <table:table-cell office:value-type="string" table:style-name="ce1">
            <text:p>18353928000115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4-13T00:00:00" table:style-name="ce3">
            <text:p>13/04/2017</text:p>
          </table:table-cell>
          <table:table-cell office:value-type="date" office:date-value="2017-04-17T00:00:00" table:style-name="ce3">
            <text:p>17/04/2017</text:p>
          </table:table-cell>
          <table:table-cell office:value-type="date" office:date-value="2019-02-12T00:00:00" table:style-name="ce3">
            <text:p>12/02/2019</text:p>
          </table:table-cell>
          <table:table-cell office:value-type="date" office:date-value="2022-02-12T00:00:00" table:style-name="ce3">
            <text:p>12/02/2022</text:p>
          </table:table-cell>
          <table:table-cell office:value-type="float" office:value="2133.3000000000002" table:style-name="ce4">
            <text:p>R$ 2.133,3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02-13T00:00:00" table:style-name="ce3">
            <text:p>13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0136/2017-22</text:p>
          </table:table-cell>
          <table:table-cell office:value-type="float" office:value="9225826" table:style-name="ce2">
            <text:p>9225826</text:p>
          </table:table-cell>
          <table:table-cell office:value-type="string" table:style-name="ce1">
            <text:p>913017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lizeu Dias</text:p>
          </table:table-cell>
          <table:table-cell office:value-type="string" table:style-name="ce1">
            <text:p>7131819425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4-05T00:00:00" table:style-name="ce3">
            <text:p>05/04/2017</text:p>
          </table:table-cell>
          <table:table-cell office:value-type="date" office:date-value="2017-04-10T00:00:00" table:style-name="ce3">
            <text:p>10/04/2017</text:p>
          </table:table-cell>
          <table:table-cell office:value-type="date" office:date-value="2019-02-12T00:00:00" table:style-name="ce3">
            <text:p>12/02/2019</text:p>
          </table:table-cell>
          <table:table-cell office:value-type="date" office:date-value="2022-02-12T00:00:00" table:style-name="ce3">
            <text:p>12/02/2022</text:p>
          </table:table-cell>
          <table:table-cell office:value-type="float" office:value="112500" table:style-name="ce4">
            <text:p>R$ 112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0-04-06T00:00:00" table:style-name="ce3">
            <text:p>06/04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0138/2017-11</text:p>
          </table:table-cell>
          <table:table-cell office:value-type="float" office:value="9225829" table:style-name="ce2">
            <text:p>9225829</text:p>
          </table:table-cell>
          <table:table-cell office:value-type="string" table:style-name="ce1">
            <text:p>913017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Ivone de Souza</text:p>
          </table:table-cell>
          <table:table-cell office:value-type="string" table:style-name="ce1">
            <text:p>8205323526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4-06T00:00:00" table:style-name="ce3">
            <text:p>06/04/2017</text:p>
          </table:table-cell>
          <table:table-cell office:value-type="date" office:date-value="2017-04-10T00:00:00" table:style-name="ce3">
            <text:p>10/04/2017</text:p>
          </table:table-cell>
          <table:table-cell office:value-type="date" office:date-value="2019-02-12T00:00:00" table:style-name="ce3">
            <text:p>12/02/2019</text:p>
          </table:table-cell>
          <table:table-cell office:value-type="date" office:date-value="2022-02-12T00:00:00" table:style-name="ce3">
            <text:p>12/02/2022</text:p>
          </table:table-cell>
          <table:table-cell office:value-type="float" office:value="285000" table:style-name="ce4">
            <text:p>R$ 285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0-04-02T00:00:00" table:style-name="ce3">
            <text:p>02/04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0142/2017-80</text:p>
          </table:table-cell>
          <table:table-cell office:value-type="float" office:value="9214766" table:style-name="ce2">
            <text:p>9214766</text:p>
          </table:table-cell>
          <table:table-cell office:value-type="string" table:style-name="ce1">
            <text:p>911400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QUINO &amp; MOREIRA LTDA - ME</text:p>
          </table:table-cell>
          <table:table-cell office:value-type="string" table:style-name="ce1">
            <text:p>0917274400016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3-25T00:00:00" table:style-name="ce3">
            <text:p>25/03/2017</text:p>
          </table:table-cell>
          <table:table-cell office:value-type="date" office:date-value="2017-03-27T00:00:00" table:style-name="ce3">
            <text:p>27/03/2017</text:p>
          </table:table-cell>
          <table:table-cell office:value-type="date" office:date-value="2019-02-15T00:00:00" table:style-name="ce3">
            <text:p>15/02/2019</text:p>
          </table:table-cell>
          <table:table-cell office:value-type="date" office:date-value="2022-02-15T00:00:00" table:style-name="ce3">
            <text:p>15/02/2022</text:p>
          </table:table-cell>
          <table:table-cell office:value-type="float" office:value="52500" table:style-name="ce4">
            <text:p>R$ 52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UNIDADE TÉCNICA DE 1º NÍVEL EM VILHENA - RO</text:p>
          </table:table-cell>
          <table:table-cell office:value-type="string" table:style-name="ce1">
            <text:p>RO</text:p>
          </table:table-cell>
          <table:table-cell office:value-type="date" office:date-value="2019-03-01T00:00:00" table:style-name="ce3">
            <text:p>01/03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0145/2017-13</text:p>
          </table:table-cell>
          <table:table-cell office:value-type="float" office:value="9218557" table:style-name="ce2">
            <text:p>9218557</text:p>
          </table:table-cell>
          <table:table-cell office:value-type="string" table:style-name="ce1">
            <text:p>91140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AMINADORA SANTO EXPEDITO LTDA-ME</text:p>
          </table:table-cell>
          <table:table-cell office:value-type="string" table:style-name="ce1">
            <text:p>0374884700014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3-29T00:00:00" table:style-name="ce3">
            <text:p>29/03/2017</text:p>
          </table:table-cell>
          <table:table-cell office:value-type="date" office:date-value="2017-04-03T00:00:00" table:style-name="ce3">
            <text:p>03/04/2017</text:p>
          </table:table-cell>
          <table:table-cell office:value-type="date" office:date-value="2019-03-12T00:00:00" table:style-name="ce3">
            <text:p>12/03/2019</text:p>
          </table:table-cell>
          <table:table-cell office:value-type="date" office:date-value="2022-03-12T00:00:00" table:style-name="ce3">
            <text:p>12/03/2022</text:p>
          </table:table-cell>
          <table:table-cell office:value-type="float" office:value="161500" table:style-name="ce4">
            <text:p>R$ 16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0-03-25T00:00:00" table:style-name="ce3">
            <text:p>25/03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0168/2017-28</text:p>
          </table:table-cell>
          <table:table-cell office:value-type="float" office:value="9234183" table:style-name="ce2">
            <text:p>9234183</text:p>
          </table:table-cell>
          <table:table-cell office:value-type="string" table:style-name="ce1">
            <text:p>91008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D. F. DE OLIVEIRA INDUSTRIA COMERCIO DE MADEIRAS - EPP</text:p>
          </table:table-cell>
          <table:table-cell office:value-type="string" table:style-name="ce1">
            <text:p>1424407000010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7-04-19T00:00:00" table:style-name="ce3">
            <text:p>19/04/2017</text:p>
          </table:table-cell>
          <table:table-cell office:value-type="date" office:date-value="2019-02-12T00:00:00" table:style-name="ce3">
            <text:p>12/02/2019</text:p>
          </table:table-cell>
          <table:table-cell office:value-type="date" office:date-value="2019-04-23T00:00:00" table:style-name="ce3">
            <text:p>23/04/2019</text:p>
          </table:table-cell>
          <table:table-cell office:value-type="date" office:date-value="2022-04-23T00:00:00" table:style-name="ce3">
            <text:p>23/04/2022</text:p>
          </table:table-cell>
          <table:table-cell office:value-type="float" office:value="154500" table:style-name="ce4">
            <text:p>R$ 154.500,0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NÚCLEO TECNICO SETORIAL DESCENTRALIZADO DE INSTRUÇÃO PROCESSUAL DE AUTOS DE INFRAÇÃO - RO</text:p>
          </table:table-cell>
          <table:table-cell office:value-type="string" table:style-name="ce1">
            <text:p>RO</text:p>
          </table:table-cell>
          <table:table-cell office:value-type="date" office:date-value="2019-04-23T00:00:00" table:style-name="ce3">
            <text:p>23/04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0171/2017-41</text:p>
          </table:table-cell>
          <table:table-cell office:value-type="float" office:value="9234180" table:style-name="ce2">
            <text:p>9234180</text:p>
          </table:table-cell>
          <table:table-cell office:value-type="string" table:style-name="ce1">
            <text:p>910088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MANDA RAFAELY RODRIGUES DE JESUS</text:p>
          </table:table-cell>
          <table:table-cell office:value-type="string" table:style-name="ce1">
            <text:p>1653001900018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4-18T00:00:00" table:style-name="ce3">
            <text:p>18/04/2017</text:p>
          </table:table-cell>
          <table:table-cell office:value-type="date" office:date-value="2017-04-20T00:00:00" table:style-name="ce3">
            <text:p>20/04/2017</text:p>
          </table:table-cell>
          <table:table-cell office:value-type="date" office:date-value="2019-06-12T00:00:00" table:style-name="ce3">
            <text:p>12/06/2019</text:p>
          </table:table-cell>
          <table:table-cell office:value-type="date" office:date-value="2022-06-12T00:00:00" table:style-name="ce3">
            <text:p>12/06/2022</text:p>
          </table:table-cell>
          <table:table-cell office:value-type="float" office:value="772455" table:style-name="ce4">
            <text:p>R$ 772.455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2-04-27T00:00:00" table:style-name="ce3">
            <text:p>27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0190/2017-78</text:p>
          </table:table-cell>
          <table:table-cell office:value-type="float" office:value="9218553" table:style-name="ce2">
            <text:p>9218553</text:p>
          </table:table-cell>
          <table:table-cell office:value-type="string" table:style-name="ce1">
            <text:p>913544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G &amp; R AMAZONORTE INDUSTRIA E COM. DE MAD.LTDA-ME</text:p>
          </table:table-cell>
          <table:table-cell office:value-type="string" table:style-name="ce1">
            <text:p>1802596900018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3-29T00:00:00" table:style-name="ce3">
            <text:p>29/03/2017</text:p>
          </table:table-cell>
          <table:table-cell office:value-type="date" office:date-value="2017-04-03T00:00:00" table:style-name="ce3">
            <text:p>03/04/2017</text:p>
          </table:table-cell>
          <table:table-cell office:value-type="date" office:date-value="2019-06-07T00:00:00" table:style-name="ce3">
            <text:p>07/06/2019</text:p>
          </table:table-cell>
          <table:table-cell office:value-type="date" office:date-value="2022-06-07T00:00:00" table:style-name="ce3">
            <text:p>07/06/2022</text:p>
          </table:table-cell>
          <table:table-cell office:value-type="float" office:value="52500" table:style-name="ce4">
            <text:p>R$ 52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2-05-12T00:00:00" table:style-name="ce3">
            <text:p>12/05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0191/2017-12</text:p>
          </table:table-cell>
          <table:table-cell office:value-type="float" office:value="9218552" table:style-name="ce2">
            <text:p>9218552</text:p>
          </table:table-cell>
          <table:table-cell office:value-type="string" table:style-name="ce1">
            <text:p>913544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GRO LOUZA LTDA</text:p>
          </table:table-cell>
          <table:table-cell office:value-type="string" table:style-name="ce1">
            <text:p>1068970200018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3-29T00:00:00" table:style-name="ce3">
            <text:p>29/03/2017</text:p>
          </table:table-cell>
          <table:table-cell office:value-type="date" office:date-value="2017-04-03T00:00:00" table:style-name="ce3">
            <text:p>03/04/2017</text:p>
          </table:table-cell>
          <table:table-cell office:value-type="date" office:date-value="2019-01-18T00:00:00" table:style-name="ce3">
            <text:p>18/01/2019</text:p>
          </table:table-cell>
          <table:table-cell office:value-type="date" office:date-value="2022-01-18T00:00:00" table:style-name="ce3">
            <text:p>18/01/2022</text:p>
          </table:table-cell>
          <table:table-cell office:value-type="float" office:value="52500" table:style-name="ce4">
            <text:p>R$ 52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2-05-27T00:00:00" table:style-name="ce3">
            <text:p>27/05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0227/2017-68</text:p>
          </table:table-cell>
          <table:table-cell office:value-type="float" office:value="9230602" table:style-name="ce2">
            <text:p>9230602</text:p>
          </table:table-cell>
          <table:table-cell office:value-type="string" table:style-name="ce1">
            <text:p>904921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lói Esteväo Bonissoni</text:p>
          </table:table-cell>
          <table:table-cell office:value-type="string" table:style-name="ce1">
            <text:p>0744374995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4-09T00:00:00" table:style-name="ce3">
            <text:p>09/04/2017</text:p>
          </table:table-cell>
          <table:table-cell office:value-type="date" office:date-value="2017-04-15T00:00:00" table:style-name="ce3">
            <text:p>15/04/2017</text:p>
          </table:table-cell>
          <table:table-cell office:value-type="date" office:date-value="2019-05-16T00:00:00" table:style-name="ce3">
            <text:p>16/05/2019</text:p>
          </table:table-cell>
          <table:table-cell office:value-type="date" office:date-value="2022-05-16T00:00:00" table:style-name="ce3">
            <text:p>16/05/2022</text:p>
          </table:table-cell>
          <table:table-cell office:value-type="float" office:value="225000" table:style-name="ce4">
            <text:p>R$ 225.000,0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05-30T00:00:00" table:style-name="ce3">
            <text:p>30/05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0972/2017-15</text:p>
          </table:table-cell>
          <table:table-cell office:value-type="float" office:value="9263494" table:style-name="ce2">
            <text:p>9263494</text:p>
          </table:table-cell>
          <table:table-cell office:value-type="string" table:style-name="ce1">
            <text:p>913018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VALDEMIR APARECIDO DE LIMA SERVIÇOS ME</text:p>
          </table:table-cell>
          <table:table-cell office:value-type="string" table:style-name="ce1">
            <text:p>2426240600010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5-31T00:00:00" table:style-name="ce3">
            <text:p>31/05/2017</text:p>
          </table:table-cell>
          <table:table-cell office:value-type="date" office:date-value="2017-05-31T00:00:00" table:style-name="ce3">
            <text:p>31/05/2017</text:p>
          </table:table-cell>
          <table:table-cell office:value-type="date" office:date-value="2019-01-18T00:00:00" table:style-name="ce3">
            <text:p>18/01/2019</text:p>
          </table:table-cell>
          <table:table-cell office:value-type="date" office:date-value="2022-01-18T00:00:00" table:style-name="ce3">
            <text:p>18/01/2022</text:p>
          </table:table-cell>
          <table:table-cell office:value-type="float" office:value="52500" table:style-name="ce4">
            <text:p>R$ 52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0-04-14T00:00:00" table:style-name="ce3">
            <text:p>14/04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1230/2017-07</text:p>
          </table:table-cell>
          <table:table-cell office:value-type="float" office:value="9268057" table:style-name="ce2">
            <text:p>9268057</text:p>
          </table:table-cell>
          <table:table-cell office:value-type="string" table:style-name="ce1">
            <text:p>913019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DEIREIRA ITAGIBA - T A S SERVICOS DE TRANSPORTES DE CARGA</text:p>
          </table:table-cell>
          <table:table-cell office:value-type="string" table:style-name="ce1">
            <text:p>8459599000014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6-05T00:00:00" table:style-name="ce3">
            <text:p>05/06/2017</text:p>
          </table:table-cell>
          <table:table-cell office:value-type="date" office:date-value="2017-06-06T00:00:00" table:style-name="ce3">
            <text:p>06/06/2017</text:p>
          </table:table-cell>
          <table:table-cell office:value-type="date" office:date-value="2019-01-18T00:00:00" table:style-name="ce3">
            <text:p>18/01/2019</text:p>
          </table:table-cell>
          <table:table-cell office:value-type="date" office:date-value="2022-01-18T00:00:00" table:style-name="ce3">
            <text:p>18/01/2022</text:p>
          </table:table-cell>
          <table:table-cell office:value-type="float" office:value="161500" table:style-name="ce4">
            <text:p>R$ 16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06-26T00:00:00" table:style-name="ce3">
            <text:p>26/06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1387/2017-24</text:p>
          </table:table-cell>
          <table:table-cell office:value-type="float" office:value="9270604" table:style-name="ce2">
            <text:p>9270604</text:p>
          </table:table-cell>
          <table:table-cell office:value-type="string" table:style-name="ce1">
            <text:p>917394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EM TI VI IND. COM. IMP. E EXP. DE MADEIRAS EIRELI EPP</text:p>
          </table:table-cell>
          <table:table-cell office:value-type="string" table:style-name="ce1">
            <text:p>0829867500017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6-09T00:00:00" table:style-name="ce3">
            <text:p>09/06/2017</text:p>
          </table:table-cell>
          <table:table-cell office:value-type="date" office:date-value="2017-06-09T00:00:00" table:style-name="ce3">
            <text:p>09/06/2017</text:p>
          </table:table-cell>
          <table:table-cell office:value-type="date" office:date-value="2019-02-12T00:00:00" table:style-name="ce3">
            <text:p>12/02/2019</text:p>
          </table:table-cell>
          <table:table-cell office:value-type="date" office:date-value="2022-02-12T00:00:00" table:style-name="ce3">
            <text:p>12/02/2022</text:p>
          </table:table-cell>
          <table:table-cell office:value-type="float" office:value="50430" table:style-name="ce4">
            <text:p>R$ 50.43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02-13T00:00:00" table:style-name="ce3">
            <text:p>13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1390/2017-48</text:p>
          </table:table-cell>
          <table:table-cell office:value-type="float" office:value="9270602" table:style-name="ce2">
            <text:p>9270602</text:p>
          </table:table-cell>
          <table:table-cell office:value-type="string" table:style-name="ce1">
            <text:p>917394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RCIA DE MATTOS GOLINELI</text:p>
          </table:table-cell>
          <table:table-cell office:value-type="string" table:style-name="ce1">
            <text:p>0298576988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6-08T00:00:00" table:style-name="ce3">
            <text:p>08/06/2017</text:p>
          </table:table-cell>
          <table:table-cell office:value-type="date" office:date-value="2017-06-09T00:00:00" table:style-name="ce3">
            <text:p>09/06/2017</text:p>
          </table:table-cell>
          <table:table-cell office:value-type="date" office:date-value="2019-05-24T00:00:00" table:style-name="ce3">
            <text:p>24/05/2019</text:p>
          </table:table-cell>
          <table:table-cell office:value-type="date" office:date-value="2022-05-24T00:00:00" table:style-name="ce3">
            <text:p>24/05/2022</text:p>
          </table:table-cell>
          <table:table-cell office:value-type="float" office:value="11500" table:style-name="ce4">
            <text:p>R$ 1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06-05T00:00:00" table:style-name="ce3">
            <text:p>05/06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1394/2017-26</text:p>
          </table:table-cell>
          <table:table-cell office:value-type="float" office:value="9270600" table:style-name="ce2">
            <text:p>9270600</text:p>
          </table:table-cell>
          <table:table-cell office:value-type="string" table:style-name="ce1">
            <text:p>917394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ORLANDINO RAGNINI JUNIOR</text:p>
          </table:table-cell>
          <table:table-cell office:value-type="string" table:style-name="ce1">
            <text:p>42103762215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6-08T00:00:00" table:style-name="ce3">
            <text:p>08/06/2017</text:p>
          </table:table-cell>
          <table:table-cell office:value-type="date" office:date-value="2017-06-09T00:00:00" table:style-name="ce3">
            <text:p>09/06/2017</text:p>
          </table:table-cell>
          <table:table-cell office:value-type="date" office:date-value="2019-02-18T00:00:00" table:style-name="ce3">
            <text:p>18/02/2019</text:p>
          </table:table-cell>
          <table:table-cell office:value-type="date" office:date-value="2022-02-18T00:00:00" table:style-name="ce3">
            <text:p>18/02/2022</text:p>
          </table:table-cell>
          <table:table-cell office:value-type="float" office:value="11500" table:style-name="ce4">
            <text:p>R$ 1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0-01-23T00:00:00" table:style-name="ce3">
            <text:p>23/01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1580/2017-65</text:p>
          </table:table-cell>
          <table:table-cell office:value-type="float" office:value="9273666" table:style-name="ce2">
            <text:p>9273666</text:p>
          </table:table-cell>
          <table:table-cell office:value-type="string" table:style-name="ce1">
            <text:p>912324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lex Azevedo de Oliveira</text:p>
          </table:table-cell>
          <table:table-cell office:value-type="string" table:style-name="ce1">
            <text:p>5357987920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6-01T00:00:00" table:style-name="ce3">
            <text:p>01/06/2017</text:p>
          </table:table-cell>
          <table:table-cell office:value-type="date" office:date-value="2017-06-14T00:00:00" table:style-name="ce3">
            <text:p>14/06/2017</text:p>
          </table:table-cell>
          <table:table-cell office:value-type="date" office:date-value="2019-06-05T00:00:00" table:style-name="ce3">
            <text:p>05/06/2019</text:p>
          </table:table-cell>
          <table:table-cell office:value-type="date" office:date-value="2022-06-05T00:00:00" table:style-name="ce3">
            <text:p>05/06/2022</text:p>
          </table:table-cell>
          <table:table-cell office:value-type="float" office:value="835000" table:style-name="ce4">
            <text:p>R$ 835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1-08-19T00:00:00" table:style-name="ce3">
            <text:p>19/08/2021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1584/2017-43</text:p>
          </table:table-cell>
          <table:table-cell office:value-type="float" office:value="9273664" table:style-name="ce2">
            <text:p>9273664</text:p>
          </table:table-cell>
          <table:table-cell office:value-type="string" table:style-name="ce1">
            <text:p>912324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MERSON RICARDO PERSCH</text:p>
          </table:table-cell>
          <table:table-cell office:value-type="string" table:style-name="ce1">
            <text:p>6206285928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6-01T00:00:00" table:style-name="ce3">
            <text:p>01/06/2017</text:p>
          </table:table-cell>
          <table:table-cell office:value-type="date" office:date-value="2017-06-14T00:00:00" table:style-name="ce3">
            <text:p>14/06/2017</text:p>
          </table:table-cell>
          <table:table-cell office:value-type="date" office:date-value="2019-06-05T00:00:00" table:style-name="ce3">
            <text:p>05/06/2019</text:p>
          </table:table-cell>
          <table:table-cell office:value-type="date" office:date-value="2022-06-05T00:00:00" table:style-name="ce3">
            <text:p>05/06/2022</text:p>
          </table:table-cell>
          <table:table-cell office:value-type="float" office:value="330000" table:style-name="ce4">
            <text:p>R$ 330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1-08-19T00:00:00" table:style-name="ce3">
            <text:p>19/08/2021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1629/2017-80</text:p>
          </table:table-cell>
          <table:table-cell office:value-type="float" office:value="9273934" table:style-name="ce2">
            <text:p>9273934</text:p>
          </table:table-cell>
          <table:table-cell office:value-type="string" table:style-name="ce1">
            <text:p>916987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OIAPOQUE - IND. COM. E BENEFICIAMENTO DE MADEIRAS LTDA - ME</text:p>
          </table:table-cell>
          <table:table-cell office:value-type="string" table:style-name="ce1">
            <text:p>1380899700015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6-14T00:00:00" table:style-name="ce3">
            <text:p>14/06/2017</text:p>
          </table:table-cell>
          <table:table-cell office:value-type="date" office:date-value="2017-06-14T00:00:00" table:style-name="ce3">
            <text:p>14/06/2017</text:p>
          </table:table-cell>
          <table:table-cell office:value-type="date" office:date-value="2022-04-27T00:00:00" table:style-name="ce3">
            <text:p>27/04/2022</text:p>
          </table:table-cell>
          <table:table-cell office:value-type="date" office:date-value="2022-01-18T00:00:00" table:style-name="ce3">
            <text:p>18/01/2022</text:p>
          </table:table-cell>
          <table:table-cell office:value-type="float" office:value="211500" table:style-name="ce4">
            <text:p>R$ 21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RO</text:p>
          </table:table-cell>
          <table:table-cell office:value-type="date" office:date-value="2022-06-13T00:00:00" table:style-name="ce3">
            <text:p>13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1637/2017-26</text:p>
          </table:table-cell>
          <table:table-cell office:value-type="float" office:value="9273928" table:style-name="ce2">
            <text:p>9273928</text:p>
          </table:table-cell>
          <table:table-cell office:value-type="string" table:style-name="ce1">
            <text:p>91698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terial de Construção Bom Preço Ltda</text:p>
          </table:table-cell>
          <table:table-cell office:value-type="string" table:style-name="ce1">
            <text:p>0584482900019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6-13T00:00:00" table:style-name="ce3">
            <text:p>13/06/2017</text:p>
          </table:table-cell>
          <table:table-cell office:value-type="date" office:date-value="2017-06-14T00:00:00" table:style-name="ce3">
            <text:p>14/06/2017</text:p>
          </table:table-cell>
          <table:table-cell office:value-type="date" office:date-value="2019-01-18T00:00:00" table:style-name="ce3">
            <text:p>18/01/2019</text:p>
          </table:table-cell>
          <table:table-cell office:value-type="date" office:date-value="2022-01-18T00:00:00" table:style-name="ce3">
            <text:p>18/01/2022</text:p>
          </table:table-cell>
          <table:table-cell office:value-type="float" office:value="52500" table:style-name="ce4">
            <text:p>R$ 52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12-27T00:00:00" table:style-name="ce3">
            <text:p>27/1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1764/2017-25</text:p>
          </table:table-cell>
          <table:table-cell office:value-type="float" office:value="9276489" table:style-name="ce2">
            <text:p>9276489</text:p>
          </table:table-cell>
          <table:table-cell office:value-type="string" table:style-name="ce1">
            <text:p>916958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. B. DE OLIVEIRA INDUSTRIA E COMERCIO DE MADEIRAS LTDA</text:p>
          </table:table-cell>
          <table:table-cell office:value-type="string" table:style-name="ce1">
            <text:p>0809985900010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6-20T00:00:00" table:style-name="ce3">
            <text:p>20/06/2017</text:p>
          </table:table-cell>
          <table:table-cell office:value-type="date" office:date-value="2017-06-20T00:00:00" table:style-name="ce3">
            <text:p>20/06/2017</text:p>
          </table:table-cell>
          <table:table-cell office:value-type="date" office:date-value="2019-02-08T00:00:00" table:style-name="ce3">
            <text:p>08/02/2019</text:p>
          </table:table-cell>
          <table:table-cell office:value-type="date" office:date-value="2022-02-08T00:00:00" table:style-name="ce3">
            <text:p>08/02/2022</text:p>
          </table:table-cell>
          <table:table-cell office:value-type="float" office:value="26688.18" table:style-name="ce4">
            <text:p>R$ 26.688,18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11-11T00:00:00" table:style-name="ce3">
            <text:p>11/11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2084/2017-29</text:p>
          </table:table-cell>
          <table:table-cell office:value-type="float" office:value="9272965" table:style-name="ce2">
            <text:p>9272965</text:p>
          </table:table-cell>
          <table:table-cell office:value-type="string" table:style-name="ce1">
            <text:p>695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rgeu Neimog</text:p>
          </table:table-cell>
          <table:table-cell office:value-type="string" table:style-name="ce1">
            <text:p>5863273526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6-09T00:00:00" table:style-name="ce3">
            <text:p>09/06/2017</text:p>
          </table:table-cell>
          <table:table-cell office:value-type="date" office:date-value="2017-06-13T00:00:00" table:style-name="ce3">
            <text:p>13/06/2017</text:p>
          </table:table-cell>
          <table:table-cell office:value-type="date" office:date-value="2019-05-15T00:00:00" table:style-name="ce3">
            <text:p>15/05/2019</text:p>
          </table:table-cell>
          <table:table-cell office:value-type="date" office:date-value="2022-05-15T00:00:00" table:style-name="ce3">
            <text:p>15/05/2022</text:p>
          </table:table-cell>
          <table:table-cell office:value-type="float" office:value="40000" table:style-name="ce4">
            <text:p>R$ 40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05-23T00:00:00" table:style-name="ce3">
            <text:p>23/05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2279/2017-79</text:p>
          </table:table-cell>
          <table:table-cell office:value-type="float" office:value="9275760" table:style-name="ce2">
            <text:p>9275760</text:p>
          </table:table-cell>
          <table:table-cell office:value-type="string" table:style-name="ce1">
            <text:p>910950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arlito Medina Teixeira</text:p>
          </table:table-cell>
          <table:table-cell office:value-type="string" table:style-name="ce1">
            <text:p>4858616126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7-06-10T00:00:00" table:style-name="ce3">
            <text:p>10/06/2017</text:p>
          </table:table-cell>
          <table:table-cell office:value-type="date" office:date-value="2019-04-18T00:00:00" table:style-name="ce3">
            <text:p>18/04/2019</text:p>
          </table:table-cell>
          <table:table-cell office:value-type="date" office:date-value="2019-05-30T00:00:00" table:style-name="ce3">
            <text:p>30/05/2019</text:p>
          </table:table-cell>
          <table:table-cell office:value-type="date" office:date-value="2022-05-30T00:00:00" table:style-name="ce3">
            <text:p>30/05/2022</text:p>
          </table:table-cell>
          <table:table-cell office:value-type="float" office:value="78750" table:style-name="ce4">
            <text:p>R$ 78.750,0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2-06-14T00:00:00" table:style-name="ce3">
            <text:p>14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2898/2017-63</text:p>
          </table:table-cell>
          <table:table-cell office:value-type="float" office:value="9296323" table:style-name="ce2">
            <text:p>9296323</text:p>
          </table:table-cell>
          <table:table-cell office:value-type="string" table:style-name="ce1">
            <text:p>90778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DEIREIRA JK EIRELI EPP</text:p>
          </table:table-cell>
          <table:table-cell office:value-type="string" table:style-name="ce1">
            <text:p>09508457000186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7-20T00:00:00" table:style-name="ce3">
            <text:p>20/07/2017</text:p>
          </table:table-cell>
          <table:table-cell office:value-type="date" office:date-value="2017-07-20T00:00:00" table:style-name="ce3">
            <text:p>20/07/2017</text:p>
          </table:table-cell>
          <table:table-cell office:value-type="date" office:date-value="2019-05-09T00:00:00" table:style-name="ce3">
            <text:p>09/05/2019</text:p>
          </table:table-cell>
          <table:table-cell office:value-type="date" office:date-value="2022-05-09T00:00:00" table:style-name="ce3">
            <text:p>09/05/2022</text:p>
          </table:table-cell>
          <table:table-cell office:value-type="float" office:value="2432.7600000000002" table:style-name="ce4">
            <text:p>R$ 2.432,76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05-13T00:00:00" table:style-name="ce3">
            <text:p>13/05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3156/2017-55</text:p>
          </table:table-cell>
          <table:table-cell office:value-type="float" office:value="9298452" table:style-name="ce2">
            <text:p>9298452</text:p>
          </table:table-cell>
          <table:table-cell office:value-type="string" table:style-name="ce1">
            <text:p>916988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OIAPOQUE - IND. COM. E BENEFICIAMENTO DE MADEIRAS LTDA - ME</text:p>
          </table:table-cell>
          <table:table-cell office:value-type="string" table:style-name="ce1">
            <text:p>1380899700015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7-09T00:00:00" table:style-name="ce3">
            <text:p>09/07/2017</text:p>
          </table:table-cell>
          <table:table-cell office:value-type="date" office:date-value="2017-07-24T00:00:00" table:style-name="ce3">
            <text:p>24/07/2017</text:p>
          </table:table-cell>
          <table:table-cell office:value-type="date" office:date-value="2019-05-02T00:00:00" table:style-name="ce3">
            <text:p>02/05/2019</text:p>
          </table:table-cell>
          <table:table-cell office:value-type="date" office:date-value="2022-05-02T00:00:00" table:style-name="ce3">
            <text:p>02/05/2022</text:p>
          </table:table-cell>
          <table:table-cell office:value-type="float" office:value="211500" table:style-name="ce4">
            <text:p>R$ 21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0-03-31T00:00:00" table:style-name="ce3">
            <text:p>31/03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3162/2017-11</text:p>
          </table:table-cell>
          <table:table-cell office:value-type="float" office:value="9298465" table:style-name="ce2">
            <text:p>9298465</text:p>
          </table:table-cell>
          <table:table-cell office:value-type="string" table:style-name="ce1">
            <text:p>916714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IRAUATÉ INDUSTRIA E COMERCIO DE ARTEFATOS DE MADEIRA LTDA</text:p>
          </table:table-cell>
          <table:table-cell office:value-type="string" table:style-name="ce1">
            <text:p>08261712000176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7-09T00:00:00" table:style-name="ce3">
            <text:p>09/07/2017</text:p>
          </table:table-cell>
          <table:table-cell office:value-type="date" office:date-value="2017-07-24T00:00:00" table:style-name="ce3">
            <text:p>24/07/2017</text:p>
          </table:table-cell>
          <table:table-cell office:value-type="date" office:date-value="2019-05-02T00:00:00" table:style-name="ce3">
            <text:p>02/05/2019</text:p>
          </table:table-cell>
          <table:table-cell office:value-type="date" office:date-value="2022-05-02T00:00:00" table:style-name="ce3">
            <text:p>02/05/2022</text:p>
          </table:table-cell>
          <table:table-cell office:value-type="float" office:value="161500" table:style-name="ce4">
            <text:p>R$ 16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11-11T00:00:00" table:style-name="ce3">
            <text:p>11/11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3208/2017-93</text:p>
          </table:table-cell>
          <table:table-cell office:value-type="float" office:value="9298458" table:style-name="ce2">
            <text:p>9298458</text:p>
          </table:table-cell>
          <table:table-cell office:value-type="string" table:style-name="ce1">
            <text:p>916989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Flor do Ipê Comércio de Madeiras Eireli</text:p>
          </table:table-cell>
          <table:table-cell office:value-type="string" table:style-name="ce1">
            <text:p>0763602400018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7-09T00:00:00" table:style-name="ce3">
            <text:p>09/07/2017</text:p>
          </table:table-cell>
          <table:table-cell office:value-type="date" office:date-value="2017-07-24T00:00:00" table:style-name="ce3">
            <text:p>24/07/2017</text:p>
          </table:table-cell>
          <table:table-cell office:value-type="date" office:date-value="2019-01-18T00:00:00" table:style-name="ce3">
            <text:p>18/01/2019</text:p>
          </table:table-cell>
          <table:table-cell office:value-type="date" office:date-value="2022-01-18T00:00:00" table:style-name="ce3">
            <text:p>18/01/2022</text:p>
          </table:table-cell>
          <table:table-cell office:value-type="float" office:value="52500" table:style-name="ce4">
            <text:p>R$ 52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11-11T00:00:00" table:style-name="ce3">
            <text:p>11/11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3226/2017-75</text:p>
          </table:table-cell>
          <table:table-cell office:value-type="float" office:value="9298476" table:style-name="ce2">
            <text:p>9298476</text:p>
          </table:table-cell>
          <table:table-cell office:value-type="string" table:style-name="ce1">
            <text:p>911893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DEDANTAS COMERCIO E BENEFICIAMENTO DE MADEIRAS EIRELI</text:p>
          </table:table-cell>
          <table:table-cell office:value-type="string" table:style-name="ce1">
            <text:p>1901952400015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7-14T00:00:00" table:style-name="ce3">
            <text:p>14/07/2017</text:p>
          </table:table-cell>
          <table:table-cell office:value-type="date" office:date-value="2017-07-24T00:00:00" table:style-name="ce3">
            <text:p>24/07/2017</text:p>
          </table:table-cell>
          <table:table-cell office:value-type="date" office:date-value="2019-04-22T00:00:00" table:style-name="ce3">
            <text:p>22/04/2019</text:p>
          </table:table-cell>
          <table:table-cell office:value-type="date" office:date-value="2022-04-22T00:00:00" table:style-name="ce3">
            <text:p>22/04/2022</text:p>
          </table:table-cell>
          <table:table-cell office:value-type="float" office:value="161500" table:style-name="ce4">
            <text:p>R$ 16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TECNICO SETORIAL DESCENTRALIZADO DE INSTRUÇÃO PROCESSUAL DE AUTOS DE INFRAÇÃO - RO</text:p>
          </table:table-cell>
          <table:table-cell office:value-type="string" table:style-name="ce1">
            <text:p>RO</text:p>
          </table:table-cell>
          <table:table-cell office:value-type="date" office:date-value="2019-07-06T00:00:00" table:style-name="ce3">
            <text:p>06/07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3237/2017-55</text:p>
          </table:table-cell>
          <table:table-cell office:value-type="float" office:value="9298451" table:style-name="ce2">
            <text:p>9298451</text:p>
          </table:table-cell>
          <table:table-cell office:value-type="string" table:style-name="ce1">
            <text:p>916988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LAILTO MACHADO</text:p>
          </table:table-cell>
          <table:table-cell office:value-type="string" table:style-name="ce1">
            <text:p>5763562526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7-09T00:00:00" table:style-name="ce3">
            <text:p>09/07/2017</text:p>
          </table:table-cell>
          <table:table-cell office:value-type="date" office:date-value="2017-07-24T00:00:00" table:style-name="ce3">
            <text:p>24/07/2017</text:p>
          </table:table-cell>
          <table:table-cell office:value-type="date" office:date-value="2019-02-13T00:00:00" table:style-name="ce3">
            <text:p>13/02/2019</text:p>
          </table:table-cell>
          <table:table-cell office:value-type="date" office:date-value="2022-02-13T00:00:00" table:style-name="ce3">
            <text:p>13/02/2022</text:p>
          </table:table-cell>
          <table:table-cell office:value-type="float" office:value="11500" table:style-name="ce4">
            <text:p>R$ 1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04-02T00:00:00" table:style-name="ce3">
            <text:p>02/04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3612/2017-67</text:p>
          </table:table-cell>
          <table:table-cell office:value-type="float" office:value="9298128" table:style-name="ce2">
            <text:p>9298128</text:p>
          </table:table-cell>
          <table:table-cell office:value-type="string" table:style-name="ce1">
            <text:p>91237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EBASTIAO APARECIDO FERREIRA</text:p>
          </table:table-cell>
          <table:table-cell office:value-type="string" table:style-name="ce1">
            <text:p>5862722726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7-20T00:00:00" table:style-name="ce3">
            <text:p>20/07/2017</text:p>
          </table:table-cell>
          <table:table-cell office:value-type="date" office:date-value="2017-07-24T00:00:00" table:style-name="ce3">
            <text:p>24/07/2017</text:p>
          </table:table-cell>
          <table:table-cell office:value-type="date" office:date-value="2019-05-27T00:00:00" table:style-name="ce3">
            <text:p>27/05/2019</text:p>
          </table:table-cell>
          <table:table-cell office:value-type="date" office:date-value="2022-05-27T00:00:00" table:style-name="ce3">
            <text:p>27/05/2022</text:p>
          </table:table-cell>
          <table:table-cell office:value-type="float" office:value="95000" table:style-name="ce4">
            <text:p>R$ 95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05-28T00:00:00" table:style-name="ce3">
            <text:p>28/05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5412/2017-49</text:p>
          </table:table-cell>
          <table:table-cell office:value-type="float" office:value="9357728" table:style-name="ce2">
            <text:p>9357728</text:p>
          </table:table-cell>
          <table:table-cell office:value-type="string" table:style-name="ce1">
            <text:p>913951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RM INDUSTRIAL MADEIREIRA RIO MADEIRA LTDA</text:p>
          </table:table-cell>
          <table:table-cell office:value-type="string" table:style-name="ce1">
            <text:p>0307109600017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18T00:00:00" table:style-name="ce3">
            <text:p>18/10/2017</text:p>
          </table:table-cell>
          <table:table-cell office:value-type="date" office:date-value="2017-10-18T00:00:00" table:style-name="ce3">
            <text:p>18/10/2017</text:p>
          </table:table-cell>
          <table:table-cell office:value-type="date" office:date-value="2019-03-11T00:00:00" table:style-name="ce3">
            <text:p>11/03/2019</text:p>
          </table:table-cell>
          <table:table-cell office:value-type="date" office:date-value="2022-03-11T00:00:00" table:style-name="ce3">
            <text:p>11/03/2022</text:p>
          </table:table-cell>
          <table:table-cell office:value-type="float" office:value="1500" table:style-name="ce4">
            <text:p>R$ 1.500,0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0-06-16T00:00:00" table:style-name="ce3">
            <text:p>16/06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5440/2017-66</text:p>
          </table:table-cell>
          <table:table-cell office:value-type="float" office:value="9359652" table:style-name="ce2">
            <text:p>9359652</text:p>
          </table:table-cell>
          <table:table-cell office:value-type="string" table:style-name="ce1">
            <text:p>91917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NORMADE IND E COM DE MADEIRAS LTDA</text:p>
          </table:table-cell>
          <table:table-cell office:value-type="string" table:style-name="ce1">
            <text:p>0395720500015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19T00:00:00" table:style-name="ce3">
            <text:p>19/10/2017</text:p>
          </table:table-cell>
          <table:table-cell office:value-type="date" office:date-value="2017-10-21T00:00:00" table:style-name="ce3">
            <text:p>21/10/2017</text:p>
          </table:table-cell>
          <table:table-cell office:value-type="date" office:date-value="2019-02-26T00:00:00" table:style-name="ce3">
            <text:p>26/02/2019</text:p>
          </table:table-cell>
          <table:table-cell office:value-type="date" office:date-value="2022-02-26T00:00:00" table:style-name="ce3">
            <text:p>26/02/2022</text:p>
          </table:table-cell>
          <table:table-cell office:value-type="float" office:value="2500" table:style-name="ce4">
            <text:p>R$ 2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02-26T00:00:00" table:style-name="ce3">
            <text:p>26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5446/2017-33</text:p>
          </table:table-cell>
          <table:table-cell office:value-type="float" office:value="9359655" table:style-name="ce2">
            <text:p>9359655</text:p>
          </table:table-cell>
          <table:table-cell office:value-type="string" table:style-name="ce1">
            <text:p>91917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DEPOSITO DE MADEIRAS SÃO JORGE LTDA ME</text:p>
          </table:table-cell>
          <table:table-cell office:value-type="string" table:style-name="ce1">
            <text:p>00534961000186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19T00:00:00" table:style-name="ce3">
            <text:p>19/10/2017</text:p>
          </table:table-cell>
          <table:table-cell office:value-type="date" office:date-value="2017-10-21T00:00:00" table:style-name="ce3">
            <text:p>21/10/2017</text:p>
          </table:table-cell>
          <table:table-cell office:value-type="date" office:date-value="2019-04-09T00:00:00" table:style-name="ce3">
            <text:p>09/04/2019</text:p>
          </table:table-cell>
          <table:table-cell office:value-type="date" office:date-value="2022-04-09T00:00:00" table:style-name="ce3">
            <text:p>09/04/2022</text:p>
          </table:table-cell>
          <table:table-cell office:value-type="float" office:value="2500" table:style-name="ce4">
            <text:p>R$ 2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COMUNICAÇÃO ADMINISTRATIVA (PROTOCOLO, ARQUIVO E SERVIÇOS GERAIS) - RO</text:p>
          </table:table-cell>
          <table:table-cell office:value-type="string" table:style-name="ce1">
            <text:p>RO</text:p>
          </table:table-cell>
          <table:table-cell office:value-type="date" office:date-value="2019-04-09T00:00:00" table:style-name="ce3">
            <text:p>09/04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5506/2017-18</text:p>
          </table:table-cell>
          <table:table-cell office:value-type="float" office:value="9359661" table:style-name="ce2">
            <text:p>9359661</text:p>
          </table:table-cell>
          <table:table-cell office:value-type="string" table:style-name="ce1">
            <text:p>919177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NORTE INDUSTRIA E COMERCIO DE MADEIRAS DA AMAZONIA EIRELI</text:p>
          </table:table-cell>
          <table:table-cell office:value-type="string" table:style-name="ce1">
            <text:p>05107225000165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20T00:00:00" table:style-name="ce3">
            <text:p>20/10/2017</text:p>
          </table:table-cell>
          <table:table-cell office:value-type="date" office:date-value="2017-10-21T00:00:00" table:style-name="ce3">
            <text:p>21/10/2017</text:p>
          </table:table-cell>
          <table:table-cell office:value-type="date" office:date-value="2022-05-11T00:00:00" table:style-name="ce3">
            <text:p>11/05/2022</text:p>
          </table:table-cell>
          <table:table-cell office:value-type="date" office:date-value="2022-03-12T00:00:00" table:style-name="ce3">
            <text:p>12/03/2022</text:p>
          </table:table-cell>
          <table:table-cell office:value-type="float" office:value="3500" table:style-name="ce4">
            <text:p>R$ 3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RO</text:p>
          </table:table-cell>
          <table:table-cell office:value-type="date" office:date-value="2022-06-13T00:00:00" table:style-name="ce3">
            <text:p>13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5559/2017-39</text:p>
          </table:table-cell>
          <table:table-cell office:value-type="float" office:value="9359531" table:style-name="ce2">
            <text:p>9359531</text:p>
          </table:table-cell>
          <table:table-cell office:value-type="string" table:style-name="ce1">
            <text:p>919505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GROMAD INDUSTRIA E COMERCIO DE MADEIRAS LTDA EPP</text:p>
          </table:table-cell>
          <table:table-cell office:value-type="string" table:style-name="ce1">
            <text:p>0932099200010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20T00:00:00" table:style-name="ce3">
            <text:p>20/10/2017</text:p>
          </table:table-cell>
          <table:table-cell office:value-type="date" office:date-value="2017-10-20T00:00:00" table:style-name="ce3">
            <text:p>20/10/2017</text:p>
          </table:table-cell>
          <table:table-cell office:value-type="date" office:date-value="2019-01-15T00:00:00" table:style-name="ce3">
            <text:p>15/01/2019</text:p>
          </table:table-cell>
          <table:table-cell office:value-type="date" office:date-value="2022-01-15T00:00:00" table:style-name="ce3">
            <text:p>15/01/2022</text:p>
          </table:table-cell>
          <table:table-cell office:value-type="float" office:value="2500" table:style-name="ce4">
            <text:p>R$ 2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2-05-31T00:00:00" table:style-name="ce3">
            <text:p>31/05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5582/2017-23</text:p>
          </table:table-cell>
          <table:table-cell office:value-type="float" office:value="9359633" table:style-name="ce2">
            <text:p>9359633</text:p>
          </table:table-cell>
          <table:table-cell office:value-type="string" table:style-name="ce1">
            <text:p>913959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 M DE SOUZA COMERCIO DE MADEIRAS ME</text:p>
          </table:table-cell>
          <table:table-cell office:value-type="string" table:style-name="ce1">
            <text:p>0828347400010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20T00:00:00" table:style-name="ce3">
            <text:p>20/10/2017</text:p>
          </table:table-cell>
          <table:table-cell office:value-type="date" office:date-value="2017-10-21T00:00:00" table:style-name="ce3">
            <text:p>21/10/2017</text:p>
          </table:table-cell>
          <table:table-cell office:value-type="date" office:date-value="2019-01-18T00:00:00" table:style-name="ce3">
            <text:p>18/01/2019</text:p>
          </table:table-cell>
          <table:table-cell office:value-type="date" office:date-value="2022-01-18T00:00:00" table:style-name="ce3">
            <text:p>18/01/2022</text:p>
          </table:table-cell>
          <table:table-cell office:value-type="float" office:value="1500" table:style-name="ce4">
            <text:p>R$ 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0-04-14T00:00:00" table:style-name="ce3">
            <text:p>14/04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5583/2017-78</text:p>
          </table:table-cell>
          <table:table-cell office:value-type="float" office:value="9359634" table:style-name="ce2">
            <text:p>9359634</text:p>
          </table:table-cell>
          <table:table-cell office:value-type="string" table:style-name="ce1">
            <text:p>913959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 F ASSUMPCAO LTDA</text:p>
          </table:table-cell>
          <table:table-cell office:value-type="string" table:style-name="ce1">
            <text:p>0831145900011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20T00:00:00" table:style-name="ce3">
            <text:p>20/10/2017</text:p>
          </table:table-cell>
          <table:table-cell office:value-type="date" office:date-value="2017-10-21T00:00:00" table:style-name="ce3">
            <text:p>21/10/2017</text:p>
          </table:table-cell>
          <table:table-cell office:value-type="date" office:date-value="2019-02-26T00:00:00" table:style-name="ce3">
            <text:p>26/02/2019</text:p>
          </table:table-cell>
          <table:table-cell office:value-type="date" office:date-value="2022-02-26T00:00:00" table:style-name="ce3">
            <text:p>26/02/2022</text:p>
          </table:table-cell>
          <table:table-cell office:value-type="float" office:value="2500" table:style-name="ce4">
            <text:p>R$ 2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11-18T00:00:00" table:style-name="ce3">
            <text:p>18/11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5587/2017-56</text:p>
          </table:table-cell>
          <table:table-cell office:value-type="float" office:value="9359637" table:style-name="ce2">
            <text:p>9359637</text:p>
          </table:table-cell>
          <table:table-cell office:value-type="string" table:style-name="ce1">
            <text:p>913960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ELA VISTA COMERCIO DE MADEIRAS</text:p>
          </table:table-cell>
          <table:table-cell office:value-type="string" table:style-name="ce1">
            <text:p>0415203200016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20T00:00:00" table:style-name="ce3">
            <text:p>20/10/2017</text:p>
          </table:table-cell>
          <table:table-cell office:value-type="date" office:date-value="2017-10-21T00:00:00" table:style-name="ce3">
            <text:p>21/10/2017</text:p>
          </table:table-cell>
          <table:table-cell office:value-type="date" office:date-value="2019-01-15T00:00:00" table:style-name="ce3">
            <text:p>15/01/2019</text:p>
          </table:table-cell>
          <table:table-cell office:value-type="date" office:date-value="2022-01-15T00:00:00" table:style-name="ce3">
            <text:p>15/01/2022</text:p>
          </table:table-cell>
          <table:table-cell office:value-type="float" office:value="1500" table:style-name="ce4">
            <text:p>R$ 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RO</text:p>
          </table:table-cell>
          <table:table-cell office:value-type="date" office:date-value="2022-06-13T00:00:00" table:style-name="ce3">
            <text:p>13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5607/2017-99</text:p>
          </table:table-cell>
          <table:table-cell office:value-type="float" office:value="9359640" table:style-name="ce2">
            <text:p>9359640</text:p>
          </table:table-cell>
          <table:table-cell office:value-type="string" table:style-name="ce1">
            <text:p>913877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deireira &amp; Comércio de Madeiras Erik Lima Eireli</text:p>
          </table:table-cell>
          <table:table-cell office:value-type="string" table:style-name="ce1">
            <text:p>0701801000010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21T00:00:00" table:style-name="ce3">
            <text:p>21/10/2017</text:p>
          </table:table-cell>
          <table:table-cell office:value-type="date" office:date-value="2017-10-21T00:00:00" table:style-name="ce3">
            <text:p>21/10/2017</text:p>
          </table:table-cell>
          <table:table-cell office:value-type="date" office:date-value="2019-01-15T00:00:00" table:style-name="ce3">
            <text:p>15/01/2019</text:p>
          </table:table-cell>
          <table:table-cell office:value-type="date" office:date-value="2022-01-15T00:00:00" table:style-name="ce3">
            <text:p>15/01/2022</text:p>
          </table:table-cell>
          <table:table-cell office:value-type="float" office:value="2500" table:style-name="ce4">
            <text:p>R$ 2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11-11T00:00:00" table:style-name="ce3">
            <text:p>11/11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5642/2017-16</text:p>
          </table:table-cell>
          <table:table-cell office:value-type="float" office:value="9360654" table:style-name="ce2">
            <text:p>9360654</text:p>
          </table:table-cell>
          <table:table-cell office:value-type="string" table:style-name="ce1">
            <text:p>913877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OMERCIO DE MADEIRAS OURO VERDE LTDA ME</text:p>
          </table:table-cell>
          <table:table-cell office:value-type="string" table:style-name="ce1">
            <text:p>1424670300010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23T00:00:00" table:style-name="ce3">
            <text:p>23/10/2017</text:p>
          </table:table-cell>
          <table:table-cell office:value-type="date" office:date-value="2017-10-23T00:00:00" table:style-name="ce3">
            <text:p>23/10/2017</text:p>
          </table:table-cell>
          <table:table-cell office:value-type="date" office:date-value="2019-03-22T00:00:00" table:style-name="ce3">
            <text:p>22/03/2019</text:p>
          </table:table-cell>
          <table:table-cell office:value-type="date" office:date-value="2022-03-22T00:00:00" table:style-name="ce3">
            <text:p>22/03/2022</text:p>
          </table:table-cell>
          <table:table-cell office:value-type="float" office:value="1500" table:style-name="ce4">
            <text:p>R$ 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RO</text:p>
          </table:table-cell>
          <table:table-cell office:value-type="date" office:date-value="2022-06-13T00:00:00" table:style-name="ce3">
            <text:p>13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5644/2017-05</text:p>
          </table:table-cell>
          <table:table-cell office:value-type="float" office:value="9360655" table:style-name="ce2">
            <text:p>9360655</text:p>
          </table:table-cell>
          <table:table-cell office:value-type="string" table:style-name="ce1">
            <text:p>913877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. M. DOS SANTOS MADEIRAS - ME</text:p>
          </table:table-cell>
          <table:table-cell office:value-type="string" table:style-name="ce1">
            <text:p>1435332300017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23T00:00:00" table:style-name="ce3">
            <text:p>23/10/2017</text:p>
          </table:table-cell>
          <table:table-cell office:value-type="date" office:date-value="2017-10-23T00:00:00" table:style-name="ce3">
            <text:p>23/10/2017</text:p>
          </table:table-cell>
          <table:table-cell office:value-type="date" office:date-value="2019-05-02T00:00:00" table:style-name="ce3">
            <text:p>02/05/2019</text:p>
          </table:table-cell>
          <table:table-cell office:value-type="date" office:date-value="2022-05-02T00:00:00" table:style-name="ce3">
            <text:p>02/05/2022</text:p>
          </table:table-cell>
          <table:table-cell office:value-type="float" office:value="1500" table:style-name="ce4">
            <text:p>R$ 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05-02T00:00:00" table:style-name="ce3">
            <text:p>02/05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5666/2017-67</text:p>
          </table:table-cell>
          <table:table-cell office:value-type="float" office:value="9361570" table:style-name="ce2">
            <text:p>9361570</text:p>
          </table:table-cell>
          <table:table-cell office:value-type="string" table:style-name="ce1">
            <text:p>913881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G &amp; E COMERÇIO E EXPORTAÇAO DE MADEIRAS LTDA-ME</text:p>
          </table:table-cell>
          <table:table-cell office:value-type="string" table:style-name="ce1">
            <text:p>1322574500010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24T00:00:00" table:style-name="ce3">
            <text:p>24/10/2017</text:p>
          </table:table-cell>
          <table:table-cell office:value-type="date" office:date-value="2017-10-24T00:00:00" table:style-name="ce3">
            <text:p>24/10/2017</text:p>
          </table:table-cell>
          <table:table-cell office:value-type="date" office:date-value="2019-01-15T00:00:00" table:style-name="ce3">
            <text:p>15/01/2019</text:p>
          </table:table-cell>
          <table:table-cell office:value-type="date" office:date-value="2022-01-15T00:00:00" table:style-name="ce3">
            <text:p>15/01/2022</text:p>
          </table:table-cell>
          <table:table-cell office:value-type="float" office:value="1500" table:style-name="ce4">
            <text:p>R$ 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0-04-14T00:00:00" table:style-name="ce3">
            <text:p>14/04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5669/2017-09</text:p>
          </table:table-cell>
          <table:table-cell office:value-type="float" office:value="9361568" table:style-name="ce2">
            <text:p>9361568</text:p>
          </table:table-cell>
          <table:table-cell office:value-type="string" table:style-name="ce1">
            <text:p>91388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 NOVACK JUNIOR EPP</text:p>
          </table:table-cell>
          <table:table-cell office:value-type="string" table:style-name="ce1">
            <text:p>1418216800017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24T00:00:00" table:style-name="ce3">
            <text:p>24/10/2017</text:p>
          </table:table-cell>
          <table:table-cell office:value-type="date" office:date-value="2017-10-24T00:00:00" table:style-name="ce3">
            <text:p>24/10/2017</text:p>
          </table:table-cell>
          <table:table-cell office:value-type="date" office:date-value="2019-06-12T00:00:00" table:style-name="ce3">
            <text:p>12/06/2019</text:p>
          </table:table-cell>
          <table:table-cell office:value-type="date" office:date-value="2022-06-12T00:00:00" table:style-name="ce3">
            <text:p>12/06/2022</text:p>
          </table:table-cell>
          <table:table-cell office:value-type="float" office:value="2500" table:style-name="ce4">
            <text:p>R$ 2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11-11T00:00:00" table:style-name="ce3">
            <text:p>11/11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5670/2017-25</text:p>
          </table:table-cell>
          <table:table-cell office:value-type="float" office:value="9361567" table:style-name="ce2">
            <text:p>9361567</text:p>
          </table:table-cell>
          <table:table-cell office:value-type="string" table:style-name="ce1">
            <text:p>913881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ELSO GLOWASKY MADEIRAS</text:p>
          </table:table-cell>
          <table:table-cell office:value-type="string" table:style-name="ce1">
            <text:p>1413122700018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24T00:00:00" table:style-name="ce3">
            <text:p>24/10/2017</text:p>
          </table:table-cell>
          <table:table-cell office:value-type="date" office:date-value="2017-10-24T00:00:00" table:style-name="ce3">
            <text:p>24/10/2017</text:p>
          </table:table-cell>
          <table:table-cell office:value-type="date" office:date-value="2022-05-30T00:00:00" table:style-name="ce3">
            <text:p>30/05/2022</text:p>
          </table:table-cell>
          <table:table-cell office:value-type="date" office:date-value="2022-01-18T00:00:00" table:style-name="ce3">
            <text:p>18/01/2022</text:p>
          </table:table-cell>
          <table:table-cell office:value-type="float" office:value="2500" table:style-name="ce4">
            <text:p>R$ 2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DIVISÃO TÉCNICO-AMBIENTAL - RO</text:p>
          </table:table-cell>
          <table:table-cell office:value-type="string" table:style-name="ce1">
            <text:p>RO</text:p>
          </table:table-cell>
          <table:table-cell office:value-type="date" office:date-value="2022-06-14T00:00:00" table:style-name="ce3">
            <text:p>14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5673/2017-69</text:p>
          </table:table-cell>
          <table:table-cell office:value-type="float" office:value="9361565" table:style-name="ce2">
            <text:p>9361565</text:p>
          </table:table-cell>
          <table:table-cell office:value-type="string" table:style-name="ce1">
            <text:p>913881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. CANDIDO DA SILVA &amp; CIA LTDA ME</text:p>
          </table:table-cell>
          <table:table-cell office:value-type="string" table:style-name="ce1">
            <text:p>1501051800018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24T00:00:00" table:style-name="ce3">
            <text:p>24/10/2017</text:p>
          </table:table-cell>
          <table:table-cell office:value-type="date" office:date-value="2017-10-24T00:00:00" table:style-name="ce3">
            <text:p>24/10/2017</text:p>
          </table:table-cell>
          <table:table-cell office:value-type="date" office:date-value="2019-06-12T00:00:00" table:style-name="ce3">
            <text:p>12/06/2019</text:p>
          </table:table-cell>
          <table:table-cell office:value-type="date" office:date-value="2022-06-12T00:00:00" table:style-name="ce3">
            <text:p>12/06/2022</text:p>
          </table:table-cell>
          <table:table-cell office:value-type="float" office:value="1500" table:style-name="ce4">
            <text:p>R$ 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2-05-31T00:00:00" table:style-name="ce3">
            <text:p>31/05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5700/2017-01</text:p>
          </table:table-cell>
          <table:table-cell office:value-type="float" office:value="9361552" table:style-name="ce2">
            <text:p>9361552</text:p>
          </table:table-cell>
          <table:table-cell office:value-type="string" table:style-name="ce1">
            <text:p>913880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DEPOSITO DE MADEIRAS ENTRE RIOS LTDA - ME</text:p>
          </table:table-cell>
          <table:table-cell office:value-type="string" table:style-name="ce1">
            <text:p>1346607200017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24T00:00:00" table:style-name="ce3">
            <text:p>24/10/2017</text:p>
          </table:table-cell>
          <table:table-cell office:value-type="date" office:date-value="2017-10-24T00:00:00" table:style-name="ce3">
            <text:p>24/10/2017</text:p>
          </table:table-cell>
          <table:table-cell office:value-type="date" office:date-value="2022-05-20T00:00:00" table:style-name="ce3">
            <text:p>20/05/2022</text:p>
          </table:table-cell>
          <table:table-cell office:value-type="date" office:date-value="2022-01-15T00:00:00" table:style-name="ce3">
            <text:p>15/01/2022</text:p>
          </table:table-cell>
          <table:table-cell office:value-type="float" office:value="1500" table:style-name="ce4">
            <text:p>R$ 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RO</text:p>
          </table:table-cell>
          <table:table-cell office:value-type="date" office:date-value="2022-06-13T00:00:00" table:style-name="ce3">
            <text:p>13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5702/2017-92</text:p>
          </table:table-cell>
          <table:table-cell office:value-type="float" office:value="9361550" table:style-name="ce2">
            <text:p>9361550</text:p>
          </table:table-cell>
          <table:table-cell office:value-type="string" table:style-name="ce1">
            <text:p>913879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GREEN NORTE COMERCIO DE MADEIRAS LTDA ME</text:p>
          </table:table-cell>
          <table:table-cell office:value-type="string" table:style-name="ce1">
            <text:p>1378611500010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24T00:00:00" table:style-name="ce3">
            <text:p>24/10/2017</text:p>
          </table:table-cell>
          <table:table-cell office:value-type="date" office:date-value="2017-10-24T00:00:00" table:style-name="ce3">
            <text:p>24/10/2017</text:p>
          </table:table-cell>
          <table:table-cell office:value-type="date" office:date-value="2019-01-15T00:00:00" table:style-name="ce3">
            <text:p>15/01/2019</text:p>
          </table:table-cell>
          <table:table-cell office:value-type="date" office:date-value="2022-01-15T00:00:00" table:style-name="ce3">
            <text:p>15/01/2022</text:p>
          </table:table-cell>
          <table:table-cell office:value-type="float" office:value="1500" table:style-name="ce4">
            <text:p>R$ 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11-11T00:00:00" table:style-name="ce3">
            <text:p>11/11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5732/2017-07</text:p>
          </table:table-cell>
          <table:table-cell office:value-type="float" office:value="9361482" table:style-name="ce2">
            <text:p>9361482</text:p>
          </table:table-cell>
          <table:table-cell office:value-type="string" table:style-name="ce1">
            <text:p>914250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.S COM. IND.IMP. EXP DE MADEIRAS LTDA-ME</text:p>
          </table:table-cell>
          <table:table-cell office:value-type="string" table:style-name="ce1">
            <text:p>1490017600010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24T00:00:00" table:style-name="ce3">
            <text:p>24/10/2017</text:p>
          </table:table-cell>
          <table:table-cell office:value-type="date" office:date-value="2017-10-24T00:00:00" table:style-name="ce3">
            <text:p>24/10/2017</text:p>
          </table:table-cell>
          <table:table-cell office:value-type="date" office:date-value="2019-01-15T00:00:00" table:style-name="ce3">
            <text:p>15/01/2019</text:p>
          </table:table-cell>
          <table:table-cell office:value-type="date" office:date-value="2022-01-15T00:00:00" table:style-name="ce3">
            <text:p>15/01/2022</text:p>
          </table:table-cell>
          <table:table-cell office:value-type="float" office:value="2500" table:style-name="ce4">
            <text:p>R$ 2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2-05-31T00:00:00" table:style-name="ce3">
            <text:p>31/05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5752/2017-70</text:p>
          </table:table-cell>
          <table:table-cell office:value-type="float" office:value="9363144" table:style-name="ce2">
            <text:p>9363144</text:p>
          </table:table-cell>
          <table:table-cell office:value-type="string" table:style-name="ce1">
            <text:p>914532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V FIRMINO COMERCIO E SECAGEM DE MADEIRAS ME</text:p>
          </table:table-cell>
          <table:table-cell office:value-type="string" table:style-name="ce1">
            <text:p>1679779300015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26T00:00:00" table:style-name="ce3">
            <text:p>26/10/2017</text:p>
          </table:table-cell>
          <table:table-cell office:value-type="date" office:date-value="2017-10-26T00:00:00" table:style-name="ce3">
            <text:p>26/10/2017</text:p>
          </table:table-cell>
          <table:table-cell office:value-type="date" office:date-value="2019-01-15T00:00:00" table:style-name="ce3">
            <text:p>15/01/2019</text:p>
          </table:table-cell>
          <table:table-cell office:value-type="date" office:date-value="2022-01-15T00:00:00" table:style-name="ce3">
            <text:p>15/01/2022</text:p>
          </table:table-cell>
          <table:table-cell office:value-type="float" office:value="2500" table:style-name="ce4">
            <text:p>R$ 2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11-11T00:00:00" table:style-name="ce3">
            <text:p>11/11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5770/2017-51</text:p>
          </table:table-cell>
          <table:table-cell office:value-type="float" office:value="9355264" table:style-name="ce2">
            <text:p>9355264</text:p>
          </table:table-cell>
          <table:table-cell office:value-type="string" table:style-name="ce1">
            <text:p>909728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RIA APARECIDA DA LUZ</text:p>
          </table:table-cell>
          <table:table-cell office:value-type="string" table:style-name="ce1">
            <text:p>4702580825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07T00:00:00" table:style-name="ce3">
            <text:p>07/10/2017</text:p>
          </table:table-cell>
          <table:table-cell office:value-type="date" office:date-value="2017-10-16T00:00:00" table:style-name="ce3">
            <text:p>16/10/2017</text:p>
          </table:table-cell>
          <table:table-cell office:value-type="date" office:date-value="2019-05-06T00:00:00" table:style-name="ce3">
            <text:p>06/05/2019</text:p>
          </table:table-cell>
          <table:table-cell office:value-type="date" office:date-value="2022-05-06T00:00:00" table:style-name="ce3">
            <text:p>06/05/2022</text:p>
          </table:table-cell>
          <table:table-cell office:value-type="float" office:value="35000" table:style-name="ce4">
            <text:p>R$ 35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TECNICO SETORIAL DESCENTRALIZADO DE INSTRUÇÃO PROCESSUAL DE AUTOS DE INFRAÇÃO - RO</text:p>
          </table:table-cell>
          <table:table-cell office:value-type="string" table:style-name="ce1">
            <text:p>RO</text:p>
          </table:table-cell>
          <table:table-cell office:value-type="date" office:date-value="2019-05-09T00:00:00" table:style-name="ce3">
            <text:p>09/05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5774/2017-30</text:p>
          </table:table-cell>
          <table:table-cell office:value-type="float" office:value="9366858" table:style-name="ce2">
            <text:p>9366858</text:p>
          </table:table-cell>
          <table:table-cell office:value-type="string" table:style-name="ce1">
            <text:p>919156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NDRDE E ANDRADE COMERCIO DE MADEIRAS LTDA</text:p>
          </table:table-cell>
          <table:table-cell office:value-type="string" table:style-name="ce1">
            <text:p>1568915000012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27T00:00:00" table:style-name="ce3">
            <text:p>27/10/2017</text:p>
          </table:table-cell>
          <table:table-cell office:value-type="date" office:date-value="2017-11-01T00:00:00" table:style-name="ce3">
            <text:p>01/11/2017</text:p>
          </table:table-cell>
          <table:table-cell office:value-type="date" office:date-value="2019-05-02T00:00:00" table:style-name="ce3">
            <text:p>02/05/2019</text:p>
          </table:table-cell>
          <table:table-cell office:value-type="date" office:date-value="2022-05-02T00:00:00" table:style-name="ce3">
            <text:p>02/05/2022</text:p>
          </table:table-cell>
          <table:table-cell office:value-type="float" office:value="1500" table:style-name="ce4">
            <text:p>R$ 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1-08-19T00:00:00" table:style-name="ce3">
            <text:p>19/08/2021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5779/2017-62</text:p>
          </table:table-cell>
          <table:table-cell office:value-type="float" office:value="9366861" table:style-name="ce2">
            <text:p>9366861</text:p>
          </table:table-cell>
          <table:table-cell office:value-type="string" table:style-name="ce1">
            <text:p>91915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ROTAVA &amp; ROTAVA LTDA-ME</text:p>
          </table:table-cell>
          <table:table-cell office:value-type="string" table:style-name="ce1">
            <text:p>0623148300011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27T00:00:00" table:style-name="ce3">
            <text:p>27/10/2017</text:p>
          </table:table-cell>
          <table:table-cell office:value-type="date" office:date-value="2017-11-01T00:00:00" table:style-name="ce3">
            <text:p>01/11/2017</text:p>
          </table:table-cell>
          <table:table-cell office:value-type="date" office:date-value="2022-05-13T00:00:00" table:style-name="ce3">
            <text:p>13/05/2022</text:p>
          </table:table-cell>
          <table:table-cell office:value-type="date" office:date-value="2022-01-15T00:00:00" table:style-name="ce3">
            <text:p>15/01/2022</text:p>
          </table:table-cell>
          <table:table-cell office:value-type="float" office:value="1500" table:style-name="ce4">
            <text:p>R$ 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RO</text:p>
          </table:table-cell>
          <table:table-cell office:value-type="date" office:date-value="2022-06-13T00:00:00" table:style-name="ce3">
            <text:p>13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5845/2017-02</text:p>
          </table:table-cell>
          <table:table-cell office:value-type="float" office:value="9364479" table:style-name="ce2">
            <text:p>9364479</text:p>
          </table:table-cell>
          <table:table-cell office:value-type="string" table:style-name="ce1">
            <text:p>91396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. C. GASPAR INDUSTRIA E COMERCIO DE MADEIRAS - ME</text:p>
          </table:table-cell>
          <table:table-cell office:value-type="string" table:style-name="ce1">
            <text:p>1446566900016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28T00:00:00" table:style-name="ce3">
            <text:p>28/10/2017</text:p>
          </table:table-cell>
          <table:table-cell office:value-type="date" office:date-value="2017-10-28T00:00:00" table:style-name="ce3">
            <text:p>28/10/2017</text:p>
          </table:table-cell>
          <table:table-cell office:value-type="date" office:date-value="2019-01-15T00:00:00" table:style-name="ce3">
            <text:p>15/01/2019</text:p>
          </table:table-cell>
          <table:table-cell office:value-type="date" office:date-value="2022-01-15T00:00:00" table:style-name="ce3">
            <text:p>15/01/2022</text:p>
          </table:table-cell>
          <table:table-cell office:value-type="float" office:value="2500" table:style-name="ce4">
            <text:p>R$ 2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11-13T00:00:00" table:style-name="ce3">
            <text:p>13/11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5885/2017-46</text:p>
          </table:table-cell>
          <table:table-cell office:value-type="float" office:value="9364487" table:style-name="ce2">
            <text:p>9364487</text:p>
          </table:table-cell>
          <table:table-cell office:value-type="string" table:style-name="ce1">
            <text:p>913962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INDUSTRIA E COMERCIO NOVA SAMUEL LTDA-ME</text:p>
          </table:table-cell>
          <table:table-cell office:value-type="string" table:style-name="ce1">
            <text:p>1768164200010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28T00:00:00" table:style-name="ce3">
            <text:p>28/10/2017</text:p>
          </table:table-cell>
          <table:table-cell office:value-type="date" office:date-value="2017-10-28T00:00:00" table:style-name="ce3">
            <text:p>28/10/2017</text:p>
          </table:table-cell>
          <table:table-cell office:value-type="date" office:date-value="2022-05-17T00:00:00" table:style-name="ce3">
            <text:p>17/05/2022</text:p>
          </table:table-cell>
          <table:table-cell office:value-type="date" office:date-value="2022-01-15T00:00:00" table:style-name="ce3">
            <text:p>15/01/2022</text:p>
          </table:table-cell>
          <table:table-cell office:value-type="float" office:value="2500" table:style-name="ce4">
            <text:p>R$ 2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RO</text:p>
          </table:table-cell>
          <table:table-cell office:value-type="date" office:date-value="2022-06-13T00:00:00" table:style-name="ce3">
            <text:p>13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5904/2017-34</text:p>
          </table:table-cell>
          <table:table-cell office:value-type="float" office:value="9366879" table:style-name="ce2">
            <text:p>9366879</text:p>
          </table:table-cell>
          <table:table-cell office:value-type="string" table:style-name="ce1">
            <text:p>919159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DEIREIRA BATTISTI EIRELI - ME</text:p>
          </table:table-cell>
          <table:table-cell office:value-type="string" table:style-name="ce1">
            <text:p>1855307900022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28T00:00:00" table:style-name="ce3">
            <text:p>28/10/2017</text:p>
          </table:table-cell>
          <table:table-cell office:value-type="date" office:date-value="2017-11-01T00:00:00" table:style-name="ce3">
            <text:p>01/11/2017</text:p>
          </table:table-cell>
          <table:table-cell office:value-type="date" office:date-value="2019-01-11T00:00:00" table:style-name="ce3">
            <text:p>11/01/2019</text:p>
          </table:table-cell>
          <table:table-cell office:value-type="date" office:date-value="2022-01-11T00:00:00" table:style-name="ce3">
            <text:p>11/01/2022</text:p>
          </table:table-cell>
          <table:table-cell office:value-type="float" office:value="2500" table:style-name="ce4">
            <text:p>R$ 2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TECNICO SETORIAL DESCENTRALIZADO DE INSTRUÇÃO PROCESSUAL DE AUTOS DE INFRAÇÃO - RO</text:p>
          </table:table-cell>
          <table:table-cell office:value-type="string" table:style-name="ce1">
            <text:p>RO</text:p>
          </table:table-cell>
          <table:table-cell office:value-type="date" office:date-value="2019-02-04T00:00:00" table:style-name="ce3">
            <text:p>04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5967/2017-91</text:p>
          </table:table-cell>
          <table:table-cell office:value-type="float" office:value="9366873" table:style-name="ce2">
            <text:p>9366873</text:p>
          </table:table-cell>
          <table:table-cell office:value-type="string" table:style-name="ce1">
            <text:p>919158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MANDA RAFAELY RODRIGUES DE JESUS</text:p>
          </table:table-cell>
          <table:table-cell office:value-type="string" table:style-name="ce1">
            <text:p>1653001900018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28T00:00:00" table:style-name="ce3">
            <text:p>28/10/2017</text:p>
          </table:table-cell>
          <table:table-cell office:value-type="date" office:date-value="2017-11-01T00:00:00" table:style-name="ce3">
            <text:p>01/11/2017</text:p>
          </table:table-cell>
          <table:table-cell office:value-type="date" office:date-value="2022-06-08T00:00:00" table:style-name="ce3">
            <text:p>08/06/2022</text:p>
          </table:table-cell>
          <table:table-cell office:value-type="date" office:date-value="2022-04-22T00:00:00" table:style-name="ce3">
            <text:p>22/04/2022</text:p>
          </table:table-cell>
          <table:table-cell office:value-type="float" office:value="1500" table:style-name="ce4">
            <text:p>R$ 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DIVISÃO TÉCNICO-AMBIENTAL - RO</text:p>
          </table:table-cell>
          <table:table-cell office:value-type="string" table:style-name="ce1">
            <text:p>RO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5976/2017-81</text:p>
          </table:table-cell>
          <table:table-cell office:value-type="float" office:value="9366893" table:style-name="ce2">
            <text:p>9366893</text:p>
          </table:table-cell>
          <table:table-cell office:value-type="string" table:style-name="ce1">
            <text:p>919160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VERDE AMAZÔNIA IND. E COM. DE MADEIRAS LTDA - ME</text:p>
          </table:table-cell>
          <table:table-cell office:value-type="string" table:style-name="ce1">
            <text:p>1967829300019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30T00:00:00" table:style-name="ce3">
            <text:p>30/10/2017</text:p>
          </table:table-cell>
          <table:table-cell office:value-type="date" office:date-value="2017-11-01T00:00:00" table:style-name="ce3">
            <text:p>01/11/2017</text:p>
          </table:table-cell>
          <table:table-cell office:value-type="date" office:date-value="2019-06-07T00:00:00" table:style-name="ce3">
            <text:p>07/06/2019</text:p>
          </table:table-cell>
          <table:table-cell office:value-type="date" office:date-value="2022-06-07T00:00:00" table:style-name="ce3">
            <text:p>07/06/2022</text:p>
          </table:table-cell>
          <table:table-cell office:value-type="float" office:value="2500" table:style-name="ce4">
            <text:p>R$ 2.500,0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NÚCLEO TECNICO SETORIAL DESCENTRALIZADO DE INSTRUÇÃO PROCESSUAL DE AUTOS DE INFRAÇÃO - RO</text:p>
          </table:table-cell>
          <table:table-cell office:value-type="string" table:style-name="ce1">
            <text:p>RO</text:p>
          </table:table-cell>
          <table:table-cell office:value-type="date" office:date-value="2019-06-17T00:00:00" table:style-name="ce3">
            <text:p>17/06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6934/2017-68</text:p>
          </table:table-cell>
          <table:table-cell office:value-type="float" office:value="9445557" table:style-name="ce2">
            <text:p>9445557</text:p>
          </table:table-cell>
          <table:table-cell office:value-type="string" table:style-name="ce1">
            <text:p>919328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DSON AMBROSIO NASCIMENTO</text:p>
          </table:table-cell>
          <table:table-cell office:value-type="string" table:style-name="ce1">
            <text:p>7790906224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2-02T00:00:00" table:style-name="ce3">
            <text:p>02/12/2017</text:p>
          </table:table-cell>
          <table:table-cell office:value-type="date" office:date-value="2018-01-09T00:00:00" table:style-name="ce3">
            <text:p>09/01/2018</text:p>
          </table:table-cell>
          <table:table-cell office:value-type="date" office:date-value="2019-02-11T00:00:00" table:style-name="ce3">
            <text:p>11/02/2019</text:p>
          </table:table-cell>
          <table:table-cell office:value-type="date" office:date-value="2022-02-11T00:00:00" table:style-name="ce3">
            <text:p>11/02/2022</text:p>
          </table:table-cell>
          <table:table-cell office:value-type="float" office:value="90000" table:style-name="ce4">
            <text:p>R$ 90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TECNICO SETORIAL DESCENTRALIZADO DE INSTRUÇÃO PROCESSUAL DE AUTOS DE INFRAÇÃO - RO</text:p>
          </table:table-cell>
          <table:table-cell office:value-type="string" table:style-name="ce1">
            <text:p>RO</text:p>
          </table:table-cell>
          <table:table-cell office:value-type="date" office:date-value="2019-02-22T00:00:00" table:style-name="ce3">
            <text:p>22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7563/2017-31</text:p>
          </table:table-cell>
          <table:table-cell office:value-type="float" office:value="9494014" table:style-name="ce2">
            <text:p>9494014</text:p>
          </table:table-cell>
          <table:table-cell office:value-type="string" table:style-name="ce1">
            <text:p>917284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VERDE AMAZÔNIA IND. E COM. DE MADEIRAS LTDA - ME</text:p>
          </table:table-cell>
          <table:table-cell office:value-type="string" table:style-name="ce1">
            <text:p>1967829300019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1-22T00:00:00" table:style-name="ce3">
            <text:p>22/01/2018</text:p>
          </table:table-cell>
          <table:table-cell office:value-type="date" office:date-value="2018-01-22T00:00:00" table:style-name="ce3">
            <text:p>22/01/2018</text:p>
          </table:table-cell>
          <table:table-cell office:value-type="date" office:date-value="2019-05-29T00:00:00" table:style-name="ce3">
            <text:p>29/05/2019</text:p>
          </table:table-cell>
          <table:table-cell office:value-type="date" office:date-value="2022-05-29T00:00:00" table:style-name="ce3">
            <text:p>29/05/2022</text:p>
          </table:table-cell>
          <table:table-cell office:value-type="float" office:value="54438" table:style-name="ce4">
            <text:p>R$ 54.438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09-11T00:00:00" table:style-name="ce3">
            <text:p>11/09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4.107564/2017-86</text:p>
          </table:table-cell>
          <table:table-cell office:value-type="float" office:value="9494012" table:style-name="ce2">
            <text:p>9494012</text:p>
          </table:table-cell>
          <table:table-cell office:value-type="string" table:style-name="ce1">
            <text:p>917284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.M. COMÉRCIO E BENEFICIAMENTO DE MADEIRAS EIRELI - ME</text:p>
          </table:table-cell>
          <table:table-cell office:value-type="string" table:style-name="ce1">
            <text:p>2156522000013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8-01-18T00:00:00" table:style-name="ce3">
            <text:p>18/01/2018</text:p>
          </table:table-cell>
          <table:table-cell office:value-type="date" office:date-value="2018-10-16T00:00:00" table:style-name="ce3">
            <text:p>16/10/2018</text:p>
          </table:table-cell>
          <table:table-cell office:value-type="date" office:date-value="2019-06-07T00:00:00" table:style-name="ce3">
            <text:p>07/06/2019</text:p>
          </table:table-cell>
          <table:table-cell office:value-type="date" office:date-value="2022-06-07T00:00:00" table:style-name="ce3">
            <text:p>07/06/2022</text:p>
          </table:table-cell>
          <table:table-cell office:value-type="float" office:value="23217" table:style-name="ce4">
            <text:p>R$ 23.217,0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0-11-16T00:00:00" table:style-name="ce3">
            <text:p>16/11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5.000122/2015-38</text:p>
          </table:table-cell>
          <table:table-cell office:value-type="float" office:value="7242406" table:style-name="ce2">
            <text:p>7242406</text:p>
          </table:table-cell>
          <table:table-cell office:value-type="string" table:style-name="ce1">
            <text:p>907282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DEIREIRA BOA VISTA INDÚSTRIA E COMERCIO LTDA</text:p>
          </table:table-cell>
          <table:table-cell office:value-type="string" table:style-name="ce1">
            <text:p>1373686500016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5-02-26T00:00:00" table:style-name="ce3">
            <text:p>26/02/2015</text:p>
          </table:table-cell>
          <table:table-cell office:value-type="date" office:date-value="2018-09-14T00:00:00" table:style-name="ce3">
            <text:p>14/09/2018</text:p>
          </table:table-cell>
          <table:table-cell office:value-type="date" office:date-value="2022-05-09T00:00:00" table:style-name="ce3">
            <text:p>09/05/2022</text:p>
          </table:table-cell>
          <table:table-cell office:value-type="date" office:date-value="2022-04-18T00:00:00" table:style-name="ce3">
            <text:p>18/04/2022</text:p>
          </table:table-cell>
          <table:table-cell office:value-type="float" office:value="13386" table:style-name="ce4">
            <text:p>R$ 13.386,00</text:p>
          </table:table-cell>
          <table:table-cell office:value-type="string" table:style-name="ce1">
            <text:p>RR</text:p>
          </table:table-cell>
          <table:table-cell office:value-type="string" table:style-name="ce1">
            <text:p>Superintendência do Ibama no Estado de Roraima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5-09T00:00:00" table:style-name="ce3">
            <text:p>09/05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5.000449/2009-61</text:p>
          </table:table-cell>
          <table:table-cell office:value-type="float" office:value="2621914" table:style-name="ce2">
            <text:p>2621914</text:p>
          </table:table-cell>
          <table:table-cell office:value-type="string" table:style-name="ce1">
            <text:p>517405</text:p>
          </table:table-cell>
          <table:table-cell office:value-type="string" table:style-name="ce1">
            <text:p>D</text:p>
          </table:table-cell>
          <table:table-cell office:value-type="string" table:style-name="ce1">
            <text:p>IMADBRAS-INDUSTRIA DE MADEIRAS DO BRASIL LTDA</text:p>
          </table:table-cell>
          <table:table-cell office:value-type="string" table:style-name="ce1">
            <text:p>07220899000105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09-07-10T00:00:00" table:style-name="ce3">
            <text:p>10/07/2009</text:p>
          </table:table-cell>
          <table:table-cell office:value-type="date" office:date-value="2016-11-22T00:00:00" table:style-name="ce3">
            <text:p>22/11/2016</text:p>
          </table:table-cell>
          <table:table-cell office:value-type="date" office:date-value="2019-01-21T00:00:00" table:style-name="ce3">
            <text:p>21/01/2019</text:p>
          </table:table-cell>
          <table:table-cell office:value-type="date" office:date-value="2022-01-21T00:00:00" table:style-name="ce3">
            <text:p>21/01/2022</text:p>
          </table:table-cell>
          <table:table-cell office:value-type="float" office:value="11250" table:style-name="ce4">
            <text:p>R$ 11.250,00</text:p>
          </table:table-cell>
          <table:table-cell office:value-type="string" table:style-name="ce1">
            <text:p>RR</text:p>
          </table:table-cell>
          <table:table-cell office:value-type="string" table:style-name="ce1">
            <text:p>Superintendência do Ibama no Estado de Roraima</text:p>
          </table:table-cell>
          <table:table-cell office:value-type="string" table:style-name="ce1">
            <text:p>NÚCLEO DE FISCALIZAÇÃO - RR</text:p>
          </table:table-cell>
          <table:table-cell office:value-type="string" table:style-name="ce1">
            <text:p>RR</text:p>
          </table:table-cell>
          <table:table-cell office:value-type="date" office:date-value="2019-01-21T00:00:00" table:style-name="ce3">
            <text:p>21/01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5.000534/2011-44</text:p>
          </table:table-cell>
          <table:table-cell office:value-type="float" office:value="3835882" table:style-name="ce2">
            <text:p>3835882</text:p>
          </table:table-cell>
          <table:table-cell office:value-type="string" table:style-name="ce1">
            <text:p>51783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XPORTADORA DE MADEIRAS RIO BRANCO LTDA-ME</text:p>
          </table:table-cell>
          <table:table-cell office:value-type="string" table:style-name="ce1">
            <text:p>1086893200010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1-06-01T00:00:00" table:style-name="ce3">
            <text:p>01/06/2011</text:p>
          </table:table-cell>
          <table:table-cell office:value-type="date" office:date-value="2016-06-20T00:00:00" table:style-name="ce3">
            <text:p>20/06/2016</text:p>
          </table:table-cell>
          <table:table-cell office:value-type="date" office:date-value="2019-02-28T00:00:00" table:style-name="ce3">
            <text:p>28/02/2019</text:p>
          </table:table-cell>
          <table:table-cell office:value-type="date" office:date-value="2022-02-28T00:00:00" table:style-name="ce3">
            <text:p>28/02/2022</text:p>
          </table:table-cell>
          <table:table-cell office:value-type="float" office:value="65248.2" table:style-name="ce4">
            <text:p>R$ 65.248,20</text:p>
          </table:table-cell>
          <table:table-cell office:value-type="string" table:style-name="ce1">
            <text:p>RR</text:p>
          </table:table-cell>
          <table:table-cell office:value-type="string" table:style-name="ce1">
            <text:p>Superintendência do Ibama no Estado de Roraima</text:p>
          </table:table-cell>
          <table:table-cell office:value-type="string" table:style-name="ce1">
            <text:p>NÚCLEO DE APOIO JURÍDICO - RR</text:p>
          </table:table-cell>
          <table:table-cell office:value-type="string" table:style-name="ce1">
            <text:p>RR</text:p>
          </table:table-cell>
          <table:table-cell office:value-type="date" office:date-value="2019-02-28T00:00:00" table:style-name="ce3">
            <text:p>28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6.002252/2015-03</text:p>
          </table:table-cell>
          <table:table-cell office:value-type="float" office:value="7533605" table:style-name="ce2">
            <text:p>7533605</text:p>
          </table:table-cell>
          <table:table-cell office:value-type="string" table:style-name="ce1">
            <text:p>905474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NOEL LESSA SILVEIRA</text:p>
          </table:table-cell>
          <table:table-cell office:value-type="string" table:style-name="ce1">
            <text:p>7492904606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I notif. via edital, p/aleg. finais</text:p>
          </table:table-cell>
          <table:table-cell office:value-type="date" office:date-value="2015-10-02T00:00:00" table:style-name="ce3">
            <text:p>02/10/2015</text:p>
          </table:table-cell>
          <table:table-cell office:value-type="date" office:date-value="2016-03-31T00:00:00" table:style-name="ce3">
            <text:p>31/03/2016</text:p>
          </table:table-cell>
          <table:table-cell office:value-type="date" office:date-value="2022-05-30T00:00:00" table:style-name="ce3">
            <text:p>30/05/2022</text:p>
          </table:table-cell>
          <table:table-cell office:value-type="date" office:date-value="2022-02-21T00:00:00" table:style-name="ce3">
            <text:p>21/02/2022</text:p>
          </table:table-cell>
          <table:table-cell office:value-type="float" office:value="500" table:style-name="ce4">
            <text:p>R$ 500,00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Superintendência do Ibama no Estado de Santa Catarina</text:p>
          </table:table-cell>
          <table:table-cell office:value-type="string" table:style-name="ce1">
            <text:p>COORDENAÇÃO NACIONAL DO PROCESSO SANCIONADOR AMBIENTAL</text:p>
          </table:table-cell>
          <table:table-cell office:value-type="string" table:style-name="ce1">
            <text:p>-</text:p>
          </table:table-cell>
          <table:table-cell office:value-type="date" office:date-value="2022-06-06T00:00:00" table:style-name="ce3">
            <text:p>06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7.002908/2016-51</text:p>
          </table:table-cell>
          <table:table-cell office:value-type="float" office:value="8425531" table:style-name="ce2">
            <text:p>8425531</text:p>
          </table:table-cell>
          <table:table-cell office:value-type="string" table:style-name="ce1">
            <text:p>907657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REAL MARINE AGRONOMIA LTDA</text:p>
          </table:table-cell>
          <table:table-cell office:value-type="string" table:style-name="ce1">
            <text:p>0737870400014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o recurso</text:p>
          </table:table-cell>
          <table:table-cell office:value-type="date" office:date-value="2016-11-10T00:00:00" table:style-name="ce3">
            <text:p>10/11/2016</text:p>
          </table:table-cell>
          <table:table-cell office:value-type="date" office:date-value="2019-01-21T00:00:00" table:style-name="ce3">
            <text:p>21/01/2019</text:p>
          </table:table-cell>
          <table:table-cell office:value-type="date" office:date-value="2019-01-24T00:00:00" table:style-name="ce3">
            <text:p>24/01/2019</text:p>
          </table:table-cell>
          <table:table-cell office:value-type="date" office:date-value="2022-01-24T00:00:00" table:style-name="ce3">
            <text:p>24/01/2022</text:p>
          </table:table-cell>
          <table:table-cell office:value-type="float" office:value="2500" table:style-name="ce4">
            <text:p>R$ 2.500,00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uperintendência do Ibama no Estado de São Paulo</text:p>
          </table:table-cell>
          <table:table-cell office:value-type="string" table:style-name="ce1">
            <text:p>SUPERINTENDÊNCIA DO IBAMA NO ESTADO DE SÃO PAULO</text:p>
          </table:table-cell>
          <table:table-cell office:value-type="string" table:style-name="ce1">
            <text:p>SP</text:p>
          </table:table-cell>
          <table:table-cell office:value-type="date" office:date-value="2019-02-18T00:00:00" table:style-name="ce3">
            <text:p>18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7.003015/2019-75</text:p>
          </table:table-cell>
          <table:table-cell office:value-type="float" office:value="11213126" table:style-name="ce2">
            <text:p>11213126</text:p>
          </table:table-cell>
          <table:table-cell office:value-type="string" table:style-name="ce1">
            <text:p>921664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OSE NILSON DE CARVALHO</text:p>
          </table:table-cell>
          <table:table-cell office:value-type="string" table:style-name="ce1">
            <text:p>6007805794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9-04-09T00:00:00" table:style-name="ce3">
            <text:p>09/04/2019</text:p>
          </table:table-cell>
          <table:table-cell office:value-type="date" office:date-value="2019-04-25T00:00:00" table:style-name="ce3">
            <text:p>25/04/2019</text:p>
          </table:table-cell>
          <table:table-cell office:value-type="date" office:date-value="2022-05-12T00:00:00" table:style-name="ce3">
            <text:p>12/05/2022</text:p>
          </table:table-cell>
          <table:table-cell office:value-type="date" office:date-value="2022-04-25T00:00:00" table:style-name="ce3">
            <text:p>25/04/2022</text:p>
          </table:table-cell>
          <table:table-cell office:value-type="float" office:value="244400" table:style-name="ce4">
            <text:p>R$ 244.40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Gerência Executiva do Ibama em Santarém/PA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5-12T00:00:00" table:style-name="ce3">
            <text:p>12/05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7.006001/2018-22</text:p>
          </table:table-cell>
          <table:table-cell office:value-type="float" office:value="9910537" table:style-name="ce2">
            <text:p>9910537</text:p>
          </table:table-cell>
          <table:table-cell office:value-type="string" table:style-name="ce1">
            <text:p>912119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FIRST S/A</text:p>
          </table:table-cell>
          <table:table-cell office:value-type="string" table:style-name="ce1">
            <text:p>00802235000105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e impug./defesa</text:p>
          </table:table-cell>
          <table:table-cell office:value-type="date" office:date-value="2018-06-20T00:00:00" table:style-name="ce3">
            <text:p>20/06/2018</text:p>
          </table:table-cell>
          <table:table-cell office:value-type="date" office:date-value="2018-08-06T00:00:00" table:style-name="ce3">
            <text:p>06/08/2018</text:p>
          </table:table-cell>
          <table:table-cell office:value-type="date" office:date-value="2022-04-25T00:00:00" table:style-name="ce3">
            <text:p>25/04/2022</text:p>
          </table:table-cell>
          <table:table-cell office:value-type="date" office:date-value="2022-04-08T00:00:00" table:style-name="ce3">
            <text:p>08/04/2022</text:p>
          </table:table-cell>
          <table:table-cell office:value-type="float" office:value="201000" table:style-name="ce4">
            <text:p>R$ 201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25T00:00:00" table:style-name="ce3">
            <text:p>25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7.006023/2018-92</text:p>
          </table:table-cell>
          <table:table-cell office:value-type="float" office:value="9910551" table:style-name="ce2">
            <text:p>9910551</text:p>
          </table:table-cell>
          <table:table-cell office:value-type="string" table:style-name="ce1">
            <text:p>912119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RUELL IMPORTACAO E EXPORTACAO LTDA</text:p>
          </table:table-cell>
          <table:table-cell office:value-type="string" table:style-name="ce1">
            <text:p>0875032800013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e impug./defesa</text:p>
          </table:table-cell>
          <table:table-cell office:value-type="date" office:date-value="2018-06-20T00:00:00" table:style-name="ce3">
            <text:p>20/06/2018</text:p>
          </table:table-cell>
          <table:table-cell office:value-type="date" office:date-value="2018-08-06T00:00:00" table:style-name="ce3">
            <text:p>06/08/2018</text:p>
          </table:table-cell>
          <table:table-cell office:value-type="date" office:date-value="2022-05-31T00:00:00" table:style-name="ce3">
            <text:p>31/05/2022</text:p>
          </table:table-cell>
          <table:table-cell office:value-type="date" office:date-value="2022-03-28T00:00:00" table:style-name="ce3">
            <text:p>28/03/2022</text:p>
          </table:table-cell>
          <table:table-cell office:value-type="float" office:value="101000" table:style-name="ce4">
            <text:p>R$ 101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GRUPO NACIONAL DE PRIMEIRA INSTÂNCIA</text:p>
          </table:table-cell>
          <table:table-cell office:value-type="string" table:style-name="ce1">
            <text:p>-</text:p>
          </table:table-cell>
          <table:table-cell office:value-type="date" office:date-value="2022-06-04T00:00:00" table:style-name="ce3">
            <text:p>04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7.006030/2018-94</text:p>
          </table:table-cell>
          <table:table-cell office:value-type="float" office:value="9910543" table:style-name="ce2">
            <text:p>9910543</text:p>
          </table:table-cell>
          <table:table-cell office:value-type="string" table:style-name="ce1">
            <text:p>912120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PREMIER PESC COM IMP E EXP LTDA EPP</text:p>
          </table:table-cell>
          <table:table-cell office:value-type="string" table:style-name="ce1">
            <text:p>0278291300013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e impug./defesa</text:p>
          </table:table-cell>
          <table:table-cell office:value-type="date" office:date-value="2018-06-20T00:00:00" table:style-name="ce3">
            <text:p>20/06/2018</text:p>
          </table:table-cell>
          <table:table-cell office:value-type="date" office:date-value="2018-08-07T00:00:00" table:style-name="ce3">
            <text:p>07/08/2018</text:p>
          </table:table-cell>
          <table:table-cell office:value-type="date" office:date-value="2022-04-25T00:00:00" table:style-name="ce3">
            <text:p>25/04/2022</text:p>
          </table:table-cell>
          <table:table-cell office:value-type="date" office:date-value="2022-04-09T00:00:00" table:style-name="ce3">
            <text:p>09/04/2022</text:p>
          </table:table-cell>
          <table:table-cell office:value-type="float" office:value="101000" table:style-name="ce4">
            <text:p>R$ 101.000,00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uperintendência do Ibama no Estado de São Paulo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25T00:00:00" table:style-name="ce3">
            <text:p>25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7.011025/2018-01</text:p>
          </table:table-cell>
          <table:table-cell office:value-type="float" office:value="10042058" table:style-name="ce2">
            <text:p>10042058</text:p>
          </table:table-cell>
          <table:table-cell office:value-type="string" table:style-name="ce1">
            <text:p>922355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. A. DAS CHAGAS CESTARI - ME</text:p>
          </table:table-cell>
          <table:table-cell office:value-type="string" table:style-name="ce1">
            <text:p>2757222900015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1-13T00:00:00" table:style-name="ce3">
            <text:p>13/11/2018</text:p>
          </table:table-cell>
          <table:table-cell office:value-type="date" office:date-value="2018-11-14T00:00:00" table:style-name="ce3">
            <text:p>14/11/2018</text:p>
          </table:table-cell>
          <table:table-cell office:value-type="date" office:date-value="2019-02-28T00:00:00" table:style-name="ce3">
            <text:p>28/02/2019</text:p>
          </table:table-cell>
          <table:table-cell office:value-type="date" office:date-value="2022-02-28T00:00:00" table:style-name="ce3">
            <text:p>28/02/2022</text:p>
          </table:table-cell>
          <table:table-cell office:value-type="float" office:value="125600" table:style-name="ce4">
            <text:p>R$ 125.6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SUPERINTENDÊNCIA DO IBAMA NO ESTADO DE SÃO PAULO</text:p>
          </table:table-cell>
          <table:table-cell office:value-type="string" table:style-name="ce1">
            <text:p>SP</text:p>
          </table:table-cell>
          <table:table-cell office:value-type="date" office:date-value="2019-06-04T00:00:00" table:style-name="ce3">
            <text:p>04/06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8.000096/2009-70</text:p>
          </table:table-cell>
          <table:table-cell office:value-type="float" office:value="2490951" table:style-name="ce2">
            <text:p>2490951</text:p>
          </table:table-cell>
          <table:table-cell office:value-type="string" table:style-name="ce1">
            <text:p>93907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orge Soares dos Santos</text:p>
          </table:table-cell>
          <table:table-cell office:value-type="string" table:style-name="ce1">
            <text:p>9553017754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ara nova homologação</text:p>
          </table:table-cell>
          <table:table-cell office:value-type="date" office:date-value="2009-03-31T00:00:00" table:style-name="ce3">
            <text:p>31/03/2009</text:p>
          </table:table-cell>
          <table:table-cell office:value-type="date" office:date-value="2017-05-11T00:00:00" table:style-name="ce3">
            <text:p>11/05/2017</text:p>
          </table:table-cell>
          <table:table-cell office:value-type="date" office:date-value="2019-03-26T00:00:00" table:style-name="ce3">
            <text:p>26/03/2019</text:p>
          </table:table-cell>
          <table:table-cell office:value-type="date" office:date-value="2022-03-26T00:00:00" table:style-name="ce3">
            <text:p>26/03/2022</text:p>
          </table:table-cell>
          <table:table-cell office:value-type="float" office:value="500" table:style-name="ce4">
            <text:p>R$ 500,00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Superintendência do Ibama no Estado de Sergipe</text:p>
          </table:table-cell>
          <table:table-cell office:value-type="string" table:style-name="ce1">
            <text:p>NÚCLEO DE APOIO JURÍDICO - SE</text:p>
          </table:table-cell>
          <table:table-cell office:value-type="string" table:style-name="ce1">
            <text:p>SE</text:p>
          </table:table-cell>
          <table:table-cell office:value-type="date" office:date-value="2021-01-18T00:00:00" table:style-name="ce3">
            <text:p>18/01/2021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8.000098/2018-50</text:p>
          </table:table-cell>
          <table:table-cell office:value-type="float" office:value="9470657" table:style-name="ce2">
            <text:p>9470657</text:p>
          </table:table-cell>
          <table:table-cell office:value-type="string" table:style-name="ce1">
            <text:p>913501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lexandre dos Santos</text:p>
          </table:table-cell>
          <table:table-cell office:value-type="string" table:style-name="ce1">
            <text:p>86650043516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ara nova homologação</text:p>
          </table:table-cell>
          <table:table-cell office:value-type="date" office:date-value="2018-01-10T00:00:00" table:style-name="ce3">
            <text:p>10/01/2018</text:p>
          </table:table-cell>
          <table:table-cell office:value-type="date" office:date-value="2018-01-24T00:00:00" table:style-name="ce3">
            <text:p>24/01/2018</text:p>
          </table:table-cell>
          <table:table-cell office:value-type="date" office:date-value="2019-01-24T00:00:00" table:style-name="ce3">
            <text:p>24/01/2019</text:p>
          </table:table-cell>
          <table:table-cell office:value-type="date" office:date-value="2022-01-24T00:00:00" table:style-name="ce3">
            <text:p>24/01/2022</text:p>
          </table:table-cell>
          <table:table-cell office:value-type="float" office:value="8500" table:style-name="ce4">
            <text:p>R$ 8.500,00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Superintendência do Ibama no Estado de Sergipe</text:p>
          </table:table-cell>
          <table:table-cell office:value-type="string" table:style-name="ce1">
            <text:p>NÚCLEO TÉCNICO SETORIAL DESCENTRALIZADO DE INSTRUÇÃO PROCESSUAL DE AUTOS DE INFRAÇÃO - SE</text:p>
          </table:table-cell>
          <table:table-cell office:value-type="string" table:style-name="ce1">
            <text:p>SE</text:p>
          </table:table-cell>
          <table:table-cell office:value-type="date" office:date-value="2019-05-16T00:00:00" table:style-name="ce3">
            <text:p>16/05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8.000137/2018-19</text:p>
          </table:table-cell>
          <table:table-cell office:value-type="float" office:value="9492915" table:style-name="ce2">
            <text:p>9492915</text:p>
          </table:table-cell>
          <table:table-cell office:value-type="string" table:style-name="ce1">
            <text:p>914550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ntonio Carlos dos Santos Santana</text:p>
          </table:table-cell>
          <table:table-cell office:value-type="string" table:style-name="ce1">
            <text:p>0034183353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1-19T00:00:00" table:style-name="ce3">
            <text:p>19/01/2018</text:p>
          </table:table-cell>
          <table:table-cell office:value-type="date" office:date-value="2018-01-22T00:00:00" table:style-name="ce3">
            <text:p>22/01/2018</text:p>
          </table:table-cell>
          <table:table-cell office:value-type="date" office:date-value="2019-01-24T00:00:00" table:style-name="ce3">
            <text:p>24/01/2019</text:p>
          </table:table-cell>
          <table:table-cell office:value-type="date" office:date-value="2022-01-24T00:00:00" table:style-name="ce3">
            <text:p>24/01/2022</text:p>
          </table:table-cell>
          <table:table-cell office:value-type="float" office:value="1040" table:style-name="ce4">
            <text:p>R$ 1.040,00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Superintendência do Ibama no Estado de Sergipe</text:p>
          </table:table-cell>
          <table:table-cell office:value-type="string" table:style-name="ce1">
            <text:p>NÚCLEO TÉCNICO SETORIAL DESCENTRALIZADO DE INSTRUÇÃO PROCESSUAL DE AUTOS DE INFRAÇÃO - SE</text:p>
          </table:table-cell>
          <table:table-cell office:value-type="string" table:style-name="ce1">
            <text:p>SE</text:p>
          </table:table-cell>
          <table:table-cell office:value-type="date" office:date-value="2019-05-16T00:00:00" table:style-name="ce3">
            <text:p>16/05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8.000177/2019-41</text:p>
          </table:table-cell>
          <table:table-cell office:value-type="float" office:value="10796043" table:style-name="ce2">
            <text:p>10796043</text:p>
          </table:table-cell>
          <table:table-cell office:value-type="string" table:style-name="ce1">
            <text:p>921755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RIA DO CARMO DOS SANTOS LIMA</text:p>
          </table:table-cell>
          <table:table-cell office:value-type="string" table:style-name="ce1">
            <text:p>4781020356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9-01-31T00:00:00" table:style-name="ce3">
            <text:p>31/01/2019</text:p>
          </table:table-cell>
          <table:table-cell office:value-type="date" office:date-value="2019-01-31T00:00:00" table:style-name="ce3">
            <text:p>31/01/2019</text:p>
          </table:table-cell>
          <table:table-cell office:value-type="date" office:date-value="2019-02-14T00:00:00" table:style-name="ce3">
            <text:p>14/02/2019</text:p>
          </table:table-cell>
          <table:table-cell office:value-type="date" office:date-value="2022-02-14T00:00:00" table:style-name="ce3">
            <text:p>14/02/2022</text:p>
          </table:table-cell>
          <table:table-cell office:value-type="float" office:value="15700" table:style-name="ce4">
            <text:p>R$ 15.700,00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Superintendência do Ibama no Estado de Sergipe</text:p>
          </table:table-cell>
          <table:table-cell office:value-type="string" table:style-name="ce1">
            <text:p>NÚCLEO TÉCNICO SETORIAL DESCENTRALIZADO DE INSTRUÇÃO PROCESSUAL DE AUTOS DE INFRAÇÃO - SE</text:p>
          </table:table-cell>
          <table:table-cell office:value-type="string" table:style-name="ce1">
            <text:p>SE</text:p>
          </table:table-cell>
          <table:table-cell office:value-type="date" office:date-value="2019-05-16T00:00:00" table:style-name="ce3">
            <text:p>16/05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8.000232/2018-12</text:p>
          </table:table-cell>
          <table:table-cell office:value-type="float" office:value="9551860" table:style-name="ce2">
            <text:p>9551860</text:p>
          </table:table-cell>
          <table:table-cell office:value-type="string" table:style-name="ce1">
            <text:p>912951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lexsandro Santos de Jesus</text:p>
          </table:table-cell>
          <table:table-cell office:value-type="string" table:style-name="ce1">
            <text:p>0770402852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2-07T00:00:00" table:style-name="ce3">
            <text:p>07/02/2018</text:p>
          </table:table-cell>
          <table:table-cell office:value-type="date" office:date-value="2018-02-08T00:00:00" table:style-name="ce3">
            <text:p>08/02/2018</text:p>
          </table:table-cell>
          <table:table-cell office:value-type="date" office:date-value="2019-01-24T00:00:00" table:style-name="ce3">
            <text:p>24/01/2019</text:p>
          </table:table-cell>
          <table:table-cell office:value-type="date" office:date-value="2022-01-24T00:00:00" table:style-name="ce3">
            <text:p>24/01/2022</text:p>
          </table:table-cell>
          <table:table-cell office:value-type="float" office:value="1900" table:style-name="ce4">
            <text:p>R$ 1.900,00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Superintendência do Ibama no Estado de Sergipe</text:p>
          </table:table-cell>
          <table:table-cell office:value-type="string" table:style-name="ce1">
            <text:p>NÚCLEO TÉCNICO SETORIAL DESCENTRALIZADO DE INSTRUÇÃO PROCESSUAL DE AUTOS DE INFRAÇÃO - SE</text:p>
          </table:table-cell>
          <table:table-cell office:value-type="string" table:style-name="ce1">
            <text:p>SE</text:p>
          </table:table-cell>
          <table:table-cell office:value-type="date" office:date-value="2019-05-16T00:00:00" table:style-name="ce3">
            <text:p>16/05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8.000510/2007-89</text:p>
          </table:table-cell>
          <table:table-cell office:value-type="float" office:value="1383947" table:style-name="ce2">
            <text:p>1383947</text:p>
          </table:table-cell>
          <table:table-cell office:value-type="string" table:style-name="ce1">
            <text:p>524065</text:p>
          </table:table-cell>
          <table:table-cell office:value-type="string" table:style-name="ce1">
            <text:p>D</text:p>
          </table:table-cell>
          <table:table-cell office:value-type="string" table:style-name="ce1">
            <text:p>Genivaldo Pereira dos Santos</text:p>
          </table:table-cell>
          <table:table-cell office:value-type="string" table:style-name="ce1">
            <text:p>0064562352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ara nova homologação</text:p>
          </table:table-cell>
          <table:table-cell office:value-type="date" office:date-value="2007-12-01T00:00:00" table:style-name="ce3">
            <text:p>01/12/2007</text:p>
          </table:table-cell>
          <table:table-cell office:value-type="date" office:date-value="2017-04-12T00:00:00" table:style-name="ce3">
            <text:p>12/04/2017</text:p>
          </table:table-cell>
          <table:table-cell office:value-type="date" office:date-value="2019-02-26T00:00:00" table:style-name="ce3">
            <text:p>26/02/2019</text:p>
          </table:table-cell>
          <table:table-cell office:value-type="date" office:date-value="2022-02-26T00:00:00" table:style-name="ce3">
            <text:p>26/02/2022</text:p>
          </table:table-cell>
          <table:table-cell office:value-type="float" office:value="5000" table:style-name="ce4">
            <text:p>R$ 5.000,00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uperintendência do Ibama no Estado de São Paulo</text:p>
          </table:table-cell>
          <table:table-cell office:value-type="string" table:style-name="ce1">
            <text:p>NÚCLEO DE ARRECADAÇÃO - SE</text:p>
          </table:table-cell>
          <table:table-cell office:value-type="string" table:style-name="ce1">
            <text:p>SE</text:p>
          </table:table-cell>
          <table:table-cell office:value-type="date" office:date-value="2019-05-24T00:00:00" table:style-name="ce3">
            <text:p>24/05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8.000654/2016-26</text:p>
          </table:table-cell>
          <table:table-cell office:value-type="float" office:value="8438438" table:style-name="ce2">
            <text:p>8438438</text:p>
          </table:table-cell>
          <table:table-cell office:value-type="string" table:style-name="ce1">
            <text:p>905285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ria Auciliadora França Belem</text:p>
          </table:table-cell>
          <table:table-cell office:value-type="string" table:style-name="ce1">
            <text:p>9126148153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6-11-23T00:00:00" table:style-name="ce3">
            <text:p>23/11/2016</text:p>
          </table:table-cell>
          <table:table-cell office:value-type="date" office:date-value="2016-12-07T00:00:00" table:style-name="ce3">
            <text:p>07/12/2016</text:p>
          </table:table-cell>
          <table:table-cell office:value-type="date" office:date-value="2019-02-15T00:00:00" table:style-name="ce3">
            <text:p>15/02/2019</text:p>
          </table:table-cell>
          <table:table-cell office:value-type="date" office:date-value="2022-02-15T00:00:00" table:style-name="ce3">
            <text:p>15/02/2022</text:p>
          </table:table-cell>
          <table:table-cell office:value-type="float" office:value="600" table:style-name="ce4">
            <text:p>R$ 600,00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Superintendência do Ibama no Estado de Sergipe</text:p>
          </table:table-cell>
          <table:table-cell office:value-type="string" table:style-name="ce1">
            <text:p>DIVISÃO TÉCNICO-AMBIENTAL - SE</text:p>
          </table:table-cell>
          <table:table-cell office:value-type="string" table:style-name="ce1">
            <text:p>SE</text:p>
          </table:table-cell>
          <table:table-cell office:value-type="date" office:date-value="2021-05-08T00:00:00" table:style-name="ce3">
            <text:p>08/05/2021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8.000793/2018-11</text:p>
          </table:table-cell>
          <table:table-cell office:value-type="float" office:value="9860522" table:style-name="ce2">
            <text:p>9860522</text:p>
          </table:table-cell>
          <table:table-cell office:value-type="string" table:style-name="ce1">
            <text:p>912951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loisio Felix de Sa</text:p>
          </table:table-cell>
          <table:table-cell office:value-type="string" table:style-name="ce1">
            <text:p>0133039056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5-11T00:00:00" table:style-name="ce3">
            <text:p>11/05/2018</text:p>
          </table:table-cell>
          <table:table-cell office:value-type="date" office:date-value="2018-05-22T00:00:00" table:style-name="ce3">
            <text:p>22/05/2018</text:p>
          </table:table-cell>
          <table:table-cell office:value-type="date" office:date-value="2019-01-22T00:00:00" table:style-name="ce3">
            <text:p>22/01/2019</text:p>
          </table:table-cell>
          <table:table-cell office:value-type="date" office:date-value="2022-01-22T00:00:00" table:style-name="ce3">
            <text:p>22/01/2022</text:p>
          </table:table-cell>
          <table:table-cell office:value-type="float" office:value="10500" table:style-name="ce4">
            <text:p>R$ 10.500,00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Superintendência do Ibama no Estado de Sergipe</text:p>
          </table:table-cell>
          <table:table-cell office:value-type="string" table:style-name="ce1">
            <text:p>NÚCLEO TÉCNICO SETORIAL DESCENTRALIZADO DE INSTRUÇÃO PROCESSUAL DE AUTOS DE INFRAÇÃO - SE</text:p>
          </table:table-cell>
          <table:table-cell office:value-type="string" table:style-name="ce1">
            <text:p>SE</text:p>
          </table:table-cell>
          <table:table-cell office:value-type="date" office:date-value="2019-05-16T00:00:00" table:style-name="ce3">
            <text:p>16/05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8.000829/2018-67</text:p>
          </table:table-cell>
          <table:table-cell office:value-type="float" office:value="9860524" table:style-name="ce2">
            <text:p>9860524</text:p>
          </table:table-cell>
          <table:table-cell office:value-type="string" table:style-name="ce1">
            <text:p>91295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ose Bezerra Souza</text:p>
          </table:table-cell>
          <table:table-cell office:value-type="string" table:style-name="ce1">
            <text:p>5565779650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5-16T00:00:00" table:style-name="ce3">
            <text:p>16/05/2018</text:p>
          </table:table-cell>
          <table:table-cell office:value-type="date" office:date-value="2018-05-22T00:00:00" table:style-name="ce3">
            <text:p>22/05/2018</text:p>
          </table:table-cell>
          <table:table-cell office:value-type="date" office:date-value="2019-01-18T00:00:00" table:style-name="ce3">
            <text:p>18/01/2019</text:p>
          </table:table-cell>
          <table:table-cell office:value-type="date" office:date-value="2022-01-18T00:00:00" table:style-name="ce3">
            <text:p>18/01/2022</text:p>
          </table:table-cell>
          <table:table-cell office:value-type="float" office:value="1530" table:style-name="ce4">
            <text:p>R$ 1.530,00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Superintendência do Ibama no Estado de Sergipe</text:p>
          </table:table-cell>
          <table:table-cell office:value-type="string" table:style-name="ce1">
            <text:p>NÚCLEO TÉCNICO SETORIAL DESCENTRALIZADO DE INSTRUÇÃO PROCESSUAL DE AUTOS DE INFRAÇÃO - SE</text:p>
          </table:table-cell>
          <table:table-cell office:value-type="string" table:style-name="ce1">
            <text:p>SE</text:p>
          </table:table-cell>
          <table:table-cell office:value-type="date" office:date-value="2019-05-16T00:00:00" table:style-name="ce3">
            <text:p>16/05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8.001202/2018-23</text:p>
          </table:table-cell>
          <table:table-cell office:value-type="float" office:value="9950784" table:style-name="ce2">
            <text:p>9950784</text:p>
          </table:table-cell>
          <table:table-cell office:value-type="string" table:style-name="ce1">
            <text:p>912940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UCIANA SANTANA BARBOSA - EPP</text:p>
          </table:table-cell>
          <table:table-cell office:value-type="string" table:style-name="ce1">
            <text:p>0901233500010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8-17T00:00:00" table:style-name="ce3">
            <text:p>17/08/2018</text:p>
          </table:table-cell>
          <table:table-cell office:value-type="date" office:date-value="2018-08-22T00:00:00" table:style-name="ce3">
            <text:p>22/08/2018</text:p>
          </table:table-cell>
          <table:table-cell office:value-type="date" office:date-value="2019-02-05T00:00:00" table:style-name="ce3">
            <text:p>05/02/2019</text:p>
          </table:table-cell>
          <table:table-cell office:value-type="date" office:date-value="2022-02-05T00:00:00" table:style-name="ce3">
            <text:p>05/02/2022</text:p>
          </table:table-cell>
          <table:table-cell office:value-type="float" office:value="93660" table:style-name="ce4">
            <text:p>R$ 93.66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TÉCNICO SETORIAL DESCENTRALIZADO DE INSTRUÇÃO PROCESSUAL DE AUTOS DE INFRAÇÃO - SE</text:p>
          </table:table-cell>
          <table:table-cell office:value-type="string" table:style-name="ce1">
            <text:p>SE</text:p>
          </table:table-cell>
          <table:table-cell office:value-type="date" office:date-value="2019-05-16T00:00:00" table:style-name="ce3">
            <text:p>16/05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8.001320/2018-31</text:p>
          </table:table-cell>
          <table:table-cell office:value-type="float" office:value="9987850" table:style-name="ce2">
            <text:p>9987850</text:p>
          </table:table-cell>
          <table:table-cell office:value-type="string" table:style-name="ce1">
            <text:p>921833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Genilson Carvalho dos Santos</text:p>
          </table:table-cell>
          <table:table-cell office:value-type="string" table:style-name="ce1">
            <text:p>9015082154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9-13T00:00:00" table:style-name="ce3">
            <text:p>13/09/2018</text:p>
          </table:table-cell>
          <table:table-cell office:value-type="date" office:date-value="2018-09-19T00:00:00" table:style-name="ce3">
            <text:p>19/09/2018</text:p>
          </table:table-cell>
          <table:table-cell office:value-type="date" office:date-value="2019-02-07T00:00:00" table:style-name="ce3">
            <text:p>07/02/2019</text:p>
          </table:table-cell>
          <table:table-cell office:value-type="date" office:date-value="2022-02-07T00:00:00" table:style-name="ce3">
            <text:p>07/02/2022</text:p>
          </table:table-cell>
          <table:table-cell office:value-type="float" office:value="9000" table:style-name="ce4">
            <text:p>R$ 9.000,00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Superintendência do Ibama no Estado de Sergipe</text:p>
          </table:table-cell>
          <table:table-cell office:value-type="string" table:style-name="ce1">
            <text:p>NÚCLEO TÉCNICO SETORIAL DESCENTRALIZADO DE INSTRUÇÃO PROCESSUAL DE AUTOS DE INFRAÇÃO - SE</text:p>
          </table:table-cell>
          <table:table-cell office:value-type="string" table:style-name="ce1">
            <text:p>SE</text:p>
          </table:table-cell>
          <table:table-cell office:value-type="date" office:date-value="2019-05-16T00:00:00" table:style-name="ce3">
            <text:p>16/05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8.001329/2018-42</text:p>
          </table:table-cell>
          <table:table-cell office:value-type="float" office:value="9987852" table:style-name="ce2">
            <text:p>9987852</text:p>
          </table:table-cell>
          <table:table-cell office:value-type="string" table:style-name="ce1">
            <text:p>921833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ntonio Martins dos Santos</text:p>
          </table:table-cell>
          <table:table-cell office:value-type="string" table:style-name="ce1">
            <text:p>2351459059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9-14T00:00:00" table:style-name="ce3">
            <text:p>14/09/2018</text:p>
          </table:table-cell>
          <table:table-cell office:value-type="date" office:date-value="2018-09-19T00:00:00" table:style-name="ce3">
            <text:p>19/09/2018</text:p>
          </table:table-cell>
          <table:table-cell office:value-type="date" office:date-value="2019-01-18T00:00:00" table:style-name="ce3">
            <text:p>18/01/2019</text:p>
          </table:table-cell>
          <table:table-cell office:value-type="date" office:date-value="2022-01-18T00:00:00" table:style-name="ce3">
            <text:p>18/01/2022</text:p>
          </table:table-cell>
          <table:table-cell office:value-type="float" office:value="7500" table:style-name="ce4">
            <text:p>R$ 7.500,00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Superintendência do Ibama no Estado de Sergipe</text:p>
          </table:table-cell>
          <table:table-cell office:value-type="string" table:style-name="ce1">
            <text:p>NÚCLEO TÉCNICO SETORIAL DESCENTRALIZADO DE INSTRUÇÃO PROCESSUAL DE AUTOS DE INFRAÇÃO - SE</text:p>
          </table:table-cell>
          <table:table-cell office:value-type="string" table:style-name="ce1">
            <text:p>SE</text:p>
          </table:table-cell>
          <table:table-cell office:value-type="date" office:date-value="2019-05-16T00:00:00" table:style-name="ce3">
            <text:p>16/05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8.001341/2018-57</text:p>
          </table:table-cell>
          <table:table-cell office:value-type="float" office:value="9987851" table:style-name="ce2">
            <text:p>9987851</text:p>
          </table:table-cell>
          <table:table-cell office:value-type="string" table:style-name="ce1">
            <text:p>921833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ntonio Germano dos Santos</text:p>
          </table:table-cell>
          <table:table-cell office:value-type="string" table:style-name="ce1">
            <text:p>8780446884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9-14T00:00:00" table:style-name="ce3">
            <text:p>14/09/2018</text:p>
          </table:table-cell>
          <table:table-cell office:value-type="date" office:date-value="2018-09-19T00:00:00" table:style-name="ce3">
            <text:p>19/09/2018</text:p>
          </table:table-cell>
          <table:table-cell office:value-type="date" office:date-value="2019-01-18T00:00:00" table:style-name="ce3">
            <text:p>18/01/2019</text:p>
          </table:table-cell>
          <table:table-cell office:value-type="date" office:date-value="2022-01-18T00:00:00" table:style-name="ce3">
            <text:p>18/01/2022</text:p>
          </table:table-cell>
          <table:table-cell office:value-type="float" office:value="3500" table:style-name="ce4">
            <text:p>R$ 3.500,00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Superintendência do Ibama no Estado de Sergipe</text:p>
          </table:table-cell>
          <table:table-cell office:value-type="string" table:style-name="ce1">
            <text:p>NÚCLEO TÉCNICO SETORIAL DESCENTRALIZADO DE INSTRUÇÃO PROCESSUAL DE AUTOS DE INFRAÇÃO - SE</text:p>
          </table:table-cell>
          <table:table-cell office:value-type="string" table:style-name="ce1">
            <text:p>SE</text:p>
          </table:table-cell>
          <table:table-cell office:value-type="date" office:date-value="2019-05-16T00:00:00" table:style-name="ce3">
            <text:p>16/05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8.001373/2018-52</text:p>
          </table:table-cell>
          <table:table-cell office:value-type="float" office:value="9992318" table:style-name="ce2">
            <text:p>9992318</text:p>
          </table:table-cell>
          <table:table-cell office:value-type="string" table:style-name="ce1">
            <text:p>912954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adiel Santos</text:p>
          </table:table-cell>
          <table:table-cell office:value-type="string" table:style-name="ce1">
            <text:p>9166188989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9-21T00:00:00" table:style-name="ce3">
            <text:p>21/09/2018</text:p>
          </table:table-cell>
          <table:table-cell office:value-type="date" office:date-value="2018-09-24T00:00:00" table:style-name="ce3">
            <text:p>24/09/2018</text:p>
          </table:table-cell>
          <table:table-cell office:value-type="date" office:date-value="2019-02-05T00:00:00" table:style-name="ce3">
            <text:p>05/02/2019</text:p>
          </table:table-cell>
          <table:table-cell office:value-type="date" office:date-value="2022-02-05T00:00:00" table:style-name="ce3">
            <text:p>05/02/2022</text:p>
          </table:table-cell>
          <table:table-cell office:value-type="float" office:value="5000" table:style-name="ce4">
            <text:p>R$ 5.000,00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Superintendência do Ibama no Estado de Sergipe</text:p>
          </table:table-cell>
          <table:table-cell office:value-type="string" table:style-name="ce1">
            <text:p>SUPERINTENDÊNCIA DO IBAMA NO ESTADO DE SERGIPE</text:p>
          </table:table-cell>
          <table:table-cell office:value-type="string" table:style-name="ce1">
            <text:p>SE</text:p>
          </table:table-cell>
          <table:table-cell office:value-type="date" office:date-value="2020-02-20T00:00:00" table:style-name="ce3">
            <text:p>20/02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8.001498/2018-82</text:p>
          </table:table-cell>
          <table:table-cell office:value-type="float" office:value="10023027" table:style-name="ce2">
            <text:p>10023027</text:p>
          </table:table-cell>
          <table:table-cell office:value-type="string" table:style-name="ce1">
            <text:p>913576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rlene Lima Soares</text:p>
          </table:table-cell>
          <table:table-cell office:value-type="string" table:style-name="ce1">
            <text:p>5844520050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0-22T00:00:00" table:style-name="ce3">
            <text:p>22/10/2018</text:p>
          </table:table-cell>
          <table:table-cell office:value-type="date" office:date-value="2018-10-22T00:00:00" table:style-name="ce3">
            <text:p>22/10/2018</text:p>
          </table:table-cell>
          <table:table-cell office:value-type="date" office:date-value="2019-02-07T00:00:00" table:style-name="ce3">
            <text:p>07/02/2019</text:p>
          </table:table-cell>
          <table:table-cell office:value-type="date" office:date-value="2022-02-07T00:00:00" table:style-name="ce3">
            <text:p>07/02/2022</text:p>
          </table:table-cell>
          <table:table-cell office:value-type="float" office:value="28000" table:style-name="ce4">
            <text:p>R$ 28.000,00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Superintendência do Ibama no Estado de Sergipe</text:p>
          </table:table-cell>
          <table:table-cell office:value-type="string" table:style-name="ce1">
            <text:p>NÚCLEO TÉCNICO SETORIAL DESCENTRALIZADO DE INSTRUÇÃO PROCESSUAL DE AUTOS DE INFRAÇÃO - SE</text:p>
          </table:table-cell>
          <table:table-cell office:value-type="string" table:style-name="ce1">
            <text:p>SE</text:p>
          </table:table-cell>
          <table:table-cell office:value-type="date" office:date-value="2019-05-16T00:00:00" table:style-name="ce3">
            <text:p>16/05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8.001516/2018-26</text:p>
          </table:table-cell>
          <table:table-cell office:value-type="float" office:value="10026274" table:style-name="ce2">
            <text:p>10026274</text:p>
          </table:table-cell>
          <table:table-cell office:value-type="string" table:style-name="ce1">
            <text:p>921834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ose Nilton Beto dos Santos</text:p>
          </table:table-cell>
          <table:table-cell office:value-type="string" table:style-name="ce1">
            <text:p>0458799254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0-20T00:00:00" table:style-name="ce3">
            <text:p>20/10/2018</text:p>
          </table:table-cell>
          <table:table-cell office:value-type="date" office:date-value="2018-10-25T00:00:00" table:style-name="ce3">
            <text:p>25/10/2018</text:p>
          </table:table-cell>
          <table:table-cell office:value-type="date" office:date-value="2019-02-05T00:00:00" table:style-name="ce3">
            <text:p>05/02/2019</text:p>
          </table:table-cell>
          <table:table-cell office:value-type="date" office:date-value="2022-02-05T00:00:00" table:style-name="ce3">
            <text:p>05/02/2022</text:p>
          </table:table-cell>
          <table:table-cell office:value-type="float" office:value="7000" table:style-name="ce4">
            <text:p>R$ 7.000,00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Superintendência do Ibama no Estado de Sergipe</text:p>
          </table:table-cell>
          <table:table-cell office:value-type="string" table:style-name="ce1">
            <text:p>NÚCLEO TÉCNICO SETORIAL DESCENTRALIZADO DE INSTRUÇÃO PROCESSUAL DE AUTOS DE INFRAÇÃO - SE</text:p>
          </table:table-cell>
          <table:table-cell office:value-type="string" table:style-name="ce1">
            <text:p>SE</text:p>
          </table:table-cell>
          <table:table-cell office:value-type="date" office:date-value="2019-05-16T00:00:00" table:style-name="ce3">
            <text:p>16/05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8.001604/2018-28</text:p>
          </table:table-cell>
          <table:table-cell office:value-type="float" office:value="10036288" table:style-name="ce2">
            <text:p>10036288</text:p>
          </table:table-cell>
          <table:table-cell office:value-type="string" table:style-name="ce1">
            <text:p>912955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osé dos Santos Silva</text:p>
          </table:table-cell>
          <table:table-cell office:value-type="string" table:style-name="ce1">
            <text:p>9006371610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1-04T00:00:00" table:style-name="ce3">
            <text:p>04/11/2018</text:p>
          </table:table-cell>
          <table:table-cell office:value-type="date" office:date-value="2018-11-08T00:00:00" table:style-name="ce3">
            <text:p>08/11/2018</text:p>
          </table:table-cell>
          <table:table-cell office:value-type="date" office:date-value="2019-02-07T00:00:00" table:style-name="ce3">
            <text:p>07/02/2019</text:p>
          </table:table-cell>
          <table:table-cell office:value-type="date" office:date-value="2022-02-07T00:00:00" table:style-name="ce3">
            <text:p>07/02/2022</text:p>
          </table:table-cell>
          <table:table-cell office:value-type="float" office:value="6300" table:style-name="ce4">
            <text:p>R$ 6.300,00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Superintendência do Ibama no Estado de Sergipe</text:p>
          </table:table-cell>
          <table:table-cell office:value-type="string" table:style-name="ce1">
            <text:p>NÚCLEO TÉCNICO SETORIAL DESCENTRALIZADO DE INSTRUÇÃO PROCESSUAL DE AUTOS DE INFRAÇÃO - SE</text:p>
          </table:table-cell>
          <table:table-cell office:value-type="string" table:style-name="ce1">
            <text:p>SE</text:p>
          </table:table-cell>
          <table:table-cell office:value-type="date" office:date-value="2019-05-16T00:00:00" table:style-name="ce3">
            <text:p>16/05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8.101371/2017-81</text:p>
          </table:table-cell>
          <table:table-cell office:value-type="float" office:value="9352887" table:style-name="ce2">
            <text:p>9352887</text:p>
          </table:table-cell>
          <table:table-cell office:value-type="string" table:style-name="ce1">
            <text:p>913500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SSOCIAÇÃO DOS MORADORES DA VILA SÃO DOMINGOS</text:p>
          </table:table-cell>
          <table:table-cell office:value-type="string" table:style-name="ce1">
            <text:p>0738571400010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06T00:00:00" table:style-name="ce3">
            <text:p>06/10/2017</text:p>
          </table:table-cell>
          <table:table-cell office:value-type="date" office:date-value="2017-10-10T00:00:00" table:style-name="ce3">
            <text:p>10/10/2017</text:p>
          </table:table-cell>
          <table:table-cell office:value-type="date" office:date-value="2019-02-07T00:00:00" table:style-name="ce3">
            <text:p>07/02/2019</text:p>
          </table:table-cell>
          <table:table-cell office:value-type="date" office:date-value="2022-02-07T00:00:00" table:style-name="ce3">
            <text:p>07/02/2022</text:p>
          </table:table-cell>
          <table:table-cell office:value-type="float" office:value="5500" table:style-name="ce4">
            <text:p>R$ 5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SE</text:p>
          </table:table-cell>
          <table:table-cell office:value-type="string" table:style-name="ce1">
            <text:p>SE</text:p>
          </table:table-cell>
          <table:table-cell office:value-type="date" office:date-value="2020-02-27T00:00:00" table:style-name="ce3">
            <text:p>27/02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8.101445/2017-80</text:p>
          </table:table-cell>
          <table:table-cell office:value-type="float" office:value="9352097" table:style-name="ce2">
            <text:p>9352097</text:p>
          </table:table-cell>
          <table:table-cell office:value-type="string" table:style-name="ce1">
            <text:p>913509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diego dos santos</text:p>
          </table:table-cell>
          <table:table-cell office:value-type="string" table:style-name="ce1">
            <text:p>0524276455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9-29T00:00:00" table:style-name="ce3">
            <text:p>29/09/2017</text:p>
          </table:table-cell>
          <table:table-cell office:value-type="date" office:date-value="2017-10-09T00:00:00" table:style-name="ce3">
            <text:p>09/10/2017</text:p>
          </table:table-cell>
          <table:table-cell office:value-type="date" office:date-value="2019-01-02T00:00:00" table:style-name="ce3">
            <text:p>02/01/2019</text:p>
          </table:table-cell>
          <table:table-cell office:value-type="date" office:date-value="2022-01-02T00:00:00" table:style-name="ce3">
            <text:p>02/01/2022</text:p>
          </table:table-cell>
          <table:table-cell office:value-type="float" office:value="2000" table:style-name="ce4">
            <text:p>R$ 2.000,00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Superintendência do Ibama no Estado de Sergipe</text:p>
          </table:table-cell>
          <table:table-cell office:value-type="string" table:style-name="ce1">
            <text:p>NÚCLEO DE FISCALIZAÇÃO - SE</text:p>
          </table:table-cell>
          <table:table-cell office:value-type="string" table:style-name="ce1">
            <text:p>SE</text:p>
          </table:table-cell>
          <table:table-cell office:value-type="date" office:date-value="2020-02-28T00:00:00" table:style-name="ce3">
            <text:p>28/02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8.101499/2017-45</text:p>
          </table:table-cell>
          <table:table-cell office:value-type="float" office:value="9367387" table:style-name="ce2">
            <text:p>9367387</text:p>
          </table:table-cell>
          <table:table-cell office:value-type="string" table:style-name="ce1">
            <text:p>913510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uiz Gonzaga Brito Neto</text:p>
          </table:table-cell>
          <table:table-cell office:value-type="string" table:style-name="ce1">
            <text:p>4775564455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0-19T00:00:00" table:style-name="ce3">
            <text:p>19/10/2017</text:p>
          </table:table-cell>
          <table:table-cell office:value-type="date" office:date-value="2017-11-03T00:00:00" table:style-name="ce3">
            <text:p>03/11/2017</text:p>
          </table:table-cell>
          <table:table-cell office:value-type="date" office:date-value="2019-01-24T00:00:00" table:style-name="ce3">
            <text:p>24/01/2019</text:p>
          </table:table-cell>
          <table:table-cell office:value-type="date" office:date-value="2022-01-24T00:00:00" table:style-name="ce3">
            <text:p>24/01/2022</text:p>
          </table:table-cell>
          <table:table-cell office:value-type="float" office:value="8000" table:style-name="ce4">
            <text:p>R$ 8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TÉCNICO SETORIAL DESCENTRALIZADO DE INSTRUÇÃO PROCESSUAL DE AUTOS DE INFRAÇÃO - SE</text:p>
          </table:table-cell>
          <table:table-cell office:value-type="string" table:style-name="ce1">
            <text:p>SE</text:p>
          </table:table-cell>
          <table:table-cell office:value-type="date" office:date-value="2019-05-16T00:00:00" table:style-name="ce3">
            <text:p>16/05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8.101668/2017-47</text:p>
          </table:table-cell>
          <table:table-cell office:value-type="float" office:value="9386125" table:style-name="ce2">
            <text:p>9386125</text:p>
          </table:table-cell>
          <table:table-cell office:value-type="string" table:style-name="ce1">
            <text:p>912949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ladir Cardoso Filho</text:p>
          </table:table-cell>
          <table:table-cell office:value-type="string" table:style-name="ce1">
            <text:p>0160362059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2-06T00:00:00" table:style-name="ce3">
            <text:p>06/12/2017</text:p>
          </table:table-cell>
          <table:table-cell office:value-type="date" office:date-value="2017-12-07T00:00:00" table:style-name="ce3">
            <text:p>07/12/2017</text:p>
          </table:table-cell>
          <table:table-cell office:value-type="date" office:date-value="2019-01-24T00:00:00" table:style-name="ce3">
            <text:p>24/01/2019</text:p>
          </table:table-cell>
          <table:table-cell office:value-type="date" office:date-value="2022-01-24T00:00:00" table:style-name="ce3">
            <text:p>24/01/2022</text:p>
          </table:table-cell>
          <table:table-cell office:value-type="float" office:value="10500" table:style-name="ce4">
            <text:p>R$ 10.500,00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Superintendência do Ibama no Estado de Sergipe</text:p>
          </table:table-cell>
          <table:table-cell office:value-type="string" table:style-name="ce1">
            <text:p>NÚCLEO TÉCNICO SETORIAL DESCENTRALIZADO DE INSTRUÇÃO PROCESSUAL DE AUTOS DE INFRAÇÃO - SE</text:p>
          </table:table-cell>
          <table:table-cell office:value-type="string" table:style-name="ce1">
            <text:p>SE</text:p>
          </table:table-cell>
          <table:table-cell office:value-type="date" office:date-value="2019-05-16T00:00:00" table:style-name="ce3">
            <text:p>16/05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9.000047/2006-84</text:p>
          </table:table-cell>
          <table:table-cell office:value-type="float" office:value="286865" table:style-name="ce2">
            <text:p>286865</text:p>
          </table:table-cell>
          <table:table-cell office:value-type="string" table:style-name="ce1">
            <text:p>266377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ANOEL MESSIAS DE FREITAS</text:p>
          </table:table-cell>
          <table:table-cell office:value-type="string" table:style-name="ce1">
            <text:p>0718518918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Indef. parcto extra jud.</text:p>
          </table:table-cell>
          <table:table-cell office:value-type="date" office:date-value="2006-01-03T00:00:00" table:style-name="ce3">
            <text:p>03/01/2006</text:p>
          </table:table-cell>
          <table:table-cell office:value-type="date" office:date-value="2015-09-21T00:00:00" table:style-name="ce3">
            <text:p>21/09/2015</text:p>
          </table:table-cell>
          <table:table-cell office:value-type="date" office:date-value="2022-04-12T00:00:00" table:style-name="ce3">
            <text:p>12/04/2022</text:p>
          </table:table-cell>
          <table:table-cell office:value-type="date" office:date-value="2022-03-27T00:00:00" table:style-name="ce3">
            <text:p>27/03/2022</text:p>
          </table:table-cell>
          <table:table-cell office:value-type="float" office:value="50000" table:style-name="ce4">
            <text:p>R$ 50.000,00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Superintendência do Ibama no Estado do Tocantins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12T00:00:00" table:style-name="ce3">
            <text:p>12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9.001545/2012-92</text:p>
          </table:table-cell>
          <table:table-cell office:value-type="float" office:value="4823213" table:style-name="ce2">
            <text:p>4823213</text:p>
          </table:table-cell>
          <table:table-cell office:value-type="string" table:style-name="ce1">
            <text:p>719066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OAO JOSE CAETANO DE AQUINO</text:p>
          </table:table-cell>
          <table:table-cell office:value-type="string" table:style-name="ce1">
            <text:p>0708152163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Edital publicado</text:p>
          </table:table-cell>
          <table:table-cell office:value-type="date" office:date-value="2012-12-27T00:00:00" table:style-name="ce3">
            <text:p>27/12/2012</text:p>
          </table:table-cell>
          <table:table-cell office:value-type="date" office:date-value="2016-11-30T00:00:00" table:style-name="ce3">
            <text:p>30/11/2016</text:p>
          </table:table-cell>
          <table:table-cell office:value-type="date" office:date-value="2019-04-12T00:00:00" table:style-name="ce3">
            <text:p>12/04/2019</text:p>
          </table:table-cell>
          <table:table-cell office:value-type="date" office:date-value="2022-04-12T00:00:00" table:style-name="ce3">
            <text:p>12/04/2022</text:p>
          </table:table-cell>
          <table:table-cell office:value-type="float" office:value="2000" table:style-name="ce4">
            <text:p>R$ 2.000,00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Superintendência do Ibama no Estado do Tocantins</text:p>
          </table:table-cell>
          <table:table-cell office:value-type="string" table:style-name="ce1">
            <text:p>SUPERINTENDÊNCIA DO IBAMA NO ESTADO DE TOCANTINS</text:p>
          </table:table-cell>
          <table:table-cell office:value-type="string" table:style-name="ce1">
            <text:p>TO</text:p>
          </table:table-cell>
          <table:table-cell office:value-type="date" office:date-value="2019-04-12T00:00:00" table:style-name="ce3">
            <text:p>12/04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29.004140/2005-87</text:p>
          </table:table-cell>
          <table:table-cell office:value-type="float" office:value="170000029043" table:style-name="ce2">
            <text:p>170000029043</text:p>
          </table:table-cell>
          <table:table-cell office:value-type="string" table:style-name="ce1">
            <text:p>266078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.G.VIANA PRESTES MADEIREIRA</text:p>
          </table:table-cell>
          <table:table-cell office:value-type="string" table:style-name="ce1">
            <text:p>0708920600018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Edital publicado</text:p>
          </table:table-cell>
          <table:table-cell office:value-type="date" office:date-value="2005-05-02T00:00:00" table:style-name="ce3">
            <text:p>02/05/2005</text:p>
          </table:table-cell>
          <table:table-cell office:value-type="date" office:date-value="2016-11-30T00:00:00" table:style-name="ce3">
            <text:p>30/11/2016</text:p>
          </table:table-cell>
          <table:table-cell office:value-type="date" office:date-value="2019-04-17T00:00:00" table:style-name="ce3">
            <text:p>17/04/2019</text:p>
          </table:table-cell>
          <table:table-cell office:value-type="date" office:date-value="2022-04-17T00:00:00" table:style-name="ce3">
            <text:p>17/04/2022</text:p>
          </table:table-cell>
          <table:table-cell office:value-type="float" office:value="15000" table:style-name="ce4">
            <text:p>R$ 15.000,00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Superintendência do Ibama no Estado do Tocantins</text:p>
          </table:table-cell>
          <table:table-cell office:value-type="string" table:style-name="ce1">
            <text:p>SUPERINTENDÊNCIA DO IBAMA NO ESTADO DE TOCANTINS</text:p>
          </table:table-cell>
          <table:table-cell office:value-type="string" table:style-name="ce1">
            <text:p>TO</text:p>
          </table:table-cell>
          <table:table-cell office:value-type="date" office:date-value="2019-04-17T00:00:00" table:style-name="ce3">
            <text:p>17/04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47.000104/2010-93</text:p>
          </table:table-cell>
          <table:table-cell office:value-type="float" office:value="3183694" table:style-name="ce2">
            <text:p>3183694</text:p>
          </table:table-cell>
          <table:table-cell office:value-type="string" table:style-name="ce1">
            <text:p>38925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.C. DA SILVA IND E COM - ME</text:p>
          </table:table-cell>
          <table:table-cell office:value-type="string" table:style-name="ce1">
            <text:p>0749292400010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0-03-29T00:00:00" table:style-name="ce3">
            <text:p>29/03/2010</text:p>
          </table:table-cell>
          <table:table-cell office:value-type="date" office:date-value="2016-04-19T00:00:00" table:style-name="ce3">
            <text:p>19/04/2016</text:p>
          </table:table-cell>
          <table:table-cell office:value-type="date" office:date-value="2022-05-26T00:00:00" table:style-name="ce3">
            <text:p>26/05/2022</text:p>
          </table:table-cell>
          <table:table-cell office:value-type="date" office:date-value="2022-02-14T00:00:00" table:style-name="ce3">
            <text:p>14/02/2022</text:p>
          </table:table-cell>
          <table:table-cell office:value-type="float" office:value="4527534" table:style-name="ce4">
            <text:p>R$ 4.527.534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NUIP SEDE</text:p>
          </table:table-cell>
          <table:table-cell office:value-type="string" table:style-name="ce1">
            <text:p>SUPERINTENDÊNCIA DE APURAÇÃO DE INFRAÇÕES AMBIENTAIS</text:p>
          </table:table-cell>
          <table:table-cell office:value-type="string" table:style-name="ce1">
            <text:p>-</text:p>
          </table:table-cell>
          <table:table-cell office:value-type="date" office:date-value="2022-05-27T00:00:00" table:style-name="ce3">
            <text:p>27/05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47.000480/2015-92</text:p>
          </table:table-cell>
          <table:table-cell office:value-type="float" office:value="7434854" table:style-name="ce2">
            <text:p>7434854</text:p>
          </table:table-cell>
          <table:table-cell office:value-type="string" table:style-name="ce1">
            <text:p>908523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ria Ferreira da Silva</text:p>
          </table:table-cell>
          <table:table-cell office:value-type="string" table:style-name="ce1">
            <text:p>3635135020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5-06-23T00:00:00" table:style-name="ce3">
            <text:p>23/06/2015</text:p>
          </table:table-cell>
          <table:table-cell office:value-type="date" office:date-value="2018-06-29T00:00:00" table:style-name="ce3">
            <text:p>29/06/2018</text:p>
          </table:table-cell>
          <table:table-cell office:value-type="date" office:date-value="2019-02-18T00:00:00" table:style-name="ce3">
            <text:p>18/02/2019</text:p>
          </table:table-cell>
          <table:table-cell office:value-type="date" office:date-value="2022-02-18T00:00:00" table:style-name="ce3">
            <text:p>18/02/2022</text:p>
          </table:table-cell>
          <table:table-cell office:value-type="float" office:value="240000" table:style-name="ce4">
            <text:p>R$ 240.00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Gerência Executiva do Ibama em Marabá/PA</text:p>
          </table:table-cell>
          <table:table-cell office:value-type="string" table:style-name="ce1">
            <text:p>NÚCLEO TECNICO SETORIAL DESCENTRALIZADO DE INSTRUÇÃO PROCESSUAL DE AUTOS DE INFRAÇÃO - MARABÁ-PA</text:p>
          </table:table-cell>
          <table:table-cell office:value-type="string" table:style-name="ce1">
            <text:p>PA</text:p>
          </table:table-cell>
          <table:table-cell office:value-type="date" office:date-value="2020-12-01T00:00:00" table:style-name="ce3">
            <text:p>01/12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47.000854/2014-99</text:p>
          </table:table-cell>
          <table:table-cell office:value-type="float" office:value="6616449" table:style-name="ce2">
            <text:p>6616449</text:p>
          </table:table-cell>
          <table:table-cell office:value-type="string" table:style-name="ce1">
            <text:p>723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SPÓLIO DE CELESTINO ALÉCIO FUCHINA FACCO</text:p>
          </table:table-cell>
          <table:table-cell office:value-type="string" table:style-name="ce1">
            <text:p>1313582107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e impug./defesa</text:p>
          </table:table-cell>
          <table:table-cell office:value-type="date" office:date-value="2014-11-05T00:00:00" table:style-name="ce3">
            <text:p>05/11/2014</text:p>
          </table:table-cell>
          <table:table-cell office:value-type="date" office:date-value="2014-11-19T00:00:00" table:style-name="ce3">
            <text:p>19/11/2014</text:p>
          </table:table-cell>
          <table:table-cell office:value-type="date" office:date-value="2019-06-06T00:00:00" table:style-name="ce3">
            <text:p>06/06/2019</text:p>
          </table:table-cell>
          <table:table-cell office:value-type="date" office:date-value="2022-06-06T00:00:00" table:style-name="ce3">
            <text:p>06/06/2022</text:p>
          </table:table-cell>
          <table:table-cell office:value-type="float" office:value="400000" table:style-name="ce4">
            <text:p>R$ 400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1-08-31T00:00:00" table:style-name="ce3">
            <text:p>31/08/2021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47.000902/2016-19</text:p>
          </table:table-cell>
          <table:table-cell office:value-type="float" office:value="8358917" table:style-name="ce2">
            <text:p>8358917</text:p>
          </table:table-cell>
          <table:table-cell office:value-type="string" table:style-name="ce1">
            <text:p>909695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NTONIO CARDOSO SARAIVA</text:p>
          </table:table-cell>
          <table:table-cell office:value-type="string" table:style-name="ce1">
            <text:p>0568175824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6-07-04T00:00:00" table:style-name="ce3">
            <text:p>04/07/2016</text:p>
          </table:table-cell>
          <table:table-cell office:value-type="date" office:date-value="2016-07-07T00:00:00" table:style-name="ce3">
            <text:p>07/07/2016</text:p>
          </table:table-cell>
          <table:table-cell office:value-type="date" office:date-value="2019-01-21T00:00:00" table:style-name="ce3">
            <text:p>21/01/2019</text:p>
          </table:table-cell>
          <table:table-cell office:value-type="date" office:date-value="2022-01-21T00:00:00" table:style-name="ce3">
            <text:p>21/01/2022</text:p>
          </table:table-cell>
          <table:table-cell office:value-type="float" office:value="75000" table:style-name="ce4">
            <text:p>R$ 75.00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Gerência Executiva do Ibama em Marabá/PA</text:p>
          </table:table-cell>
          <table:table-cell office:value-type="string" table:style-name="ce1">
            <text:p>SERVIÇO DE APOIO AMBIENTAL EM SANTARÉM - PA</text:p>
          </table:table-cell>
          <table:table-cell office:value-type="string" table:style-name="ce1">
            <text:p>PA</text:p>
          </table:table-cell>
          <table:table-cell office:value-type="date" office:date-value="2019-01-21T00:00:00" table:style-name="ce3">
            <text:p>21/01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47.001424/2018-18</text:p>
          </table:table-cell>
          <table:table-cell office:value-type="float" office:value="9880129" table:style-name="ce2">
            <text:p>9880129</text:p>
          </table:table-cell>
          <table:table-cell office:value-type="string" table:style-name="ce1">
            <text:p>91724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ray carlos da fonseca filho</text:p>
          </table:table-cell>
          <table:table-cell office:value-type="string" table:style-name="ce1">
            <text:p>6524035968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6-05T00:00:00" table:style-name="ce3">
            <text:p>05/06/2018</text:p>
          </table:table-cell>
          <table:table-cell office:value-type="date" office:date-value="2018-06-11T00:00:00" table:style-name="ce3">
            <text:p>11/06/2018</text:p>
          </table:table-cell>
          <table:table-cell office:value-type="date" office:date-value="2019-06-10T00:00:00" table:style-name="ce3">
            <text:p>10/06/2019</text:p>
          </table:table-cell>
          <table:table-cell office:value-type="date" office:date-value="2022-06-10T00:00:00" table:style-name="ce3">
            <text:p>10/06/2022</text:p>
          </table:table-cell>
          <table:table-cell office:value-type="float" office:value="250000" table:style-name="ce4">
            <text:p>R$ 250.00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Gerência Executiva do Ibama em Marabá/PA</text:p>
          </table:table-cell>
          <table:table-cell office:value-type="string" table:style-name="ce1">
            <text:p>SERVIÇO DE APOIO AMBIENTAL EM MARABÁ - PA</text:p>
          </table:table-cell>
          <table:table-cell office:value-type="string" table:style-name="ce1">
            <text:p>PA</text:p>
          </table:table-cell>
          <table:table-cell office:value-type="date" office:date-value="2019-06-11T00:00:00" table:style-name="ce3">
            <text:p>11/06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47.001778/2018-62</text:p>
          </table:table-cell>
          <table:table-cell office:value-type="float" office:value="10366539" table:style-name="ce2">
            <text:p>10366539</text:p>
          </table:table-cell>
          <table:table-cell office:value-type="string" table:style-name="ce1">
            <text:p>916256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leomar Ferreira Magalhães</text:p>
          </table:table-cell>
          <table:table-cell office:value-type="string" table:style-name="ce1">
            <text:p>6755509825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2-13T00:00:00" table:style-name="ce3">
            <text:p>13/12/2018</text:p>
          </table:table-cell>
          <table:table-cell office:value-type="date" office:date-value="2019-01-17T00:00:00" table:style-name="ce3">
            <text:p>17/01/2019</text:p>
          </table:table-cell>
          <table:table-cell office:value-type="string" table:style-name="ce3">
            <text:p>-</text:p>
          </table:table-cell>
          <table:table-cell office:value-type="date" office:date-value="2022-01-17T00:00:00" table:style-name="ce3">
            <text:p>17/01/2022</text:p>
          </table:table-cell>
          <table:table-cell office:value-type="float" office:value="50000" table:style-name="ce4">
            <text:p>R$ 50.00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Gerência Executiva do Ibama em Marabá/PA</text:p>
          </table:table-cell>
          <table:table-cell office:value-type="string" table:style-name="ce1">
            <text:p>SERVIÇO DE APOIO AMBIENTAL EM MARABÁ - PA</text:p>
          </table:table-cell>
          <table:table-cell office:value-type="string" table:style-name="ce1">
            <text:p>PA</text:p>
          </table:table-cell>
          <table:table-cell office:value-type="date" office:date-value="2018-12-14T00:00:00" table:style-name="ce3">
            <text:p>14/12/2018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48.000134/2017-66</text:p>
          </table:table-cell>
          <table:table-cell office:value-type="float" office:value="9232691" table:style-name="ce2">
            <text:p>9232691</text:p>
          </table:table-cell>
          <table:table-cell office:value-type="string" table:style-name="ce1">
            <text:p>912917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ILVA &amp; NASCIMENTO FEITOSA LTDA - ME</text:p>
          </table:table-cell>
          <table:table-cell office:value-type="string" table:style-name="ce1">
            <text:p>0815517700017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e impug./defesa</text:p>
          </table:table-cell>
          <table:table-cell office:value-type="date" office:date-value="2017-03-31T00:00:00" table:style-name="ce3">
            <text:p>31/03/2017</text:p>
          </table:table-cell>
          <table:table-cell office:value-type="date" office:date-value="2017-04-17T00:00:00" table:style-name="ce3">
            <text:p>17/04/2017</text:p>
          </table:table-cell>
          <table:table-cell office:value-type="date" office:date-value="2019-03-07T00:00:00" table:style-name="ce3">
            <text:p>07/03/2019</text:p>
          </table:table-cell>
          <table:table-cell office:value-type="date" office:date-value="2022-03-07T00:00:00" table:style-name="ce3">
            <text:p>07/03/2022</text:p>
          </table:table-cell>
          <table:table-cell office:value-type="float" office:value="60000" table:style-name="ce4">
            <text:p>R$ 60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TECNICO SETORIAL DESCENTRALIZADO DE INSTRUÇÃO PROCESSUAL DE AUTOS DE INFRAÇÃO - SANTARÉM-PA</text:p>
          </table:table-cell>
          <table:table-cell office:value-type="string" table:style-name="ce1">
            <text:p>PA</text:p>
          </table:table-cell>
          <table:table-cell office:value-type="date" office:date-value="2019-09-10T00:00:00" table:style-name="ce3">
            <text:p>10/09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48.000150/2015-97</text:p>
          </table:table-cell>
          <table:table-cell office:value-type="float" office:value="7370727" table:style-name="ce2">
            <text:p>7370727</text:p>
          </table:table-cell>
          <table:table-cell office:value-type="string" table:style-name="ce1">
            <text:p>89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IDER LOCAÇÃO DE EQUIPAMENTOS LTDA.</text:p>
          </table:table-cell>
          <table:table-cell office:value-type="string" table:style-name="ce1">
            <text:p>0413733700010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5-02-23T00:00:00" table:style-name="ce3">
            <text:p>23/02/2015</text:p>
          </table:table-cell>
          <table:table-cell office:value-type="date" office:date-value="2015-04-23T00:00:00" table:style-name="ce3">
            <text:p>23/04/2015</text:p>
          </table:table-cell>
          <table:table-cell office:value-type="date" office:date-value="2019-02-12T00:00:00" table:style-name="ce3">
            <text:p>12/02/2019</text:p>
          </table:table-cell>
          <table:table-cell office:value-type="date" office:date-value="2022-02-12T00:00:00" table:style-name="ce3">
            <text:p>12/02/2022</text:p>
          </table:table-cell>
          <table:table-cell office:value-type="float" office:value="3000" table:style-name="ce4">
            <text:p>R$ 3.00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Gerência Executiva do Ibama em Santarém/PA</text:p>
          </table:table-cell>
          <table:table-cell office:value-type="string" table:style-name="ce1">
            <text:p>SERVIÇO DE APOIO AMBIENTAL EM SANTARÉM - PA</text:p>
          </table:table-cell>
          <table:table-cell office:value-type="string" table:style-name="ce1">
            <text:p>PA</text:p>
          </table:table-cell>
          <table:table-cell office:value-type="date" office:date-value="2019-02-20T00:00:00" table:style-name="ce3">
            <text:p>20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48.000361/2016-19</text:p>
          </table:table-cell>
          <table:table-cell office:value-type="float" office:value="8368508" table:style-name="ce2">
            <text:p>8368508</text:p>
          </table:table-cell>
          <table:table-cell office:value-type="string" table:style-name="ce1">
            <text:p>897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ntônio Rodrigues da Silva Filho</text:p>
          </table:table-cell>
          <table:table-cell office:value-type="string" table:style-name="ce1">
            <text:p>9020712225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6-07-28T00:00:00" table:style-name="ce3">
            <text:p>28/07/2016</text:p>
          </table:table-cell>
          <table:table-cell office:value-type="date" office:date-value="2016-07-28T00:00:00" table:style-name="ce3">
            <text:p>28/07/2016</text:p>
          </table:table-cell>
          <table:table-cell office:value-type="date" office:date-value="2019-03-07T00:00:00" table:style-name="ce3">
            <text:p>07/03/2019</text:p>
          </table:table-cell>
          <table:table-cell office:value-type="date" office:date-value="2022-03-07T00:00:00" table:style-name="ce3">
            <text:p>07/03/2022</text:p>
          </table:table-cell>
          <table:table-cell office:value-type="float" office:value="2000" table:style-name="ce4">
            <text:p>R$ 2.00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Gerência Executiva do Ibama em Santarém/PA</text:p>
          </table:table-cell>
          <table:table-cell office:value-type="string" table:style-name="ce1">
            <text:p>NÚCLEO TECNICO SETORIAL DESCENTRALIZADO DE INSTRUÇÃO PROCESSUAL DE AUTOS DE INFRAÇÃO - SANTARÉM-PA</text:p>
          </table:table-cell>
          <table:table-cell office:value-type="string" table:style-name="ce1">
            <text:p>PA</text:p>
          </table:table-cell>
          <table:table-cell office:value-type="date" office:date-value="2019-09-10T00:00:00" table:style-name="ce3">
            <text:p>10/09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48.000422/2015-59</text:p>
          </table:table-cell>
          <table:table-cell office:value-type="float" office:value="7426924" table:style-name="ce2">
            <text:p>7426924</text:p>
          </table:table-cell>
          <table:table-cell office:value-type="string" table:style-name="ce1">
            <text:p>38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MILTO DA FONSECA E SILVA</text:p>
          </table:table-cell>
          <table:table-cell office:value-type="string" table:style-name="ce1">
            <text:p>1772253510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I notif. via edital, p/aleg. finais</text:p>
          </table:table-cell>
          <table:table-cell office:value-type="date" office:date-value="2015-06-10T00:00:00" table:style-name="ce3">
            <text:p>10/06/2015</text:p>
          </table:table-cell>
          <table:table-cell office:value-type="date" office:date-value="2016-12-21T00:00:00" table:style-name="ce3">
            <text:p>21/12/2016</text:p>
          </table:table-cell>
          <table:table-cell office:value-type="date" office:date-value="2019-03-12T00:00:00" table:style-name="ce3">
            <text:p>12/03/2019</text:p>
          </table:table-cell>
          <table:table-cell office:value-type="date" office:date-value="2022-03-12T00:00:00" table:style-name="ce3">
            <text:p>12/03/2022</text:p>
          </table:table-cell>
          <table:table-cell office:value-type="float" office:value="30000" table:style-name="ce4">
            <text:p>R$ 30.00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Gerência Executiva do Ibama em Santarém/PA</text:p>
          </table:table-cell>
          <table:table-cell office:value-type="string" table:style-name="ce1">
            <text:p>SERVIÇO DE APOIO AMBIENTAL EM SANTARÉM - PA</text:p>
          </table:table-cell>
          <table:table-cell office:value-type="string" table:style-name="ce1">
            <text:p>PA</text:p>
          </table:table-cell>
          <table:table-cell office:value-type="date" office:date-value="2019-03-12T00:00:00" table:style-name="ce3">
            <text:p>12/03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48.000464/2013-28</text:p>
          </table:table-cell>
          <table:table-cell office:value-type="float" office:value="5573475" table:style-name="ce2">
            <text:p>5573475</text:p>
          </table:table-cell>
          <table:table-cell office:value-type="string" table:style-name="ce1">
            <text:p>730259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LORISVALDO ALVES CARDOSO</text:p>
          </table:table-cell>
          <table:table-cell office:value-type="string" table:style-name="ce1">
            <text:p>4303679127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I notif. via edital, p/aleg. finais</text:p>
          </table:table-cell>
          <table:table-cell office:value-type="date" office:date-value="2013-06-08T00:00:00" table:style-name="ce3">
            <text:p>08/06/2013</text:p>
          </table:table-cell>
          <table:table-cell office:value-type="date" office:date-value="2017-03-17T00:00:00" table:style-name="ce3">
            <text:p>17/03/2017</text:p>
          </table:table-cell>
          <table:table-cell office:value-type="date" office:date-value="2019-02-25T00:00:00" table:style-name="ce3">
            <text:p>25/02/2019</text:p>
          </table:table-cell>
          <table:table-cell office:value-type="date" office:date-value="2022-02-25T00:00:00" table:style-name="ce3">
            <text:p>25/02/2022</text:p>
          </table:table-cell>
          <table:table-cell office:value-type="float" office:value="5000" table:style-name="ce4">
            <text:p>R$ 5.000,00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Superintendência do Ibama no Estado de Goiás</text:p>
          </table:table-cell>
          <table:table-cell office:value-type="string" table:style-name="ce1">
            <text:p>SERVIÇO DE APOIO AMBIENTAL EM SANTARÉM - PA</text:p>
          </table:table-cell>
          <table:table-cell office:value-type="string" table:style-name="ce1">
            <text:p>PA</text:p>
          </table:table-cell>
          <table:table-cell office:value-type="date" office:date-value="2019-02-25T00:00:00" table:style-name="ce3">
            <text:p>25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48.000465/2016-15</text:p>
          </table:table-cell>
          <table:table-cell office:value-type="float" office:value="8405025" table:style-name="ce2">
            <text:p>8405025</text:p>
          </table:table-cell>
          <table:table-cell office:value-type="string" table:style-name="ce1">
            <text:p>908392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LEO ROCHA LIRA</text:p>
          </table:table-cell>
          <table:table-cell office:value-type="string" table:style-name="ce1">
            <text:p>0025900927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6-10-06T00:00:00" table:style-name="ce3">
            <text:p>06/10/2016</text:p>
          </table:table-cell>
          <table:table-cell office:value-type="date" office:date-value="2016-10-06T00:00:00" table:style-name="ce3">
            <text:p>06/10/2016</text:p>
          </table:table-cell>
          <table:table-cell office:value-type="date" office:date-value="2019-03-07T00:00:00" table:style-name="ce3">
            <text:p>07/03/2019</text:p>
          </table:table-cell>
          <table:table-cell office:value-type="date" office:date-value="2022-03-07T00:00:00" table:style-name="ce3">
            <text:p>07/03/2022</text:p>
          </table:table-cell>
          <table:table-cell office:value-type="float" office:value="10500" table:style-name="ce4">
            <text:p>R$ 10.50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Gerência Executiva do Ibama em Santarém/PA</text:p>
          </table:table-cell>
          <table:table-cell office:value-type="string" table:style-name="ce1">
            <text:p>NÚCLEO TECNICO SETORIAL DESCENTRALIZADO DE INSTRUÇÃO PROCESSUAL DE AUTOS DE INFRAÇÃO - SANTARÉM-PA</text:p>
          </table:table-cell>
          <table:table-cell office:value-type="string" table:style-name="ce1">
            <text:p>PA</text:p>
          </table:table-cell>
          <table:table-cell office:value-type="date" office:date-value="2019-09-10T00:00:00" table:style-name="ce3">
            <text:p>10/09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48.000802/2010-89</text:p>
          </table:table-cell>
          <table:table-cell office:value-type="float" office:value="3236331" table:style-name="ce2">
            <text:p>3236331</text:p>
          </table:table-cell>
          <table:table-cell office:value-type="string" table:style-name="ce1">
            <text:p>541978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ILSON JAQUES GULARTE</text:p>
          </table:table-cell>
          <table:table-cell office:value-type="string" table:style-name="ce1">
            <text:p>4765369897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09-12-02T00:00:00" table:style-name="ce3">
            <text:p>02/12/2009</text:p>
          </table:table-cell>
          <table:table-cell office:value-type="date" office:date-value="2017-03-20T00:00:00" table:style-name="ce3">
            <text:p>20/03/2017</text:p>
          </table:table-cell>
          <table:table-cell office:value-type="date" office:date-value="2019-05-21T00:00:00" table:style-name="ce3">
            <text:p>21/05/2019</text:p>
          </table:table-cell>
          <table:table-cell office:value-type="date" office:date-value="2022-05-21T00:00:00" table:style-name="ce3">
            <text:p>21/05/2022</text:p>
          </table:table-cell>
          <table:table-cell office:value-type="float" office:value="1000" table:style-name="ce4">
            <text:p>R$ 1.00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Gerência Executiva do Ibama em Santarém/PA</text:p>
          </table:table-cell>
          <table:table-cell office:value-type="string" table:style-name="ce1">
            <text:p>NÚCLEO TECNICO SETORIAL DESCENTRALIZADO DE INSTRUÇÃO PROCESSUAL DE AUTOS DE INFRAÇÃO - SANTARÉM-PA</text:p>
          </table:table-cell>
          <table:table-cell office:value-type="string" table:style-name="ce1">
            <text:p>PA</text:p>
          </table:table-cell>
          <table:table-cell office:value-type="date" office:date-value="2019-05-21T00:00:00" table:style-name="ce3">
            <text:p>21/05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48.001012/2018-78</text:p>
          </table:table-cell>
          <table:table-cell office:value-type="float" office:value="9885837" table:style-name="ce2">
            <text:p>9885837</text:p>
          </table:table-cell>
          <table:table-cell office:value-type="string" table:style-name="ce1">
            <text:p>468347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LAUDEMIR JORGE TROMBETTA</text:p>
          </table:table-cell>
          <table:table-cell office:value-type="string" table:style-name="ce1">
            <text:p>5354470617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09-09-22T00:00:00" table:style-name="ce3">
            <text:p>22/09/2009</text:p>
          </table:table-cell>
          <table:table-cell office:value-type="date" office:date-value="2018-06-15T00:00:00" table:style-name="ce3">
            <text:p>15/06/2018</text:p>
          </table:table-cell>
          <table:table-cell office:value-type="date" office:date-value="2019-02-04T00:00:00" table:style-name="ce3">
            <text:p>04/02/2019</text:p>
          </table:table-cell>
          <table:table-cell office:value-type="date" office:date-value="2022-02-04T00:00:00" table:style-name="ce3">
            <text:p>04/02/2022</text:p>
          </table:table-cell>
          <table:table-cell office:value-type="float" office:value="5048.7" table:style-name="ce4">
            <text:p>R$ 5.048,7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Gerência Executiva do Ibama em Santarém/PA</text:p>
          </table:table-cell>
          <table:table-cell office:value-type="string" table:style-name="ce1">
            <text:p>SERVIÇO DE APOIO AMBIENTAL EM SANTARÉM - PA</text:p>
          </table:table-cell>
          <table:table-cell office:value-type="string" table:style-name="ce1">
            <text:p>PA</text:p>
          </table:table-cell>
          <table:table-cell office:value-type="date" office:date-value="2019-07-01T00:00:00" table:style-name="ce3">
            <text:p>01/07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48.001125/2015-21</text:p>
          </table:table-cell>
          <table:table-cell office:value-type="float" office:value="8101291" table:style-name="ce2">
            <text:p>8101291</text:p>
          </table:table-cell>
          <table:table-cell office:value-type="string" table:style-name="ce1">
            <text:p>90864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VALDIRENE MATEUS SOUZA CARVALHO</text:p>
          </table:table-cell>
          <table:table-cell office:value-type="string" table:style-name="ce1">
            <text:p>9772389410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5-11-23T00:00:00" table:style-name="ce3">
            <text:p>23/11/2015</text:p>
          </table:table-cell>
          <table:table-cell office:value-type="date" office:date-value="2016-02-26T00:00:00" table:style-name="ce3">
            <text:p>26/02/2016</text:p>
          </table:table-cell>
          <table:table-cell office:value-type="date" office:date-value="2019-02-05T00:00:00" table:style-name="ce3">
            <text:p>05/02/2019</text:p>
          </table:table-cell>
          <table:table-cell office:value-type="date" office:date-value="2022-02-05T00:00:00" table:style-name="ce3">
            <text:p>05/02/2022</text:p>
          </table:table-cell>
          <table:table-cell office:value-type="float" office:value="690000" table:style-name="ce4">
            <text:p>R$ 690.00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Gerência Executiva do Ibama em Santarém/PA</text:p>
          </table:table-cell>
          <table:table-cell office:value-type="string" table:style-name="ce1">
            <text:p>SERVIÇO DE APOIO AMBIENTAL EM SANTARÉM - PA</text:p>
          </table:table-cell>
          <table:table-cell office:value-type="string" table:style-name="ce1">
            <text:p>PA</text:p>
          </table:table-cell>
          <table:table-cell office:value-type="date" office:date-value="2019-02-05T00:00:00" table:style-name="ce3">
            <text:p>05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48.001188/2008-58</text:p>
          </table:table-cell>
          <table:table-cell office:value-type="float" office:value="2443267" table:style-name="ce2">
            <text:p>2443267</text:p>
          </table:table-cell>
          <table:table-cell office:value-type="string" table:style-name="ce1">
            <text:p>52725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OMARIO PEREIRA DA SILVA</text:p>
          </table:table-cell>
          <table:table-cell office:value-type="string" table:style-name="ce1">
            <text:p>8764709523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08-10-14T00:00:00" table:style-name="ce3">
            <text:p>14/10/2008</text:p>
          </table:table-cell>
          <table:table-cell office:value-type="date" office:date-value="2017-01-31T00:00:00" table:style-name="ce3">
            <text:p>31/01/2017</text:p>
          </table:table-cell>
          <table:table-cell office:value-type="date" office:date-value="2019-04-03T00:00:00" table:style-name="ce3">
            <text:p>03/04/2019</text:p>
          </table:table-cell>
          <table:table-cell office:value-type="date" office:date-value="2022-04-03T00:00:00" table:style-name="ce3">
            <text:p>03/04/2022</text:p>
          </table:table-cell>
          <table:table-cell office:value-type="float" office:value="3313.8" table:style-name="ce4">
            <text:p>R$ 3.313,8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Gerência Executiva do Ibama em Santarém/PA</text:p>
          </table:table-cell>
          <table:table-cell office:value-type="string" table:style-name="ce1">
            <text:p>NÚCLEO TECNICO SETORIAL DESCENTRALIZADO DE INSTRUÇÃO PROCESSUAL DE AUTOS DE INFRAÇÃO - SANTARÉM-PA</text:p>
          </table:table-cell>
          <table:table-cell office:value-type="string" table:style-name="ce1">
            <text:p>PA</text:p>
          </table:table-cell>
          <table:table-cell office:value-type="date" office:date-value="2019-09-02T00:00:00" table:style-name="ce3">
            <text:p>02/09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48.001241/2014-69</text:p>
          </table:table-cell>
          <table:table-cell office:value-type="float" office:value="6586783" table:style-name="ce2">
            <text:p>6586783</text:p>
          </table:table-cell>
          <table:table-cell office:value-type="string" table:style-name="ce1">
            <text:p>61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RNANI MALDANER</text:p>
          </table:table-cell>
          <table:table-cell office:value-type="string" table:style-name="ce1">
            <text:p>2199536297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o recurso</text:p>
          </table:table-cell>
          <table:table-cell office:value-type="date" office:date-value="2014-10-09T00:00:00" table:style-name="ce3">
            <text:p>09/10/2014</text:p>
          </table:table-cell>
          <table:table-cell office:value-type="date" office:date-value="2015-06-12T00:00:00" table:style-name="ce3">
            <text:p>12/06/2015</text:p>
          </table:table-cell>
          <table:table-cell office:value-type="date" office:date-value="2019-03-13T00:00:00" table:style-name="ce3">
            <text:p>13/03/2019</text:p>
          </table:table-cell>
          <table:table-cell office:value-type="date" office:date-value="2022-03-13T00:00:00" table:style-name="ce3">
            <text:p>13/03/2022</text:p>
          </table:table-cell>
          <table:table-cell office:value-type="float" office:value="1150000" table:style-name="ce4">
            <text:p>R$ 1.150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NUIP SEDE</text:p>
          </table:table-cell>
          <table:table-cell office:value-type="string" table:style-name="ce1">
            <text:p>SERVIÇO DE APOIO AMBIENTAL EM SANTARÉM - PA</text:p>
          </table:table-cell>
          <table:table-cell office:value-type="string" table:style-name="ce1">
            <text:p>PA</text:p>
          </table:table-cell>
          <table:table-cell office:value-type="date" office:date-value="2021-06-08T00:00:00" table:style-name="ce3">
            <text:p>08/06/2021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48.001368/2018-10</text:p>
          </table:table-cell>
          <table:table-cell office:value-type="float" office:value="9913870" table:style-name="ce2">
            <text:p>9913870</text:p>
          </table:table-cell>
          <table:table-cell office:value-type="string" table:style-name="ce1">
            <text:p>912616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GNALDO GOMES DA SILVA</text:p>
          </table:table-cell>
          <table:table-cell office:value-type="string" table:style-name="ce1">
            <text:p>3380125814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7-10T00:00:00" table:style-name="ce3">
            <text:p>10/07/2018</text:p>
          </table:table-cell>
          <table:table-cell office:value-type="date" office:date-value="2018-07-16T00:00:00" table:style-name="ce3">
            <text:p>16/07/2018</text:p>
          </table:table-cell>
          <table:table-cell office:value-type="date" office:date-value="2019-01-29T00:00:00" table:style-name="ce3">
            <text:p>29/01/2019</text:p>
          </table:table-cell>
          <table:table-cell office:value-type="date" office:date-value="2022-01-29T00:00:00" table:style-name="ce3">
            <text:p>29/01/2022</text:p>
          </table:table-cell>
          <table:table-cell office:value-type="float" office:value="655000" table:style-name="ce4">
            <text:p>R$ 655.00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Gerência Executiva do Ibama em Santarém/PA</text:p>
          </table:table-cell>
          <table:table-cell office:value-type="string" table:style-name="ce1">
            <text:p>SERVIÇO DE APOIO AMBIENTAL EM SANTARÉM - PA</text:p>
          </table:table-cell>
          <table:table-cell office:value-type="string" table:style-name="ce1">
            <text:p>PA</text:p>
          </table:table-cell>
          <table:table-cell office:value-type="date" office:date-value="2019-01-29T00:00:00" table:style-name="ce3">
            <text:p>29/01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48.001399/2018-62</text:p>
          </table:table-cell>
          <table:table-cell office:value-type="float" office:value="8124846" table:style-name="ce2">
            <text:p>8124846</text:p>
          </table:table-cell>
          <table:table-cell office:value-type="string" table:style-name="ce1">
            <text:p>910443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DEIREIRA MADEVI LTDA</text:p>
          </table:table-cell>
          <table:table-cell office:value-type="string" table:style-name="ce1">
            <text:p>8375471300017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6-03-07T00:00:00" table:style-name="ce3">
            <text:p>07/03/2016</text:p>
          </table:table-cell>
          <table:table-cell office:value-type="date" office:date-value="2016-03-21T00:00:00" table:style-name="ce3">
            <text:p>21/03/2016</text:p>
          </table:table-cell>
          <table:table-cell office:value-type="date" office:date-value="2019-02-05T00:00:00" table:style-name="ce3">
            <text:p>05/02/2019</text:p>
          </table:table-cell>
          <table:table-cell office:value-type="date" office:date-value="2022-02-05T00:00:00" table:style-name="ce3">
            <text:p>05/02/2022</text:p>
          </table:table-cell>
          <table:table-cell office:value-type="float" office:value="364500" table:style-name="ce4">
            <text:p>R$ 364.50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Gerência Executiva do Ibama em Santarém/PA</text:p>
          </table:table-cell>
          <table:table-cell office:value-type="string" table:style-name="ce1">
            <text:p>SERVIÇO DE APOIO AMBIENTAL EM SANTARÉM - PA</text:p>
          </table:table-cell>
          <table:table-cell office:value-type="string" table:style-name="ce1">
            <text:p>PA</text:p>
          </table:table-cell>
          <table:table-cell office:value-type="date" office:date-value="2019-10-23T00:00:00" table:style-name="ce3">
            <text:p>23/10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48.001712/2018-62</text:p>
          </table:table-cell>
          <table:table-cell office:value-type="float" office:value="9950957" table:style-name="ce2">
            <text:p>9950957</text:p>
          </table:table-cell>
          <table:table-cell office:value-type="string" table:style-name="ce1">
            <text:p>918699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UCIANO MOTA BORTOLETO</text:p>
          </table:table-cell>
          <table:table-cell office:value-type="string" table:style-name="ce1">
            <text:p>5700426919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8-13T00:00:00" table:style-name="ce3">
            <text:p>13/08/2018</text:p>
          </table:table-cell>
          <table:table-cell office:value-type="date" office:date-value="2018-08-22T00:00:00" table:style-name="ce3">
            <text:p>22/08/2018</text:p>
          </table:table-cell>
          <table:table-cell office:value-type="date" office:date-value="2019-01-29T00:00:00" table:style-name="ce3">
            <text:p>29/01/2019</text:p>
          </table:table-cell>
          <table:table-cell office:value-type="date" office:date-value="2022-01-29T00:00:00" table:style-name="ce3">
            <text:p>29/01/2022</text:p>
          </table:table-cell>
          <table:table-cell office:value-type="float" office:value="10000" table:style-name="ce4">
            <text:p>R$ 10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SERVIÇO DE APOIO AMBIENTAL EM SANTARÉM - PA</text:p>
          </table:table-cell>
          <table:table-cell office:value-type="string" table:style-name="ce1">
            <text:p>PA</text:p>
          </table:table-cell>
          <table:table-cell office:value-type="date" office:date-value="2019-01-29T00:00:00" table:style-name="ce3">
            <text:p>29/01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48.103246/2017-78</text:p>
          </table:table-cell>
          <table:table-cell office:value-type="float" office:value="9378858" table:style-name="ce2">
            <text:p>9378858</text:p>
          </table:table-cell>
          <table:table-cell office:value-type="string" table:style-name="ce1">
            <text:p>91902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AZARO &amp; LONGO LTDA - ME</text:p>
          </table:table-cell>
          <table:table-cell office:value-type="string" table:style-name="ce1">
            <text:p>05335826000125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1-08T00:00:00" table:style-name="ce3">
            <text:p>08/11/2017</text:p>
          </table:table-cell>
          <table:table-cell office:value-type="date" office:date-value="2017-11-24T00:00:00" table:style-name="ce3">
            <text:p>24/11/2017</text:p>
          </table:table-cell>
          <table:table-cell office:value-type="date" office:date-value="2022-05-27T00:00:00" table:style-name="ce3">
            <text:p>27/05/2022</text:p>
          </table:table-cell>
          <table:table-cell office:value-type="date" office:date-value="2022-02-05T00:00:00" table:style-name="ce3">
            <text:p>05/02/2022</text:p>
          </table:table-cell>
          <table:table-cell office:value-type="float" office:value="104891.8" table:style-name="ce4">
            <text:p>R$ 104.891,8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Gerência Executiva do Ibama em Santarém/PA</text:p>
          </table:table-cell>
          <table:table-cell office:value-type="string" table:style-name="ce1">
            <text:p>DIVISÃO TÉCNICO-AMBIENTAL - ES</text:p>
          </table:table-cell>
          <table:table-cell office:value-type="string" table:style-name="ce1">
            <text:p>ES</text:p>
          </table:table-cell>
          <table:table-cell office:value-type="date" office:date-value="2022-06-08T00:00:00" table:style-name="ce3">
            <text:p>08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48.103396/2017-81</text:p>
          </table:table-cell>
          <table:table-cell office:value-type="float" office:value="9378880" table:style-name="ce2">
            <text:p>9378880</text:p>
          </table:table-cell>
          <table:table-cell office:value-type="string" table:style-name="ce1">
            <text:p>913053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RCELO O. DE SOUZA EIRELI</text:p>
          </table:table-cell>
          <table:table-cell office:value-type="string" table:style-name="ce1">
            <text:p>2194117000014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1-16T00:00:00" table:style-name="ce3">
            <text:p>16/11/2017</text:p>
          </table:table-cell>
          <table:table-cell office:value-type="date" office:date-value="2017-11-24T00:00:00" table:style-name="ce3">
            <text:p>24/11/2017</text:p>
          </table:table-cell>
          <table:table-cell office:value-type="date" office:date-value="2022-03-14T00:00:00" table:style-name="ce3">
            <text:p>14/03/2022</text:p>
          </table:table-cell>
          <table:table-cell office:value-type="date" office:date-value="2022-01-10T00:00:00" table:style-name="ce3">
            <text:p>10/01/2022</text:p>
          </table:table-cell>
          <table:table-cell office:value-type="float" office:value="220000" table:style-name="ce4">
            <text:p>R$ 220.000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Gerência Executiva do Ibama em Santarém/PA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3-15T00:00:00" table:style-name="ce3">
            <text:p>15/03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49.000025/2015-77</text:p>
          </table:table-cell>
          <table:table-cell office:value-type="float" office:value="7221282" table:style-name="ce2">
            <text:p>7221282</text:p>
          </table:table-cell>
          <table:table-cell office:value-type="string" table:style-name="ce1">
            <text:p>904765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AMINADOS REI SOL LTDA-ME</text:p>
          </table:table-cell>
          <table:table-cell office:value-type="string" table:style-name="ce1">
            <text:p>0956095100019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5-02-27T00:00:00" table:style-name="ce3">
            <text:p>27/02/2015</text:p>
          </table:table-cell>
          <table:table-cell office:value-type="date" office:date-value="2015-02-27T00:00:00" table:style-name="ce3">
            <text:p>27/02/2015</text:p>
          </table:table-cell>
          <table:table-cell office:value-type="date" office:date-value="2019-05-21T00:00:00" table:style-name="ce3">
            <text:p>21/05/2019</text:p>
          </table:table-cell>
          <table:table-cell office:value-type="date" office:date-value="2022-05-21T00:00:00" table:style-name="ce3">
            <text:p>21/05/2022</text:p>
          </table:table-cell>
          <table:table-cell office:value-type="float" office:value="61500" table:style-name="ce4">
            <text:p>R$ 6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TECNICO SETORIAL DESCENTRALIZADO DE INSTRUÇÃO PROCESSUAL DE AUTOS DE INFRAÇÃO - RO</text:p>
          </table:table-cell>
          <table:table-cell office:value-type="string" table:style-name="ce1">
            <text:p>RO</text:p>
          </table:table-cell>
          <table:table-cell office:value-type="date" office:date-value="2019-05-23T00:00:00" table:style-name="ce3">
            <text:p>23/05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49.000063/2018-72</text:p>
          </table:table-cell>
          <table:table-cell office:value-type="float" office:value="9615375" table:style-name="ce2">
            <text:p>9615375</text:p>
          </table:table-cell>
          <table:table-cell office:value-type="string" table:style-name="ce1">
            <text:p>904731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G T SALES COMERCIO DE MADEIRAS - ME.</text:p>
          </table:table-cell>
          <table:table-cell office:value-type="string" table:style-name="ce1">
            <text:p>1576153300016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2-22T00:00:00" table:style-name="ce3">
            <text:p>22/02/2018</text:p>
          </table:table-cell>
          <table:table-cell office:value-type="date" office:date-value="2018-03-05T00:00:00" table:style-name="ce3">
            <text:p>05/03/2018</text:p>
          </table:table-cell>
          <table:table-cell office:value-type="date" office:date-value="2019-03-11T00:00:00" table:style-name="ce3">
            <text:p>11/03/2019</text:p>
          </table:table-cell>
          <table:table-cell office:value-type="date" office:date-value="2022-03-11T00:00:00" table:style-name="ce3">
            <text:p>11/03/2022</text:p>
          </table:table-cell>
          <table:table-cell office:value-type="float" office:value="18522.689999999999" table:style-name="ce4">
            <text:p>R$ 18.522,69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0-03-18T00:00:00" table:style-name="ce3">
            <text:p>18/03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49.000217/2019-15</text:p>
          </table:table-cell>
          <table:table-cell office:value-type="float" office:value="11229325" table:style-name="ce2">
            <text:p>11229325</text:p>
          </table:table-cell>
          <table:table-cell office:value-type="string" table:style-name="ce1">
            <text:p>92279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osé Alves da Costa</text:p>
          </table:table-cell>
          <table:table-cell office:value-type="string" table:style-name="ce1">
            <text:p>2419535928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9-05-15T00:00:00" table:style-name="ce3">
            <text:p>15/05/2019</text:p>
          </table:table-cell>
          <table:table-cell office:value-type="date" office:date-value="2019-05-21T00:00:00" table:style-name="ce3">
            <text:p>21/05/2019</text:p>
          </table:table-cell>
          <table:table-cell office:value-type="date" office:date-value="2019-05-23T00:00:00" table:style-name="ce3">
            <text:p>23/05/2019</text:p>
          </table:table-cell>
          <table:table-cell office:value-type="date" office:date-value="2022-05-23T00:00:00" table:style-name="ce3">
            <text:p>23/05/2022</text:p>
          </table:table-cell>
          <table:table-cell office:value-type="float" office:value="10000" table:style-name="ce4">
            <text:p>R$ 10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DIVISÃO TÉCNICO-AMBIENTAL - RO</text:p>
          </table:table-cell>
          <table:table-cell office:value-type="string" table:style-name="ce1">
            <text:p>RO</text:p>
          </table:table-cell>
          <table:table-cell office:value-type="date" office:date-value="2019-10-08T00:00:00" table:style-name="ce3">
            <text:p>08/10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51.000005/2015-57</text:p>
          </table:table-cell>
          <table:table-cell office:value-type="float" office:value="7338078" table:style-name="ce2">
            <text:p>7338078</text:p>
          </table:table-cell>
          <table:table-cell office:value-type="string" table:style-name="ce1">
            <text:p>908819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rcos Antonio da Silva Saldanha</text:p>
          </table:table-cell>
          <table:table-cell office:value-type="string" table:style-name="ce1">
            <text:p>05501764385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5-03-11T00:00:00" table:style-name="ce3">
            <text:p>11/03/2015</text:p>
          </table:table-cell>
          <table:table-cell office:value-type="date" office:date-value="2016-12-06T00:00:00" table:style-name="ce3">
            <text:p>06/12/2016</text:p>
          </table:table-cell>
          <table:table-cell office:value-type="date" office:date-value="2019-03-07T00:00:00" table:style-name="ce3">
            <text:p>07/03/2019</text:p>
          </table:table-cell>
          <table:table-cell office:value-type="date" office:date-value="2022-03-07T00:00:00" table:style-name="ce3">
            <text:p>07/03/2022</text:p>
          </table:table-cell>
          <table:table-cell office:value-type="float" office:value="5000" table:style-name="ce4">
            <text:p>R$ 5.000,00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Gerência Executiva do Ibama em Imperatriz/MA</text:p>
          </table:table-cell>
          <table:table-cell office:value-type="string" table:style-name="ce1">
            <text:p>NÚCLEO DE APOIO ADMINISTRATIVO - IMPERATRIZ - MA</text:p>
          </table:table-cell>
          <table:table-cell office:value-type="string" table:style-name="ce1">
            <text:p>MA</text:p>
          </table:table-cell>
          <table:table-cell office:value-type="date" office:date-value="2019-08-09T00:00:00" table:style-name="ce3">
            <text:p>09/08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51.000016/2015-37</text:p>
          </table:table-cell>
          <table:table-cell office:value-type="float" office:value="6821830" table:style-name="ce2">
            <text:p>6821830</text:p>
          </table:table-cell>
          <table:table-cell office:value-type="string" table:style-name="ce1">
            <text:p>908829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ERRARIA VERDES MARES LTDA</text:p>
          </table:table-cell>
          <table:table-cell office:value-type="string" table:style-name="ce1">
            <text:p>6955730400015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e impug./defesa</text:p>
          </table:table-cell>
          <table:table-cell office:value-type="date" office:date-value="2014-12-19T00:00:00" table:style-name="ce3">
            <text:p>19/12/2014</text:p>
          </table:table-cell>
          <table:table-cell office:value-type="date" office:date-value="2015-01-07T00:00:00" table:style-name="ce3">
            <text:p>07/01/2015</text:p>
          </table:table-cell>
          <table:table-cell office:value-type="date" office:date-value="2019-02-18T00:00:00" table:style-name="ce3">
            <text:p>18/02/2019</text:p>
          </table:table-cell>
          <table:table-cell office:value-type="date" office:date-value="2022-02-18T00:00:00" table:style-name="ce3">
            <text:p>18/02/2022</text:p>
          </table:table-cell>
          <table:table-cell office:value-type="float" office:value="30250.2" table:style-name="ce4">
            <text:p>R$ 30.250,20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Gerência Executiva do Ibama em Imperatriz/MA</text:p>
          </table:table-cell>
          <table:table-cell office:value-type="string" table:style-name="ce1">
            <text:p>NÚCLEO DE APOIO ADMINISTRATIVO - IMPERATRIZ - MA</text:p>
          </table:table-cell>
          <table:table-cell office:value-type="string" table:style-name="ce1">
            <text:p>MA</text:p>
          </table:table-cell>
          <table:table-cell office:value-type="date" office:date-value="2019-08-09T00:00:00" table:style-name="ce3">
            <text:p>09/08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51.000069/2015-58</text:p>
          </table:table-cell>
          <table:table-cell office:value-type="float" office:value="7537755" table:style-name="ce2">
            <text:p>7537755</text:p>
          </table:table-cell>
          <table:table-cell office:value-type="string" table:style-name="ce1">
            <text:p>909355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RCONY MALTA DE ALMEIDA</text:p>
          </table:table-cell>
          <table:table-cell office:value-type="string" table:style-name="ce1">
            <text:p>9541237932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5-10-09T00:00:00" table:style-name="ce3">
            <text:p>09/10/2015</text:p>
          </table:table-cell>
          <table:table-cell office:value-type="date" office:date-value="2018-10-11T00:00:00" table:style-name="ce3">
            <text:p>11/10/2018</text:p>
          </table:table-cell>
          <table:table-cell office:value-type="date" office:date-value="2019-04-23T00:00:00" table:style-name="ce3">
            <text:p>23/04/2019</text:p>
          </table:table-cell>
          <table:table-cell office:value-type="date" office:date-value="2022-04-23T00:00:00" table:style-name="ce3">
            <text:p>23/04/2022</text:p>
          </table:table-cell>
          <table:table-cell office:value-type="float" office:value="130000" table:style-name="ce4">
            <text:p>R$ 130.000,00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Superintendência do Ibama no Estado do Maranhão</text:p>
          </table:table-cell>
          <table:table-cell office:value-type="string" table:style-name="ce1">
            <text:p>NÚCLEO DE FISCALIZAÇÃO - MA</text:p>
          </table:table-cell>
          <table:table-cell office:value-type="string" table:style-name="ce1">
            <text:p>MA</text:p>
          </table:table-cell>
          <table:table-cell office:value-type="date" office:date-value="2019-07-11T00:00:00" table:style-name="ce3">
            <text:p>11/07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51.000355/2006-22</text:p>
          </table:table-cell>
          <table:table-cell office:value-type="float" office:value="734599" table:style-name="ce2">
            <text:p>734599</text:p>
          </table:table-cell>
          <table:table-cell office:value-type="string" table:style-name="ce1">
            <text:p>2625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 DA S FERNANDES INDÚSTRIA E COMÉRCIO <text:s/>ME</text:p>
          </table:table-cell>
          <table:table-cell office:value-type="string" table:style-name="ce1">
            <text:p>0412717900010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06-03-15T00:00:00" table:style-name="ce3">
            <text:p>15/03/2006</text:p>
          </table:table-cell>
          <table:table-cell office:value-type="date" office:date-value="2016-09-01T00:00:00" table:style-name="ce3">
            <text:p>01/09/2016</text:p>
          </table:table-cell>
          <table:table-cell office:value-type="date" office:date-value="2019-03-07T00:00:00" table:style-name="ce3">
            <text:p>07/03/2019</text:p>
          </table:table-cell>
          <table:table-cell office:value-type="date" office:date-value="2022-03-07T00:00:00" table:style-name="ce3">
            <text:p>07/03/2022</text:p>
          </table:table-cell>
          <table:table-cell office:value-type="float" office:value="274950" table:style-name="ce4">
            <text:p>R$ 274.950,00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Gerência Executiva do Ibama em Imperatriz/MA</text:p>
          </table:table-cell>
          <table:table-cell office:value-type="string" table:style-name="ce1">
            <text:p>NÚCLEO DE APOIO ADMINISTRATIVO - IMPERATRIZ - MA</text:p>
          </table:table-cell>
          <table:table-cell office:value-type="string" table:style-name="ce1">
            <text:p>MA</text:p>
          </table:table-cell>
          <table:table-cell office:value-type="date" office:date-value="2019-08-09T00:00:00" table:style-name="ce3">
            <text:p>09/08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54.000925/2011-11</text:p>
          </table:table-cell>
          <table:table-cell office:value-type="float" office:value="3886155" table:style-name="ce2">
            <text:p>3886155</text:p>
          </table:table-cell>
          <table:table-cell office:value-type="string" table:style-name="ce1">
            <text:p>65385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EBASTIÃO URIAS ALVES</text:p>
          </table:table-cell>
          <table:table-cell office:value-type="string" table:style-name="ce1">
            <text:p>9779250018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1-06-21T00:00:00" table:style-name="ce3">
            <text:p>21/06/2011</text:p>
          </table:table-cell>
          <table:table-cell office:value-type="date" office:date-value="2018-11-08T00:00:00" table:style-name="ce3">
            <text:p>08/11/2018</text:p>
          </table:table-cell>
          <table:table-cell office:value-type="date" office:date-value="2022-03-15T00:00:00" table:style-name="ce3">
            <text:p>15/03/2022</text:p>
          </table:table-cell>
          <table:table-cell office:value-type="date" office:date-value="2022-01-21T00:00:00" table:style-name="ce3">
            <text:p>21/01/2022</text:p>
          </table:table-cell>
          <table:table-cell office:value-type="float" office:value="10000" table:style-name="ce4">
            <text:p>R$ 10.000,00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Gerência Executiva do Ibama em Sinop/MT</text:p>
          </table:table-cell>
          <table:table-cell office:value-type="string" table:style-name="ce1">
            <text:p>GRUPO DE TRABALHO PARA DESTINAÇÃO DE BENS APREENDIDOS - MT</text:p>
          </table:table-cell>
          <table:table-cell office:value-type="string" table:style-name="ce1">
            <text:p>MT</text:p>
          </table:table-cell>
          <table:table-cell office:value-type="date" office:date-value="2022-03-18T00:00:00" table:style-name="ce3">
            <text:p>18/03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55.000021/2005-38</text:p>
          </table:table-cell>
          <table:table-cell office:value-type="float" office:value="510090001221" table:style-name="ce2">
            <text:p>510090001221</text:p>
          </table:table-cell>
          <table:table-cell office:value-type="string" table:style-name="ce1">
            <text:p>326835</text:p>
          </table:table-cell>
          <table:table-cell office:value-type="string" table:style-name="ce1">
            <text:p>D</text:p>
          </table:table-cell>
          <table:table-cell office:value-type="string" table:style-name="ce1">
            <text:p>GILMAR CANDIDO DIAS</text:p>
          </table:table-cell>
          <table:table-cell office:value-type="string" table:style-name="ce1">
            <text:p>0869459384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string" table:style-name="ce3">
            <text:p>-</text:p>
          </table:table-cell>
          <table:table-cell office:value-type="date" office:date-value="2016-05-02T00:00:00" table:style-name="ce3">
            <text:p>02/05/2016</text:p>
          </table:table-cell>
          <table:table-cell office:value-type="date" office:date-value="2022-04-12T00:00:00" table:style-name="ce3">
            <text:p>12/04/2022</text:p>
          </table:table-cell>
          <table:table-cell office:value-type="date" office:date-value="2022-03-27T00:00:00" table:style-name="ce3">
            <text:p>27/03/2022</text:p>
          </table:table-cell>
          <table:table-cell office:value-type="float" office:value="1600" table:style-name="ce4">
            <text:p>R$ 1.600,00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Gerência Executiva do Ibama em Juína/MT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13T00:00:00" table:style-name="ce3">
            <text:p>13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55.000193/2016-64</text:p>
          </table:table-cell>
          <table:table-cell office:value-type="float" office:value="8357464" table:style-name="ce2">
            <text:p>8357464</text:p>
          </table:table-cell>
          <table:table-cell office:value-type="string" table:style-name="ce1">
            <text:p>654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LDAIR JOSÉ DOS SANTOS</text:p>
          </table:table-cell>
          <table:table-cell office:value-type="string" table:style-name="ce1">
            <text:p>0343278014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6-06-09T00:00:00" table:style-name="ce3">
            <text:p>09/06/2016</text:p>
          </table:table-cell>
          <table:table-cell office:value-type="date" office:date-value="2017-04-24T00:00:00" table:style-name="ce3">
            <text:p>24/04/2017</text:p>
          </table:table-cell>
          <table:table-cell office:value-type="date" office:date-value="2019-05-10T00:00:00" table:style-name="ce3">
            <text:p>10/05/2019</text:p>
          </table:table-cell>
          <table:table-cell office:value-type="date" office:date-value="2022-05-10T00:00:00" table:style-name="ce3">
            <text:p>10/05/2022</text:p>
          </table:table-cell>
          <table:table-cell office:value-type="float" office:value="6000" table:style-name="ce4">
            <text:p>R$ 6.000,00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Gerência Executiva do Ibama em Juína/MT</text:p>
          </table:table-cell>
          <table:table-cell office:value-type="string" table:style-name="ce1">
            <text:p>NÚCLEO TÉCNICO SETORIAL DESCENTRALIZADO DE INSTRUÇÃO PROCESSUAL DE AUTOS DE INFRAÇÃO - MT</text:p>
          </table:table-cell>
          <table:table-cell office:value-type="string" table:style-name="ce1">
            <text:p>MT</text:p>
          </table:table-cell>
          <table:table-cell office:value-type="date" office:date-value="2021-11-18T00:00:00" table:style-name="ce3">
            <text:p>18/11/2021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55.000397/2015-14</text:p>
          </table:table-cell>
          <table:table-cell office:value-type="float" office:value="7497123" table:style-name="ce2">
            <text:p>7497123</text:p>
          </table:table-cell>
          <table:table-cell office:value-type="string" table:style-name="ce1">
            <text:p>905068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LIAS CELESTINO DE SANTANA</text:p>
          </table:table-cell>
          <table:table-cell office:value-type="string" table:style-name="ce1">
            <text:p>4160867472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e impug./defesa</text:p>
          </table:table-cell>
          <table:table-cell office:value-type="date" office:date-value="2015-09-21T00:00:00" table:style-name="ce3">
            <text:p>21/09/2015</text:p>
          </table:table-cell>
          <table:table-cell office:value-type="date" office:date-value="2015-11-18T00:00:00" table:style-name="ce3">
            <text:p>18/11/2015</text:p>
          </table:table-cell>
          <table:table-cell office:value-type="date" office:date-value="2022-04-12T00:00:00" table:style-name="ce3">
            <text:p>12/04/2022</text:p>
          </table:table-cell>
          <table:table-cell office:value-type="date" office:date-value="2022-04-02T00:00:00" table:style-name="ce3">
            <text:p>02/04/2022</text:p>
          </table:table-cell>
          <table:table-cell office:value-type="float" office:value="205500" table:style-name="ce4">
            <text:p>R$ 205.500,00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Gerência Executiva do Ibama em Juína/MT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13T00:00:00" table:style-name="ce3">
            <text:p>13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55.000655/2006-71</text:p>
          </table:table-cell>
          <table:table-cell office:value-type="float" office:value="812257" table:style-name="ce2">
            <text:p>812257</text:p>
          </table:table-cell>
          <table:table-cell office:value-type="string" table:style-name="ce1">
            <text:p>315876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ARIA BICUDO KAMINSKI</text:p>
          </table:table-cell>
          <table:table-cell office:value-type="string" table:style-name="ce1">
            <text:p>8647610610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Cre. Atv. c/óbice téc.</text:p>
          </table:table-cell>
          <table:table-cell office:value-type="date" office:date-value="2006-08-11T00:00:00" table:style-name="ce3">
            <text:p>11/08/2006</text:p>
          </table:table-cell>
          <table:table-cell office:value-type="date" office:date-value="2018-12-31T00:00:00" table:style-name="ce3">
            <text:p>31/12/2018</text:p>
          </table:table-cell>
          <table:table-cell office:value-type="date" office:date-value="2022-04-08T00:00:00" table:style-name="ce3">
            <text:p>08/04/2022</text:p>
          </table:table-cell>
          <table:table-cell office:value-type="date" office:date-value="2022-01-16T00:00:00" table:style-name="ce3">
            <text:p>16/01/2022</text:p>
          </table:table-cell>
          <table:table-cell office:value-type="float" office:value="86516.7" table:style-name="ce4">
            <text:p>R$ 86.516,70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Superintendência do Ibama no Estado do Mato Grosso</text:p>
          </table:table-cell>
          <table:table-cell office:value-type="string" table:style-name="ce1">
            <text:p>NÚCLEO DE APOIO JURÍDICO - MT</text:p>
          </table:table-cell>
          <table:table-cell office:value-type="string" table:style-name="ce1">
            <text:p>MT</text:p>
          </table:table-cell>
          <table:table-cell office:value-type="date" office:date-value="2022-04-08T00:00:00" table:style-name="ce3">
            <text:p>08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57.000091/2018-91</text:p>
          </table:table-cell>
          <table:table-cell office:value-type="float" office:value="9531896" table:style-name="ce2">
            <text:p>9531896</text:p>
          </table:table-cell>
          <table:table-cell office:value-type="string" table:style-name="ce1">
            <text:p>91935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ORGE LUIZ SANDINI DELAZARI</text:p>
          </table:table-cell>
          <table:table-cell office:value-type="string" table:style-name="ce1">
            <text:p>0501761896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e impug./defesa</text:p>
          </table:table-cell>
          <table:table-cell office:value-type="date" office:date-value="2018-01-24T00:00:00" table:style-name="ce3">
            <text:p>24/01/2018</text:p>
          </table:table-cell>
          <table:table-cell office:value-type="date" office:date-value="2018-07-06T00:00:00" table:style-name="ce3">
            <text:p>06/07/2018</text:p>
          </table:table-cell>
          <table:table-cell office:value-type="date" office:date-value="2019-01-22T00:00:00" table:style-name="ce3">
            <text:p>22/01/2019</text:p>
          </table:table-cell>
          <table:table-cell office:value-type="date" office:date-value="2022-01-22T00:00:00" table:style-name="ce3">
            <text:p>22/01/2022</text:p>
          </table:table-cell>
          <table:table-cell office:value-type="float" office:value="1530" table:style-name="ce4">
            <text:p>R$ 1.530,00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Superintendência do Ibama no Estado do Paraná</text:p>
          </table:table-cell>
          <table:table-cell office:value-type="string" table:style-name="ce1">
            <text:p>DIVISÃO TÉCNICO-AMBIENTAL - PR</text:p>
          </table:table-cell>
          <table:table-cell office:value-type="string" table:style-name="ce1">
            <text:p>PR</text:p>
          </table:table-cell>
          <table:table-cell office:value-type="date" office:date-value="2020-02-03T00:00:00" table:style-name="ce3">
            <text:p>03/02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57.000119/2016-28</text:p>
          </table:table-cell>
          <table:table-cell office:value-type="float" office:value="11247200" table:style-name="ce2">
            <text:p>11247200</text:p>
          </table:table-cell>
          <table:table-cell office:value-type="string" table:style-name="ce1">
            <text:p>907720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RACKMANN E FEIDEN LTDA</text:p>
          </table:table-cell>
          <table:table-cell office:value-type="string" table:style-name="ce1">
            <text:p>17740197000106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6-11-23T00:00:00" table:style-name="ce3">
            <text:p>23/11/2016</text:p>
          </table:table-cell>
          <table:table-cell office:value-type="date" office:date-value="2019-06-18T00:00:00" table:style-name="ce3">
            <text:p>18/06/2019</text:p>
          </table:table-cell>
          <table:table-cell office:value-type="date" office:date-value="2019-06-18T00:00:00" table:style-name="ce3">
            <text:p>18/06/2019</text:p>
          </table:table-cell>
          <table:table-cell office:value-type="date" office:date-value="2022-06-18T00:00:00" table:style-name="ce3">
            <text:p>18/06/2022</text:p>
          </table:table-cell>
          <table:table-cell office:value-type="float" office:value="3000" table:style-name="ce4">
            <text:p>R$ 3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Coordenação de Controle e Logistica da Fiscalização</text:p>
          </table:table-cell>
          <table:table-cell office:value-type="string" table:style-name="ce1">
            <text:p>UNIDADE TÉCNICA DE 2º NÍVEL EM FOZ DO IGUAÇU - PR</text:p>
          </table:table-cell>
          <table:table-cell office:value-type="string" table:style-name="ce1">
            <text:p>PR</text:p>
          </table:table-cell>
          <table:table-cell office:value-type="date" office:date-value="2020-03-04T00:00:00" table:style-name="ce3">
            <text:p>04/03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57.000827/2018-21</text:p>
          </table:table-cell>
          <table:table-cell office:value-type="float" office:value="9980767" table:style-name="ce2">
            <text:p>9980767</text:p>
          </table:table-cell>
          <table:table-cell office:value-type="string" table:style-name="ce1">
            <text:p>916830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ASAS PARANA COMERCIO VAREJISTA ARTEFATOS DE MADEIRA EIRELI</text:p>
          </table:table-cell>
          <table:table-cell office:value-type="string" table:style-name="ce1">
            <text:p>1410136900010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e impug./defesa</text:p>
          </table:table-cell>
          <table:table-cell office:value-type="date" office:date-value="2018-09-12T00:00:00" table:style-name="ce3">
            <text:p>12/09/2018</text:p>
          </table:table-cell>
          <table:table-cell office:value-type="date" office:date-value="2018-10-03T00:00:00" table:style-name="ce3">
            <text:p>03/10/2018</text:p>
          </table:table-cell>
          <table:table-cell office:value-type="date" office:date-value="2019-04-01T00:00:00" table:style-name="ce3">
            <text:p>01/04/2019</text:p>
          </table:table-cell>
          <table:table-cell office:value-type="date" office:date-value="2022-04-01T00:00:00" table:style-name="ce3">
            <text:p>01/04/2022</text:p>
          </table:table-cell>
          <table:table-cell office:value-type="float" office:value="1500" table:style-name="ce4">
            <text:p>R$ 1.500,00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Superintendência do Ibama no Estado do Paraná</text:p>
          </table:table-cell>
          <table:table-cell office:value-type="string" table:style-name="ce1">
            <text:p>COORDENAÇÃO DE MONITORAMENTO DO USO DA FLORA</text:p>
          </table:table-cell>
          <table:table-cell office:value-type="string" table:style-name="ce1">
            <text:p>-</text:p>
          </table:table-cell>
          <table:table-cell office:value-type="date" office:date-value="2019-04-12T00:00:00" table:style-name="ce3">
            <text:p>12/04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57.100112/2017-96</text:p>
          </table:table-cell>
          <table:table-cell office:value-type="float" office:value="11247002" table:style-name="ce2">
            <text:p>11247002</text:p>
          </table:table-cell>
          <table:table-cell office:value-type="string" table:style-name="ce1">
            <text:p>907652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. E. SCARAMAL &amp; CIA LTDA</text:p>
          </table:table-cell>
          <table:table-cell office:value-type="string" table:style-name="ce1">
            <text:p>0498538600019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5-23T00:00:00" table:style-name="ce3">
            <text:p>23/05/2017</text:p>
          </table:table-cell>
          <table:table-cell office:value-type="date" office:date-value="2019-06-17T00:00:00" table:style-name="ce3">
            <text:p>17/06/2019</text:p>
          </table:table-cell>
          <table:table-cell office:value-type="date" office:date-value="2019-06-18T00:00:00" table:style-name="ce3">
            <text:p>18/06/2019</text:p>
          </table:table-cell>
          <table:table-cell office:value-type="date" office:date-value="2022-06-18T00:00:00" table:style-name="ce3">
            <text:p>18/06/2022</text:p>
          </table:table-cell>
          <table:table-cell office:value-type="float" office:value="2500" table:style-name="ce4">
            <text:p>R$ 2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Coordenação de Controle e Logistica da Fiscalização</text:p>
          </table:table-cell>
          <table:table-cell office:value-type="string" table:style-name="ce1">
            <text:p>NÚCLEO TÉCNICO SETORIAL DESCENTRALIZADO DE INSTRUÇÃO PROCESSUAL DE AUTOS DE INFRAÇÃO - PR</text:p>
          </table:table-cell>
          <table:table-cell office:value-type="string" table:style-name="ce1">
            <text:p>PR</text:p>
          </table:table-cell>
          <table:table-cell office:value-type="date" office:date-value="2019-07-24T00:00:00" table:style-name="ce3">
            <text:p>24/07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57.100184/2017-33</text:p>
          </table:table-cell>
          <table:table-cell office:value-type="float" office:value="11246899" table:style-name="ce2">
            <text:p>11246899</text:p>
          </table:table-cell>
          <table:table-cell office:value-type="string" table:style-name="ce1">
            <text:p>907654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DEPÓSITO DE MADEIRAS FERRONATTO LTDA.</text:p>
          </table:table-cell>
          <table:table-cell office:value-type="string" table:style-name="ce1">
            <text:p>0598121400010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5-29T00:00:00" table:style-name="ce3">
            <text:p>29/05/2017</text:p>
          </table:table-cell>
          <table:table-cell office:value-type="date" office:date-value="2019-06-17T00:00:00" table:style-name="ce3">
            <text:p>17/06/2019</text:p>
          </table:table-cell>
          <table:table-cell office:value-type="date" office:date-value="2019-06-19T00:00:00" table:style-name="ce3">
            <text:p>19/06/2019</text:p>
          </table:table-cell>
          <table:table-cell office:value-type="date" office:date-value="2022-06-19T00:00:00" table:style-name="ce3">
            <text:p>19/06/2022</text:p>
          </table:table-cell>
          <table:table-cell office:value-type="float" office:value="2500" table:style-name="ce4">
            <text:p>R$ 2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Coordenação de Controle e Logistica da Fiscalização</text:p>
          </table:table-cell>
          <table:table-cell office:value-type="string" table:style-name="ce1">
            <text:p>NÚCLEO TÉCNICO SETORIAL DESCENTRALIZADO DE INSTRUÇÃO PROCESSUAL DE AUTOS DE INFRAÇÃO - PR</text:p>
          </table:table-cell>
          <table:table-cell office:value-type="string" table:style-name="ce1">
            <text:p>PR</text:p>
          </table:table-cell>
          <table:table-cell office:value-type="date" office:date-value="2019-11-01T00:00:00" table:style-name="ce3">
            <text:p>01/11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69.000135/2009-52</text:p>
          </table:table-cell>
          <table:table-cell office:value-type="float" office:value="2684307" table:style-name="ce2">
            <text:p>2684307</text:p>
          </table:table-cell>
          <table:table-cell office:value-type="string" table:style-name="ce1">
            <text:p>529818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ARLOS ROBERTO FLECK</text:p>
          </table:table-cell>
          <table:table-cell office:value-type="string" table:style-name="ce1">
            <text:p>0098439600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o recurso</text:p>
          </table:table-cell>
          <table:table-cell office:value-type="date" office:date-value="2009-11-27T00:00:00" table:style-name="ce3">
            <text:p>27/11/2009</text:p>
          </table:table-cell>
          <table:table-cell office:value-type="date" office:date-value="2016-03-24T00:00:00" table:style-name="ce3">
            <text:p>24/03/2016</text:p>
          </table:table-cell>
          <table:table-cell office:value-type="date" office:date-value="2019-02-20T00:00:00" table:style-name="ce3">
            <text:p>20/02/2019</text:p>
          </table:table-cell>
          <table:table-cell office:value-type="date" office:date-value="2022-02-20T00:00:00" table:style-name="ce3">
            <text:p>20/02/2022</text:p>
          </table:table-cell>
          <table:table-cell office:value-type="float" office:value="500000" table:style-name="ce4">
            <text:p>R$ 500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NUIP SEDE</text:p>
          </table:table-cell>
          <table:table-cell office:value-type="string" table:style-name="ce1">
            <text:p>UNIDADE TÉCNICA DE 1º NÍVEL EM ALTAMIRA - PA</text:p>
          </table:table-cell>
          <table:table-cell office:value-type="string" table:style-name="ce1">
            <text:p>PA</text:p>
          </table:table-cell>
          <table:table-cell office:value-type="date" office:date-value="2019-02-21T00:00:00" table:style-name="ce3">
            <text:p>21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087.000002/2009-68</text:p>
          </table:table-cell>
          <table:table-cell office:value-type="float" office:value="2505355" table:style-name="ce2">
            <text:p>2505355</text:p>
          </table:table-cell>
          <table:table-cell office:value-type="string" table:style-name="ce1">
            <text:p>51204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ebastião Alves Farias</text:p>
          </table:table-cell>
          <table:table-cell office:value-type="string" table:style-name="ce1">
            <text:p>5717805470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ara nova homologação</text:p>
          </table:table-cell>
          <table:table-cell office:value-type="date" office:date-value="2009-03-28T00:00:00" table:style-name="ce3">
            <text:p>28/03/2009</text:p>
          </table:table-cell>
          <table:table-cell office:value-type="date" office:date-value="2016-10-18T00:00:00" table:style-name="ce3">
            <text:p>18/10/2016</text:p>
          </table:table-cell>
          <table:table-cell office:value-type="date" office:date-value="2019-01-18T00:00:00" table:style-name="ce3">
            <text:p>18/01/2019</text:p>
          </table:table-cell>
          <table:table-cell office:value-type="date" office:date-value="2022-01-18T00:00:00" table:style-name="ce3">
            <text:p>18/01/2022</text:p>
          </table:table-cell>
          <table:table-cell office:value-type="float" office:value="1000" table:style-name="ce4">
            <text:p>R$ 1.000,00</text:p>
          </table:table-cell>
          <table:table-cell office:value-type="string" table:style-name="ce1">
            <text:p>RJ</text:p>
          </table:table-cell>
          <table:table-cell office:value-type="string" table:style-name="ce1">
            <text:p>Superintendência do Ibama no Estado do Rio de Janeiro</text:p>
          </table:table-cell>
          <table:table-cell office:value-type="string" table:style-name="ce1">
            <text:p>SUPERINTENDÊNCIA DO IBAMA NO ESTADO DO RIO DE JANEIRO</text:p>
          </table:table-cell>
          <table:table-cell office:value-type="string" table:style-name="ce1">
            <text:p>RJ</text:p>
          </table:table-cell>
          <table:table-cell office:value-type="date" office:date-value="2021-05-18T00:00:00" table:style-name="ce3">
            <text:p>18/05/2021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285.000063/2015-37</text:p>
          </table:table-cell>
          <table:table-cell office:value-type="float" office:value="7347304" table:style-name="ce2">
            <text:p>7347304</text:p>
          </table:table-cell>
          <table:table-cell office:value-type="string" table:style-name="ce1">
            <text:p>57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OCEANS COMÉRCIO IMPORTAÇÃO EXPORTAÇÃO LTDA.</text:p>
          </table:table-cell>
          <table:table-cell office:value-type="string" table:style-name="ce1">
            <text:p>0621345000014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o recurso</text:p>
          </table:table-cell>
          <table:table-cell office:value-type="date" office:date-value="2015-03-24T00:00:00" table:style-name="ce3">
            <text:p>24/03/2015</text:p>
          </table:table-cell>
          <table:table-cell office:value-type="date" office:date-value="2018-08-07T00:00:00" table:style-name="ce3">
            <text:p>07/08/2018</text:p>
          </table:table-cell>
          <table:table-cell office:value-type="date" office:date-value="2019-02-05T00:00:00" table:style-name="ce3">
            <text:p>05/02/2019</text:p>
          </table:table-cell>
          <table:table-cell office:value-type="date" office:date-value="2022-02-05T00:00:00" table:style-name="ce3">
            <text:p>05/02/2022</text:p>
          </table:table-cell>
          <table:table-cell office:value-type="float" office:value="9000" table:style-name="ce4">
            <text:p>R$ 9.000,00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uperintendência do Ibama no Estado de São Paulo</text:p>
          </table:table-cell>
          <table:table-cell office:value-type="string" table:style-name="ce1">
            <text:p>SUPERINTENDÊNCIA DO IBAMA NO ESTADO DE SÃO PAULO</text:p>
          </table:table-cell>
          <table:table-cell office:value-type="string" table:style-name="ce1">
            <text:p>SP</text:p>
          </table:table-cell>
          <table:table-cell office:value-type="date" office:date-value="2019-05-03T00:00:00" table:style-name="ce3">
            <text:p>03/05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285.000619/2016-76</text:p>
          </table:table-cell>
          <table:table-cell office:value-type="float" office:value="8437983" table:style-name="ce2">
            <text:p>8437983</text:p>
          </table:table-cell>
          <table:table-cell office:value-type="string" table:style-name="ce1">
            <text:p>907722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WATERS TECHNOLOGIES DO BRASIL LTDA.</text:p>
          </table:table-cell>
          <table:table-cell office:value-type="string" table:style-name="ce1">
            <text:p>0015814100013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o recurso</text:p>
          </table:table-cell>
          <table:table-cell office:value-type="date" office:date-value="2016-12-06T00:00:00" table:style-name="ce3">
            <text:p>06/12/2016</text:p>
          </table:table-cell>
          <table:table-cell office:value-type="date" office:date-value="2018-11-12T00:00:00" table:style-name="ce3">
            <text:p>12/11/2018</text:p>
          </table:table-cell>
          <table:table-cell office:value-type="date" office:date-value="2019-02-14T00:00:00" table:style-name="ce3">
            <text:p>14/02/2019</text:p>
          </table:table-cell>
          <table:table-cell office:value-type="date" office:date-value="2022-02-14T00:00:00" table:style-name="ce3">
            <text:p>14/02/2022</text:p>
          </table:table-cell>
          <table:table-cell office:value-type="float" office:value="4000" table:style-name="ce4">
            <text:p>R$ 4.000,00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uperintendência do Ibama no Estado de São Paulo</text:p>
          </table:table-cell>
          <table:table-cell office:value-type="string" table:style-name="ce1">
            <text:p>SUPERINTENDÊNCIA DO IBAMA NO ESTADO DE SÃO PAULO</text:p>
          </table:table-cell>
          <table:table-cell office:value-type="string" table:style-name="ce1">
            <text:p>SP</text:p>
          </table:table-cell>
          <table:table-cell office:value-type="date" office:date-value="2019-05-03T00:00:00" table:style-name="ce3">
            <text:p>03/05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285.001209/2018-12</text:p>
          </table:table-cell>
          <table:table-cell office:value-type="float" office:value="10062117" table:style-name="ce2">
            <text:p>10062117</text:p>
          </table:table-cell>
          <table:table-cell office:value-type="string" table:style-name="ce1">
            <text:p>922404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UNIVERSIDADE ESTADUAL DE CAMPINAS</text:p>
          </table:table-cell>
          <table:table-cell office:value-type="string" table:style-name="ce1">
            <text:p>4606842500013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2-14T00:00:00" table:style-name="ce3">
            <text:p>14/12/2018</text:p>
          </table:table-cell>
          <table:table-cell office:value-type="date" office:date-value="2018-12-14T00:00:00" table:style-name="ce3">
            <text:p>14/12/2018</text:p>
          </table:table-cell>
          <table:table-cell office:value-type="date" office:date-value="2019-01-22T00:00:00" table:style-name="ce3">
            <text:p>22/01/2019</text:p>
          </table:table-cell>
          <table:table-cell office:value-type="date" office:date-value="2022-01-22T00:00:00" table:style-name="ce3">
            <text:p>22/01/2022</text:p>
          </table:table-cell>
          <table:table-cell office:value-type="float" office:value="38500" table:style-name="ce4">
            <text:p>R$ 38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UNIDADE TÉCNICA DE 2º NÍVEL EM VIRACOPOS - SP</text:p>
          </table:table-cell>
          <table:table-cell office:value-type="string" table:style-name="ce1">
            <text:p>SP</text:p>
          </table:table-cell>
          <table:table-cell office:value-type="date" office:date-value="2019-08-15T00:00:00" table:style-name="ce3">
            <text:p>15/08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291.000746/2018-58</text:p>
          </table:table-cell>
          <table:table-cell office:value-type="float" office:value="9969349" table:style-name="ce2">
            <text:p>9969349</text:p>
          </table:table-cell>
          <table:table-cell office:value-type="string" table:style-name="ce1">
            <text:p>912711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DEIREIRA NICOLETTI LTDA</text:p>
          </table:table-cell>
          <table:table-cell office:value-type="string" table:style-name="ce1">
            <text:p>7933182300015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e impug./defesa</text:p>
          </table:table-cell>
          <table:table-cell office:value-type="date" office:date-value="2018-08-17T00:00:00" table:style-name="ce3">
            <text:p>17/08/2018</text:p>
          </table:table-cell>
          <table:table-cell office:value-type="date" office:date-value="2018-09-10T00:00:00" table:style-name="ce3">
            <text:p>10/09/2018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3-18T00:00:00" table:style-name="ce3">
            <text:p>18/03/2022</text:p>
          </table:table-cell>
          <table:table-cell office:value-type="float" office:value="211500" table:style-name="ce4">
            <text:p>R$ 211.500,00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Superintendência do Ibama no Estado do Paraná</text:p>
          </table:table-cell>
          <table:table-cell office:value-type="string" table:style-name="ce1">
            <text:p>SUPERINTENDÊNCIA DO IBAMA NO ESTADO DO PARANÁ</text:p>
          </table:table-cell>
          <table:table-cell office:value-type="string" table:style-name="ce1">
            <text:p>PR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502.000011/2018-00</text:p>
          </table:table-cell>
          <table:table-cell office:value-type="float" office:value="9396252" table:style-name="ce2">
            <text:p>9396252</text:p>
          </table:table-cell>
          <table:table-cell office:value-type="string" table:style-name="ce1">
            <text:p>157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ULIMAR SILVA ALAVES</text:p>
          </table:table-cell>
          <table:table-cell office:value-type="string" table:style-name="ce1">
            <text:p>0032324022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7-12-15T00:00:00" table:style-name="ce3">
            <text:p>15/12/2017</text:p>
          </table:table-cell>
          <table:table-cell office:value-type="date" office:date-value="2019-02-20T00:00:00" table:style-name="ce3">
            <text:p>20/02/2019</text:p>
          </table:table-cell>
          <table:table-cell office:value-type="date" office:date-value="2019-04-17T00:00:00" table:style-name="ce3">
            <text:p>17/04/2019</text:p>
          </table:table-cell>
          <table:table-cell office:value-type="date" office:date-value="2022-04-17T00:00:00" table:style-name="ce3">
            <text:p>17/04/2022</text:p>
          </table:table-cell>
          <table:table-cell office:value-type="float" office:value="29554" table:style-name="ce4">
            <text:p>R$ 29.554,0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NÚCLEO TECNICO SETORIAL DESCENTRALIZADO DE INSTRUÇÃO PROCESSUAL DE AUTOS DE INFRAÇÃO - RO</text:p>
          </table:table-cell>
          <table:table-cell office:value-type="string" table:style-name="ce1">
            <text:p>RO</text:p>
          </table:table-cell>
          <table:table-cell office:value-type="date" office:date-value="2019-04-17T00:00:00" table:style-name="ce3">
            <text:p>17/04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502.000033/2016-08</text:p>
          </table:table-cell>
          <table:table-cell office:value-type="float" office:value="7578118" table:style-name="ce2">
            <text:p>7578118</text:p>
          </table:table-cell>
          <table:table-cell office:value-type="string" table:style-name="ce1">
            <text:p>908723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NGRA SOUZA DA SILVA</text:p>
          </table:table-cell>
          <table:table-cell office:value-type="string" table:style-name="ce1">
            <text:p>8800237320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5-11-28T00:00:00" table:style-name="ce3">
            <text:p>28/11/2015</text:p>
          </table:table-cell>
          <table:table-cell office:value-type="date" office:date-value="2018-06-13T00:00:00" table:style-name="ce3">
            <text:p>13/06/2018</text:p>
          </table:table-cell>
          <table:table-cell office:value-type="date" office:date-value="2019-01-17T00:00:00" table:style-name="ce3">
            <text:p>17/01/2019</text:p>
          </table:table-cell>
          <table:table-cell office:value-type="date" office:date-value="2022-01-17T00:00:00" table:style-name="ce3">
            <text:p>17/01/2022</text:p>
          </table:table-cell>
          <table:table-cell office:value-type="float" office:value="225000" table:style-name="ce4">
            <text:p>R$ 225.000,0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2-05-31T00:00:00" table:style-name="ce3">
            <text:p>31/05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502.000078/2016-74</text:p>
          </table:table-cell>
          <table:table-cell office:value-type="float" office:value="7578668" table:style-name="ce2">
            <text:p>7578668</text:p>
          </table:table-cell>
          <table:table-cell office:value-type="string" table:style-name="ce1">
            <text:p>909930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DEMAR DE OLIVEIRA</text:p>
          </table:table-cell>
          <table:table-cell office:value-type="string" table:style-name="ce1">
            <text:p>3864850428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5-12-05T00:00:00" table:style-name="ce3">
            <text:p>05/12/2015</text:p>
          </table:table-cell>
          <table:table-cell office:value-type="date" office:date-value="2018-05-28T00:00:00" table:style-name="ce3">
            <text:p>28/05/2018</text:p>
          </table:table-cell>
          <table:table-cell office:value-type="date" office:date-value="2022-06-14T00:00:00" table:style-name="ce3">
            <text:p>14/06/2022</text:p>
          </table:table-cell>
          <table:table-cell office:value-type="date" office:date-value="2022-05-27T00:00:00" table:style-name="ce3">
            <text:p>27/05/2022</text:p>
          </table:table-cell>
          <table:table-cell office:value-type="float" office:value="10000" table:style-name="ce4">
            <text:p>R$ 10.000,0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2-06-14T00:00:00" table:style-name="ce3">
            <text:p>14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502.000081/2016-98</text:p>
          </table:table-cell>
          <table:table-cell office:value-type="float" office:value="7578667" table:style-name="ce2">
            <text:p>7578667</text:p>
          </table:table-cell>
          <table:table-cell office:value-type="string" table:style-name="ce1">
            <text:p>909930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DEMAR DE OLIVEIRA</text:p>
          </table:table-cell>
          <table:table-cell office:value-type="string" table:style-name="ce1">
            <text:p>3864850428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5-12-05T00:00:00" table:style-name="ce3">
            <text:p>05/12/2015</text:p>
          </table:table-cell>
          <table:table-cell office:value-type="date" office:date-value="2015-12-21T00:00:00" table:style-name="ce3">
            <text:p>21/12/2015</text:p>
          </table:table-cell>
          <table:table-cell office:value-type="date" office:date-value="2019-05-28T00:00:00" table:style-name="ce3">
            <text:p>28/05/2019</text:p>
          </table:table-cell>
          <table:table-cell office:value-type="date" office:date-value="2022-05-28T00:00:00" table:style-name="ce3">
            <text:p>28/05/2022</text:p>
          </table:table-cell>
          <table:table-cell office:value-type="float" office:value="5000" table:style-name="ce4">
            <text:p>R$ 5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2-06-14T00:00:00" table:style-name="ce3">
            <text:p>14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502.000093/2015-31</text:p>
          </table:table-cell>
          <table:table-cell office:value-type="float" office:value="7351687" table:style-name="ce2">
            <text:p>7351687</text:p>
          </table:table-cell>
          <table:table-cell office:value-type="string" table:style-name="ce1">
            <text:p>9088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ICHELLY IND.E COM. DE MADEIRAS - EIRELI ME</text:p>
          </table:table-cell>
          <table:table-cell office:value-type="string" table:style-name="ce1">
            <text:p>1064232100014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ara nova homologação</text:p>
          </table:table-cell>
          <table:table-cell office:value-type="date" office:date-value="2015-03-26T00:00:00" table:style-name="ce3">
            <text:p>26/03/2015</text:p>
          </table:table-cell>
          <table:table-cell office:value-type="date" office:date-value="2015-07-17T00:00:00" table:style-name="ce3">
            <text:p>17/07/2015</text:p>
          </table:table-cell>
          <table:table-cell office:value-type="date" office:date-value="2019-05-13T00:00:00" table:style-name="ce3">
            <text:p>13/05/2019</text:p>
          </table:table-cell>
          <table:table-cell office:value-type="date" office:date-value="2022-05-13T00:00:00" table:style-name="ce3">
            <text:p>13/05/2022</text:p>
          </table:table-cell>
          <table:table-cell office:value-type="float" office:value="451668" table:style-name="ce4">
            <text:p>R$ 451.668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05-15T00:00:00" table:style-name="ce3">
            <text:p>15/05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502.000130/2004-59</text:p>
          </table:table-cell>
          <table:table-cell office:value-type="float" office:value="110000060286" table:style-name="ce2">
            <text:p>110000060286</text:p>
          </table:table-cell>
          <table:table-cell office:value-type="string" table:style-name="ce1">
            <text:p>250378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EBASTIAO ALVES DOS SANTOS</text:p>
          </table:table-cell>
          <table:table-cell office:value-type="string" table:style-name="ce1">
            <text:p>2895164622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ara nova homologação</text:p>
          </table:table-cell>
          <table:table-cell office:value-type="date" office:date-value="2004-03-04T00:00:00" table:style-name="ce3">
            <text:p>04/03/2004</text:p>
          </table:table-cell>
          <table:table-cell office:value-type="date" office:date-value="2016-11-22T00:00:00" table:style-name="ce3">
            <text:p>22/11/2016</text:p>
          </table:table-cell>
          <table:table-cell office:value-type="date" office:date-value="2019-06-06T00:00:00" table:style-name="ce3">
            <text:p>06/06/2019</text:p>
          </table:table-cell>
          <table:table-cell office:value-type="date" office:date-value="2022-06-06T00:00:00" table:style-name="ce3">
            <text:p>06/06/2022</text:p>
          </table:table-cell>
          <table:table-cell office:value-type="float" office:value="1500" table:style-name="ce4">
            <text:p>R$ 1.500,0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RO</text:p>
          </table:table-cell>
          <table:table-cell office:value-type="date" office:date-value="2019-06-06T00:00:00" table:style-name="ce3">
            <text:p>06/06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502.000231/2015-82</text:p>
          </table:table-cell>
          <table:table-cell office:value-type="float" office:value="7462055" table:style-name="ce2">
            <text:p>7462055</text:p>
          </table:table-cell>
          <table:table-cell office:value-type="string" table:style-name="ce1">
            <text:p>908737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AMINADOS REI SOL LTDA-ME</text:p>
          </table:table-cell>
          <table:table-cell office:value-type="string" table:style-name="ce1">
            <text:p>0956095100019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ara nova homologação</text:p>
          </table:table-cell>
          <table:table-cell office:value-type="date" office:date-value="2015-08-12T00:00:00" table:style-name="ce3">
            <text:p>12/08/2015</text:p>
          </table:table-cell>
          <table:table-cell office:value-type="date" office:date-value="2015-11-27T00:00:00" table:style-name="ce3">
            <text:p>27/11/2015</text:p>
          </table:table-cell>
          <table:table-cell office:value-type="date" office:date-value="2019-05-15T00:00:00" table:style-name="ce3">
            <text:p>15/05/2019</text:p>
          </table:table-cell>
          <table:table-cell office:value-type="date" office:date-value="2022-05-15T00:00:00" table:style-name="ce3">
            <text:p>15/05/2022</text:p>
          </table:table-cell>
          <table:table-cell office:value-type="float" office:value="11500" table:style-name="ce4">
            <text:p>R$ 11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05-15T00:00:00" table:style-name="ce3">
            <text:p>15/05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502.000311/2015-38</text:p>
          </table:table-cell>
          <table:table-cell office:value-type="float" office:value="7497783" table:style-name="ce2">
            <text:p>7497783</text:p>
          </table:table-cell>
          <table:table-cell office:value-type="string" table:style-name="ce1">
            <text:p>909483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ILVIO REINALDO MARTINS</text:p>
          </table:table-cell>
          <table:table-cell office:value-type="string" table:style-name="ce1">
            <text:p>6654990625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5-09-18T00:00:00" table:style-name="ce3">
            <text:p>18/09/2015</text:p>
          </table:table-cell>
          <table:table-cell office:value-type="date" office:date-value="2015-09-21T00:00:00" table:style-name="ce3">
            <text:p>21/09/2015</text:p>
          </table:table-cell>
          <table:table-cell office:value-type="date" office:date-value="2022-06-07T00:00:00" table:style-name="ce3">
            <text:p>07/06/2022</text:p>
          </table:table-cell>
          <table:table-cell office:value-type="date" office:date-value="2022-04-16T00:00:00" table:style-name="ce3">
            <text:p>16/04/2022</text:p>
          </table:table-cell>
          <table:table-cell office:value-type="float" office:value="250000" table:style-name="ce4">
            <text:p>R$ 250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DIVISÃO TÉCNICO-AMBIENTAL - RO</text:p>
          </table:table-cell>
          <table:table-cell office:value-type="string" table:style-name="ce1">
            <text:p>RO</text:p>
          </table:table-cell>
          <table:table-cell office:value-type="date" office:date-value="2022-06-08T00:00:00" table:style-name="ce3">
            <text:p>08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502.000325/2015-51</text:p>
          </table:table-cell>
          <table:table-cell office:value-type="float" office:value="7509645" table:style-name="ce2">
            <text:p>7509645</text:p>
          </table:table-cell>
          <table:table-cell office:value-type="string" table:style-name="ce1">
            <text:p>906854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AMINADOS REI SOL LTDA-ME</text:p>
          </table:table-cell>
          <table:table-cell office:value-type="string" table:style-name="ce1">
            <text:p>0956095100019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ara nova homologação</text:p>
          </table:table-cell>
          <table:table-cell office:value-type="date" office:date-value="2015-10-01T00:00:00" table:style-name="ce3">
            <text:p>01/10/2015</text:p>
          </table:table-cell>
          <table:table-cell office:value-type="date" office:date-value="2019-02-08T00:00:00" table:style-name="ce3">
            <text:p>08/02/2019</text:p>
          </table:table-cell>
          <table:table-cell office:value-type="date" office:date-value="2019-05-20T00:00:00" table:style-name="ce3">
            <text:p>20/05/2019</text:p>
          </table:table-cell>
          <table:table-cell office:value-type="date" office:date-value="2022-05-20T00:00:00" table:style-name="ce3">
            <text:p>20/05/2022</text:p>
          </table:table-cell>
          <table:table-cell office:value-type="float" office:value="9174.6" table:style-name="ce4">
            <text:p>R$ 9.174,6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06-03T00:00:00" table:style-name="ce3">
            <text:p>03/06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502.001085/2005-31</text:p>
          </table:table-cell>
          <table:table-cell office:value-type="float" office:value="110000069800" table:style-name="ce2">
            <text:p>110000069800</text:p>
          </table:table-cell>
          <table:table-cell office:value-type="string" table:style-name="ce1">
            <text:p>26486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OÃO FONTES FABRE</text:p>
          </table:table-cell>
          <table:table-cell office:value-type="string" table:style-name="ce1">
            <text:p>0447877097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ara nova homologação</text:p>
          </table:table-cell>
          <table:table-cell office:value-type="date" office:date-value="2005-08-10T00:00:00" table:style-name="ce3">
            <text:p>10/08/2005</text:p>
          </table:table-cell>
          <table:table-cell office:value-type="date" office:date-value="2019-01-30T00:00:00" table:style-name="ce3">
            <text:p>30/01/2019</text:p>
          </table:table-cell>
          <table:table-cell office:value-type="date" office:date-value="2019-02-06T00:00:00" table:style-name="ce3">
            <text:p>06/02/2019</text:p>
          </table:table-cell>
          <table:table-cell office:value-type="date" office:date-value="2022-02-06T00:00:00" table:style-name="ce3">
            <text:p>06/02/2022</text:p>
          </table:table-cell>
          <table:table-cell office:value-type="float" office:value="18000" table:style-name="ce4">
            <text:p>R$ 18.000,0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19-02-06T00:00:00" table:style-name="ce3">
            <text:p>06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502.001241/2018-88</text:p>
          </table:table-cell>
          <table:table-cell office:value-type="float" office:value="10035071" table:style-name="ce2">
            <text:p>10035071</text:p>
          </table:table-cell>
          <table:table-cell office:value-type="string" table:style-name="ce1">
            <text:p>918960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XEGEFREDO TOSTA NETO</text:p>
          </table:table-cell>
          <table:table-cell office:value-type="string" table:style-name="ce1">
            <text:p>75093162787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8-10-31T00:00:00" table:style-name="ce3">
            <text:p>31/10/2018</text:p>
          </table:table-cell>
          <table:table-cell office:value-type="date" office:date-value="2019-02-18T00:00:00" table:style-name="ce3">
            <text:p>18/02/2019</text:p>
          </table:table-cell>
          <table:table-cell office:value-type="date" office:date-value="2019-03-15T00:00:00" table:style-name="ce3">
            <text:p>15/03/2019</text:p>
          </table:table-cell>
          <table:table-cell office:value-type="date" office:date-value="2022-03-15T00:00:00" table:style-name="ce3">
            <text:p>15/03/2022</text:p>
          </table:table-cell>
          <table:table-cell office:value-type="float" office:value="100000" table:style-name="ce4">
            <text:p>R$ 100.000,0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Superintendência do Ibama no Estado de Rondônia</text:p>
          </table:table-cell>
          <table:table-cell office:value-type="string" table:style-name="ce1">
            <text:p>NÚCLEO TECNICO SETORIAL DESCENTRALIZADO DE INSTRUÇÃO PROCESSUAL DE AUTOS DE INFRAÇÃO - RO</text:p>
          </table:table-cell>
          <table:table-cell office:value-type="string" table:style-name="ce1">
            <text:p>RO</text:p>
          </table:table-cell>
          <table:table-cell office:value-type="date" office:date-value="2021-07-02T00:00:00" table:style-name="ce3">
            <text:p>02/07/2021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502.100434/2017-30</text:p>
          </table:table-cell>
          <table:table-cell office:value-type="float" office:value="9299139" table:style-name="ce2">
            <text:p>9299139</text:p>
          </table:table-cell>
          <table:table-cell office:value-type="string" table:style-name="ce1">
            <text:p>909726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RENEVALDO ANDRADE VIANA</text:p>
          </table:table-cell>
          <table:table-cell office:value-type="string" table:style-name="ce1">
            <text:p>3043180860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7-01T00:00:00" table:style-name="ce3">
            <text:p>01/07/2017</text:p>
          </table:table-cell>
          <table:table-cell office:value-type="date" office:date-value="2017-07-24T00:00:00" table:style-name="ce3">
            <text:p>24/07/2017</text:p>
          </table:table-cell>
          <table:table-cell office:value-type="date" office:date-value="2019-06-06T00:00:00" table:style-name="ce3">
            <text:p>06/06/2019</text:p>
          </table:table-cell>
          <table:table-cell office:value-type="date" office:date-value="2022-06-06T00:00:00" table:style-name="ce3">
            <text:p>06/06/2022</text:p>
          </table:table-cell>
          <table:table-cell office:value-type="float" office:value="10000" table:style-name="ce4">
            <text:p>R$ 10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UNIDADE TÉCNICA DE 1º NÍVEL EM JI-PARANÁ - RO</text:p>
          </table:table-cell>
          <table:table-cell office:value-type="string" table:style-name="ce1">
            <text:p>RO</text:p>
          </table:table-cell>
          <table:table-cell office:value-type="date" office:date-value="2019-06-11T00:00:00" table:style-name="ce3">
            <text:p>11/06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502.100441/2017-31</text:p>
          </table:table-cell>
          <table:table-cell office:value-type="float" office:value="9299151" table:style-name="ce2">
            <text:p>9299151</text:p>
          </table:table-cell>
          <table:table-cell office:value-type="string" table:style-name="ce1">
            <text:p>154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Irineu Ribeiro da Silva</text:p>
          </table:table-cell>
          <table:table-cell office:value-type="string" table:style-name="ce1">
            <text:p>5930391319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e impug./defesa</text:p>
          </table:table-cell>
          <table:table-cell office:value-type="date" office:date-value="2017-07-20T00:00:00" table:style-name="ce3">
            <text:p>20/07/2017</text:p>
          </table:table-cell>
          <table:table-cell office:value-type="date" office:date-value="2018-04-27T00:00:00" table:style-name="ce3">
            <text:p>27/04/2018</text:p>
          </table:table-cell>
          <table:table-cell office:value-type="date" office:date-value="2019-06-13T00:00:00" table:style-name="ce3">
            <text:p>13/06/2019</text:p>
          </table:table-cell>
          <table:table-cell office:value-type="date" office:date-value="2022-06-13T00:00:00" table:style-name="ce3">
            <text:p>13/06/2022</text:p>
          </table:table-cell>
          <table:table-cell office:value-type="float" office:value="46000" table:style-name="ce4">
            <text:p>R$ 46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UNIDADE TÉCNICA DE 1º NÍVEL EM JI-PARANÁ - RO</text:p>
          </table:table-cell>
          <table:table-cell office:value-type="string" table:style-name="ce1">
            <text:p>RO</text:p>
          </table:table-cell>
          <table:table-cell office:value-type="date" office:date-value="2019-06-17T00:00:00" table:style-name="ce3">
            <text:p>17/06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502.100931/2017-38</text:p>
          </table:table-cell>
          <table:table-cell office:value-type="float" office:value="9368530" table:style-name="ce2">
            <text:p>9368530</text:p>
          </table:table-cell>
          <table:table-cell office:value-type="string" table:style-name="ce1">
            <text:p>912374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láudio de Jesus Pereira</text:p>
          </table:table-cell>
          <table:table-cell office:value-type="string" table:style-name="ce1">
            <text:p>6891253624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11-04T00:00:00" table:style-name="ce3">
            <text:p>04/11/2017</text:p>
          </table:table-cell>
          <table:table-cell office:value-type="date" office:date-value="2017-11-07T00:00:00" table:style-name="ce3">
            <text:p>07/11/2017</text:p>
          </table:table-cell>
          <table:table-cell office:value-type="date" office:date-value="2019-06-19T00:00:00" table:style-name="ce3">
            <text:p>19/06/2019</text:p>
          </table:table-cell>
          <table:table-cell office:value-type="date" office:date-value="2022-06-19T00:00:00" table:style-name="ce3">
            <text:p>19/06/2022</text:p>
          </table:table-cell>
          <table:table-cell office:value-type="float" office:value="40000" table:style-name="ce4">
            <text:p>R$ 40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TECNICO SETORIAL DESCENTRALIZADO DE INSTRUÇÃO PROCESSUAL DE AUTOS DE INFRAÇÃO - RO</text:p>
          </table:table-cell>
          <table:table-cell office:value-type="string" table:style-name="ce1">
            <text:p>RO</text:p>
          </table:table-cell>
          <table:table-cell office:value-type="date" office:date-value="2019-06-19T00:00:00" table:style-name="ce3">
            <text:p>19/06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504.000082/2014-51</text:p>
          </table:table-cell>
          <table:table-cell office:value-type="float" office:value="6447984" table:style-name="ce2">
            <text:p>6447984</text:p>
          </table:table-cell>
          <table:table-cell office:value-type="string" table:style-name="ce1">
            <text:p>461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LIAS BORHER</text:p>
          </table:table-cell>
          <table:table-cell office:value-type="string" table:style-name="ce1">
            <text:p>7367328522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4-05-23T00:00:00" table:style-name="ce3">
            <text:p>23/05/2014</text:p>
          </table:table-cell>
          <table:table-cell office:value-type="date" office:date-value="2015-12-14T00:00:00" table:style-name="ce3">
            <text:p>14/12/2015</text:p>
          </table:table-cell>
          <table:table-cell office:value-type="date" office:date-value="2019-05-03T00:00:00" table:style-name="ce3">
            <text:p>03/05/2019</text:p>
          </table:table-cell>
          <table:table-cell office:value-type="date" office:date-value="2022-05-03T00:00:00" table:style-name="ce3">
            <text:p>03/05/2022</text:p>
          </table:table-cell>
          <table:table-cell office:value-type="float" office:value="60000" table:style-name="ce4">
            <text:p>R$ 60.000,0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NUIP em Porto Velho/RO</text:p>
          </table:table-cell>
          <table:table-cell office:value-type="string" table:style-name="ce1">
            <text:p>NÚCLEO TECNICO SETORIAL DESCENTRALIZADO DE INSTRUÇÃO PROCESSUAL DE AUTOS DE INFRAÇÃO - RO</text:p>
          </table:table-cell>
          <table:table-cell office:value-type="string" table:style-name="ce1">
            <text:p>RO</text:p>
          </table:table-cell>
          <table:table-cell office:value-type="date" office:date-value="2019-05-09T00:00:00" table:style-name="ce3">
            <text:p>09/05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504.000157/2014-01</text:p>
          </table:table-cell>
          <table:table-cell office:value-type="float" office:value="6522213" table:style-name="ce2">
            <text:p>6522213</text:p>
          </table:table-cell>
          <table:table-cell office:value-type="string" table:style-name="ce1">
            <text:p>907567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AIR MIOTTO</text:p>
          </table:table-cell>
          <table:table-cell office:value-type="string" table:style-name="ce1">
            <text:p>2394560592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4-07-28T00:00:00" table:style-name="ce3">
            <text:p>28/07/2014</text:p>
          </table:table-cell>
          <table:table-cell office:value-type="date" office:date-value="2014-08-06T00:00:00" table:style-name="ce3">
            <text:p>06/08/2014</text:p>
          </table:table-cell>
          <table:table-cell office:value-type="date" office:date-value="2019-01-17T00:00:00" table:style-name="ce3">
            <text:p>17/01/2019</text:p>
          </table:table-cell>
          <table:table-cell office:value-type="date" office:date-value="2022-01-17T00:00:00" table:style-name="ce3">
            <text:p>17/01/2022</text:p>
          </table:table-cell>
          <table:table-cell office:value-type="float" office:value="20000" table:style-name="ce4">
            <text:p>R$ 20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0-06-29T00:00:00" table:style-name="ce3">
            <text:p>29/06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519.000123/2016-10</text:p>
          </table:table-cell>
          <table:table-cell office:value-type="float" office:value="8423439" table:style-name="ce2">
            <text:p>8423439</text:p>
          </table:table-cell>
          <table:table-cell office:value-type="string" table:style-name="ce1">
            <text:p>324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OSE CICERO BEZERRA DA SILVA</text:p>
          </table:table-cell>
          <table:table-cell office:value-type="string" table:style-name="ce1">
            <text:p>7099553844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6-10-27T00:00:00" table:style-name="ce3">
            <text:p>27/10/2016</text:p>
          </table:table-cell>
          <table:table-cell office:value-type="date" office:date-value="2016-11-09T00:00:00" table:style-name="ce3">
            <text:p>09/11/2016</text:p>
          </table:table-cell>
          <table:table-cell office:value-type="date" office:date-value="2019-02-07T00:00:00" table:style-name="ce3">
            <text:p>07/02/2019</text:p>
          </table:table-cell>
          <table:table-cell office:value-type="date" office:date-value="2022-02-07T00:00:00" table:style-name="ce3">
            <text:p>07/02/2022</text:p>
          </table:table-cell>
          <table:table-cell office:value-type="float" office:value="86400" table:style-name="ce4">
            <text:p>R$ 86.400,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Gerência Executiva do Ibama em Eunápolis/BA</text:p>
          </table:table-cell>
          <table:table-cell office:value-type="string" table:style-name="ce1">
            <text:p>NÚCLEO DE FISCALIZAÇÃO - PE</text:p>
          </table:table-cell>
          <table:table-cell office:value-type="string" table:style-name="ce1">
            <text:p>PE</text:p>
          </table:table-cell>
          <table:table-cell office:value-type="date" office:date-value="2021-11-19T00:00:00" table:style-name="ce3">
            <text:p>19/11/2021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543.000053/2019-37</text:p>
          </table:table-cell>
          <table:table-cell office:value-type="float" office:value="11180921" table:style-name="ce2">
            <text:p>11180921</text:p>
          </table:table-cell>
          <table:table-cell office:value-type="string" table:style-name="ce1">
            <text:p>919460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DEPOSITO DE MADEIRA SETE DE SETEMBRO LTDA - ME</text:p>
          </table:table-cell>
          <table:table-cell office:value-type="string" table:style-name="ce1">
            <text:p>1388856700019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9-03-22T00:00:00" table:style-name="ce3">
            <text:p>22/03/2019</text:p>
          </table:table-cell>
          <table:table-cell office:value-type="date" office:date-value="2019-03-22T00:00:00" table:style-name="ce3">
            <text:p>22/03/2019</text:p>
          </table:table-cell>
          <table:table-cell office:value-type="date" office:date-value="2022-04-11T00:00:00" table:style-name="ce3">
            <text:p>11/04/2022</text:p>
          </table:table-cell>
          <table:table-cell office:value-type="date" office:date-value="2022-03-29T00:00:00" table:style-name="ce3">
            <text:p>29/03/2022</text:p>
          </table:table-cell>
          <table:table-cell office:value-type="float" office:value="39271.199999999997" table:style-name="ce4">
            <text:p>R$ 39.271,2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SERVIÇO DE APOIO AMBIENTAL EM SANTARÉM - PA</text:p>
          </table:table-cell>
          <table:table-cell office:value-type="string" table:style-name="ce1">
            <text:p>PA</text:p>
          </table:table-cell>
          <table:table-cell office:value-type="date" office:date-value="2022-04-11T00:00:00" table:style-name="ce3">
            <text:p>11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553.000010/2015-17</text:p>
          </table:table-cell>
          <table:table-cell office:value-type="float" office:value="7009896" table:style-name="ce2">
            <text:p>7009896</text:p>
          </table:table-cell>
          <table:table-cell office:value-type="string" table:style-name="ce1">
            <text:p>906759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REGINALDO DEZAN DA SILVAREGINALDO DEZAN DA SILVA</text:p>
          </table:table-cell>
          <table:table-cell office:value-type="string" table:style-name="ce1">
            <text:p>65569539115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5-01-20T00:00:00" table:style-name="ce3">
            <text:p>20/01/2015</text:p>
          </table:table-cell>
          <table:table-cell office:value-type="date" office:date-value="2015-01-28T00:00:00" table:style-name="ce3">
            <text:p>28/01/2015</text:p>
          </table:table-cell>
          <table:table-cell office:value-type="date" office:date-value="2019-01-16T00:00:00" table:style-name="ce3">
            <text:p>16/01/2019</text:p>
          </table:table-cell>
          <table:table-cell office:value-type="date" office:date-value="2022-01-16T00:00:00" table:style-name="ce3">
            <text:p>16/01/2022</text:p>
          </table:table-cell>
          <table:table-cell office:value-type="float" office:value="4.72" table:style-name="ce4">
            <text:p>R$ 4,72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TÉCNICO SETORIAL DESCENTRALIZADO DE INSTRUÇÃO PROCESSUAL DE AUTOS DE INFRAÇÃO - MG</text:p>
          </table:table-cell>
          <table:table-cell office:value-type="string" table:style-name="ce1">
            <text:p>MG</text:p>
          </table:table-cell>
          <table:table-cell office:value-type="date" office:date-value="2020-11-24T00:00:00" table:style-name="ce3">
            <text:p>24/11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553.000044/2014-12</text:p>
          </table:table-cell>
          <table:table-cell office:value-type="float" office:value="6514144" table:style-name="ce2">
            <text:p>6514144</text:p>
          </table:table-cell>
          <table:table-cell office:value-type="string" table:style-name="ce1">
            <text:p>691825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EGINALDO NUNES GARCIA</text:p>
          </table:table-cell>
          <table:table-cell office:value-type="string" table:style-name="ce1">
            <text:p>5546307013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Edital publicado</text:p>
          </table:table-cell>
          <table:table-cell office:value-type="date" office:date-value="2014-05-23T00:00:00" table:style-name="ce3">
            <text:p>23/05/2014</text:p>
          </table:table-cell>
          <table:table-cell office:value-type="date" office:date-value="2018-11-12T00:00:00" table:style-name="ce3">
            <text:p>12/11/2018</text:p>
          </table:table-cell>
          <table:table-cell office:value-type="date" office:date-value="2022-04-13T00:00:00" table:style-name="ce3">
            <text:p>13/04/2022</text:p>
          </table:table-cell>
          <table:table-cell office:value-type="date" office:date-value="2022-04-04T00:00:00" table:style-name="ce3">
            <text:p>04/04/2022</text:p>
          </table:table-cell>
          <table:table-cell office:value-type="float" office:value="15181.2" table:style-name="ce4">
            <text:p>R$ 15.181,20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Superintendência do Ibama no Estado do Mato Grosso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13T00:00:00" table:style-name="ce3">
            <text:p>13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553.000522/2018-18</text:p>
          </table:table-cell>
          <table:table-cell office:value-type="float" office:value="10028577" table:style-name="ce2">
            <text:p>10028577</text:p>
          </table:table-cell>
          <table:table-cell office:value-type="string" table:style-name="ce1">
            <text:p>917455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INDUSTRIA E COMERCIO DE MADEIRAS ALTO ARAGUAIA EIRELI</text:p>
          </table:table-cell>
          <table:table-cell office:value-type="string" table:style-name="ce1">
            <text:p>2993244700018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10-22T00:00:00" table:style-name="ce3">
            <text:p>22/10/2018</text:p>
          </table:table-cell>
          <table:table-cell office:value-type="date" office:date-value="2018-10-29T00:00:00" table:style-name="ce3">
            <text:p>29/10/2018</text:p>
          </table:table-cell>
          <table:table-cell office:value-type="date" office:date-value="2022-04-12T00:00:00" table:style-name="ce3">
            <text:p>12/04/2022</text:p>
          </table:table-cell>
          <table:table-cell office:value-type="date" office:date-value="2022-03-28T00:00:00" table:style-name="ce3">
            <text:p>28/03/2022</text:p>
          </table:table-cell>
          <table:table-cell office:value-type="float" office:value="3150" table:style-name="ce4">
            <text:p>R$ 3.150,00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Unidade Técnica Nível 2 em Uberlândia</text:p>
          </table:table-cell>
          <table:table-cell office:value-type="string" table:style-name="ce1">
            <text:p>SERVIÇO DE APOIO AMBIENTAL EM SANTARÉM - PA</text:p>
          </table:table-cell>
          <table:table-cell office:value-type="string" table:style-name="ce1">
            <text:p>PA</text:p>
          </table:table-cell>
          <table:table-cell office:value-type="date" office:date-value="2022-04-12T00:00:00" table:style-name="ce3">
            <text:p>12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554.000032/2013-05</text:p>
          </table:table-cell>
          <table:table-cell office:value-type="float" office:value="6339395" table:style-name="ce2">
            <text:p>6339395</text:p>
          </table:table-cell>
          <table:table-cell office:value-type="string" table:style-name="ce1">
            <text:p>447258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OAO PEDRO DE SIQUEIRA</text:p>
          </table:table-cell>
          <table:table-cell office:value-type="string" table:style-name="ce1">
            <text:p>1844520960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3-11-20T00:00:00" table:style-name="ce3">
            <text:p>20/11/2013</text:p>
          </table:table-cell>
          <table:table-cell office:value-type="date" office:date-value="2016-03-16T00:00:00" table:style-name="ce3">
            <text:p>16/03/2016</text:p>
          </table:table-cell>
          <table:table-cell office:value-type="date" office:date-value="2019-03-11T00:00:00" table:style-name="ce3">
            <text:p>11/03/2019</text:p>
          </table:table-cell>
          <table:table-cell office:value-type="date" office:date-value="2022-03-11T00:00:00" table:style-name="ce3">
            <text:p>11/03/2022</text:p>
          </table:table-cell>
          <table:table-cell office:value-type="float" office:value="27000" table:style-name="ce4">
            <text:p>R$ 27.000,00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Superintendência do Ibama no Estado de Minas Gerais</text:p>
          </table:table-cell>
          <table:table-cell office:value-type="string" table:style-name="ce1">
            <text:p>NÚCLEO DE ARRECADAÇÃO - MG</text:p>
          </table:table-cell>
          <table:table-cell office:value-type="string" table:style-name="ce1">
            <text:p>MG</text:p>
          </table:table-cell>
          <table:table-cell office:value-type="date" office:date-value="2019-03-15T00:00:00" table:style-name="ce3">
            <text:p>15/03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554.000033/2016-94</text:p>
          </table:table-cell>
          <table:table-cell office:value-type="float" office:value="8179695" table:style-name="ce2">
            <text:p>8179695</text:p>
          </table:table-cell>
          <table:table-cell office:value-type="string" table:style-name="ce1">
            <text:p>904531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anaina dos Santos Braga</text:p>
          </table:table-cell>
          <table:table-cell office:value-type="string" table:style-name="ce1">
            <text:p>7730032767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6-06-02T00:00:00" table:style-name="ce3">
            <text:p>02/06/2016</text:p>
          </table:table-cell>
          <table:table-cell office:value-type="date" office:date-value="2016-06-03T00:00:00" table:style-name="ce3">
            <text:p>03/06/2016</text:p>
          </table:table-cell>
          <table:table-cell office:value-type="date" office:date-value="2019-02-11T00:00:00" table:style-name="ce3">
            <text:p>11/02/2019</text:p>
          </table:table-cell>
          <table:table-cell office:value-type="date" office:date-value="2022-02-11T00:00:00" table:style-name="ce3">
            <text:p>11/02/2022</text:p>
          </table:table-cell>
          <table:table-cell office:value-type="float" office:value="10000" table:style-name="ce4">
            <text:p>R$ 10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UNIDADE TÉCNICA DE 2º NÍVEL EM LAVRAS - MG</text:p>
          </table:table-cell>
          <table:table-cell office:value-type="string" table:style-name="ce1">
            <text:p>MG</text:p>
          </table:table-cell>
          <table:table-cell office:value-type="date" office:date-value="2019-05-30T00:00:00" table:style-name="ce3">
            <text:p>30/05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554.100151/2017-82</text:p>
          </table:table-cell>
          <table:table-cell office:value-type="float" office:value="9296853" table:style-name="ce2">
            <text:p>9296853</text:p>
          </table:table-cell>
          <table:table-cell office:value-type="string" table:style-name="ce1">
            <text:p>912053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OSE ABDALA DA SILVA</text:p>
          </table:table-cell>
          <table:table-cell office:value-type="string" table:style-name="ce1">
            <text:p>03964052825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7-06T00:00:00" table:style-name="ce3">
            <text:p>06/07/2017</text:p>
          </table:table-cell>
          <table:table-cell office:value-type="date" office:date-value="2017-07-20T00:00:00" table:style-name="ce3">
            <text:p>20/07/2017</text:p>
          </table:table-cell>
          <table:table-cell office:value-type="date" office:date-value="2019-02-27T00:00:00" table:style-name="ce3">
            <text:p>27/02/2019</text:p>
          </table:table-cell>
          <table:table-cell office:value-type="date" office:date-value="2022-02-27T00:00:00" table:style-name="ce3">
            <text:p>27/02/2022</text:p>
          </table:table-cell>
          <table:table-cell office:value-type="float" office:value="350000" table:style-name="ce4">
            <text:p>R$ 350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SUPERINTENDÊNCIA DO IBAMA NO ESTADO DE MINAS GERAIS</text:p>
          </table:table-cell>
          <table:table-cell office:value-type="string" table:style-name="ce1">
            <text:p>MG</text:p>
          </table:table-cell>
          <table:table-cell office:value-type="date" office:date-value="2022-02-16T00:00:00" table:style-name="ce3">
            <text:p>16/02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560.000017/2017-01</text:p>
          </table:table-cell>
          <table:table-cell office:value-type="float" office:value="9215577" table:style-name="ce2">
            <text:p>9215577</text:p>
          </table:table-cell>
          <table:table-cell office:value-type="string" table:style-name="ce1">
            <text:p>912421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nderson de Almeida Genelhud</text:p>
          </table:table-cell>
          <table:table-cell office:value-type="string" table:style-name="ce1">
            <text:p>8917142028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7-03-09T00:00:00" table:style-name="ce3">
            <text:p>09/03/2017</text:p>
          </table:table-cell>
          <table:table-cell office:value-type="date" office:date-value="2017-03-29T00:00:00" table:style-name="ce3">
            <text:p>29/03/2017</text:p>
          </table:table-cell>
          <table:table-cell office:value-type="date" office:date-value="2019-04-24T00:00:00" table:style-name="ce3">
            <text:p>24/04/2019</text:p>
          </table:table-cell>
          <table:table-cell office:value-type="date" office:date-value="2022-04-24T00:00:00" table:style-name="ce3">
            <text:p>24/04/2022</text:p>
          </table:table-cell>
          <table:table-cell office:value-type="float" office:value="13500" table:style-name="ce4">
            <text:p>R$ 13.5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TECNICO SETORIAL DESCENTRALIZADO DE INSTRUÇÃO PROCESSUAL DE AUTOS DE INFRAÇÃO - RO</text:p>
          </table:table-cell>
          <table:table-cell office:value-type="string" table:style-name="ce1">
            <text:p>RO</text:p>
          </table:table-cell>
          <table:table-cell office:value-type="date" office:date-value="2019-05-06T00:00:00" table:style-name="ce3">
            <text:p>06/05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560.000057/2015-83</text:p>
          </table:table-cell>
          <table:table-cell office:value-type="float" office:value="7492541" table:style-name="ce2">
            <text:p>7492541</text:p>
          </table:table-cell>
          <table:table-cell office:value-type="string" table:style-name="ce1">
            <text:p>113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.L.M.CASSINI-ME</text:p>
          </table:table-cell>
          <table:table-cell office:value-type="string" table:style-name="ce1">
            <text:p>11750679000152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5-08-19T00:00:00" table:style-name="ce3">
            <text:p>19/08/2015</text:p>
          </table:table-cell>
          <table:table-cell office:value-type="date" office:date-value="2017-01-10T00:00:00" table:style-name="ce3">
            <text:p>10/01/2017</text:p>
          </table:table-cell>
          <table:table-cell office:value-type="date" office:date-value="2019-04-30T00:00:00" table:style-name="ce3">
            <text:p>30/04/2019</text:p>
          </table:table-cell>
          <table:table-cell office:value-type="date" office:date-value="2022-04-30T00:00:00" table:style-name="ce3">
            <text:p>30/04/2022</text:p>
          </table:table-cell>
          <table:table-cell office:value-type="float" office:value="27315" table:style-name="ce4">
            <text:p>R$ 27.315,00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Superintendência do Ibama no Estado do Pará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1-09-01T00:00:00" table:style-name="ce3">
            <text:p>01/09/2021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566.000020/2013-33</text:p>
          </table:table-cell>
          <table:table-cell office:value-type="float" office:value="6549021" table:style-name="ce2">
            <text:p>6549021</text:p>
          </table:table-cell>
          <table:table-cell office:value-type="string" table:style-name="ce1">
            <text:p>555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GERÔNIMO FERREIRA DE SOUZA</text:p>
          </table:table-cell>
          <table:table-cell office:value-type="string" table:style-name="ce1">
            <text:p>06567398604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e impug./defesa</text:p>
          </table:table-cell>
          <table:table-cell office:value-type="date" office:date-value="2014-08-27T00:00:00" table:style-name="ce3">
            <text:p>27/08/2014</text:p>
          </table:table-cell>
          <table:table-cell office:value-type="date" office:date-value="2014-09-16T00:00:00" table:style-name="ce3">
            <text:p>16/09/2014</text:p>
          </table:table-cell>
          <table:table-cell office:value-type="date" office:date-value="2019-01-16T00:00:00" table:style-name="ce3">
            <text:p>16/01/2019</text:p>
          </table:table-cell>
          <table:table-cell office:value-type="date" office:date-value="2022-01-16T00:00:00" table:style-name="ce3">
            <text:p>16/01/2022</text:p>
          </table:table-cell>
          <table:table-cell office:value-type="float" office:value="5000" table:style-name="ce4">
            <text:p>R$ 5.000,00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Superintendência do Ibama no Estado de Minas Gerais</text:p>
          </table:table-cell>
          <table:table-cell office:value-type="string" table:style-name="ce1">
            <text:p>SUPERINTENDÊNCIA DO IBAMA NO ESTADO DE MINAS GERAIS</text:p>
          </table:table-cell>
          <table:table-cell office:value-type="string" table:style-name="ce1">
            <text:p>MG</text:p>
          </table:table-cell>
          <table:table-cell office:value-type="date" office:date-value="2019-01-17T00:00:00" table:style-name="ce3">
            <text:p>17/01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566.000081/2013-09</text:p>
          </table:table-cell>
          <table:table-cell office:value-type="float" office:value="6372416" table:style-name="ce2">
            <text:p>6372416</text:p>
          </table:table-cell>
          <table:table-cell office:value-type="string" table:style-name="ce1">
            <text:p>623140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ELIO CERSO CACHOEIRA</text:p>
          </table:table-cell>
          <table:table-cell office:value-type="string" table:style-name="ce1">
            <text:p>5202449062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3-12-19T00:00:00" table:style-name="ce3">
            <text:p>19/12/2013</text:p>
          </table:table-cell>
          <table:table-cell office:value-type="date" office:date-value="2018-02-02T00:00:00" table:style-name="ce3">
            <text:p>02/02/2018</text:p>
          </table:table-cell>
          <table:table-cell office:value-type="date" office:date-value="2019-03-07T00:00:00" table:style-name="ce3">
            <text:p>07/03/2019</text:p>
          </table:table-cell>
          <table:table-cell office:value-type="date" office:date-value="2022-03-07T00:00:00" table:style-name="ce3">
            <text:p>07/03/2022</text:p>
          </table:table-cell>
          <table:table-cell office:value-type="float" office:value="133527" table:style-name="ce4">
            <text:p>R$ 133.527,00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Superintendência do Ibama no Estado de Minas Gerais</text:p>
          </table:table-cell>
          <table:table-cell office:value-type="string" table:style-name="ce1">
            <text:p>NÚCLEO DE ARRECADAÇÃO - MG</text:p>
          </table:table-cell>
          <table:table-cell office:value-type="string" table:style-name="ce1">
            <text:p>MG</text:p>
          </table:table-cell>
          <table:table-cell office:value-type="date" office:date-value="2021-12-01T00:00:00" table:style-name="ce3">
            <text:p>01/12/2021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567.000002/2016-94</text:p>
          </table:table-cell>
          <table:table-cell office:value-type="float" office:value="7578137" table:style-name="ce2">
            <text:p>7578137</text:p>
          </table:table-cell>
          <table:table-cell office:value-type="string" table:style-name="ce1">
            <text:p>904469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EANDRO GUIMARAES SUGUIKAWA</text:p>
          </table:table-cell>
          <table:table-cell office:value-type="string" table:style-name="ce1">
            <text:p>0031686710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o recurso</text:p>
          </table:table-cell>
          <table:table-cell office:value-type="date" office:date-value="2015-12-02T00:00:00" table:style-name="ce3">
            <text:p>02/12/2015</text:p>
          </table:table-cell>
          <table:table-cell office:value-type="date" office:date-value="2017-03-14T00:00:00" table:style-name="ce3">
            <text:p>14/03/2017</text:p>
          </table:table-cell>
          <table:table-cell office:value-type="date" office:date-value="2019-06-06T00:00:00" table:style-name="ce3">
            <text:p>06/06/2019</text:p>
          </table:table-cell>
          <table:table-cell office:value-type="date" office:date-value="2022-06-06T00:00:00" table:style-name="ce3">
            <text:p>06/06/2022</text:p>
          </table:table-cell>
          <table:table-cell office:value-type="float" office:value="2000" table:style-name="ce4">
            <text:p>R$ 2.000,00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Gerência Executiva do Ibama em Barra do Garças/MT</text:p>
          </table:table-cell>
          <table:table-cell office:value-type="string" table:style-name="ce1">
            <text:p>UNIDADE TÉCNICA DE 1º NÍVEL EM BARRA DO GARÇAS - MT</text:p>
          </table:table-cell>
          <table:table-cell office:value-type="string" table:style-name="ce1">
            <text:p>MT</text:p>
          </table:table-cell>
          <table:table-cell office:value-type="date" office:date-value="2019-06-06T00:00:00" table:style-name="ce3">
            <text:p>06/06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567.000193/2013-41</text:p>
          </table:table-cell>
          <table:table-cell office:value-type="float" office:value="5655536" table:style-name="ce2">
            <text:p>5655536</text:p>
          </table:table-cell>
          <table:table-cell office:value-type="string" table:style-name="ce1">
            <text:p>654385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ubens Aparecido Amaral</text:p>
          </table:table-cell>
          <table:table-cell office:value-type="string" table:style-name="ce1">
            <text:p>02097735886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3-11-06T00:00:00" table:style-name="ce3">
            <text:p>06/11/2013</text:p>
          </table:table-cell>
          <table:table-cell office:value-type="date" office:date-value="2017-11-21T00:00:00" table:style-name="ce3">
            <text:p>21/11/2017</text:p>
          </table:table-cell>
          <table:table-cell office:value-type="date" office:date-value="2019-02-14T00:00:00" table:style-name="ce3">
            <text:p>14/02/2019</text:p>
          </table:table-cell>
          <table:table-cell office:value-type="date" office:date-value="2022-02-14T00:00:00" table:style-name="ce3">
            <text:p>14/02/2022</text:p>
          </table:table-cell>
          <table:table-cell office:value-type="float" office:value="9180" table:style-name="ce4">
            <text:p>R$ 9.180,00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Unidade Técnica Nível 1 em Barra do Garça/MT</text:p>
          </table:table-cell>
          <table:table-cell office:value-type="string" table:style-name="ce1">
            <text:p>UNIDADE TÉCNICA DE 1º NÍVEL EM BARRA DO GARÇAS - MT</text:p>
          </table:table-cell>
          <table:table-cell office:value-type="string" table:style-name="ce1">
            <text:p>MT</text:p>
          </table:table-cell>
          <table:table-cell office:value-type="date" office:date-value="2019-02-14T00:00:00" table:style-name="ce3">
            <text:p>14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567.000792/2011-01</text:p>
          </table:table-cell>
          <table:table-cell office:value-type="float" office:value="3977536" table:style-name="ce2">
            <text:p>3977536</text:p>
          </table:table-cell>
          <table:table-cell office:value-type="string" table:style-name="ce1">
            <text:p>48935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TAIDE SANDOVAL MOREIRA</text:p>
          </table:table-cell>
          <table:table-cell office:value-type="string" table:style-name="ce1">
            <text:p>1559539089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I notif. via edital, p/aleg. finais</text:p>
          </table:table-cell>
          <table:table-cell office:value-type="date" office:date-value="2011-10-19T00:00:00" table:style-name="ce3">
            <text:p>19/10/2011</text:p>
          </table:table-cell>
          <table:table-cell office:value-type="date" office:date-value="2016-01-29T00:00:00" table:style-name="ce3">
            <text:p>29/01/2016</text:p>
          </table:table-cell>
          <table:table-cell office:value-type="date" office:date-value="2022-01-19T00:00:00" table:style-name="ce3">
            <text:p>19/01/2022</text:p>
          </table:table-cell>
          <table:table-cell office:value-type="date" office:date-value="2022-01-18T00:00:00" table:style-name="ce3">
            <text:p>18/01/2022</text:p>
          </table:table-cell>
          <table:table-cell office:value-type="float" office:value="500000" table:style-name="ce4">
            <text:p>R$ 500.000,00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Gerência Executiva do Ibama em Barra do Garças/MT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1-21T00:00:00" table:style-name="ce3">
            <text:p>21/01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567.000793/2011-48</text:p>
          </table:table-cell>
          <table:table-cell office:value-type="float" office:value="3927953" table:style-name="ce2">
            <text:p>3927953</text:p>
          </table:table-cell>
          <table:table-cell office:value-type="string" table:style-name="ce1">
            <text:p>48935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TAIDE SANDOVAL MOREIRA</text:p>
          </table:table-cell>
          <table:table-cell office:value-type="string" table:style-name="ce1">
            <text:p>1559539089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I notif. via edital, p/aleg. finais</text:p>
          </table:table-cell>
          <table:table-cell office:value-type="date" office:date-value="2011-10-19T00:00:00" table:style-name="ce3">
            <text:p>19/10/2011</text:p>
          </table:table-cell>
          <table:table-cell office:value-type="date" office:date-value="2016-01-29T00:00:00" table:style-name="ce3">
            <text:p>29/01/2016</text:p>
          </table:table-cell>
          <table:table-cell office:value-type="date" office:date-value="2022-06-15T00:00:00" table:style-name="ce3">
            <text:p>15/06/2022</text:p>
          </table:table-cell>
          <table:table-cell office:value-type="date" office:date-value="2022-01-21T00:00:00" table:style-name="ce3">
            <text:p>21/01/2022</text:p>
          </table:table-cell>
          <table:table-cell office:value-type="float" office:value="3160000" table:style-name="ce4">
            <text:p>R$ 3.160.000,00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Gerência Executiva do Ibama em Barra do Garças/MT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6-15T00:00:00" table:style-name="ce3">
            <text:p>15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577.000090/2014-43</text:p>
          </table:table-cell>
          <table:table-cell office:value-type="float" office:value="6482688" table:style-name="ce2">
            <text:p>6482688</text:p>
          </table:table-cell>
          <table:table-cell office:value-type="string" table:style-name="ce1">
            <text:p>906247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OAQUIM MATIAS DA SILVA</text:p>
          </table:table-cell>
          <table:table-cell office:value-type="string" table:style-name="ce1">
            <text:p>6512865642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guardando pagto/rec.</text:p>
          </table:table-cell>
          <table:table-cell office:value-type="date" office:date-value="2014-06-22T00:00:00" table:style-name="ce3">
            <text:p>22/06/2014</text:p>
          </table:table-cell>
          <table:table-cell office:value-type="date" office:date-value="2017-08-07T00:00:00" table:style-name="ce3">
            <text:p>07/08/2017</text:p>
          </table:table-cell>
          <table:table-cell office:value-type="date" office:date-value="2019-03-11T00:00:00" table:style-name="ce3">
            <text:p>11/03/2019</text:p>
          </table:table-cell>
          <table:table-cell office:value-type="date" office:date-value="2022-03-11T00:00:00" table:style-name="ce3">
            <text:p>11/03/2022</text:p>
          </table:table-cell>
          <table:table-cell office:value-type="float" office:value="2625" table:style-name="ce4">
            <text:p>R$ 2.625,00</text:p>
          </table:table-cell>
          <table:table-cell office:value-type="string" table:style-name="ce1">
            <text:p>RN</text:p>
          </table:table-cell>
          <table:table-cell office:value-type="string" table:style-name="ce1">
            <text:p>Superintendência do Ibama no Estado do Rio Grande do Norte</text:p>
          </table:table-cell>
          <table:table-cell office:value-type="string" table:style-name="ce1">
            <text:p>UNIDADE TÉCNICA DE 2º NÍVEL EM MOSSORÓ - RN</text:p>
          </table:table-cell>
          <table:table-cell office:value-type="string" table:style-name="ce1">
            <text:p>RN</text:p>
          </table:table-cell>
          <table:table-cell office:value-type="date" office:date-value="2019-03-11T00:00:00" table:style-name="ce3">
            <text:p>11/03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581.000081/2019-06</text:p>
          </table:table-cell>
          <table:table-cell office:value-type="float" office:value="11187718" table:style-name="ce2">
            <text:p>11187718</text:p>
          </table:table-cell>
          <table:table-cell office:value-type="string" table:style-name="ce1">
            <text:p>918635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NELSON SANTOS CAMARGO</text:p>
          </table:table-cell>
          <table:table-cell office:value-type="string" table:style-name="ce1">
            <text:p>62830643291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9-03-25T00:00:00" table:style-name="ce3">
            <text:p>25/03/2019</text:p>
          </table:table-cell>
          <table:table-cell office:value-type="date" office:date-value="2019-03-28T00:00:00" table:style-name="ce3">
            <text:p>28/03/2019</text:p>
          </table:table-cell>
          <table:table-cell office:value-type="date" office:date-value="2022-04-20T00:00:00" table:style-name="ce3">
            <text:p>20/04/2022</text:p>
          </table:table-cell>
          <table:table-cell office:value-type="date" office:date-value="2022-04-16T00:00:00" table:style-name="ce3">
            <text:p>16/04/2022</text:p>
          </table:table-cell>
          <table:table-cell office:value-type="float" office:value="635000" table:style-name="ce4">
            <text:p>R$ 635.0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NÚCLEO DE FISCALIZAÇÃO - RO</text:p>
          </table:table-cell>
          <table:table-cell office:value-type="string" table:style-name="ce1">
            <text:p>RO</text:p>
          </table:table-cell>
          <table:table-cell office:value-type="date" office:date-value="2022-04-20T00:00:00" table:style-name="ce3">
            <text:p>20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601.000018/2015-52</text:p>
          </table:table-cell>
          <table:table-cell office:value-type="float" office:value="7343045" table:style-name="ce2">
            <text:p>7343045</text:p>
          </table:table-cell>
          <table:table-cell office:value-type="string" table:style-name="ce1">
            <text:p>904543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FRANCINALDO DA SILVA</text:p>
          </table:table-cell>
          <table:table-cell office:value-type="string" table:style-name="ce1">
            <text:p>56114702115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e impug./defesa</text:p>
          </table:table-cell>
          <table:table-cell office:value-type="date" office:date-value="2015-03-06T00:00:00" table:style-name="ce3">
            <text:p>06/03/2015</text:p>
          </table:table-cell>
          <table:table-cell office:value-type="date" office:date-value="2015-04-28T00:00:00" table:style-name="ce3">
            <text:p>28/04/2015</text:p>
          </table:table-cell>
          <table:table-cell office:value-type="date" office:date-value="2022-04-14T00:00:00" table:style-name="ce3">
            <text:p>14/04/2022</text:p>
          </table:table-cell>
          <table:table-cell office:value-type="date" office:date-value="2022-04-10T00:00:00" table:style-name="ce3">
            <text:p>10/04/2022</text:p>
          </table:table-cell>
          <table:table-cell office:value-type="float" office:value="1500" table:style-name="ce4">
            <text:p>R$ 1.500,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uperintendência do Ibama no Estado da Bahia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4-14T00:00:00" table:style-name="ce3">
            <text:p>14/04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601.000021/2018-19</text:p>
          </table:table-cell>
          <table:table-cell office:value-type="float" office:value="9629999" table:style-name="ce2">
            <text:p>9629999</text:p>
          </table:table-cell>
          <table:table-cell office:value-type="string" table:style-name="ce1">
            <text:p>919231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P. ELIZA MATTIA - EPP</text:p>
          </table:table-cell>
          <table:table-cell office:value-type="string" table:style-name="ce1">
            <text:p>16875482000163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P/homolog./prazo de def.</text:p>
          </table:table-cell>
          <table:table-cell office:value-type="date" office:date-value="2018-03-05T00:00:00" table:style-name="ce3">
            <text:p>05/03/2018</text:p>
          </table:table-cell>
          <table:table-cell office:value-type="date" office:date-value="2018-03-06T00:00:00" table:style-name="ce3">
            <text:p>06/03/2018</text:p>
          </table:table-cell>
          <table:table-cell office:value-type="date" office:date-value="2022-02-17T00:00:00" table:style-name="ce3">
            <text:p>17/02/2022</text:p>
          </table:table-cell>
          <table:table-cell office:value-type="date" office:date-value="2022-01-18T00:00:00" table:style-name="ce3">
            <text:p>18/01/2022</text:p>
          </table:table-cell>
          <table:table-cell office:value-type="float" office:value="9300" table:style-name="ce4">
            <text:p>R$ 9.300,00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Instituto Brasileiro do Meio Ambiente e dos Recursos Naturais Renováveis</text:p>
          </table:table-cell>
          <table:table-cell office:value-type="string" table:style-name="ce1">
            <text:p>UNIDADE TÉCNICA DE 2º NÍVEL EM JUAZEIRO - BA</text:p>
          </table:table-cell>
          <table:table-cell office:value-type="string" table:style-name="ce1">
            <text:p>BA</text:p>
          </table:table-cell>
          <table:table-cell office:value-type="date" office:date-value="2022-02-17T00:00:00" table:style-name="ce3">
            <text:p>17/02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603.000037/2014-88</text:p>
          </table:table-cell>
          <table:table-cell office:value-type="float" office:value="6388627" table:style-name="ce2">
            <text:p>6388627</text:p>
          </table:table-cell>
          <table:table-cell office:value-type="string" table:style-name="ce1">
            <text:p>823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IRENE PACHECO BOSS</text:p>
          </table:table-cell>
          <table:table-cell office:value-type="string" table:style-name="ce1">
            <text:p>89752643949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o recurso</text:p>
          </table:table-cell>
          <table:table-cell office:value-type="date" office:date-value="2014-03-28T00:00:00" table:style-name="ce3">
            <text:p>28/03/2014</text:p>
          </table:table-cell>
          <table:table-cell office:value-type="date" office:date-value="2016-05-13T00:00:00" table:style-name="ce3">
            <text:p>13/05/2016</text:p>
          </table:table-cell>
          <table:table-cell office:value-type="date" office:date-value="2019-04-25T00:00:00" table:style-name="ce3">
            <text:p>25/04/2019</text:p>
          </table:table-cell>
          <table:table-cell office:value-type="date" office:date-value="2022-04-25T00:00:00" table:style-name="ce3">
            <text:p>25/04/2022</text:p>
          </table:table-cell>
          <table:table-cell office:value-type="float" office:value="52500" table:style-name="ce4">
            <text:p>R$ 52.500,00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Superintendência do Ibama no Estado do Paraná</text:p>
          </table:table-cell>
          <table:table-cell office:value-type="string" table:style-name="ce1">
            <text:p>NÚCLEO DE BIODIVERSIDADE E FLORESTAS - PR</text:p>
          </table:table-cell>
          <table:table-cell office:value-type="string" table:style-name="ce1">
            <text:p>PR</text:p>
          </table:table-cell>
          <table:table-cell office:value-type="date" office:date-value="2020-08-05T00:00:00" table:style-name="ce3">
            <text:p>05/08/2020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610.000058/2015-95</text:p>
          </table:table-cell>
          <table:table-cell office:value-type="float" office:value="8181388" table:style-name="ce2">
            <text:p>8181388</text:p>
          </table:table-cell>
          <table:table-cell office:value-type="string" table:style-name="ce1">
            <text:p>90547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ORGE SEIF</text:p>
          </table:table-cell>
          <table:table-cell office:value-type="string" table:style-name="ce1">
            <text:p>2990228276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I notif. via edital, p/aleg. finais</text:p>
          </table:table-cell>
          <table:table-cell office:value-type="date" office:date-value="2015-11-30T00:00:00" table:style-name="ce3">
            <text:p>30/11/2015</text:p>
          </table:table-cell>
          <table:table-cell office:value-type="date" office:date-value="2017-12-11T00:00:00" table:style-name="ce3">
            <text:p>11/12/2017</text:p>
          </table:table-cell>
          <table:table-cell office:value-type="date" office:date-value="2022-05-16T00:00:00" table:style-name="ce3">
            <text:p>16/05/2022</text:p>
          </table:table-cell>
          <table:table-cell office:value-type="date" office:date-value="2022-01-21T00:00:00" table:style-name="ce3">
            <text:p>21/01/2022</text:p>
          </table:table-cell>
          <table:table-cell office:value-type="float" office:value="30700" table:style-name="ce4">
            <text:p>R$ 30.700,00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NUIP em Florianópolis/SC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5-16T00:00:00" table:style-name="ce3">
            <text:p>16/05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615.000038/2014-93</text:p>
          </table:table-cell>
          <table:table-cell office:value-type="float" office:value="6404050" table:style-name="ce2">
            <text:p>6404050</text:p>
          </table:table-cell>
          <table:table-cell office:value-type="string" table:style-name="ce1">
            <text:p>459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dson Luis Quatrin Gomes</text:p>
          </table:table-cell>
          <table:table-cell office:value-type="string" table:style-name="ce1">
            <text:p>5326346400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o recurso</text:p>
          </table:table-cell>
          <table:table-cell office:value-type="date" office:date-value="2014-04-10T00:00:00" table:style-name="ce3">
            <text:p>10/04/2014</text:p>
          </table:table-cell>
          <table:table-cell office:value-type="date" office:date-value="2019-02-20T00:00:00" table:style-name="ce3">
            <text:p>20/02/2019</text:p>
          </table:table-cell>
          <table:table-cell office:value-type="date" office:date-value="2019-02-22T00:00:00" table:style-name="ce3">
            <text:p>22/02/2019</text:p>
          </table:table-cell>
          <table:table-cell office:value-type="date" office:date-value="2022-02-22T00:00:00" table:style-name="ce3">
            <text:p>22/02/2022</text:p>
          </table:table-cell>
          <table:table-cell office:value-type="float" office:value="5500" table:style-name="ce4">
            <text:p>R$ 5.500,00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Superintendência do Ibama no Estado do Rio Grande do Sul</text:p>
          </table:table-cell>
          <table:table-cell office:value-type="string" table:style-name="ce1">
            <text:p>SUPERINTENDÊNCIA DO IBAMA NO ESTADO <text:s/>DO RIO GRANDE DO SUL</text:p>
          </table:table-cell>
          <table:table-cell office:value-type="string" table:style-name="ce1">
            <text:p>RS</text:p>
          </table:table-cell>
          <table:table-cell office:value-type="date" office:date-value="2019-02-22T00:00:00" table:style-name="ce3">
            <text:p>22/02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615.100374/2017-88</text:p>
          </table:table-cell>
          <table:table-cell office:value-type="float" office:value="9366058" table:style-name="ce2">
            <text:p>9366058</text:p>
          </table:table-cell>
          <table:table-cell office:value-type="string" table:style-name="ce1">
            <text:p>914136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GEFER COMERCIO E CEREAIS LTDA</text:p>
          </table:table-cell>
          <table:table-cell office:value-type="string" table:style-name="ce1">
            <text:p>08823343000168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e impug./defesa</text:p>
          </table:table-cell>
          <table:table-cell office:value-type="date" office:date-value="2017-10-23T00:00:00" table:style-name="ce3">
            <text:p>23/10/2017</text:p>
          </table:table-cell>
          <table:table-cell office:value-type="date" office:date-value="2017-11-13T00:00:00" table:style-name="ce3">
            <text:p>13/11/2017</text:p>
          </table:table-cell>
          <table:table-cell office:value-type="date" office:date-value="2022-06-10T00:00:00" table:style-name="ce3">
            <text:p>10/06/2022</text:p>
          </table:table-cell>
          <table:table-cell office:value-type="date" office:date-value="2022-05-30T00:00:00" table:style-name="ce3">
            <text:p>30/05/2022</text:p>
          </table:table-cell>
          <table:table-cell office:value-type="float" office:value="150500" table:style-name="ce4">
            <text:p>R$ 150.500,00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Superintendência do Ibama no Estado do Rio Grande do Sul</text:p>
          </table:table-cell>
          <table:table-cell office:value-type="string" table:style-name="ce1">
            <text:p>GRUPO NACIONAL DE PREPARAÇÃO</text:p>
          </table:table-cell>
          <table:table-cell office:value-type="string" table:style-name="ce1">
            <text:p>-</text:p>
          </table:table-cell>
          <table:table-cell office:value-type="date" office:date-value="2022-06-10T00:00:00" table:style-name="ce3">
            <text:p>10/06/2022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2618.000190/2014-46</text:p>
          </table:table-cell>
          <table:table-cell office:value-type="float" office:value="6501521" table:style-name="ce2">
            <text:p>6501521</text:p>
          </table:table-cell>
          <table:table-cell office:value-type="string" table:style-name="ce1">
            <text:p>907452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Paulo Cezar Squizani</text:p>
          </table:table-cell>
          <table:table-cell office:value-type="string" table:style-name="ce1">
            <text:p>57505489020</text:p>
          </table:table-cell>
          <table:table-cell office:value-type="string" table:style-name="ce1">
            <text:p>Risco de Prescrição</text:p>
          </table:table-cell>
          <table:table-cell office:value-type="string" table:style-name="ce1">
            <text:p>An. admis/mérito do rec. de ofício</text:p>
          </table:table-cell>
          <table:table-cell office:value-type="date" office:date-value="2014-07-14T00:00:00" table:style-name="ce3">
            <text:p>14/07/2014</text:p>
          </table:table-cell>
          <table:table-cell office:value-type="date" office:date-value="2019-01-02T00:00:00" table:style-name="ce3">
            <text:p>02/01/2019</text:p>
          </table:table-cell>
          <table:table-cell office:value-type="date" office:date-value="2019-01-02T00:00:00" table:style-name="ce3">
            <text:p>02/01/2019</text:p>
          </table:table-cell>
          <table:table-cell office:value-type="date" office:date-value="2022-01-02T00:00:00" table:style-name="ce3">
            <text:p>02/01/2022</text:p>
          </table:table-cell>
          <table:table-cell office:value-type="float" office:value="25250" table:style-name="ce4">
            <text:p>R$ 25.250,00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Superintendência do Ibama no Estado do Rio Grande do Sul</text:p>
          </table:table-cell>
          <table:table-cell office:value-type="string" table:style-name="ce1">
            <text:p>SUPERINTENDÊNCIA DO IBAMA NO ESTADO <text:s/>DO RIO GRANDE DO SUL</text:p>
          </table:table-cell>
          <table:table-cell office:value-type="string" table:style-name="ce1">
            <text:p>RS</text:p>
          </table:table-cell>
          <table:table-cell office:value-type="date" office:date-value="2019-01-02T00:00:00" table:style-name="ce3">
            <text:p>02/01/2019</text:p>
          </table:table-cell>
          <table:table-cell office:value-type="string" table:style-name="ce1">
            <text:p>SEI</text:p>
          </table:table-cell>
          <table:table-cell table:number-columns-repeated="16365"/>
        </table:table-row>
        <table:table-row table:number-rows-repeated="1047957" table:style-name="ro1">
          <table:table-cell table:number-columns-repeated="16384"/>
        </table:table-row>
      </table:table>
      <table:database-ranges>
        <table:database-range table:target-range-address="Sheet1.A1:Sheet1.T619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0" number:min-decimal-places="0" number:min-integer-digits="0"/>
    </number:number-style>
    <number:date-style style:name="N37">
      <number:day number:style="long"/>
      <number:text>/</number:text>
      <number:month number:style="long"/>
      <number:text>/</number:text>
      <number:year number:style="long"/>
    </number:date-style>
    <number:number-style style:name="N38P0">
      <number:text>R$ </number:text>
      <number:number number:decimal-places="2" number:min-decimal-places="2" number:min-integer-digits="1" number:grouping="true"/>
    </number:number-style>
    <number:number-style style:name="N38">
      <number:text>-R$ </number:text>
      <number:number number:decimal-places="2" number:min-decimal-places="2" number:min-integer-digits="1" number:grouping="true"/>
      <style:map style:condition="value()&gt;=0" style:apply-style-name="N3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/>
    <dc:creator>Gustavo Victer</dc:creator>
    <meta:creation-date>2022-06-20T09:24:18Z</meta:creation-date>
    <dc:date>2022-06-20T12:39:41Z</dc:date>
  </office:meta>
</office:document-meta>
</file>